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e3" style:family="table-cell" style:parent-style-name="Default" style:data-style-name="N0"/>
    <style:style style:name="ce4" style:family="table-cell" style:parent-style-name="Default" style:data-style-name="N15"/>
    <style:style style:name="ce5" style:family="table-cell" style:parent-style-name="Default" style:data-style-name="N0">
      <style:table-cell-properties fo:background-color="#FBE4D5"/>
    </style:style>
    <style:style style:name="ce6" style:family="table-cell" style:parent-style-name="Default" style:data-style-name="N15">
      <style:table-cell-properties fo:background-color="#FBE4D5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8" table:default-cell-style-name="ce7"/>
        <table:table-column table:style-name="co3" table:number-columns-repeated="16373" table:default-cell-style-name="ce1"/>
        <table:table-row table:style-name="ro1">
          <table:table-cell office:value-type="string" table:style-name="ce1">
            <text:p>TOA5</text:p>
          </table:table-cell>
          <table:table-cell table:style-name="ce1"/>
          <table:table-cell office:value-type="string" table:style-name="ce1">
            <text:p>CR3000</text:p>
          </table:table-cell>
          <table:table-cell office:value-type="float" office:value="1992" table:style-name="ce5">
            <text:p>1992</text:p>
          </table:table-cell>
          <table:table-cell office:value-type="string" table:style-name="ce1">
            <text:p>CR3000.Std.27</text:p>
          </table:table-cell>
          <table:table-cell office:value-type="string" table:style-name="ce1">
            <text:p>CPU:weather2.CR3</text:p>
          </table:table-cell>
          <table:table-cell office:value-type="float" office:value="16826" table:style-name="ce1">
            <text:p>16826</text:p>
          </table:table-cell>
          <table:table-cell office:value-type="string" table:style-name="ce5">
            <text:p>Table2</text:p>
          </table:table-cell>
          <table:table-cell table:number-columns-repeated="3" table:style-name="ce5"/>
          <table:table-cell table:number-columns-repeated="16373" table:style-name="ce1"/>
        </table:table-row>
        <table:table-row table:style-name="ro1"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Rain_mm_Tot</text:p>
          </table:table-cell>
          <table:table-cell office:value-type="string" table:style-name="ce5">
            <text:p>SWIN_Avg</text:p>
          </table:table-cell>
          <table:table-cell office:value-type="string" table:style-name="ce1">
            <text:p>SWOut_Avg</text:p>
          </table:table-cell>
          <table:table-cell office:value-type="string" table:style-name="ce1">
            <text:p>SlrW_Avg</text:p>
          </table:table-cell>
          <table:table-cell office:value-type="string" table:style-name="ce1">
            <text:p>SlrMJ_Tot</text:p>
          </table:table-cell>
          <table:table-cell office:value-type="string" table:style-name="ce5">
            <text:p>SlrMJKZ_Tot</text:p>
          </table:table-cell>
          <table:table-cell office:value-type="string" table:style-name="ce5">
            <text:p>WS_ms_Avg</text:p>
          </table:table-cell>
          <table:table-cell office:value-type="string" table:style-name="ce5">
            <text:p>AirTC_Avg</text:p>
          </table:table-cell>
          <table:table-cell office:value-type="string" table:style-name="ce5">
            <text:p>RH</text:p>
          </table:table-cell>
          <table:table-cell office:value-type="string" table:style-name="ce1">
            <text:p>ETo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S</text:p>
          </table:table-cell>
          <table:table-cell table:style-name="ce1"/>
          <table:table-cell office:value-type="string" table:style-name="ce1">
            <text:p>mm</text:p>
          </table:table-cell>
          <table:table-cell office:value-type="string" table:style-name="ce5">
            <text:p>W/m^2</text:p>
          </table:table-cell>
          <table:table-cell office:value-type="string" table:style-name="ce1">
            <text:p>W/m^2</text:p>
          </table:table-cell>
          <table:table-cell office:value-type="string" table:style-name="ce1">
            <text:p>W/m^2</text:p>
          </table:table-cell>
          <table:table-cell office:value-type="string" table:style-name="ce1">
            <text:p>MJ/m^2</text:p>
          </table:table-cell>
          <table:table-cell office:value-type="string" table:style-name="ce5">
            <text:p>MJ/m^2</text:p>
          </table:table-cell>
          <table:table-cell office:value-type="string" table:style-name="ce5">
            <text:p>meters/second</text:p>
          </table:table-cell>
          <table:table-cell office:value-type="string" table:style-name="ce5">
            <text:p>Deg C</text:p>
          </table:table-cell>
          <table:table-cell office:value-type="string" table:style-name="ce5">
            <text:p>%</text:p>
          </table:table-cell>
          <table:table-cell office:value-type="string" table:style-name="ce7">
            <text:p>mm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Tot</text:p>
          </table:table-cell>
          <table:table-cell office:value-type="string" table:style-name="ce5">
            <text:p>Avg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Tot</text:p>
          </table:table-cell>
          <table:table-cell office:value-type="string" table:style-name="ce5">
            <text:p>Tot</text:p>
          </table:table-cell>
          <table:table-cell office:value-type="string" table:style-name="ce5">
            <text:p>Avg</text:p>
          </table:table-cell>
          <table:table-cell office:value-type="string" table:style-name="ce5">
            <text:p>Avg</text:p>
          </table:table-cell>
          <table:table-cell office:value-type="string" table:style-name="ce5">
            <text:p>Smp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14-07-01T00:00:00" table:style-name="ce2">
            <text:p>7/1/2014 0:00</text:p>
          </table:table-cell>
          <table:table-cell office:value-type="float" office:value="181.9999999999709" table:style-name="ce3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-2.0910000000000002" table:style-name="ce5">
            <text:p>-2.091</text:p>
          </table:table-cell>
          <table:table-cell office:value-type="float" office:value="0.753" table:style-name="ce1">
            <text:p>0.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5282200000000004E-3" table:style-name="ce5">
            <text:p>-0.00752822</text:p>
          </table:table-cell>
          <table:table-cell office:value-type="float" office:value="4.1589999999999998" table:style-name="ce5">
            <text:p>4.159</text:p>
          </table:table-cell>
          <table:table-cell office:value-type="float" office:value="24.54" table:style-name="ce5">
            <text:p>24.54</text:p>
          </table:table-cell>
          <table:table-cell office:value-type="float" office:value="69.97" table:style-name="ce5">
            <text:p>69.97</text:p>
          </table:table-cell>
          <table:table-cell office:value-type="float" office:value="6.3E-2" table:style-name="ce1">
            <text:p>0.063</text:p>
          </table:table-cell>
          <table:table-cell table:number-columns-repeated="16372"/>
        </table:table-row>
        <table:table-row table:style-name="ro1">
          <table:table-cell office:value-type="date" office:date-value="2014-07-01T01:00:00" table:style-name="ce2">
            <text:p>7/1/2014 1:00</text:p>
          </table:table-cell>
          <table:table-cell office:value-type="float" office:value="182.04166666663514" table:style-name="ce3">
            <text:p>182.0416667</text:p>
          </table:table-cell>
          <table:table-cell office:value-type="float" office:value="0" table:style-name="ce1">
            <text:p>0</text:p>
          </table:table-cell>
          <table:table-cell office:value-type="float" office:value="-1.0840000000000001" table:style-name="ce5">
            <text:p>-1.0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9012780000000002E-3" table:style-name="ce5">
            <text:p>-0.003901278</text:p>
          </table:table-cell>
          <table:table-cell office:value-type="float" office:value="4.3650000000000002" table:style-name="ce5">
            <text:p>4.365</text:p>
          </table:table-cell>
          <table:table-cell office:value-type="float" office:value="20.41" table:style-name="ce5">
            <text:p>20.41</text:p>
          </table:table-cell>
          <table:table-cell office:value-type="float" office:value="77.92" table:style-name="ce5">
            <text:p>77.92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72"/>
        </table:table-row>
        <table:table-row table:style-name="ro1">
          <table:table-cell office:value-type="date" office:date-value="2014-07-01T02:00:00" table:style-name="ce2">
            <text:p>7/1/2014 2:00</text:p>
          </table:table-cell>
          <table:table-cell office:value-type="float" office:value="182.08333333329938" table:style-name="ce3">
            <text:p>182.0833333</text:p>
          </table:table-cell>
          <table:table-cell office:value-type="float" office:value="0" table:style-name="ce1">
            <text:p>0</text:p>
          </table:table-cell>
          <table:table-cell office:value-type="float" office:value="-1.1299999999999999" table:style-name="ce5">
            <text:p>-1.13</text:p>
          </table:table-cell>
          <table:table-cell office:value-type="float" office:value="-0.128" table:style-name="ce1">
            <text:p>-0.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0679999999999996E-3" table:style-name="ce5">
            <text:p>-0.004068</text:p>
          </table:table-cell>
          <table:table-cell office:value-type="float" office:value="5.0999999999999996" table:style-name="ce5">
            <text:p>5.1</text:p>
          </table:table-cell>
          <table:table-cell office:value-type="float" office:value="19.98" table:style-name="ce5">
            <text:p>19.98</text:p>
          </table:table-cell>
          <table:table-cell office:value-type="float" office:value="88.5" table:style-name="ce5">
            <text:p>88.5</text:p>
          </table:table-cell>
          <table:table-cell office:value-type="float" office:value="2.3E-2" table:style-name="ce1">
            <text:p>0.023</text:p>
          </table:table-cell>
          <table:table-cell table:number-columns-repeated="16372"/>
        </table:table-row>
        <table:table-row table:style-name="ro1">
          <table:table-cell office:value-type="date" office:date-value="2014-07-01T03:00:00" table:style-name="ce2">
            <text:p>7/1/2014 3:00</text:p>
          </table:table-cell>
          <table:table-cell office:value-type="float" office:value="182.12499999996362" table:style-name="ce3">
            <text:p>182.125</text:p>
          </table:table-cell>
          <table:table-cell office:value-type="float" office:value="1.502" table:style-name="ce1">
            <text:p>1.502</text:p>
          </table:table-cell>
          <table:table-cell office:value-type="float" office:value="-1.141" table:style-name="ce5">
            <text:p>-1.141</text:p>
          </table:table-cell>
          <table:table-cell office:value-type="float" office:value="-1.1919999999999999" table:style-name="ce1">
            <text:p>-1.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106813E-3" table:style-name="ce5">
            <text:p>-0.004106813</text:p>
          </table:table-cell>
          <table:table-cell office:value-type="float" office:value="4.4859999999999998" table:style-name="ce5">
            <text:p>4.486</text:p>
          </table:table-cell>
          <table:table-cell office:value-type="float" office:value="18.54" table:style-name="ce5">
            <text:p>18.54</text:p>
          </table:table-cell>
          <table:table-cell office:value-type="float" office:value="89.6" table:style-name="ce5">
            <text:p>89.6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2"/>
        </table:table-row>
        <table:table-row table:style-name="ro1">
          <table:table-cell office:value-type="date" office:date-value="2014-07-01T04:00:00" table:style-name="ce2">
            <text:p>7/1/2014 4:00</text:p>
          </table:table-cell>
          <table:table-cell office:value-type="float" office:value="182.16666666662786" table:style-name="ce3">
            <text:p>182.1666667</text:p>
          </table:table-cell>
          <table:table-cell office:value-type="float" office:value="0.125" table:style-name="ce1">
            <text:p>0.125</text:p>
          </table:table-cell>
          <table:table-cell office:value-type="float" office:value="-0.999" table:style-name="ce5">
            <text:p>-0.999</text:p>
          </table:table-cell>
          <table:table-cell office:value-type="float" office:value="-1.042" table:style-name="ce1">
            <text:p>-1.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979839999999998E-3" table:style-name="ce5">
            <text:p>-0.003597984</text:p>
          </table:table-cell>
          <table:table-cell office:value-type="float" office:value="7.05" table:style-name="ce5">
            <text:p>7.05</text:p>
          </table:table-cell>
          <table:table-cell office:value-type="float" office:value="18.41" table:style-name="ce5">
            <text:p>18.41</text:p>
          </table:table-cell>
          <table:table-cell office:value-type="float" office:value="85.5" table:style-name="ce5">
            <text:p>85.5</text:p>
          </table:table-cell>
          <table:table-cell office:value-type="float" office:value="0.01" table:style-name="ce1">
            <text:p>0.01</text:p>
          </table:table-cell>
          <table:table-cell table:number-columns-repeated="16372"/>
        </table:table-row>
        <table:table-row table:style-name="ro1">
          <table:table-cell office:value-type="date" office:date-value="2014-07-01T05:00:00" table:style-name="ce2">
            <text:p>7/1/2014 5:00</text:p>
          </table:table-cell>
          <table:table-cell office:value-type="float" office:value="182.2083333332921" table:style-name="ce3">
            <text:p>182.2083333</text:p>
          </table:table-cell>
          <table:table-cell office:value-type="float" office:value="0" table:style-name="ce1">
            <text:p>0</text:p>
          </table:table-cell>
          <table:table-cell office:value-type="float" office:value="-0.42199999999999999" table:style-name="ce5">
            <text:p>-0.422</text:p>
          </table:table-cell>
          <table:table-cell office:value-type="float" office:value="-0.84699999999999998" table:style-name="ce1">
            <text:p>-0.8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197990000000001E-3" table:style-name="ce5">
            <text:p>-0.001519799</text:p>
          </table:table-cell>
          <table:table-cell office:value-type="float" office:value="4.0469999999999997" table:style-name="ce5">
            <text:p>4.047</text:p>
          </table:table-cell>
          <table:table-cell office:value-type="float" office:value="19.27" table:style-name="ce5">
            <text:p>19.27</text:p>
          </table:table-cell>
          <table:table-cell office:value-type="float" office:value="88.8" table:style-name="ce5">
            <text:p>88.8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2"/>
        </table:table-row>
        <table:table-row table:style-name="ro1">
          <table:table-cell office:value-type="date" office:date-value="2014-07-01T06:00:00" table:style-name="ce2">
            <text:p>7/1/2014 6:00</text:p>
          </table:table-cell>
          <table:table-cell office:value-type="float" office:value="182.24999999995634" table:style-name="ce3">
            <text:p>182.25</text:p>
          </table:table-cell>
          <table:table-cell office:value-type="float" office:value="0" table:style-name="ce1">
            <text:p>0</text:p>
          </table:table-cell>
          <table:table-cell office:value-type="float" office:value="0.78800000000000003" table:style-name="ce5">
            <text:p>0.788</text:p>
          </table:table-cell>
          <table:table-cell office:value-type="float" office:value="-0.89800000000000002" table:style-name="ce1">
            <text:p>-0.898</text:p>
          </table:table-cell>
          <table:table-cell office:value-type="float" office:value="0.35299999999999998" table:style-name="ce1">
            <text:p>0.353</text:p>
          </table:table-cell>
          <table:table-cell office:value-type="float" office:value="1.272263E-3" table:style-name="ce1">
            <text:p>0.001272263</text:p>
          </table:table-cell>
          <table:table-cell office:value-type="float" office:value="2.8351409999999998E-3" table:style-name="ce5">
            <text:p>0.002835141</text:p>
          </table:table-cell>
          <table:table-cell office:value-type="float" office:value="3.778" table:style-name="ce5">
            <text:p>3.778</text:p>
          </table:table-cell>
          <table:table-cell office:value-type="float" office:value="18.350000000000001" table:style-name="ce5">
            <text:p>18.35</text:p>
          </table:table-cell>
          <table:table-cell office:value-type="float" office:value="90" table:style-name="ce5">
            <text:p>90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72"/>
        </table:table-row>
        <table:table-row table:style-name="ro1">
          <table:table-cell office:value-type="date" office:date-value="2014-07-01T07:00:00" table:style-name="ce2">
            <text:p>7/1/2014 7:00</text:p>
          </table:table-cell>
          <table:table-cell office:value-type="float" office:value="182.29166666662059" table:style-name="ce3">
            <text:p>182.2916667</text:p>
          </table:table-cell>
          <table:table-cell office:value-type="float" office:value="0" table:style-name="ce1">
            <text:p>0</text:p>
          </table:table-cell>
          <table:table-cell office:value-type="float" office:value="31.12" table:style-name="ce5">
            <text:p>31.12</text:p>
          </table:table-cell>
          <table:table-cell office:value-type="float" office:value="-6.7389999999999999" table:style-name="ce1">
            <text:p>-6.739</text:p>
          </table:table-cell>
          <table:table-cell office:value-type="float" office:value="22.03" table:style-name="ce1">
            <text:p>22.03</text:p>
          </table:table-cell>
          <table:table-cell office:value-type="float" office:value="7.9323840000000007E-2" table:style-name="ce1">
            <text:p>0.07932384</text:p>
          </table:table-cell>
          <table:table-cell office:value-type="float" office:value="0.1120192" table:style-name="ce5">
            <text:p>0.1120192</text:p>
          </table:table-cell>
          <table:table-cell office:value-type="float" office:value="4.032" table:style-name="ce5">
            <text:p>4.032</text:p>
          </table:table-cell>
          <table:table-cell office:value-type="float" office:value="18.760000000000002" table:style-name="ce5">
            <text:p>18.76</text:p>
          </table:table-cell>
          <table:table-cell office:value-type="float" office:value="86.4" table:style-name="ce5">
            <text:p>86.4</text:p>
          </table:table-cell>
          <table:table-cell office:value-type="float" office:value="0.05" table:style-name="ce1">
            <text:p>0.05</text:p>
          </table:table-cell>
          <table:table-cell table:number-columns-repeated="16372"/>
        </table:table-row>
        <table:table-row table:style-name="ro1">
          <table:table-cell office:value-type="date" office:date-value="2014-07-01T08:00:00" table:style-name="ce2">
            <text:p>7/1/2014 8:00</text:p>
          </table:table-cell>
          <table:table-cell office:value-type="float" office:value="182.33333333328483" table:style-name="ce3">
            <text:p>182.3333333</text:p>
          </table:table-cell>
          <table:table-cell office:value-type="float" office:value="0" table:style-name="ce1">
            <text:p>0</text:p>
          </table:table-cell>
          <table:table-cell office:value-type="float" office:value="184.6" table:style-name="ce5">
            <text:p>184.6</text:p>
          </table:table-cell>
          <table:table-cell office:value-type="float" office:value="-44.19" table:style-name="ce1">
            <text:p>-44.19</text:p>
          </table:table-cell>
          <table:table-cell office:value-type="float" office:value="163.69999999999999" table:style-name="ce1">
            <text:p>163.7</text:p>
          </table:table-cell>
          <table:table-cell office:value-type="float" office:value="0.58931440000000002" table:style-name="ce1">
            <text:p>0.5893144</text:p>
          </table:table-cell>
          <table:table-cell office:value-type="float" office:value="0.66440560000000004" table:style-name="ce5">
            <text:p>0.6644056</text:p>
          </table:table-cell>
          <table:table-cell office:value-type="float" office:value="4.5199999999999996" table:style-name="ce5">
            <text:p>4.52</text:p>
          </table:table-cell>
          <table:table-cell office:value-type="float" office:value="19.559999999999999" table:style-name="ce5">
            <text:p>19.56</text:p>
          </table:table-cell>
          <table:table-cell office:value-type="float" office:value="81.7" table:style-name="ce5">
            <text:p>81.7</text:p>
          </table:table-cell>
          <table:table-cell office:value-type="float" office:value="0.13800000000000001" table:style-name="ce1">
            <text:p>0.138</text:p>
          </table:table-cell>
          <table:table-cell table:number-columns-repeated="16372"/>
        </table:table-row>
        <table:table-row table:style-name="ro1">
          <table:table-cell office:value-type="date" office:date-value="2014-07-01T09:00:00" table:style-name="ce2">
            <text:p>7/1/2014 9:00</text:p>
          </table:table-cell>
          <table:table-cell office:value-type="float" office:value="182.37499999994907" table:style-name="ce3">
            <text:p>182.375</text:p>
          </table:table-cell>
          <table:table-cell office:value-type="float" office:value="0" table:style-name="ce1">
            <text:p>0</text:p>
          </table:table-cell>
          <table:table-cell office:value-type="float" office:value="430.6" table:style-name="ce5">
            <text:p>430.6</text:p>
          </table:table-cell>
          <table:table-cell office:value-type="float" office:value="-94.3" table:style-name="ce1">
            <text:p>-94.3</text:p>
          </table:table-cell>
          <table:table-cell office:value-type="float" office:value="388" table:style-name="ce1">
            <text:p>388</text:p>
          </table:table-cell>
          <table:table-cell office:value-type="float" office:value="1.3966860000000001" table:style-name="ce1">
            <text:p>1.396686</text:p>
          </table:table-cell>
          <table:table-cell office:value-type="float" office:value="1.550143" table:style-name="ce5">
            <text:p>1.550143</text:p>
          </table:table-cell>
          <table:table-cell office:value-type="float" office:value="4.2549999999999999" table:style-name="ce5">
            <text:p>4.255</text:p>
          </table:table-cell>
          <table:table-cell office:value-type="float" office:value="20.95" table:style-name="ce5">
            <text:p>20.95</text:p>
          </table:table-cell>
          <table:table-cell office:value-type="float" office:value="81.3" table:style-name="ce5">
            <text:p>81.3</text:p>
          </table:table-cell>
          <table:table-cell office:value-type="float" office:value="0.28299999999999997" table:style-name="ce1">
            <text:p>0.283</text:p>
          </table:table-cell>
          <table:table-cell table:number-columns-repeated="16372"/>
        </table:table-row>
        <table:table-row table:style-name="ro1">
          <table:table-cell office:value-type="date" office:date-value="2014-07-01T10:00:00" table:style-name="ce2">
            <text:p>7/1/2014 10:00</text:p>
          </table:table-cell>
          <table:table-cell office:value-type="float" office:value="182.41666666661331" table:style-name="ce3">
            <text:p>182.4166667</text:p>
          </table:table-cell>
          <table:table-cell office:value-type="float" office:value="0" table:style-name="ce1">
            <text:p>0</text:p>
          </table:table-cell>
          <table:table-cell office:value-type="float" office:value="545.5" table:style-name="ce5">
            <text:p>545.5</text:p>
          </table:table-cell>
          <table:table-cell office:value-type="float" office:value="-107.3" table:style-name="ce1">
            <text:p>-107.3</text:p>
          </table:table-cell>
          <table:table-cell office:value-type="float" office:value="496.1" table:style-name="ce1">
            <text:p>496.1</text:p>
          </table:table-cell>
          <table:table-cell office:value-type="float" office:value="1.7859100000000001" table:style-name="ce1">
            <text:p>1.78591</text:p>
          </table:table-cell>
          <table:table-cell office:value-type="float" office:value="1.9637230000000001" table:style-name="ce5">
            <text:p>1.963723</text:p>
          </table:table-cell>
          <table:table-cell office:value-type="float" office:value="4.0839999999999996" table:style-name="ce5">
            <text:p>4.084</text:p>
          </table:table-cell>
          <table:table-cell office:value-type="float" office:value="20.6" table:style-name="ce5">
            <text:p>20.6</text:p>
          </table:table-cell>
          <table:table-cell office:value-type="float" office:value="73.98" table:style-name="ce5">
            <text:p>73.98</text:p>
          </table:table-cell>
          <table:table-cell office:value-type="float" office:value="0.34799999999999998" table:style-name="ce1">
            <text:p>0.348</text:p>
          </table:table-cell>
          <table:table-cell table:number-columns-repeated="16372"/>
        </table:table-row>
        <table:table-row table:style-name="ro1">
          <table:table-cell office:value-type="date" office:date-value="2014-07-01T11:00:00" table:style-name="ce2">
            <text:p>7/1/2014 11:00</text:p>
          </table:table-cell>
          <table:table-cell office:value-type="float" office:value="182.45833333327755" table:style-name="ce3">
            <text:p>182.4583333</text:p>
          </table:table-cell>
          <table:table-cell office:value-type="float" office:value="0" table:style-name="ce1">
            <text:p>0</text:p>
          </table:table-cell>
          <table:table-cell office:value-type="float" office:value="604.20000000000005" table:style-name="ce5">
            <text:p>604.2</text:p>
          </table:table-cell>
          <table:table-cell office:value-type="float" office:value="-115.4" table:style-name="ce1">
            <text:p>-115.4</text:p>
          </table:table-cell>
          <table:table-cell office:value-type="float" office:value="555.20000000000005" table:style-name="ce1">
            <text:p>555.2</text:p>
          </table:table-cell>
          <table:table-cell office:value-type="float" office:value="1.998575" table:style-name="ce1">
            <text:p>1.998575</text:p>
          </table:table-cell>
          <table:table-cell office:value-type="float" office:value="2.1752880000000001" table:style-name="ce5">
            <text:p>2.175288</text:p>
          </table:table-cell>
          <table:table-cell office:value-type="float" office:value="3.3" table:style-name="ce5">
            <text:p>3.3</text:p>
          </table:table-cell>
          <table:table-cell office:value-type="float" office:value="22.18" table:style-name="ce5">
            <text:p>22.18</text:p>
          </table:table-cell>
          <table:table-cell office:value-type="float" office:value="69.290000000000006" table:style-name="ce5">
            <text:p>69.29</text:p>
          </table:table-cell>
          <table:table-cell office:value-type="float" office:value="0.41699999999999998" table:style-name="ce1">
            <text:p>0.417</text:p>
          </table:table-cell>
          <table:table-cell table:number-columns-repeated="16372"/>
        </table:table-row>
        <table:table-row table:style-name="ro1">
          <table:table-cell office:value-type="date" office:date-value="2014-07-01T12:00:00" table:style-name="ce2">
            <text:p>7/1/2014 12:00</text:p>
          </table:table-cell>
          <table:table-cell office:value-type="float" office:value="182.49999999994179" table:style-name="ce3">
            <text:p>182.5</text:p>
          </table:table-cell>
          <table:table-cell office:value-type="float" office:value="0" table:style-name="ce1">
            <text:p>0</text:p>
          </table:table-cell>
          <table:table-cell office:value-type="float" office:value="667.6" table:style-name="ce5">
            <text:p>667.6</text:p>
          </table:table-cell>
          <table:table-cell office:value-type="float" office:value="-123.5" table:style-name="ce1">
            <text:p>-123.5</text:p>
          </table:table-cell>
          <table:table-cell office:value-type="float" office:value="618" table:style-name="ce1">
            <text:p>618</text:p>
          </table:table-cell>
          <table:table-cell office:value-type="float" office:value="2.2247089999999998" table:style-name="ce1">
            <text:p>2.224709</text:p>
          </table:table-cell>
          <table:table-cell office:value-type="float" office:value="2.4032779999999998" table:style-name="ce5">
            <text:p>2.403278</text:p>
          </table:table-cell>
          <table:table-cell office:value-type="float" office:value="2.8980000000000001" table:style-name="ce5">
            <text:p>2.898</text:p>
          </table:table-cell>
          <table:table-cell office:value-type="float" office:value="23.75" table:style-name="ce5">
            <text:p>23.75</text:p>
          </table:table-cell>
          <table:table-cell office:value-type="float" office:value="60.38" table:style-name="ce5">
            <text:p>60.38</text:p>
          </table:table-cell>
          <table:table-cell office:value-type="float" office:value="0.48499999999999999" table:style-name="ce1">
            <text:p>0.485</text:p>
          </table:table-cell>
          <table:table-cell table:number-columns-repeated="16372"/>
        </table:table-row>
        <table:table-row table:style-name="ro1">
          <table:table-cell office:value-type="date" office:date-value="2014-07-01T13:00:00" table:style-name="ce2">
            <text:p>7/1/2014 13:00</text:p>
          </table:table-cell>
          <table:table-cell office:value-type="float" office:value="182.54166666660603" table:style-name="ce3">
            <text:p>182.5416667</text:p>
          </table:table-cell>
          <table:table-cell office:value-type="float" office:value="0" table:style-name="ce1">
            <text:p>0</text:p>
          </table:table-cell>
          <table:table-cell office:value-type="float" office:value="791.3" table:style-name="ce5">
            <text:p>791.3</text:p>
          </table:table-cell>
          <table:table-cell office:value-type="float" office:value="-129.9" table:style-name="ce1">
            <text:p>-129.9</text:p>
          </table:table-cell>
          <table:table-cell office:value-type="float" office:value="718.7" table:style-name="ce1">
            <text:p>718.7</text:p>
          </table:table-cell>
          <table:table-cell office:value-type="float" office:value="2.5874540000000001" table:style-name="ce1">
            <text:p>2.587454</text:p>
          </table:table-cell>
          <table:table-cell office:value-type="float" office:value="2.8487819999999999" table:style-name="ce5">
            <text:p>2.848782</text:p>
          </table:table-cell>
          <table:table-cell office:value-type="float" office:value="2.6070000000000002" table:style-name="ce5">
            <text:p>2.607</text:p>
          </table:table-cell>
          <table:table-cell office:value-type="float" office:value="25.23" table:style-name="ce5">
            <text:p>25.23</text:p>
          </table:table-cell>
          <table:table-cell office:value-type="float" office:value="53.08" table:style-name="ce5">
            <text:p>53.08</text:p>
          </table:table-cell>
          <table:table-cell office:value-type="float" office:value="0.58399999999999996" table:style-name="ce1">
            <text:p>0.584</text:p>
          </table:table-cell>
          <table:table-cell table:number-columns-repeated="16372"/>
        </table:table-row>
        <table:table-row table:style-name="ro1">
          <table:table-cell office:value-type="date" office:date-value="2014-07-01T14:00:00" table:style-name="ce2">
            <text:p>7/1/2014 14:00</text:p>
          </table:table-cell>
          <table:table-cell office:value-type="float" office:value="182.58333333327028" table:style-name="ce3">
            <text:p>182.5833333</text:p>
          </table:table-cell>
          <table:table-cell office:value-type="float" office:value="0" table:style-name="ce1">
            <text:p>0</text:p>
          </table:table-cell>
          <table:table-cell office:value-type="float" office:value="874" table:style-name="ce5">
            <text:p>874</text:p>
          </table:table-cell>
          <table:table-cell office:value-type="float" office:value="-133.1" table:style-name="ce1">
            <text:p>-133.1</text:p>
          </table:table-cell>
          <table:table-cell office:value-type="float" office:value="781.7" table:style-name="ce1">
            <text:p>781.7</text:p>
          </table:table-cell>
          <table:table-cell office:value-type="float" office:value="2.814079" table:style-name="ce1">
            <text:p>2.814079</text:p>
          </table:table-cell>
          <table:table-cell office:value-type="float" office:value="3.1480419999999998" table:style-name="ce5">
            <text:p>3.148042</text:p>
          </table:table-cell>
          <table:table-cell office:value-type="float" office:value="2.5129999999999999" table:style-name="ce5">
            <text:p>2.513</text:p>
          </table:table-cell>
          <table:table-cell office:value-type="float" office:value="26.62" table:style-name="ce5">
            <text:p>26.62</text:p>
          </table:table-cell>
          <table:table-cell office:value-type="float" office:value="51.16" table:style-name="ce5">
            <text:p>51.16</text:p>
          </table:table-cell>
          <table:table-cell office:value-type="float" office:value="0.65400000000000003" table:style-name="ce1">
            <text:p>0.654</text:p>
          </table:table-cell>
          <table:table-cell table:number-columns-repeated="16372"/>
        </table:table-row>
        <table:table-row table:style-name="ro1">
          <table:table-cell office:value-type="date" office:date-value="2014-07-01T15:00:00" table:style-name="ce2">
            <text:p>7/1/2014 15:00</text:p>
          </table:table-cell>
          <table:table-cell office:value-type="float" office:value="182.62499999993452" table:style-name="ce3">
            <text:p>182.625</text:p>
          </table:table-cell>
          <table:table-cell office:value-type="float" office:value="0" table:style-name="ce1">
            <text:p>0</text:p>
          </table:table-cell>
          <table:table-cell office:value-type="float" office:value="556.6" table:style-name="ce5">
            <text:p>556.6</text:p>
          </table:table-cell>
          <table:table-cell office:value-type="float" office:value="-101.1" table:style-name="ce1">
            <text:p>-101.1</text:p>
          </table:table-cell>
          <table:table-cell office:value-type="float" office:value="508.5" table:style-name="ce1">
            <text:p>508.5</text:p>
          </table:table-cell>
          <table:table-cell office:value-type="float" office:value="1.8306359999999999" table:style-name="ce1">
            <text:p>1.830636</text:p>
          </table:table-cell>
          <table:table-cell office:value-type="float" office:value="2.00387" table:style-name="ce5">
            <text:p>2.00387</text:p>
          </table:table-cell>
          <table:table-cell office:value-type="float" office:value="1.954" table:style-name="ce5">
            <text:p>1.954</text:p>
          </table:table-cell>
          <table:table-cell office:value-type="float" office:value="26.91" table:style-name="ce5">
            <text:p>26.91</text:p>
          </table:table-cell>
          <table:table-cell office:value-type="float" office:value="47.13" table:style-name="ce5">
            <text:p>47.13</text:p>
          </table:table-cell>
          <table:table-cell office:value-type="float" office:value="0.44800000000000001" table:style-name="ce1">
            <text:p>0.448</text:p>
          </table:table-cell>
          <table:table-cell table:number-columns-repeated="16372"/>
        </table:table-row>
        <table:table-row table:style-name="ro1">
          <table:table-cell office:value-type="date" office:date-value="2014-07-01T16:00:00" table:style-name="ce2">
            <text:p>7/1/2014 16:00</text:p>
          </table:table-cell>
          <table:table-cell office:value-type="float" office:value="182.66666666659876" table:style-name="ce3">
            <text:p>182.6666667</text:p>
          </table:table-cell>
          <table:table-cell office:value-type="float" office:value="0" table:style-name="ce1">
            <text:p>0</text:p>
          </table:table-cell>
          <table:table-cell office:value-type="float" office:value="396.1" table:style-name="ce5">
            <text:p>396.1</text:p>
          </table:table-cell>
          <table:table-cell office:value-type="float" office:value="-75.83" table:style-name="ce1">
            <text:p>-75.83</text:p>
          </table:table-cell>
          <table:table-cell office:value-type="float" office:value="365.9" table:style-name="ce1">
            <text:p>365.9</text:p>
          </table:table-cell>
          <table:table-cell office:value-type="float" office:value="1.3171219999999999" table:style-name="ce1">
            <text:p>1.317122</text:p>
          </table:table-cell>
          <table:table-cell office:value-type="float" office:value="1.425956" table:style-name="ce5">
            <text:p>1.425956</text:p>
          </table:table-cell>
          <table:table-cell office:value-type="float" office:value="2.57" table:style-name="ce5">
            <text:p>2.57</text:p>
          </table:table-cell>
          <table:table-cell office:value-type="float" office:value="26.82" table:style-name="ce5">
            <text:p>26.82</text:p>
          </table:table-cell>
          <table:table-cell office:value-type="float" office:value="48.63" table:style-name="ce5">
            <text:p>48.63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72"/>
        </table:table-row>
        <table:table-row table:style-name="ro1">
          <table:table-cell office:value-type="date" office:date-value="2014-07-01T17:00:00" table:style-name="ce2">
            <text:p>7/1/2014 17:00</text:p>
          </table:table-cell>
          <table:table-cell office:value-type="float" office:value="182.708333333263" table:style-name="ce3">
            <text:p>182.7083333</text:p>
          </table:table-cell>
          <table:table-cell office:value-type="float" office:value="0" table:style-name="ce1">
            <text:p>0</text:p>
          </table:table-cell>
          <table:table-cell office:value-type="float" office:value="328.9" table:style-name="ce5">
            <text:p>328.9</text:p>
          </table:table-cell>
          <table:table-cell office:value-type="float" office:value="-65.23" table:style-name="ce1">
            <text:p>-65.23</text:p>
          </table:table-cell>
          <table:table-cell office:value-type="float" office:value="300.60000000000002" table:style-name="ce1">
            <text:p>300.6</text:p>
          </table:table-cell>
          <table:table-cell office:value-type="float" office:value="1.081998" table:style-name="ce1">
            <text:p>1.081998</text:p>
          </table:table-cell>
          <table:table-cell office:value-type="float" office:value="1.1838900000000001" table:style-name="ce5">
            <text:p>1.18389</text:p>
          </table:table-cell>
          <table:table-cell office:value-type="float" office:value="2.5910000000000002" table:style-name="ce5">
            <text:p>2.591</text:p>
          </table:table-cell>
          <table:table-cell office:value-type="float" office:value="26.7" table:style-name="ce5">
            <text:p>26.7</text:p>
          </table:table-cell>
          <table:table-cell office:value-type="float" office:value="50.84" table:style-name="ce5">
            <text:p>50.84</text:p>
          </table:table-cell>
          <table:table-cell office:value-type="float" office:value="0.29699999999999999" table:style-name="ce1">
            <text:p>0.297</text:p>
          </table:table-cell>
          <table:table-cell table:number-columns-repeated="16372"/>
        </table:table-row>
        <table:table-row table:style-name="ro1">
          <table:table-cell office:value-type="date" office:date-value="2014-07-01T18:00:00" table:style-name="ce2">
            <text:p>7/1/2014 18:00</text:p>
          </table:table-cell>
          <table:table-cell office:value-type="float" office:value="182.74999999992724" table:style-name="ce3">
            <text:p>182.75</text:p>
          </table:table-cell>
          <table:table-cell office:value-type="float" office:value="0" table:style-name="ce1">
            <text:p>0</text:p>
          </table:table-cell>
          <table:table-cell office:value-type="float" office:value="311.10000000000002" table:style-name="ce5">
            <text:p>311.1</text:p>
          </table:table-cell>
          <table:table-cell office:value-type="float" office:value="-71.55" table:style-name="ce1">
            <text:p>-71.55</text:p>
          </table:table-cell>
          <table:table-cell office:value-type="float" office:value="291.60000000000002" table:style-name="ce1">
            <text:p>291.6</text:p>
          </table:table-cell>
          <table:table-cell office:value-type="float" office:value="1.049588" table:style-name="ce1">
            <text:p>1.049588</text:p>
          </table:table-cell>
          <table:table-cell office:value-type="float" office:value="1.1199349999999999" table:style-name="ce5">
            <text:p>1.119935</text:p>
          </table:table-cell>
          <table:table-cell office:value-type="float" office:value="3.319" table:style-name="ce5">
            <text:p>3.319</text:p>
          </table:table-cell>
          <table:table-cell office:value-type="float" office:value="26.67" table:style-name="ce5">
            <text:p>26.67</text:p>
          </table:table-cell>
          <table:table-cell office:value-type="float" office:value="47.49" table:style-name="ce5">
            <text:p>47.49</text:p>
          </table:table-cell>
          <table:table-cell office:value-type="float" office:value="0.28299999999999997" table:style-name="ce1">
            <text:p>0.283</text:p>
          </table:table-cell>
          <table:table-cell table:number-columns-repeated="16372"/>
        </table:table-row>
        <table:table-row table:style-name="ro1">
          <table:table-cell office:value-type="date" office:date-value="2014-07-01T19:00:00" table:style-name="ce2">
            <text:p>7/1/2014 19:00</text:p>
          </table:table-cell>
          <table:table-cell office:value-type="float" office:value="182.79166666659148" table:style-name="ce3">
            <text:p>182.7916667</text:p>
          </table:table-cell>
          <table:table-cell office:value-type="float" office:value="0" table:style-name="ce1">
            <text:p>0</text:p>
          </table:table-cell>
          <table:table-cell office:value-type="float" office:value="226.3" table:style-name="ce5">
            <text:p>226.3</text:p>
          </table:table-cell>
          <table:table-cell office:value-type="float" office:value="-57.75" table:style-name="ce1">
            <text:p>-57.75</text:p>
          </table:table-cell>
          <table:table-cell office:value-type="float" office:value="207.3" table:style-name="ce1">
            <text:p>207.3</text:p>
          </table:table-cell>
          <table:table-cell office:value-type="float" office:value="0.74626720000000002" table:style-name="ce1">
            <text:p>0.7462672</text:p>
          </table:table-cell>
          <table:table-cell office:value-type="float" office:value="0.81461499999999998" table:style-name="ce5">
            <text:p>0.814615</text:p>
          </table:table-cell>
          <table:table-cell office:value-type="float" office:value="3.7269999999999999" table:style-name="ce5">
            <text:p>3.727</text:p>
          </table:table-cell>
          <table:table-cell office:value-type="float" office:value="26.14" table:style-name="ce5">
            <text:p>26.14</text:p>
          </table:table-cell>
          <table:table-cell office:value-type="float" office:value="53.44" table:style-name="ce5">
            <text:p>53.44</text:p>
          </table:table-cell>
          <table:table-cell office:value-type="float" office:value="0.23200000000000001" table:style-name="ce1">
            <text:p>0.232</text:p>
          </table:table-cell>
          <table:table-cell table:number-columns-repeated="16372"/>
        </table:table-row>
        <table:table-row table:style-name="ro1">
          <table:table-cell office:value-type="date" office:date-value="2014-07-01T20:00:00" table:style-name="ce2">
            <text:p>7/1/2014 20:00</text:p>
          </table:table-cell>
          <table:table-cell office:value-type="float" office:value="182.83333333325572" table:style-name="ce3">
            <text:p>182.8333333</text:p>
          </table:table-cell>
          <table:table-cell office:value-type="float" office:value="0" table:style-name="ce1">
            <text:p>0</text:p>
          </table:table-cell>
          <table:table-cell office:value-type="float" office:value="34.25" table:style-name="ce5">
            <text:p>34.25</text:p>
          </table:table-cell>
          <table:table-cell office:value-type="float" office:value="-8.73" table:style-name="ce1">
            <text:p>-8.73</text:p>
          </table:table-cell>
          <table:table-cell office:value-type="float" office:value="28.23" table:style-name="ce1">
            <text:p>28.23</text:p>
          </table:table-cell>
          <table:table-cell office:value-type="float" office:value="0.10161389999999999" table:style-name="ce1">
            <text:p>0.1016139</text:p>
          </table:table-cell>
          <table:table-cell office:value-type="float" office:value="0.1232864" table:style-name="ce5">
            <text:p>0.1232864</text:p>
          </table:table-cell>
          <table:table-cell office:value-type="float" office:value="2.9769999999999999" table:style-name="ce5">
            <text:p>2.977</text:p>
          </table:table-cell>
          <table:table-cell office:value-type="float" office:value="23.94" table:style-name="ce5">
            <text:p>23.94</text:p>
          </table:table-cell>
          <table:table-cell office:value-type="float" office:value="64.11" table:style-name="ce5">
            <text:p>64.11</text:p>
          </table:table-cell>
          <table:table-cell office:value-type="float" office:value="0.06" table:style-name="ce1">
            <text:p>0.06</text:p>
          </table:table-cell>
          <table:table-cell table:number-columns-repeated="16372"/>
        </table:table-row>
        <table:table-row table:style-name="ro1">
          <table:table-cell office:value-type="date" office:date-value="2014-07-01T21:00:00" table:style-name="ce2">
            <text:p>7/1/2014 21:00</text:p>
          </table:table-cell>
          <table:table-cell office:value-type="float" office:value="182.87499999991996" table:style-name="ce3">
            <text:p>182.875</text:p>
          </table:table-cell>
          <table:table-cell office:value-type="float" office:value="0" table:style-name="ce1">
            <text:p>0</text:p>
          </table:table-cell>
          <table:table-cell office:value-type="float" office:value="-2.1859999999999999" table:style-name="ce5">
            <text:p>-2.186</text:p>
          </table:table-cell>
          <table:table-cell office:value-type="float" office:value="-0.25600000000000001" table:style-name="ce1">
            <text:p>-0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8682279999999997E-3" table:style-name="ce5">
            <text:p>-0.007868228</text:p>
          </table:table-cell>
          <table:table-cell office:value-type="float" office:value="2.0449999999999999" table:style-name="ce5">
            <text:p>2.045</text:p>
          </table:table-cell>
          <table:table-cell office:value-type="float" office:value="22.42" table:style-name="ce5">
            <text:p>22.42</text:p>
          </table:table-cell>
          <table:table-cell office:value-type="float" office:value="67.819999999999993" table:style-name="ce5">
            <text:p>67.82</text:p>
          </table:table-cell>
          <table:table-cell office:value-type="float" office:value="2.4E-2" table:style-name="ce1">
            <text:p>0.024</text:p>
          </table:table-cell>
          <table:table-cell table:number-columns-repeated="16372"/>
        </table:table-row>
        <table:table-row table:style-name="ro1">
          <table:table-cell office:value-type="date" office:date-value="2014-07-01T22:00:00" table:style-name="ce2">
            <text:p>7/1/2014 22:00</text:p>
          </table:table-cell>
          <table:table-cell office:value-type="float" office:value="182.91666666658421" table:style-name="ce3">
            <text:p>182.9166667</text:p>
          </table:table-cell>
          <table:table-cell office:value-type="float" office:value="0" table:style-name="ce1">
            <text:p>0</text:p>
          </table:table-cell>
          <table:table-cell office:value-type="float" office:value="-2.7679999999999998" table:style-name="ce5">
            <text:p>-2.768</text:p>
          </table:table-cell>
          <table:table-cell office:value-type="float" office:value="-0.246" table:style-name="ce1">
            <text:p>-0.2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9637389999999992E-3" table:style-name="ce5">
            <text:p>-0.009963739</text:p>
          </table:table-cell>
          <table:table-cell office:value-type="float" office:value="1.9159999999999999" table:style-name="ce5">
            <text:p>1.916</text:p>
          </table:table-cell>
          <table:table-cell office:value-type="float" office:value="21.58" table:style-name="ce5">
            <text:p>21.58</text:p>
          </table:table-cell>
          <table:table-cell office:value-type="float" office:value="73.05" table:style-name="ce5">
            <text:p>73.05</text:p>
          </table:table-cell>
          <table:table-cell office:value-type="float" office:value="1.7999999999999999E-2" table:style-name="ce1">
            <text:p>0.018</text:p>
          </table:table-cell>
          <table:table-cell table:number-columns-repeated="16372"/>
        </table:table-row>
        <table:table-row table:style-name="ro1">
          <table:table-cell office:value-type="date" office:date-value="2014-07-01T23:00:00" table:style-name="ce2">
            <text:p>7/1/2014 23:00</text:p>
          </table:table-cell>
          <table:table-cell office:value-type="float" office:value="182.95833333324845" table:style-name="ce3">
            <text:p>182.9583333</text:p>
          </table:table-cell>
          <table:table-cell office:value-type="float" office:value="0" table:style-name="ce1">
            <text:p>0</text:p>
          </table:table-cell>
          <table:table-cell office:value-type="float" office:value="-2.5680000000000001" table:style-name="ce5">
            <text:p>-2.568</text:p>
          </table:table-cell>
          <table:table-cell office:value-type="float" office:value="-0.33400000000000002" table:style-name="ce1">
            <text:p>-0.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2446100000000003E-3" table:style-name="ce5">
            <text:p>-0.00924461</text:p>
          </table:table-cell>
          <table:table-cell office:value-type="float" office:value="2.1789999999999998" table:style-name="ce5">
            <text:p>2.179</text:p>
          </table:table-cell>
          <table:table-cell office:value-type="float" office:value="20.73" table:style-name="ce5">
            <text:p>20.73</text:p>
          </table:table-cell>
          <table:table-cell office:value-type="float" office:value="76.040000000000006" table:style-name="ce5">
            <text:p>76.04</text:p>
          </table:table-cell>
          <table:table-cell office:value-type="float" office:value="1.6E-2" table:style-name="ce1">
            <text:p>0.016</text:p>
          </table:table-cell>
          <table:table-cell table:number-columns-repeated="16372"/>
        </table:table-row>
        <table:table-row table:style-name="ro1">
          <table:table-cell office:value-type="date" office:date-value="2014-07-02T00:00:00" table:style-name="ce2">
            <text:p>7/2/2014 0:00</text:p>
          </table:table-cell>
          <table:table-cell office:value-type="float" office:value="182.99999999991269" table:style-name="ce3">
            <text:p>183</text:p>
          </table:table-cell>
          <table:table-cell office:value-type="float" office:value="0" table:style-name="ce1">
            <text:p>0</text:p>
          </table:table-cell>
          <table:table-cell office:value-type="float" office:value="-2.5209999999999999" table:style-name="ce5">
            <text:p>-2.521</text:p>
          </table:table-cell>
          <table:table-cell office:value-type="float" office:value="-0.35099999999999998" table:style-name="ce1">
            <text:p>-0.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0759699999999992E-3" table:style-name="ce5">
            <text:p>-0.00907597</text:p>
          </table:table-cell>
          <table:table-cell office:value-type="float" office:value="2.302" table:style-name="ce5">
            <text:p>2.302</text:p>
          </table:table-cell>
          <table:table-cell office:value-type="float" office:value="20.27" table:style-name="ce5">
            <text:p>20.27</text:p>
          </table:table-cell>
          <table:table-cell office:value-type="float" office:value="76.95" table:style-name="ce5">
            <text:p>76.95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2"/>
        </table:table-row>
        <table:table-row table:style-name="ro1">
          <table:table-cell office:value-type="date" office:date-value="2014-07-02T01:00:00" table:style-name="ce2">
            <text:p>7/2/2014 1:00</text:p>
          </table:table-cell>
          <table:table-cell office:value-type="float" office:value="183.04166666657693" table:style-name="ce3">
            <text:p>183.0416667</text:p>
          </table:table-cell>
          <table:table-cell office:value-type="float" office:value="0" table:style-name="ce1">
            <text:p>0</text:p>
          </table:table-cell>
          <table:table-cell office:value-type="float" office:value="-1.7250000000000001" table:style-name="ce5">
            <text:p>-1.725</text:p>
          </table:table-cell>
          <table:table-cell office:value-type="float" office:value="-0.373" table:style-name="ce1">
            <text:p>-0.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2089729999999996E-3" table:style-name="ce5">
            <text:p>-0.006208973</text:p>
          </table:table-cell>
          <table:table-cell office:value-type="float" office:value="2.609" table:style-name="ce5">
            <text:p>2.609</text:p>
          </table:table-cell>
          <table:table-cell office:value-type="float" office:value="20.12" table:style-name="ce5">
            <text:p>20.12</text:p>
          </table:table-cell>
          <table:table-cell office:value-type="float" office:value="75.27" table:style-name="ce5">
            <text:p>75.27</text:p>
          </table:table-cell>
          <table:table-cell office:value-type="float" office:value="1.9E-2" table:style-name="ce1">
            <text:p>0.019</text:p>
          </table:table-cell>
          <table:table-cell table:number-columns-repeated="16372"/>
        </table:table-row>
        <table:table-row table:style-name="ro1">
          <table:table-cell office:value-type="date" office:date-value="2014-07-02T02:00:00" table:style-name="ce2">
            <text:p>7/2/2014 2:00</text:p>
          </table:table-cell>
          <table:table-cell office:value-type="float" office:value="183.08333333324117" table:style-name="ce3">
            <text:p>183.0833333</text:p>
          </table:table-cell>
          <table:table-cell office:value-type="float" office:value="0" table:style-name="ce1">
            <text:p>0</text:p>
          </table:table-cell>
          <table:table-cell office:value-type="float" office:value="-2.2160000000000002" table:style-name="ce5">
            <text:p>-2.216</text:p>
          </table:table-cell>
          <table:table-cell office:value-type="float" office:value="-0.13500000000000001" table:style-name="ce1">
            <text:p>-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9778079999999994E-3" table:style-name="ce5">
            <text:p>-0.007977808</text:p>
          </table:table-cell>
          <table:table-cell office:value-type="float" office:value="2.3860000000000001" table:style-name="ce5">
            <text:p>2.386</text:p>
          </table:table-cell>
          <table:table-cell office:value-type="float" office:value="19.440000000000001" table:style-name="ce5">
            <text:p>19.44</text:p>
          </table:table-cell>
          <table:table-cell office:value-type="float" office:value="82.2" table:style-name="ce5">
            <text:p>82.2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2"/>
        </table:table-row>
        <table:table-row table:style-name="ro1">
          <table:table-cell office:value-type="date" office:date-value="2014-07-02T03:00:00" table:style-name="ce2">
            <text:p>7/2/2014 3:00</text:p>
          </table:table-cell>
          <table:table-cell office:value-type="float" office:value="183.12499999990541" table:style-name="ce3">
            <text:p>183.125</text:p>
          </table:table-cell>
          <table:table-cell office:value-type="float" office:value="0" table:style-name="ce1">
            <text:p>0</text:p>
          </table:table-cell>
          <table:table-cell office:value-type="float" office:value="-1.988" table:style-name="ce5">
            <text:p>-1.988</text:p>
          </table:table-cell>
          <table:table-cell office:value-type="float" office:value="-0.38600000000000001" table:style-name="ce1">
            <text:p>-0.3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1569249999999997E-3" table:style-name="ce5">
            <text:p>-0.007156925</text:p>
          </table:table-cell>
          <table:table-cell office:value-type="float" office:value="2.173" table:style-name="ce5">
            <text:p>2.173</text:p>
          </table:table-cell>
          <table:table-cell office:value-type="float" office:value="19.059999999999999" table:style-name="ce5">
            <text:p>19.06</text:p>
          </table:table-cell>
          <table:table-cell office:value-type="float" office:value="84.3" table:style-name="ce5">
            <text:p>84.3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2"/>
        </table:table-row>
        <table:table-row table:style-name="ro1">
          <table:table-cell office:value-type="date" office:date-value="2014-07-02T04:00:00" table:style-name="ce2">
            <text:p>7/2/2014 4:00</text:p>
          </table:table-cell>
          <table:table-cell office:value-type="float" office:value="183.16666666656965" table:style-name="ce3">
            <text:p>183.1666667</text:p>
          </table:table-cell>
          <table:table-cell office:value-type="float" office:value="0" table:style-name="ce1">
            <text:p>0</text:p>
          </table:table-cell>
          <table:table-cell office:value-type="float" office:value="-1.538" table:style-name="ce5">
            <text:p>-1.538</text:p>
          </table:table-cell>
          <table:table-cell office:value-type="float" office:value="-0.224" table:style-name="ce1">
            <text:p>-0.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5363210000000003E-3" table:style-name="ce5">
            <text:p>-0.005536321</text:p>
          </table:table-cell>
          <table:table-cell office:value-type="float" office:value="2.5190000000000001" table:style-name="ce5">
            <text:p>2.519</text:p>
          </table:table-cell>
          <table:table-cell office:value-type="float" office:value="18.670000000000002" table:style-name="ce5">
            <text:p>18.67</text:p>
          </table:table-cell>
          <table:table-cell office:value-type="float" office:value="88" table:style-name="ce5">
            <text:p>88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72"/>
        </table:table-row>
        <table:table-row table:style-name="ro1">
          <table:table-cell office:value-type="date" office:date-value="2014-07-02T05:00:00" table:style-name="ce2">
            <text:p>7/2/2014 5:00</text:p>
          </table:table-cell>
          <table:table-cell office:value-type="float" office:value="183.2083333332339" table:style-name="ce3">
            <text:p>183.2083333</text:p>
          </table:table-cell>
          <table:table-cell office:value-type="float" office:value="0" table:style-name="ce1">
            <text:p>0</text:p>
          </table:table-cell>
          <table:table-cell office:value-type="float" office:value="-0.69799999999999995" table:style-name="ce5">
            <text:p>-0.698</text:p>
          </table:table-cell>
          <table:table-cell office:value-type="float" office:value="-0.371" table:style-name="ce1">
            <text:p>-0.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514213E-3" table:style-name="ce5">
            <text:p>-0.002514213</text:p>
          </table:table-cell>
          <table:table-cell office:value-type="float" office:value="2.3170000000000002" table:style-name="ce5">
            <text:p>2.317</text:p>
          </table:table-cell>
          <table:table-cell office:value-type="float" office:value="18.739999999999998" table:style-name="ce5">
            <text:p>18.74</text:p>
          </table:table-cell>
          <table:table-cell office:value-type="float" office:value="87.3" table:style-name="ce5">
            <text:p>87.3</text:p>
          </table:table-cell>
          <table:table-cell office:value-type="float" office:value="1E-3" table:style-name="ce1">
            <text:p>0.001</text:p>
          </table:table-cell>
          <table:table-cell table:number-columns-repeated="16372"/>
        </table:table-row>
        <table:table-row table:style-name="ro1">
          <table:table-cell office:value-type="date" office:date-value="2014-07-02T06:00:00" table:style-name="ce2">
            <text:p>7/2/2014 6:00</text:p>
          </table:table-cell>
          <table:table-cell office:value-type="float" office:value="183.24999999989814" table:style-name="ce3">
            <text:p>183.25</text:p>
          </table:table-cell>
          <table:table-cell office:value-type="float" office:value="0" table:style-name="ce1">
            <text:p>0</text:p>
          </table:table-cell>
          <table:table-cell office:value-type="float" office:value="0.17599999999999999" table:style-name="ce5">
            <text:p>0.176</text:p>
          </table:table-cell>
          <table:table-cell office:value-type="float" office:value="-0.44700000000000001" table:style-name="ce1">
            <text:p>-0.447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1.4815379999999999E-4" table:style-name="ce1">
            <text:p>0.000148154</text:p>
          </table:table-cell>
          <table:table-cell office:value-type="float" office:value="6.3386970000000003E-4" table:style-name="ce5">
            <text:p>0.00063387</text:p>
          </table:table-cell>
          <table:table-cell office:value-type="float" office:value="3.5150000000000001" table:style-name="ce5">
            <text:p>3.515</text:p>
          </table:table-cell>
          <table:table-cell office:value-type="float" office:value="19.2" table:style-name="ce5">
            <text:p>19.2</text:p>
          </table:table-cell>
          <table:table-cell office:value-type="float" office:value="88.1" table:style-name="ce5">
            <text:p>88.1</text:p>
          </table:table-cell>
          <table:table-cell office:value-type="float" office:value="3.1E-2" table:style-name="ce1">
            <text:p>0.031</text:p>
          </table:table-cell>
          <table:table-cell table:number-columns-repeated="16372"/>
        </table:table-row>
        <table:table-row table:style-name="ro1">
          <table:table-cell office:value-type="date" office:date-value="2014-07-02T07:00:00" table:style-name="ce2">
            <text:p>7/2/2014 7:00</text:p>
          </table:table-cell>
          <table:table-cell office:value-type="float" office:value="183.29166666656238" table:style-name="ce3">
            <text:p>183.2916667</text:p>
          </table:table-cell>
          <table:table-cell office:value-type="float" office:value="0" table:style-name="ce1">
            <text:p>0</text:p>
          </table:table-cell>
          <table:table-cell office:value-type="float" office:value="5.6189999999999998" table:style-name="ce5">
            <text:p>5.619</text:p>
          </table:table-cell>
          <table:table-cell office:value-type="float" office:value="-1.419" table:style-name="ce1">
            <text:p>-1.419</text:p>
          </table:table-cell>
          <table:table-cell office:value-type="float" office:value="1.2889999999999999" table:style-name="ce1">
            <text:p>1.289</text:p>
          </table:table-cell>
          <table:table-cell office:value-type="float" office:value="4.6403979999999996E-3" table:style-name="ce1">
            <text:p>0.004640398</text:p>
          </table:table-cell>
          <table:table-cell office:value-type="float" office:value="2.022881E-2" table:style-name="ce5">
            <text:p>0.02022881</text:p>
          </table:table-cell>
          <table:table-cell office:value-type="float" office:value="2.673" table:style-name="ce5">
            <text:p>2.673</text:p>
          </table:table-cell>
          <table:table-cell office:value-type="float" office:value="18.989999999999998" table:style-name="ce5">
            <text:p>18.99</text:p>
          </table:table-cell>
          <table:table-cell office:value-type="float" office:value="88.1" table:style-name="ce5">
            <text:p>88.1</text:p>
          </table:table-cell>
          <table:table-cell office:value-type="float" office:value="2.4E-2" table:style-name="ce1">
            <text:p>0.024</text:p>
          </table:table-cell>
          <table:table-cell table:number-columns-repeated="16372"/>
        </table:table-row>
        <table:table-row table:style-name="ro1">
          <table:table-cell office:value-type="date" office:date-value="2014-07-02T08:00:00" table:style-name="ce2">
            <text:p>7/2/2014 8:00</text:p>
          </table:table-cell>
          <table:table-cell office:value-type="float" office:value="183.33333333322662" table:style-name="ce3">
            <text:p>183.3333333</text:p>
          </table:table-cell>
          <table:table-cell office:value-type="float" office:value="3.8809999999999998" table:style-name="ce1">
            <text:p>3.881</text:p>
          </table:table-cell>
          <table:table-cell office:value-type="float" office:value="1.617" table:style-name="ce5">
            <text:p>1.617</text:p>
          </table:table-cell>
          <table:table-cell office:value-type="float" office:value="-0.439" table:style-name="ce1">
            <text:p>-0.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8222120000000002E-3" table:style-name="ce5">
            <text:p>0.005822212</text:p>
          </table:table-cell>
          <table:table-cell office:value-type="float" office:value="3.3210000000000002" table:style-name="ce5">
            <text:p>3.321</text:p>
          </table:table-cell>
          <table:table-cell office:value-type="float" office:value="17.21" table:style-name="ce5">
            <text:p>17.21</text:p>
          </table:table-cell>
          <table:table-cell office:value-type="float" office:value="94.3" table:style-name="ce5">
            <text:p>94.3</text:p>
          </table:table-cell>
          <table:table-cell office:value-type="float" office:value="2.7E-2" table:style-name="ce1">
            <text:p>0.027</text:p>
          </table:table-cell>
          <table:table-cell table:number-columns-repeated="16372"/>
        </table:table-row>
        <table:table-row table:style-name="ro1">
          <table:table-cell office:value-type="date" office:date-value="2014-07-02T09:00:00" table:style-name="ce2">
            <text:p>7/2/2014 9:00</text:p>
          </table:table-cell>
          <table:table-cell office:value-type="float" office:value="183.37499999989086" table:style-name="ce3">
            <text:p>183.375</text:p>
          </table:table-cell>
          <table:table-cell office:value-type="float" office:value="4.0060000000000002" table:style-name="ce1">
            <text:p>4.006</text:p>
          </table:table-cell>
          <table:table-cell office:value-type="float" office:value="8.5399999999999991" table:style-name="ce5">
            <text:p>8.54</text:p>
          </table:table-cell>
          <table:table-cell office:value-type="float" office:value="-1.7549999999999999" table:style-name="ce1">
            <text:p>-1.755</text:p>
          </table:table-cell>
          <table:table-cell office:value-type="float" office:value="2.2360000000000002" table:style-name="ce1">
            <text:p>2.236</text:p>
          </table:table-cell>
          <table:table-cell office:value-type="float" office:value="8.0509520000000001E-3" table:style-name="ce1">
            <text:p>0.008050952</text:p>
          </table:table-cell>
          <table:table-cell office:value-type="float" office:value="3.0743280000000001E-2" table:style-name="ce5">
            <text:p>0.03074328</text:p>
          </table:table-cell>
          <table:table-cell office:value-type="float" office:value="3.1579999999999999" table:style-name="ce5">
            <text:p>3.158</text:p>
          </table:table-cell>
          <table:table-cell office:value-type="float" office:value="16.23" table:style-name="ce5">
            <text:p>16.23</text:p>
          </table:table-cell>
          <table:table-cell office:value-type="float" office:value="93.2" table:style-name="ce5">
            <text:p>93.2</text:p>
          </table:table-cell>
          <table:table-cell office:value-type="float" office:value="1.4E-2" table:style-name="ce1">
            <text:p>0.014</text:p>
          </table:table-cell>
          <table:table-cell table:number-columns-repeated="16372"/>
        </table:table-row>
        <table:table-row table:style-name="ro1">
          <table:table-cell office:value-type="date" office:date-value="2014-07-02T10:00:00" table:style-name="ce2">
            <text:p>7/2/2014 10:00</text:p>
          </table:table-cell>
          <table:table-cell office:value-type="float" office:value="183.4166666665551" table:style-name="ce3">
            <text:p>183.4166667</text:p>
          </table:table-cell>
          <table:table-cell office:value-type="float" office:value="1.252" table:style-name="ce1">
            <text:p>1.252</text:p>
          </table:table-cell>
          <table:table-cell office:value-type="float" office:value="33.22" table:style-name="ce5">
            <text:p>33.22</text:p>
          </table:table-cell>
          <table:table-cell office:value-type="float" office:value="-5.6849999999999996" table:style-name="ce1">
            <text:p>-5.685</text:p>
          </table:table-cell>
          <table:table-cell office:value-type="float" office:value="23.6" table:style-name="ce1">
            <text:p>23.6</text:p>
          </table:table-cell>
          <table:table-cell office:value-type="float" office:value="8.4955050000000004E-2" table:style-name="ce1">
            <text:p>0.08495505</text:p>
          </table:table-cell>
          <table:table-cell office:value-type="float" office:value="0.1196043" table:style-name="ce5">
            <text:p>0.1196043</text:p>
          </table:table-cell>
          <table:table-cell office:value-type="float" office:value="1.3220000000000001" table:style-name="ce5">
            <text:p>1.322</text:p>
          </table:table-cell>
          <table:table-cell office:value-type="float" office:value="16.899999999999999" table:style-name="ce5">
            <text:p>16.9</text:p>
          </table:table-cell>
          <table:table-cell office:value-type="float" office:value="95.9" table:style-name="ce5">
            <text:p>95.9</text:p>
          </table:table-cell>
          <table:table-cell office:value-type="float" office:value="2.7E-2" table:style-name="ce1">
            <text:p>0.027</text:p>
          </table:table-cell>
          <table:table-cell table:number-columns-repeated="16372"/>
        </table:table-row>
        <table:table-row table:style-name="ro1">
          <table:table-cell office:value-type="date" office:date-value="2014-07-02T11:00:00" table:style-name="ce2">
            <text:p>7/2/2014 11:00</text:p>
          </table:table-cell>
          <table:table-cell office:value-type="float" office:value="183.45833333321934" table:style-name="ce3">
            <text:p>183.4583333</text:p>
          </table:table-cell>
          <table:table-cell office:value-type="float" office:value="0.876" table:style-name="ce1">
            <text:p>0.876</text:p>
          </table:table-cell>
          <table:table-cell office:value-type="float" office:value="61.72" table:style-name="ce5">
            <text:p>61.72</text:p>
          </table:table-cell>
          <table:table-cell office:value-type="float" office:value="-10.25" table:style-name="ce1">
            <text:p>-10.25</text:p>
          </table:table-cell>
          <table:table-cell office:value-type="float" office:value="51.12" table:style-name="ce1">
            <text:p>51.12</text:p>
          </table:table-cell>
          <table:table-cell office:value-type="float" office:value="0.1840444" table:style-name="ce1">
            <text:p>0.1840444</text:p>
          </table:table-cell>
          <table:table-cell office:value-type="float" office:value="0.2221979" table:style-name="ce5">
            <text:p>0.2221979</text:p>
          </table:table-cell>
          <table:table-cell office:value-type="float" office:value="3.8519999999999999" table:style-name="ce5">
            <text:p>3.852</text:p>
          </table:table-cell>
          <table:table-cell office:value-type="float" office:value="17.170000000000002" table:style-name="ce5">
            <text:p>17.17</text:p>
          </table:table-cell>
          <table:table-cell office:value-type="float" office:value="95.8" table:style-name="ce5">
            <text:p>95.8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2"/>
        </table:table-row>
        <table:table-row table:style-name="ro1">
          <table:table-cell office:value-type="date" office:date-value="2014-07-02T12:00:00" table:style-name="ce2">
            <text:p>7/2/2014 12:00</text:p>
          </table:table-cell>
          <table:table-cell office:value-type="float" office:value="183.49999999988358" table:style-name="ce3">
            <text:p>183.5</text:p>
          </table:table-cell>
          <table:table-cell office:value-type="float" office:value="0.751" table:style-name="ce1">
            <text:p>0.751</text:p>
          </table:table-cell>
          <table:table-cell office:value-type="float" office:value="93.3" table:style-name="ce5">
            <text:p>93.3</text:p>
          </table:table-cell>
          <table:table-cell office:value-type="float" office:value="-15.48" table:style-name="ce1">
            <text:p>-15.48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0.2949928" table:style-name="ce1">
            <text:p>0.2949928</text:p>
          </table:table-cell>
          <table:table-cell office:value-type="float" office:value="0.33575080000000002" table:style-name="ce5">
            <text:p>0.3357508</text:p>
          </table:table-cell>
          <table:table-cell office:value-type="float" office:value="1.83" table:style-name="ce5">
            <text:p>1.83</text:p>
          </table:table-cell>
          <table:table-cell office:value-type="float" office:value="17.96" table:style-name="ce5">
            <text:p>17.96</text:p>
          </table:table-cell>
          <table:table-cell office:value-type="float" office:value="94.2" table:style-name="ce5">
            <text:p>94.2</text:p>
          </table:table-cell>
          <table:table-cell office:value-type="float" office:value="6.4000000000000001E-2" table:style-name="ce1">
            <text:p>0.064</text:p>
          </table:table-cell>
          <table:table-cell table:number-columns-repeated="16372"/>
        </table:table-row>
        <table:table-row table:style-name="ro1">
          <table:table-cell office:value-type="date" office:date-value="2014-07-02T13:00:00" table:style-name="ce2">
            <text:p>7/2/2014 13:00</text:p>
          </table:table-cell>
          <table:table-cell office:value-type="float" office:value="183.54166666654783" table:style-name="ce3">
            <text:p>183.5416667</text:p>
          </table:table-cell>
          <table:table-cell office:value-type="float" office:value="0.376" table:style-name="ce1">
            <text:p>0.376</text:p>
          </table:table-cell>
          <table:table-cell office:value-type="float" office:value="129.6" table:style-name="ce5">
            <text:p>129.6</text:p>
          </table:table-cell>
          <table:table-cell office:value-type="float" office:value="-23.53" table:style-name="ce1">
            <text:p>-23.53</text:p>
          </table:table-cell>
          <table:table-cell office:value-type="float" office:value="120.7" table:style-name="ce1">
            <text:p>120.7</text:p>
          </table:table-cell>
          <table:table-cell office:value-type="float" office:value="0.4346817" table:style-name="ce1">
            <text:p>0.4346817</text:p>
          </table:table-cell>
          <table:table-cell office:value-type="float" office:value="0.46640959999999998" table:style-name="ce5">
            <text:p>0.4664096</text:p>
          </table:table-cell>
          <table:table-cell office:value-type="float" office:value="2.5939999999999999" table:style-name="ce5">
            <text:p>2.594</text:p>
          </table:table-cell>
          <table:table-cell office:value-type="float" office:value="18.14" table:style-name="ce5">
            <text:p>18.14</text:p>
          </table:table-cell>
          <table:table-cell office:value-type="float" office:value="94.5" table:style-name="ce5">
            <text:p>94.5</text:p>
          </table:table-cell>
          <table:table-cell office:value-type="float" office:value="9.1999999999999998E-2" table:style-name="ce1">
            <text:p>0.092</text:p>
          </table:table-cell>
          <table:table-cell table:number-columns-repeated="16372"/>
        </table:table-row>
        <table:table-row table:style-name="ro1">
          <table:table-cell office:value-type="date" office:date-value="2014-07-02T14:00:00" table:style-name="ce2">
            <text:p>7/2/2014 14:00</text:p>
          </table:table-cell>
          <table:table-cell office:value-type="float" office:value="183.58333333321207" table:style-name="ce3">
            <text:p>183.5833333</text:p>
          </table:table-cell>
          <table:table-cell office:value-type="float" office:value="0.125" table:style-name="ce1">
            <text:p>0.125</text:p>
          </table:table-cell>
          <table:table-cell office:value-type="float" office:value="360.3" table:style-name="ce5">
            <text:p>360.3</text:p>
          </table:table-cell>
          <table:table-cell office:value-type="float" office:value="-63.74" table:style-name="ce1">
            <text:p>-63.74</text:p>
          </table:table-cell>
          <table:table-cell office:value-type="float" office:value="337.2" table:style-name="ce1">
            <text:p>337.2</text:p>
          </table:table-cell>
          <table:table-cell office:value-type="float" office:value="1.2138249999999999" table:style-name="ce1">
            <text:p>1.213825</text:p>
          </table:table-cell>
          <table:table-cell office:value-type="float" office:value="1.2972049999999999" table:style-name="ce5">
            <text:p>1.297205</text:p>
          </table:table-cell>
          <table:table-cell office:value-type="float" office:value="4.0140000000000002" table:style-name="ce5">
            <text:p>4.014</text:p>
          </table:table-cell>
          <table:table-cell office:value-type="float" office:value="18.600000000000001" table:style-name="ce5">
            <text:p>18.6</text:p>
          </table:table-cell>
          <table:table-cell office:value-type="float" office:value="87.5" table:style-name="ce5">
            <text:p>87.5</text:p>
          </table:table-cell>
          <table:table-cell office:value-type="float" office:value="0.214" table:style-name="ce1">
            <text:p>0.214</text:p>
          </table:table-cell>
          <table:table-cell table:number-columns-repeated="16372"/>
        </table:table-row>
        <table:table-row table:style-name="ro1">
          <table:table-cell office:value-type="date" office:date-value="2014-07-02T15:00:00" table:style-name="ce2">
            <text:p>7/2/2014 15:00</text:p>
          </table:table-cell>
          <table:table-cell office:value-type="float" office:value="183.62499999987631" table:style-name="ce3">
            <text:p>183.625</text:p>
          </table:table-cell>
          <table:table-cell office:value-type="float" office:value="0" table:style-name="ce1">
            <text:p>0</text:p>
          </table:table-cell>
          <table:table-cell office:value-type="float" office:value="228.6" table:style-name="ce5">
            <text:p>228.6</text:p>
          </table:table-cell>
          <table:table-cell office:value-type="float" office:value="-42.93" table:style-name="ce1">
            <text:p>-42.93</text:p>
          </table:table-cell>
          <table:table-cell office:value-type="float" office:value="215.1" table:style-name="ce1">
            <text:p>215.1</text:p>
          </table:table-cell>
          <table:table-cell office:value-type="float" office:value="0.77438209999999996" table:style-name="ce1">
            <text:p>0.7743821</text:p>
          </table:table-cell>
          <table:table-cell office:value-type="float" office:value="0.82300130000000005" table:style-name="ce5">
            <text:p>0.8230013</text:p>
          </table:table-cell>
          <table:table-cell office:value-type="float" office:value="3.7320000000000002" table:style-name="ce5">
            <text:p>3.732</text:p>
          </table:table-cell>
          <table:table-cell office:value-type="float" office:value="19.39" table:style-name="ce5">
            <text:p>19.39</text:p>
          </table:table-cell>
          <table:table-cell office:value-type="float" office:value="89.2" table:style-name="ce5">
            <text:p>89.2</text:p>
          </table:table-cell>
          <table:table-cell office:value-type="float" office:value="0.154" table:style-name="ce1">
            <text:p>0.154</text:p>
          </table:table-cell>
          <table:table-cell table:number-columns-repeated="16372"/>
        </table:table-row>
        <table:table-row table:style-name="ro1">
          <table:table-cell office:value-type="date" office:date-value="2014-07-02T16:00:00" table:style-name="ce2">
            <text:p>7/2/2014 16:00</text:p>
          </table:table-cell>
          <table:table-cell office:value-type="float" office:value="183.66666666654055" table:style-name="ce3">
            <text:p>183.6666667</text:p>
          </table:table-cell>
          <table:table-cell office:value-type="float" office:value="0" table:style-name="ce1">
            <text:p>0</text:p>
          </table:table-cell>
          <table:table-cell office:value-type="float" office:value="423" table:style-name="ce5">
            <text:p>423</text:p>
          </table:table-cell>
          <table:table-cell office:value-type="float" office:value="-77.400000000000006" table:style-name="ce1">
            <text:p>-77.4</text:p>
          </table:table-cell>
          <table:table-cell office:value-type="float" office:value="386.7" table:style-name="ce1">
            <text:p>386.7</text:p>
          </table:table-cell>
          <table:table-cell office:value-type="float" office:value="1.3919999999999999" table:style-name="ce1">
            <text:p>1.392</text:p>
          </table:table-cell>
          <table:table-cell office:value-type="float" office:value="1.522653" table:style-name="ce5">
            <text:p>1.522653</text:p>
          </table:table-cell>
          <table:table-cell office:value-type="float" office:value="2.5369999999999999" table:style-name="ce5">
            <text:p>2.537</text:p>
          </table:table-cell>
          <table:table-cell office:value-type="float" office:value="20.86" table:style-name="ce5">
            <text:p>20.86</text:p>
          </table:table-cell>
          <table:table-cell office:value-type="float" office:value="82" table:style-name="ce5">
            <text:p>82</text:p>
          </table:table-cell>
          <table:table-cell office:value-type="float" office:value="0.26700000000000002" table:style-name="ce1">
            <text:p>0.267</text:p>
          </table:table-cell>
          <table:table-cell table:number-columns-repeated="16372"/>
        </table:table-row>
        <table:table-row table:style-name="ro1">
          <table:table-cell office:value-type="date" office:date-value="2014-07-02T17:00:00" table:style-name="ce2">
            <text:p>7/2/2014 17:00</text:p>
          </table:table-cell>
          <table:table-cell office:value-type="float" office:value="183.70833333320479" table:style-name="ce3">
            <text:p>183.7083333</text:p>
          </table:table-cell>
          <table:table-cell office:value-type="float" office:value="0" table:style-name="ce1">
            <text:p>0</text:p>
          </table:table-cell>
          <table:table-cell office:value-type="float" office:value="316.5" table:style-name="ce5">
            <text:p>316.5</text:p>
          </table:table-cell>
          <table:table-cell office:value-type="float" office:value="-59.69" table:style-name="ce1">
            <text:p>-59.69</text:p>
          </table:table-cell>
          <table:table-cell office:value-type="float" office:value="291.10000000000002" table:style-name="ce1">
            <text:p>291.1</text:p>
          </table:table-cell>
          <table:table-cell office:value-type="float" office:value="1.048054" table:style-name="ce1">
            <text:p>1.048054</text:p>
          </table:table-cell>
          <table:table-cell office:value-type="float" office:value="1.1393439999999999" table:style-name="ce5">
            <text:p>1.139344</text:p>
          </table:table-cell>
          <table:table-cell office:value-type="float" office:value="2.1680000000000001" table:style-name="ce5">
            <text:p>2.168</text:p>
          </table:table-cell>
          <table:table-cell office:value-type="float" office:value="21.47" table:style-name="ce5">
            <text:p>21.47</text:p>
          </table:table-cell>
          <table:table-cell office:value-type="float" office:value="75.63" table:style-name="ce5">
            <text:p>75.63</text:p>
          </table:table-cell>
          <table:table-cell office:value-type="float" office:value="0.21099999999999999" table:style-name="ce1">
            <text:p>0.211</text:p>
          </table:table-cell>
          <table:table-cell table:number-columns-repeated="16372"/>
        </table:table-row>
        <table:table-row table:style-name="ro1">
          <table:table-cell office:value-type="date" office:date-value="2014-07-02T18:00:00" table:style-name="ce2">
            <text:p>7/2/2014 18:00</text:p>
          </table:table-cell>
          <table:table-cell office:value-type="float" office:value="183.74999999986903" table:style-name="ce3">
            <text:p>183.75</text:p>
          </table:table-cell>
          <table:table-cell office:value-type="float" office:value="0" table:style-name="ce1">
            <text:p>0</text:p>
          </table:table-cell>
          <table:table-cell office:value-type="float" office:value="384.5" table:style-name="ce5">
            <text:p>384.5</text:p>
          </table:table-cell>
          <table:table-cell office:value-type="float" office:value="-78.19" table:style-name="ce1">
            <text:p>-78.19</text:p>
          </table:table-cell>
          <table:table-cell office:value-type="float" office:value="355.3" table:style-name="ce1">
            <text:p>355.3</text:p>
          </table:table-cell>
          <table:table-cell office:value-type="float" office:value="1.2792209999999999" table:style-name="ce1">
            <text:p>1.279221</text:p>
          </table:table-cell>
          <table:table-cell office:value-type="float" office:value="1.384152" table:style-name="ce5">
            <text:p>1.384152</text:p>
          </table:table-cell>
          <table:table-cell office:value-type="float" office:value="2.9020000000000001" table:style-name="ce5">
            <text:p>2.902</text:p>
          </table:table-cell>
          <table:table-cell office:value-type="float" office:value="21.95" table:style-name="ce5">
            <text:p>21.95</text:p>
          </table:table-cell>
          <table:table-cell office:value-type="float" office:value="78.38" table:style-name="ce5">
            <text:p>78.38</text:p>
          </table:table-cell>
          <table:table-cell office:value-type="float" office:value="0.24299999999999999" table:style-name="ce1">
            <text:p>0.243</text:p>
          </table:table-cell>
          <table:table-cell table:number-columns-repeated="16372"/>
        </table:table-row>
        <table:table-row table:style-name="ro1">
          <table:table-cell office:value-type="date" office:date-value="2014-07-02T19:00:00" table:style-name="ce2">
            <text:p>7/2/2014 19:00</text:p>
          </table:table-cell>
          <table:table-cell office:value-type="float" office:value="183.79166666653327" table:style-name="ce3">
            <text:p>183.7916667</text:p>
          </table:table-cell>
          <table:table-cell office:value-type="float" office:value="0" table:style-name="ce1">
            <text:p>0</text:p>
          </table:table-cell>
          <table:table-cell office:value-type="float" office:value="167.6" table:style-name="ce5">
            <text:p>167.6</text:p>
          </table:table-cell>
          <table:table-cell office:value-type="float" office:value="-37.93" table:style-name="ce1">
            <text:p>-37.93</text:p>
          </table:table-cell>
          <table:table-cell office:value-type="float" office:value="152.80000000000001" table:style-name="ce1">
            <text:p>152.8</text:p>
          </table:table-cell>
          <table:table-cell office:value-type="float" office:value="0.55003299999999999" table:style-name="ce1">
            <text:p>0.550033</text:p>
          </table:table-cell>
          <table:table-cell office:value-type="float" office:value="0.60327980000000003" table:style-name="ce5">
            <text:p>0.6032798</text:p>
          </table:table-cell>
          <table:table-cell office:value-type="float" office:value="3.1349999999999998" table:style-name="ce5">
            <text:p>3.135</text:p>
          </table:table-cell>
          <table:table-cell office:value-type="float" office:value="20.75" table:style-name="ce5">
            <text:p>20.75</text:p>
          </table:table-cell>
          <table:table-cell office:value-type="float" office:value="79.66" table:style-name="ce5">
            <text:p>79.66</text:p>
          </table:table-cell>
          <table:table-cell office:value-type="float" office:value="9.7000000000000003E-2" table:style-name="ce1">
            <text:p>0.097</text:p>
          </table:table-cell>
          <table:table-cell table:number-columns-repeated="16372"/>
        </table:table-row>
        <table:table-row table:style-name="ro1">
          <table:table-cell office:value-type="date" office:date-value="2014-07-02T20:00:00" table:style-name="ce2">
            <text:p>7/2/2014 20:00</text:p>
          </table:table-cell>
          <table:table-cell office:value-type="float" office:value="183.83333333319752" table:style-name="ce3">
            <text:p>183.8333333</text:p>
          </table:table-cell>
          <table:table-cell office:value-type="float" office:value="0" table:style-name="ce1">
            <text:p>0</text:p>
          </table:table-cell>
          <table:table-cell office:value-type="float" office:value="49.71" table:style-name="ce5">
            <text:p>49.71</text:p>
          </table:table-cell>
          <table:table-cell office:value-type="float" office:value="-12.06" table:style-name="ce1">
            <text:p>-12.06</text:p>
          </table:table-cell>
          <table:table-cell office:value-type="float" office:value="43.16" table:style-name="ce1">
            <text:p>43.16</text:p>
          </table:table-cell>
          <table:table-cell office:value-type="float" office:value="0.1553773" table:style-name="ce1">
            <text:p>0.1553773</text:p>
          </table:table-cell>
          <table:table-cell office:value-type="float" office:value="0.17894640000000001" table:style-name="ce5">
            <text:p>0.1789464</text:p>
          </table:table-cell>
          <table:table-cell office:value-type="float" office:value="2.919" table:style-name="ce5">
            <text:p>2.919</text:p>
          </table:table-cell>
          <table:table-cell office:value-type="float" office:value="19.46" table:style-name="ce5">
            <text:p>19.46</text:p>
          </table:table-cell>
          <table:table-cell office:value-type="float" office:value="89.7" table:style-name="ce5">
            <text:p>89.7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72"/>
        </table:table-row>
        <table:table-row table:style-name="ro1">
          <table:table-cell office:value-type="date" office:date-value="2014-07-02T21:00:00" table:style-name="ce2">
            <text:p>7/2/2014 21:00</text:p>
          </table:table-cell>
          <table:table-cell office:value-type="float" office:value="183.87499999986176" table:style-name="ce3">
            <text:p>183.875</text:p>
          </table:table-cell>
          <table:table-cell office:value-type="float" office:value="0" table:style-name="ce1">
            <text:p>0</text:p>
          </table:table-cell>
          <table:table-cell office:value-type="float" office:value="-1.911" table:style-name="ce5">
            <text:p>-1.911</text:p>
          </table:table-cell>
          <table:table-cell office:value-type="float" office:value="-0.36399999999999999" table:style-name="ce1">
            <text:p>-0.3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8787259999999999E-3" table:style-name="ce5">
            <text:p>-0.006878726</text:p>
          </table:table-cell>
          <table:table-cell office:value-type="float" office:value="1.972" table:style-name="ce5">
            <text:p>1.972</text:p>
          </table:table-cell>
          <table:table-cell office:value-type="float" office:value="18.04" table:style-name="ce5">
            <text:p>18.04</text:p>
          </table:table-cell>
          <table:table-cell office:value-type="float" office:value="93.8" table:style-name="ce5">
            <text:p>93.8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72"/>
        </table:table-row>
        <table:table-row table:style-name="ro1">
          <table:table-cell office:value-type="date" office:date-value="2014-07-02T22:00:00" table:style-name="ce2">
            <text:p>7/2/2014 22:00</text:p>
          </table:table-cell>
          <table:table-cell office:value-type="float" office:value="183.916666666526" table:style-name="ce3">
            <text:p>183.9166667</text:p>
          </table:table-cell>
          <table:table-cell office:value-type="float" office:value="0" table:style-name="ce1">
            <text:p>0</text:p>
          </table:table-cell>
          <table:table-cell office:value-type="float" office:value="-1.9930000000000001" table:style-name="ce5">
            <text:p>-1.993</text:p>
          </table:table-cell>
          <table:table-cell office:value-type="float" office:value="-0.441" table:style-name="ce1">
            <text:p>-0.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1754260000000004E-3" table:style-name="ce5">
            <text:p>-0.007175426</text:p>
          </table:table-cell>
          <table:table-cell office:value-type="float" office:value="1.43" table:style-name="ce5">
            <text:p>1.43</text:p>
          </table:table-cell>
          <table:table-cell office:value-type="float" office:value="17.39" table:style-name="ce5">
            <text:p>17.39</text:p>
          </table:table-cell>
          <table:table-cell office:value-type="float" office:value="96.1" table:style-name="ce5">
            <text:p>96.1</text:p>
          </table:table-cell>
          <table:table-cell office:value-type="float" office:value="-0.01" table:style-name="ce1">
            <text:p>-0.01</text:p>
          </table:table-cell>
          <table:table-cell table:number-columns-repeated="16372"/>
        </table:table-row>
        <table:table-row table:style-name="ro1">
          <table:table-cell office:value-type="date" office:date-value="2014-07-02T23:00:00" table:style-name="ce2">
            <text:p>7/2/2014 23:00</text:p>
          </table:table-cell>
          <table:table-cell office:value-type="float" office:value="183.95833333319024" table:style-name="ce3">
            <text:p>183.9583333</text:p>
          </table:table-cell>
          <table:table-cell office:value-type="float" office:value="0" table:style-name="ce1">
            <text:p>0</text:p>
          </table:table-cell>
          <table:table-cell office:value-type="float" office:value="-1.996" table:style-name="ce5">
            <text:p>-1.996</text:p>
          </table:table-cell>
          <table:table-cell office:value-type="float" office:value="-0.40799999999999997" table:style-name="ce1">
            <text:p>-0.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1871030000000002E-3" table:style-name="ce5">
            <text:p>-0.007187103</text:p>
          </table:table-cell>
          <table:table-cell office:value-type="float" office:value="0.38400000000000001" table:style-name="ce5">
            <text:p>0.384</text:p>
          </table:table-cell>
          <table:table-cell office:value-type="float" office:value="16.7" table:style-name="ce5">
            <text:p>16.7</text:p>
          </table:table-cell>
          <table:table-cell office:value-type="float" office:value="97.8" table:style-name="ce5">
            <text:p>97.8</text:p>
          </table:table-cell>
          <table:table-cell office:value-type="float" office:value="-1.6E-2" table:style-name="ce1">
            <text:p>-0.016</text:p>
          </table:table-cell>
          <table:table-cell table:number-columns-repeated="16372"/>
        </table:table-row>
        <table:table-row table:style-name="ro1">
          <table:table-cell office:value-type="date" office:date-value="2014-07-03T00:00:00" table:style-name="ce2">
            <text:p>7/3/2014 0:00</text:p>
          </table:table-cell>
          <table:table-cell office:value-type="float" office:value="183.99999999985448" table:style-name="ce3">
            <text:p>184</text:p>
          </table:table-cell>
          <table:table-cell office:value-type="float" office:value="0" table:style-name="ce1">
            <text:p>0</text:p>
          </table:table-cell>
          <table:table-cell office:value-type="float" office:value="-1.7150000000000001" table:style-name="ce5">
            <text:p>-1.715</text:p>
          </table:table-cell>
          <table:table-cell office:value-type="float" office:value="-0.60199999999999998" table:style-name="ce1">
            <text:p>-0.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1752980000000001E-3" table:style-name="ce5">
            <text:p>-0.006175298</text:p>
          </table:table-cell>
          <table:table-cell office:value-type="float" office:value="0.2" table:style-name="ce5">
            <text:p>0.2</text:p>
          </table:table-cell>
          <table:table-cell office:value-type="float" office:value="16.309999999999999" table:style-name="ce5">
            <text:p>16.31</text:p>
          </table:table-cell>
          <table:table-cell office:value-type="float" office:value="98.5" table:style-name="ce5">
            <text:p>98.5</text:p>
          </table:table-cell>
          <table:table-cell office:value-type="float" office:value="-1.7999999999999999E-2" table:style-name="ce1">
            <text:p>-0.018</text:p>
          </table:table-cell>
          <table:table-cell table:number-columns-repeated="16372"/>
        </table:table-row>
        <table:table-row table:style-name="ro1">
          <table:table-cell office:value-type="date" office:date-value="2014-07-03T01:00:00" table:style-name="ce2">
            <text:p>7/3/2014 1:00</text:p>
          </table:table-cell>
          <table:table-cell office:value-type="float" office:value="184.04166666651872" table:style-name="ce3">
            <text:p>184.0416667</text:p>
          </table:table-cell>
          <table:table-cell office:value-type="float" office:value="0" table:style-name="ce1">
            <text:p>0</text:p>
          </table:table-cell>
          <table:table-cell office:value-type="float" office:value="-1.744" table:style-name="ce5">
            <text:p>-1.744</text:p>
          </table:table-cell>
          <table:table-cell office:value-type="float" office:value="-0.58399999999999996" table:style-name="ce1">
            <text:p>-0.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2771190000000003E-3" table:style-name="ce5">
            <text:p>-0.006277119</text:p>
          </table:table-cell>
          <table:table-cell office:value-type="float" office:value="0.25800000000000001" table:style-name="ce5">
            <text:p>0.258</text:p>
          </table:table-cell>
          <table:table-cell office:value-type="float" office:value="16.27" table:style-name="ce5">
            <text:p>16.27</text:p>
          </table:table-cell>
          <table:table-cell office:value-type="float" office:value="98.3" table:style-name="ce5">
            <text:p>98.3</text:p>
          </table:table-cell>
          <table:table-cell office:value-type="float" office:value="-1.7000000000000001E-2" table:style-name="ce1">
            <text:p>-0.017</text:p>
          </table:table-cell>
          <table:table-cell table:number-columns-repeated="16372"/>
        </table:table-row>
        <table:table-row table:style-name="ro1">
          <table:table-cell office:value-type="date" office:date-value="2014-07-03T02:00:00" table:style-name="ce2">
            <text:p>7/3/2014 2:00</text:p>
          </table:table-cell>
          <table:table-cell office:value-type="float" office:value="184.08333333318296" table:style-name="ce3">
            <text:p>184.0833333</text:p>
          </table:table-cell>
          <table:table-cell office:value-type="float" office:value="0" table:style-name="ce1">
            <text:p>0</text:p>
          </table:table-cell>
          <table:table-cell office:value-type="float" office:value="-1.1819999999999999" table:style-name="ce5">
            <text:p>-1.182</text:p>
          </table:table-cell>
          <table:table-cell office:value-type="float" office:value="-0.36099999999999999" table:style-name="ce1">
            <text:p>-0.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2552090000000002E-3" table:style-name="ce5">
            <text:p>-0.004255209</text:p>
          </table:table-cell>
          <table:table-cell office:value-type="float" office:value="0.83799999999999997" table:style-name="ce5">
            <text:p>0.838</text:p>
          </table:table-cell>
          <table:table-cell office:value-type="float" office:value="15.85" table:style-name="ce5">
            <text:p>15.85</text:p>
          </table:table-cell>
          <table:table-cell office:value-type="float" office:value="95.9" table:style-name="ce5">
            <text:p>95.9</text:p>
          </table:table-cell>
          <table:table-cell office:value-type="float" office:value="-1.4E-2" table:style-name="ce1">
            <text:p>-0.014</text:p>
          </table:table-cell>
          <table:table-cell table:number-columns-repeated="16372"/>
        </table:table-row>
        <table:table-row table:style-name="ro1">
          <table:table-cell office:value-type="date" office:date-value="2014-07-03T03:00:00" table:style-name="ce2">
            <text:p>7/3/2014 3:00</text:p>
          </table:table-cell>
          <table:table-cell office:value-type="float" office:value="184.1249999998472" table:style-name="ce3">
            <text:p>184.125</text:p>
          </table:table-cell>
          <table:table-cell office:value-type="float" office:value="0" table:style-name="ce1">
            <text:p>0</text:p>
          </table:table-cell>
          <table:table-cell office:value-type="float" office:value="-0.41299999999999998" table:style-name="ce5">
            <text:p>-0.413</text:p>
          </table:table-cell>
          <table:table-cell office:value-type="float" office:value="-0.72699999999999998" table:style-name="ce1">
            <text:p>-0.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879450000000001E-3" table:style-name="ce5">
            <text:p>-0.001487945</text:p>
          </table:table-cell>
          <table:table-cell office:value-type="float" office:value="2.0110000000000001" table:style-name="ce5">
            <text:p>2.011</text:p>
          </table:table-cell>
          <table:table-cell office:value-type="float" office:value="16.100000000000001" table:style-name="ce5">
            <text:p>16.1</text:p>
          </table:table-cell>
          <table:table-cell office:value-type="float" office:value="95" table:style-name="ce5">
            <text:p>95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03T04:00:00" table:style-name="ce2">
            <text:p>7/3/2014 4:00</text:p>
          </table:table-cell>
          <table:table-cell office:value-type="float" office:value="184.16666666651145" table:style-name="ce3">
            <text:p>184.1666667</text:p>
          </table:table-cell>
          <table:table-cell office:value-type="float" office:value="0" table:style-name="ce1">
            <text:p>0</text:p>
          </table:table-cell>
          <table:table-cell office:value-type="float" office:value="-1.4279999999999999" table:style-name="ce5">
            <text:p>-1.428</text:p>
          </table:table-cell>
          <table:table-cell office:value-type="float" office:value="-0.42299999999999999" table:style-name="ce1">
            <text:p>-0.4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1413609999999997E-3" table:style-name="ce5">
            <text:p>-0.005141361</text:p>
          </table:table-cell>
          <table:table-cell office:value-type="float" office:value="1.609" table:style-name="ce5">
            <text:p>1.609</text:p>
          </table:table-cell>
          <table:table-cell office:value-type="float" office:value="15.9" table:style-name="ce5">
            <text:p>15.9</text:p>
          </table:table-cell>
          <table:table-cell office:value-type="float" office:value="95.9" table:style-name="ce5">
            <text:p>95.9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03T05:00:00" table:style-name="ce2">
            <text:p>7/3/2014 5:00</text:p>
          </table:table-cell>
          <table:table-cell office:value-type="float" office:value="184.20833333317569" table:style-name="ce3">
            <text:p>184.2083333</text:p>
          </table:table-cell>
          <table:table-cell office:value-type="float" office:value="0" table:style-name="ce1">
            <text:p>0</text:p>
          </table:table-cell>
          <table:table-cell office:value-type="float" office:value="-0.41399999999999998" table:style-name="ce5">
            <text:p>-0.414</text:p>
          </table:table-cell>
          <table:table-cell office:value-type="float" office:value="-0.54200000000000004" table:style-name="ce1">
            <text:p>-0.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889020000000001E-3" table:style-name="ce5">
            <text:p>-0.001488902</text:p>
          </table:table-cell>
          <table:table-cell office:value-type="float" office:value="1.4119999999999999" table:style-name="ce5">
            <text:p>1.412</text:p>
          </table:table-cell>
          <table:table-cell office:value-type="float" office:value="16.16" table:style-name="ce5">
            <text:p>16.16</text:p>
          </table:table-cell>
          <table:table-cell office:value-type="float" office:value="94.6" table:style-name="ce5">
            <text:p>94.6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03T06:00:00" table:style-name="ce2">
            <text:p>7/3/2014 6:00</text:p>
          </table:table-cell>
          <table:table-cell office:value-type="float" office:value="184.24999999983993" table:style-name="ce3">
            <text:p>184.25</text:p>
          </table:table-cell>
          <table:table-cell office:value-type="float" office:value="0" table:style-name="ce1">
            <text:p>0</text:p>
          </table:table-cell>
          <table:table-cell office:value-type="float" office:value="1.5009999999999999" table:style-name="ce5">
            <text:p>1.501</text:p>
          </table:table-cell>
          <table:table-cell office:value-type="float" office:value="-0.72099999999999997" table:style-name="ce1">
            <text:p>-0.721</text:p>
          </table:table-cell>
          <table:table-cell office:value-type="float" office:value="0.156" table:style-name="ce1">
            <text:p>0.156</text:p>
          </table:table-cell>
          <table:table-cell office:value-type="float" office:value="5.6076330000000003E-4" table:style-name="ce1">
            <text:p>0.000560763</text:p>
          </table:table-cell>
          <table:table-cell office:value-type="float" office:value="5.4020709999999996E-3" table:style-name="ce5">
            <text:p>0.005402071</text:p>
          </table:table-cell>
          <table:table-cell office:value-type="float" office:value="1.8049999999999999" table:style-name="ce5">
            <text:p>1.805</text:p>
          </table:table-cell>
          <table:table-cell office:value-type="float" office:value="16.100000000000001" table:style-name="ce5">
            <text:p>16.1</text:p>
          </table:table-cell>
          <table:table-cell office:value-type="float" office:value="95.4" table:style-name="ce5">
            <text:p>95.4</text:p>
          </table:table-cell>
          <table:table-cell office:value-type="float" office:value="7.0000000000000001E-3" table:style-name="ce1">
            <text:p>0.007</text:p>
          </table:table-cell>
          <table:table-cell table:number-columns-repeated="16372"/>
        </table:table-row>
        <table:table-row table:style-name="ro1">
          <table:table-cell office:value-type="date" office:date-value="2014-07-03T07:00:00" table:style-name="ce2">
            <text:p>7/3/2014 7:00</text:p>
          </table:table-cell>
          <table:table-cell office:value-type="float" office:value="184.29166666650417" table:style-name="ce3">
            <text:p>184.2916667</text:p>
          </table:table-cell>
          <table:table-cell office:value-type="float" office:value="0" table:style-name="ce1">
            <text:p>0</text:p>
          </table:table-cell>
          <table:table-cell office:value-type="float" office:value="39.06" table:style-name="ce5">
            <text:p>39.06</text:p>
          </table:table-cell>
          <table:table-cell office:value-type="float" office:value="-7.56" table:style-name="ce1">
            <text:p>-7.56</text:p>
          </table:table-cell>
          <table:table-cell office:value-type="float" office:value="29.26" table:style-name="ce1">
            <text:p>29.26</text:p>
          </table:table-cell>
          <table:table-cell office:value-type="float" office:value="0.10532039999999999" table:style-name="ce1">
            <text:p>0.1053204</text:p>
          </table:table-cell>
          <table:table-cell office:value-type="float" office:value="0.1406008" table:style-name="ce5">
            <text:p>0.1406008</text:p>
          </table:table-cell>
          <table:table-cell office:value-type="float" office:value="3.1080000000000001" table:style-name="ce5">
            <text:p>3.108</text:p>
          </table:table-cell>
          <table:table-cell office:value-type="float" office:value="16.420000000000002" table:style-name="ce5">
            <text:p>16.42</text:p>
          </table:table-cell>
          <table:table-cell office:value-type="float" office:value="97.1" table:style-name="ce5">
            <text:p>97.1</text:p>
          </table:table-cell>
          <table:table-cell office:value-type="float" office:value="0.03" table:style-name="ce1">
            <text:p>0.03</text:p>
          </table:table-cell>
          <table:table-cell table:number-columns-repeated="16372"/>
        </table:table-row>
        <table:table-row table:style-name="ro1">
          <table:table-cell office:value-type="date" office:date-value="2014-07-03T08:00:00" table:style-name="ce2">
            <text:p>7/3/2014 8:00</text:p>
          </table:table-cell>
          <table:table-cell office:value-type="float" office:value="184.33333333316841" table:style-name="ce3">
            <text:p>184.3333333</text:p>
          </table:table-cell>
          <table:table-cell office:value-type="float" office:value="0" table:style-name="ce1">
            <text:p>0</text:p>
          </table:table-cell>
          <table:table-cell office:value-type="float" office:value="85.9" table:style-name="ce5">
            <text:p>85.9</text:p>
          </table:table-cell>
          <table:table-cell office:value-type="float" office:value="-15.59" table:style-name="ce1">
            <text:p>-15.59</text:p>
          </table:table-cell>
          <table:table-cell office:value-type="float" office:value="68.97" table:style-name="ce1">
            <text:p>68.97</text:p>
          </table:table-cell>
          <table:table-cell office:value-type="float" office:value="0.2483061" table:style-name="ce1">
            <text:p>0.2483061</text:p>
          </table:table-cell>
          <table:table-cell office:value-type="float" office:value="0.30914530000000001" table:style-name="ce5">
            <text:p>0.3091453</text:p>
          </table:table-cell>
          <table:table-cell office:value-type="float" office:value="3.383" table:style-name="ce5">
            <text:p>3.383</text:p>
          </table:table-cell>
          <table:table-cell office:value-type="float" office:value="16.739999999999998" table:style-name="ce5">
            <text:p>16.74</text:p>
          </table:table-cell>
          <table:table-cell office:value-type="float" office:value="97.8" table:style-name="ce5">
            <text:p>97.8</text:p>
          </table:table-cell>
          <table:table-cell office:value-type="float" office:value="5.1999999999999998E-2" table:style-name="ce1">
            <text:p>0.052</text:p>
          </table:table-cell>
          <table:table-cell table:number-columns-repeated="16372"/>
        </table:table-row>
        <table:table-row table:style-name="ro1">
          <table:table-cell office:value-type="date" office:date-value="2014-07-03T09:00:00" table:style-name="ce2">
            <text:p>7/3/2014 9:00</text:p>
          </table:table-cell>
          <table:table-cell office:value-type="float" office:value="184.37499999983265" table:style-name="ce3">
            <text:p>184.375</text:p>
          </table:table-cell>
          <table:table-cell office:value-type="float" office:value="0" table:style-name="ce1">
            <text:p>0</text:p>
          </table:table-cell>
          <table:table-cell office:value-type="float" office:value="244.9" table:style-name="ce5">
            <text:p>244.9</text:p>
          </table:table-cell>
          <table:table-cell office:value-type="float" office:value="-46.31" table:style-name="ce1">
            <text:p>-46.31</text:p>
          </table:table-cell>
          <table:table-cell office:value-type="float" office:value="211.8" table:style-name="ce1">
            <text:p>211.8</text:p>
          </table:table-cell>
          <table:table-cell office:value-type="float" office:value="0.76255079999999997" table:style-name="ce1">
            <text:p>0.7625508</text:p>
          </table:table-cell>
          <table:table-cell office:value-type="float" office:value="0.88164730000000002" table:style-name="ce5">
            <text:p>0.8816473</text:p>
          </table:table-cell>
          <table:table-cell office:value-type="float" office:value="3.2170000000000001" table:style-name="ce5">
            <text:p>3.217</text:p>
          </table:table-cell>
          <table:table-cell office:value-type="float" office:value="18.7" table:style-name="ce5">
            <text:p>18.7</text:p>
          </table:table-cell>
          <table:table-cell office:value-type="float" office:value="93.2" table:style-name="ce5">
            <text:p>93.2</text:p>
          </table:table-cell>
          <table:table-cell office:value-type="float" office:value="0.151" table:style-name="ce1">
            <text:p>0.151</text:p>
          </table:table-cell>
          <table:table-cell table:number-columns-repeated="16372"/>
        </table:table-row>
        <table:table-row table:style-name="ro1">
          <table:table-cell office:value-type="date" office:date-value="2014-07-03T10:00:00" table:style-name="ce2">
            <text:p>7/3/2014 10:00</text:p>
          </table:table-cell>
          <table:table-cell office:value-type="float" office:value="184.41666666666424" table:style-name="ce3">
            <text:p>184.4166667</text:p>
          </table:table-cell>
          <table:table-cell office:value-type="float" office:value="0" table:style-name="ce1">
            <text:p>0</text:p>
          </table:table-cell>
          <table:table-cell office:value-type="float" office:value="233.3" table:style-name="ce5">
            <text:p>233.3</text:p>
          </table:table-cell>
          <table:table-cell office:value-type="float" office:value="-42.64" table:style-name="ce1">
            <text:p>-42.64</text:p>
          </table:table-cell>
          <table:table-cell office:value-type="float" office:value="205.5" table:style-name="ce1">
            <text:p>205.5</text:p>
          </table:table-cell>
          <table:table-cell office:value-type="float" office:value="0.73975429999999998" table:style-name="ce1">
            <text:p>0.7397543</text:p>
          </table:table-cell>
          <table:table-cell office:value-type="float" office:value="0.83994709999999995" table:style-name="ce5">
            <text:p>0.8399471</text:p>
          </table:table-cell>
          <table:table-cell office:value-type="float" office:value="3.7810000000000001" table:style-name="ce5">
            <text:p>3.781</text:p>
          </table:table-cell>
          <table:table-cell office:value-type="float" office:value="18.940000000000001" table:style-name="ce5">
            <text:p>18.94</text:p>
          </table:table-cell>
          <table:table-cell office:value-type="float" office:value="87.8" table:style-name="ce5">
            <text:p>87.8</text:p>
          </table:table-cell>
          <table:table-cell office:value-type="float" office:value="0.14699999999999999" table:style-name="ce1">
            <text:p>0.147</text:p>
          </table:table-cell>
          <table:table-cell table:number-columns-repeated="16372"/>
        </table:table-row>
        <table:table-row table:style-name="ro1">
          <table:table-cell office:value-type="date" office:date-value="2014-07-03T11:00:00" table:style-name="ce2">
            <text:p>7/3/2014 11:00</text:p>
          </table:table-cell>
          <table:table-cell office:value-type="float" office:value="184.45833333333576" table:style-name="ce3">
            <text:p>184.4583333</text:p>
          </table:table-cell>
          <table:table-cell office:value-type="float" office:value="0" table:style-name="ce1">
            <text:p>0</text:p>
          </table:table-cell>
          <table:table-cell office:value-type="float" office:value="687.3" table:style-name="ce5">
            <text:p>687.3</text:p>
          </table:table-cell>
          <table:table-cell office:value-type="float" office:value="-118.1" table:style-name="ce1">
            <text:p>-118.1</text:p>
          </table:table-cell>
          <table:table-cell office:value-type="float" office:value="602.5" table:style-name="ce1">
            <text:p>602.5</text:p>
          </table:table-cell>
          <table:table-cell office:value-type="float" office:value="2.169063" table:style-name="ce1">
            <text:p>2.169063</text:p>
          </table:table-cell>
          <table:table-cell office:value-type="float" office:value="2.4742579999999998" table:style-name="ce5">
            <text:p>2.474258</text:p>
          </table:table-cell>
          <table:table-cell office:value-type="float" office:value="3.8610000000000002" table:style-name="ce5">
            <text:p>3.861</text:p>
          </table:table-cell>
          <table:table-cell office:value-type="float" office:value="21.86" table:style-name="ce5">
            <text:p>21.86</text:p>
          </table:table-cell>
          <table:table-cell office:value-type="float" office:value="75.989999999999995" table:style-name="ce5">
            <text:p>75.99</text:p>
          </table:table-cell>
          <table:table-cell office:value-type="float" office:value="0.43099999999999999" table:style-name="ce1">
            <text:p>0.431</text:p>
          </table:table-cell>
          <table:table-cell table:number-columns-repeated="16372"/>
        </table:table-row>
        <table:table-row table:style-name="ro1">
          <table:table-cell office:value-type="date" office:date-value="2014-07-03T12:00:00" table:style-name="ce2">
            <text:p>7/3/2014 12:00</text:p>
          </table:table-cell>
          <table:table-cell office:value-type="float" office:value="184.5" table:style-name="ce3">
            <text:p>184.5</text:p>
          </table:table-cell>
          <table:table-cell office:value-type="float" office:value="0" table:style-name="ce1">
            <text:p>0</text:p>
          </table:table-cell>
          <table:table-cell office:value-type="float" office:value="870" table:style-name="ce5">
            <text:p>870</text:p>
          </table:table-cell>
          <table:table-cell office:value-type="float" office:value="-135.30000000000001" table:style-name="ce1">
            <text:p>-135.3</text:p>
          </table:table-cell>
          <table:table-cell office:value-type="float" office:value="742.2" table:style-name="ce1">
            <text:p>742.2</text:p>
          </table:table-cell>
          <table:table-cell office:value-type="float" office:value="2.671942" table:style-name="ce1">
            <text:p>2.671942</text:p>
          </table:table-cell>
          <table:table-cell office:value-type="float" office:value="3.1306509999999999" table:style-name="ce5">
            <text:p>3.130651</text:p>
          </table:table-cell>
          <table:table-cell office:value-type="float" office:value="3.887" table:style-name="ce5">
            <text:p>3.887</text:p>
          </table:table-cell>
          <table:table-cell office:value-type="float" office:value="24.35" table:style-name="ce5">
            <text:p>24.35</text:p>
          </table:table-cell>
          <table:table-cell office:value-type="float" office:value="66.650000000000006" table:style-name="ce5">
            <text:p>66.65</text:p>
          </table:table-cell>
          <table:table-cell office:value-type="float" office:value="0.58799999999999997" table:style-name="ce1">
            <text:p>0.588</text:p>
          </table:table-cell>
          <table:table-cell table:number-columns-repeated="16372"/>
        </table:table-row>
        <table:table-row table:style-name="ro1">
          <table:table-cell office:value-type="date" office:date-value="2014-07-03T13:00:00" table:style-name="ce2">
            <text:p>7/3/2014 13:00</text:p>
          </table:table-cell>
          <table:table-cell office:value-type="float" office:value="184.54166666666424" table:style-name="ce3">
            <text:p>184.5416667</text:p>
          </table:table-cell>
          <table:table-cell office:value-type="float" office:value="0" table:style-name="ce1">
            <text:p>0</text:p>
          </table:table-cell>
          <table:table-cell office:value-type="float" office:value="872" table:style-name="ce5">
            <text:p>872</text:p>
          </table:table-cell>
          <table:table-cell office:value-type="float" office:value="-130.1" table:style-name="ce1">
            <text:p>-130.1</text:p>
          </table:table-cell>
          <table:table-cell office:value-type="float" office:value="751.6" table:style-name="ce1">
            <text:p>751.6</text:p>
          </table:table-cell>
          <table:table-cell office:value-type="float" office:value="2.7057000000000002" table:style-name="ce1">
            <text:p>2.7057</text:p>
          </table:table-cell>
          <table:table-cell office:value-type="float" office:value="3.138919" table:style-name="ce5">
            <text:p>3.138919</text:p>
          </table:table-cell>
          <table:table-cell office:value-type="float" office:value="4.3029999999999999" table:style-name="ce5">
            <text:p>4.303</text:p>
          </table:table-cell>
          <table:table-cell office:value-type="float" office:value="25.88" table:style-name="ce5">
            <text:p>25.88</text:p>
          </table:table-cell>
          <table:table-cell office:value-type="float" office:value="60.69" table:style-name="ce5">
            <text:p>60.69</text:p>
          </table:table-cell>
          <table:table-cell office:value-type="float" office:value="0.624" table:style-name="ce1">
            <text:p>0.624</text:p>
          </table:table-cell>
          <table:table-cell table:number-columns-repeated="16372"/>
        </table:table-row>
        <table:table-row table:style-name="ro1">
          <table:table-cell office:value-type="date" office:date-value="2014-07-03T14:00:00" table:style-name="ce2">
            <text:p>7/3/2014 14:00</text:p>
          </table:table-cell>
          <table:table-cell office:value-type="float" office:value="184.58333333333576" table:style-name="ce3">
            <text:p>184.5833333</text:p>
          </table:table-cell>
          <table:table-cell office:value-type="float" office:value="0" table:style-name="ce1">
            <text:p>0</text:p>
          </table:table-cell>
          <table:table-cell office:value-type="float" office:value="925" table:style-name="ce5">
            <text:p>925</text:p>
          </table:table-cell>
          <table:table-cell office:value-type="float" office:value="-141.5" table:style-name="ce1">
            <text:p>-141.5</text:p>
          </table:table-cell>
          <table:table-cell office:value-type="float" office:value="814" table:style-name="ce1">
            <text:p>814</text:p>
          </table:table-cell>
          <table:table-cell office:value-type="float" office:value="2.9304730000000001" table:style-name="ce1">
            <text:p>2.930473</text:p>
          </table:table-cell>
          <table:table-cell office:value-type="float" office:value="3.3294600000000001" table:style-name="ce5">
            <text:p>3.32946</text:p>
          </table:table-cell>
          <table:table-cell office:value-type="float" office:value="5.1749999999999998" table:style-name="ce5">
            <text:p>5.175</text:p>
          </table:table-cell>
          <table:table-cell office:value-type="float" office:value="27.01" table:style-name="ce5">
            <text:p>27.01</text:p>
          </table:table-cell>
          <table:table-cell office:value-type="float" office:value="56.49" table:style-name="ce5">
            <text:p>56.49</text:p>
          </table:table-cell>
          <table:table-cell office:value-type="float" office:value="0.69" table:style-name="ce1">
            <text:p>0.69</text:p>
          </table:table-cell>
          <table:table-cell table:number-columns-repeated="16372"/>
        </table:table-row>
        <table:table-row table:style-name="ro1">
          <table:table-cell office:value-type="date" office:date-value="2014-07-03T15:00:00" table:style-name="ce2">
            <text:p>7/3/2014 15:00</text:p>
          </table:table-cell>
          <table:table-cell office:value-type="float" office:value="184.625" table:style-name="ce3">
            <text:p>184.625</text:p>
          </table:table-cell>
          <table:table-cell office:value-type="float" office:value="0" table:style-name="ce1">
            <text:p>0</text:p>
          </table:table-cell>
          <table:table-cell office:value-type="float" office:value="929" table:style-name="ce5">
            <text:p>929</text:p>
          </table:table-cell>
          <table:table-cell office:value-type="float" office:value="-150.30000000000001" table:style-name="ce1">
            <text:p>-150.3</text:p>
          </table:table-cell>
          <table:table-cell office:value-type="float" office:value="810" table:style-name="ce1">
            <text:p>810</text:p>
          </table:table-cell>
          <table:table-cell office:value-type="float" office:value="2.9174549999999999" table:style-name="ce1">
            <text:p>2.917455</text:p>
          </table:table-cell>
          <table:table-cell office:value-type="float" office:value="3.3434659999999998" table:style-name="ce5">
            <text:p>3.343466</text:p>
          </table:table-cell>
          <table:table-cell office:value-type="float" office:value="4.8810000000000002" table:style-name="ce5">
            <text:p>4.881</text:p>
          </table:table-cell>
          <table:table-cell office:value-type="float" office:value="27.82" table:style-name="ce5">
            <text:p>27.82</text:p>
          </table:table-cell>
          <table:table-cell office:value-type="float" office:value="52.87" table:style-name="ce5">
            <text:p>52.87</text:p>
          </table:table-cell>
          <table:table-cell office:value-type="float" office:value="0.71499999999999997" table:style-name="ce1">
            <text:p>0.715</text:p>
          </table:table-cell>
          <table:table-cell table:number-columns-repeated="16372"/>
        </table:table-row>
        <table:table-row table:style-name="ro1">
          <table:table-cell office:value-type="date" office:date-value="2014-07-03T16:00:00" table:style-name="ce2">
            <text:p>7/3/2014 16:00</text:p>
          </table:table-cell>
          <table:table-cell office:value-type="float" office:value="184.66666666666424" table:style-name="ce3">
            <text:p>184.6666667</text:p>
          </table:table-cell>
          <table:table-cell office:value-type="float" office:value="0" table:style-name="ce1">
            <text:p>0</text:p>
          </table:table-cell>
          <table:table-cell office:value-type="float" office:value="665.9" table:style-name="ce5">
            <text:p>665.9</text:p>
          </table:table-cell>
          <table:table-cell office:value-type="float" office:value="-117.9" table:style-name="ce1">
            <text:p>-117.9</text:p>
          </table:table-cell>
          <table:table-cell office:value-type="float" office:value="585.4" table:style-name="ce1">
            <text:p>585.4</text:p>
          </table:table-cell>
          <table:table-cell office:value-type="float" office:value="2.1073270000000002" table:style-name="ce1">
            <text:p>2.107327</text:p>
          </table:table-cell>
          <table:table-cell office:value-type="float" office:value="2.3973930000000001" table:style-name="ce5">
            <text:p>2.397393</text:p>
          </table:table-cell>
          <table:table-cell office:value-type="float" office:value="4.7869999999999999" table:style-name="ce5">
            <text:p>4.787</text:p>
          </table:table-cell>
          <table:table-cell office:value-type="float" office:value="27.78" table:style-name="ce5">
            <text:p>27.78</text:p>
          </table:table-cell>
          <table:table-cell office:value-type="float" office:value="58" table:style-name="ce5">
            <text:p>58</text:p>
          </table:table-cell>
          <table:table-cell office:value-type="float" office:value="0.54600000000000004" table:style-name="ce1">
            <text:p>0.546</text:p>
          </table:table-cell>
          <table:table-cell table:number-columns-repeated="16372"/>
        </table:table-row>
        <table:table-row table:style-name="ro1">
          <table:table-cell office:value-type="date" office:date-value="2014-07-03T17:00:00" table:style-name="ce2">
            <text:p>7/3/2014 17:00</text:p>
          </table:table-cell>
          <table:table-cell office:value-type="float" office:value="184.70833333333576" table:style-name="ce3">
            <text:p>184.7083333</text:p>
          </table:table-cell>
          <table:table-cell office:value-type="float" office:value="0" table:style-name="ce1">
            <text:p>0</text:p>
          </table:table-cell>
          <table:table-cell office:value-type="float" office:value="437.5" table:style-name="ce5">
            <text:p>437.5</text:p>
          </table:table-cell>
          <table:table-cell office:value-type="float" office:value="-85" table:style-name="ce1">
            <text:p>-85</text:p>
          </table:table-cell>
          <table:table-cell office:value-type="float" office:value="380.9" table:style-name="ce1">
            <text:p>380.9</text:p>
          </table:table-cell>
          <table:table-cell office:value-type="float" office:value="1.371243" table:style-name="ce1">
            <text:p>1.371243</text:p>
          </table:table-cell>
          <table:table-cell office:value-type="float" office:value="1.574846" table:style-name="ce5">
            <text:p>1.574846</text:p>
          </table:table-cell>
          <table:table-cell office:value-type="float" office:value="4.78" table:style-name="ce5">
            <text:p>4.78</text:p>
          </table:table-cell>
          <table:table-cell office:value-type="float" office:value="27.22" table:style-name="ce5">
            <text:p>27.22</text:p>
          </table:table-cell>
          <table:table-cell office:value-type="float" office:value="54.56" table:style-name="ce5">
            <text:p>54.56</text:p>
          </table:table-cell>
          <table:table-cell office:value-type="float" office:value="0.38400000000000001" table:style-name="ce1">
            <text:p>0.384</text:p>
          </table:table-cell>
          <table:table-cell table:number-columns-repeated="16372"/>
        </table:table-row>
        <table:table-row table:style-name="ro1">
          <table:table-cell office:value-type="date" office:date-value="2014-07-03T18:00:00" table:style-name="ce2">
            <text:p>7/3/2014 18:00</text:p>
          </table:table-cell>
          <table:table-cell office:value-type="float" office:value="184.75" table:style-name="ce3">
            <text:p>184.75</text:p>
          </table:table-cell>
          <table:table-cell office:value-type="float" office:value="0" table:style-name="ce1">
            <text:p>0</text:p>
          </table:table-cell>
          <table:table-cell office:value-type="float" office:value="314.39999999999998" table:style-name="ce5">
            <text:p>314.4</text:p>
          </table:table-cell>
          <table:table-cell office:value-type="float" office:value="-67.73" table:style-name="ce1">
            <text:p>-67.73</text:p>
          </table:table-cell>
          <table:table-cell office:value-type="float" office:value="276.5" table:style-name="ce1">
            <text:p>276.5</text:p>
          </table:table-cell>
          <table:table-cell office:value-type="float" office:value="0.99556670000000003" table:style-name="ce1">
            <text:p>0.9955667</text:p>
          </table:table-cell>
          <table:table-cell office:value-type="float" office:value="1.1318539999999999" table:style-name="ce5">
            <text:p>1.131854</text:p>
          </table:table-cell>
          <table:table-cell office:value-type="float" office:value="4.8029999999999999" table:style-name="ce5">
            <text:p>4.803</text:p>
          </table:table-cell>
          <table:table-cell office:value-type="float" office:value="27.08" table:style-name="ce5">
            <text:p>27.08</text:p>
          </table:table-cell>
          <table:table-cell office:value-type="float" office:value="56.02" table:style-name="ce5">
            <text:p>56.02</text:p>
          </table:table-cell>
          <table:table-cell office:value-type="float" office:value="0.307" table:style-name="ce1">
            <text:p>0.307</text:p>
          </table:table-cell>
          <table:table-cell table:number-columns-repeated="16372"/>
        </table:table-row>
        <table:table-row table:style-name="ro1">
          <table:table-cell office:value-type="date" office:date-value="2014-07-03T19:00:00" table:style-name="ce2">
            <text:p>7/3/2014 19:00</text:p>
          </table:table-cell>
          <table:table-cell office:value-type="float" office:value="184.79166666666424" table:style-name="ce3">
            <text:p>184.7916667</text:p>
          </table:table-cell>
          <table:table-cell office:value-type="float" office:value="0" table:style-name="ce1">
            <text:p>0</text:p>
          </table:table-cell>
          <table:table-cell office:value-type="float" office:value="197.4" table:style-name="ce5">
            <text:p>197.4</text:p>
          </table:table-cell>
          <table:table-cell office:value-type="float" office:value="-46.01" table:style-name="ce1">
            <text:p>-46.01</text:p>
          </table:table-cell>
          <table:table-cell office:value-type="float" office:value="174.2" table:style-name="ce1">
            <text:p>174.2</text:p>
          </table:table-cell>
          <table:table-cell office:value-type="float" office:value="0.62697729999999996" table:style-name="ce1">
            <text:p>0.6269773</text:p>
          </table:table-cell>
          <table:table-cell office:value-type="float" office:value="0.71061070000000004" table:style-name="ce5">
            <text:p>0.7106107</text:p>
          </table:table-cell>
          <table:table-cell office:value-type="float" office:value="4.5659999999999998" table:style-name="ce5">
            <text:p>4.566</text:p>
          </table:table-cell>
          <table:table-cell office:value-type="float" office:value="26.21" table:style-name="ce5">
            <text:p>26.21</text:p>
          </table:table-cell>
          <table:table-cell office:value-type="float" office:value="62.46" table:style-name="ce5">
            <text:p>62.46</text:p>
          </table:table-cell>
          <table:table-cell office:value-type="float" office:value="0.21199999999999999" table:style-name="ce1">
            <text:p>0.212</text:p>
          </table:table-cell>
          <table:table-cell table:number-columns-repeated="16372"/>
        </table:table-row>
        <table:table-row table:style-name="ro1">
          <table:table-cell office:value-type="date" office:date-value="2014-07-03T20:00:00" table:style-name="ce2">
            <text:p>7/3/2014 20:00</text:p>
          </table:table-cell>
          <table:table-cell office:value-type="float" office:value="184.83333333333576" table:style-name="ce3">
            <text:p>184.8333333</text:p>
          </table:table-cell>
          <table:table-cell office:value-type="float" office:value="0" table:style-name="ce1">
            <text:p>0</text:p>
          </table:table-cell>
          <table:table-cell office:value-type="float" office:value="51.35" table:style-name="ce5">
            <text:p>51.35</text:p>
          </table:table-cell>
          <table:table-cell office:value-type="float" office:value="-12.14" table:style-name="ce1">
            <text:p>-12.14</text:p>
          </table:table-cell>
          <table:table-cell office:value-type="float" office:value="43.23" table:style-name="ce1">
            <text:p>43.23</text:p>
          </table:table-cell>
          <table:table-cell office:value-type="float" office:value="0.15563579999999999" table:style-name="ce1">
            <text:p>0.1556358</text:p>
          </table:table-cell>
          <table:table-cell office:value-type="float" office:value="0.184868" table:style-name="ce5">
            <text:p>0.184868</text:p>
          </table:table-cell>
          <table:table-cell office:value-type="float" office:value="3.8820000000000001" table:style-name="ce5">
            <text:p>3.882</text:p>
          </table:table-cell>
          <table:table-cell office:value-type="float" office:value="24.32" table:style-name="ce5">
            <text:p>24.32</text:p>
          </table:table-cell>
          <table:table-cell office:value-type="float" office:value="73.709999999999994" table:style-name="ce5">
            <text:p>73.71</text:p>
          </table:table-cell>
          <table:table-cell office:value-type="float" office:value="5.3999999999999999E-2" table:style-name="ce1">
            <text:p>0.054</text:p>
          </table:table-cell>
          <table:table-cell table:number-columns-repeated="16372"/>
        </table:table-row>
        <table:table-row table:style-name="ro1">
          <table:table-cell office:value-type="date" office:date-value="2014-07-03T21:00:00" table:style-name="ce2">
            <text:p>7/3/2014 21:00</text:p>
          </table:table-cell>
          <table:table-cell office:value-type="float" office:value="184.875" table:style-name="ce3">
            <text:p>184.875</text:p>
          </table:table-cell>
          <table:table-cell office:value-type="float" office:value="0" table:style-name="ce1">
            <text:p>0</text:p>
          </table:table-cell>
          <table:table-cell office:value-type="float" office:value="-1.746" table:style-name="ce5">
            <text:p>-1.746</text:p>
          </table:table-cell>
          <table:table-cell office:value-type="float" office:value="-0.113" table:style-name="ce1">
            <text:p>-0.11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9.3200819999999999E-6" table:style-name="ce4">
            <text:p>9.32E-06</text:p>
          </table:table-cell>
          <table:table-cell office:value-type="float" office:value="-6.2859309999999998E-3" table:style-name="ce5">
            <text:p>-0.006285931</text:p>
          </table:table-cell>
          <table:table-cell office:value-type="float" office:value="3.1349999999999998" table:style-name="ce5">
            <text:p>3.135</text:p>
          </table:table-cell>
          <table:table-cell office:value-type="float" office:value="22.24" table:style-name="ce5">
            <text:p>22.24</text:p>
          </table:table-cell>
          <table:table-cell office:value-type="float" office:value="84.3" table:style-name="ce5">
            <text:p>84.3</text:p>
          </table:table-cell>
          <table:table-cell office:value-type="float" office:value="1.4E-2" table:style-name="ce1">
            <text:p>0.014</text:p>
          </table:table-cell>
          <table:table-cell table:number-columns-repeated="16372"/>
        </table:table-row>
        <table:table-row table:style-name="ro1">
          <table:table-cell office:value-type="date" office:date-value="2014-07-03T22:00:00" table:style-name="ce2">
            <text:p>7/3/2014 22:00</text:p>
          </table:table-cell>
          <table:table-cell office:value-type="float" office:value="184.91666666666424" table:style-name="ce3">
            <text:p>184.9166667</text:p>
          </table:table-cell>
          <table:table-cell office:value-type="float" office:value="0" table:style-name="ce1">
            <text:p>0</text:p>
          </table:table-cell>
          <table:table-cell office:value-type="float" office:value="-2.42" table:style-name="ce5">
            <text:p>-2.42</text:p>
          </table:table-cell>
          <table:table-cell office:value-type="float" office:value="-0.26200000000000001" table:style-name="ce1">
            <text:p>-0.2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7102080000000005E-3" table:style-name="ce5">
            <text:p>-0.008710208</text:p>
          </table:table-cell>
          <table:table-cell office:value-type="float" office:value="2.952" table:style-name="ce5">
            <text:p>2.952</text:p>
          </table:table-cell>
          <table:table-cell office:value-type="float" office:value="20.93" table:style-name="ce5">
            <text:p>20.93</text:p>
          </table:table-cell>
          <table:table-cell office:value-type="float" office:value="89" table:style-name="ce5">
            <text:p>89</text:p>
          </table:table-cell>
          <table:table-cell office:value-type="float" office:value="1E-3" table:style-name="ce1">
            <text:p>0.001</text:p>
          </table:table-cell>
          <table:table-cell table:number-columns-repeated="16372"/>
        </table:table-row>
        <table:table-row table:style-name="ro1">
          <table:table-cell office:value-type="date" office:date-value="2014-07-03T23:00:00" table:style-name="ce2">
            <text:p>7/3/2014 23:00</text:p>
          </table:table-cell>
          <table:table-cell office:value-type="float" office:value="184.95833333333576" table:style-name="ce3">
            <text:p>184.9583333</text:p>
          </table:table-cell>
          <table:table-cell office:value-type="float" office:value="0" table:style-name="ce1">
            <text:p>0</text:p>
          </table:table-cell>
          <table:table-cell office:value-type="float" office:value="-2.0830000000000002" table:style-name="ce5">
            <text:p>-2.083</text:p>
          </table:table-cell>
          <table:table-cell office:value-type="float" office:value="-0.30199999999999999" table:style-name="ce1">
            <text:p>-0.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4995820000000003E-3" table:style-name="ce5">
            <text:p>-0.007499582</text:p>
          </table:table-cell>
          <table:table-cell office:value-type="float" office:value="4.3689999999999998" table:style-name="ce5">
            <text:p>4.369</text:p>
          </table:table-cell>
          <table:table-cell office:value-type="float" office:value="20.5" table:style-name="ce5">
            <text:p>20.5</text:p>
          </table:table-cell>
          <table:table-cell office:value-type="float" office:value="92.4" table:style-name="ce5">
            <text:p>92.4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2"/>
        </table:table-row>
        <table:table-row table:style-name="ro1">
          <table:table-cell office:value-type="date" office:date-value="2014-07-04T00:00:00" table:style-name="ce2">
            <text:p>7/4/2014 0:00</text:p>
          </table:table-cell>
          <table:table-cell office:value-type="float" office:value="185" table:style-name="ce3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-1.774" table:style-name="ce5">
            <text:p>-1.774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3867840000000004E-3" table:style-name="ce5">
            <text:p>-0.006386784</text:p>
          </table:table-cell>
          <table:table-cell office:value-type="float" office:value="4.24" table:style-name="ce5">
            <text:p>4.24</text:p>
          </table:table-cell>
          <table:table-cell office:value-type="float" office:value="19.760000000000002" table:style-name="ce5">
            <text:p>19.76</text:p>
          </table:table-cell>
          <table:table-cell office:value-type="float" office:value="96.3" table:style-name="ce5">
            <text:p>96.3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72"/>
        </table:table-row>
        <table:table-row table:style-name="ro1">
          <table:table-cell office:value-type="date" office:date-value="2014-07-04T01:00:00" table:style-name="ce2">
            <text:p>7/4/2014 1:00</text:p>
          </table:table-cell>
          <table:table-cell office:value-type="float" office:value="185.04166666666424" table:style-name="ce3">
            <text:p>185.0416667</text:p>
          </table:table-cell>
          <table:table-cell office:value-type="float" office:value="0" table:style-name="ce1">
            <text:p>0</text:p>
          </table:table-cell>
          <table:table-cell office:value-type="float" office:value="-1.252" table:style-name="ce5">
            <text:p>-1.252</text:p>
          </table:table-cell>
          <table:table-cell office:value-type="float" office:value="-0.17899999999999999" table:style-name="ce1">
            <text:p>-0.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507311E-3" table:style-name="ce5">
            <text:p>-0.004507311</text:p>
          </table:table-cell>
          <table:table-cell office:value-type="float" office:value="4.8029999999999999" table:style-name="ce5">
            <text:p>4.803</text:p>
          </table:table-cell>
          <table:table-cell office:value-type="float" office:value="19.41" table:style-name="ce5">
            <text:p>19.41</text:p>
          </table:table-cell>
          <table:table-cell office:value-type="float" office:value="96.8" table:style-name="ce5">
            <text:p>96.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72"/>
        </table:table-row>
        <table:table-row table:style-name="ro1">
          <table:table-cell office:value-type="date" office:date-value="2014-07-04T02:00:00" table:style-name="ce2">
            <text:p>7/4/2014 2:00</text:p>
          </table:table-cell>
          <table:table-cell office:value-type="float" office:value="185.08333333333576" table:style-name="ce3">
            <text:p>185.0833333</text:p>
          </table:table-cell>
          <table:table-cell office:value-type="float" office:value="0" table:style-name="ce1">
            <text:p>0</text:p>
          </table:table-cell>
          <table:table-cell office:value-type="float" office:value="-1.446" table:style-name="ce5">
            <text:p>-1.446</text:p>
          </table:table-cell>
          <table:table-cell office:value-type="float" office:value="-0.109" table:style-name="ce1">
            <text:p>-0.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2052349999999999E-3" table:style-name="ce5">
            <text:p>-0.005205235</text:p>
          </table:table-cell>
          <table:table-cell office:value-type="float" office:value="4.5590000000000002" table:style-name="ce5">
            <text:p>4.559</text:p>
          </table:table-cell>
          <table:table-cell office:value-type="float" office:value="18.72" table:style-name="ce5">
            <text:p>18.72</text:p>
          </table:table-cell>
          <table:table-cell office:value-type="float" office:value="97.7" table:style-name="ce5">
            <text:p>97.7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72"/>
        </table:table-row>
        <table:table-row table:style-name="ro1">
          <table:table-cell office:value-type="date" office:date-value="2014-07-04T03:00:00" table:style-name="ce2">
            <text:p>7/4/2014 3:00</text:p>
          </table:table-cell>
          <table:table-cell office:value-type="float" office:value="185.125" table:style-name="ce3">
            <text:p>185.125</text:p>
          </table:table-cell>
          <table:table-cell office:value-type="float" office:value="0" table:style-name="ce1">
            <text:p>0</text:p>
          </table:table-cell>
          <table:table-cell office:value-type="float" office:value="-1.3819999999999999" table:style-name="ce5">
            <text:p>-1.382</text:p>
          </table:table-cell>
          <table:table-cell office:value-type="float" office:value="-0.21299999999999999" table:style-name="ce1">
            <text:p>-0.2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9765149999999999E-3" table:style-name="ce5">
            <text:p>-0.004976515</text:p>
          </table:table-cell>
          <table:table-cell office:value-type="float" office:value="4.3869999999999996" table:style-name="ce5">
            <text:p>4.387</text:p>
          </table:table-cell>
          <table:table-cell office:value-type="float" office:value="18.21" table:style-name="ce5">
            <text:p>18.21</text:p>
          </table:table-cell>
          <table:table-cell office:value-type="float" office:value="97.9" table:style-name="ce5">
            <text:p>97.9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04T04:00:00" table:style-name="ce2">
            <text:p>7/4/2014 4:00</text:p>
          </table:table-cell>
          <table:table-cell office:value-type="float" office:value="185.16666666666424" table:style-name="ce3">
            <text:p>185.1666667</text:p>
          </table:table-cell>
          <table:table-cell office:value-type="float" office:value="0" table:style-name="ce1">
            <text:p>0</text:p>
          </table:table-cell>
          <table:table-cell office:value-type="float" office:value="-1.262" table:style-name="ce5">
            <text:p>-1.262</text:p>
          </table:table-cell>
          <table:table-cell office:value-type="float" office:value="-0.253" table:style-name="ce1">
            <text:p>-0.2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5432409999999999E-3" table:style-name="ce5">
            <text:p>-0.004543241</text:p>
          </table:table-cell>
          <table:table-cell office:value-type="float" office:value="3.319" table:style-name="ce5">
            <text:p>3.319</text:p>
          </table:table-cell>
          <table:table-cell office:value-type="float" office:value="17.84" table:style-name="ce5">
            <text:p>17.84</text:p>
          </table:table-cell>
          <table:table-cell office:value-type="float" office:value="98" table:style-name="ce5">
            <text:p>98</text:p>
          </table:table-cell>
          <table:table-cell office:value-type="float" office:value="-1.2E-2" table:style-name="ce1">
            <text:p>-0.012</text:p>
          </table:table-cell>
          <table:table-cell table:number-columns-repeated="16372"/>
        </table:table-row>
        <table:table-row table:style-name="ro1">
          <table:table-cell office:value-type="date" office:date-value="2014-07-04T05:00:00" table:style-name="ce2">
            <text:p>7/4/2014 5:00</text:p>
          </table:table-cell>
          <table:table-cell office:value-type="float" office:value="185.20833333333576" table:style-name="ce3">
            <text:p>185.2083333</text:p>
          </table:table-cell>
          <table:table-cell office:value-type="float" office:value="0" table:style-name="ce1">
            <text:p>0</text:p>
          </table:table-cell>
          <table:table-cell office:value-type="float" office:value="-1.0900000000000001" table:style-name="ce5">
            <text:p>-1.09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9248069999999998E-3" table:style-name="ce5">
            <text:p>-0.003924807</text:p>
          </table:table-cell>
          <table:table-cell office:value-type="float" office:value="2.7879999999999998" table:style-name="ce5">
            <text:p>2.788</text:p>
          </table:table-cell>
          <table:table-cell office:value-type="float" office:value="17.53" table:style-name="ce5">
            <text:p>17.53</text:p>
          </table:table-cell>
          <table:table-cell office:value-type="float" office:value="98.6" table:style-name="ce5">
            <text:p>98.6</text:p>
          </table:table-cell>
          <table:table-cell office:value-type="float" office:value="-1.4E-2" table:style-name="ce1">
            <text:p>-0.014</text:p>
          </table:table-cell>
          <table:table-cell table:number-columns-repeated="16372"/>
        </table:table-row>
        <table:table-row table:style-name="ro1">
          <table:table-cell office:value-type="date" office:date-value="2014-07-04T06:00:00" table:style-name="ce2">
            <text:p>7/4/2014 6:00</text:p>
          </table:table-cell>
          <table:table-cell office:value-type="float" office:value="185.25" table:style-name="ce3">
            <text:p>185.25</text:p>
          </table:table-cell>
          <table:table-cell office:value-type="float" office:value="0" table:style-name="ce1">
            <text:p>0</text:p>
          </table:table-cell>
          <table:table-cell office:value-type="float" office:value="3.9790000000000001" table:style-name="ce5">
            <text:p>3.979</text:p>
          </table:table-cell>
          <table:table-cell office:value-type="float" office:value="-1.4990000000000001" table:style-name="ce1">
            <text:p>-1.499</text:p>
          </table:table-cell>
          <table:table-cell office:value-type="float" office:value="2.23" table:style-name="ce1">
            <text:p>2.23</text:p>
          </table:table-cell>
          <table:table-cell office:value-type="float" office:value="8.0285200000000008E-3" table:style-name="ce1">
            <text:p>0.00802852</text:p>
          </table:table-cell>
          <table:table-cell office:value-type="float" office:value="1.432478E-2" table:style-name="ce5">
            <text:p>0.01432478</text:p>
          </table:table-cell>
          <table:table-cell office:value-type="float" office:value="2.8679999999999999" table:style-name="ce5">
            <text:p>2.868</text:p>
          </table:table-cell>
          <table:table-cell office:value-type="float" office:value="17.52" table:style-name="ce5">
            <text:p>17.52</text:p>
          </table:table-cell>
          <table:table-cell office:value-type="float" office:value="98.4" table:style-name="ce5">
            <text:p>98.4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2"/>
        </table:table-row>
        <table:table-row table:style-name="ro1">
          <table:table-cell office:value-type="date" office:date-value="2014-07-04T07:00:00" table:style-name="ce2">
            <text:p>7/4/2014 7:00</text:p>
          </table:table-cell>
          <table:table-cell office:value-type="float" office:value="185.29166666666424" table:style-name="ce3">
            <text:p>185.2916667</text:p>
          </table:table-cell>
          <table:table-cell office:value-type="float" office:value="0" table:style-name="ce1">
            <text:p>0</text:p>
          </table:table-cell>
          <table:table-cell office:value-type="float" office:value="77.7" table:style-name="ce5">
            <text:p>77.7</text:p>
          </table:table-cell>
          <table:table-cell office:value-type="float" office:value="-17.149999999999999" table:style-name="ce1">
            <text:p>-17.15</text:p>
          </table:table-cell>
          <table:table-cell office:value-type="float" office:value="66.569999999999993" table:style-name="ce1">
            <text:p>66.57</text:p>
          </table:table-cell>
          <table:table-cell office:value-type="float" office:value="0.23966280000000001" table:style-name="ce1">
            <text:p>0.2396628</text:p>
          </table:table-cell>
          <table:table-cell office:value-type="float" office:value="0.27973720000000002" table:style-name="ce5">
            <text:p>0.2797372</text:p>
          </table:table-cell>
          <table:table-cell office:value-type="float" office:value="3.206" table:style-name="ce5">
            <text:p>3.206</text:p>
          </table:table-cell>
          <table:table-cell office:value-type="float" office:value="18.09" table:style-name="ce5">
            <text:p>18.09</text:p>
          </table:table-cell>
          <table:table-cell office:value-type="float" office:value="96.2" table:style-name="ce5">
            <text:p>96.2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72"/>
        </table:table-row>
        <table:table-row table:style-name="ro1">
          <table:table-cell office:value-type="date" office:date-value="2014-07-04T08:00:00" table:style-name="ce2">
            <text:p>7/4/2014 8:00</text:p>
          </table:table-cell>
          <table:table-cell office:value-type="float" office:value="185.33333333333576" table:style-name="ce3">
            <text:p>185.3333333</text:p>
          </table:table-cell>
          <table:table-cell office:value-type="float" office:value="0" table:style-name="ce1">
            <text:p>0</text:p>
          </table:table-cell>
          <table:table-cell office:value-type="float" office:value="137.30000000000001" table:style-name="ce5">
            <text:p>137.3</text:p>
          </table:table-cell>
          <table:table-cell office:value-type="float" office:value="-29.27" table:style-name="ce1">
            <text:p>-29.27</text:p>
          </table:table-cell>
          <table:table-cell office:value-type="float" office:value="113.9" table:style-name="ce1">
            <text:p>113.9</text:p>
          </table:table-cell>
          <table:table-cell office:value-type="float" office:value="0.40997090000000003" table:style-name="ce1">
            <text:p>0.4099709</text:p>
          </table:table-cell>
          <table:table-cell office:value-type="float" office:value="0.49415330000000002" table:style-name="ce5">
            <text:p>0.4941533</text:p>
          </table:table-cell>
          <table:table-cell office:value-type="float" office:value="3.4609999999999999" table:style-name="ce5">
            <text:p>3.461</text:p>
          </table:table-cell>
          <table:table-cell office:value-type="float" office:value="18.739999999999998" table:style-name="ce5">
            <text:p>18.74</text:p>
          </table:table-cell>
          <table:table-cell office:value-type="float" office:value="92.5" table:style-name="ce5">
            <text:p>92.5</text:p>
          </table:table-cell>
          <table:table-cell office:value-type="float" office:value="8.8999999999999996E-2" table:style-name="ce1">
            <text:p>0.089</text:p>
          </table:table-cell>
          <table:table-cell table:number-columns-repeated="16372"/>
        </table:table-row>
        <table:table-row table:style-name="ro1">
          <table:table-cell office:value-type="date" office:date-value="2014-07-04T09:00:00" table:style-name="ce2">
            <text:p>7/4/2014 9:00</text:p>
          </table:table-cell>
          <table:table-cell office:value-type="float" office:value="185.375" table:style-name="ce3">
            <text:p>185.375</text:p>
          </table:table-cell>
          <table:table-cell office:value-type="float" office:value="0" table:style-name="ce1">
            <text:p>0</text:p>
          </table:table-cell>
          <table:table-cell office:value-type="float" office:value="248.8" table:style-name="ce5">
            <text:p>248.8</text:p>
          </table:table-cell>
          <table:table-cell office:value-type="float" office:value="-50.98" table:style-name="ce1">
            <text:p>-50.98</text:p>
          </table:table-cell>
          <table:table-cell office:value-type="float" office:value="210.2" table:style-name="ce1">
            <text:p>210.2</text:p>
          </table:table-cell>
          <table:table-cell office:value-type="float" office:value="0.75656069999999997" table:style-name="ce1">
            <text:p>0.7565607</text:p>
          </table:table-cell>
          <table:table-cell office:value-type="float" office:value="0.89585559999999997" table:style-name="ce5">
            <text:p>0.8958556</text:p>
          </table:table-cell>
          <table:table-cell office:value-type="float" office:value="3.927" table:style-name="ce5">
            <text:p>3.927</text:p>
          </table:table-cell>
          <table:table-cell office:value-type="float" office:value="20.99" table:style-name="ce5">
            <text:p>20.99</text:p>
          </table:table-cell>
          <table:table-cell office:value-type="float" office:value="76.930000000000007" table:style-name="ce5">
            <text:p>76.93</text:p>
          </table:table-cell>
          <table:table-cell office:value-type="float" office:value="0.18" table:style-name="ce1">
            <text:p>0.18</text:p>
          </table:table-cell>
          <table:table-cell table:number-columns-repeated="16372"/>
        </table:table-row>
        <table:table-row table:style-name="ro1">
          <table:table-cell office:value-type="date" office:date-value="2014-07-04T10:00:00" table:style-name="ce2">
            <text:p>7/4/2014 10:00</text:p>
          </table:table-cell>
          <table:table-cell office:value-type="float" office:value="185.41666666666424" table:style-name="ce3">
            <text:p>185.4166667</text:p>
          </table:table-cell>
          <table:table-cell office:value-type="float" office:value="0" table:style-name="ce1">
            <text:p>0</text:p>
          </table:table-cell>
          <table:table-cell office:value-type="float" office:value="627.79999999999995" table:style-name="ce5">
            <text:p>627.8</text:p>
          </table:table-cell>
          <table:table-cell office:value-type="float" office:value="-120.5" table:style-name="ce1">
            <text:p>-120.5</text:p>
          </table:table-cell>
          <table:table-cell office:value-type="float" office:value="543.1" table:style-name="ce1">
            <text:p>543.1</text:p>
          </table:table-cell>
          <table:table-cell office:value-type="float" office:value="1.955227" table:style-name="ce1">
            <text:p>1.955227</text:p>
          </table:table-cell>
          <table:table-cell office:value-type="float" office:value="2.260195" table:style-name="ce5">
            <text:p>2.260195</text:p>
          </table:table-cell>
          <table:table-cell office:value-type="float" office:value="4.9489999999999998" table:style-name="ce5">
            <text:p>4.949</text:p>
          </table:table-cell>
          <table:table-cell office:value-type="float" office:value="24.53" table:style-name="ce5">
            <text:p>24.53</text:p>
          </table:table-cell>
          <table:table-cell office:value-type="float" office:value="59.58" table:style-name="ce5">
            <text:p>59.58</text:p>
          </table:table-cell>
          <table:table-cell office:value-type="float" office:value="0.46800000000000003" table:style-name="ce1">
            <text:p>0.468</text:p>
          </table:table-cell>
          <table:table-cell table:number-columns-repeated="16372"/>
        </table:table-row>
        <table:table-row table:style-name="ro1">
          <table:table-cell office:value-type="date" office:date-value="2014-07-04T11:00:00" table:style-name="ce2">
            <text:p>7/4/2014 11:00</text:p>
          </table:table-cell>
          <table:table-cell office:value-type="float" office:value="185.45833333333576" table:style-name="ce3">
            <text:p>185.4583333</text:p>
          </table:table-cell>
          <table:table-cell office:value-type="float" office:value="0" table:style-name="ce1">
            <text:p>0</text:p>
          </table:table-cell>
          <table:table-cell office:value-type="float" office:value="847" table:style-name="ce5">
            <text:p>847</text:p>
          </table:table-cell>
          <table:table-cell office:value-type="float" office:value="-147.69999999999999" table:style-name="ce1">
            <text:p>-147.7</text:p>
          </table:table-cell>
          <table:table-cell office:value-type="float" office:value="713.7" table:style-name="ce1">
            <text:p>713.7</text:p>
          </table:table-cell>
          <table:table-cell office:value-type="float" office:value="2.5693730000000001" table:style-name="ce1">
            <text:p>2.569373</text:p>
          </table:table-cell>
          <table:table-cell office:value-type="float" office:value="3.049966" table:style-name="ce5">
            <text:p>3.049966</text:p>
          </table:table-cell>
          <table:table-cell office:value-type="float" office:value="5.4969999999999999" table:style-name="ce5">
            <text:p>5.497</text:p>
          </table:table-cell>
          <table:table-cell office:value-type="float" office:value="26.68" table:style-name="ce5">
            <text:p>26.68</text:p>
          </table:table-cell>
          <table:table-cell office:value-type="float" office:value="53.18" table:style-name="ce5">
            <text:p>53.18</text:p>
          </table:table-cell>
          <table:table-cell office:value-type="float" office:value="0.65600000000000003" table:style-name="ce1">
            <text:p>0.656</text:p>
          </table:table-cell>
          <table:table-cell table:number-columns-repeated="16372"/>
        </table:table-row>
        <table:table-row table:style-name="ro1">
          <table:table-cell office:value-type="date" office:date-value="2014-07-04T12:00:00" table:style-name="ce2">
            <text:p>7/4/2014 12:00</text:p>
          </table:table-cell>
          <table:table-cell office:value-type="float" office:value="185.5" table:style-name="ce3">
            <text:p>185.5</text:p>
          </table:table-cell>
          <table:table-cell office:value-type="float" office:value="0" table:style-name="ce1">
            <text:p>0</text:p>
          </table:table-cell>
          <table:table-cell office:value-type="float" office:value="953" table:style-name="ce5">
            <text:p>953</text:p>
          </table:table-cell>
          <table:table-cell office:value-type="float" office:value="-148.80000000000001" table:style-name="ce1">
            <text:p>-148.8</text:p>
          </table:table-cell>
          <table:table-cell office:value-type="float" office:value="833" table:style-name="ce1">
            <text:p>833</text:p>
          </table:table-cell>
          <table:table-cell office:value-type="float" office:value="2.9992589999999999" table:style-name="ce1">
            <text:p>2.999259</text:p>
          </table:table-cell>
          <table:table-cell office:value-type="float" office:value="3.432407" table:style-name="ce5">
            <text:p>3.432407</text:p>
          </table:table-cell>
          <table:table-cell office:value-type="float" office:value="4.9660000000000002" table:style-name="ce5">
            <text:p>4.966</text:p>
          </table:table-cell>
          <table:table-cell office:value-type="float" office:value="28.52" table:style-name="ce5">
            <text:p>28.52</text:p>
          </table:table-cell>
          <table:table-cell office:value-type="float" office:value="44.81" table:style-name="ce5">
            <text:p>44.81</text:p>
          </table:table-cell>
          <table:table-cell office:value-type="float" office:value="0.76800000000000002" table:style-name="ce1">
            <text:p>0.768</text:p>
          </table:table-cell>
          <table:table-cell table:number-columns-repeated="16372"/>
        </table:table-row>
        <table:table-row table:style-name="ro1">
          <table:table-cell office:value-type="date" office:date-value="2014-07-04T13:00:00" table:style-name="ce2">
            <text:p>7/4/2014 13:00</text:p>
          </table:table-cell>
          <table:table-cell office:value-type="float" office:value="185.54166666666424" table:style-name="ce3">
            <text:p>185.5416667</text:p>
          </table:table-cell>
          <table:table-cell office:value-type="float" office:value="0" table:style-name="ce1">
            <text:p>0</text:p>
          </table:table-cell>
          <table:table-cell office:value-type="float" office:value="1007" table:style-name="ce5">
            <text:p>1007</text:p>
          </table:table-cell>
          <table:table-cell office:value-type="float" office:value="-146.5" table:style-name="ce1">
            <text:p>-146.5</text:p>
          </table:table-cell>
          <table:table-cell office:value-type="float" office:value="864" table:style-name="ce1">
            <text:p>864</text:p>
          </table:table-cell>
          <table:table-cell office:value-type="float" office:value="3.1092599999999999" table:style-name="ce1">
            <text:p>3.10926</text:p>
          </table:table-cell>
          <table:table-cell office:value-type="float" office:value="3.6236410000000001" table:style-name="ce5">
            <text:p>3.623641</text:p>
          </table:table-cell>
          <table:table-cell office:value-type="float" office:value="4.9669999999999996" table:style-name="ce5">
            <text:p>4.967</text:p>
          </table:table-cell>
          <table:table-cell office:value-type="float" office:value="29.9" table:style-name="ce5">
            <text:p>29.9</text:p>
          </table:table-cell>
          <table:table-cell office:value-type="float" office:value="38.75" table:style-name="ce5">
            <text:p>38.75</text:p>
          </table:table-cell>
          <table:table-cell office:value-type="float" office:value="0.84099999999999997" table:style-name="ce1">
            <text:p>0.841</text:p>
          </table:table-cell>
          <table:table-cell table:number-columns-repeated="16372"/>
        </table:table-row>
        <table:table-row table:style-name="ro1">
          <table:table-cell office:value-type="date" office:date-value="2014-07-04T14:00:00" table:style-name="ce2">
            <text:p>7/4/2014 14:00</text:p>
          </table:table-cell>
          <table:table-cell office:value-type="float" office:value="185.58333333333576" table:style-name="ce3">
            <text:p>185.5833333</text:p>
          </table:table-cell>
          <table:table-cell office:value-type="float" office:value="0" table:style-name="ce1">
            <text:p>0</text:p>
          </table:table-cell>
          <table:table-cell office:value-type="float" office:value="990" table:style-name="ce5">
            <text:p>990</text:p>
          </table:table-cell>
          <table:table-cell office:value-type="float" office:value="-147" table:style-name="ce1">
            <text:p>-147</text:p>
          </table:table-cell>
          <table:table-cell office:value-type="float" office:value="822" table:style-name="ce1">
            <text:p>822</text:p>
          </table:table-cell>
          <table:table-cell office:value-type="float" office:value="2.9590800000000002" table:style-name="ce1">
            <text:p>2.95908</text:p>
          </table:table-cell>
          <table:table-cell office:value-type="float" office:value="3.5626799999999998" table:style-name="ce5">
            <text:p>3.56268</text:p>
          </table:table-cell>
          <table:table-cell office:value-type="float" office:value="5.0960000000000001" table:style-name="ce5">
            <text:p>5.096</text:p>
          </table:table-cell>
          <table:table-cell office:value-type="float" office:value="30.84" table:style-name="ce5">
            <text:p>30.84</text:p>
          </table:table-cell>
          <table:table-cell office:value-type="float" office:value="38.270000000000003" table:style-name="ce5">
            <text:p>38.27</text:p>
          </table:table-cell>
          <table:table-cell office:value-type="float" office:value="0.85899999999999999" table:style-name="ce1">
            <text:p>0.859</text:p>
          </table:table-cell>
          <table:table-cell table:number-columns-repeated="16372"/>
        </table:table-row>
        <table:table-row table:style-name="ro1">
          <table:table-cell office:value-type="date" office:date-value="2014-07-04T15:00:00" table:style-name="ce2">
            <text:p>7/4/2014 15:00</text:p>
          </table:table-cell>
          <table:table-cell office:value-type="float" office:value="185.625" table:style-name="ce3">
            <text:p>185.625</text:p>
          </table:table-cell>
          <table:table-cell office:value-type="float" office:value="0" table:style-name="ce1">
            <text:p>0</text:p>
          </table:table-cell>
          <table:table-cell office:value-type="float" office:value="911" table:style-name="ce5">
            <text:p>911</text:p>
          </table:table-cell>
          <table:table-cell office:value-type="float" office:value="-148.4" table:style-name="ce1">
            <text:p>-148.4</text:p>
          </table:table-cell>
          <table:table-cell office:value-type="float" office:value="801" table:style-name="ce1">
            <text:p>801</text:p>
          </table:table-cell>
          <table:table-cell office:value-type="float" office:value="2.8819859999999999" table:style-name="ce1">
            <text:p>2.881986</text:p>
          </table:table-cell>
          <table:table-cell office:value-type="float" office:value="3.2802020000000001" table:style-name="ce5">
            <text:p>3.280202</text:p>
          </table:table-cell>
          <table:table-cell office:value-type="float" office:value="5.4740000000000002" table:style-name="ce5">
            <text:p>5.474</text:p>
          </table:table-cell>
          <table:table-cell office:value-type="float" office:value="31.05" table:style-name="ce5">
            <text:p>31.05</text:p>
          </table:table-cell>
          <table:table-cell office:value-type="float" office:value="32.85" table:style-name="ce5">
            <text:p>32.85</text:p>
          </table:table-cell>
          <table:table-cell office:value-type="float" office:value="0.82499999999999996" table:style-name="ce1">
            <text:p>0.825</text:p>
          </table:table-cell>
          <table:table-cell table:number-columns-repeated="16372"/>
        </table:table-row>
        <table:table-row table:style-name="ro1">
          <table:table-cell office:value-type="date" office:date-value="2014-07-04T16:00:00" table:style-name="ce2">
            <text:p>7/4/2014 16:00</text:p>
          </table:table-cell>
          <table:table-cell office:value-type="float" office:value="185.66666666666424" table:style-name="ce3">
            <text:p>185.6666667</text:p>
          </table:table-cell>
          <table:table-cell office:value-type="float" office:value="0" table:style-name="ce1">
            <text:p>0</text:p>
          </table:table-cell>
          <table:table-cell office:value-type="float" office:value="738.5" table:style-name="ce5">
            <text:p>738.5</text:p>
          </table:table-cell>
          <table:table-cell office:value-type="float" office:value="-131.9" table:style-name="ce1">
            <text:p>-131.9</text:p>
          </table:table-cell>
          <table:table-cell office:value-type="float" office:value="650.29999999999995" table:style-name="ce1">
            <text:p>650.3</text:p>
          </table:table-cell>
          <table:table-cell office:value-type="float" office:value="2.3409330000000002" table:style-name="ce1">
            <text:p>2.340933</text:p>
          </table:table-cell>
          <table:table-cell office:value-type="float" office:value="2.6585770000000002" table:style-name="ce5">
            <text:p>2.658577</text:p>
          </table:table-cell>
          <table:table-cell office:value-type="float" office:value="5.75" table:style-name="ce5">
            <text:p>5.75</text:p>
          </table:table-cell>
          <table:table-cell office:value-type="float" office:value="31.14" table:style-name="ce5">
            <text:p>31.14</text:p>
          </table:table-cell>
          <table:table-cell office:value-type="float" office:value="32.049999999999997" table:style-name="ce5">
            <text:p>32.05</text:p>
          </table:table-cell>
          <table:table-cell office:value-type="float" office:value="0.73" table:style-name="ce1">
            <text:p>0.73</text:p>
          </table:table-cell>
          <table:table-cell table:number-columns-repeated="16372"/>
        </table:table-row>
        <table:table-row table:style-name="ro1">
          <table:table-cell office:value-type="date" office:date-value="2014-07-04T17:00:00" table:style-name="ce2">
            <text:p>7/4/2014 17:00</text:p>
          </table:table-cell>
          <table:table-cell office:value-type="float" office:value="185.70833333333576" table:style-name="ce3">
            <text:p>185.7083333</text:p>
          </table:table-cell>
          <table:table-cell office:value-type="float" office:value="0" table:style-name="ce1">
            <text:p>0</text:p>
          </table:table-cell>
          <table:table-cell office:value-type="float" office:value="638.70000000000005" table:style-name="ce5">
            <text:p>638.7</text:p>
          </table:table-cell>
          <table:table-cell office:value-type="float" office:value="-126.6" table:style-name="ce1">
            <text:p>-126.6</text:p>
          </table:table-cell>
          <table:table-cell office:value-type="float" office:value="564.9" table:style-name="ce1">
            <text:p>564.9</text:p>
          </table:table-cell>
          <table:table-cell office:value-type="float" office:value="2.0335190000000001" table:style-name="ce1">
            <text:p>2.033519</text:p>
          </table:table-cell>
          <table:table-cell office:value-type="float" office:value="2.2994279999999998" table:style-name="ce5">
            <text:p>2.299428</text:p>
          </table:table-cell>
          <table:table-cell office:value-type="float" office:value="5.8680000000000003" table:style-name="ce5">
            <text:p>5.868</text:p>
          </table:table-cell>
          <table:table-cell office:value-type="float" office:value="31.19" table:style-name="ce5">
            <text:p>31.19</text:p>
          </table:table-cell>
          <table:table-cell office:value-type="float" office:value="32.32" table:style-name="ce5">
            <text:p>32.32</text:p>
          </table:table-cell>
          <table:table-cell office:value-type="float" office:value="0.67100000000000004" table:style-name="ce1">
            <text:p>0.671</text:p>
          </table:table-cell>
          <table:table-cell table:number-columns-repeated="16372"/>
        </table:table-row>
        <table:table-row table:style-name="ro1">
          <table:table-cell office:value-type="date" office:date-value="2014-07-04T18:00:00" table:style-name="ce2">
            <text:p>7/4/2014 18:00</text:p>
          </table:table-cell>
          <table:table-cell office:value-type="float" office:value="185.75" table:style-name="ce3">
            <text:p>185.75</text:p>
          </table:table-cell>
          <table:table-cell office:value-type="float" office:value="0" table:style-name="ce1">
            <text:p>0</text:p>
          </table:table-cell>
          <table:table-cell office:value-type="float" office:value="443.1" table:style-name="ce5">
            <text:p>443.1</text:p>
          </table:table-cell>
          <table:table-cell office:value-type="float" office:value="-99.5" table:style-name="ce1">
            <text:p>-99.5</text:p>
          </table:table-cell>
          <table:table-cell office:value-type="float" office:value="396.3" table:style-name="ce1">
            <text:p>396.3</text:p>
          </table:table-cell>
          <table:table-cell office:value-type="float" office:value="1.4265289999999999" table:style-name="ce1">
            <text:p>1.426529</text:p>
          </table:table-cell>
          <table:table-cell office:value-type="float" office:value="1.595248" table:style-name="ce5">
            <text:p>1.595248</text:p>
          </table:table-cell>
          <table:table-cell office:value-type="float" office:value="6.0229999999999997" table:style-name="ce5">
            <text:p>6.023</text:p>
          </table:table-cell>
          <table:table-cell office:value-type="float" office:value="30.78" table:style-name="ce5">
            <text:p>30.78</text:p>
          </table:table-cell>
          <table:table-cell office:value-type="float" office:value="30.97" table:style-name="ce5">
            <text:p>30.97</text:p>
          </table:table-cell>
          <table:table-cell office:value-type="float" office:value="0.54600000000000004" table:style-name="ce1">
            <text:p>0.546</text:p>
          </table:table-cell>
          <table:table-cell table:number-columns-repeated="16372"/>
        </table:table-row>
        <table:table-row table:style-name="ro1">
          <table:table-cell office:value-type="date" office:date-value="2014-07-04T19:00:00" table:style-name="ce2">
            <text:p>7/4/2014 19:00</text:p>
          </table:table-cell>
          <table:table-cell office:value-type="float" office:value="185.79166666666424" table:style-name="ce3">
            <text:p>185.7916667</text:p>
          </table:table-cell>
          <table:table-cell office:value-type="float" office:value="0" table:style-name="ce1">
            <text:p>0</text:p>
          </table:table-cell>
          <table:table-cell office:value-type="float" office:value="237.6" table:style-name="ce5">
            <text:p>237.6</text:p>
          </table:table-cell>
          <table:table-cell office:value-type="float" office:value="-60.46" table:style-name="ce1">
            <text:p>-60.46</text:p>
          </table:table-cell>
          <table:table-cell office:value-type="float" office:value="215.5" table:style-name="ce1">
            <text:p>215.5</text:p>
          </table:table-cell>
          <table:table-cell office:value-type="float" office:value="0.7757252" table:style-name="ce1">
            <text:p>0.7757252</text:p>
          </table:table-cell>
          <table:table-cell office:value-type="float" office:value="0.85536679999999998" table:style-name="ce5">
            <text:p>0.8553668</text:p>
          </table:table-cell>
          <table:table-cell office:value-type="float" office:value="5.4619999999999997" table:style-name="ce5">
            <text:p>5.462</text:p>
          </table:table-cell>
          <table:table-cell office:value-type="float" office:value="29.84" table:style-name="ce5">
            <text:p>29.84</text:p>
          </table:table-cell>
          <table:table-cell office:value-type="float" office:value="34.68" table:style-name="ce5">
            <text:p>34.68</text:p>
          </table:table-cell>
          <table:table-cell office:value-type="float" office:value="0.38100000000000001" table:style-name="ce1">
            <text:p>0.381</text:p>
          </table:table-cell>
          <table:table-cell table:number-columns-repeated="16372"/>
        </table:table-row>
        <table:table-row table:style-name="ro1">
          <table:table-cell office:value-type="date" office:date-value="2014-07-04T20:00:00" table:style-name="ce2">
            <text:p>7/4/2014 20:00</text:p>
          </table:table-cell>
          <table:table-cell office:value-type="float" office:value="185.83333333333576" table:style-name="ce3">
            <text:p>185.8333333</text:p>
          </table:table-cell>
          <table:table-cell office:value-type="float" office:value="0" table:style-name="ce1">
            <text:p>0</text:p>
          </table:table-cell>
          <table:table-cell office:value-type="float" office:value="54.63" table:style-name="ce5">
            <text:p>54.63</text:p>
          </table:table-cell>
          <table:table-cell office:value-type="float" office:value="-15.6" table:style-name="ce1">
            <text:p>-15.6</text:p>
          </table:table-cell>
          <table:table-cell office:value-type="float" office:value="50.92" table:style-name="ce1">
            <text:p>50.92</text:p>
          </table:table-cell>
          <table:table-cell office:value-type="float" office:value="0.18330679999999999" table:style-name="ce1">
            <text:p>0.1833068</text:p>
          </table:table-cell>
          <table:table-cell office:value-type="float" office:value="0.19666" table:style-name="ce5">
            <text:p>0.19666</text:p>
          </table:table-cell>
          <table:table-cell office:value-type="float" office:value="3.02" table:style-name="ce5">
            <text:p>3.02</text:p>
          </table:table-cell>
          <table:table-cell office:value-type="float" office:value="27.11" table:style-name="ce5">
            <text:p>27.11</text:p>
          </table:table-cell>
          <table:table-cell office:value-type="float" office:value="49.61" table:style-name="ce5">
            <text:p>49.61</text:p>
          </table:table-cell>
          <table:table-cell office:value-type="float" office:value="9.2999999999999999E-2" table:style-name="ce1">
            <text:p>0.093</text:p>
          </table:table-cell>
          <table:table-cell table:number-columns-repeated="16372"/>
        </table:table-row>
        <table:table-row table:style-name="ro1">
          <table:table-cell office:value-type="date" office:date-value="2014-07-04T21:00:00" table:style-name="ce2">
            <text:p>7/4/2014 21:00</text:p>
          </table:table-cell>
          <table:table-cell office:value-type="float" office:value="185.875" table:style-name="ce3">
            <text:p>185.875</text:p>
          </table:table-cell>
          <table:table-cell office:value-type="float" office:value="0" table:style-name="ce1">
            <text:p>0</text:p>
          </table:table-cell>
          <table:table-cell office:value-type="float" office:value="-2.843" table:style-name="ce5">
            <text:p>-2.843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235380000000001E-2" table:style-name="ce5">
            <text:p>-0.01023538</text:p>
          </table:table-cell>
          <table:table-cell office:value-type="float" office:value="2.3559999999999999" table:style-name="ce5">
            <text:p>2.356</text:p>
          </table:table-cell>
          <table:table-cell office:value-type="float" office:value="23.43" table:style-name="ce5">
            <text:p>23.43</text:p>
          </table:table-cell>
          <table:table-cell office:value-type="float" office:value="62.03" table:style-name="ce5">
            <text:p>62.03</text:p>
          </table:table-cell>
          <table:table-cell office:value-type="float" office:value="3.3000000000000002E-2" table:style-name="ce1">
            <text:p>0.033</text:p>
          </table:table-cell>
          <table:table-cell table:number-columns-repeated="16372"/>
        </table:table-row>
        <table:table-row table:style-name="ro1">
          <table:table-cell office:value-type="date" office:date-value="2014-07-04T22:00:00" table:style-name="ce2">
            <text:p>7/4/2014 22:00</text:p>
          </table:table-cell>
          <table:table-cell office:value-type="float" office:value="185.91666666666424" table:style-name="ce3">
            <text:p>185.9166667</text:p>
          </table:table-cell>
          <table:table-cell office:value-type="float" office:value="0" table:style-name="ce1">
            <text:p>0</text:p>
          </table:table-cell>
          <table:table-cell office:value-type="float" office:value="-2.8679999999999999" table:style-name="ce5">
            <text:p>-2.868</text:p>
          </table:table-cell>
          <table:table-cell office:value-type="float" office:value="-0.26300000000000001" table:style-name="ce1">
            <text:p>-0.2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323509999999999E-2" table:style-name="ce5">
            <text:p>-0.01032351</text:p>
          </table:table-cell>
          <table:table-cell office:value-type="float" office:value="2.7850000000000001" table:style-name="ce5">
            <text:p>2.785</text:p>
          </table:table-cell>
          <table:table-cell office:value-type="float" office:value="22.31" table:style-name="ce5">
            <text:p>22.31</text:p>
          </table:table-cell>
          <table:table-cell office:value-type="float" office:value="69.86" table:style-name="ce5">
            <text:p>69.86</text:p>
          </table:table-cell>
          <table:table-cell office:value-type="float" office:value="2.9000000000000001E-2" table:style-name="ce1">
            <text:p>0.029</text:p>
          </table:table-cell>
          <table:table-cell table:number-columns-repeated="16372"/>
        </table:table-row>
        <table:table-row table:style-name="ro1">
          <table:table-cell office:value-type="date" office:date-value="2014-07-04T23:00:00" table:style-name="ce2">
            <text:p>7/4/2014 23:00</text:p>
          </table:table-cell>
          <table:table-cell office:value-type="float" office:value="185.95833333333576" table:style-name="ce3">
            <text:p>185.9583333</text:p>
          </table:table-cell>
          <table:table-cell office:value-type="float" office:value="0" table:style-name="ce1">
            <text:p>0</text:p>
          </table:table-cell>
          <table:table-cell office:value-type="float" office:value="-2.8029999999999999" table:style-name="ce5">
            <text:p>-2.803</text:p>
          </table:table-cell>
          <table:table-cell office:value-type="float" office:value="-0.35099999999999998" table:style-name="ce1">
            <text:p>-0.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09085E-2" table:style-name="ce5">
            <text:p>-0.01009085</text:p>
          </table:table-cell>
          <table:table-cell office:value-type="float" office:value="2.6589999999999998" table:style-name="ce5">
            <text:p>2.659</text:p>
          </table:table-cell>
          <table:table-cell office:value-type="float" office:value="21.01" table:style-name="ce5">
            <text:p>21.01</text:p>
          </table:table-cell>
          <table:table-cell office:value-type="float" office:value="74.099999999999994" table:style-name="ce5">
            <text:p>74.1</text:p>
          </table:table-cell>
          <table:table-cell office:value-type="float" office:value="1.6E-2" table:style-name="ce1">
            <text:p>0.016</text:p>
          </table:table-cell>
          <table:table-cell table:number-columns-repeated="16372"/>
        </table:table-row>
        <table:table-row table:style-name="ro1">
          <table:table-cell office:value-type="date" office:date-value="2014-07-05T00:00:00" table:style-name="ce2">
            <text:p>7/5/2014 0:00</text:p>
          </table:table-cell>
          <table:table-cell office:value-type="float" office:value="186" table:style-name="ce3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-2.7" table:style-name="ce5">
            <text:p>-2.7</text:p>
          </table:table-cell>
          <table:table-cell office:value-type="float" office:value="-0.39200000000000002" table:style-name="ce1">
            <text:p>-0.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7215610000000001E-3" table:style-name="ce5">
            <text:p>-0.009721561</text:p>
          </table:table-cell>
          <table:table-cell office:value-type="float" office:value="2.899" table:style-name="ce5">
            <text:p>2.899</text:p>
          </table:table-cell>
          <table:table-cell office:value-type="float" office:value="20.260000000000002" table:style-name="ce5">
            <text:p>20.26</text:p>
          </table:table-cell>
          <table:table-cell office:value-type="float" office:value="80.3" table:style-name="ce5">
            <text:p>80.3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2"/>
        </table:table-row>
        <table:table-row table:style-name="ro1">
          <table:table-cell office:value-type="date" office:date-value="2014-07-05T01:00:00" table:style-name="ce2">
            <text:p>7/5/2014 1:00</text:p>
          </table:table-cell>
          <table:table-cell office:value-type="float" office:value="186.04166666666424" table:style-name="ce3">
            <text:p>186.0416667</text:p>
          </table:table-cell>
          <table:table-cell office:value-type="float" office:value="0" table:style-name="ce1">
            <text:p>0</text:p>
          </table:table-cell>
          <table:table-cell office:value-type="float" office:value="-2.8109999999999999" table:style-name="ce5">
            <text:p>-2.811</text:p>
          </table:table-cell>
          <table:table-cell office:value-type="float" office:value="-0.30499999999999999" table:style-name="ce1">
            <text:p>-0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12104E-2" table:style-name="ce5">
            <text:p>-0.01012104</text:p>
          </table:table-cell>
          <table:table-cell office:value-type="float" office:value="2.4780000000000002" table:style-name="ce5">
            <text:p>2.478</text:p>
          </table:table-cell>
          <table:table-cell office:value-type="float" office:value="18.91" table:style-name="ce5">
            <text:p>18.91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date" office:date-value="2014-07-05T02:00:00" table:style-name="ce2">
            <text:p>7/5/2014 2:00</text:p>
          </table:table-cell>
          <table:table-cell office:value-type="float" office:value="186.08333333333576" table:style-name="ce3">
            <text:p>186.0833333</text:p>
          </table:table-cell>
          <table:table-cell office:value-type="float" office:value="0" table:style-name="ce1">
            <text:p>0</text:p>
          </table:table-cell>
          <table:table-cell office:value-type="float" office:value="-2.5830000000000002" table:style-name="ce5">
            <text:p>-2.583</text:p>
          </table:table-cell>
          <table:table-cell office:value-type="float" office:value="-0.54" table:style-name="ce1">
            <text:p>-0.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2981309999999994E-3" table:style-name="ce5">
            <text:p>-0.009298131</text:p>
          </table:table-cell>
          <table:table-cell office:value-type="float" office:value="2.62" table:style-name="ce5">
            <text:p>2.62</text:p>
          </table:table-cell>
          <table:table-cell office:value-type="float" office:value="18.21" table:style-name="ce5">
            <text:p>18.21</text:p>
          </table:table-cell>
          <table:table-cell office:value-type="float" office:value="87.6" table:style-name="ce5">
            <text:p>87.6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72"/>
        </table:table-row>
        <table:table-row table:style-name="ro1">
          <table:table-cell office:value-type="date" office:date-value="2014-07-05T03:00:00" table:style-name="ce2">
            <text:p>7/5/2014 3:00</text:p>
          </table:table-cell>
          <table:table-cell office:value-type="float" office:value="186.125" table:style-name="ce3">
            <text:p>186.125</text:p>
          </table:table-cell>
          <table:table-cell office:value-type="float" office:value="0" table:style-name="ce1">
            <text:p>0</text:p>
          </table:table-cell>
          <table:table-cell office:value-type="float" office:value="-2.7770000000000001" table:style-name="ce5">
            <text:p>-2.777</text:p>
          </table:table-cell>
          <table:table-cell office:value-type="float" office:value="-0.45900000000000002" table:style-name="ce1">
            <text:p>-0.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9961440000000002E-3" table:style-name="ce5">
            <text:p>-0.009996144</text:p>
          </table:table-cell>
          <table:table-cell office:value-type="float" office:value="2.387" table:style-name="ce5">
            <text:p>2.387</text:p>
          </table:table-cell>
          <table:table-cell office:value-type="float" office:value="17.47" table:style-name="ce5">
            <text:p>17.47</text:p>
          </table:table-cell>
          <table:table-cell office:value-type="float" office:value="90.2" table:style-name="ce5">
            <text:p>90.2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05T04:00:00" table:style-name="ce2">
            <text:p>7/5/2014 4:00</text:p>
          </table:table-cell>
          <table:table-cell office:value-type="float" office:value="186.16666666666424" table:style-name="ce3">
            <text:p>186.1666667</text:p>
          </table:table-cell>
          <table:table-cell office:value-type="float" office:value="0" table:style-name="ce1">
            <text:p>0</text:p>
          </table:table-cell>
          <table:table-cell office:value-type="float" office:value="-2.605" table:style-name="ce5">
            <text:p>-2.605</text:p>
          </table:table-cell>
          <table:table-cell office:value-type="float" office:value="-0.64200000000000002" table:style-name="ce1">
            <text:p>-0.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3768020000000001E-3" table:style-name="ce5">
            <text:p>-0.009376802</text:p>
          </table:table-cell>
          <table:table-cell office:value-type="float" office:value="2.3010000000000002" table:style-name="ce5">
            <text:p>2.301</text:p>
          </table:table-cell>
          <table:table-cell office:value-type="float" office:value="16.989999999999998" table:style-name="ce5">
            <text:p>16.99</text:p>
          </table:table-cell>
          <table:table-cell office:value-type="float" office:value="89.5" table:style-name="ce5">
            <text:p>89.5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72"/>
        </table:table-row>
        <table:table-row table:style-name="ro1">
          <table:table-cell office:value-type="date" office:date-value="2014-07-05T05:00:00" table:style-name="ce2">
            <text:p>7/5/2014 5:00</text:p>
          </table:table-cell>
          <table:table-cell office:value-type="float" office:value="186.20833333333576" table:style-name="ce3">
            <text:p>186.2083333</text:p>
          </table:table-cell>
          <table:table-cell office:value-type="float" office:value="0" table:style-name="ce1">
            <text:p>0</text:p>
          </table:table-cell>
          <table:table-cell office:value-type="float" office:value="-2.5859999999999999" table:style-name="ce5">
            <text:p>-2.586</text:p>
          </table:table-cell>
          <table:table-cell office:value-type="float" office:value="-0.57399999999999995" table:style-name="ce1">
            <text:p>-0.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3089560000000002E-3" table:style-name="ce5">
            <text:p>-0.009308956</text:p>
          </table:table-cell>
          <table:table-cell office:value-type="float" office:value="2.6539999999999999" table:style-name="ce5">
            <text:p>2.654</text:p>
          </table:table-cell>
          <table:table-cell office:value-type="float" office:value="16.79" table:style-name="ce5">
            <text:p>16.79</text:p>
          </table:table-cell>
          <table:table-cell office:value-type="float" office:value="88.4" table:style-name="ce5">
            <text:p>88.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72"/>
        </table:table-row>
        <table:table-row table:style-name="ro1">
          <table:table-cell office:value-type="date" office:date-value="2014-07-05T06:00:00" table:style-name="ce2">
            <text:p>7/5/2014 6:00</text:p>
          </table:table-cell>
          <table:table-cell office:value-type="float" office:value="186.25" table:style-name="ce3">
            <text:p>186.25</text:p>
          </table:table-cell>
          <table:table-cell office:value-type="float" office:value="0" table:style-name="ce1">
            <text:p>0</text:p>
          </table:table-cell>
          <table:table-cell office:value-type="float" office:value="2.1419999999999999" table:style-name="ce5">
            <text:p>2.142</text:p>
          </table:table-cell>
          <table:table-cell office:value-type="float" office:value="-1.5469999999999999" table:style-name="ce1">
            <text:p>-1.547</text:p>
          </table:table-cell>
          <table:table-cell office:value-type="float" office:value="1.639" table:style-name="ce1">
            <text:p>1.639</text:p>
          </table:table-cell>
          <table:table-cell office:value-type="float" office:value="5.9005109999999998E-3" table:style-name="ce1">
            <text:p>0.005900511</text:p>
          </table:table-cell>
          <table:table-cell office:value-type="float" office:value="7.7094340000000003E-3" table:style-name="ce5">
            <text:p>0.007709434</text:p>
          </table:table-cell>
          <table:table-cell office:value-type="float" office:value="3.06" table:style-name="ce5">
            <text:p>3.06</text:p>
          </table:table-cell>
          <table:table-cell office:value-type="float" office:value="16.940000000000001" table:style-name="ce5">
            <text:p>16.94</text:p>
          </table:table-cell>
          <table:table-cell office:value-type="float" office:value="82.5" table:style-name="ce5">
            <text:p>82.5</text:p>
          </table:table-cell>
          <table:table-cell office:value-type="float" office:value="3.3000000000000002E-2" table:style-name="ce1">
            <text:p>0.033</text:p>
          </table:table-cell>
          <table:table-cell table:number-columns-repeated="16372"/>
        </table:table-row>
        <table:table-row table:style-name="ro1">
          <table:table-cell office:value-type="date" office:date-value="2014-07-05T07:00:00" table:style-name="ce2">
            <text:p>7/5/2014 7:00</text:p>
          </table:table-cell>
          <table:table-cell office:value-type="float" office:value="186.29166666666424" table:style-name="ce3">
            <text:p>186.2916667</text:p>
          </table:table-cell>
          <table:table-cell office:value-type="float" office:value="0" table:style-name="ce1">
            <text:p>0</text:p>
          </table:table-cell>
          <table:table-cell office:value-type="float" office:value="96.4" table:style-name="ce5">
            <text:p>96.4</text:p>
          </table:table-cell>
          <table:table-cell office:value-type="float" office:value="-28.82" table:style-name="ce1">
            <text:p>-28.82</text:p>
          </table:table-cell>
          <table:table-cell office:value-type="float" office:value="85.4" table:style-name="ce1">
            <text:p>85.4</text:p>
          </table:table-cell>
          <table:table-cell office:value-type="float" office:value="0.30728860000000002" table:style-name="ce1">
            <text:p>0.3072886</text:p>
          </table:table-cell>
          <table:table-cell office:value-type="float" office:value="0.34709289999999998" table:style-name="ce5">
            <text:p>0.3470929</text:p>
          </table:table-cell>
          <table:table-cell office:value-type="float" office:value="3.3929999999999998" table:style-name="ce5">
            <text:p>3.393</text:p>
          </table:table-cell>
          <table:table-cell office:value-type="float" office:value="17.77" table:style-name="ce5">
            <text:p>17.77</text:p>
          </table:table-cell>
          <table:table-cell office:value-type="float" office:value="72.510000000000005" table:style-name="ce5">
            <text:p>72.51</text:p>
          </table:table-cell>
          <table:table-cell office:value-type="float" office:value="9.6000000000000002E-2" table:style-name="ce1">
            <text:p>0.096</text:p>
          </table:table-cell>
          <table:table-cell table:number-columns-repeated="16372"/>
        </table:table-row>
        <table:table-row table:style-name="ro1">
          <table:table-cell office:value-type="date" office:date-value="2014-07-05T08:00:00" table:style-name="ce2">
            <text:p>7/5/2014 8:00</text:p>
          </table:table-cell>
          <table:table-cell office:value-type="float" office:value="186.33333333333576" table:style-name="ce3">
            <text:p>186.3333333</text:p>
          </table:table-cell>
          <table:table-cell office:value-type="float" office:value="0" table:style-name="ce1">
            <text:p>0</text:p>
          </table:table-cell>
          <table:table-cell office:value-type="float" office:value="297.39999999999998" table:style-name="ce5">
            <text:p>297.4</text:p>
          </table:table-cell>
          <table:table-cell office:value-type="float" office:value="-76.239999999999995" table:style-name="ce1">
            <text:p>-76.24</text:p>
          </table:table-cell>
          <table:table-cell office:value-type="float" office:value="265.3" table:style-name="ce1">
            <text:p>265.3</text:p>
          </table:table-cell>
          <table:table-cell office:value-type="float" office:value="0.95525159999999998" table:style-name="ce1">
            <text:p>0.9552516</text:p>
          </table:table-cell>
          <table:table-cell office:value-type="float" office:value="1.070657" table:style-name="ce5">
            <text:p>1.070657</text:p>
          </table:table-cell>
          <table:table-cell office:value-type="float" office:value="4.556" table:style-name="ce5">
            <text:p>4.556</text:p>
          </table:table-cell>
          <table:table-cell office:value-type="float" office:value="21.29" table:style-name="ce5">
            <text:p>21.29</text:p>
          </table:table-cell>
          <table:table-cell office:value-type="float" office:value="57.86" table:style-name="ce5">
            <text:p>57.86</text:p>
          </table:table-cell>
          <table:table-cell office:value-type="float" office:value="0.25600000000000001" table:style-name="ce1">
            <text:p>0.256</text:p>
          </table:table-cell>
          <table:table-cell table:number-columns-repeated="16372"/>
        </table:table-row>
        <table:table-row table:style-name="ro1">
          <table:table-cell office:value-type="date" office:date-value="2014-07-05T09:00:00" table:style-name="ce2">
            <text:p>7/5/2014 9:00</text:p>
          </table:table-cell>
          <table:table-cell office:value-type="float" office:value="186.375" table:style-name="ce3">
            <text:p>186.375</text:p>
          </table:table-cell>
          <table:table-cell office:value-type="float" office:value="0" table:style-name="ce1">
            <text:p>0</text:p>
          </table:table-cell>
          <table:table-cell office:value-type="float" office:value="503.7" table:style-name="ce5">
            <text:p>503.7</text:p>
          </table:table-cell>
          <table:table-cell office:value-type="float" office:value="-113.4" table:style-name="ce1">
            <text:p>-113.4</text:p>
          </table:table-cell>
          <table:table-cell office:value-type="float" office:value="444.3" table:style-name="ce1">
            <text:p>444.3</text:p>
          </table:table-cell>
          <table:table-cell office:value-type="float" office:value="1.599356" table:style-name="ce1">
            <text:p>1.599356</text:p>
          </table:table-cell>
          <table:table-cell office:value-type="float" office:value="1.8134779999999999" table:style-name="ce5">
            <text:p>1.813478</text:p>
          </table:table-cell>
          <table:table-cell office:value-type="float" office:value="5.9470000000000001" table:style-name="ce5">
            <text:p>5.947</text:p>
          </table:table-cell>
          <table:table-cell office:value-type="float" office:value="24.17" table:style-name="ce5">
            <text:p>24.17</text:p>
          </table:table-cell>
          <table:table-cell office:value-type="float" office:value="52.15" table:style-name="ce5">
            <text:p>52.15</text:p>
          </table:table-cell>
          <table:table-cell office:value-type="float" office:value="0.439" table:style-name="ce1">
            <text:p>0.439</text:p>
          </table:table-cell>
          <table:table-cell table:number-columns-repeated="16372"/>
        </table:table-row>
        <table:table-row table:style-name="ro1">
          <table:table-cell office:value-type="date" office:date-value="2014-07-05T10:00:00" table:style-name="ce2">
            <text:p>7/5/2014 10:00</text:p>
          </table:table-cell>
          <table:table-cell office:value-type="float" office:value="186.41666666666424" table:style-name="ce3">
            <text:p>186.4166667</text:p>
          </table:table-cell>
          <table:table-cell office:value-type="float" office:value="0" table:style-name="ce1">
            <text:p>0</text:p>
          </table:table-cell>
          <table:table-cell office:value-type="float" office:value="698.7" table:style-name="ce5">
            <text:p>698.7</text:p>
          </table:table-cell>
          <table:table-cell office:value-type="float" office:value="-140.1" table:style-name="ce1">
            <text:p>-140.1</text:p>
          </table:table-cell>
          <table:table-cell office:value-type="float" office:value="616.4" table:style-name="ce1">
            <text:p>616.4</text:p>
          </table:table-cell>
          <table:table-cell office:value-type="float" office:value="2.2189290000000002" table:style-name="ce1">
            <text:p>2.218929</text:p>
          </table:table-cell>
          <table:table-cell office:value-type="float" office:value="2.5152070000000002" table:style-name="ce5">
            <text:p>2.515207</text:p>
          </table:table-cell>
          <table:table-cell office:value-type="float" office:value="6.1440000000000001" table:style-name="ce5">
            <text:p>6.144</text:p>
          </table:table-cell>
          <table:table-cell office:value-type="float" office:value="26.38" table:style-name="ce5">
            <text:p>26.38</text:p>
          </table:table-cell>
          <table:table-cell office:value-type="float" office:value="43.35" table:style-name="ce5">
            <text:p>43.35</text:p>
          </table:table-cell>
          <table:table-cell office:value-type="float" office:value="0.60399999999999998" table:style-name="ce1">
            <text:p>0.604</text:p>
          </table:table-cell>
          <table:table-cell table:number-columns-repeated="16372"/>
        </table:table-row>
        <table:table-row table:style-name="ro1">
          <table:table-cell office:value-type="date" office:date-value="2014-07-05T11:00:00" table:style-name="ce2">
            <text:p>7/5/2014 11:00</text:p>
          </table:table-cell>
          <table:table-cell office:value-type="float" office:value="186.45833333333576" table:style-name="ce3">
            <text:p>186.4583333</text:p>
          </table:table-cell>
          <table:table-cell office:value-type="float" office:value="0" table:style-name="ce1">
            <text:p>0</text:p>
          </table:table-cell>
          <table:table-cell office:value-type="float" office:value="858" table:style-name="ce5">
            <text:p>858</text:p>
          </table:table-cell>
          <table:table-cell office:value-type="float" office:value="-154" table:style-name="ce1">
            <text:p>-154</text:p>
          </table:table-cell>
          <table:table-cell office:value-type="float" office:value="756.3" table:style-name="ce1">
            <text:p>756.3</text:p>
          </table:table-cell>
          <table:table-cell office:value-type="float" office:value="2.7227190000000001" table:style-name="ce1">
            <text:p>2.722719</text:p>
          </table:table-cell>
          <table:table-cell office:value-type="float" office:value="3.0901040000000002" table:style-name="ce5">
            <text:p>3.090104</text:p>
          </table:table-cell>
          <table:table-cell office:value-type="float" office:value="5.4219999999999997" table:style-name="ce5">
            <text:p>5.422</text:p>
          </table:table-cell>
          <table:table-cell office:value-type="float" office:value="28.69" table:style-name="ce5">
            <text:p>28.69</text:p>
          </table:table-cell>
          <table:table-cell office:value-type="float" office:value="40.29" table:style-name="ce5">
            <text:p>40.29</text:p>
          </table:table-cell>
          <table:table-cell office:value-type="float" office:value="0.74199999999999999" table:style-name="ce1">
            <text:p>0.742</text:p>
          </table:table-cell>
          <table:table-cell table:number-columns-repeated="16372"/>
        </table:table-row>
        <table:table-row table:style-name="ro1">
          <table:table-cell office:value-type="date" office:date-value="2014-07-05T12:00:00" table:style-name="ce2">
            <text:p>7/5/2014 12:00</text:p>
          </table:table-cell>
          <table:table-cell office:value-type="float" office:value="186.5" table:style-name="ce3">
            <text:p>186.5</text:p>
          </table:table-cell>
          <table:table-cell office:value-type="float" office:value="0" table:style-name="ce1">
            <text:p>0</text:p>
          </table:table-cell>
          <table:table-cell office:value-type="float" office:value="961" table:style-name="ce5">
            <text:p>961</text:p>
          </table:table-cell>
          <table:table-cell office:value-type="float" office:value="-154.9" table:style-name="ce1">
            <text:p>-154.9</text:p>
          </table:table-cell>
          <table:table-cell office:value-type="float" office:value="841" table:style-name="ce1">
            <text:p>841</text:p>
          </table:table-cell>
          <table:table-cell office:value-type="float" office:value="3.027139" table:style-name="ce1">
            <text:p>3.027139</text:p>
          </table:table-cell>
          <table:table-cell office:value-type="float" office:value="3.4612919999999998" table:style-name="ce5">
            <text:p>3.461292</text:p>
          </table:table-cell>
          <table:table-cell office:value-type="float" office:value="5.2050000000000001" table:style-name="ce5">
            <text:p>5.205</text:p>
          </table:table-cell>
          <table:table-cell office:value-type="float" office:value="30.51" table:style-name="ce5">
            <text:p>30.51</text:p>
          </table:table-cell>
          <table:table-cell office:value-type="float" office:value="33.19" table:style-name="ce5">
            <text:p>33.19</text:p>
          </table:table-cell>
          <table:table-cell office:value-type="float" office:value="0.84799999999999998" table:style-name="ce1">
            <text:p>0.848</text:p>
          </table:table-cell>
          <table:table-cell table:number-columns-repeated="16372"/>
        </table:table-row>
        <table:table-row table:style-name="ro1">
          <table:table-cell office:value-type="date" office:date-value="2014-07-05T13:00:00" table:style-name="ce2">
            <text:p>7/5/2014 13:00</text:p>
          </table:table-cell>
          <table:table-cell office:value-type="float" office:value="186.54166666666424" table:style-name="ce3">
            <text:p>186.5416667</text:p>
          </table:table-cell>
          <table:table-cell office:value-type="float" office:value="0" table:style-name="ce1">
            <text:p>0</text:p>
          </table:table-cell>
          <table:table-cell office:value-type="float" office:value="1015" table:style-name="ce5">
            <text:p>1015</text:p>
          </table:table-cell>
          <table:table-cell office:value-type="float" office:value="-153.30000000000001" table:style-name="ce1">
            <text:p>-153.3</text:p>
          </table:table-cell>
          <table:table-cell office:value-type="float" office:value="882" table:style-name="ce1">
            <text:p>882</text:p>
          </table:table-cell>
          <table:table-cell office:value-type="float" office:value="3.1741250000000001" table:style-name="ce1">
            <text:p>3.174125</text:p>
          </table:table-cell>
          <table:table-cell office:value-type="float" office:value="3.654366" table:style-name="ce5">
            <text:p>3.654366</text:p>
          </table:table-cell>
          <table:table-cell office:value-type="float" office:value="5.2050000000000001" table:style-name="ce5">
            <text:p>5.205</text:p>
          </table:table-cell>
          <table:table-cell office:value-type="float" office:value="31.79" table:style-name="ce5">
            <text:p>31.79</text:p>
          </table:table-cell>
          <table:table-cell office:value-type="float" office:value="29.7" table:style-name="ce5">
            <text:p>29.7</text:p>
          </table:table-cell>
          <table:table-cell office:value-type="float" office:value="0.91900000000000004" table:style-name="ce1">
            <text:p>0.919</text:p>
          </table:table-cell>
          <table:table-cell table:number-columns-repeated="16372"/>
        </table:table-row>
        <table:table-row table:style-name="ro1">
          <table:table-cell office:value-type="date" office:date-value="2014-07-05T14:00:00" table:style-name="ce2">
            <text:p>7/5/2014 14:00</text:p>
          </table:table-cell>
          <table:table-cell office:value-type="float" office:value="186.58333333333576" table:style-name="ce3">
            <text:p>186.5833333</text:p>
          </table:table-cell>
          <table:table-cell office:value-type="float" office:value="0" table:style-name="ce1">
            <text:p>0</text:p>
          </table:table-cell>
          <table:table-cell office:value-type="float" office:value="1011" table:style-name="ce5">
            <text:p>1011</text:p>
          </table:table-cell>
          <table:table-cell office:value-type="float" office:value="-155.30000000000001" table:style-name="ce1">
            <text:p>-155.3</text:p>
          </table:table-cell>
          <table:table-cell office:value-type="float" office:value="880" table:style-name="ce1">
            <text:p>880</text:p>
          </table:table-cell>
          <table:table-cell office:value-type="float" office:value="3.168377" table:style-name="ce1">
            <text:p>3.168377</text:p>
          </table:table-cell>
          <table:table-cell office:value-type="float" office:value="3.6395879999999998" table:style-name="ce5">
            <text:p>3.639588</text:p>
          </table:table-cell>
          <table:table-cell office:value-type="float" office:value="5.4089999999999998" table:style-name="ce5">
            <text:p>5.409</text:p>
          </table:table-cell>
          <table:table-cell office:value-type="float" office:value="32.630000000000003" table:style-name="ce5">
            <text:p>32.63</text:p>
          </table:table-cell>
          <table:table-cell office:value-type="float" office:value="29.95" table:style-name="ce5">
            <text:p>29.95</text:p>
          </table:table-cell>
          <table:table-cell office:value-type="float" office:value="0.94199999999999995" table:style-name="ce1">
            <text:p>0.942</text:p>
          </table:table-cell>
          <table:table-cell table:number-columns-repeated="16372"/>
        </table:table-row>
        <table:table-row table:style-name="ro1">
          <table:table-cell office:value-type="date" office:date-value="2014-07-05T15:00:00" table:style-name="ce2">
            <text:p>7/5/2014 15:00</text:p>
          </table:table-cell>
          <table:table-cell office:value-type="float" office:value="186.625" table:style-name="ce3">
            <text:p>186.625</text:p>
          </table:table-cell>
          <table:table-cell office:value-type="float" office:value="0" table:style-name="ce1">
            <text:p>0</text:p>
          </table:table-cell>
          <table:table-cell office:value-type="float" office:value="936" table:style-name="ce5">
            <text:p>936</text:p>
          </table:table-cell>
          <table:table-cell office:value-type="float" office:value="-155" table:style-name="ce1">
            <text:p>-155</text:p>
          </table:table-cell>
          <table:table-cell office:value-type="float" office:value="821" table:style-name="ce1">
            <text:p>821</text:p>
          </table:table-cell>
          <table:table-cell office:value-type="float" office:value="2.9539149999999998" table:style-name="ce1">
            <text:p>2.953915</text:p>
          </table:table-cell>
          <table:table-cell office:value-type="float" office:value="3.3712759999999999" table:style-name="ce5">
            <text:p>3.371276</text:p>
          </table:table-cell>
          <table:table-cell office:value-type="float" office:value="5.3540000000000001" table:style-name="ce5">
            <text:p>5.354</text:p>
          </table:table-cell>
          <table:table-cell office:value-type="float" office:value="32.89" table:style-name="ce5">
            <text:p>32.89</text:p>
          </table:table-cell>
          <table:table-cell office:value-type="float" office:value="30.08" table:style-name="ce5">
            <text:p>30.08</text:p>
          </table:table-cell>
          <table:table-cell office:value-type="float" office:value="0.89" table:style-name="ce1">
            <text:p>0.89</text:p>
          </table:table-cell>
          <table:table-cell table:number-columns-repeated="16372"/>
        </table:table-row>
        <table:table-row table:style-name="ro1">
          <table:table-cell office:value-type="date" office:date-value="2014-07-05T16:00:00" table:style-name="ce2">
            <text:p>7/5/2014 16:00</text:p>
          </table:table-cell>
          <table:table-cell office:value-type="float" office:value="186.66666666666424" table:style-name="ce3">
            <text:p>186.6666667</text:p>
          </table:table-cell>
          <table:table-cell office:value-type="float" office:value="0" table:style-name="ce1">
            <text:p>0</text:p>
          </table:table-cell>
          <table:table-cell office:value-type="float" office:value="827" table:style-name="ce5">
            <text:p>827</text:p>
          </table:table-cell>
          <table:table-cell office:value-type="float" office:value="-149.69999999999999" table:style-name="ce1">
            <text:p>-149.7</text:p>
          </table:table-cell>
          <table:table-cell office:value-type="float" office:value="728.7" table:style-name="ce1">
            <text:p>728.7</text:p>
          </table:table-cell>
          <table:table-cell office:value-type="float" office:value="2.623281" table:style-name="ce1">
            <text:p>2.623281</text:p>
          </table:table-cell>
          <table:table-cell office:value-type="float" office:value="2.9759920000000002" table:style-name="ce5">
            <text:p>2.975992</text:p>
          </table:table-cell>
          <table:table-cell office:value-type="float" office:value="5.3470000000000004" table:style-name="ce5">
            <text:p>5.347</text:p>
          </table:table-cell>
          <table:table-cell office:value-type="float" office:value="33.020000000000003" table:style-name="ce5">
            <text:p>33.02</text:p>
          </table:table-cell>
          <table:table-cell office:value-type="float" office:value="26.99" table:style-name="ce5">
            <text:p>26.99</text:p>
          </table:table-cell>
          <table:table-cell office:value-type="float" office:value="0.82299999999999995" table:style-name="ce1">
            <text:p>0.823</text:p>
          </table:table-cell>
          <table:table-cell table:number-columns-repeated="16372"/>
        </table:table-row>
        <table:table-row table:style-name="ro1">
          <table:table-cell office:value-type="date" office:date-value="2014-07-05T17:00:00" table:style-name="ce2">
            <text:p>7/5/2014 17:00</text:p>
          </table:table-cell>
          <table:table-cell office:value-type="float" office:value="186.70833333333576" table:style-name="ce3">
            <text:p>186.7083333</text:p>
          </table:table-cell>
          <table:table-cell office:value-type="float" office:value="0" table:style-name="ce1">
            <text:p>0</text:p>
          </table:table-cell>
          <table:table-cell office:value-type="float" office:value="626.6" table:style-name="ce5">
            <text:p>626.6</text:p>
          </table:table-cell>
          <table:table-cell office:value-type="float" office:value="-125.6" table:style-name="ce1">
            <text:p>-125.6</text:p>
          </table:table-cell>
          <table:table-cell office:value-type="float" office:value="526.5" table:style-name="ce1">
            <text:p>526.5</text:p>
          </table:table-cell>
          <table:table-cell office:value-type="float" office:value="1.895327" table:style-name="ce1">
            <text:p>1.895327</text:p>
          </table:table-cell>
          <table:table-cell office:value-type="float" office:value="2.255782" table:style-name="ce5">
            <text:p>2.255782</text:p>
          </table:table-cell>
          <table:table-cell office:value-type="float" office:value="5.6260000000000003" table:style-name="ce5">
            <text:p>5.626</text:p>
          </table:table-cell>
          <table:table-cell office:value-type="float" office:value="32.72" table:style-name="ce5">
            <text:p>32.72</text:p>
          </table:table-cell>
          <table:table-cell office:value-type="float" office:value="26.7" table:style-name="ce5">
            <text:p>26.7</text:p>
          </table:table-cell>
          <table:table-cell office:value-type="float" office:value="0.69499999999999995" table:style-name="ce1">
            <text:p>0.695</text:p>
          </table:table-cell>
          <table:table-cell table:number-columns-repeated="16372"/>
        </table:table-row>
        <table:table-row table:style-name="ro1">
          <table:table-cell office:value-type="date" office:date-value="2014-07-05T18:00:00" table:style-name="ce2">
            <text:p>7/5/2014 18:00</text:p>
          </table:table-cell>
          <table:table-cell office:value-type="float" office:value="186.75" table:style-name="ce3">
            <text:p>186.75</text:p>
          </table:table-cell>
          <table:table-cell office:value-type="float" office:value="0" table:style-name="ce1">
            <text:p>0</text:p>
          </table:table-cell>
          <table:table-cell office:value-type="float" office:value="280.60000000000002" table:style-name="ce5">
            <text:p>280.6</text:p>
          </table:table-cell>
          <table:table-cell office:value-type="float" office:value="-60.72" table:style-name="ce1">
            <text:p>-60.72</text:p>
          </table:table-cell>
          <table:table-cell office:value-type="float" office:value="245.2" table:style-name="ce1">
            <text:p>245.2</text:p>
          </table:table-cell>
          <table:table-cell office:value-type="float" office:value="0.88280890000000001" table:style-name="ce1">
            <text:p>0.8828089</text:p>
          </table:table-cell>
          <table:table-cell office:value-type="float" office:value="1.0100210000000001" table:style-name="ce5">
            <text:p>1.010021</text:p>
          </table:table-cell>
          <table:table-cell office:value-type="float" office:value="5.157" table:style-name="ce5">
            <text:p>5.157</text:p>
          </table:table-cell>
          <table:table-cell office:value-type="float" office:value="31.05" table:style-name="ce5">
            <text:p>31.05</text:p>
          </table:table-cell>
          <table:table-cell office:value-type="float" office:value="28.46" table:style-name="ce5">
            <text:p>28.46</text:p>
          </table:table-cell>
          <table:table-cell office:value-type="float" office:value="0.42" table:style-name="ce1">
            <text:p>0.42</text:p>
          </table:table-cell>
          <table:table-cell table:number-columns-repeated="16372"/>
        </table:table-row>
        <table:table-row table:style-name="ro1">
          <table:table-cell office:value-type="date" office:date-value="2014-07-05T19:00:00" table:style-name="ce2">
            <text:p>7/5/2014 19:00</text:p>
          </table:table-cell>
          <table:table-cell office:value-type="float" office:value="186.79166666666424" table:style-name="ce3">
            <text:p>186.7916667</text:p>
          </table:table-cell>
          <table:table-cell office:value-type="float" office:value="0" table:style-name="ce1">
            <text:p>0</text:p>
          </table:table-cell>
          <table:table-cell office:value-type="float" office:value="171.9" table:style-name="ce5">
            <text:p>171.9</text:p>
          </table:table-cell>
          <table:table-cell office:value-type="float" office:value="-38.409999999999997" table:style-name="ce1">
            <text:p>-38.41</text:p>
          </table:table-cell>
          <table:table-cell office:value-type="float" office:value="142.1" table:style-name="ce1">
            <text:p>142.1</text:p>
          </table:table-cell>
          <table:table-cell office:value-type="float" office:value="0.5114495" table:style-name="ce1">
            <text:p>0.5114495</text:p>
          </table:table-cell>
          <table:table-cell office:value-type="float" office:value="0.61866560000000004" table:style-name="ce5">
            <text:p>0.6186656</text:p>
          </table:table-cell>
          <table:table-cell office:value-type="float" office:value="4.3220000000000001" table:style-name="ce5">
            <text:p>4.322</text:p>
          </table:table-cell>
          <table:table-cell office:value-type="float" office:value="29.82" table:style-name="ce5">
            <text:p>29.82</text:p>
          </table:table-cell>
          <table:table-cell office:value-type="float" office:value="35.31" table:style-name="ce5">
            <text:p>35.31</text:p>
          </table:table-cell>
          <table:table-cell office:value-type="float" office:value="0.28899999999999998" table:style-name="ce1">
            <text:p>0.289</text:p>
          </table:table-cell>
          <table:table-cell table:number-columns-repeated="16372"/>
        </table:table-row>
        <table:table-row table:style-name="ro1">
          <table:table-cell office:value-type="date" office:date-value="2014-07-05T20:00:00" table:style-name="ce2">
            <text:p>7/5/2014 20:00</text:p>
          </table:table-cell>
          <table:table-cell office:value-type="float" office:value="186.83333333333576" table:style-name="ce3">
            <text:p>186.8333333</text:p>
          </table:table-cell>
          <table:table-cell office:value-type="float" office:value="0" table:style-name="ce1">
            <text:p>0</text:p>
          </table:table-cell>
          <table:table-cell office:value-type="float" office:value="25.95" table:style-name="ce5">
            <text:p>25.95</text:p>
          </table:table-cell>
          <table:table-cell office:value-type="float" office:value="-5.5460000000000003" table:style-name="ce1">
            <text:p>-5.546</text:p>
          </table:table-cell>
          <table:table-cell office:value-type="float" office:value="15.98" table:style-name="ce1">
            <text:p>15.98</text:p>
          </table:table-cell>
          <table:table-cell office:value-type="float" office:value="5.7529080000000003E-2" table:style-name="ce1">
            <text:p>0.05752908</text:p>
          </table:table-cell>
          <table:table-cell office:value-type="float" office:value="9.3431340000000002E-2" table:style-name="ce5">
            <text:p>0.09343134</text:p>
          </table:table-cell>
          <table:table-cell office:value-type="float" office:value="3.0449999999999999" table:style-name="ce5">
            <text:p>3.045</text:p>
          </table:table-cell>
          <table:table-cell office:value-type="float" office:value="27.27" table:style-name="ce5">
            <text:p>27.27</text:p>
          </table:table-cell>
          <table:table-cell office:value-type="float" office:value="43.77" table:style-name="ce5">
            <text:p>43.77</text:p>
          </table:table-cell>
          <table:table-cell office:value-type="float" office:value="8.8999999999999996E-2" table:style-name="ce1">
            <text:p>0.089</text:p>
          </table:table-cell>
          <table:table-cell table:number-columns-repeated="16372"/>
        </table:table-row>
        <table:table-row table:style-name="ro1">
          <table:table-cell office:value-type="date" office:date-value="2014-07-05T21:00:00" table:style-name="ce2">
            <text:p>7/5/2014 21:00</text:p>
          </table:table-cell>
          <table:table-cell office:value-type="float" office:value="186.875" table:style-name="ce3">
            <text:p>186.875</text:p>
          </table:table-cell>
          <table:table-cell office:value-type="float" office:value="0" table:style-name="ce1">
            <text:p>0</text:p>
          </table:table-cell>
          <table:table-cell office:value-type="float" office:value="-2.3490000000000002" table:style-name="ce5">
            <text:p>-2.349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4547800000000003E-3" table:style-name="ce5">
            <text:p>-0.00845478</text:p>
          </table:table-cell>
          <table:table-cell office:value-type="float" office:value="2.484" table:style-name="ce5">
            <text:p>2.484</text:p>
          </table:table-cell>
          <table:table-cell office:value-type="float" office:value="24.81" table:style-name="ce5">
            <text:p>24.81</text:p>
          </table:table-cell>
          <table:table-cell office:value-type="float" office:value="51.34" table:style-name="ce5">
            <text:p>51.34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72"/>
        </table:table-row>
        <table:table-row table:style-name="ro1">
          <table:table-cell office:value-type="date" office:date-value="2014-07-05T22:00:00" table:style-name="ce2">
            <text:p>7/5/2014 22:00</text:p>
          </table:table-cell>
          <table:table-cell office:value-type="float" office:value="186.91666666666424" table:style-name="ce3">
            <text:p>186.9166667</text:p>
          </table:table-cell>
          <table:table-cell office:value-type="float" office:value="0" table:style-name="ce1">
            <text:p>0</text:p>
          </table:table-cell>
          <table:table-cell office:value-type="float" office:value="-2.141" table:style-name="ce5">
            <text:p>-2.141</text:p>
          </table:table-cell>
          <table:table-cell office:value-type="float" office:value="-0.36799999999999999" table:style-name="ce1">
            <text:p>-0.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7092569999999997E-3" table:style-name="ce5">
            <text:p>-0.007709257</text:p>
          </table:table-cell>
          <table:table-cell office:value-type="float" office:value="2.831" table:style-name="ce5">
            <text:p>2.831</text:p>
          </table:table-cell>
          <table:table-cell office:value-type="float" office:value="23.78" table:style-name="ce5">
            <text:p>23.78</text:p>
          </table:table-cell>
          <table:table-cell office:value-type="float" office:value="52.35" table:style-name="ce5">
            <text:p>52.35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72"/>
        </table:table-row>
        <table:table-row table:style-name="ro1">
          <table:table-cell office:value-type="date" office:date-value="2014-07-05T23:00:00" table:style-name="ce2">
            <text:p>7/5/2014 23:00</text:p>
          </table:table-cell>
          <table:table-cell office:value-type="float" office:value="186.95833333333576" table:style-name="ce3">
            <text:p>186.9583333</text:p>
          </table:table-cell>
          <table:table-cell office:value-type="float" office:value="0" table:style-name="ce1">
            <text:p>0</text:p>
          </table:table-cell>
          <table:table-cell office:value-type="float" office:value="-1.9690000000000001" table:style-name="ce5">
            <text:p>-1.969</text:p>
          </table:table-cell>
          <table:table-cell office:value-type="float" office:value="-0.24" table:style-name="ce1">
            <text:p>-0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0868830000000004E-3" table:style-name="ce5">
            <text:p>-0.007086883</text:p>
          </table:table-cell>
          <table:table-cell office:value-type="float" office:value="3.036" table:style-name="ce5">
            <text:p>3.036</text:p>
          </table:table-cell>
          <table:table-cell office:value-type="float" office:value="23.25" table:style-name="ce5">
            <text:p>23.25</text:p>
          </table:table-cell>
          <table:table-cell office:value-type="float" office:value="55.23" table:style-name="ce5">
            <text:p>55.23</text:p>
          </table:table-cell>
          <table:table-cell office:value-type="float" office:value="0.05" table:style-name="ce1">
            <text:p>0.05</text:p>
          </table:table-cell>
          <table:table-cell table:number-columns-repeated="16372"/>
        </table:table-row>
        <table:table-row table:style-name="ro1">
          <table:table-cell office:value-type="date" office:date-value="2014-07-06T00:00:00" table:style-name="ce2">
            <text:p>7/6/2014 0:00</text:p>
          </table:table-cell>
          <table:table-cell office:value-type="float" office:value="187" table:style-name="ce3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-1.617" table:style-name="ce5">
            <text:p>-1.617</text:p>
          </table:table-cell>
          <table:table-cell office:value-type="float" office:value="-0.28299999999999997" table:style-name="ce1">
            <text:p>-0.2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8218410000000003E-3" table:style-name="ce5">
            <text:p>-0.005821841</text:p>
          </table:table-cell>
          <table:table-cell office:value-type="float" office:value="3.2250000000000001" table:style-name="ce5">
            <text:p>3.225</text:p>
          </table:table-cell>
          <table:table-cell office:value-type="float" office:value="23.04" table:style-name="ce5">
            <text:p>23.04</text:p>
          </table:table-cell>
          <table:table-cell office:value-type="float" office:value="56.61" table:style-name="ce5">
            <text:p>56.61</text:p>
          </table:table-cell>
          <table:table-cell office:value-type="float" office:value="0.05" table:style-name="ce1">
            <text:p>0.05</text:p>
          </table:table-cell>
          <table:table-cell table:number-columns-repeated="16372"/>
        </table:table-row>
        <table:table-row table:style-name="ro1">
          <table:table-cell office:value-type="date" office:date-value="2014-07-06T01:00:00" table:style-name="ce2">
            <text:p>7/6/2014 1:00</text:p>
          </table:table-cell>
          <table:table-cell office:value-type="float" office:value="187.04166666666424" table:style-name="ce3">
            <text:p>187.0416667</text:p>
          </table:table-cell>
          <table:table-cell office:value-type="float" office:value="0" table:style-name="ce1">
            <text:p>0</text:p>
          </table:table-cell>
          <table:table-cell office:value-type="float" office:value="-1.248" table:style-name="ce5">
            <text:p>-1.248</text:p>
          </table:table-cell>
          <table:table-cell office:value-type="float" office:value="-0.21" table:style-name="ce1">
            <text:p>-0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4928579999999997E-3" table:style-name="ce5">
            <text:p>-0.004492858</text:p>
          </table:table-cell>
          <table:table-cell office:value-type="float" office:value="3.851" table:style-name="ce5">
            <text:p>3.851</text:p>
          </table:table-cell>
          <table:table-cell office:value-type="float" office:value="22.89" table:style-name="ce5">
            <text:p>22.89</text:p>
          </table:table-cell>
          <table:table-cell office:value-type="float" office:value="56.96" table:style-name="ce5">
            <text:p>56.96</text:p>
          </table:table-cell>
          <table:table-cell office:value-type="float" office:value="5.7000000000000002E-2" table:style-name="ce1">
            <text:p>0.057</text:p>
          </table:table-cell>
          <table:table-cell table:number-columns-repeated="16372"/>
        </table:table-row>
        <table:table-row table:style-name="ro1">
          <table:table-cell office:value-type="date" office:date-value="2014-07-06T02:00:00" table:style-name="ce2">
            <text:p>7/6/2014 2:00</text:p>
          </table:table-cell>
          <table:table-cell office:value-type="float" office:value="187.08333333333576" table:style-name="ce3">
            <text:p>187.0833333</text:p>
          </table:table-cell>
          <table:table-cell office:value-type="float" office:value="0" table:style-name="ce1">
            <text:p>0</text:p>
          </table:table-cell>
          <table:table-cell office:value-type="float" office:value="-1.3260000000000001" table:style-name="ce5">
            <text:p>-1.326</text:p>
          </table:table-cell>
          <table:table-cell office:value-type="float" office:value="-0.19400000000000001" table:style-name="ce1">
            <text:p>-0.1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7749130000000004E-3" table:style-name="ce5">
            <text:p>-0.004774913</text:p>
          </table:table-cell>
          <table:table-cell office:value-type="float" office:value="3.6070000000000002" table:style-name="ce5">
            <text:p>3.607</text:p>
          </table:table-cell>
          <table:table-cell office:value-type="float" office:value="22.76" table:style-name="ce5">
            <text:p>22.76</text:p>
          </table:table-cell>
          <table:table-cell office:value-type="float" office:value="55.54" table:style-name="ce5">
            <text:p>55.54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72"/>
        </table:table-row>
        <table:table-row table:style-name="ro1">
          <table:table-cell office:value-type="date" office:date-value="2014-07-06T03:00:00" table:style-name="ce2">
            <text:p>7/6/2014 3:00</text:p>
          </table:table-cell>
          <table:table-cell office:value-type="float" office:value="187.125" table:style-name="ce3">
            <text:p>187.125</text:p>
          </table:table-cell>
          <table:table-cell office:value-type="float" office:value="0" table:style-name="ce1">
            <text:p>0</text:p>
          </table:table-cell>
          <table:table-cell office:value-type="float" office:value="-1.4530000000000001" table:style-name="ce5">
            <text:p>-1.453</text:p>
          </table:table-cell>
          <table:table-cell office:value-type="float" office:value="-0.26200000000000001" table:style-name="ce1">
            <text:p>-0.2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232446E-3" table:style-name="ce5">
            <text:p>-0.005232446</text:p>
          </table:table-cell>
          <table:table-cell office:value-type="float" office:value="4.266" table:style-name="ce5">
            <text:p>4.266</text:p>
          </table:table-cell>
          <table:table-cell office:value-type="float" office:value="22.91" table:style-name="ce5">
            <text:p>22.91</text:p>
          </table:table-cell>
          <table:table-cell office:value-type="float" office:value="52.9" table:style-name="ce5">
            <text:p>52.9</text:p>
          </table:table-cell>
          <table:table-cell office:value-type="float" office:value="6.5000000000000002E-2" table:style-name="ce1">
            <text:p>0.065</text:p>
          </table:table-cell>
          <table:table-cell table:number-columns-repeated="16372"/>
        </table:table-row>
        <table:table-row table:style-name="ro1">
          <table:table-cell office:value-type="date" office:date-value="2014-07-06T04:00:00" table:style-name="ce2">
            <text:p>7/6/2014 4:00</text:p>
          </table:table-cell>
          <table:table-cell office:value-type="float" office:value="187.16666666666424" table:style-name="ce3">
            <text:p>187.1666667</text:p>
          </table:table-cell>
          <table:table-cell office:value-type="float" office:value="0" table:style-name="ce1">
            <text:p>0</text:p>
          </table:table-cell>
          <table:table-cell office:value-type="float" office:value="-1.454" table:style-name="ce5">
            <text:p>-1.454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2353299999999998E-3" table:style-name="ce5">
            <text:p>-0.00523533</text:p>
          </table:table-cell>
          <table:table-cell office:value-type="float" office:value="4.3470000000000004" table:style-name="ce5">
            <text:p>4.347</text:p>
          </table:table-cell>
          <table:table-cell office:value-type="float" office:value="22.62" table:style-name="ce5">
            <text:p>22.62</text:p>
          </table:table-cell>
          <table:table-cell office:value-type="float" office:value="58.14" table:style-name="ce5">
            <text:p>58.14</text:p>
          </table:table-cell>
          <table:table-cell office:value-type="float" office:value="6.6000000000000003E-2" table:style-name="ce1">
            <text:p>0.066</text:p>
          </table:table-cell>
          <table:table-cell table:number-columns-repeated="16372"/>
        </table:table-row>
        <table:table-row table:style-name="ro1">
          <table:table-cell office:value-type="date" office:date-value="2014-07-06T05:00:00" table:style-name="ce2">
            <text:p>7/6/2014 5:00</text:p>
          </table:table-cell>
          <table:table-cell office:value-type="float" office:value="187.20833333333576" table:style-name="ce3">
            <text:p>187.2083333</text:p>
          </table:table-cell>
          <table:table-cell office:value-type="float" office:value="0" table:style-name="ce1">
            <text:p>0</text:p>
          </table:table-cell>
          <table:table-cell office:value-type="float" office:value="-1.333" table:style-name="ce5">
            <text:p>-1.333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7981630000000003E-3" table:style-name="ce5">
            <text:p>-0.004798163</text:p>
          </table:table-cell>
          <table:table-cell office:value-type="float" office:value="2.96" table:style-name="ce5">
            <text:p>2.96</text:p>
          </table:table-cell>
          <table:table-cell office:value-type="float" office:value="21.45" table:style-name="ce5">
            <text:p>21.45</text:p>
          </table:table-cell>
          <table:table-cell office:value-type="float" office:value="63.36" table:style-name="ce5">
            <text:p>63.36</text:p>
          </table:table-cell>
          <table:table-cell office:value-type="float" office:value="3.4000000000000002E-2" table:style-name="ce1">
            <text:p>0.034</text:p>
          </table:table-cell>
          <table:table-cell table:number-columns-repeated="16372"/>
        </table:table-row>
        <table:table-row table:style-name="ro1">
          <table:table-cell office:value-type="date" office:date-value="2014-07-06T06:00:00" table:style-name="ce2">
            <text:p>7/6/2014 6:00</text:p>
          </table:table-cell>
          <table:table-cell office:value-type="float" office:value="187.25" table:style-name="ce3">
            <text:p>187.25</text:p>
          </table:table-cell>
          <table:table-cell office:value-type="float" office:value="0" table:style-name="ce1">
            <text:p>0</text:p>
          </table:table-cell>
          <table:table-cell office:value-type="float" office:value="10.119999999999999" table:style-name="ce5">
            <text:p>10.12</text:p>
          </table:table-cell>
          <table:table-cell office:value-type="float" office:value="-3.5910000000000002" table:style-name="ce1">
            <text:p>-3.591</text:p>
          </table:table-cell>
          <table:table-cell office:value-type="float" office:value="8.92" table:style-name="ce1">
            <text:p>8.92</text:p>
          </table:table-cell>
          <table:table-cell office:value-type="float" office:value="3.2128110000000001E-2" table:style-name="ce1">
            <text:p>0.03212811</text:p>
          </table:table-cell>
          <table:table-cell office:value-type="float" office:value="3.6433029999999998E-2" table:style-name="ce5">
            <text:p>0.03643303</text:p>
          </table:table-cell>
          <table:table-cell office:value-type="float" office:value="3.09" table:style-name="ce5">
            <text:p>3.09</text:p>
          </table:table-cell>
          <table:table-cell office:value-type="float" office:value="21.28" table:style-name="ce5">
            <text:p>21.28</text:p>
          </table:table-cell>
          <table:table-cell office:value-type="float" office:value="64.569999999999993" table:style-name="ce5">
            <text:p>64.57</text:p>
          </table:table-cell>
          <table:table-cell office:value-type="float" office:value="8.7999999999999995E-2" table:style-name="ce1">
            <text:p>0.088</text:p>
          </table:table-cell>
          <table:table-cell table:number-columns-repeated="16372"/>
        </table:table-row>
        <table:table-row table:style-name="ro1">
          <table:table-cell office:value-type="date" office:date-value="2014-07-06T07:00:00" table:style-name="ce2">
            <text:p>7/6/2014 7:00</text:p>
          </table:table-cell>
          <table:table-cell office:value-type="float" office:value="187.29166666666424" table:style-name="ce3">
            <text:p>187.2916667</text:p>
          </table:table-cell>
          <table:table-cell office:value-type="float" office:value="0" table:style-name="ce1">
            <text:p>0</text:p>
          </table:table-cell>
          <table:table-cell office:value-type="float" office:value="107.9" table:style-name="ce5">
            <text:p>107.9</text:p>
          </table:table-cell>
          <table:table-cell office:value-type="float" office:value="-26.86" table:style-name="ce1">
            <text:p>-26.86</text:p>
          </table:table-cell>
          <table:table-cell office:value-type="float" office:value="96.4" table:style-name="ce1">
            <text:p>96.4</text:p>
          </table:table-cell>
          <table:table-cell office:value-type="float" office:value="0.34709319999999999" table:style-name="ce1">
            <text:p>0.3470932</text:p>
          </table:table-cell>
          <table:table-cell office:value-type="float" office:value="0.38852700000000001" table:style-name="ce5">
            <text:p>0.388527</text:p>
          </table:table-cell>
          <table:table-cell office:value-type="float" office:value="2.2759999999999998" table:style-name="ce5">
            <text:p>2.276</text:p>
          </table:table-cell>
          <table:table-cell office:value-type="float" office:value="22.3" table:style-name="ce5">
            <text:p>22.3</text:p>
          </table:table-cell>
          <table:table-cell office:value-type="float" office:value="61.59" table:style-name="ce5">
            <text:p>61.59</text:p>
          </table:table-cell>
          <table:table-cell office:value-type="float" office:value="0.127" table:style-name="ce1">
            <text:p>0.127</text:p>
          </table:table-cell>
          <table:table-cell table:number-columns-repeated="16372"/>
        </table:table-row>
        <table:table-row table:style-name="ro1">
          <table:table-cell office:value-type="date" office:date-value="2014-07-06T08:00:00" table:style-name="ce2">
            <text:p>7/6/2014 8:00</text:p>
          </table:table-cell>
          <table:table-cell office:value-type="float" office:value="187.33333333333576" table:style-name="ce3">
            <text:p>187.3333333</text:p>
          </table:table-cell>
          <table:table-cell office:value-type="float" office:value="0" table:style-name="ce1">
            <text:p>0</text:p>
          </table:table-cell>
          <table:table-cell office:value-type="float" office:value="316.3" table:style-name="ce5">
            <text:p>316.3</text:p>
          </table:table-cell>
          <table:table-cell office:value-type="float" office:value="-78.5" table:style-name="ce1">
            <text:p>-78.5</text:p>
          </table:table-cell>
          <table:table-cell office:value-type="float" office:value="288" table:style-name="ce1">
            <text:p>288</text:p>
          </table:table-cell>
          <table:table-cell office:value-type="float" office:value="1.0367040000000001" table:style-name="ce1">
            <text:p>1.036704</text:p>
          </table:table-cell>
          <table:table-cell office:value-type="float" office:value="1.1387430000000001" table:style-name="ce5">
            <text:p>1.138743</text:p>
          </table:table-cell>
          <table:table-cell office:value-type="float" office:value="3.383" table:style-name="ce5">
            <text:p>3.383</text:p>
          </table:table-cell>
          <table:table-cell office:value-type="float" office:value="25.46" table:style-name="ce5">
            <text:p>25.46</text:p>
          </table:table-cell>
          <table:table-cell office:value-type="float" office:value="48.16" table:style-name="ce5">
            <text:p>48.16</text:p>
          </table:table-cell>
          <table:table-cell office:value-type="float" office:value="0.30199999999999999" table:style-name="ce1">
            <text:p>0.302</text:p>
          </table:table-cell>
          <table:table-cell table:number-columns-repeated="16372"/>
        </table:table-row>
        <table:table-row table:style-name="ro1">
          <table:table-cell office:value-type="date" office:date-value="2014-07-06T09:00:00" table:style-name="ce2">
            <text:p>7/6/2014 9:00</text:p>
          </table:table-cell>
          <table:table-cell office:value-type="float" office:value="187.375" table:style-name="ce3">
            <text:p>187.375</text:p>
          </table:table-cell>
          <table:table-cell office:value-type="float" office:value="0" table:style-name="ce1">
            <text:p>0</text:p>
          </table:table-cell>
          <table:table-cell office:value-type="float" office:value="538.79999999999995" table:style-name="ce5">
            <text:p>538.8</text:p>
          </table:table-cell>
          <table:table-cell office:value-type="float" office:value="-118.9" table:style-name="ce1">
            <text:p>-118.9</text:p>
          </table:table-cell>
          <table:table-cell office:value-type="float" office:value="485.5" table:style-name="ce1">
            <text:p>485.5</text:p>
          </table:table-cell>
          <table:table-cell office:value-type="float" office:value="1.7478229999999999" table:style-name="ce1">
            <text:p>1.747823</text:p>
          </table:table-cell>
          <table:table-cell office:value-type="float" office:value="1.9396800000000001" table:style-name="ce5">
            <text:p>1.93968</text:p>
          </table:table-cell>
          <table:table-cell office:value-type="float" office:value="4.1029999999999998" table:style-name="ce5">
            <text:p>4.103</text:p>
          </table:table-cell>
          <table:table-cell office:value-type="float" office:value="27.58" table:style-name="ce5">
            <text:p>27.58</text:p>
          </table:table-cell>
          <table:table-cell office:value-type="float" office:value="48.37" table:style-name="ce5">
            <text:p>48.37</text:p>
          </table:table-cell>
          <table:table-cell office:value-type="float" office:value="0.48499999999999999" table:style-name="ce1">
            <text:p>0.485</text:p>
          </table:table-cell>
          <table:table-cell table:number-columns-repeated="16372"/>
        </table:table-row>
        <table:table-row table:style-name="ro1">
          <table:table-cell office:value-type="date" office:date-value="2014-07-06T10:00:00" table:style-name="ce2">
            <text:p>7/6/2014 10:00</text:p>
          </table:table-cell>
          <table:table-cell office:value-type="float" office:value="187.41666666666424" table:style-name="ce3">
            <text:p>187.4166667</text:p>
          </table:table-cell>
          <table:table-cell office:value-type="float" office:value="0" table:style-name="ce1">
            <text:p>0</text:p>
          </table:table-cell>
          <table:table-cell office:value-type="float" office:value="719.2" table:style-name="ce5">
            <text:p>719.2</text:p>
          </table:table-cell>
          <table:table-cell office:value-type="float" office:value="-144" table:style-name="ce1">
            <text:p>-144</text:p>
          </table:table-cell>
          <table:table-cell office:value-type="float" office:value="642.6" table:style-name="ce1">
            <text:p>642.6</text:p>
          </table:table-cell>
          <table:table-cell office:value-type="float" office:value="2.3134070000000002" table:style-name="ce1">
            <text:p>2.313407</text:p>
          </table:table-cell>
          <table:table-cell office:value-type="float" office:value="2.5890209999999998" table:style-name="ce5">
            <text:p>2.589021</text:p>
          </table:table-cell>
          <table:table-cell office:value-type="float" office:value="4.0620000000000003" table:style-name="ce5">
            <text:p>4.062</text:p>
          </table:table-cell>
          <table:table-cell office:value-type="float" office:value="28.77" table:style-name="ce5">
            <text:p>28.77</text:p>
          </table:table-cell>
          <table:table-cell office:value-type="float" office:value="40.799999999999997" table:style-name="ce5">
            <text:p>40.8</text:p>
          </table:table-cell>
          <table:table-cell office:value-type="float" office:value="0.622" table:style-name="ce1">
            <text:p>0.622</text:p>
          </table:table-cell>
          <table:table-cell table:number-columns-repeated="16372"/>
        </table:table-row>
        <table:table-row table:style-name="ro1">
          <table:table-cell office:value-type="date" office:date-value="2014-07-06T11:00:00" table:style-name="ce2">
            <text:p>7/6/2014 11:00</text:p>
          </table:table-cell>
          <table:table-cell office:value-type="float" office:value="187.45833333333576" table:style-name="ce3">
            <text:p>187.4583333</text:p>
          </table:table-cell>
          <table:table-cell office:value-type="float" office:value="0" table:style-name="ce1">
            <text:p>0</text:p>
          </table:table-cell>
          <table:table-cell office:value-type="float" office:value="838" table:style-name="ce5">
            <text:p>838</text:p>
          </table:table-cell>
          <table:table-cell office:value-type="float" office:value="-149.6" table:style-name="ce1">
            <text:p>-149.6</text:p>
          </table:table-cell>
          <table:table-cell office:value-type="float" office:value="740.9" table:style-name="ce1">
            <text:p>740.9</text:p>
          </table:table-cell>
          <table:table-cell office:value-type="float" office:value="2.6671399999999998" table:style-name="ce1">
            <text:p>2.66714</text:p>
          </table:table-cell>
          <table:table-cell office:value-type="float" office:value="3.0152709999999998" table:style-name="ce5">
            <text:p>3.015271</text:p>
          </table:table-cell>
          <table:table-cell office:value-type="float" office:value="4.5039999999999996" table:style-name="ce5">
            <text:p>4.504</text:p>
          </table:table-cell>
          <table:table-cell office:value-type="float" office:value="29.97" table:style-name="ce5">
            <text:p>29.97</text:p>
          </table:table-cell>
          <table:table-cell office:value-type="float" office:value="37.74" table:style-name="ce5">
            <text:p>37.74</text:p>
          </table:table-cell>
          <table:table-cell office:value-type="float" office:value="0.73699999999999999" table:style-name="ce1">
            <text:p>0.737</text:p>
          </table:table-cell>
          <table:table-cell table:number-columns-repeated="16372"/>
        </table:table-row>
        <table:table-row table:style-name="ro1">
          <table:table-cell office:value-type="date" office:date-value="2014-07-06T12:00:00" table:style-name="ce2">
            <text:p>7/6/2014 12:00</text:p>
          </table:table-cell>
          <table:table-cell office:value-type="float" office:value="187.5" table:style-name="ce3">
            <text:p>187.5</text:p>
          </table:table-cell>
          <table:table-cell office:value-type="float" office:value="0" table:style-name="ce1">
            <text:p>0</text:p>
          </table:table-cell>
          <table:table-cell office:value-type="float" office:value="945" table:style-name="ce5">
            <text:p>945</text:p>
          </table:table-cell>
          <table:table-cell office:value-type="float" office:value="-152.1" table:style-name="ce1">
            <text:p>-152.1</text:p>
          </table:table-cell>
          <table:table-cell office:value-type="float" office:value="829" table:style-name="ce1">
            <text:p>829</text:p>
          </table:table-cell>
          <table:table-cell office:value-type="float" office:value="2.9849920000000001" table:style-name="ce1">
            <text:p>2.984992</text:p>
          </table:table-cell>
          <table:table-cell office:value-type="float" office:value="3.4033850000000001" table:style-name="ce5">
            <text:p>3.403385</text:p>
          </table:table-cell>
          <table:table-cell office:value-type="float" office:value="4.2460000000000004" table:style-name="ce5">
            <text:p>4.246</text:p>
          </table:table-cell>
          <table:table-cell office:value-type="float" office:value="31.35" table:style-name="ce5">
            <text:p>31.35</text:p>
          </table:table-cell>
          <table:table-cell office:value-type="float" office:value="33.369999999999997" table:style-name="ce5">
            <text:p>33.37</text:p>
          </table:table-cell>
          <table:table-cell office:value-type="float" office:value="0.82899999999999996" table:style-name="ce1">
            <text:p>0.829</text:p>
          </table:table-cell>
          <table:table-cell table:number-columns-repeated="16372"/>
        </table:table-row>
        <table:table-row table:style-name="ro1">
          <table:table-cell office:value-type="date" office:date-value="2014-07-06T13:00:00" table:style-name="ce2">
            <text:p>7/6/2014 13:00</text:p>
          </table:table-cell>
          <table:table-cell office:value-type="float" office:value="187.54166666666424" table:style-name="ce3">
            <text:p>187.5416667</text:p>
          </table:table-cell>
          <table:table-cell office:value-type="float" office:value="0" table:style-name="ce1">
            <text:p>0</text:p>
          </table:table-cell>
          <table:table-cell office:value-type="float" office:value="998" table:style-name="ce5">
            <text:p>998</text:p>
          </table:table-cell>
          <table:table-cell office:value-type="float" office:value="-150.6" table:style-name="ce1">
            <text:p>-150.6</text:p>
          </table:table-cell>
          <table:table-cell office:value-type="float" office:value="869" table:style-name="ce1">
            <text:p>869</text:p>
          </table:table-cell>
          <table:table-cell office:value-type="float" office:value="3.1285050000000001" table:style-name="ce1">
            <text:p>3.128505</text:p>
          </table:table-cell>
          <table:table-cell office:value-type="float" office:value="3.5912929999999998" table:style-name="ce5">
            <text:p>3.591293</text:p>
          </table:table-cell>
          <table:table-cell office:value-type="float" office:value="4.1760000000000002" table:style-name="ce5">
            <text:p>4.176</text:p>
          </table:table-cell>
          <table:table-cell office:value-type="float" office:value="32.54" table:style-name="ce5">
            <text:p>32.54</text:p>
          </table:table-cell>
          <table:table-cell office:value-type="float" office:value="31.99" table:style-name="ce5">
            <text:p>31.99</text:p>
          </table:table-cell>
          <table:table-cell office:value-type="float" office:value="0.88500000000000001" table:style-name="ce1">
            <text:p>0.885</text:p>
          </table:table-cell>
          <table:table-cell table:number-columns-repeated="16372"/>
        </table:table-row>
        <table:table-row table:style-name="ro1">
          <table:table-cell office:value-type="date" office:date-value="2014-07-06T14:00:00" table:style-name="ce2">
            <text:p>7/6/2014 14:00</text:p>
          </table:table-cell>
          <table:table-cell office:value-type="float" office:value="187.58333333333576" table:style-name="ce3">
            <text:p>187.5833333</text:p>
          </table:table-cell>
          <table:table-cell office:value-type="float" office:value="0" table:style-name="ce1">
            <text:p>0</text:p>
          </table:table-cell>
          <table:table-cell office:value-type="float" office:value="992" table:style-name="ce5">
            <text:p>992</text:p>
          </table:table-cell>
          <table:table-cell office:value-type="float" office:value="-152.30000000000001" table:style-name="ce1">
            <text:p>-152.3</text:p>
          </table:table-cell>
          <table:table-cell office:value-type="float" office:value="865" table:style-name="ce1">
            <text:p>865</text:p>
          </table:table-cell>
          <table:table-cell office:value-type="float" office:value="3.1131190000000002" table:style-name="ce1">
            <text:p>3.113119</text:p>
          </table:table-cell>
          <table:table-cell office:value-type="float" office:value="3.569804" table:style-name="ce5">
            <text:p>3.569804</text:p>
          </table:table-cell>
          <table:table-cell office:value-type="float" office:value="4.0389999999999997" table:style-name="ce5">
            <text:p>4.039</text:p>
          </table:table-cell>
          <table:table-cell office:value-type="float" office:value="33.380000000000003" table:style-name="ce5">
            <text:p>33.38</text:p>
          </table:table-cell>
          <table:table-cell office:value-type="float" office:value="29.54" table:style-name="ce5">
            <text:p>29.54</text:p>
          </table:table-cell>
          <table:table-cell office:value-type="float" office:value="0.89500000000000002" table:style-name="ce1">
            <text:p>0.895</text:p>
          </table:table-cell>
          <table:table-cell table:number-columns-repeated="16372"/>
        </table:table-row>
        <table:table-row table:style-name="ro1">
          <table:table-cell office:value-type="date" office:date-value="2014-07-06T15:00:00" table:style-name="ce2">
            <text:p>7/6/2014 15:00</text:p>
          </table:table-cell>
          <table:table-cell office:value-type="float" office:value="187.625" table:style-name="ce3">
            <text:p>187.625</text:p>
          </table:table-cell>
          <table:table-cell office:value-type="float" office:value="0" table:style-name="ce1">
            <text:p>0</text:p>
          </table:table-cell>
          <table:table-cell office:value-type="float" office:value="925" table:style-name="ce5">
            <text:p>925</text:p>
          </table:table-cell>
          <table:table-cell office:value-type="float" office:value="-153.19999999999999" table:style-name="ce1">
            <text:p>-153.2</text:p>
          </table:table-cell>
          <table:table-cell office:value-type="float" office:value="811" table:style-name="ce1">
            <text:p>811</text:p>
          </table:table-cell>
          <table:table-cell office:value-type="float" office:value="2.9202970000000001" table:style-name="ce1">
            <text:p>2.920297</text:p>
          </table:table-cell>
          <table:table-cell office:value-type="float" office:value="3.3293710000000001" table:style-name="ce5">
            <text:p>3.329371</text:p>
          </table:table-cell>
          <table:table-cell office:value-type="float" office:value="4.42" table:style-name="ce5">
            <text:p>4.42</text:p>
          </table:table-cell>
          <table:table-cell office:value-type="float" office:value="33.869999999999997" table:style-name="ce5">
            <text:p>33.87</text:p>
          </table:table-cell>
          <table:table-cell office:value-type="float" office:value="29.29" table:style-name="ce5">
            <text:p>29.29</text:p>
          </table:table-cell>
          <table:table-cell office:value-type="float" office:value="0.86899999999999999" table:style-name="ce1">
            <text:p>0.869</text:p>
          </table:table-cell>
          <table:table-cell table:number-columns-repeated="16372"/>
        </table:table-row>
        <table:table-row table:style-name="ro1">
          <table:table-cell office:value-type="date" office:date-value="2014-07-06T16:00:00" table:style-name="ce2">
            <text:p>7/6/2014 16:00</text:p>
          </table:table-cell>
          <table:table-cell office:value-type="float" office:value="187.66666666666424" table:style-name="ce3">
            <text:p>187.6666667</text:p>
          </table:table-cell>
          <table:table-cell office:value-type="float" office:value="0" table:style-name="ce1">
            <text:p>0</text:p>
          </table:table-cell>
          <table:table-cell office:value-type="float" office:value="802" table:style-name="ce5">
            <text:p>802</text:p>
          </table:table-cell>
          <table:table-cell office:value-type="float" office:value="-144.9" table:style-name="ce1">
            <text:p>-144.9</text:p>
          </table:table-cell>
          <table:table-cell office:value-type="float" office:value="706.2" table:style-name="ce1">
            <text:p>706.2</text:p>
          </table:table-cell>
          <table:table-cell office:value-type="float" office:value="2.542151" table:style-name="ce1">
            <text:p>2.542151</text:p>
          </table:table-cell>
          <table:table-cell office:value-type="float" office:value="2.8854099999999998" table:style-name="ce5">
            <text:p>2.88541</text:p>
          </table:table-cell>
          <table:table-cell office:value-type="float" office:value="4.319" table:style-name="ce5">
            <text:p>4.319</text:p>
          </table:table-cell>
          <table:table-cell office:value-type="float" office:value="33.97" table:style-name="ce5">
            <text:p>33.97</text:p>
          </table:table-cell>
          <table:table-cell office:value-type="float" office:value="28.24" table:style-name="ce5">
            <text:p>28.24</text:p>
          </table:table-cell>
          <table:table-cell office:value-type="float" office:value="0.78100000000000003" table:style-name="ce1">
            <text:p>0.781</text:p>
          </table:table-cell>
          <table:table-cell table:number-columns-repeated="16372"/>
        </table:table-row>
        <table:table-row table:style-name="ro1">
          <table:table-cell office:value-type="date" office:date-value="2014-07-06T17:00:00" table:style-name="ce2">
            <text:p>7/6/2014 17:00</text:p>
          </table:table-cell>
          <table:table-cell office:value-type="float" office:value="187.70833333333576" table:style-name="ce3">
            <text:p>187.7083333</text:p>
          </table:table-cell>
          <table:table-cell office:value-type="float" office:value="0" table:style-name="ce1">
            <text:p>0</text:p>
          </table:table-cell>
          <table:table-cell office:value-type="float" office:value="644.79999999999995" table:style-name="ce5">
            <text:p>644.8</text:p>
          </table:table-cell>
          <table:table-cell office:value-type="float" office:value="-129.80000000000001" table:style-name="ce1">
            <text:p>-129.8</text:p>
          </table:table-cell>
          <table:table-cell office:value-type="float" office:value="572.29999999999995" table:style-name="ce1">
            <text:p>572.3</text:p>
          </table:table-cell>
          <table:table-cell office:value-type="float" office:value="2.0604529999999999" table:style-name="ce1">
            <text:p>2.060453</text:p>
          </table:table-cell>
          <table:table-cell office:value-type="float" office:value="2.321126" table:style-name="ce5">
            <text:p>2.321126</text:p>
          </table:table-cell>
          <table:table-cell office:value-type="float" office:value="4.117" table:style-name="ce5">
            <text:p>4.117</text:p>
          </table:table-cell>
          <table:table-cell office:value-type="float" office:value="33.840000000000003" table:style-name="ce5">
            <text:p>33.84</text:p>
          </table:table-cell>
          <table:table-cell office:value-type="float" office:value="28.46" table:style-name="ce5">
            <text:p>28.46</text:p>
          </table:table-cell>
          <table:table-cell office:value-type="float" office:value="0.65700000000000003" table:style-name="ce1">
            <text:p>0.657</text:p>
          </table:table-cell>
          <table:table-cell table:number-columns-repeated="16372"/>
        </table:table-row>
        <table:table-row table:style-name="ro1">
          <table:table-cell office:value-type="date" office:date-value="2014-07-06T18:00:00" table:style-name="ce2">
            <text:p>7/6/2014 18:00</text:p>
          </table:table-cell>
          <table:table-cell office:value-type="float" office:value="187.75" table:style-name="ce3">
            <text:p>187.75</text:p>
          </table:table-cell>
          <table:table-cell office:value-type="float" office:value="0" table:style-name="ce1">
            <text:p>0</text:p>
          </table:table-cell>
          <table:table-cell office:value-type="float" office:value="366.9" table:style-name="ce5">
            <text:p>366.9</text:p>
          </table:table-cell>
          <table:table-cell office:value-type="float" office:value="-80" table:style-name="ce1">
            <text:p>-80</text:p>
          </table:table-cell>
          <table:table-cell office:value-type="float" office:value="328.3" table:style-name="ce1">
            <text:p>328.3</text:p>
          </table:table-cell>
          <table:table-cell office:value-type="float" office:value="1.1818789999999999" table:style-name="ce1">
            <text:p>1.181879</text:p>
          </table:table-cell>
          <table:table-cell office:value-type="float" office:value="1.3209869999999999" table:style-name="ce5">
            <text:p>1.320987</text:p>
          </table:table-cell>
          <table:table-cell office:value-type="float" office:value="4.4880000000000004" table:style-name="ce5">
            <text:p>4.488</text:p>
          </table:table-cell>
          <table:table-cell office:value-type="float" office:value="32.479999999999997" table:style-name="ce5">
            <text:p>32.48</text:p>
          </table:table-cell>
          <table:table-cell office:value-type="float" office:value="32.369999999999997" table:style-name="ce5">
            <text:p>32.37</text:p>
          </table:table-cell>
          <table:table-cell office:value-type="float" office:value="0.45600000000000002" table:style-name="ce1">
            <text:p>0.456</text:p>
          </table:table-cell>
          <table:table-cell table:number-columns-repeated="16372"/>
        </table:table-row>
        <table:table-row table:style-name="ro1">
          <table:table-cell office:value-type="date" office:date-value="2014-07-06T19:00:00" table:style-name="ce2">
            <text:p>7/6/2014 19:00</text:p>
          </table:table-cell>
          <table:table-cell office:value-type="float" office:value="187.79166666666424" table:style-name="ce3">
            <text:p>187.7916667</text:p>
          </table:table-cell>
          <table:table-cell office:value-type="float" office:value="0" table:style-name="ce1">
            <text:p>0</text:p>
          </table:table-cell>
          <table:table-cell office:value-type="float" office:value="150.19999999999999" table:style-name="ce5">
            <text:p>150.2</text:p>
          </table:table-cell>
          <table:table-cell office:value-type="float" office:value="-32.74" table:style-name="ce1">
            <text:p>-32.74</text:p>
          </table:table-cell>
          <table:table-cell office:value-type="float" office:value="124.6" table:style-name="ce1">
            <text:p>124.6</text:p>
          </table:table-cell>
          <table:table-cell office:value-type="float" office:value="0.44859209999999999" table:style-name="ce1">
            <text:p>0.4485921</text:p>
          </table:table-cell>
          <table:table-cell office:value-type="float" office:value="0.54087759999999996" table:style-name="ce5">
            <text:p>0.5408776</text:p>
          </table:table-cell>
          <table:table-cell office:value-type="float" office:value="4.343" table:style-name="ce5">
            <text:p>4.343</text:p>
          </table:table-cell>
          <table:table-cell office:value-type="float" office:value="30.49" table:style-name="ce5">
            <text:p>30.49</text:p>
          </table:table-cell>
          <table:table-cell office:value-type="float" office:value="36.18" table:style-name="ce5">
            <text:p>36.18</text:p>
          </table:table-cell>
          <table:table-cell office:value-type="float" office:value="0.27300000000000002" table:style-name="ce1">
            <text:p>0.273</text:p>
          </table:table-cell>
          <table:table-cell table:number-columns-repeated="16372"/>
        </table:table-row>
        <table:table-row table:style-name="ro1">
          <table:table-cell office:value-type="date" office:date-value="2014-07-06T20:00:00" table:style-name="ce2">
            <text:p>7/6/2014 20:00</text:p>
          </table:table-cell>
          <table:table-cell office:value-type="float" office:value="187.83333333333576" table:style-name="ce3">
            <text:p>187.8333333</text:p>
          </table:table-cell>
          <table:table-cell office:value-type="float" office:value="0" table:style-name="ce1">
            <text:p>0</text:p>
          </table:table-cell>
          <table:table-cell office:value-type="float" office:value="43.42" table:style-name="ce5">
            <text:p>43.42</text:p>
          </table:table-cell>
          <table:table-cell office:value-type="float" office:value="-10.61" table:style-name="ce1">
            <text:p>-10.61</text:p>
          </table:table-cell>
          <table:table-cell office:value-type="float" office:value="37.06" table:style-name="ce1">
            <text:p>37.06</text:p>
          </table:table-cell>
          <table:table-cell office:value-type="float" office:value="0.1334245" table:style-name="ce1">
            <text:p>0.1334245</text:p>
          </table:table-cell>
          <table:table-cell office:value-type="float" office:value="0.15630640000000001" table:style-name="ce5">
            <text:p>0.1563064</text:p>
          </table:table-cell>
          <table:table-cell office:value-type="float" office:value="3.1339999999999999" table:style-name="ce5">
            <text:p>3.134</text:p>
          </table:table-cell>
          <table:table-cell office:value-type="float" office:value="28.05" table:style-name="ce5">
            <text:p>28.05</text:p>
          </table:table-cell>
          <table:table-cell office:value-type="float" office:value="43.11" table:style-name="ce5">
            <text:p>43.11</text:p>
          </table:table-cell>
          <table:table-cell office:value-type="float" office:value="9.7000000000000003E-2" table:style-name="ce1">
            <text:p>0.097</text:p>
          </table:table-cell>
          <table:table-cell table:number-columns-repeated="16372"/>
        </table:table-row>
        <table:table-row table:style-name="ro1">
          <table:table-cell office:value-type="date" office:date-value="2014-07-06T21:00:00" table:style-name="ce2">
            <text:p>7/6/2014 21:00</text:p>
          </table:table-cell>
          <table:table-cell office:value-type="float" office:value="187.875" table:style-name="ce3">
            <text:p>187.875</text:p>
          </table:table-cell>
          <table:table-cell office:value-type="float" office:value="0" table:style-name="ce1">
            <text:p>0</text:p>
          </table:table-cell>
          <table:table-cell office:value-type="float" office:value="-1.39" table:style-name="ce5">
            <text:p>-1.39</text:p>
          </table:table-cell>
          <table:table-cell office:value-type="float" office:value="-0.55000000000000004" table:style-name="ce1">
            <text:p>-0.55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1.7658330000000001E-3" table:style-name="ce1">
            <text:p>0.001765833</text:p>
          </table:table-cell>
          <table:table-cell office:value-type="float" office:value="-5.0028099999999999E-3" table:style-name="ce5">
            <text:p>-0.00500281</text:p>
          </table:table-cell>
          <table:table-cell office:value-type="float" office:value="2.8650000000000002" table:style-name="ce5">
            <text:p>2.865</text:p>
          </table:table-cell>
          <table:table-cell office:value-type="float" office:value="25.52" table:style-name="ce5">
            <text:p>25.52</text:p>
          </table:table-cell>
          <table:table-cell office:value-type="float" office:value="49.57" table:style-name="ce5">
            <text:p>49.57</text:p>
          </table:table-cell>
          <table:table-cell office:value-type="float" office:value="6.3E-2" table:style-name="ce1">
            <text:p>0.063</text:p>
          </table:table-cell>
          <table:table-cell table:number-columns-repeated="16372"/>
        </table:table-row>
        <table:table-row table:style-name="ro1">
          <table:table-cell office:value-type="date" office:date-value="2014-07-06T22:00:00" table:style-name="ce2">
            <text:p>7/6/2014 22:00</text:p>
          </table:table-cell>
          <table:table-cell office:value-type="float" office:value="187.91666666666424" table:style-name="ce3">
            <text:p>187.9166667</text:p>
          </table:table-cell>
          <table:table-cell office:value-type="float" office:value="0" table:style-name="ce1">
            <text:p>0</text:p>
          </table:table-cell>
          <table:table-cell office:value-type="float" office:value="-3.0289999999999999" table:style-name="ce5">
            <text:p>-3.029</text:p>
          </table:table-cell>
          <table:table-cell office:value-type="float" office:value="-0.36099999999999999" table:style-name="ce1">
            <text:p>-0.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90618E-2" table:style-name="ce5">
            <text:p>-0.01090618</text:p>
          </table:table-cell>
          <table:table-cell office:value-type="float" office:value="2.5920000000000001" table:style-name="ce5">
            <text:p>2.592</text:p>
          </table:table-cell>
          <table:table-cell office:value-type="float" office:value="23.91" table:style-name="ce5">
            <text:p>23.91</text:p>
          </table:table-cell>
          <table:table-cell office:value-type="float" office:value="54.08" table:style-name="ce5">
            <text:p>54.08</text:p>
          </table:table-cell>
          <table:table-cell office:value-type="float" office:value="4.5999999999999999E-2" table:style-name="ce1">
            <text:p>0.046</text:p>
          </table:table-cell>
          <table:table-cell table:number-columns-repeated="16372"/>
        </table:table-row>
        <table:table-row table:style-name="ro1">
          <table:table-cell office:value-type="date" office:date-value="2014-07-06T23:00:00" table:style-name="ce2">
            <text:p>7/6/2014 23:00</text:p>
          </table:table-cell>
          <table:table-cell office:value-type="float" office:value="187.95833333333576" table:style-name="ce3">
            <text:p>187.9583333</text:p>
          </table:table-cell>
          <table:table-cell office:value-type="float" office:value="0" table:style-name="ce1">
            <text:p>0</text:p>
          </table:table-cell>
          <table:table-cell office:value-type="float" office:value="-3.0640000000000001" table:style-name="ce5">
            <text:p>-3.064</text:p>
          </table:table-cell>
          <table:table-cell office:value-type="float" office:value="-0.38300000000000001" table:style-name="ce1">
            <text:p>-0.3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030170000000001E-2" table:style-name="ce5">
            <text:p>-0.01103017</text:p>
          </table:table-cell>
          <table:table-cell office:value-type="float" office:value="2.4119999999999999" table:style-name="ce5">
            <text:p>2.412</text:p>
          </table:table-cell>
          <table:table-cell office:value-type="float" office:value="23.01" table:style-name="ce5">
            <text:p>23.01</text:p>
          </table:table-cell>
          <table:table-cell office:value-type="float" office:value="60.7" table:style-name="ce5">
            <text:p>60.7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72"/>
        </table:table-row>
        <table:table-row table:style-name="ro1">
          <table:table-cell office:value-type="date" office:date-value="2014-07-07T00:00:00" table:style-name="ce2">
            <text:p>7/7/2014 0:00</text:p>
          </table:table-cell>
          <table:table-cell office:value-type="float" office:value="188" table:style-name="ce3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-3.05" table:style-name="ce5">
            <text:p>-3.05</text:p>
          </table:table-cell>
          <table:table-cell office:value-type="float" office:value="-0.34499999999999997" table:style-name="ce1">
            <text:p>-0.3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97976E-2" table:style-name="ce5">
            <text:p>-0.01097976</text:p>
          </table:table-cell>
          <table:table-cell office:value-type="float" office:value="2.181" table:style-name="ce5">
            <text:p>2.181</text:p>
          </table:table-cell>
          <table:table-cell office:value-type="float" office:value="21.62" table:style-name="ce5">
            <text:p>21.62</text:p>
          </table:table-cell>
          <table:table-cell office:value-type="float" office:value="67.75" table:style-name="ce5">
            <text:p>67.75</text:p>
          </table:table-cell>
          <table:table-cell office:value-type="float" office:value="0.02" table:style-name="ce1">
            <text:p>0.02</text:p>
          </table:table-cell>
          <table:table-cell table:number-columns-repeated="16372"/>
        </table:table-row>
        <table:table-row table:style-name="ro1">
          <table:table-cell office:value-type="date" office:date-value="2014-07-07T01:00:00" table:style-name="ce2">
            <text:p>7/7/2014 1:00</text:p>
          </table:table-cell>
          <table:table-cell office:value-type="float" office:value="188.04166666666424" table:style-name="ce3">
            <text:p>188.0416667</text:p>
          </table:table-cell>
          <table:table-cell office:value-type="float" office:value="0" table:style-name="ce1">
            <text:p>0</text:p>
          </table:table-cell>
          <table:table-cell office:value-type="float" office:value="-2.706" table:style-name="ce5">
            <text:p>-2.706</text:p>
          </table:table-cell>
          <table:table-cell office:value-type="float" office:value="-0.52900000000000003" table:style-name="ce1">
            <text:p>-0.5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7429419999999992E-3" table:style-name="ce5">
            <text:p>-0.009742942</text:p>
          </table:table-cell>
          <table:table-cell office:value-type="float" office:value="2.335" table:style-name="ce5">
            <text:p>2.335</text:p>
          </table:table-cell>
          <table:table-cell office:value-type="float" office:value="20.54" table:style-name="ce5">
            <text:p>20.54</text:p>
          </table:table-cell>
          <table:table-cell office:value-type="float" office:value="66.66" table:style-name="ce5">
            <text:p>66.66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2"/>
        </table:table-row>
        <table:table-row table:style-name="ro1">
          <table:table-cell office:value-type="date" office:date-value="2014-07-07T02:00:00" table:style-name="ce2">
            <text:p>7/7/2014 2:00</text:p>
          </table:table-cell>
          <table:table-cell office:value-type="float" office:value="188.08333333333576" table:style-name="ce3">
            <text:p>188.0833333</text:p>
          </table:table-cell>
          <table:table-cell office:value-type="float" office:value="0" table:style-name="ce1">
            <text:p>0</text:p>
          </table:table-cell>
          <table:table-cell office:value-type="float" office:value="-2.6019999999999999" table:style-name="ce5">
            <text:p>-2.602</text:p>
          </table:table-cell>
          <table:table-cell office:value-type="float" office:value="-0.39" table:style-name="ce1">
            <text:p>-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3688130000000001E-3" table:style-name="ce5">
            <text:p>-0.009368813</text:p>
          </table:table-cell>
          <table:table-cell office:value-type="float" office:value="2.286" table:style-name="ce5">
            <text:p>2.286</text:p>
          </table:table-cell>
          <table:table-cell office:value-type="float" office:value="19.87" table:style-name="ce5">
            <text:p>19.87</text:p>
          </table:table-cell>
          <table:table-cell office:value-type="float" office:value="72.489999999999995" table:style-name="ce5">
            <text:p>72.49</text:p>
          </table:table-cell>
          <table:table-cell office:value-type="float" office:value="1.2E-2" table:style-name="ce1">
            <text:p>0.012</text:p>
          </table:table-cell>
          <table:table-cell table:number-columns-repeated="16372"/>
        </table:table-row>
        <table:table-row table:style-name="ro1">
          <table:table-cell office:value-type="date" office:date-value="2014-07-07T03:00:00" table:style-name="ce2">
            <text:p>7/7/2014 3:00</text:p>
          </table:table-cell>
          <table:table-cell office:value-type="float" office:value="188.125" table:style-name="ce3">
            <text:p>188.125</text:p>
          </table:table-cell>
          <table:table-cell office:value-type="float" office:value="0" table:style-name="ce1">
            <text:p>0</text:p>
          </table:table-cell>
          <table:table-cell office:value-type="float" office:value="-2.363" table:style-name="ce5">
            <text:p>-2.363</text:p>
          </table:table-cell>
          <table:table-cell office:value-type="float" office:value="-0.61799999999999999" table:style-name="ce1">
            <text:p>-0.6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080429999999999E-3" table:style-name="ce5">
            <text:p>-0.008508043</text:p>
          </table:table-cell>
          <table:table-cell office:value-type="float" office:value="2.476" table:style-name="ce5">
            <text:p>2.476</text:p>
          </table:table-cell>
          <table:table-cell office:value-type="float" office:value="19.850000000000001" table:style-name="ce5">
            <text:p>19.85</text:p>
          </table:table-cell>
          <table:table-cell office:value-type="float" office:value="68.92" table:style-name="ce5">
            <text:p>68.92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2"/>
        </table:table-row>
        <table:table-row table:style-name="ro1">
          <table:table-cell office:value-type="date" office:date-value="2014-07-07T04:00:00" table:style-name="ce2">
            <text:p>7/7/2014 4:00</text:p>
          </table:table-cell>
          <table:table-cell office:value-type="float" office:value="188.16666666666424" table:style-name="ce3">
            <text:p>188.1666667</text:p>
          </table:table-cell>
          <table:table-cell office:value-type="float" office:value="0" table:style-name="ce1">
            <text:p>0</text:p>
          </table:table-cell>
          <table:table-cell office:value-type="float" office:value="-2.77" table:style-name="ce5">
            <text:p>-2.77</text:p>
          </table:table-cell>
          <table:table-cell office:value-type="float" office:value="-0.23200000000000001" table:style-name="ce1">
            <text:p>-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9736240000000004E-3" table:style-name="ce5">
            <text:p>-0.009973624</text:p>
          </table:table-cell>
          <table:table-cell office:value-type="float" office:value="2.202" table:style-name="ce5">
            <text:p>2.202</text:p>
          </table:table-cell>
          <table:table-cell office:value-type="float" office:value="19.29" table:style-name="ce5">
            <text:p>19.29</text:p>
          </table:table-cell>
          <table:table-cell office:value-type="float" office:value="78.180000000000007" table:style-name="ce5">
            <text:p>78.18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2"/>
        </table:table-row>
        <table:table-row table:style-name="ro1">
          <table:table-cell office:value-type="date" office:date-value="2014-07-07T05:00:00" table:style-name="ce2">
            <text:p>7/7/2014 5:00</text:p>
          </table:table-cell>
          <table:table-cell office:value-type="float" office:value="188.20833333333576" table:style-name="ce3">
            <text:p>188.2083333</text:p>
          </table:table-cell>
          <table:table-cell office:value-type="float" office:value="0" table:style-name="ce1">
            <text:p>0</text:p>
          </table:table-cell>
          <table:table-cell office:value-type="float" office:value="-2.8690000000000002" table:style-name="ce5">
            <text:p>-2.869</text:p>
          </table:table-cell>
          <table:table-cell office:value-type="float" office:value="-0.33" table:style-name="ce1">
            <text:p>-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3286E-2" table:style-name="ce5">
            <text:p>-0.0103286</text:p>
          </table:table-cell>
          <table:table-cell office:value-type="float" office:value="1.288" table:style-name="ce5">
            <text:p>1.288</text:p>
          </table:table-cell>
          <table:table-cell office:value-type="float" office:value="17.399999999999999" table:style-name="ce5">
            <text:p>17.4</text:p>
          </table:table-cell>
          <table:table-cell office:value-type="float" office:value="80.599999999999994" table:style-name="ce5">
            <text:p>80.6</text:p>
          </table:table-cell>
          <table:table-cell office:value-type="float" office:value="-0.01" table:style-name="ce1">
            <text:p>-0.01</text:p>
          </table:table-cell>
          <table:table-cell table:number-columns-repeated="16372"/>
        </table:table-row>
        <table:table-row table:style-name="ro1">
          <table:table-cell office:value-type="date" office:date-value="2014-07-07T06:00:00" table:style-name="ce2">
            <text:p>7/7/2014 6:00</text:p>
          </table:table-cell>
          <table:table-cell office:value-type="float" office:value="188.25" table:style-name="ce3">
            <text:p>188.25</text:p>
          </table:table-cell>
          <table:table-cell office:value-type="float" office:value="0" table:style-name="ce1">
            <text:p>0</text:p>
          </table:table-cell>
          <table:table-cell office:value-type="float" office:value="5.6440000000000001" table:style-name="ce5">
            <text:p>5.644</text:p>
          </table:table-cell>
          <table:table-cell office:value-type="float" office:value="-3.177" table:style-name="ce1">
            <text:p>-3.177</text:p>
          </table:table-cell>
          <table:table-cell office:value-type="float" office:value="4.16" table:style-name="ce1">
            <text:p>4.16</text:p>
          </table:table-cell>
          <table:table-cell office:value-type="float" office:value="1.4977010000000001E-2" table:style-name="ce1">
            <text:p>0.01497701</text:p>
          </table:table-cell>
          <table:table-cell office:value-type="float" office:value="2.031995E-2" table:style-name="ce5">
            <text:p>0.02031995</text:p>
          </table:table-cell>
          <table:table-cell office:value-type="float" office:value="2.3780000000000001" table:style-name="ce5">
            <text:p>2.378</text:p>
          </table:table-cell>
          <table:table-cell office:value-type="float" office:value="18.04" table:style-name="ce5">
            <text:p>18.04</text:p>
          </table:table-cell>
          <table:table-cell office:value-type="float" office:value="73.02" table:style-name="ce5">
            <text:p>73.02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2"/>
        </table:table-row>
        <table:table-row table:style-name="ro1">
          <table:table-cell office:value-type="date" office:date-value="2014-07-07T07:00:00" table:style-name="ce2">
            <text:p>7/7/2014 7:00</text:p>
          </table:table-cell>
          <table:table-cell office:value-type="float" office:value="188.29166666666424" table:style-name="ce3">
            <text:p>188.2916667</text:p>
          </table:table-cell>
          <table:table-cell office:value-type="float" office:value="0" table:style-name="ce1">
            <text:p>0</text:p>
          </table:table-cell>
          <table:table-cell office:value-type="float" office:value="102.5" table:style-name="ce5">
            <text:p>102.5</text:p>
          </table:table-cell>
          <table:table-cell office:value-type="float" office:value="-30.67" table:style-name="ce1">
            <text:p>-30.67</text:p>
          </table:table-cell>
          <table:table-cell office:value-type="float" office:value="92.3" table:style-name="ce1">
            <text:p>92.3</text:p>
          </table:table-cell>
          <table:table-cell office:value-type="float" office:value="0.3322968" table:style-name="ce1">
            <text:p>0.3322968</text:p>
          </table:table-cell>
          <table:table-cell office:value-type="float" office:value="0.36882280000000001" table:style-name="ce5">
            <text:p>0.3688228</text:p>
          </table:table-cell>
          <table:table-cell office:value-type="float" office:value="2.3540000000000001" table:style-name="ce5">
            <text:p>2.354</text:p>
          </table:table-cell>
          <table:table-cell office:value-type="float" office:value="20.2" table:style-name="ce5">
            <text:p>20.2</text:p>
          </table:table-cell>
          <table:table-cell office:value-type="float" office:value="61.74" table:style-name="ce5">
            <text:p>61.74</text:p>
          </table:table-cell>
          <table:table-cell office:value-type="float" office:value="0.114" table:style-name="ce1">
            <text:p>0.114</text:p>
          </table:table-cell>
          <table:table-cell table:number-columns-repeated="16372"/>
        </table:table-row>
        <table:table-row table:style-name="ro1">
          <table:table-cell office:value-type="date" office:date-value="2014-07-07T08:00:00" table:style-name="ce2">
            <text:p>7/7/2014 8:00</text:p>
          </table:table-cell>
          <table:table-cell office:value-type="float" office:value="188.33333333333576" table:style-name="ce3">
            <text:p>188.3333333</text:p>
          </table:table-cell>
          <table:table-cell office:value-type="float" office:value="0" table:style-name="ce1">
            <text:p>0</text:p>
          </table:table-cell>
          <table:table-cell office:value-type="float" office:value="271.8" table:style-name="ce5">
            <text:p>271.8</text:p>
          </table:table-cell>
          <table:table-cell office:value-type="float" office:value="-68.930000000000007" table:style-name="ce1">
            <text:p>-68.93</text:p>
          </table:table-cell>
          <table:table-cell office:value-type="float" office:value="240.3" table:style-name="ce1">
            <text:p>240.3</text:p>
          </table:table-cell>
          <table:table-cell office:value-type="float" office:value="0.8651913" table:style-name="ce1">
            <text:p>0.8651913</text:p>
          </table:table-cell>
          <table:table-cell office:value-type="float" office:value="0.97840369999999999" table:style-name="ce5">
            <text:p>0.9784037</text:p>
          </table:table-cell>
          <table:table-cell office:value-type="float" office:value="2.375" table:style-name="ce5">
            <text:p>2.375</text:p>
          </table:table-cell>
          <table:table-cell office:value-type="float" office:value="23.3" table:style-name="ce5">
            <text:p>23.3</text:p>
          </table:table-cell>
          <table:table-cell office:value-type="float" office:value="54.32" table:style-name="ce5">
            <text:p>54.32</text:p>
          </table:table-cell>
          <table:table-cell office:value-type="float" office:value="0.23599999999999999" table:style-name="ce1">
            <text:p>0.236</text:p>
          </table:table-cell>
          <table:table-cell table:number-columns-repeated="16372"/>
        </table:table-row>
        <table:table-row table:style-name="ro1">
          <table:table-cell office:value-type="date" office:date-value="2014-07-07T09:00:00" table:style-name="ce2">
            <text:p>7/7/2014 9:00</text:p>
          </table:table-cell>
          <table:table-cell office:value-type="float" office:value="188.375" table:style-name="ce3">
            <text:p>188.375</text:p>
          </table:table-cell>
          <table:table-cell office:value-type="float" office:value="0" table:style-name="ce1">
            <text:p>0</text:p>
          </table:table-cell>
          <table:table-cell office:value-type="float" office:value="492.6" table:style-name="ce5">
            <text:p>492.6</text:p>
          </table:table-cell>
          <table:table-cell office:value-type="float" office:value="-112.3" table:style-name="ce1">
            <text:p>-112.3</text:p>
          </table:table-cell>
          <table:table-cell office:value-type="float" office:value="438.1" table:style-name="ce1">
            <text:p>438.1</text:p>
          </table:table-cell>
          <table:table-cell office:value-type="float" office:value="1.577229" table:style-name="ce1">
            <text:p>1.577229</text:p>
          </table:table-cell>
          <table:table-cell office:value-type="float" office:value="1.773409" table:style-name="ce5">
            <text:p>1.773409</text:p>
          </table:table-cell>
          <table:table-cell office:value-type="float" office:value="3.698" table:style-name="ce5">
            <text:p>3.698</text:p>
          </table:table-cell>
          <table:table-cell office:value-type="float" office:value="26.61" table:style-name="ce5">
            <text:p>26.61</text:p>
          </table:table-cell>
          <table:table-cell office:value-type="float" office:value="40.67" table:style-name="ce5">
            <text:p>40.67</text:p>
          </table:table-cell>
          <table:table-cell office:value-type="float" office:value="0.44600000000000001" table:style-name="ce1">
            <text:p>0.446</text:p>
          </table:table-cell>
          <table:table-cell table:number-columns-repeated="16372"/>
        </table:table-row>
        <table:table-row table:style-name="ro1">
          <table:table-cell office:value-type="date" office:date-value="2014-07-07T10:00:00" table:style-name="ce2">
            <text:p>7/7/2014 10:00</text:p>
          </table:table-cell>
          <table:table-cell office:value-type="float" office:value="188.41666666666424" table:style-name="ce3">
            <text:p>188.4166667</text:p>
          </table:table-cell>
          <table:table-cell office:value-type="float" office:value="0" table:style-name="ce1">
            <text:p>0</text:p>
          </table:table-cell>
          <table:table-cell office:value-type="float" office:value="686.9" table:style-name="ce5">
            <text:p>686.9</text:p>
          </table:table-cell>
          <table:table-cell office:value-type="float" office:value="-139" table:style-name="ce1">
            <text:p>-139</text:p>
          </table:table-cell>
          <table:table-cell office:value-type="float" office:value="605.79999999999995" table:style-name="ce1">
            <text:p>605.8</text:p>
          </table:table-cell>
          <table:table-cell office:value-type="float" office:value="2.1810369999999999" table:style-name="ce1">
            <text:p>2.181037</text:p>
          </table:table-cell>
          <table:table-cell office:value-type="float" office:value="2.472661" table:style-name="ce5">
            <text:p>2.472661</text:p>
          </table:table-cell>
          <table:table-cell office:value-type="float" office:value="3.9409999999999998" table:style-name="ce5">
            <text:p>3.941</text:p>
          </table:table-cell>
          <table:table-cell office:value-type="float" office:value="29.13" table:style-name="ce5">
            <text:p>29.13</text:p>
          </table:table-cell>
          <table:table-cell office:value-type="float" office:value="35.04" table:style-name="ce5">
            <text:p>35.04</text:p>
          </table:table-cell>
          <table:table-cell office:value-type="float" office:value="0.621" table:style-name="ce1">
            <text:p>0.621</text:p>
          </table:table-cell>
          <table:table-cell table:number-columns-repeated="16372"/>
        </table:table-row>
        <table:table-row table:style-name="ro1">
          <table:table-cell office:value-type="date" office:date-value="2014-07-07T11:00:00" table:style-name="ce2">
            <text:p>7/7/2014 11:00</text:p>
          </table:table-cell>
          <table:table-cell office:value-type="float" office:value="188.45833333333576" table:style-name="ce3">
            <text:p>188.4583333</text:p>
          </table:table-cell>
          <table:table-cell office:value-type="float" office:value="0" table:style-name="ce1">
            <text:p>0</text:p>
          </table:table-cell>
          <table:table-cell office:value-type="float" office:value="841" table:style-name="ce5">
            <text:p>841</text:p>
          </table:table-cell>
          <table:table-cell office:value-type="float" office:value="-152.1" table:style-name="ce1">
            <text:p>-152.1</text:p>
          </table:table-cell>
          <table:table-cell office:value-type="float" office:value="745.9" table:style-name="ce1">
            <text:p>745.9</text:p>
          </table:table-cell>
          <table:table-cell office:value-type="float" office:value="2.6851539999999998" table:style-name="ce1">
            <text:p>2.685154</text:p>
          </table:table-cell>
          <table:table-cell office:value-type="float" office:value="3.029172" table:style-name="ce5">
            <text:p>3.029172</text:p>
          </table:table-cell>
          <table:table-cell office:value-type="float" office:value="3.3220000000000001" table:style-name="ce5">
            <text:p>3.322</text:p>
          </table:table-cell>
          <table:table-cell office:value-type="float" office:value="31" table:style-name="ce5">
            <text:p>31</text:p>
          </table:table-cell>
          <table:table-cell office:value-type="float" office:value="32.19" table:style-name="ce5">
            <text:p>32.19</text:p>
          </table:table-cell>
          <table:table-cell office:value-type="float" office:value="0.73499999999999999" table:style-name="ce1">
            <text:p>0.735</text:p>
          </table:table-cell>
          <table:table-cell table:number-columns-repeated="16372"/>
        </table:table-row>
        <table:table-row table:style-name="ro1">
          <table:table-cell office:value-type="date" office:date-value="2014-07-07T12:00:00" table:style-name="ce2">
            <text:p>7/7/2014 12:00</text:p>
          </table:table-cell>
          <table:table-cell office:value-type="float" office:value="188.5" table:style-name="ce3">
            <text:p>188.5</text:p>
          </table:table-cell>
          <table:table-cell office:value-type="float" office:value="0" table:style-name="ce1">
            <text:p>0</text:p>
          </table:table-cell>
          <table:table-cell office:value-type="float" office:value="953" table:style-name="ce5">
            <text:p>953</text:p>
          </table:table-cell>
          <table:table-cell office:value-type="float" office:value="-155.6" table:style-name="ce1">
            <text:p>-155.6</text:p>
          </table:table-cell>
          <table:table-cell office:value-type="float" office:value="839" table:style-name="ce1">
            <text:p>839</text:p>
          </table:table-cell>
          <table:table-cell office:value-type="float" office:value="3.0206029999999999" table:style-name="ce1">
            <text:p>3.020603</text:p>
          </table:table-cell>
          <table:table-cell office:value-type="float" office:value="3.4325760000000001" table:style-name="ce5">
            <text:p>3.432576</text:p>
          </table:table-cell>
          <table:table-cell office:value-type="float" office:value="3.1909999999999998" table:style-name="ce5">
            <text:p>3.191</text:p>
          </table:table-cell>
          <table:table-cell office:value-type="float" office:value="32.270000000000003" table:style-name="ce5">
            <text:p>32.27</text:p>
          </table:table-cell>
          <table:table-cell office:value-type="float" office:value="29.32" table:style-name="ce5">
            <text:p>29.32</text:p>
          </table:table-cell>
          <table:table-cell office:value-type="float" office:value="0.82899999999999996" table:style-name="ce1">
            <text:p>0.829</text:p>
          </table:table-cell>
          <table:table-cell table:number-columns-repeated="16372"/>
        </table:table-row>
        <table:table-row table:style-name="ro1">
          <table:table-cell office:value-type="date" office:date-value="2014-07-07T13:00:00" table:style-name="ce2">
            <text:p>7/7/2014 13:00</text:p>
          </table:table-cell>
          <table:table-cell office:value-type="float" office:value="188.54166666666424" table:style-name="ce3">
            <text:p>188.5416667</text:p>
          </table:table-cell>
          <table:table-cell office:value-type="float" office:value="0" table:style-name="ce1">
            <text:p>0</text:p>
          </table:table-cell>
          <table:table-cell office:value-type="float" office:value="1012" table:style-name="ce5">
            <text:p>1012</text:p>
          </table:table-cell>
          <table:table-cell office:value-type="float" office:value="-155.69999999999999" table:style-name="ce1">
            <text:p>-155.7</text:p>
          </table:table-cell>
          <table:table-cell office:value-type="float" office:value="884" table:style-name="ce1">
            <text:p>884</text:p>
          </table:table-cell>
          <table:table-cell office:value-type="float" office:value="3.1810740000000002" table:style-name="ce1">
            <text:p>3.181074</text:p>
          </table:table-cell>
          <table:table-cell office:value-type="float" office:value="3.6443099999999999" table:style-name="ce5">
            <text:p>3.64431</text:p>
          </table:table-cell>
          <table:table-cell office:value-type="float" office:value="3.9089999999999998" table:style-name="ce5">
            <text:p>3.909</text:p>
          </table:table-cell>
          <table:table-cell office:value-type="float" office:value="33.39" table:style-name="ce5">
            <text:p>33.39</text:p>
          </table:table-cell>
          <table:table-cell office:value-type="float" office:value="22.15" table:style-name="ce5">
            <text:p>22.15</text:p>
          </table:table-cell>
          <table:table-cell office:value-type="float" office:value="0.91800000000000004" table:style-name="ce1">
            <text:p>0.918</text:p>
          </table:table-cell>
          <table:table-cell table:number-columns-repeated="16372"/>
        </table:table-row>
        <table:table-row table:style-name="ro1">
          <table:table-cell office:value-type="date" office:date-value="2014-07-07T14:00:00" table:style-name="ce2">
            <text:p>7/7/2014 14:00</text:p>
          </table:table-cell>
          <table:table-cell office:value-type="float" office:value="188.58333333333576" table:style-name="ce3">
            <text:p>188.5833333</text:p>
          </table:table-cell>
          <table:table-cell office:value-type="float" office:value="0" table:style-name="ce1">
            <text:p>0</text:p>
          </table:table-cell>
          <table:table-cell office:value-type="float" office:value="1008" table:style-name="ce5">
            <text:p>1008</text:p>
          </table:table-cell>
          <table:table-cell office:value-type="float" office:value="-158.19999999999999" table:style-name="ce1">
            <text:p>-158.2</text:p>
          </table:table-cell>
          <table:table-cell office:value-type="float" office:value="880" table:style-name="ce1">
            <text:p>880</text:p>
          </table:table-cell>
          <table:table-cell office:value-type="float" office:value="3.1678120000000001" table:style-name="ce1">
            <text:p>3.167812</text:p>
          </table:table-cell>
          <table:table-cell office:value-type="float" office:value="3.6279059999999999" table:style-name="ce5">
            <text:p>3.627906</text:p>
          </table:table-cell>
          <table:table-cell office:value-type="float" office:value="4.3490000000000002" table:style-name="ce5">
            <text:p>4.349</text:p>
          </table:table-cell>
          <table:table-cell office:value-type="float" office:value="33.92" table:style-name="ce5">
            <text:p>33.92</text:p>
          </table:table-cell>
          <table:table-cell office:value-type="float" office:value="23.79" table:style-name="ce5">
            <text:p>23.79</text:p>
          </table:table-cell>
          <table:table-cell office:value-type="float" office:value="0.94199999999999995" table:style-name="ce1">
            <text:p>0.942</text:p>
          </table:table-cell>
          <table:table-cell table:number-columns-repeated="16372"/>
        </table:table-row>
        <table:table-row table:style-name="ro1">
          <table:table-cell office:value-type="date" office:date-value="2014-07-07T15:00:00" table:style-name="ce2">
            <text:p>7/7/2014 15:00</text:p>
          </table:table-cell>
          <table:table-cell office:value-type="float" office:value="188.625" table:style-name="ce3">
            <text:p>188.625</text:p>
          </table:table-cell>
          <table:table-cell office:value-type="float" office:value="0" table:style-name="ce1">
            <text:p>0</text:p>
          </table:table-cell>
          <table:table-cell office:value-type="float" office:value="941" table:style-name="ce5">
            <text:p>941</text:p>
          </table:table-cell>
          <table:table-cell office:value-type="float" office:value="-158.80000000000001" table:style-name="ce1">
            <text:p>-158.8</text:p>
          </table:table-cell>
          <table:table-cell office:value-type="float" office:value="826" table:style-name="ce1">
            <text:p>826</text:p>
          </table:table-cell>
          <table:table-cell office:value-type="float" office:value="2.9736889999999998" table:style-name="ce1">
            <text:p>2.973689</text:p>
          </table:table-cell>
          <table:table-cell office:value-type="float" office:value="3.3868499999999999" table:style-name="ce5">
            <text:p>3.38685</text:p>
          </table:table-cell>
          <table:table-cell office:value-type="float" office:value="4.2210000000000001" table:style-name="ce5">
            <text:p>4.221</text:p>
          </table:table-cell>
          <table:table-cell office:value-type="float" office:value="34.119999999999997" table:style-name="ce5">
            <text:p>34.12</text:p>
          </table:table-cell>
          <table:table-cell office:value-type="float" office:value="22.95" table:style-name="ce5">
            <text:p>22.95</text:p>
          </table:table-cell>
          <table:table-cell office:value-type="float" office:value="0.89100000000000001" table:style-name="ce1">
            <text:p>0.891</text:p>
          </table:table-cell>
          <table:table-cell table:number-columns-repeated="16372"/>
        </table:table-row>
        <table:table-row table:style-name="ro1">
          <table:table-cell office:value-type="date" office:date-value="2014-07-07T16:00:00" table:style-name="ce2">
            <text:p>7/7/2014 16:00</text:p>
          </table:table-cell>
          <table:table-cell office:value-type="float" office:value="188.66666666666424" table:style-name="ce3">
            <text:p>188.6666667</text:p>
          </table:table-cell>
          <table:table-cell office:value-type="float" office:value="0" table:style-name="ce1">
            <text:p>0</text:p>
          </table:table-cell>
          <table:table-cell office:value-type="float" office:value="819" table:style-name="ce5">
            <text:p>819</text:p>
          </table:table-cell>
          <table:table-cell office:value-type="float" office:value="-150.69999999999999" table:style-name="ce1">
            <text:p>-150.7</text:p>
          </table:table-cell>
          <table:table-cell office:value-type="float" office:value="723.5" table:style-name="ce1">
            <text:p>723.5</text:p>
          </table:table-cell>
          <table:table-cell office:value-type="float" office:value="2.6045579999999999" table:style-name="ce1">
            <text:p>2.604558</text:p>
          </table:table-cell>
          <table:table-cell office:value-type="float" office:value="2.9501119999999998" table:style-name="ce5">
            <text:p>2.950112</text:p>
          </table:table-cell>
          <table:table-cell office:value-type="float" office:value="3.585" table:style-name="ce5">
            <text:p>3.585</text:p>
          </table:table-cell>
          <table:table-cell office:value-type="float" office:value="34.119999999999997" table:style-name="ce5">
            <text:p>34.12</text:p>
          </table:table-cell>
          <table:table-cell office:value-type="float" office:value="25.72" table:style-name="ce5">
            <text:p>25.72</text:p>
          </table:table-cell>
          <table:table-cell office:value-type="float" office:value="0.77500000000000002" table:style-name="ce1">
            <text:p>0.775</text:p>
          </table:table-cell>
          <table:table-cell table:number-columns-repeated="16372"/>
        </table:table-row>
        <table:table-row table:style-name="ro1">
          <table:table-cell office:value-type="date" office:date-value="2014-07-07T17:00:00" table:style-name="ce2">
            <text:p>7/7/2014 17:00</text:p>
          </table:table-cell>
          <table:table-cell office:value-type="float" office:value="188.70833333333576" table:style-name="ce3">
            <text:p>188.7083333</text:p>
          </table:table-cell>
          <table:table-cell office:value-type="float" office:value="0" table:style-name="ce1">
            <text:p>0</text:p>
          </table:table-cell>
          <table:table-cell office:value-type="float" office:value="649.20000000000005" table:style-name="ce5">
            <text:p>649.2</text:p>
          </table:table-cell>
          <table:table-cell office:value-type="float" office:value="-132.6" table:style-name="ce1">
            <text:p>-132.6</text:p>
          </table:table-cell>
          <table:table-cell office:value-type="float" office:value="575.1" table:style-name="ce1">
            <text:p>575.1</text:p>
          </table:table-cell>
          <table:table-cell office:value-type="float" office:value="2.070344" table:style-name="ce1">
            <text:p>2.070344</text:p>
          </table:table-cell>
          <table:table-cell office:value-type="float" office:value="2.3372069999999998" table:style-name="ce5">
            <text:p>2.337207</text:p>
          </table:table-cell>
          <table:table-cell office:value-type="float" office:value="4.0640000000000001" table:style-name="ce5">
            <text:p>4.064</text:p>
          </table:table-cell>
          <table:table-cell office:value-type="float" office:value="33.65" table:style-name="ce5">
            <text:p>33.65</text:p>
          </table:table-cell>
          <table:table-cell office:value-type="float" office:value="25.63" table:style-name="ce5">
            <text:p>25.63</text:p>
          </table:table-cell>
          <table:table-cell office:value-type="float" office:value="0.66200000000000003" table:style-name="ce1">
            <text:p>0.662</text:p>
          </table:table-cell>
          <table:table-cell table:number-columns-repeated="16372"/>
        </table:table-row>
        <table:table-row table:style-name="ro1">
          <table:table-cell office:value-type="date" office:date-value="2014-07-07T18:00:00" table:style-name="ce2">
            <text:p>7/7/2014 18:00</text:p>
          </table:table-cell>
          <table:table-cell office:value-type="float" office:value="188.75" table:style-name="ce3">
            <text:p>188.75</text:p>
          </table:table-cell>
          <table:table-cell office:value-type="float" office:value="0" table:style-name="ce1">
            <text:p>0</text:p>
          </table:table-cell>
          <table:table-cell office:value-type="float" office:value="451.3" table:style-name="ce5">
            <text:p>451.3</text:p>
          </table:table-cell>
          <table:table-cell office:value-type="float" office:value="-104.6" table:style-name="ce1">
            <text:p>-104.6</text:p>
          </table:table-cell>
          <table:table-cell office:value-type="float" office:value="404.8" table:style-name="ce1">
            <text:p>404.8</text:p>
          </table:table-cell>
          <table:table-cell office:value-type="float" office:value="1.457106" table:style-name="ce1">
            <text:p>1.457106</text:p>
          </table:table-cell>
          <table:table-cell office:value-type="float" office:value="1.624512" table:style-name="ce5">
            <text:p>1.624512</text:p>
          </table:table-cell>
          <table:table-cell office:value-type="float" office:value="4.2270000000000003" table:style-name="ce5">
            <text:p>4.227</text:p>
          </table:table-cell>
          <table:table-cell office:value-type="float" office:value="32.85" table:style-name="ce5">
            <text:p>32.85</text:p>
          </table:table-cell>
          <table:table-cell office:value-type="float" office:value="26.87" table:style-name="ce5">
            <text:p>26.87</text:p>
          </table:table-cell>
          <table:table-cell office:value-type="float" office:value="0.51500000000000001" table:style-name="ce1">
            <text:p>0.515</text:p>
          </table:table-cell>
          <table:table-cell table:number-columns-repeated="16372"/>
        </table:table-row>
        <table:table-row table:style-name="ro1">
          <table:table-cell office:value-type="date" office:date-value="2014-07-07T19:00:00" table:style-name="ce2">
            <text:p>7/7/2014 19:00</text:p>
          </table:table-cell>
          <table:table-cell office:value-type="float" office:value="188.79166666666424" table:style-name="ce3">
            <text:p>188.7916667</text:p>
          </table:table-cell>
          <table:table-cell office:value-type="float" office:value="0" table:style-name="ce1">
            <text:p>0</text:p>
          </table:table-cell>
          <table:table-cell office:value-type="float" office:value="246.6" table:style-name="ce5">
            <text:p>246.6</text:p>
          </table:table-cell>
          <table:table-cell office:value-type="float" office:value="-65.849999999999994" table:style-name="ce1">
            <text:p>-65.85</text:p>
          </table:table-cell>
          <table:table-cell office:value-type="float" office:value="216.3" table:style-name="ce1">
            <text:p>216.3</text:p>
          </table:table-cell>
          <table:table-cell office:value-type="float" office:value="0.77851959999999998" table:style-name="ce1">
            <text:p>0.7785196</text:p>
          </table:table-cell>
          <table:table-cell office:value-type="float" office:value="0.88760950000000005" table:style-name="ce5">
            <text:p>0.8876095</text:p>
          </table:table-cell>
          <table:table-cell office:value-type="float" office:value="4.399" table:style-name="ce5">
            <text:p>4.399</text:p>
          </table:table-cell>
          <table:table-cell office:value-type="float" office:value="31.63" table:style-name="ce5">
            <text:p>31.63</text:p>
          </table:table-cell>
          <table:table-cell office:value-type="float" office:value="27.5" table:style-name="ce5">
            <text:p>27.5</text:p>
          </table:table-cell>
          <table:table-cell office:value-type="float" office:value="0.36599999999999999" table:style-name="ce1">
            <text:p>0.366</text:p>
          </table:table-cell>
          <table:table-cell table:number-columns-repeated="16372"/>
        </table:table-row>
        <table:table-row table:style-name="ro1">
          <table:table-cell office:value-type="date" office:date-value="2014-07-07T20:00:00" table:style-name="ce2">
            <text:p>7/7/2014 20:00</text:p>
          </table:table-cell>
          <table:table-cell office:value-type="float" office:value="188.83333333333576" table:style-name="ce3">
            <text:p>188.8333333</text:p>
          </table:table-cell>
          <table:table-cell office:value-type="float" office:value="0" table:style-name="ce1">
            <text:p>0</text:p>
          </table:table-cell>
          <table:table-cell office:value-type="float" office:value="59.34" table:style-name="ce5">
            <text:p>59.34</text:p>
          </table:table-cell>
          <table:table-cell office:value-type="float" office:value="-19.87" table:style-name="ce1">
            <text:p>-19.87</text:p>
          </table:table-cell>
          <table:table-cell office:value-type="float" office:value="56.84" table:style-name="ce1">
            <text:p>56.84</text:p>
          </table:table-cell>
          <table:table-cell office:value-type="float" office:value="0.20460999999999999" table:style-name="ce1">
            <text:p>0.20461</text:p>
          </table:table-cell>
          <table:table-cell office:value-type="float" office:value="0.2136363" table:style-name="ce5">
            <text:p>0.2136363</text:p>
          </table:table-cell>
          <table:table-cell office:value-type="float" office:value="3.093" table:style-name="ce5">
            <text:p>3.093</text:p>
          </table:table-cell>
          <table:table-cell office:value-type="float" office:value="29.26" table:style-name="ce5">
            <text:p>29.26</text:p>
          </table:table-cell>
          <table:table-cell office:value-type="float" office:value="35.36" table:style-name="ce5">
            <text:p>35.36</text:p>
          </table:table-cell>
          <table:table-cell office:value-type="float" office:value="0.12" table:style-name="ce1">
            <text:p>0.12</text:p>
          </table:table-cell>
          <table:table-cell table:number-columns-repeated="16372"/>
        </table:table-row>
        <table:table-row table:style-name="ro1">
          <table:table-cell office:value-type="date" office:date-value="2014-07-07T21:00:00" table:style-name="ce2">
            <text:p>7/7/2014 21:00</text:p>
          </table:table-cell>
          <table:table-cell office:value-type="float" office:value="188.875" table:style-name="ce3">
            <text:p>188.875</text:p>
          </table:table-cell>
          <table:table-cell office:value-type="float" office:value="0" table:style-name="ce1">
            <text:p>0</text:p>
          </table:table-cell>
          <table:table-cell office:value-type="float" office:value="-3.7679999999999998" table:style-name="ce5">
            <text:p>-3.768</text:p>
          </table:table-cell>
          <table:table-cell office:value-type="float" office:value="-2.9000000000000001E-2" table:style-name="ce1">
            <text:p>-0.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56624E-2" table:style-name="ce5">
            <text:p>-0.01356624</text:p>
          </table:table-cell>
          <table:table-cell office:value-type="float" office:value="2.0409999999999999" table:style-name="ce5">
            <text:p>2.041</text:p>
          </table:table-cell>
          <table:table-cell office:value-type="float" office:value="25.75" table:style-name="ce5">
            <text:p>25.75</text:p>
          </table:table-cell>
          <table:table-cell office:value-type="float" office:value="43.91" table:style-name="ce5">
            <text:p>43.91</text:p>
          </table:table-cell>
          <table:table-cell office:value-type="float" office:value="4.7E-2" table:style-name="ce1">
            <text:p>0.047</text:p>
          </table:table-cell>
          <table:table-cell table:number-columns-repeated="16372"/>
        </table:table-row>
        <table:table-row table:style-name="ro1">
          <table:table-cell office:value-type="date" office:date-value="2014-07-07T22:00:00" table:style-name="ce2">
            <text:p>7/7/2014 22:00</text:p>
          </table:table-cell>
          <table:table-cell office:value-type="float" office:value="188.91666666666424" table:style-name="ce3">
            <text:p>188.9166667</text:p>
          </table:table-cell>
          <table:table-cell office:value-type="float" office:value="0" table:style-name="ce1">
            <text:p>0</text:p>
          </table:table-cell>
          <table:table-cell office:value-type="float" office:value="-3.76" table:style-name="ce5">
            <text:p>-3.76</text:p>
          </table:table-cell>
          <table:table-cell office:value-type="float" office:value="-0.50700000000000001" table:style-name="ce1">
            <text:p>-0.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536889999999999E-2" table:style-name="ce5">
            <text:p>-0.01353689</text:p>
          </table:table-cell>
          <table:table-cell office:value-type="float" office:value="1.855" table:style-name="ce5">
            <text:p>1.855</text:p>
          </table:table-cell>
          <table:table-cell office:value-type="float" office:value="24.17" table:style-name="ce5">
            <text:p>24.17</text:p>
          </table:table-cell>
          <table:table-cell office:value-type="float" office:value="51.13" table:style-name="ce5">
            <text:p>51.13</text:p>
          </table:table-cell>
          <table:table-cell office:value-type="float" office:value="3.2000000000000001E-2" table:style-name="ce1">
            <text:p>0.032</text:p>
          </table:table-cell>
          <table:table-cell table:number-columns-repeated="16372"/>
        </table:table-row>
        <table:table-row table:style-name="ro1">
          <table:table-cell office:value-type="date" office:date-value="2014-07-07T23:00:00" table:style-name="ce2">
            <text:p>7/7/2014 23:00</text:p>
          </table:table-cell>
          <table:table-cell office:value-type="float" office:value="188.95833333333576" table:style-name="ce3">
            <text:p>188.9583333</text:p>
          </table:table-cell>
          <table:table-cell office:value-type="float" office:value="0" table:style-name="ce1">
            <text:p>0</text:p>
          </table:table-cell>
          <table:table-cell office:value-type="float" office:value="-3.5680000000000001" table:style-name="ce5">
            <text:p>-3.568</text:p>
          </table:table-cell>
          <table:table-cell office:value-type="float" office:value="-0.41399999999999998" table:style-name="ce1">
            <text:p>-0.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84572E-2" table:style-name="ce5">
            <text:p>-0.01284572</text:p>
          </table:table-cell>
          <table:table-cell office:value-type="float" office:value="1.913" table:style-name="ce5">
            <text:p>1.913</text:p>
          </table:table-cell>
          <table:table-cell office:value-type="float" office:value="22.55" table:style-name="ce5">
            <text:p>22.55</text:p>
          </table:table-cell>
          <table:table-cell office:value-type="float" office:value="57.8" table:style-name="ce5">
            <text:p>57.8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2"/>
        </table:table-row>
        <table:table-row table:style-name="ro1">
          <table:table-cell office:value-type="date" office:date-value="2014-07-08T00:00:00" table:style-name="ce2">
            <text:p>7/8/2014 0:00</text:p>
          </table:table-cell>
          <table:table-cell office:value-type="float" office:value="189" table:style-name="ce3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-3.2909999999999999" table:style-name="ce5">
            <text:p>-3.291</text:p>
          </table:table-cell>
          <table:table-cell office:value-type="float" office:value="-0.41199999999999998" table:style-name="ce1">
            <text:p>-0.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848289999999999E-2" table:style-name="ce5">
            <text:p>-0.01184829</text:p>
          </table:table-cell>
          <table:table-cell office:value-type="float" office:value="2.16" table:style-name="ce5">
            <text:p>2.16</text:p>
          </table:table-cell>
          <table:table-cell office:value-type="float" office:value="21.24" table:style-name="ce5">
            <text:p>21.24</text:p>
          </table:table-cell>
          <table:table-cell office:value-type="float" office:value="64.209999999999994" table:style-name="ce5">
            <text:p>64.21</text:p>
          </table:table-cell>
          <table:table-cell office:value-type="float" office:value="2.4E-2" table:style-name="ce1">
            <text:p>0.024</text:p>
          </table:table-cell>
          <table:table-cell table:number-columns-repeated="16372"/>
        </table:table-row>
        <table:table-row table:style-name="ro1">
          <table:table-cell office:value-type="date" office:date-value="2014-07-08T01:00:00" table:style-name="ce2">
            <text:p>7/8/2014 1:00</text:p>
          </table:table-cell>
          <table:table-cell office:value-type="float" office:value="189.04166666666424" table:style-name="ce3">
            <text:p>189.0416667</text:p>
          </table:table-cell>
          <table:table-cell office:value-type="float" office:value="0" table:style-name="ce1">
            <text:p>0</text:p>
          </table:table-cell>
          <table:table-cell office:value-type="float" office:value="-2.91" table:style-name="ce5">
            <text:p>-2.91</text:p>
          </table:table-cell>
          <table:table-cell office:value-type="float" office:value="-0.61" table:style-name="ce1">
            <text:p>-0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47763E-2" table:style-name="ce5">
            <text:p>-0.01047763</text:p>
          </table:table-cell>
          <table:table-cell office:value-type="float" office:value="2.3969999999999998" table:style-name="ce5">
            <text:p>2.397</text:p>
          </table:table-cell>
          <table:table-cell office:value-type="float" office:value="20.23" table:style-name="ce5">
            <text:p>20.23</text:p>
          </table:table-cell>
          <table:table-cell office:value-type="float" office:value="65.58" table:style-name="ce5">
            <text:p>65.58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72"/>
        </table:table-row>
        <table:table-row table:style-name="ro1">
          <table:table-cell office:value-type="date" office:date-value="2014-07-08T02:00:00" table:style-name="ce2">
            <text:p>7/8/2014 2:00</text:p>
          </table:table-cell>
          <table:table-cell office:value-type="float" office:value="189.08333333333576" table:style-name="ce3">
            <text:p>189.0833333</text:p>
          </table:table-cell>
          <table:table-cell office:value-type="float" office:value="0" table:style-name="ce1">
            <text:p>0</text:p>
          </table:table-cell>
          <table:table-cell office:value-type="float" office:value="-2.7290000000000001" table:style-name="ce5">
            <text:p>-2.729</text:p>
          </table:table-cell>
          <table:table-cell office:value-type="float" office:value="-0.62" table:style-name="ce1">
            <text:p>-0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8252960000000007E-3" table:style-name="ce5">
            <text:p>-0.009825296</text:p>
          </table:table-cell>
          <table:table-cell office:value-type="float" office:value="2.5459999999999998" table:style-name="ce5">
            <text:p>2.546</text:p>
          </table:table-cell>
          <table:table-cell office:value-type="float" office:value="19.78" table:style-name="ce5">
            <text:p>19.78</text:p>
          </table:table-cell>
          <table:table-cell office:value-type="float" office:value="62.17" table:style-name="ce5">
            <text:p>62.17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72"/>
        </table:table-row>
        <table:table-row table:style-name="ro1">
          <table:table-cell office:value-type="date" office:date-value="2014-07-08T03:00:00" table:style-name="ce2">
            <text:p>7/8/2014 3:00</text:p>
          </table:table-cell>
          <table:table-cell office:value-type="float" office:value="189.125" table:style-name="ce3">
            <text:p>189.125</text:p>
          </table:table-cell>
          <table:table-cell office:value-type="float" office:value="0" table:style-name="ce1">
            <text:p>0</text:p>
          </table:table-cell>
          <table:table-cell office:value-type="float" office:value="-2.71" table:style-name="ce5">
            <text:p>-2.71</text:p>
          </table:table-cell>
          <table:table-cell office:value-type="float" office:value="-0.60299999999999998" table:style-name="ce1">
            <text:p>-0.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7573980000000005E-3" table:style-name="ce5">
            <text:p>-0.009757398</text:p>
          </table:table-cell>
          <table:table-cell office:value-type="float" office:value="2.77" table:style-name="ce5">
            <text:p>2.77</text:p>
          </table:table-cell>
          <table:table-cell office:value-type="float" office:value="19.8" table:style-name="ce5">
            <text:p>19.8</text:p>
          </table:table-cell>
          <table:table-cell office:value-type="float" office:value="63.66" table:style-name="ce5">
            <text:p>63.66</text:p>
          </table:table-cell>
          <table:table-cell office:value-type="float" office:value="2.7E-2" table:style-name="ce1">
            <text:p>0.027</text:p>
          </table:table-cell>
          <table:table-cell table:number-columns-repeated="16372"/>
        </table:table-row>
        <table:table-row table:style-name="ro1">
          <table:table-cell office:value-type="date" office:date-value="2014-07-08T04:00:00" table:style-name="ce2">
            <text:p>7/8/2014 4:00</text:p>
          </table:table-cell>
          <table:table-cell office:value-type="float" office:value="189.16666666666424" table:style-name="ce3">
            <text:p>189.1666667</text:p>
          </table:table-cell>
          <table:table-cell office:value-type="float" office:value="0" table:style-name="ce1">
            <text:p>0</text:p>
          </table:table-cell>
          <table:table-cell office:value-type="float" office:value="-2.6859999999999999" table:style-name="ce5">
            <text:p>-2.686</text:p>
          </table:table-cell>
          <table:table-cell office:value-type="float" office:value="-0.45500000000000002" table:style-name="ce1">
            <text:p>-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6691929999999995E-3" table:style-name="ce5">
            <text:p>-0.009669193</text:p>
          </table:table-cell>
          <table:table-cell office:value-type="float" office:value="2.5219999999999998" table:style-name="ce5">
            <text:p>2.522</text:p>
          </table:table-cell>
          <table:table-cell office:value-type="float" office:value="19.059999999999999" table:style-name="ce5">
            <text:p>19.06</text:p>
          </table:table-cell>
          <table:table-cell office:value-type="float" office:value="63.89" table:style-name="ce5">
            <text:p>63.89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72"/>
        </table:table-row>
        <table:table-row table:style-name="ro1">
          <table:table-cell office:value-type="date" office:date-value="2014-07-08T05:00:00" table:style-name="ce2">
            <text:p>7/8/2014 5:00</text:p>
          </table:table-cell>
          <table:table-cell office:value-type="float" office:value="189.20833333333576" table:style-name="ce3">
            <text:p>189.2083333</text:p>
          </table:table-cell>
          <table:table-cell office:value-type="float" office:value="0" table:style-name="ce1">
            <text:p>0</text:p>
          </table:table-cell>
          <table:table-cell office:value-type="float" office:value="-2.4820000000000002" table:style-name="ce5">
            <text:p>-2.482</text:p>
          </table:table-cell>
          <table:table-cell office:value-type="float" office:value="-0.55600000000000005" table:style-name="ce1">
            <text:p>-0.5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9364279999999997E-3" table:style-name="ce5">
            <text:p>-0.008936428</text:p>
          </table:table-cell>
          <table:table-cell office:value-type="float" office:value="2.5310000000000001" table:style-name="ce5">
            <text:p>2.531</text:p>
          </table:table-cell>
          <table:table-cell office:value-type="float" office:value="19.059999999999999" table:style-name="ce5">
            <text:p>19.06</text:p>
          </table:table-cell>
          <table:table-cell office:value-type="float" office:value="66.62" table:style-name="ce5">
            <text:p>66.62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72"/>
        </table:table-row>
        <table:table-row table:style-name="ro1">
          <table:table-cell office:value-type="date" office:date-value="2014-07-08T06:00:00" table:style-name="ce2">
            <text:p>7/8/2014 6:00</text:p>
          </table:table-cell>
          <table:table-cell office:value-type="float" office:value="189.25" table:style-name="ce3">
            <text:p>189.25</text:p>
          </table:table-cell>
          <table:table-cell office:value-type="float" office:value="0" table:style-name="ce1">
            <text:p>0</text:p>
          </table:table-cell>
          <table:table-cell office:value-type="float" office:value="-0.18" table:style-name="ce5">
            <text:p>-0.18</text:p>
          </table:table-cell>
          <table:table-cell office:value-type="float" office:value="-0.79100000000000004" table:style-name="ce1">
            <text:p>-0.79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9.6092129999999999E-4" table:style-name="ce1">
            <text:p>0.000960921</text:p>
          </table:table-cell>
          <table:table-cell office:value-type="float" office:value="-6.4940609999999998E-4" table:style-name="ce5">
            <text:p>-0.000649406</text:p>
          </table:table-cell>
          <table:table-cell office:value-type="float" office:value="2.0590000000000002" table:style-name="ce5">
            <text:p>2.059</text:p>
          </table:table-cell>
          <table:table-cell office:value-type="float" office:value="17.71" table:style-name="ce5">
            <text:p>17.71</text:p>
          </table:table-cell>
          <table:table-cell office:value-type="float" office:value="71.27" table:style-name="ce5">
            <text:p>71.27</text:p>
          </table:table-cell>
          <table:table-cell office:value-type="float" office:value="4.3999999999999997E-2" table:style-name="ce1">
            <text:p>0.044</text:p>
          </table:table-cell>
          <table:table-cell table:number-columns-repeated="16372"/>
        </table:table-row>
        <table:table-row table:style-name="ro1">
          <table:table-cell office:value-type="date" office:date-value="2014-07-08T07:00:00" table:style-name="ce2">
            <text:p>7/8/2014 7:00</text:p>
          </table:table-cell>
          <table:table-cell office:value-type="float" office:value="189.29166666666424" table:style-name="ce3">
            <text:p>189.2916667</text:p>
          </table:table-cell>
          <table:table-cell office:value-type="float" office:value="0" table:style-name="ce1">
            <text:p>0</text:p>
          </table:table-cell>
          <table:table-cell office:value-type="float" office:value="94.2" table:style-name="ce5">
            <text:p>94.2</text:p>
          </table:table-cell>
          <table:table-cell office:value-type="float" office:value="-29.63" table:style-name="ce1">
            <text:p>-29.63</text:p>
          </table:table-cell>
          <table:table-cell office:value-type="float" office:value="84.8" table:style-name="ce1">
            <text:p>84.8</text:p>
          </table:table-cell>
          <table:table-cell office:value-type="float" office:value="0.3051857" table:style-name="ce1">
            <text:p>0.3051857</text:p>
          </table:table-cell>
          <table:table-cell office:value-type="float" office:value="0.33904899999999999" table:style-name="ce5">
            <text:p>0.339049</text:p>
          </table:table-cell>
          <table:table-cell office:value-type="float" office:value="2.302" table:style-name="ce5">
            <text:p>2.302</text:p>
          </table:table-cell>
          <table:table-cell office:value-type="float" office:value="18.88" table:style-name="ce5">
            <text:p>18.88</text:p>
          </table:table-cell>
          <table:table-cell office:value-type="float" office:value="60.33" table:style-name="ce5">
            <text:p>60.33</text:p>
          </table:table-cell>
          <table:table-cell office:value-type="float" office:value="0.106" table:style-name="ce1">
            <text:p>0.106</text:p>
          </table:table-cell>
          <table:table-cell table:number-columns-repeated="16372"/>
        </table:table-row>
        <table:table-row table:style-name="ro1">
          <table:table-cell office:value-type="date" office:date-value="2014-07-08T08:00:00" table:style-name="ce2">
            <text:p>7/8/2014 8:00</text:p>
          </table:table-cell>
          <table:table-cell office:value-type="float" office:value="189.33333333333576" table:style-name="ce3">
            <text:p>189.3333333</text:p>
          </table:table-cell>
          <table:table-cell office:value-type="float" office:value="0" table:style-name="ce1">
            <text:p>0</text:p>
          </table:table-cell>
          <table:table-cell office:value-type="float" office:value="261.5" table:style-name="ce5">
            <text:p>261.5</text:p>
          </table:table-cell>
          <table:table-cell office:value-type="float" office:value="-68.19" table:style-name="ce1">
            <text:p>-68.19</text:p>
          </table:table-cell>
          <table:table-cell office:value-type="float" office:value="234.7" table:style-name="ce1">
            <text:p>234.7</text:p>
          </table:table-cell>
          <table:table-cell office:value-type="float" office:value="0.84509520000000005" table:style-name="ce1">
            <text:p>0.8450952</text:p>
          </table:table-cell>
          <table:table-cell office:value-type="float" office:value="0.94128100000000003" table:style-name="ce5">
            <text:p>0.941281</text:p>
          </table:table-cell>
          <table:table-cell office:value-type="float" office:value="2.827" table:style-name="ce5">
            <text:p>2.827</text:p>
          </table:table-cell>
          <table:table-cell office:value-type="float" office:value="22.84" table:style-name="ce5">
            <text:p>22.84</text:p>
          </table:table-cell>
          <table:table-cell office:value-type="float" office:value="48.52" table:style-name="ce5">
            <text:p>48.52</text:p>
          </table:table-cell>
          <table:table-cell office:value-type="float" office:value="0.245" table:style-name="ce1">
            <text:p>0.245</text:p>
          </table:table-cell>
          <table:table-cell table:number-columns-repeated="16372"/>
        </table:table-row>
        <table:table-row table:style-name="ro1">
          <table:table-cell office:value-type="date" office:date-value="2014-07-08T09:00:00" table:style-name="ce2">
            <text:p>7/8/2014 9:00</text:p>
          </table:table-cell>
          <table:table-cell office:value-type="float" office:value="189.375" table:style-name="ce3">
            <text:p>189.375</text:p>
          </table:table-cell>
          <table:table-cell office:value-type="float" office:value="0" table:style-name="ce1">
            <text:p>0</text:p>
          </table:table-cell>
          <table:table-cell office:value-type="float" office:value="434.7" table:style-name="ce5">
            <text:p>434.7</text:p>
          </table:table-cell>
          <table:table-cell office:value-type="float" office:value="-98.2" table:style-name="ce1">
            <text:p>-98.2</text:p>
          </table:table-cell>
          <table:table-cell office:value-type="float" office:value="390.4" table:style-name="ce1">
            <text:p>390.4</text:p>
          </table:table-cell>
          <table:table-cell office:value-type="float" office:value="1.4052929999999999" table:style-name="ce1">
            <text:p>1.405293</text:p>
          </table:table-cell>
          <table:table-cell office:value-type="float" office:value="1.564899" table:style-name="ce5">
            <text:p>1.564899</text:p>
          </table:table-cell>
          <table:table-cell office:value-type="float" office:value="0.72199999999999998" table:style-name="ce5">
            <text:p>0.722</text:p>
          </table:table-cell>
          <table:table-cell office:value-type="float" office:value="25.59" table:style-name="ce5">
            <text:p>25.59</text:p>
          </table:table-cell>
          <table:table-cell office:value-type="float" office:value="43.61" table:style-name="ce5">
            <text:p>43.61</text:p>
          </table:table-cell>
          <table:table-cell office:value-type="float" office:value="0.32400000000000001" table:style-name="ce1">
            <text:p>0.324</text:p>
          </table:table-cell>
          <table:table-cell table:number-columns-repeated="16372"/>
        </table:table-row>
        <table:table-row table:style-name="ro1">
          <table:table-cell office:value-type="date" office:date-value="2014-07-08T10:00:00" table:style-name="ce2">
            <text:p>7/8/2014 10:00</text:p>
          </table:table-cell>
          <table:table-cell office:value-type="float" office:value="189.41666666666424" table:style-name="ce3">
            <text:p>189.4166667</text:p>
          </table:table-cell>
          <table:table-cell office:value-type="float" office:value="0" table:style-name="ce1">
            <text:p>0</text:p>
          </table:table-cell>
          <table:table-cell office:value-type="float" office:value="660" table:style-name="ce5">
            <text:p>660</text:p>
          </table:table-cell>
          <table:table-cell office:value-type="float" office:value="-133.19999999999999" table:style-name="ce1">
            <text:p>-133.2</text:p>
          </table:table-cell>
          <table:table-cell office:value-type="float" office:value="593.29999999999995" table:style-name="ce1">
            <text:p>593.3</text:p>
          </table:table-cell>
          <table:table-cell office:value-type="float" office:value="2.1359569999999999" table:style-name="ce1">
            <text:p>2.135957</text:p>
          </table:table-cell>
          <table:table-cell office:value-type="float" office:value="2.3759929999999998" table:style-name="ce5">
            <text:p>2.375993</text:p>
          </table:table-cell>
          <table:table-cell office:value-type="float" office:value="1.167" table:style-name="ce5">
            <text:p>1.167</text:p>
          </table:table-cell>
          <table:table-cell office:value-type="float" office:value="27.29" table:style-name="ce5">
            <text:p>27.29</text:p>
          </table:table-cell>
          <table:table-cell office:value-type="float" office:value="41.41" table:style-name="ce5">
            <text:p>41.41</text:p>
          </table:table-cell>
          <table:table-cell office:value-type="float" office:value="0.504" table:style-name="ce1">
            <text:p>0.504</text:p>
          </table:table-cell>
          <table:table-cell table:number-columns-repeated="16372"/>
        </table:table-row>
        <table:table-row table:style-name="ro1">
          <table:table-cell office:value-type="date" office:date-value="2014-07-08T11:00:00" table:style-name="ce2">
            <text:p>7/8/2014 11:00</text:p>
          </table:table-cell>
          <table:table-cell office:value-type="float" office:value="189.45833333333576" table:style-name="ce3">
            <text:p>189.4583333</text:p>
          </table:table-cell>
          <table:table-cell office:value-type="float" office:value="0" table:style-name="ce1">
            <text:p>0</text:p>
          </table:table-cell>
          <table:table-cell office:value-type="float" office:value="808" table:style-name="ce5">
            <text:p>808</text:p>
          </table:table-cell>
          <table:table-cell office:value-type="float" office:value="-147.4" table:style-name="ce1">
            <text:p>-147.4</text:p>
          </table:table-cell>
          <table:table-cell office:value-type="float" office:value="719.3" table:style-name="ce1">
            <text:p>719.3</text:p>
          </table:table-cell>
          <table:table-cell office:value-type="float" office:value="2.5894699999999999" table:style-name="ce1">
            <text:p>2.58947</text:p>
          </table:table-cell>
          <table:table-cell office:value-type="float" office:value="2.9105479999999999" table:style-name="ce5">
            <text:p>2.910548</text:p>
          </table:table-cell>
          <table:table-cell office:value-type="float" office:value="2.214" table:style-name="ce5">
            <text:p>2.214</text:p>
          </table:table-cell>
          <table:table-cell office:value-type="float" office:value="28.34" table:style-name="ce5">
            <text:p>28.34</text:p>
          </table:table-cell>
          <table:table-cell office:value-type="float" office:value="38.6" table:style-name="ce5">
            <text:p>38.6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72"/>
        </table:table-row>
        <table:table-row table:style-name="ro1">
          <table:table-cell office:value-type="date" office:date-value="2014-07-08T12:00:00" table:style-name="ce2">
            <text:p>7/8/2014 12:00</text:p>
          </table:table-cell>
          <table:table-cell office:value-type="float" office:value="189.5" table:style-name="ce3">
            <text:p>189.5</text:p>
          </table:table-cell>
          <table:table-cell office:value-type="float" office:value="0" table:style-name="ce1">
            <text:p>0</text:p>
          </table:table-cell>
          <table:table-cell office:value-type="float" office:value="944" table:style-name="ce5">
            <text:p>944</text:p>
          </table:table-cell>
          <table:table-cell office:value-type="float" office:value="-157.4" table:style-name="ce1">
            <text:p>-157.4</text:p>
          </table:table-cell>
          <table:table-cell office:value-type="float" office:value="830" table:style-name="ce1">
            <text:p>830</text:p>
          </table:table-cell>
          <table:table-cell office:value-type="float" office:value="2.9885009999999999" table:style-name="ce1">
            <text:p>2.988501</text:p>
          </table:table-cell>
          <table:table-cell office:value-type="float" office:value="3.3989669999999998" table:style-name="ce5">
            <text:p>3.398967</text:p>
          </table:table-cell>
          <table:table-cell office:value-type="float" office:value="2.8330000000000002" table:style-name="ce5">
            <text:p>2.833</text:p>
          </table:table-cell>
          <table:table-cell office:value-type="float" office:value="29.47" table:style-name="ce5">
            <text:p>29.47</text:p>
          </table:table-cell>
          <table:table-cell office:value-type="float" office:value="41.82" table:style-name="ce5">
            <text:p>41.82</text:p>
          </table:table-cell>
          <table:table-cell office:value-type="float" office:value="0.76100000000000001" table:style-name="ce1">
            <text:p>0.761</text:p>
          </table:table-cell>
          <table:table-cell table:number-columns-repeated="16372"/>
        </table:table-row>
        <table:table-row table:style-name="ro1">
          <table:table-cell office:value-type="date" office:date-value="2014-07-08T13:00:00" table:style-name="ce2">
            <text:p>7/8/2014 13:00</text:p>
          </table:table-cell>
          <table:table-cell office:value-type="float" office:value="189.54166666666424" table:style-name="ce3">
            <text:p>189.5416667</text:p>
          </table:table-cell>
          <table:table-cell office:value-type="float" office:value="0" table:style-name="ce1">
            <text:p>0</text:p>
          </table:table-cell>
          <table:table-cell office:value-type="float" office:value="991" table:style-name="ce5">
            <text:p>991</text:p>
          </table:table-cell>
          <table:table-cell office:value-type="float" office:value="-155" table:style-name="ce1">
            <text:p>-155</text:p>
          </table:table-cell>
          <table:table-cell office:value-type="float" office:value="861" table:style-name="ce1">
            <text:p>861</text:p>
          </table:table-cell>
          <table:table-cell office:value-type="float" office:value="3.099917" table:style-name="ce1">
            <text:p>3.099917</text:p>
          </table:table-cell>
          <table:table-cell office:value-type="float" office:value="3.5662379999999998" table:style-name="ce5">
            <text:p>3.566238</text:p>
          </table:table-cell>
          <table:table-cell office:value-type="float" office:value="3.5819999999999999" table:style-name="ce5">
            <text:p>3.582</text:p>
          </table:table-cell>
          <table:table-cell office:value-type="float" office:value="30.34" table:style-name="ce5">
            <text:p>30.34</text:p>
          </table:table-cell>
          <table:table-cell office:value-type="float" office:value="37.47" table:style-name="ce5">
            <text:p>37.47</text:p>
          </table:table-cell>
          <table:table-cell office:value-type="float" office:value="0.81599999999999995" table:style-name="ce1">
            <text:p>0.816</text:p>
          </table:table-cell>
          <table:table-cell table:number-columns-repeated="16372"/>
        </table:table-row>
        <table:table-row table:style-name="ro1">
          <table:table-cell office:value-type="date" office:date-value="2014-07-08T14:00:00" table:style-name="ce2">
            <text:p>7/8/2014 14:00</text:p>
          </table:table-cell>
          <table:table-cell office:value-type="float" office:value="189.58333333333576" table:style-name="ce3">
            <text:p>189.5833333</text:p>
          </table:table-cell>
          <table:table-cell office:value-type="float" office:value="0" table:style-name="ce1">
            <text:p>0</text:p>
          </table:table-cell>
          <table:table-cell office:value-type="float" office:value="998" table:style-name="ce5">
            <text:p>998</text:p>
          </table:table-cell>
          <table:table-cell office:value-type="float" office:value="-159.1" table:style-name="ce1">
            <text:p>-159.1</text:p>
          </table:table-cell>
          <table:table-cell office:value-type="float" office:value="856" table:style-name="ce1">
            <text:p>856</text:p>
          </table:table-cell>
          <table:table-cell office:value-type="float" office:value="3.0824039999999999" table:style-name="ce1">
            <text:p>3.082404</text:p>
          </table:table-cell>
          <table:table-cell office:value-type="float" office:value="3.592705" table:style-name="ce5">
            <text:p>3.592705</text:p>
          </table:table-cell>
          <table:table-cell office:value-type="float" office:value="3.5089999999999999" table:style-name="ce5">
            <text:p>3.509</text:p>
          </table:table-cell>
          <table:table-cell office:value-type="float" office:value="31.28" table:style-name="ce5">
            <text:p>31.28</text:p>
          </table:table-cell>
          <table:table-cell office:value-type="float" office:value="37.5" table:style-name="ce5">
            <text:p>37.5</text:p>
          </table:table-cell>
          <table:table-cell office:value-type="float" office:value="0.83899999999999997" table:style-name="ce1">
            <text:p>0.839</text:p>
          </table:table-cell>
          <table:table-cell table:number-columns-repeated="16372"/>
        </table:table-row>
        <table:table-row table:style-name="ro1">
          <table:table-cell office:value-type="date" office:date-value="2014-07-08T15:00:00" table:style-name="ce2">
            <text:p>7/8/2014 15:00</text:p>
          </table:table-cell>
          <table:table-cell office:value-type="float" office:value="189.625" table:style-name="ce3">
            <text:p>189.625</text:p>
          </table:table-cell>
          <table:table-cell office:value-type="float" office:value="0" table:style-name="ce1">
            <text:p>0</text:p>
          </table:table-cell>
          <table:table-cell office:value-type="float" office:value="934" table:style-name="ce5">
            <text:p>934</text:p>
          </table:table-cell>
          <table:table-cell office:value-type="float" office:value="-161.5" table:style-name="ce1">
            <text:p>-161.5</text:p>
          </table:table-cell>
          <table:table-cell office:value-type="float" office:value="821" table:style-name="ce1">
            <text:p>821</text:p>
          </table:table-cell>
          <table:table-cell office:value-type="float" office:value="2.9563480000000002" table:style-name="ce1">
            <text:p>2.956348</text:p>
          </table:table-cell>
          <table:table-cell office:value-type="float" office:value="3.3617210000000002" table:style-name="ce5">
            <text:p>3.361721</text:p>
          </table:table-cell>
          <table:table-cell office:value-type="float" office:value="3.859" table:style-name="ce5">
            <text:p>3.859</text:p>
          </table:table-cell>
          <table:table-cell office:value-type="float" office:value="31.69" table:style-name="ce5">
            <text:p>31.69</text:p>
          </table:table-cell>
          <table:table-cell office:value-type="float" office:value="40.020000000000003" table:style-name="ce5">
            <text:p>40.02</text:p>
          </table:table-cell>
          <table:table-cell office:value-type="float" office:value="0.80700000000000005" table:style-name="ce1">
            <text:p>0.807</text:p>
          </table:table-cell>
          <table:table-cell table:number-columns-repeated="16372"/>
        </table:table-row>
        <table:table-row table:style-name="ro1">
          <table:table-cell office:value-type="date" office:date-value="2014-07-08T16:00:00" table:style-name="ce2">
            <text:p>7/8/2014 16:00</text:p>
          </table:table-cell>
          <table:table-cell office:value-type="float" office:value="189.66666666666424" table:style-name="ce3">
            <text:p>189.6666667</text:p>
          </table:table-cell>
          <table:table-cell office:value-type="float" office:value="0" table:style-name="ce1">
            <text:p>0</text:p>
          </table:table-cell>
          <table:table-cell office:value-type="float" office:value="851" table:style-name="ce5">
            <text:p>851</text:p>
          </table:table-cell>
          <table:table-cell office:value-type="float" office:value="-161.19999999999999" table:style-name="ce1">
            <text:p>-161.2</text:p>
          </table:table-cell>
          <table:table-cell office:value-type="float" office:value="760.2" table:style-name="ce1">
            <text:p>760.2</text:p>
          </table:table-cell>
          <table:table-cell office:value-type="float" office:value="2.7366790000000001" table:style-name="ce1">
            <text:p>2.736679</text:p>
          </table:table-cell>
          <table:table-cell office:value-type="float" office:value="3.062074" table:style-name="ce5">
            <text:p>3.062074</text:p>
          </table:table-cell>
          <table:table-cell office:value-type="float" office:value="3.2759999999999998" table:style-name="ce5">
            <text:p>3.276</text:p>
          </table:table-cell>
          <table:table-cell office:value-type="float" office:value="32.31" table:style-name="ce5">
            <text:p>32.31</text:p>
          </table:table-cell>
          <table:table-cell office:value-type="float" office:value="37.090000000000003" table:style-name="ce5">
            <text:p>37.09</text:p>
          </table:table-cell>
          <table:table-cell office:value-type="float" office:value="0.74099999999999999" table:style-name="ce1">
            <text:p>0.741</text:p>
          </table:table-cell>
          <table:table-cell table:number-columns-repeated="16372"/>
        </table:table-row>
        <table:table-row table:style-name="ro1">
          <table:table-cell office:value-type="date" office:date-value="2014-07-08T17:00:00" table:style-name="ce2">
            <text:p>7/8/2014 17:00</text:p>
          </table:table-cell>
          <table:table-cell office:value-type="float" office:value="189.70833333333576" table:style-name="ce3">
            <text:p>189.7083333</text:p>
          </table:table-cell>
          <table:table-cell office:value-type="float" office:value="0" table:style-name="ce1">
            <text:p>0</text:p>
          </table:table-cell>
          <table:table-cell office:value-type="float" office:value="624.79999999999995" table:style-name="ce5">
            <text:p>624.8</text:p>
          </table:table-cell>
          <table:table-cell office:value-type="float" office:value="-130.30000000000001" table:style-name="ce1">
            <text:p>-130.3</text:p>
          </table:table-cell>
          <table:table-cell office:value-type="float" office:value="558.6" table:style-name="ce1">
            <text:p>558.6</text:p>
          </table:table-cell>
          <table:table-cell office:value-type="float" office:value="2.0110320000000002" table:style-name="ce1">
            <text:p>2.011032</text:p>
          </table:table-cell>
          <table:table-cell office:value-type="float" office:value="2.2494149999999999" table:style-name="ce5">
            <text:p>2.249415</text:p>
          </table:table-cell>
          <table:table-cell office:value-type="float" office:value="3.4740000000000002" table:style-name="ce5">
            <text:p>3.474</text:p>
          </table:table-cell>
          <table:table-cell office:value-type="float" office:value="31.87" table:style-name="ce5">
            <text:p>31.87</text:p>
          </table:table-cell>
          <table:table-cell office:value-type="float" office:value="35.74" table:style-name="ce5">
            <text:p>35.74</text:p>
          </table:table-cell>
          <table:table-cell office:value-type="float" office:value="0.57799999999999996" table:style-name="ce1">
            <text:p>0.578</text:p>
          </table:table-cell>
          <table:table-cell table:number-columns-repeated="16372"/>
        </table:table-row>
        <table:table-row table:style-name="ro1">
          <table:table-cell office:value-type="date" office:date-value="2014-07-08T18:00:00" table:style-name="ce2">
            <text:p>7/8/2014 18:00</text:p>
          </table:table-cell>
          <table:table-cell office:value-type="float" office:value="189.75" table:style-name="ce3">
            <text:p>189.75</text:p>
          </table:table-cell>
          <table:table-cell office:value-type="float" office:value="0" table:style-name="ce1">
            <text:p>0</text:p>
          </table:table-cell>
          <table:table-cell office:value-type="float" office:value="373" table:style-name="ce5">
            <text:p>373</text:p>
          </table:table-cell>
          <table:table-cell office:value-type="float" office:value="-85.9" table:style-name="ce1">
            <text:p>-85.9</text:p>
          </table:table-cell>
          <table:table-cell office:value-type="float" office:value="330.8" table:style-name="ce1">
            <text:p>330.8</text:p>
          </table:table-cell>
          <table:table-cell office:value-type="float" office:value="1.190728" table:style-name="ce1">
            <text:p>1.190728</text:p>
          </table:table-cell>
          <table:table-cell office:value-type="float" office:value="1.342894" table:style-name="ce5">
            <text:p>1.342894</text:p>
          </table:table-cell>
          <table:table-cell office:value-type="float" office:value="3.3170000000000002" table:style-name="ce5">
            <text:p>3.317</text:p>
          </table:table-cell>
          <table:table-cell office:value-type="float" office:value="31.17" table:style-name="ce5">
            <text:p>31.17</text:p>
          </table:table-cell>
          <table:table-cell office:value-type="float" office:value="34.93" table:style-name="ce5">
            <text:p>34.93</text:p>
          </table:table-cell>
          <table:table-cell office:value-type="float" office:value="0.38300000000000001" table:style-name="ce1">
            <text:p>0.383</text:p>
          </table:table-cell>
          <table:table-cell table:number-columns-repeated="16372"/>
        </table:table-row>
        <table:table-row table:style-name="ro1">
          <table:table-cell office:value-type="date" office:date-value="2014-07-08T19:00:00" table:style-name="ce2">
            <text:p>7/8/2014 19:00</text:p>
          </table:table-cell>
          <table:table-cell office:value-type="float" office:value="189.79166666666424" table:style-name="ce3">
            <text:p>189.7916667</text:p>
          </table:table-cell>
          <table:table-cell office:value-type="float" office:value="0" table:style-name="ce1">
            <text:p>0</text:p>
          </table:table-cell>
          <table:table-cell office:value-type="float" office:value="137.30000000000001" table:style-name="ce5">
            <text:p>137.3</text:p>
          </table:table-cell>
          <table:table-cell office:value-type="float" office:value="-31.84" table:style-name="ce1">
            <text:p>-31.84</text:p>
          </table:table-cell>
          <table:table-cell office:value-type="float" office:value="117" table:style-name="ce1">
            <text:p>117</text:p>
          </table:table-cell>
          <table:table-cell office:value-type="float" office:value="0.42137770000000002" table:style-name="ce1">
            <text:p>0.4213777</text:p>
          </table:table-cell>
          <table:table-cell office:value-type="float" office:value="0.49411630000000001" table:style-name="ce5">
            <text:p>0.4941163</text:p>
          </table:table-cell>
          <table:table-cell office:value-type="float" office:value="3.052" table:style-name="ce5">
            <text:p>3.052</text:p>
          </table:table-cell>
          <table:table-cell office:value-type="float" office:value="30.15" table:style-name="ce5">
            <text:p>30.15</text:p>
          </table:table-cell>
          <table:table-cell office:value-type="float" office:value="37.869999999999997" table:style-name="ce5">
            <text:p>37.87</text:p>
          </table:table-cell>
          <table:table-cell office:value-type="float" office:value="0.19700000000000001" table:style-name="ce1">
            <text:p>0.197</text:p>
          </table:table-cell>
          <table:table-cell table:number-columns-repeated="16372"/>
        </table:table-row>
        <table:table-row table:style-name="ro1">
          <table:table-cell office:value-type="date" office:date-value="2014-07-08T20:00:00" table:style-name="ce2">
            <text:p>7/8/2014 20:00</text:p>
          </table:table-cell>
          <table:table-cell office:value-type="float" office:value="189.83333333333576" table:style-name="ce3">
            <text:p>189.8333333</text:p>
          </table:table-cell>
          <table:table-cell office:value-type="float" office:value="0" table:style-name="ce1">
            <text:p>0</text:p>
          </table:table-cell>
          <table:table-cell office:value-type="float" office:value="20.89" table:style-name="ce5">
            <text:p>20.89</text:p>
          </table:table-cell>
          <table:table-cell office:value-type="float" office:value="-4.7009999999999996" table:style-name="ce1">
            <text:p>-4.701</text:p>
          </table:table-cell>
          <table:table-cell office:value-type="float" office:value="14.75" table:style-name="ce1">
            <text:p>14.75</text:p>
          </table:table-cell>
          <table:table-cell office:value-type="float" office:value="5.3107540000000002E-2" table:style-name="ce1">
            <text:p>0.05310754</text:p>
          </table:table-cell>
          <table:table-cell office:value-type="float" office:value="7.5202179999999993E-2" table:style-name="ce5">
            <text:p>0.07520218</text:p>
          </table:table-cell>
          <table:table-cell office:value-type="float" office:value="2.3490000000000002" table:style-name="ce5">
            <text:p>2.349</text:p>
          </table:table-cell>
          <table:table-cell office:value-type="float" office:value="28.31" table:style-name="ce5">
            <text:p>28.31</text:p>
          </table:table-cell>
          <table:table-cell office:value-type="float" office:value="42.42" table:style-name="ce5">
            <text:p>42.42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72"/>
        </table:table-row>
        <table:table-row table:style-name="ro1">
          <table:table-cell office:value-type="date" office:date-value="2014-07-08T21:00:00" table:style-name="ce2">
            <text:p>7/8/2014 21:00</text:p>
          </table:table-cell>
          <table:table-cell office:value-type="float" office:value="189.875" table:style-name="ce3">
            <text:p>189.875</text:p>
          </table:table-cell>
          <table:table-cell office:value-type="float" office:value="0" table:style-name="ce1">
            <text:p>0</text:p>
          </table:table-cell>
          <table:table-cell office:value-type="float" office:value="-2.4510000000000001" table:style-name="ce5">
            <text:p>-2.45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8218800000000007E-3" table:style-name="ce5">
            <text:p>-0.00882188</text:p>
          </table:table-cell>
          <table:table-cell office:value-type="float" office:value="0.69199999999999995" table:style-name="ce5">
            <text:p>0.692</text:p>
          </table:table-cell>
          <table:table-cell office:value-type="float" office:value="25.92" table:style-name="ce5">
            <text:p>25.92</text:p>
          </table:table-cell>
          <table:table-cell office:value-type="float" office:value="45.08" table:style-name="ce5">
            <text:p>45.08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08T22:00:00" table:style-name="ce2">
            <text:p>7/8/2014 22:00</text:p>
          </table:table-cell>
          <table:table-cell office:value-type="float" office:value="189.91666666666424" table:style-name="ce3">
            <text:p>189.9166667</text:p>
          </table:table-cell>
          <table:table-cell office:value-type="float" office:value="0" table:style-name="ce1">
            <text:p>0</text:p>
          </table:table-cell>
          <table:table-cell office:value-type="float" office:value="-2.3239999999999998" table:style-name="ce5">
            <text:p>-2.324</text:p>
          </table:table-cell>
          <table:table-cell office:value-type="float" office:value="-0.34100000000000003" table:style-name="ce1">
            <text:p>-0.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3680739999999997E-3" table:style-name="ce5">
            <text:p>-0.008368074</text:p>
          </table:table-cell>
          <table:table-cell office:value-type="float" office:value="0.308" table:style-name="ce5">
            <text:p>0.308</text:p>
          </table:table-cell>
          <table:table-cell office:value-type="float" office:value="25.35" table:style-name="ce5">
            <text:p>25.35</text:p>
          </table:table-cell>
          <table:table-cell office:value-type="float" office:value="47.61" table:style-name="ce5">
            <text:p>47.61</text:p>
          </table:table-cell>
          <table:table-cell office:value-type="float" office:value="-2.5999999999999999E-2" table:style-name="ce1">
            <text:p>-0.026</text:p>
          </table:table-cell>
          <table:table-cell table:number-columns-repeated="16372"/>
        </table:table-row>
        <table:table-row table:style-name="ro1">
          <table:table-cell office:value-type="date" office:date-value="2014-07-08T23:00:00" table:style-name="ce2">
            <text:p>7/8/2014 23:00</text:p>
          </table:table-cell>
          <table:table-cell office:value-type="float" office:value="189.95833333333576" table:style-name="ce3">
            <text:p>189.9583333</text:p>
          </table:table-cell>
          <table:table-cell office:value-type="float" office:value="0" table:style-name="ce1">
            <text:p>0</text:p>
          </table:table-cell>
          <table:table-cell office:value-type="float" office:value="-3.113" table:style-name="ce5">
            <text:p>-3.113</text:p>
          </table:table-cell>
          <table:table-cell office:value-type="float" office:value="-0.159" table:style-name="ce1">
            <text:p>-0.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205069999999999E-2" table:style-name="ce5">
            <text:p>-0.01120507</text:p>
          </table:table-cell>
          <table:table-cell office:value-type="float" office:value="1.355" table:style-name="ce5">
            <text:p>1.355</text:p>
          </table:table-cell>
          <table:table-cell office:value-type="float" office:value="23.99" table:style-name="ce5">
            <text:p>23.99</text:p>
          </table:table-cell>
          <table:table-cell office:value-type="float" office:value="67.88" table:style-name="ce5">
            <text:p>67.88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2"/>
        </table:table-row>
        <table:table-row table:style-name="ro1">
          <table:table-cell office:value-type="date" office:date-value="2014-07-09T00:00:00" table:style-name="ce2">
            <text:p>7/9/2014 0:00</text:p>
          </table:table-cell>
          <table:table-cell office:value-type="float" office:value="190" table:style-name="ce3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-3.2189999999999999" table:style-name="ce5">
            <text:p>-3.219</text:p>
          </table:table-cell>
          <table:table-cell office:value-type="float" office:value="-0.47299999999999998" table:style-name="ce1">
            <text:p>-0.4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58706E-2" table:style-name="ce5">
            <text:p>-0.01158706</text:p>
          </table:table-cell>
          <table:table-cell office:value-type="float" office:value="1.9790000000000001" table:style-name="ce5">
            <text:p>1.979</text:p>
          </table:table-cell>
          <table:table-cell office:value-type="float" office:value="22.48" table:style-name="ce5">
            <text:p>22.48</text:p>
          </table:table-cell>
          <table:table-cell office:value-type="float" office:value="71.69" table:style-name="ce5">
            <text:p>71.69</text:p>
          </table:table-cell>
          <table:table-cell office:value-type="float" office:value="1.2E-2" table:style-name="ce1">
            <text:p>0.012</text:p>
          </table:table-cell>
          <table:table-cell table:number-columns-repeated="16372"/>
        </table:table-row>
        <table:table-row table:style-name="ro1">
          <table:table-cell office:value-type="date" office:date-value="2014-07-09T01:00:00" table:style-name="ce2">
            <text:p>7/9/2014 1:00</text:p>
          </table:table-cell>
          <table:table-cell office:value-type="float" office:value="190.04166666666424" table:style-name="ce3">
            <text:p>190.0416667</text:p>
          </table:table-cell>
          <table:table-cell office:value-type="float" office:value="0" table:style-name="ce1">
            <text:p>0</text:p>
          </table:table-cell>
          <table:table-cell office:value-type="float" office:value="-2.9260000000000002" table:style-name="ce5">
            <text:p>-2.926</text:p>
          </table:table-cell>
          <table:table-cell office:value-type="float" office:value="-0.36499999999999999" table:style-name="ce1">
            <text:p>-0.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53251E-2" table:style-name="ce5">
            <text:p>-0.01053251</text:p>
          </table:table-cell>
          <table:table-cell office:value-type="float" office:value="2.3540000000000001" table:style-name="ce5">
            <text:p>2.354</text:p>
          </table:table-cell>
          <table:table-cell office:value-type="float" office:value="21.55" table:style-name="ce5">
            <text:p>21.55</text:p>
          </table:table-cell>
          <table:table-cell office:value-type="float" office:value="75.510000000000005" table:style-name="ce5">
            <text:p>75.51</text:p>
          </table:table-cell>
          <table:table-cell office:value-type="float" office:value="1.2E-2" table:style-name="ce1">
            <text:p>0.012</text:p>
          </table:table-cell>
          <table:table-cell table:number-columns-repeated="16372"/>
        </table:table-row>
        <table:table-row table:style-name="ro1">
          <table:table-cell office:value-type="date" office:date-value="2014-07-09T02:00:00" table:style-name="ce2">
            <text:p>7/9/2014 2:00</text:p>
          </table:table-cell>
          <table:table-cell office:value-type="float" office:value="190.08333333333576" table:style-name="ce3">
            <text:p>190.0833333</text:p>
          </table:table-cell>
          <table:table-cell office:value-type="float" office:value="0" table:style-name="ce1">
            <text:p>0</text:p>
          </table:table-cell>
          <table:table-cell office:value-type="float" office:value="-2.944" table:style-name="ce5">
            <text:p>-2.944</text:p>
          </table:table-cell>
          <table:table-cell office:value-type="float" office:value="-0.31" table:style-name="ce1">
            <text:p>-0.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5994E-2" table:style-name="ce5">
            <text:p>-0.0105994</text:p>
          </table:table-cell>
          <table:table-cell office:value-type="float" office:value="1.764" table:style-name="ce5">
            <text:p>1.764</text:p>
          </table:table-cell>
          <table:table-cell office:value-type="float" office:value="20.49" table:style-name="ce5">
            <text:p>20.49</text:p>
          </table:table-cell>
          <table:table-cell office:value-type="float" office:value="80.400000000000006" table:style-name="ce5">
            <text:p>80.4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date" office:date-value="2014-07-09T03:00:00" table:style-name="ce2">
            <text:p>7/9/2014 3:00</text:p>
          </table:table-cell>
          <table:table-cell office:value-type="float" office:value="190.125" table:style-name="ce3">
            <text:p>190.125</text:p>
          </table:table-cell>
          <table:table-cell office:value-type="float" office:value="0" table:style-name="ce1">
            <text:p>0</text:p>
          </table:table-cell>
          <table:table-cell office:value-type="float" office:value="-2.8260000000000001" table:style-name="ce5">
            <text:p>-2.826</text:p>
          </table:table-cell>
          <table:table-cell office:value-type="float" office:value="-0.50900000000000001" table:style-name="ce1">
            <text:p>-0.5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174040000000001E-2" table:style-name="ce5">
            <text:p>-0.01017404</text:p>
          </table:table-cell>
          <table:table-cell office:value-type="float" office:value="1.877" table:style-name="ce5">
            <text:p>1.877</text:p>
          </table:table-cell>
          <table:table-cell office:value-type="float" office:value="19.420000000000002" table:style-name="ce5">
            <text:p>19.42</text:p>
          </table:table-cell>
          <table:table-cell office:value-type="float" office:value="80.7" table:style-name="ce5">
            <text:p>80.7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72"/>
        </table:table-row>
        <table:table-row table:style-name="ro1">
          <table:table-cell office:value-type="date" office:date-value="2014-07-09T04:00:00" table:style-name="ce2">
            <text:p>7/9/2014 4:00</text:p>
          </table:table-cell>
          <table:table-cell office:value-type="float" office:value="190.16666666666424" table:style-name="ce3">
            <text:p>190.1666667</text:p>
          </table:table-cell>
          <table:table-cell office:value-type="float" office:value="0" table:style-name="ce1">
            <text:p>0</text:p>
          </table:table-cell>
          <table:table-cell office:value-type="float" office:value="-2.5449999999999999" table:style-name="ce5">
            <text:p>-2.545</text:p>
          </table:table-cell>
          <table:table-cell office:value-type="float" office:value="-0.41199999999999998" table:style-name="ce1">
            <text:p>-0.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1621020000000001E-3" table:style-name="ce5">
            <text:p>-0.009162102</text:p>
          </table:table-cell>
          <table:table-cell office:value-type="float" office:value="2.4870000000000001" table:style-name="ce5">
            <text:p>2.487</text:p>
          </table:table-cell>
          <table:table-cell office:value-type="float" office:value="18.86" table:style-name="ce5">
            <text:p>18.86</text:p>
          </table:table-cell>
          <table:table-cell office:value-type="float" office:value="83.6" table:style-name="ce5">
            <text:p>83.6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2"/>
        </table:table-row>
        <table:table-row table:style-name="ro1">
          <table:table-cell office:value-type="date" office:date-value="2014-07-09T05:00:00" table:style-name="ce2">
            <text:p>7/9/2014 5:00</text:p>
          </table:table-cell>
          <table:table-cell office:value-type="float" office:value="190.20833333333576" table:style-name="ce3">
            <text:p>190.2083333</text:p>
          </table:table-cell>
          <table:table-cell office:value-type="float" office:value="0" table:style-name="ce1">
            <text:p>0</text:p>
          </table:table-cell>
          <table:table-cell office:value-type="float" office:value="-2.5880000000000001" table:style-name="ce5">
            <text:p>-2.588</text:p>
          </table:table-cell>
          <table:table-cell office:value-type="float" office:value="-0.34100000000000003" table:style-name="ce1">
            <text:p>-0.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3162910000000008E-3" table:style-name="ce5">
            <text:p>-0.009316291</text:p>
          </table:table-cell>
          <table:table-cell office:value-type="float" office:value="1.675" table:style-name="ce5">
            <text:p>1.675</text:p>
          </table:table-cell>
          <table:table-cell office:value-type="float" office:value="17.48" table:style-name="ce5">
            <text:p>17.48</text:p>
          </table:table-cell>
          <table:table-cell office:value-type="float" office:value="88.1" table:style-name="ce5">
            <text:p>88.1</text:p>
          </table:table-cell>
          <table:table-cell office:value-type="float" office:value="-0.01" table:style-name="ce1">
            <text:p>-0.01</text:p>
          </table:table-cell>
          <table:table-cell table:number-columns-repeated="16372"/>
        </table:table-row>
        <table:table-row table:style-name="ro1">
          <table:table-cell office:value-type="date" office:date-value="2014-07-09T06:00:00" table:style-name="ce2">
            <text:p>7/9/2014 6:00</text:p>
          </table:table-cell>
          <table:table-cell office:value-type="float" office:value="190.25" table:style-name="ce3">
            <text:p>190.25</text:p>
          </table:table-cell>
          <table:table-cell office:value-type="float" office:value="0" table:style-name="ce1">
            <text:p>0</text:p>
          </table:table-cell>
          <table:table-cell office:value-type="float" office:value="1.087" table:style-name="ce5">
            <text:p>1.087</text:p>
          </table:table-cell>
          <table:table-cell office:value-type="float" office:value="-1.484" table:style-name="ce1">
            <text:p>-1.484</text:p>
          </table:table-cell>
          <table:table-cell office:value-type="float" office:value="1.05" table:style-name="ce1">
            <text:p>1.05</text:p>
          </table:table-cell>
          <table:table-cell office:value-type="float" office:value="3.7794629999999998E-3" table:style-name="ce1">
            <text:p>0.003779463</text:p>
          </table:table-cell>
          <table:table-cell office:value-type="float" office:value="3.9142780000000002E-3" table:style-name="ce5">
            <text:p>0.003914278</text:p>
          </table:table-cell>
          <table:table-cell office:value-type="float" office:value="1.345" table:style-name="ce5">
            <text:p>1.345</text:p>
          </table:table-cell>
          <table:table-cell office:value-type="float" office:value="17.03" table:style-name="ce5">
            <text:p>17.03</text:p>
          </table:table-cell>
          <table:table-cell office:value-type="float" office:value="90.9" table:style-name="ce5">
            <text:p>90.9</text:p>
          </table:table-cell>
          <table:table-cell office:value-type="float" office:value="1.2E-2" table:style-name="ce1">
            <text:p>0.012</text:p>
          </table:table-cell>
          <table:table-cell table:number-columns-repeated="16372"/>
        </table:table-row>
        <table:table-row table:style-name="ro1">
          <table:table-cell office:value-type="date" office:date-value="2014-07-09T07:00:00" table:style-name="ce2">
            <text:p>7/9/2014 7:00</text:p>
          </table:table-cell>
          <table:table-cell office:value-type="float" office:value="190.29166666666424" table:style-name="ce3">
            <text:p>190.2916667</text:p>
          </table:table-cell>
          <table:table-cell office:value-type="float" office:value="0" table:style-name="ce1">
            <text:p>0</text:p>
          </table:table-cell>
          <table:table-cell office:value-type="float" office:value="91.9" table:style-name="ce5">
            <text:p>91.9</text:p>
          </table:table-cell>
          <table:table-cell office:value-type="float" office:value="-29.3" table:style-name="ce1">
            <text:p>-29.3</text:p>
          </table:table-cell>
          <table:table-cell office:value-type="float" office:value="80.3" table:style-name="ce1">
            <text:p>80.3</text:p>
          </table:table-cell>
          <table:table-cell office:value-type="float" office:value="0.28920509999999999" table:style-name="ce1">
            <text:p>0.2892051</text:p>
          </table:table-cell>
          <table:table-cell office:value-type="float" office:value="0.33078059999999998" table:style-name="ce5">
            <text:p>0.3307806</text:p>
          </table:table-cell>
          <table:table-cell office:value-type="float" office:value="1.39" table:style-name="ce5">
            <text:p>1.39</text:p>
          </table:table-cell>
          <table:table-cell office:value-type="float" office:value="18.28" table:style-name="ce5">
            <text:p>18.28</text:p>
          </table:table-cell>
          <table:table-cell office:value-type="float" office:value="79.930000000000007" table:style-name="ce5">
            <text:p>79.93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72"/>
        </table:table-row>
        <table:table-row table:style-name="ro1">
          <table:table-cell office:value-type="date" office:date-value="2014-07-09T08:00:00" table:style-name="ce2">
            <text:p>7/9/2014 8:00</text:p>
          </table:table-cell>
          <table:table-cell office:value-type="float" office:value="190.33333333333576" table:style-name="ce3">
            <text:p>190.3333333</text:p>
          </table:table-cell>
          <table:table-cell office:value-type="float" office:value="0" table:style-name="ce1">
            <text:p>0</text:p>
          </table:table-cell>
          <table:table-cell office:value-type="float" office:value="271.10000000000002" table:style-name="ce5">
            <text:p>271.1</text:p>
          </table:table-cell>
          <table:table-cell office:value-type="float" office:value="-72.540000000000006" table:style-name="ce1">
            <text:p>-72.54</text:p>
          </table:table-cell>
          <table:table-cell office:value-type="float" office:value="242.9" table:style-name="ce1">
            <text:p>242.9</text:p>
          </table:table-cell>
          <table:table-cell office:value-type="float" office:value="0.87435560000000001" table:style-name="ce1">
            <text:p>0.8743556</text:p>
          </table:table-cell>
          <table:table-cell office:value-type="float" office:value="0.97602319999999998" table:style-name="ce5">
            <text:p>0.9760232</text:p>
          </table:table-cell>
          <table:table-cell office:value-type="float" office:value="2.85" table:style-name="ce5">
            <text:p>2.85</text:p>
          </table:table-cell>
          <table:table-cell office:value-type="float" office:value="21.31" table:style-name="ce5">
            <text:p>21.31</text:p>
          </table:table-cell>
          <table:table-cell office:value-type="float" office:value="66.84" table:style-name="ce5">
            <text:p>66.84</text:p>
          </table:table-cell>
          <table:table-cell office:value-type="float" office:value="0.20399999999999999" table:style-name="ce1">
            <text:p>0.204</text:p>
          </table:table-cell>
          <table:table-cell table:number-columns-repeated="16372"/>
        </table:table-row>
        <table:table-row table:style-name="ro1">
          <table:table-cell office:value-type="date" office:date-value="2014-07-09T09:00:00" table:style-name="ce2">
            <text:p>7/9/2014 9:00</text:p>
          </table:table-cell>
          <table:table-cell office:value-type="float" office:value="190.375" table:style-name="ce3">
            <text:p>190.375</text:p>
          </table:table-cell>
          <table:table-cell office:value-type="float" office:value="0" table:style-name="ce1">
            <text:p>0</text:p>
          </table:table-cell>
          <table:table-cell office:value-type="float" office:value="485.8" table:style-name="ce5">
            <text:p>485.8</text:p>
          </table:table-cell>
          <table:table-cell office:value-type="float" office:value="-114.1" table:style-name="ce1">
            <text:p>-114.1</text:p>
          </table:table-cell>
          <table:table-cell office:value-type="float" office:value="433.4" table:style-name="ce1">
            <text:p>433.4</text:p>
          </table:table-cell>
          <table:table-cell office:value-type="float" office:value="1.5603070000000001" table:style-name="ce1">
            <text:p>1.560307</text:p>
          </table:table-cell>
          <table:table-cell office:value-type="float" office:value="1.749018" table:style-name="ce5">
            <text:p>1.749018</text:p>
          </table:table-cell>
          <table:table-cell office:value-type="float" office:value="2.6629999999999998" table:style-name="ce5">
            <text:p>2.663</text:p>
          </table:table-cell>
          <table:table-cell office:value-type="float" office:value="24.76" table:style-name="ce5">
            <text:p>24.76</text:p>
          </table:table-cell>
          <table:table-cell office:value-type="float" office:value="50.88" table:style-name="ce5">
            <text:p>50.88</text:p>
          </table:table-cell>
          <table:table-cell office:value-type="float" office:value="0.377" table:style-name="ce1">
            <text:p>0.377</text:p>
          </table:table-cell>
          <table:table-cell table:number-columns-repeated="16372"/>
        </table:table-row>
        <table:table-row table:style-name="ro1">
          <table:table-cell office:value-type="date" office:date-value="2014-07-09T10:00:00" table:style-name="ce2">
            <text:p>7/9/2014 10:00</text:p>
          </table:table-cell>
          <table:table-cell office:value-type="float" office:value="190.41666666666424" table:style-name="ce3">
            <text:p>190.4166667</text:p>
          </table:table-cell>
          <table:table-cell office:value-type="float" office:value="0" table:style-name="ce1">
            <text:p>0</text:p>
          </table:table-cell>
          <table:table-cell office:value-type="float" office:value="662.9" table:style-name="ce5">
            <text:p>662.9</text:p>
          </table:table-cell>
          <table:table-cell office:value-type="float" office:value="-138.30000000000001" table:style-name="ce1">
            <text:p>-138.3</text:p>
          </table:table-cell>
          <table:table-cell office:value-type="float" office:value="591.1" table:style-name="ce1">
            <text:p>591.1</text:p>
          </table:table-cell>
          <table:table-cell office:value-type="float" office:value="2.1278250000000001" table:style-name="ce1">
            <text:p>2.127825</text:p>
          </table:table-cell>
          <table:table-cell office:value-type="float" office:value="2.386558" table:style-name="ce5">
            <text:p>2.386558</text:p>
          </table:table-cell>
          <table:table-cell office:value-type="float" office:value="2.9910000000000001" table:style-name="ce5">
            <text:p>2.991</text:p>
          </table:table-cell>
          <table:table-cell office:value-type="float" office:value="27.96" table:style-name="ce5">
            <text:p>27.96</text:p>
          </table:table-cell>
          <table:table-cell office:value-type="float" office:value="43.71" table:style-name="ce5">
            <text:p>43.71</text:p>
          </table:table-cell>
          <table:table-cell office:value-type="float" office:value="0.55000000000000004" table:style-name="ce1">
            <text:p>0.55</text:p>
          </table:table-cell>
          <table:table-cell table:number-columns-repeated="16372"/>
        </table:table-row>
        <table:table-row table:style-name="ro1">
          <table:table-cell office:value-type="date" office:date-value="2014-07-09T11:00:00" table:style-name="ce2">
            <text:p>7/9/2014 11:00</text:p>
          </table:table-cell>
          <table:table-cell office:value-type="float" office:value="190.45833333333576" table:style-name="ce3">
            <text:p>190.4583333</text:p>
          </table:table-cell>
          <table:table-cell office:value-type="float" office:value="0" table:style-name="ce1">
            <text:p>0</text:p>
          </table:table-cell>
          <table:table-cell office:value-type="float" office:value="822" table:style-name="ce5">
            <text:p>822</text:p>
          </table:table-cell>
          <table:table-cell office:value-type="float" office:value="-154" table:style-name="ce1">
            <text:p>-154</text:p>
          </table:table-cell>
          <table:table-cell office:value-type="float" office:value="730.5" table:style-name="ce1">
            <text:p>730.5</text:p>
          </table:table-cell>
          <table:table-cell office:value-type="float" office:value="2.6296780000000002" table:style-name="ce1">
            <text:p>2.629678</text:p>
          </table:table-cell>
          <table:table-cell office:value-type="float" office:value="2.9584199999999998" table:style-name="ce5">
            <text:p>2.95842</text:p>
          </table:table-cell>
          <table:table-cell office:value-type="float" office:value="3.1560000000000001" table:style-name="ce5">
            <text:p>3.156</text:p>
          </table:table-cell>
          <table:table-cell office:value-type="float" office:value="29.95" table:style-name="ce5">
            <text:p>29.95</text:p>
          </table:table-cell>
          <table:table-cell office:value-type="float" office:value="39.74" table:style-name="ce5">
            <text:p>39.74</text:p>
          </table:table-cell>
          <table:table-cell office:value-type="float" office:value="0.69199999999999995" table:style-name="ce1">
            <text:p>0.692</text:p>
          </table:table-cell>
          <table:table-cell table:number-columns-repeated="16372"/>
        </table:table-row>
        <table:table-row table:style-name="ro1">
          <table:table-cell office:value-type="date" office:date-value="2014-07-09T12:00:00" table:style-name="ce2">
            <text:p>7/9/2014 12:00</text:p>
          </table:table-cell>
          <table:table-cell office:value-type="float" office:value="190.5" table:style-name="ce3">
            <text:p>190.5</text:p>
          </table:table-cell>
          <table:table-cell office:value-type="float" office:value="0" table:style-name="ce1">
            <text:p>0</text:p>
          </table:table-cell>
          <table:table-cell office:value-type="float" office:value="940" table:style-name="ce5">
            <text:p>940</text:p>
          </table:table-cell>
          <table:table-cell office:value-type="float" office:value="-161.30000000000001" table:style-name="ce1">
            <text:p>-161.3</text:p>
          </table:table-cell>
          <table:table-cell office:value-type="float" office:value="832" table:style-name="ce1">
            <text:p>832</text:p>
          </table:table-cell>
          <table:table-cell office:value-type="float" office:value="2.9966930000000001" table:style-name="ce1">
            <text:p>2.996693</text:p>
          </table:table-cell>
          <table:table-cell office:value-type="float" office:value="3.3854009999999999" table:style-name="ce5">
            <text:p>3.385401</text:p>
          </table:table-cell>
          <table:table-cell office:value-type="float" office:value="3.0590000000000002" table:style-name="ce5">
            <text:p>3.059</text:p>
          </table:table-cell>
          <table:table-cell office:value-type="float" office:value="31.63" table:style-name="ce5">
            <text:p>31.63</text:p>
          </table:table-cell>
          <table:table-cell office:value-type="float" office:value="32.54" table:style-name="ce5">
            <text:p>32.54</text:p>
          </table:table-cell>
          <table:table-cell office:value-type="float" office:value="0.8" table:style-name="ce1">
            <text:p>0.8</text:p>
          </table:table-cell>
          <table:table-cell table:number-columns-repeated="16372"/>
        </table:table-row>
        <table:table-row table:style-name="ro1">
          <table:table-cell office:value-type="date" office:date-value="2014-07-09T13:00:00" table:style-name="ce2">
            <text:p>7/9/2014 13:00</text:p>
          </table:table-cell>
          <table:table-cell office:value-type="float" office:value="190.54166666666424" table:style-name="ce3">
            <text:p>190.5416667</text:p>
          </table:table-cell>
          <table:table-cell office:value-type="float" office:value="0" table:style-name="ce1">
            <text:p>0</text:p>
          </table:table-cell>
          <table:table-cell office:value-type="float" office:value="863" table:style-name="ce5">
            <text:p>863</text:p>
          </table:table-cell>
          <table:table-cell office:value-type="float" office:value="-146.4" table:style-name="ce1">
            <text:p>-146.4</text:p>
          </table:table-cell>
          <table:table-cell office:value-type="float" office:value="766.9" table:style-name="ce1">
            <text:p>766.9</text:p>
          </table:table-cell>
          <table:table-cell office:value-type="float" office:value="2.7609270000000001" table:style-name="ce1">
            <text:p>2.760927</text:p>
          </table:table-cell>
          <table:table-cell office:value-type="float" office:value="3.1069059999999999" table:style-name="ce5">
            <text:p>3.106906</text:p>
          </table:table-cell>
          <table:table-cell office:value-type="float" office:value="3.6509999999999998" table:style-name="ce5">
            <text:p>3.651</text:p>
          </table:table-cell>
          <table:table-cell office:value-type="float" office:value="32.58" table:style-name="ce5">
            <text:p>32.58</text:p>
          </table:table-cell>
          <table:table-cell office:value-type="float" office:value="31.9" table:style-name="ce5">
            <text:p>31.9</text:p>
          </table:table-cell>
          <table:table-cell office:value-type="float" office:value="0.78800000000000003" table:style-name="ce1">
            <text:p>0.788</text:p>
          </table:table-cell>
          <table:table-cell table:number-columns-repeated="16372"/>
        </table:table-row>
        <table:table-row table:style-name="ro1">
          <table:table-cell office:value-type="date" office:date-value="2014-07-09T14:00:00" table:style-name="ce2">
            <text:p>7/9/2014 14:00</text:p>
          </table:table-cell>
          <table:table-cell office:value-type="float" office:value="190.58333333333576" table:style-name="ce3">
            <text:p>190.5833333</text:p>
          </table:table-cell>
          <table:table-cell office:value-type="float" office:value="0" table:style-name="ce1">
            <text:p>0</text:p>
          </table:table-cell>
          <table:table-cell office:value-type="float" office:value="709.6" table:style-name="ce5">
            <text:p>709.6</text:p>
          </table:table-cell>
          <table:table-cell office:value-type="float" office:value="-125.1" table:style-name="ce1">
            <text:p>-125.1</text:p>
          </table:table-cell>
          <table:table-cell office:value-type="float" office:value="628.9" table:style-name="ce1">
            <text:p>628.9</text:p>
          </table:table-cell>
          <table:table-cell office:value-type="float" office:value="2.2641499999999999" table:style-name="ce1">
            <text:p>2.26415</text:p>
          </table:table-cell>
          <table:table-cell office:value-type="float" office:value="2.5546799999999998" table:style-name="ce5">
            <text:p>2.55468</text:p>
          </table:table-cell>
          <table:table-cell office:value-type="float" office:value="3.8439999999999999" table:style-name="ce5">
            <text:p>3.844</text:p>
          </table:table-cell>
          <table:table-cell office:value-type="float" office:value="32.68" table:style-name="ce5">
            <text:p>32.68</text:p>
          </table:table-cell>
          <table:table-cell office:value-type="float" office:value="29.88" table:style-name="ce5">
            <text:p>29.88</text:p>
          </table:table-cell>
          <table:table-cell office:value-type="float" office:value="0.69699999999999995" table:style-name="ce1">
            <text:p>0.697</text:p>
          </table:table-cell>
          <table:table-cell table:number-columns-repeated="16372"/>
        </table:table-row>
        <table:table-row table:style-name="ro1">
          <table:table-cell office:value-type="date" office:date-value="2014-07-09T15:00:00" table:style-name="ce2">
            <text:p>7/9/2014 15:00</text:p>
          </table:table-cell>
          <table:table-cell office:value-type="float" office:value="190.625" table:style-name="ce3">
            <text:p>190.625</text:p>
          </table:table-cell>
          <table:table-cell office:value-type="float" office:value="0" table:style-name="ce1">
            <text:p>0</text:p>
          </table:table-cell>
          <table:table-cell office:value-type="float" office:value="957" table:style-name="ce5">
            <text:p>957</text:p>
          </table:table-cell>
          <table:table-cell office:value-type="float" office:value="-173.2" table:style-name="ce1">
            <text:p>-173.2</text:p>
          </table:table-cell>
          <table:table-cell office:value-type="float" office:value="852" table:style-name="ce1">
            <text:p>852</text:p>
          </table:table-cell>
          <table:table-cell office:value-type="float" office:value="3.065674" table:style-name="ce1">
            <text:p>3.065674</text:p>
          </table:table-cell>
          <table:table-cell office:value-type="float" office:value="3.4452780000000001" table:style-name="ce5">
            <text:p>3.445278</text:p>
          </table:table-cell>
          <table:table-cell office:value-type="float" office:value="4.3949999999999996" table:style-name="ce5">
            <text:p>4.395</text:p>
          </table:table-cell>
          <table:table-cell office:value-type="float" office:value="33.93" table:style-name="ce5">
            <text:p>33.93</text:p>
          </table:table-cell>
          <table:table-cell office:value-type="float" office:value="27.05" table:style-name="ce5">
            <text:p>27.05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72"/>
        </table:table-row>
        <table:table-row table:style-name="ro1">
          <table:table-cell office:value-type="date" office:date-value="2014-07-09T16:00:00" table:style-name="ce2">
            <text:p>7/9/2014 16:00</text:p>
          </table:table-cell>
          <table:table-cell office:value-type="float" office:value="190.66666666666424" table:style-name="ce3">
            <text:p>190.6666667</text:p>
          </table:table-cell>
          <table:table-cell office:value-type="float" office:value="0" table:style-name="ce1">
            <text:p>0</text:p>
          </table:table-cell>
          <table:table-cell office:value-type="float" office:value="657.4" table:style-name="ce5">
            <text:p>657.4</text:p>
          </table:table-cell>
          <table:table-cell office:value-type="float" office:value="-130.1" table:style-name="ce1">
            <text:p>-130.1</text:p>
          </table:table-cell>
          <table:table-cell office:value-type="float" office:value="593.4" table:style-name="ce1">
            <text:p>593.4</text:p>
          </table:table-cell>
          <table:table-cell office:value-type="float" office:value="2.1362100000000002" table:style-name="ce1">
            <text:p>2.13621</text:p>
          </table:table-cell>
          <table:table-cell office:value-type="float" office:value="2.366644" table:style-name="ce5">
            <text:p>2.366644</text:p>
          </table:table-cell>
          <table:table-cell office:value-type="float" office:value="4.7190000000000003" table:style-name="ce5">
            <text:p>4.719</text:p>
          </table:table-cell>
          <table:table-cell office:value-type="float" office:value="33.39" table:style-name="ce5">
            <text:p>33.39</text:p>
          </table:table-cell>
          <table:table-cell office:value-type="float" office:value="27.42" table:style-name="ce5">
            <text:p>27.42</text:p>
          </table:table-cell>
          <table:table-cell office:value-type="float" office:value="0.68700000000000006" table:style-name="ce1">
            <text:p>0.687</text:p>
          </table:table-cell>
          <table:table-cell table:number-columns-repeated="16372"/>
        </table:table-row>
        <table:table-row table:style-name="ro1">
          <table:table-cell office:value-type="date" office:date-value="2014-07-09T17:00:00" table:style-name="ce2">
            <text:p>7/9/2014 17:00</text:p>
          </table:table-cell>
          <table:table-cell office:value-type="float" office:value="190.70833333333576" table:style-name="ce3">
            <text:p>190.7083333</text:p>
          </table:table-cell>
          <table:table-cell office:value-type="float" office:value="0" table:style-name="ce1">
            <text:p>0</text:p>
          </table:table-cell>
          <table:table-cell office:value-type="float" office:value="621.4" table:style-name="ce5">
            <text:p>621.4</text:p>
          </table:table-cell>
          <table:table-cell office:value-type="float" office:value="-133.19999999999999" table:style-name="ce1">
            <text:p>-133.2</text:p>
          </table:table-cell>
          <table:table-cell office:value-type="float" office:value="554.29999999999995" table:style-name="ce1">
            <text:p>554.3</text:p>
          </table:table-cell>
          <table:table-cell office:value-type="float" office:value="1.995471" table:style-name="ce1">
            <text:p>1.995471</text:p>
          </table:table-cell>
          <table:table-cell office:value-type="float" office:value="2.2370909999999999" table:style-name="ce5">
            <text:p>2.237091</text:p>
          </table:table-cell>
          <table:table-cell office:value-type="float" office:value="5.4509999999999996" table:style-name="ce5">
            <text:p>5.451</text:p>
          </table:table-cell>
          <table:table-cell office:value-type="float" office:value="33.369999999999997" table:style-name="ce5">
            <text:p>33.37</text:p>
          </table:table-cell>
          <table:table-cell office:value-type="float" office:value="29.17" table:style-name="ce5">
            <text:p>29.17</text:p>
          </table:table-cell>
          <table:table-cell office:value-type="float" office:value="0.68799999999999994" table:style-name="ce1">
            <text:p>0.688</text:p>
          </table:table-cell>
          <table:table-cell table:number-columns-repeated="16372"/>
        </table:table-row>
        <table:table-row table:style-name="ro1">
          <table:table-cell office:value-type="date" office:date-value="2014-07-09T18:00:00" table:style-name="ce2">
            <text:p>7/9/2014 18:00</text:p>
          </table:table-cell>
          <table:table-cell office:value-type="float" office:value="190.75" table:style-name="ce3">
            <text:p>190.75</text:p>
          </table:table-cell>
          <table:table-cell office:value-type="float" office:value="0" table:style-name="ce1">
            <text:p>0</text:p>
          </table:table-cell>
          <table:table-cell office:value-type="float" office:value="423.1" table:style-name="ce5">
            <text:p>423.1</text:p>
          </table:table-cell>
          <table:table-cell office:value-type="float" office:value="-99.9" table:style-name="ce1">
            <text:p>-99.9</text:p>
          </table:table-cell>
          <table:table-cell office:value-type="float" office:value="381" table:style-name="ce1">
            <text:p>381</text:p>
          </table:table-cell>
          <table:table-cell office:value-type="float" office:value="1.3714470000000001" table:style-name="ce1">
            <text:p>1.371447</text:p>
          </table:table-cell>
          <table:table-cell office:value-type="float" office:value="1.523172" table:style-name="ce5">
            <text:p>1.523172</text:p>
          </table:table-cell>
          <table:table-cell office:value-type="float" office:value="5.3230000000000004" table:style-name="ce5">
            <text:p>5.323</text:p>
          </table:table-cell>
          <table:table-cell office:value-type="float" office:value="32.79" table:style-name="ce5">
            <text:p>32.79</text:p>
          </table:table-cell>
          <table:table-cell office:value-type="float" office:value="31.28" table:style-name="ce5">
            <text:p>31.28</text:p>
          </table:table-cell>
          <table:table-cell office:value-type="float" office:value="0.53600000000000003" table:style-name="ce1">
            <text:p>0.536</text:p>
          </table:table-cell>
          <table:table-cell table:number-columns-repeated="16372"/>
        </table:table-row>
        <table:table-row table:style-name="ro1">
          <table:table-cell office:value-type="date" office:date-value="2014-07-09T19:00:00" table:style-name="ce2">
            <text:p>7/9/2014 19:00</text:p>
          </table:table-cell>
          <table:table-cell office:value-type="float" office:value="190.79166666666424" table:style-name="ce3">
            <text:p>190.7916667</text:p>
          </table:table-cell>
          <table:table-cell office:value-type="float" office:value="0" table:style-name="ce1">
            <text:p>0</text:p>
          </table:table-cell>
          <table:table-cell office:value-type="float" office:value="166.1" table:style-name="ce5">
            <text:p>166.1</text:p>
          </table:table-cell>
          <table:table-cell office:value-type="float" office:value="-42.08" table:style-name="ce1">
            <text:p>-42.08</text:p>
          </table:table-cell>
          <table:table-cell office:value-type="float" office:value="147.19999999999999" table:style-name="ce1">
            <text:p>147.2</text:p>
          </table:table-cell>
          <table:table-cell office:value-type="float" office:value="0.52993679999999999" table:style-name="ce1">
            <text:p>0.5299368</text:p>
          </table:table-cell>
          <table:table-cell office:value-type="float" office:value="0.5978947" table:style-name="ce5">
            <text:p>0.5978947</text:p>
          </table:table-cell>
          <table:table-cell office:value-type="float" office:value="4.5389999999999997" table:style-name="ce5">
            <text:p>4.539</text:p>
          </table:table-cell>
          <table:table-cell office:value-type="float" office:value="31.07" table:style-name="ce5">
            <text:p>31.07</text:p>
          </table:table-cell>
          <table:table-cell office:value-type="float" office:value="31.87" table:style-name="ce5">
            <text:p>31.87</text:p>
          </table:table-cell>
          <table:table-cell office:value-type="float" office:value="0.30299999999999999" table:style-name="ce1">
            <text:p>0.303</text:p>
          </table:table-cell>
          <table:table-cell table:number-columns-repeated="16372"/>
        </table:table-row>
        <table:table-row table:style-name="ro1">
          <table:table-cell office:value-type="date" office:date-value="2014-07-09T20:00:00" table:style-name="ce2">
            <text:p>7/9/2014 20:00</text:p>
          </table:table-cell>
          <table:table-cell office:value-type="float" office:value="190.83333333333576" table:style-name="ce3">
            <text:p>190.8333333</text:p>
          </table:table-cell>
          <table:table-cell office:value-type="float" office:value="0" table:style-name="ce1">
            <text:p>0</text:p>
          </table:table-cell>
          <table:table-cell office:value-type="float" office:value="43.01" table:style-name="ce5">
            <text:p>43.01</text:p>
          </table:table-cell>
          <table:table-cell office:value-type="float" office:value="-10.27" table:style-name="ce1">
            <text:p>-10.27</text:p>
          </table:table-cell>
          <table:table-cell office:value-type="float" office:value="36.49" table:style-name="ce1">
            <text:p>36.49</text:p>
          </table:table-cell>
          <table:table-cell office:value-type="float" office:value="0.1313464" table:style-name="ce1">
            <text:p>0.1313464</text:p>
          </table:table-cell>
          <table:table-cell office:value-type="float" office:value="0.1548522" table:style-name="ce5">
            <text:p>0.1548522</text:p>
          </table:table-cell>
          <table:table-cell office:value-type="float" office:value="3.14" table:style-name="ce5">
            <text:p>3.14</text:p>
          </table:table-cell>
          <table:table-cell office:value-type="float" office:value="29.32" table:style-name="ce5">
            <text:p>29.32</text:p>
          </table:table-cell>
          <table:table-cell office:value-type="float" office:value="39.049999999999997" table:style-name="ce5">
            <text:p>39.05</text:p>
          </table:table-cell>
          <table:table-cell office:value-type="float" office:value="0.108" table:style-name="ce1">
            <text:p>0.108</text:p>
          </table:table-cell>
          <table:table-cell table:number-columns-repeated="16372"/>
        </table:table-row>
        <table:table-row table:style-name="ro1">
          <table:table-cell office:value-type="date" office:date-value="2014-07-09T21:00:00" table:style-name="ce2">
            <text:p>7/9/2014 21:00</text:p>
          </table:table-cell>
          <table:table-cell office:value-type="float" office:value="190.875" table:style-name="ce3">
            <text:p>190.875</text:p>
          </table:table-cell>
          <table:table-cell office:value-type="float" office:value="0" table:style-name="ce1">
            <text:p>0</text:p>
          </table:table-cell>
          <table:table-cell office:value-type="float" office:value="-2.9140000000000001" table:style-name="ce5">
            <text:p>-2.914</text:p>
          </table:table-cell>
          <table:table-cell office:value-type="float" office:value="-2.4E-2" table:style-name="ce1">
            <text:p>-0.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48992E-2" table:style-name="ce5">
            <text:p>-0.01048992</text:p>
          </table:table-cell>
          <table:table-cell office:value-type="float" office:value="2.1560000000000001" table:style-name="ce5">
            <text:p>2.156</text:p>
          </table:table-cell>
          <table:table-cell office:value-type="float" office:value="26.44" table:style-name="ce5">
            <text:p>26.44</text:p>
          </table:table-cell>
          <table:table-cell office:value-type="float" office:value="44.06" table:style-name="ce5">
            <text:p>44.06</text:p>
          </table:table-cell>
          <table:table-cell office:value-type="float" office:value="0.05" table:style-name="ce1">
            <text:p>0.05</text:p>
          </table:table-cell>
          <table:table-cell table:number-columns-repeated="16372"/>
        </table:table-row>
        <table:table-row table:style-name="ro1">
          <table:table-cell office:value-type="date" office:date-value="2014-07-09T22:00:00" table:style-name="ce2">
            <text:p>7/9/2014 22:00</text:p>
          </table:table-cell>
          <table:table-cell office:value-type="float" office:value="190.91666666666424" table:style-name="ce3">
            <text:p>190.9166667</text:p>
          </table:table-cell>
          <table:table-cell office:value-type="float" office:value="0" table:style-name="ce1">
            <text:p>0</text:p>
          </table:table-cell>
          <table:table-cell office:value-type="float" office:value="-2.5249999999999999" table:style-name="ce5">
            <text:p>-2.525</text:p>
          </table:table-cell>
          <table:table-cell office:value-type="float" office:value="-0.45" table:style-name="ce1">
            <text:p>-0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0900410000000001E-3" table:style-name="ce5">
            <text:p>-0.009090041</text:p>
          </table:table-cell>
          <table:table-cell office:value-type="float" office:value="3.1749999999999998" table:style-name="ce5">
            <text:p>3.175</text:p>
          </table:table-cell>
          <table:table-cell office:value-type="float" office:value="25.55" table:style-name="ce5">
            <text:p>25.55</text:p>
          </table:table-cell>
          <table:table-cell office:value-type="float" office:value="43.64" table:style-name="ce5">
            <text:p>43.64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72"/>
        </table:table-row>
        <table:table-row table:style-name="ro1">
          <table:table-cell office:value-type="date" office:date-value="2014-07-09T23:00:00" table:style-name="ce2">
            <text:p>7/9/2014 23:00</text:p>
          </table:table-cell>
          <table:table-cell office:value-type="float" office:value="190.95833333333576" table:style-name="ce3">
            <text:p>190.9583333</text:p>
          </table:table-cell>
          <table:table-cell office:value-type="float" office:value="0" table:style-name="ce1">
            <text:p>0</text:p>
          </table:table-cell>
          <table:table-cell office:value-type="float" office:value="-2.056" table:style-name="ce5">
            <text:p>-2.056</text:p>
          </table:table-cell>
          <table:table-cell office:value-type="float" office:value="-0.28199999999999997" table:style-name="ce1">
            <text:p>-0.2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4023989999999996E-3" table:style-name="ce5">
            <text:p>-0.007402399</text:p>
          </table:table-cell>
          <table:table-cell office:value-type="float" office:value="3.4830000000000001" table:style-name="ce5">
            <text:p>3.483</text:p>
          </table:table-cell>
          <table:table-cell office:value-type="float" office:value="25.52" table:style-name="ce5">
            <text:p>25.52</text:p>
          </table:table-cell>
          <table:table-cell office:value-type="float" office:value="47.54" table:style-name="ce5">
            <text:p>47.54</text:p>
          </table:table-cell>
          <table:table-cell office:value-type="float" office:value="7.8E-2" table:style-name="ce1">
            <text:p>0.078</text:p>
          </table:table-cell>
          <table:table-cell table:number-columns-repeated="16372"/>
        </table:table-row>
        <table:table-row table:style-name="ro1">
          <table:table-cell office:value-type="date" office:date-value="2014-07-10T00:00:00" table:style-name="ce2">
            <text:p>7/10/2014 0:00</text:p>
          </table:table-cell>
          <table:table-cell office:value-type="float" office:value="191" table:style-name="ce3">
            <text:p>191</text:p>
          </table:table-cell>
          <table:table-cell office:value-type="float" office:value="0" table:style-name="ce1">
            <text:p>0</text:p>
          </table:table-cell>
          <table:table-cell office:value-type="float" office:value="-2.2589999999999999" table:style-name="ce5">
            <text:p>-2.259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1341859999999998E-3" table:style-name="ce5">
            <text:p>-0.008134186</text:p>
          </table:table-cell>
          <table:table-cell office:value-type="float" office:value="1.746" table:style-name="ce5">
            <text:p>1.746</text:p>
          </table:table-cell>
          <table:table-cell office:value-type="float" office:value="23.58" table:style-name="ce5">
            <text:p>23.58</text:p>
          </table:table-cell>
          <table:table-cell office:value-type="float" office:value="52.8" table:style-name="ce5">
            <text:p>52.8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2"/>
        </table:table-row>
        <table:table-row table:style-name="ro1">
          <table:table-cell office:value-type="date" office:date-value="2014-07-10T01:00:00" table:style-name="ce2">
            <text:p>7/10/2014 1:00</text:p>
          </table:table-cell>
          <table:table-cell office:value-type="float" office:value="191.04166666666424" table:style-name="ce3">
            <text:p>191.0416667</text:p>
          </table:table-cell>
          <table:table-cell office:value-type="float" office:value="0" table:style-name="ce1">
            <text:p>0</text:p>
          </table:table-cell>
          <table:table-cell office:value-type="float" office:value="-1.944" table:style-name="ce5">
            <text:p>-1.944</text:p>
          </table:table-cell>
          <table:table-cell office:value-type="float" office:value="-0.28399999999999997" table:style-name="ce1">
            <text:p>-0.2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9972560000000003E-3" table:style-name="ce5">
            <text:p>-0.006997256</text:p>
          </table:table-cell>
          <table:table-cell office:value-type="float" office:value="1.3520000000000001" table:style-name="ce5">
            <text:p>1.352</text:p>
          </table:table-cell>
          <table:table-cell office:value-type="float" office:value="23.36" table:style-name="ce5">
            <text:p>23.36</text:p>
          </table:table-cell>
          <table:table-cell office:value-type="float" office:value="56.73" table:style-name="ce5">
            <text:p>56.73</text:p>
          </table:table-cell>
          <table:table-cell office:value-type="float" office:value="1.2E-2" table:style-name="ce1">
            <text:p>0.012</text:p>
          </table:table-cell>
          <table:table-cell table:number-columns-repeated="16372"/>
        </table:table-row>
        <table:table-row table:style-name="ro1">
          <table:table-cell office:value-type="date" office:date-value="2014-07-10T02:00:00" table:style-name="ce2">
            <text:p>7/10/2014 2:00</text:p>
          </table:table-cell>
          <table:table-cell office:value-type="float" office:value="191.08333333333576" table:style-name="ce3">
            <text:p>191.0833333</text:p>
          </table:table-cell>
          <table:table-cell office:value-type="float" office:value="0" table:style-name="ce1">
            <text:p>0</text:p>
          </table:table-cell>
          <table:table-cell office:value-type="float" office:value="-1.865" table:style-name="ce5">
            <text:p>-1.865</text:p>
          </table:table-cell>
          <table:table-cell office:value-type="float" office:value="-0.26400000000000001" table:style-name="ce1">
            <text:p>-0.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7142160000000003E-3" table:style-name="ce5">
            <text:p>-0.006714216</text:p>
          </table:table-cell>
          <table:table-cell office:value-type="float" office:value="1.7789999999999999" table:style-name="ce5">
            <text:p>1.779</text:p>
          </table:table-cell>
          <table:table-cell office:value-type="float" office:value="22.27" table:style-name="ce5">
            <text:p>22.27</text:p>
          </table:table-cell>
          <table:table-cell office:value-type="float" office:value="63.61" table:style-name="ce5">
            <text:p>63.61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2"/>
        </table:table-row>
        <table:table-row table:style-name="ro1">
          <table:table-cell office:value-type="date" office:date-value="2014-07-10T03:00:00" table:style-name="ce2">
            <text:p>7/10/2014 3:00</text:p>
          </table:table-cell>
          <table:table-cell office:value-type="float" office:value="191.125" table:style-name="ce3">
            <text:p>191.125</text:p>
          </table:table-cell>
          <table:table-cell office:value-type="float" office:value="0" table:style-name="ce1">
            <text:p>0</text:p>
          </table:table-cell>
          <table:table-cell office:value-type="float" office:value="-2.2429999999999999" table:style-name="ce5">
            <text:p>-2.243</text:p>
          </table:table-cell>
          <table:table-cell office:value-type="float" office:value="-0.186" table:style-name="ce1">
            <text:p>-0.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0760889999999998E-3" table:style-name="ce5">
            <text:p>-0.008076089</text:p>
          </table:table-cell>
          <table:table-cell office:value-type="float" office:value="2.391" table:style-name="ce5">
            <text:p>2.391</text:p>
          </table:table-cell>
          <table:table-cell office:value-type="float" office:value="21.16" table:style-name="ce5">
            <text:p>21.16</text:p>
          </table:table-cell>
          <table:table-cell office:value-type="float" office:value="68.87" table:style-name="ce5">
            <text:p>68.87</text:p>
          </table:table-cell>
          <table:table-cell office:value-type="float" office:value="0.02" table:style-name="ce1">
            <text:p>0.02</text:p>
          </table:table-cell>
          <table:table-cell table:number-columns-repeated="16372"/>
        </table:table-row>
        <table:table-row table:style-name="ro1">
          <table:table-cell office:value-type="date" office:date-value="2014-07-10T04:00:00" table:style-name="ce2">
            <text:p>7/10/2014 4:00</text:p>
          </table:table-cell>
          <table:table-cell office:value-type="float" office:value="191.16666666666424" table:style-name="ce3">
            <text:p>191.1666667</text:p>
          </table:table-cell>
          <table:table-cell office:value-type="float" office:value="0" table:style-name="ce1">
            <text:p>0</text:p>
          </table:table-cell>
          <table:table-cell office:value-type="float" office:value="-2.3740000000000001" table:style-name="ce5">
            <text:p>-2.374</text:p>
          </table:table-cell>
          <table:table-cell office:value-type="float" office:value="-0.51600000000000001" table:style-name="ce1">
            <text:p>-0.5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462799999999998E-3" table:style-name="ce5">
            <text:p>-0.00854628</text:p>
          </table:table-cell>
          <table:table-cell office:value-type="float" office:value="2.4790000000000001" table:style-name="ce5">
            <text:p>2.479</text:p>
          </table:table-cell>
          <table:table-cell office:value-type="float" office:value="20.58" table:style-name="ce5">
            <text:p>20.58</text:p>
          </table:table-cell>
          <table:table-cell office:value-type="float" office:value="67.14" table:style-name="ce5">
            <text:p>67.14</text:p>
          </table:table-cell>
          <table:table-cell office:value-type="float" office:value="1.9E-2" table:style-name="ce1">
            <text:p>0.019</text:p>
          </table:table-cell>
          <table:table-cell table:number-columns-repeated="16372"/>
        </table:table-row>
        <table:table-row table:style-name="ro1">
          <table:table-cell office:value-type="date" office:date-value="2014-07-10T05:00:00" table:style-name="ce2">
            <text:p>7/10/2014 5:00</text:p>
          </table:table-cell>
          <table:table-cell office:value-type="float" office:value="191.20833333333576" table:style-name="ce3">
            <text:p>191.2083333</text:p>
          </table:table-cell>
          <table:table-cell office:value-type="float" office:value="0" table:style-name="ce1">
            <text:p>0</text:p>
          </table:table-cell>
          <table:table-cell office:value-type="float" office:value="-2.5870000000000002" table:style-name="ce5">
            <text:p>-2.587</text:p>
          </table:table-cell>
          <table:table-cell office:value-type="float" office:value="-0.496" table:style-name="ce1">
            <text:p>-0.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3120479999999999E-3" table:style-name="ce5">
            <text:p>-0.009312048</text:p>
          </table:table-cell>
          <table:table-cell office:value-type="float" office:value="2.5379999999999998" table:style-name="ce5">
            <text:p>2.538</text:p>
          </table:table-cell>
          <table:table-cell office:value-type="float" office:value="20.38" table:style-name="ce5">
            <text:p>20.38</text:p>
          </table:table-cell>
          <table:table-cell office:value-type="float" office:value="69.75" table:style-name="ce5">
            <text:p>69.75</text:p>
          </table:table-cell>
          <table:table-cell office:value-type="float" office:value="0.02" table:style-name="ce1">
            <text:p>0.02</text:p>
          </table:table-cell>
          <table:table-cell table:number-columns-repeated="16372"/>
        </table:table-row>
        <table:table-row table:style-name="ro1">
          <table:table-cell office:value-type="date" office:date-value="2014-07-10T06:00:00" table:style-name="ce2">
            <text:p>7/10/2014 6:00</text:p>
          </table:table-cell>
          <table:table-cell office:value-type="float" office:value="191.25" table:style-name="ce3">
            <text:p>191.25</text:p>
          </table:table-cell>
          <table:table-cell office:value-type="float" office:value="0" table:style-name="ce1">
            <text:p>0</text:p>
          </table:table-cell>
          <table:table-cell office:value-type="float" office:value="-0.115" table:style-name="ce5">
            <text:p>-0.115</text:p>
          </table:table-cell>
          <table:table-cell office:value-type="float" office:value="-0.75800000000000001" table:style-name="ce1">
            <text:p>-0.758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1.2801030000000001E-3" table:style-name="ce1">
            <text:p>0.001280103</text:p>
          </table:table-cell>
          <table:table-cell office:value-type="float" office:value="-4.148383E-4" table:style-name="ce5">
            <text:p>-0.000414838</text:p>
          </table:table-cell>
          <table:table-cell office:value-type="float" office:value="2.1579999999999999" table:style-name="ce5">
            <text:p>2.158</text:p>
          </table:table-cell>
          <table:table-cell office:value-type="float" office:value="19.170000000000002" table:style-name="ce5">
            <text:p>19.17</text:p>
          </table:table-cell>
          <table:table-cell office:value-type="float" office:value="76.95" table:style-name="ce5">
            <text:p>76.95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2"/>
        </table:table-row>
        <table:table-row table:style-name="ro1">
          <table:table-cell office:value-type="date" office:date-value="2014-07-10T07:00:00" table:style-name="ce2">
            <text:p>7/10/2014 7:00</text:p>
          </table:table-cell>
          <table:table-cell office:value-type="float" office:value="191.29166666666424" table:style-name="ce3">
            <text:p>191.2916667</text:p>
          </table:table-cell>
          <table:table-cell office:value-type="float" office:value="0" table:style-name="ce1">
            <text:p>0</text:p>
          </table:table-cell>
          <table:table-cell office:value-type="float" office:value="79.37" table:style-name="ce5">
            <text:p>79.37</text:p>
          </table:table-cell>
          <table:table-cell office:value-type="float" office:value="-24.11" table:style-name="ce1">
            <text:p>-24.11</text:p>
          </table:table-cell>
          <table:table-cell office:value-type="float" office:value="70.900000000000006" table:style-name="ce1">
            <text:p>70.9</text:p>
          </table:table-cell>
          <table:table-cell office:value-type="float" office:value="0.25525609999999999" table:style-name="ce1">
            <text:p>0.2552561</text:p>
          </table:table-cell>
          <table:table-cell office:value-type="float" office:value="0.28574650000000001" table:style-name="ce5">
            <text:p>0.2857465</text:p>
          </table:table-cell>
          <table:table-cell office:value-type="float" office:value="2.3370000000000002" table:style-name="ce5">
            <text:p>2.337</text:p>
          </table:table-cell>
          <table:table-cell office:value-type="float" office:value="19.850000000000001" table:style-name="ce5">
            <text:p>19.85</text:p>
          </table:table-cell>
          <table:table-cell office:value-type="float" office:value="68.59" table:style-name="ce5">
            <text:p>68.59</text:p>
          </table:table-cell>
          <table:table-cell office:value-type="float" office:value="9.2999999999999999E-2" table:style-name="ce1">
            <text:p>0.093</text:p>
          </table:table-cell>
          <table:table-cell table:number-columns-repeated="16372"/>
        </table:table-row>
        <table:table-row table:style-name="ro1">
          <table:table-cell office:value-type="date" office:date-value="2014-07-10T08:00:00" table:style-name="ce2">
            <text:p>7/10/2014 8:00</text:p>
          </table:table-cell>
          <table:table-cell office:value-type="float" office:value="191.33333333333576" table:style-name="ce3">
            <text:p>191.3333333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-46.09" table:style-name="ce1">
            <text:p>-46.09</text:p>
          </table:table-cell>
          <table:table-cell office:value-type="float" office:value="153.30000000000001" table:style-name="ce1">
            <text:p>153.3</text:p>
          </table:table-cell>
          <table:table-cell office:value-type="float" office:value="0.55189639999999995" table:style-name="ce1">
            <text:p>0.5518964</text:p>
          </table:table-cell>
          <table:table-cell office:value-type="float" office:value="0.64075729999999997" table:style-name="ce5">
            <text:p>0.6407573</text:p>
          </table:table-cell>
          <table:table-cell office:value-type="float" office:value="3.3359999999999999" table:style-name="ce5">
            <text:p>3.336</text:p>
          </table:table-cell>
          <table:table-cell office:value-type="float" office:value="22.15" table:style-name="ce5">
            <text:p>22.15</text:p>
          </table:table-cell>
          <table:table-cell office:value-type="float" office:value="59.25" table:style-name="ce5">
            <text:p>59.25</text:p>
          </table:table-cell>
          <table:table-cell office:value-type="float" office:value="0.185" table:style-name="ce1">
            <text:p>0.185</text:p>
          </table:table-cell>
          <table:table-cell table:number-columns-repeated="16372"/>
        </table:table-row>
        <table:table-row table:style-name="ro1">
          <table:table-cell office:value-type="date" office:date-value="2014-07-10T09:00:00" table:style-name="ce2">
            <text:p>7/10/2014 9:00</text:p>
          </table:table-cell>
          <table:table-cell office:value-type="float" office:value="191.375" table:style-name="ce3">
            <text:p>191.375</text:p>
          </table:table-cell>
          <table:table-cell office:value-type="float" office:value="0" table:style-name="ce1">
            <text:p>0</text:p>
          </table:table-cell>
          <table:table-cell office:value-type="float" office:value="375.4" table:style-name="ce5">
            <text:p>375.4</text:p>
          </table:table-cell>
          <table:table-cell office:value-type="float" office:value="-88.6" table:style-name="ce1">
            <text:p>-88.6</text:p>
          </table:table-cell>
          <table:table-cell office:value-type="float" office:value="335" table:style-name="ce1">
            <text:p>335</text:p>
          </table:table-cell>
          <table:table-cell office:value-type="float" office:value="1.20614" table:style-name="ce1">
            <text:p>1.20614</text:p>
          </table:table-cell>
          <table:table-cell office:value-type="float" office:value="1.3516170000000001" table:style-name="ce5">
            <text:p>1.351617</text:p>
          </table:table-cell>
          <table:table-cell office:value-type="float" office:value="4.4950000000000001" table:style-name="ce5">
            <text:p>4.495</text:p>
          </table:table-cell>
          <table:table-cell office:value-type="float" office:value="25.56" table:style-name="ce5">
            <text:p>25.56</text:p>
          </table:table-cell>
          <table:table-cell office:value-type="float" office:value="55.89" table:style-name="ce5">
            <text:p>55.89</text:p>
          </table:table-cell>
          <table:table-cell office:value-type="float" office:value="0.36" table:style-name="ce1">
            <text:p>0.36</text:p>
          </table:table-cell>
          <table:table-cell table:number-columns-repeated="16372"/>
        </table:table-row>
        <table:table-row table:style-name="ro1">
          <table:table-cell office:value-type="date" office:date-value="2014-07-10T10:00:00" table:style-name="ce2">
            <text:p>7/10/2014 10:00</text:p>
          </table:table-cell>
          <table:table-cell office:value-type="float" office:value="191.41666666666424" table:style-name="ce3">
            <text:p>191.4166667</text:p>
          </table:table-cell>
          <table:table-cell office:value-type="float" office:value="0" table:style-name="ce1">
            <text:p>0</text:p>
          </table:table-cell>
          <table:table-cell office:value-type="float" office:value="513.5" table:style-name="ce5">
            <text:p>513.5</text:p>
          </table:table-cell>
          <table:table-cell office:value-type="float" office:value="-108.9" table:style-name="ce1">
            <text:p>-108.9</text:p>
          </table:table-cell>
          <table:table-cell office:value-type="float" office:value="453.9" table:style-name="ce1">
            <text:p>453.9</text:p>
          </table:table-cell>
          <table:table-cell office:value-type="float" office:value="1.6338630000000001" table:style-name="ce1">
            <text:p>1.633863</text:p>
          </table:table-cell>
          <table:table-cell office:value-type="float" office:value="1.8487169999999999" table:style-name="ce5">
            <text:p>1.848717</text:p>
          </table:table-cell>
          <table:table-cell office:value-type="float" office:value="4.8310000000000004" table:style-name="ce5">
            <text:p>4.831</text:p>
          </table:table-cell>
          <table:table-cell office:value-type="float" office:value="27.31" table:style-name="ce5">
            <text:p>27.31</text:p>
          </table:table-cell>
          <table:table-cell office:value-type="float" office:value="43.84" table:style-name="ce5">
            <text:p>43.84</text:p>
          </table:table-cell>
          <table:table-cell office:value-type="float" office:value="0.48599999999999999" table:style-name="ce1">
            <text:p>0.486</text:p>
          </table:table-cell>
          <table:table-cell table:number-columns-repeated="16372"/>
        </table:table-row>
        <table:table-row table:style-name="ro1">
          <table:table-cell office:value-type="date" office:date-value="2014-07-10T11:00:00" table:style-name="ce2">
            <text:p>7/10/2014 11:00</text:p>
          </table:table-cell>
          <table:table-cell office:value-type="float" office:value="191.45833333333576" table:style-name="ce3">
            <text:p>191.4583333</text:p>
          </table:table-cell>
          <table:table-cell office:value-type="float" office:value="0" table:style-name="ce1">
            <text:p>0</text:p>
          </table:table-cell>
          <table:table-cell office:value-type="float" office:value="745.1" table:style-name="ce5">
            <text:p>745.1</text:p>
          </table:table-cell>
          <table:table-cell office:value-type="float" office:value="-144.6" table:style-name="ce1">
            <text:p>-144.6</text:p>
          </table:table-cell>
          <table:table-cell office:value-type="float" office:value="662.3" table:style-name="ce1">
            <text:p>662.3</text:p>
          </table:table-cell>
          <table:table-cell office:value-type="float" office:value="2.3841389999999998" table:style-name="ce1">
            <text:p>2.384139</text:p>
          </table:table-cell>
          <table:table-cell office:value-type="float" office:value="2.682347" table:style-name="ce5">
            <text:p>2.682347</text:p>
          </table:table-cell>
          <table:table-cell office:value-type="float" office:value="5.0519999999999996" table:style-name="ce5">
            <text:p>5.052</text:p>
          </table:table-cell>
          <table:table-cell office:value-type="float" office:value="29.73" table:style-name="ce5">
            <text:p>29.73</text:p>
          </table:table-cell>
          <table:table-cell office:value-type="float" office:value="38.229999999999997" table:style-name="ce5">
            <text:p>38.23</text:p>
          </table:table-cell>
          <table:table-cell office:value-type="float" office:value="0.68600000000000005" table:style-name="ce1">
            <text:p>0.686</text:p>
          </table:table-cell>
          <table:table-cell table:number-columns-repeated="16372"/>
        </table:table-row>
        <table:table-row table:style-name="ro1">
          <table:table-cell office:value-type="date" office:date-value="2014-07-10T12:00:00" table:style-name="ce2">
            <text:p>7/10/2014 12:00</text:p>
          </table:table-cell>
          <table:table-cell office:value-type="float" office:value="191.5" table:style-name="ce3">
            <text:p>191.5</text:p>
          </table:table-cell>
          <table:table-cell office:value-type="float" office:value="0" table:style-name="ce1">
            <text:p>0</text:p>
          </table:table-cell>
          <table:table-cell office:value-type="float" office:value="949" table:style-name="ce5">
            <text:p>949</text:p>
          </table:table-cell>
          <table:table-cell office:value-type="float" office:value="-171.2" table:style-name="ce1">
            <text:p>-171.2</text:p>
          </table:table-cell>
          <table:table-cell office:value-type="float" office:value="842" table:style-name="ce1">
            <text:p>842</text:p>
          </table:table-cell>
          <table:table-cell office:value-type="float" office:value="3.0310239999999999" table:style-name="ce1">
            <text:p>3.031024</text:p>
          </table:table-cell>
          <table:table-cell office:value-type="float" office:value="3.4168780000000001" table:style-name="ce5">
            <text:p>3.416878</text:p>
          </table:table-cell>
          <table:table-cell office:value-type="float" office:value="5.3259999999999996" table:style-name="ce5">
            <text:p>5.326</text:p>
          </table:table-cell>
          <table:table-cell office:value-type="float" office:value="31.66" table:style-name="ce5">
            <text:p>31.66</text:p>
          </table:table-cell>
          <table:table-cell office:value-type="float" office:value="32.159999999999997" table:style-name="ce5">
            <text:p>32.16</text:p>
          </table:table-cell>
          <table:table-cell office:value-type="float" office:value="0.86899999999999999" table:style-name="ce1">
            <text:p>0.869</text:p>
          </table:table-cell>
          <table:table-cell table:number-columns-repeated="16372"/>
        </table:table-row>
        <table:table-row table:style-name="ro1">
          <table:table-cell office:value-type="date" office:date-value="2014-07-10T13:00:00" table:style-name="ce2">
            <text:p>7/10/2014 13:00</text:p>
          </table:table-cell>
          <table:table-cell office:value-type="float" office:value="191.54166666666424" table:style-name="ce3">
            <text:p>191.5416667</text:p>
          </table:table-cell>
          <table:table-cell office:value-type="float" office:value="0" table:style-name="ce1">
            <text:p>0</text:p>
          </table:table-cell>
          <table:table-cell office:value-type="float" office:value="991" table:style-name="ce5">
            <text:p>991</text:p>
          </table:table-cell>
          <table:table-cell office:value-type="float" office:value="-169.5" table:style-name="ce1">
            <text:p>-169.5</text:p>
          </table:table-cell>
          <table:table-cell office:value-type="float" office:value="876" table:style-name="ce1">
            <text:p>876</text:p>
          </table:table-cell>
          <table:table-cell office:value-type="float" office:value="3.153254" table:style-name="ce1">
            <text:p>3.153254</text:p>
          </table:table-cell>
          <table:table-cell office:value-type="float" office:value="3.5658829999999999" table:style-name="ce5">
            <text:p>3.565883</text:p>
          </table:table-cell>
          <table:table-cell office:value-type="float" office:value="5.7839999999999998" table:style-name="ce5">
            <text:p>5.784</text:p>
          </table:table-cell>
          <table:table-cell office:value-type="float" office:value="32.51" table:style-name="ce5">
            <text:p>32.51</text:p>
          </table:table-cell>
          <table:table-cell office:value-type="float" office:value="26.09" table:style-name="ce5">
            <text:p>26.09</text:p>
          </table:table-cell>
          <table:table-cell office:value-type="float" office:value="0.93500000000000005" table:style-name="ce1">
            <text:p>0.935</text:p>
          </table:table-cell>
          <table:table-cell table:number-columns-repeated="16372"/>
        </table:table-row>
        <table:table-row table:style-name="ro1">
          <table:table-cell office:value-type="date" office:date-value="2014-07-10T14:00:00" table:style-name="ce2">
            <text:p>7/10/2014 14:00</text:p>
          </table:table-cell>
          <table:table-cell office:value-type="float" office:value="191.58333333333576" table:style-name="ce3">
            <text:p>191.5833333</text:p>
          </table:table-cell>
          <table:table-cell office:value-type="float" office:value="0" table:style-name="ce1">
            <text:p>0</text:p>
          </table:table-cell>
          <table:table-cell office:value-type="float" office:value="937" table:style-name="ce5">
            <text:p>937</text:p>
          </table:table-cell>
          <table:table-cell office:value-type="float" office:value="-159.80000000000001" table:style-name="ce1">
            <text:p>-159.8</text:p>
          </table:table-cell>
          <table:table-cell office:value-type="float" office:value="825" table:style-name="ce1">
            <text:p>825</text:p>
          </table:table-cell>
          <table:table-cell office:value-type="float" office:value="2.9687700000000001" table:style-name="ce1">
            <text:p>2.96877</text:p>
          </table:table-cell>
          <table:table-cell office:value-type="float" office:value="3.3737189999999999" table:style-name="ce5">
            <text:p>3.373719</text:p>
          </table:table-cell>
          <table:table-cell office:value-type="float" office:value="6.1390000000000002" table:style-name="ce5">
            <text:p>6.139</text:p>
          </table:table-cell>
          <table:table-cell office:value-type="float" office:value="32.75" table:style-name="ce5">
            <text:p>32.75</text:p>
          </table:table-cell>
          <table:table-cell office:value-type="float" office:value="27.59" table:style-name="ce5">
            <text:p>27.59</text:p>
          </table:table-cell>
          <table:table-cell office:value-type="float" office:value="0.92" table:style-name="ce1">
            <text:p>0.92</text:p>
          </table:table-cell>
          <table:table-cell table:number-columns-repeated="16372"/>
        </table:table-row>
        <table:table-row table:style-name="ro1">
          <table:table-cell office:value-type="date" office:date-value="2014-07-10T15:00:00" table:style-name="ce2">
            <text:p>7/10/2014 15:00</text:p>
          </table:table-cell>
          <table:table-cell office:value-type="float" office:value="191.625" table:style-name="ce3">
            <text:p>191.625</text:p>
          </table:table-cell>
          <table:table-cell office:value-type="float" office:value="0" table:style-name="ce1">
            <text:p>0</text:p>
          </table:table-cell>
          <table:table-cell office:value-type="float" office:value="932" table:style-name="ce5">
            <text:p>932</text:p>
          </table:table-cell>
          <table:table-cell office:value-type="float" office:value="-168.5" table:style-name="ce1">
            <text:p>-168.5</text:p>
          </table:table-cell>
          <table:table-cell office:value-type="float" office:value="821" table:style-name="ce1">
            <text:p>821</text:p>
          </table:table-cell>
          <table:table-cell office:value-type="float" office:value="2.9560409999999999" table:style-name="ce1">
            <text:p>2.956041</text:p>
          </table:table-cell>
          <table:table-cell office:value-type="float" office:value="3.3535300000000001" table:style-name="ce5">
            <text:p>3.35353</text:p>
          </table:table-cell>
          <table:table-cell office:value-type="float" office:value="6.16" table:style-name="ce5">
            <text:p>6.16</text:p>
          </table:table-cell>
          <table:table-cell office:value-type="float" office:value="33.299999999999997" table:style-name="ce5">
            <text:p>33.3</text:p>
          </table:table-cell>
          <table:table-cell office:value-type="float" office:value="25.63" table:style-name="ce5">
            <text:p>25.63</text:p>
          </table:table-cell>
          <table:table-cell office:value-type="float" office:value="0.93400000000000005" table:style-name="ce1">
            <text:p>0.934</text:p>
          </table:table-cell>
          <table:table-cell table:number-columns-repeated="16372"/>
        </table:table-row>
        <table:table-row table:style-name="ro1">
          <table:table-cell office:value-type="date" office:date-value="2014-07-10T16:00:00" table:style-name="ce2">
            <text:p>7/10/2014 16:00</text:p>
          </table:table-cell>
          <table:table-cell office:value-type="float" office:value="191.66666666666424" table:style-name="ce3">
            <text:p>191.6666667</text:p>
          </table:table-cell>
          <table:table-cell office:value-type="float" office:value="0" table:style-name="ce1">
            <text:p>0</text:p>
          </table:table-cell>
          <table:table-cell office:value-type="float" office:value="809" table:style-name="ce5">
            <text:p>809</text:p>
          </table:table-cell>
          <table:table-cell office:value-type="float" office:value="-158.6" table:style-name="ce1">
            <text:p>-158.6</text:p>
          </table:table-cell>
          <table:table-cell office:value-type="float" office:value="714.8" table:style-name="ce1">
            <text:p>714.8</text:p>
          </table:table-cell>
          <table:table-cell office:value-type="float" office:value="2.5732430000000002" table:style-name="ce1">
            <text:p>2.573243</text:p>
          </table:table-cell>
          <table:table-cell office:value-type="float" office:value="2.9135559999999998" table:style-name="ce5">
            <text:p>2.913556</text:p>
          </table:table-cell>
          <table:table-cell office:value-type="float" office:value="5.8540000000000001" table:style-name="ce5">
            <text:p>5.854</text:p>
          </table:table-cell>
          <table:table-cell office:value-type="float" office:value="33.72" table:style-name="ce5">
            <text:p>33.72</text:p>
          </table:table-cell>
          <table:table-cell office:value-type="float" office:value="24.18" table:style-name="ce5">
            <text:p>24.18</text:p>
          </table:table-cell>
          <table:table-cell office:value-type="float" office:value="0.85099999999999998" table:style-name="ce1">
            <text:p>0.851</text:p>
          </table:table-cell>
          <table:table-cell table:number-columns-repeated="16372"/>
        </table:table-row>
        <table:table-row table:style-name="ro1">
          <table:table-cell office:value-type="date" office:date-value="2014-07-10T17:00:00" table:style-name="ce2">
            <text:p>7/10/2014 17:00</text:p>
          </table:table-cell>
          <table:table-cell office:value-type="float" office:value="191.70833333333576" table:style-name="ce3">
            <text:p>191.7083333</text:p>
          </table:table-cell>
          <table:table-cell office:value-type="float" office:value="0" table:style-name="ce1">
            <text:p>0</text:p>
          </table:table-cell>
          <table:table-cell office:value-type="float" office:value="645.70000000000005" table:style-name="ce5">
            <text:p>645.7</text:p>
          </table:table-cell>
          <table:table-cell office:value-type="float" office:value="-140.1" table:style-name="ce1">
            <text:p>-140.1</text:p>
          </table:table-cell>
          <table:table-cell office:value-type="float" office:value="571.9" table:style-name="ce1">
            <text:p>571.9</text:p>
          </table:table-cell>
          <table:table-cell office:value-type="float" office:value="2.0589590000000002" table:style-name="ce1">
            <text:p>2.058959</text:p>
          </table:table-cell>
          <table:table-cell office:value-type="float" office:value="2.324614" table:style-name="ce5">
            <text:p>2.324614</text:p>
          </table:table-cell>
          <table:table-cell office:value-type="float" office:value="5.9660000000000002" table:style-name="ce5">
            <text:p>5.966</text:p>
          </table:table-cell>
          <table:table-cell office:value-type="float" office:value="33.33" table:style-name="ce5">
            <text:p>33.33</text:p>
          </table:table-cell>
          <table:table-cell office:value-type="float" office:value="23.24" table:style-name="ce5">
            <text:p>23.24</text:p>
          </table:table-cell>
          <table:table-cell office:value-type="float" office:value="0.74299999999999999" table:style-name="ce1">
            <text:p>0.743</text:p>
          </table:table-cell>
          <table:table-cell table:number-columns-repeated="16372"/>
        </table:table-row>
        <table:table-row table:style-name="ro1">
          <table:table-cell office:value-type="date" office:date-value="2014-07-10T18:00:00" table:style-name="ce2">
            <text:p>7/10/2014 18:00</text:p>
          </table:table-cell>
          <table:table-cell office:value-type="float" office:value="191.75" table:style-name="ce3">
            <text:p>191.75</text:p>
          </table:table-cell>
          <table:table-cell office:value-type="float" office:value="0" table:style-name="ce1">
            <text:p>0</text:p>
          </table:table-cell>
          <table:table-cell office:value-type="float" office:value="445.3" table:style-name="ce5">
            <text:p>445.3</text:p>
          </table:table-cell>
          <table:table-cell office:value-type="float" office:value="-109.2" table:style-name="ce1">
            <text:p>-109.2</text:p>
          </table:table-cell>
          <table:table-cell office:value-type="float" office:value="397.8" table:style-name="ce1">
            <text:p>397.8</text:p>
          </table:table-cell>
          <table:table-cell office:value-type="float" office:value="1.432131" table:style-name="ce1">
            <text:p>1.432131</text:p>
          </table:table-cell>
          <table:table-cell office:value-type="float" office:value="1.60307" table:style-name="ce5">
            <text:p>1.60307</text:p>
          </table:table-cell>
          <table:table-cell office:value-type="float" office:value="5.8810000000000002" table:style-name="ce5">
            <text:p>5.881</text:p>
          </table:table-cell>
          <table:table-cell office:value-type="float" office:value="32.61" table:style-name="ce5">
            <text:p>32.61</text:p>
          </table:table-cell>
          <table:table-cell office:value-type="float" office:value="25.51" table:style-name="ce5">
            <text:p>25.51</text:p>
          </table:table-cell>
          <table:table-cell office:value-type="float" office:value="0.59399999999999997" table:style-name="ce1">
            <text:p>0.594</text:p>
          </table:table-cell>
          <table:table-cell table:number-columns-repeated="16372"/>
        </table:table-row>
        <table:table-row table:style-name="ro1">
          <table:table-cell office:value-type="date" office:date-value="2014-07-10T19:00:00" table:style-name="ce2">
            <text:p>7/10/2014 19:00</text:p>
          </table:table-cell>
          <table:table-cell office:value-type="float" office:value="191.79166666666424" table:style-name="ce3">
            <text:p>191.7916667</text:p>
          </table:table-cell>
          <table:table-cell office:value-type="float" office:value="0" table:style-name="ce1">
            <text:p>0</text:p>
          </table:table-cell>
          <table:table-cell office:value-type="float" office:value="237.6" table:style-name="ce5">
            <text:p>237.6</text:p>
          </table:table-cell>
          <table:table-cell office:value-type="float" office:value="-66.209999999999994" table:style-name="ce1">
            <text:p>-66.21</text:p>
          </table:table-cell>
          <table:table-cell office:value-type="float" office:value="214.2" table:style-name="ce1">
            <text:p>214.2</text:p>
          </table:table-cell>
          <table:table-cell office:value-type="float" office:value="0.77129369999999997" table:style-name="ce1">
            <text:p>0.7712937</text:p>
          </table:table-cell>
          <table:table-cell office:value-type="float" office:value="0.85521449999999999" table:style-name="ce5">
            <text:p>0.8552145</text:p>
          </table:table-cell>
          <table:table-cell office:value-type="float" office:value="5.1260000000000003" table:style-name="ce5">
            <text:p>5.126</text:p>
          </table:table-cell>
          <table:table-cell office:value-type="float" office:value="31.51" table:style-name="ce5">
            <text:p>31.51</text:p>
          </table:table-cell>
          <table:table-cell office:value-type="float" office:value="27.94" table:style-name="ce5">
            <text:p>27.94</text:p>
          </table:table-cell>
          <table:table-cell office:value-type="float" office:value="0.39800000000000002" table:style-name="ce1">
            <text:p>0.398</text:p>
          </table:table-cell>
          <table:table-cell table:number-columns-repeated="16372"/>
        </table:table-row>
        <table:table-row table:style-name="ro1">
          <table:table-cell office:value-type="date" office:date-value="2014-07-10T20:00:00" table:style-name="ce2">
            <text:p>7/10/2014 20:00</text:p>
          </table:table-cell>
          <table:table-cell office:value-type="float" office:value="191.83333333333576" table:style-name="ce3">
            <text:p>191.8333333</text:p>
          </table:table-cell>
          <table:table-cell office:value-type="float" office:value="0" table:style-name="ce1">
            <text:p>0</text:p>
          </table:table-cell>
          <table:table-cell office:value-type="float" office:value="56.34" table:style-name="ce5">
            <text:p>56.34</text:p>
          </table:table-cell>
          <table:table-cell office:value-type="float" office:value="-19.23" table:style-name="ce1">
            <text:p>-19.23</text:p>
          </table:table-cell>
          <table:table-cell office:value-type="float" office:value="52.03" table:style-name="ce1">
            <text:p>52.03</text:p>
          </table:table-cell>
          <table:table-cell office:value-type="float" office:value="0.1872926" table:style-name="ce1">
            <text:p>0.1872926</text:p>
          </table:table-cell>
          <table:table-cell office:value-type="float" office:value="0.2028276" table:style-name="ce5">
            <text:p>0.2028276</text:p>
          </table:table-cell>
          <table:table-cell office:value-type="float" office:value="4.1260000000000003" table:style-name="ce5">
            <text:p>4.126</text:p>
          </table:table-cell>
          <table:table-cell office:value-type="float" office:value="29.23" table:style-name="ce5">
            <text:p>29.23</text:p>
          </table:table-cell>
          <table:table-cell office:value-type="float" office:value="32.619999999999997" table:style-name="ce5">
            <text:p>32.62</text:p>
          </table:table-cell>
          <table:table-cell office:value-type="float" office:value="0.14599999999999999" table:style-name="ce1">
            <text:p>0.146</text:p>
          </table:table-cell>
          <table:table-cell table:number-columns-repeated="16372"/>
        </table:table-row>
        <table:table-row table:style-name="ro1">
          <table:table-cell office:value-type="date" office:date-value="2014-07-10T21:00:00" table:style-name="ce2">
            <text:p>7/10/2014 21:00</text:p>
          </table:table-cell>
          <table:table-cell office:value-type="float" office:value="191.875" table:style-name="ce3">
            <text:p>191.875</text:p>
          </table:table-cell>
          <table:table-cell office:value-type="float" office:value="0" table:style-name="ce1">
            <text:p>0</text:p>
          </table:table-cell>
          <table:table-cell office:value-type="float" office:value="-3.3809999999999998" table:style-name="ce5">
            <text:p>-3.38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2E-3" table:style-name="ce1">
            <text:p>0.002</text:p>
          </table:table-cell>
          <table:table-cell office:value-type="float" office:value="5.7170749999999998E-6" table:style-name="ce4">
            <text:p>5.72E-06</text:p>
          </table:table-cell>
          <table:table-cell office:value-type="float" office:value="-1.217042E-2" table:style-name="ce5">
            <text:p>-0.01217042</text:p>
          </table:table-cell>
          <table:table-cell office:value-type="float" office:value="2.984" table:style-name="ce5">
            <text:p>2.984</text:p>
          </table:table-cell>
          <table:table-cell office:value-type="float" office:value="25.54" table:style-name="ce5">
            <text:p>25.54</text:p>
          </table:table-cell>
          <table:table-cell office:value-type="float" office:value="40.29" table:style-name="ce5">
            <text:p>40.29</text:p>
          </table:table-cell>
          <table:table-cell office:value-type="float" office:value="7.8E-2" table:style-name="ce1">
            <text:p>0.078</text:p>
          </table:table-cell>
          <table:table-cell table:number-columns-repeated="16372"/>
        </table:table-row>
        <table:table-row table:style-name="ro1">
          <table:table-cell office:value-type="date" office:date-value="2014-07-10T22:00:00" table:style-name="ce2">
            <text:p>7/10/2014 22:00</text:p>
          </table:table-cell>
          <table:table-cell office:value-type="float" office:value="191.91666666666424" table:style-name="ce3">
            <text:p>191.9166667</text:p>
          </table:table-cell>
          <table:table-cell office:value-type="float" office:value="0" table:style-name="ce1">
            <text:p>0</text:p>
          </table:table-cell>
          <table:table-cell office:value-type="float" office:value="-3.4540000000000002" table:style-name="ce5">
            <text:p>-3.454</text:p>
          </table:table-cell>
          <table:table-cell office:value-type="float" office:value="-0.35399999999999998" table:style-name="ce1">
            <text:p>-0.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43589E-2" table:style-name="ce5">
            <text:p>-0.01243589</text:p>
          </table:table-cell>
          <table:table-cell office:value-type="float" office:value="3.1059999999999999" table:style-name="ce5">
            <text:p>3.106</text:p>
          </table:table-cell>
          <table:table-cell office:value-type="float" office:value="23.29" table:style-name="ce5">
            <text:p>23.29</text:p>
          </table:table-cell>
          <table:table-cell office:value-type="float" office:value="42.99" table:style-name="ce5">
            <text:p>42.99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72"/>
        </table:table-row>
        <table:table-row table:style-name="ro1">
          <table:table-cell office:value-type="date" office:date-value="2014-07-10T23:00:00" table:style-name="ce2">
            <text:p>7/10/2014 23:00</text:p>
          </table:table-cell>
          <table:table-cell office:value-type="float" office:value="191.95833333333576" table:style-name="ce3">
            <text:p>191.9583333</text:p>
          </table:table-cell>
          <table:table-cell office:value-type="float" office:value="0" table:style-name="ce1">
            <text:p>0</text:p>
          </table:table-cell>
          <table:table-cell office:value-type="float" office:value="-3.3730000000000002" table:style-name="ce5">
            <text:p>-3.373</text:p>
          </table:table-cell>
          <table:table-cell office:value-type="float" office:value="-0.28699999999999998" table:style-name="ce1">
            <text:p>-0.2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141239999999999E-2" table:style-name="ce5">
            <text:p>-0.01214124</text:p>
          </table:table-cell>
          <table:table-cell office:value-type="float" office:value="2.7069999999999999" table:style-name="ce5">
            <text:p>2.707</text:p>
          </table:table-cell>
          <table:table-cell office:value-type="float" office:value="21.65" table:style-name="ce5">
            <text:p>21.65</text:p>
          </table:table-cell>
          <table:table-cell office:value-type="float" office:value="49.1" table:style-name="ce5">
            <text:p>49.1</text:p>
          </table:table-cell>
          <table:table-cell office:value-type="float" office:value="0.05" table:style-name="ce1">
            <text:p>0.05</text:p>
          </table:table-cell>
          <table:table-cell table:number-columns-repeated="16372"/>
        </table:table-row>
        <table:table-row table:style-name="ro1">
          <table:table-cell office:value-type="date" office:date-value="2014-07-11T00:00:00" table:style-name="ce2">
            <text:p>7/11/2014 0:00</text:p>
          </table:table-cell>
          <table:table-cell office:value-type="float" office:value="192" table:style-name="ce3">
            <text:p>192</text:p>
          </table:table-cell>
          <table:table-cell office:value-type="float" office:value="0" table:style-name="ce1">
            <text:p>0</text:p>
          </table:table-cell>
          <table:table-cell office:value-type="float" office:value="-3.0449999999999999" table:style-name="ce5">
            <text:p>-3.045</text:p>
          </table:table-cell>
          <table:table-cell office:value-type="float" office:value="-0.67300000000000004" table:style-name="ce1">
            <text:p>-0.6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9637E-2" table:style-name="ce5">
            <text:p>-0.0109637</text:p>
          </table:table-cell>
          <table:table-cell office:value-type="float" office:value="2.5209999999999999" table:style-name="ce5">
            <text:p>2.521</text:p>
          </table:table-cell>
          <table:table-cell office:value-type="float" office:value="20.78" table:style-name="ce5">
            <text:p>20.78</text:p>
          </table:table-cell>
          <table:table-cell office:value-type="float" office:value="52.4" table:style-name="ce5">
            <text:p>52.4</text:p>
          </table:table-cell>
          <table:table-cell office:value-type="float" office:value="0.04" table:style-name="ce1">
            <text:p>0.04</text:p>
          </table:table-cell>
          <table:table-cell table:number-columns-repeated="16372"/>
        </table:table-row>
        <table:table-row table:style-name="ro1">
          <table:table-cell office:value-type="date" office:date-value="2014-07-11T01:00:00" table:style-name="ce2">
            <text:p>7/11/2014 1:00</text:p>
          </table:table-cell>
          <table:table-cell office:value-type="float" office:value="192.04166666666424" table:style-name="ce3">
            <text:p>192.0416667</text:p>
          </table:table-cell>
          <table:table-cell office:value-type="float" office:value="0" table:style-name="ce1">
            <text:p>0</text:p>
          </table:table-cell>
          <table:table-cell office:value-type="float" office:value="-2.702" table:style-name="ce5">
            <text:p>-2.702</text:p>
          </table:table-cell>
          <table:table-cell office:value-type="float" office:value="-0.94399999999999995" table:style-name="ce1">
            <text:p>-0.9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7287910000000005E-3" table:style-name="ce5">
            <text:p>-0.009728791</text:p>
          </table:table-cell>
          <table:table-cell office:value-type="float" office:value="3.7050000000000001" table:style-name="ce5">
            <text:p>3.705</text:p>
          </table:table-cell>
          <table:table-cell office:value-type="float" office:value="21.64" table:style-name="ce5">
            <text:p>21.64</text:p>
          </table:table-cell>
          <table:table-cell office:value-type="float" office:value="51.61" table:style-name="ce5">
            <text:p>51.61</text:p>
          </table:table-cell>
          <table:table-cell office:value-type="float" office:value="6.0999999999999999E-2" table:style-name="ce1">
            <text:p>0.061</text:p>
          </table:table-cell>
          <table:table-cell table:number-columns-repeated="16372"/>
        </table:table-row>
        <table:table-row table:style-name="ro1">
          <table:table-cell office:value-type="date" office:date-value="2014-07-11T02:00:00" table:style-name="ce2">
            <text:p>7/11/2014 2:00</text:p>
          </table:table-cell>
          <table:table-cell office:value-type="float" office:value="192.08333333333576" table:style-name="ce3">
            <text:p>192.0833333</text:p>
          </table:table-cell>
          <table:table-cell office:value-type="float" office:value="0" table:style-name="ce1">
            <text:p>0</text:p>
          </table:table-cell>
          <table:table-cell office:value-type="float" office:value="-3.0739999999999998" table:style-name="ce5">
            <text:p>-3.074</text:p>
          </table:table-cell>
          <table:table-cell office:value-type="float" office:value="-0.36099999999999999" table:style-name="ce1">
            <text:p>-0.3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067199999999999E-2" table:style-name="ce5">
            <text:p>-0.0110672</text:p>
          </table:table-cell>
          <table:table-cell office:value-type="float" office:value="3.53" table:style-name="ce5">
            <text:p>3.53</text:p>
          </table:table-cell>
          <table:table-cell office:value-type="float" office:value="21.3" table:style-name="ce5">
            <text:p>21.3</text:p>
          </table:table-cell>
          <table:table-cell office:value-type="float" office:value="58.35" table:style-name="ce5">
            <text:p>58.35</text:p>
          </table:table-cell>
          <table:table-cell office:value-type="float" office:value="5.0999999999999997E-2" table:style-name="ce1">
            <text:p>0.051</text:p>
          </table:table-cell>
          <table:table-cell table:number-columns-repeated="16372"/>
        </table:table-row>
        <table:table-row table:style-name="ro1">
          <table:table-cell office:value-type="date" office:date-value="2014-07-11T03:00:00" table:style-name="ce2">
            <text:p>7/11/2014 3:00</text:p>
          </table:table-cell>
          <table:table-cell office:value-type="float" office:value="192.125" table:style-name="ce3">
            <text:p>192.125</text:p>
          </table:table-cell>
          <table:table-cell office:value-type="float" office:value="0" table:style-name="ce1">
            <text:p>0</text:p>
          </table:table-cell>
          <table:table-cell office:value-type="float" office:value="-3.024" table:style-name="ce5">
            <text:p>-3.024</text:p>
          </table:table-cell>
          <table:table-cell office:value-type="float" office:value="-0.36299999999999999" table:style-name="ce1">
            <text:p>-0.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88796E-2" table:style-name="ce5">
            <text:p>-0.01088796</text:p>
          </table:table-cell>
          <table:table-cell office:value-type="float" office:value="3.052" table:style-name="ce5">
            <text:p>3.052</text:p>
          </table:table-cell>
          <table:table-cell office:value-type="float" office:value="20.05" table:style-name="ce5">
            <text:p>20.05</text:p>
          </table:table-cell>
          <table:table-cell office:value-type="float" office:value="65.36" table:style-name="ce5">
            <text:p>65.36</text:p>
          </table:table-cell>
          <table:table-cell office:value-type="float" office:value="3.3000000000000002E-2" table:style-name="ce1">
            <text:p>0.033</text:p>
          </table:table-cell>
          <table:table-cell table:number-columns-repeated="16372"/>
        </table:table-row>
        <table:table-row table:style-name="ro1">
          <table:table-cell office:value-type="date" office:date-value="2014-07-11T04:00:00" table:style-name="ce2">
            <text:p>7/11/2014 4:00</text:p>
          </table:table-cell>
          <table:table-cell office:value-type="float" office:value="192.16666666666424" table:style-name="ce3">
            <text:p>192.1666667</text:p>
          </table:table-cell>
          <table:table-cell office:value-type="float" office:value="0" table:style-name="ce1">
            <text:p>0</text:p>
          </table:table-cell>
          <table:table-cell office:value-type="float" office:value="-2.8860000000000001" table:style-name="ce5">
            <text:p>-2.886</text:p>
          </table:table-cell>
          <table:table-cell office:value-type="float" office:value="-0.54300000000000004" table:style-name="ce1">
            <text:p>-0.5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38991E-2" table:style-name="ce5">
            <text:p>-0.01038991</text:p>
          </table:table-cell>
          <table:table-cell office:value-type="float" office:value="2.9350000000000001" table:style-name="ce5">
            <text:p>2.935</text:p>
          </table:table-cell>
          <table:table-cell office:value-type="float" office:value="19.25" table:style-name="ce5">
            <text:p>19.25</text:p>
          </table:table-cell>
          <table:table-cell office:value-type="float" office:value="68.52" table:style-name="ce5">
            <text:p>68.52</text:p>
          </table:table-cell>
          <table:table-cell office:value-type="float" office:value="2.4E-2" table:style-name="ce1">
            <text:p>0.024</text:p>
          </table:table-cell>
          <table:table-cell table:number-columns-repeated="16372"/>
        </table:table-row>
        <table:table-row table:style-name="ro1">
          <table:table-cell office:value-type="date" office:date-value="2014-07-11T05:00:00" table:style-name="ce2">
            <text:p>7/11/2014 5:00</text:p>
          </table:table-cell>
          <table:table-cell office:value-type="float" office:value="192.20833333333576" table:style-name="ce3">
            <text:p>192.2083333</text:p>
          </table:table-cell>
          <table:table-cell office:value-type="float" office:value="0" table:style-name="ce1">
            <text:p>0</text:p>
          </table:table-cell>
          <table:table-cell office:value-type="float" office:value="-2.8610000000000002" table:style-name="ce5">
            <text:p>-2.861</text:p>
          </table:table-cell>
          <table:table-cell office:value-type="float" office:value="-0.45800000000000002" table:style-name="ce1">
            <text:p>-0.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297850000000001E-2" table:style-name="ce5">
            <text:p>-0.01029785</text:p>
          </table:table-cell>
          <table:table-cell office:value-type="float" office:value="2.9260000000000002" table:style-name="ce5">
            <text:p>2.926</text:p>
          </table:table-cell>
          <table:table-cell office:value-type="float" office:value="18.7" table:style-name="ce5">
            <text:p>18.7</text:p>
          </table:table-cell>
          <table:table-cell office:value-type="float" office:value="73.59" table:style-name="ce5">
            <text:p>73.59</text:p>
          </table:table-cell>
          <table:table-cell office:value-type="float" office:value="0.02" table:style-name="ce1">
            <text:p>0.02</text:p>
          </table:table-cell>
          <table:table-cell table:number-columns-repeated="16372"/>
        </table:table-row>
        <table:table-row table:style-name="ro1">
          <table:table-cell office:value-type="date" office:date-value="2014-07-11T06:00:00" table:style-name="ce2">
            <text:p>7/11/2014 6:00</text:p>
          </table:table-cell>
          <table:table-cell office:value-type="float" office:value="192.25" table:style-name="ce3">
            <text:p>192.25</text:p>
          </table:table-cell>
          <table:table-cell office:value-type="float" office:value="0" table:style-name="ce1">
            <text:p>0</text:p>
          </table:table-cell>
          <table:table-cell office:value-type="float" office:value="1.4550000000000001" table:style-name="ce5">
            <text:p>1.455</text:p>
          </table:table-cell>
          <table:table-cell office:value-type="float" office:value="-1.7050000000000001" table:style-name="ce1">
            <text:p>-1.705</text:p>
          </table:table-cell>
          <table:table-cell office:value-type="float" office:value="1.3640000000000001" table:style-name="ce1">
            <text:p>1.364</text:p>
          </table:table-cell>
          <table:table-cell office:value-type="float" office:value="4.9093069999999999E-3" table:style-name="ce1">
            <text:p>0.004909307</text:p>
          </table:table-cell>
          <table:table-cell office:value-type="float" office:value="5.2372149999999999E-3" table:style-name="ce5">
            <text:p>0.005237215</text:p>
          </table:table-cell>
          <table:table-cell office:value-type="float" office:value="2.7290000000000001" table:style-name="ce5">
            <text:p>2.729</text:p>
          </table:table-cell>
          <table:table-cell office:value-type="float" office:value="17.829999999999998" table:style-name="ce5">
            <text:p>17.83</text:p>
          </table:table-cell>
          <table:table-cell office:value-type="float" office:value="75.66" table:style-name="ce5">
            <text:p>75.66</text:p>
          </table:table-cell>
          <table:table-cell office:value-type="float" office:value="4.8000000000000001E-2" table:style-name="ce1">
            <text:p>0.048</text:p>
          </table:table-cell>
          <table:table-cell table:number-columns-repeated="16372"/>
        </table:table-row>
        <table:table-row table:style-name="ro1">
          <table:table-cell office:value-type="date" office:date-value="2014-07-11T07:00:00" table:style-name="ce2">
            <text:p>7/11/2014 7:00</text:p>
          </table:table-cell>
          <table:table-cell office:value-type="float" office:value="192.29166666666424" table:style-name="ce3">
            <text:p>192.2916667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5">
            <text:p>98.4</text:p>
          </table:table-cell>
          <table:table-cell office:value-type="float" office:value="-33.770000000000003" table:style-name="ce1">
            <text:p>-33.77</text:p>
          </table:table-cell>
          <table:table-cell office:value-type="float" office:value="90.7" table:style-name="ce1">
            <text:p>90.7</text:p>
          </table:table-cell>
          <table:table-cell office:value-type="float" office:value="0.32650899999999999" table:style-name="ce1">
            <text:p>0.326509</text:p>
          </table:table-cell>
          <table:table-cell office:value-type="float" office:value="0.35409059999999998" table:style-name="ce5">
            <text:p>0.3540906</text:p>
          </table:table-cell>
          <table:table-cell office:value-type="float" office:value="3.0569999999999999" table:style-name="ce5">
            <text:p>3.057</text:p>
          </table:table-cell>
          <table:table-cell office:value-type="float" office:value="18.399999999999999" table:style-name="ce5">
            <text:p>18.4</text:p>
          </table:table-cell>
          <table:table-cell office:value-type="float" office:value="69.17" table:style-name="ce5">
            <text:p>69.17</text:p>
          </table:table-cell>
          <table:table-cell office:value-type="float" office:value="0.105" table:style-name="ce1">
            <text:p>0.105</text:p>
          </table:table-cell>
          <table:table-cell table:number-columns-repeated="16372"/>
        </table:table-row>
        <table:table-row table:style-name="ro1">
          <table:table-cell office:value-type="date" office:date-value="2014-07-11T08:00:00" table:style-name="ce2">
            <text:p>7/11/2014 8:00</text:p>
          </table:table-cell>
          <table:table-cell office:value-type="float" office:value="192.33333333333576" table:style-name="ce3">
            <text:p>192.3333333</text:p>
          </table:table-cell>
          <table:table-cell office:value-type="float" office:value="0" table:style-name="ce1">
            <text:p>0</text:p>
          </table:table-cell>
          <table:table-cell office:value-type="float" office:value="293.10000000000002" table:style-name="ce5">
            <text:p>293.1</text:p>
          </table:table-cell>
          <table:table-cell office:value-type="float" office:value="-83.3" table:style-name="ce1">
            <text:p>-83.3</text:p>
          </table:table-cell>
          <table:table-cell office:value-type="float" office:value="264.8" table:style-name="ce1">
            <text:p>264.8</text:p>
          </table:table-cell>
          <table:table-cell office:value-type="float" office:value="0.95317209999999997" table:style-name="ce1">
            <text:p>0.9531721</text:p>
          </table:table-cell>
          <table:table-cell office:value-type="float" office:value="1.055048" table:style-name="ce5">
            <text:p>1.055048</text:p>
          </table:table-cell>
          <table:table-cell office:value-type="float" office:value="3.9409999999999998" table:style-name="ce5">
            <text:p>3.941</text:p>
          </table:table-cell>
          <table:table-cell office:value-type="float" office:value="21.99" table:style-name="ce5">
            <text:p>21.99</text:p>
          </table:table-cell>
          <table:table-cell office:value-type="float" office:value="57.09" table:style-name="ce5">
            <text:p>57.09</text:p>
          </table:table-cell>
          <table:table-cell office:value-type="float" office:value="0.255" table:style-name="ce1">
            <text:p>0.255</text:p>
          </table:table-cell>
          <table:table-cell table:number-columns-repeated="16372"/>
        </table:table-row>
        <table:table-row table:style-name="ro1">
          <table:table-cell office:value-type="date" office:date-value="2014-07-11T09:00:00" table:style-name="ce2">
            <text:p>7/11/2014 9:00</text:p>
          </table:table-cell>
          <table:table-cell office:value-type="float" office:value="192.375" table:style-name="ce3">
            <text:p>192.375</text:p>
          </table:table-cell>
          <table:table-cell office:value-type="float" office:value="0" table:style-name="ce1">
            <text:p>0</text:p>
          </table:table-cell>
          <table:table-cell office:value-type="float" office:value="501.2" table:style-name="ce5">
            <text:p>501.2</text:p>
          </table:table-cell>
          <table:table-cell office:value-type="float" office:value="-124.1" table:style-name="ce1">
            <text:p>-124.1</text:p>
          </table:table-cell>
          <table:table-cell office:value-type="float" office:value="448.2" table:style-name="ce1">
            <text:p>448.2</text:p>
          </table:table-cell>
          <table:table-cell office:value-type="float" office:value="1.613632" table:style-name="ce1">
            <text:p>1.613632</text:p>
          </table:table-cell>
          <table:table-cell office:value-type="float" office:value="1.804236" table:style-name="ce5">
            <text:p>1.804236</text:p>
          </table:table-cell>
          <table:table-cell office:value-type="float" office:value="5.024" table:style-name="ce5">
            <text:p>5.024</text:p>
          </table:table-cell>
          <table:table-cell office:value-type="float" office:value="24.98" table:style-name="ce5">
            <text:p>24.98</text:p>
          </table:table-cell>
          <table:table-cell office:value-type="float" office:value="49.95" table:style-name="ce5">
            <text:p>49.95</text:p>
          </table:table-cell>
          <table:table-cell office:value-type="float" office:value="0.436" table:style-name="ce1">
            <text:p>0.436</text:p>
          </table:table-cell>
          <table:table-cell table:number-columns-repeated="16372"/>
        </table:table-row>
        <table:table-row table:style-name="ro1">
          <table:table-cell office:value-type="date" office:date-value="2014-07-11T10:00:00" table:style-name="ce2">
            <text:p>7/11/2014 10:00</text:p>
          </table:table-cell>
          <table:table-cell office:value-type="float" office:value="192.41666666666424" table:style-name="ce3">
            <text:p>192.4166667</text:p>
          </table:table-cell>
          <table:table-cell office:value-type="float" office:value="0" table:style-name="ce1">
            <text:p>0</text:p>
          </table:table-cell>
          <table:table-cell office:value-type="float" office:value="688.9" table:style-name="ce5">
            <text:p>688.9</text:p>
          </table:table-cell>
          <table:table-cell office:value-type="float" office:value="-151.4" table:style-name="ce1">
            <text:p>-151.4</text:p>
          </table:table-cell>
          <table:table-cell office:value-type="float" office:value="616.9" table:style-name="ce1">
            <text:p>616.9</text:p>
          </table:table-cell>
          <table:table-cell office:value-type="float" office:value="2.2207560000000002" table:style-name="ce1">
            <text:p>2.220756</text:p>
          </table:table-cell>
          <table:table-cell office:value-type="float" office:value="2.4799359999999999" table:style-name="ce5">
            <text:p>2.479936</text:p>
          </table:table-cell>
          <table:table-cell office:value-type="float" office:value="4.883" table:style-name="ce5">
            <text:p>4.883</text:p>
          </table:table-cell>
          <table:table-cell office:value-type="float" office:value="27.21" table:style-name="ce5">
            <text:p>27.21</text:p>
          </table:table-cell>
          <table:table-cell office:value-type="float" office:value="41.74" table:style-name="ce5">
            <text:p>41.74</text:p>
          </table:table-cell>
          <table:table-cell office:value-type="float" office:value="0.59299999999999997" table:style-name="ce1">
            <text:p>0.593</text:p>
          </table:table-cell>
          <table:table-cell table:number-columns-repeated="16372"/>
        </table:table-row>
        <table:table-row table:style-name="ro1">
          <table:table-cell office:value-type="date" office:date-value="2014-07-11T11:00:00" table:style-name="ce2">
            <text:p>7/11/2014 11:00</text:p>
          </table:table-cell>
          <table:table-cell office:value-type="float" office:value="192.45833333333576" table:style-name="ce3">
            <text:p>192.4583333</text:p>
          </table:table-cell>
          <table:table-cell office:value-type="float" office:value="0" table:style-name="ce1">
            <text:p>0</text:p>
          </table:table-cell>
          <table:table-cell office:value-type="float" office:value="845" table:style-name="ce5">
            <text:p>845</text:p>
          </table:table-cell>
          <table:table-cell office:value-type="float" office:value="-166.7" table:style-name="ce1">
            <text:p>-166.7</text:p>
          </table:table-cell>
          <table:table-cell office:value-type="float" office:value="756.3" table:style-name="ce1">
            <text:p>756.3</text:p>
          </table:table-cell>
          <table:table-cell office:value-type="float" office:value="2.7226319999999999" table:style-name="ce1">
            <text:p>2.722632</text:p>
          </table:table-cell>
          <table:table-cell office:value-type="float" office:value="3.0413519999999998" table:style-name="ce5">
            <text:p>3.041352</text:p>
          </table:table-cell>
          <table:table-cell office:value-type="float" office:value="4.6840000000000002" table:style-name="ce5">
            <text:p>4.684</text:p>
          </table:table-cell>
          <table:table-cell office:value-type="float" office:value="29.18" table:style-name="ce5">
            <text:p>29.18</text:p>
          </table:table-cell>
          <table:table-cell office:value-type="float" office:value="35.659999999999997" table:style-name="ce5">
            <text:p>35.66</text:p>
          </table:table-cell>
          <table:table-cell office:value-type="float" office:value="0.73399999999999999" table:style-name="ce1">
            <text:p>0.734</text:p>
          </table:table-cell>
          <table:table-cell table:number-columns-repeated="16372"/>
        </table:table-row>
        <table:table-row table:style-name="ro1">
          <table:table-cell office:value-type="date" office:date-value="2014-07-11T12:00:00" table:style-name="ce2">
            <text:p>7/11/2014 12:00</text:p>
          </table:table-cell>
          <table:table-cell office:value-type="float" office:value="192.5" table:style-name="ce3">
            <text:p>192.5</text:p>
          </table:table-cell>
          <table:table-cell office:value-type="float" office:value="0" table:style-name="ce1">
            <text:p>0</text:p>
          </table:table-cell>
          <table:table-cell office:value-type="float" office:value="961" table:style-name="ce5">
            <text:p>961</text:p>
          </table:table-cell>
          <table:table-cell office:value-type="float" office:value="-173" table:style-name="ce1">
            <text:p>-173</text:p>
          </table:table-cell>
          <table:table-cell office:value-type="float" office:value="852" table:style-name="ce1">
            <text:p>852</text:p>
          </table:table-cell>
          <table:table-cell office:value-type="float" office:value="3.0672709999999999" table:style-name="ce1">
            <text:p>3.067271</text:p>
          </table:table-cell>
          <table:table-cell office:value-type="float" office:value="3.4583599999999999" table:style-name="ce5">
            <text:p>3.45836</text:p>
          </table:table-cell>
          <table:table-cell office:value-type="float" office:value="5.2629999999999999" table:style-name="ce5">
            <text:p>5.263</text:p>
          </table:table-cell>
          <table:table-cell office:value-type="float" office:value="30.13" table:style-name="ce5">
            <text:p>30.13</text:p>
          </table:table-cell>
          <table:table-cell office:value-type="float" office:value="34.31" table:style-name="ce5">
            <text:p>34.31</text:p>
          </table:table-cell>
          <table:table-cell office:value-type="float" office:value="0.84299999999999997" table:style-name="ce1">
            <text:p>0.843</text:p>
          </table:table-cell>
          <table:table-cell table:number-columns-repeated="16372"/>
        </table:table-row>
        <table:table-row table:style-name="ro1">
          <table:table-cell office:value-type="date" office:date-value="2014-07-11T13:00:00" table:style-name="ce2">
            <text:p>7/11/2014 13:00</text:p>
          </table:table-cell>
          <table:table-cell office:value-type="float" office:value="192.54166666666424" table:style-name="ce3">
            <text:p>192.5416667</text:p>
          </table:table-cell>
          <table:table-cell office:value-type="float" office:value="0" table:style-name="ce1">
            <text:p>0</text:p>
          </table:table-cell>
          <table:table-cell office:value-type="float" office:value="1017" table:style-name="ce5">
            <text:p>1017</text:p>
          </table:table-cell>
          <table:table-cell office:value-type="float" office:value="-172" table:style-name="ce1">
            <text:p>-172</text:p>
          </table:table-cell>
          <table:table-cell office:value-type="float" office:value="897" table:style-name="ce1">
            <text:p>897</text:p>
          </table:table-cell>
          <table:table-cell office:value-type="float" office:value="3.228545" table:style-name="ce1">
            <text:p>3.228545</text:p>
          </table:table-cell>
          <table:table-cell office:value-type="float" office:value="3.6594760000000002" table:style-name="ce5">
            <text:p>3.659476</text:p>
          </table:table-cell>
          <table:table-cell office:value-type="float" office:value="5.4820000000000002" table:style-name="ce5">
            <text:p>5.482</text:p>
          </table:table-cell>
          <table:table-cell office:value-type="float" office:value="30.73" table:style-name="ce5">
            <text:p>30.73</text:p>
          </table:table-cell>
          <table:table-cell office:value-type="float" office:value="31.54" table:style-name="ce5">
            <text:p>31.54</text:p>
          </table:table-cell>
          <table:table-cell office:value-type="float" office:value="0.89800000000000002" table:style-name="ce1">
            <text:p>0.898</text:p>
          </table:table-cell>
          <table:table-cell table:number-columns-repeated="16372"/>
        </table:table-row>
        <table:table-row table:style-name="ro1">
          <table:table-cell office:value-type="date" office:date-value="2014-07-11T14:00:00" table:style-name="ce2">
            <text:p>7/11/2014 14:00</text:p>
          </table:table-cell>
          <table:table-cell office:value-type="float" office:value="192.58333333333576" table:style-name="ce3">
            <text:p>192.5833333</text:p>
          </table:table-cell>
          <table:table-cell office:value-type="float" office:value="0" table:style-name="ce1">
            <text:p>0</text:p>
          </table:table-cell>
          <table:table-cell office:value-type="float" office:value="1009" table:style-name="ce5">
            <text:p>1009</text:p>
          </table:table-cell>
          <table:table-cell office:value-type="float" office:value="-171.9" table:style-name="ce1">
            <text:p>-171.9</text:p>
          </table:table-cell>
          <table:table-cell office:value-type="float" office:value="890" table:style-name="ce1">
            <text:p>890</text:p>
          </table:table-cell>
          <table:table-cell office:value-type="float" office:value="3.2023190000000001" table:style-name="ce1">
            <text:p>3.202319</text:p>
          </table:table-cell>
          <table:table-cell office:value-type="float" office:value="3.6327759999999998" table:style-name="ce5">
            <text:p>3.632776</text:p>
          </table:table-cell>
          <table:table-cell office:value-type="float" office:value="5.4169999999999998" table:style-name="ce5">
            <text:p>5.417</text:p>
          </table:table-cell>
          <table:table-cell office:value-type="float" office:value="31.3" table:style-name="ce5">
            <text:p>31.3</text:p>
          </table:table-cell>
          <table:table-cell office:value-type="float" office:value="30.34" table:style-name="ce5">
            <text:p>30.34</text:p>
          </table:table-cell>
          <table:table-cell office:value-type="float" office:value="0.90400000000000003" table:style-name="ce1">
            <text:p>0.904</text:p>
          </table:table-cell>
          <table:table-cell table:number-columns-repeated="16372"/>
        </table:table-row>
        <table:table-row table:style-name="ro1">
          <table:table-cell office:value-type="date" office:date-value="2014-07-11T15:00:00" table:style-name="ce2">
            <text:p>7/11/2014 15:00</text:p>
          </table:table-cell>
          <table:table-cell office:value-type="float" office:value="192.625" table:style-name="ce3">
            <text:p>192.625</text:p>
          </table:table-cell>
          <table:table-cell office:value-type="float" office:value="0" table:style-name="ce1">
            <text:p>0</text:p>
          </table:table-cell>
          <table:table-cell office:value-type="float" office:value="942" table:style-name="ce5">
            <text:p>942</text:p>
          </table:table-cell>
          <table:table-cell office:value-type="float" office:value="-171.3" table:style-name="ce1">
            <text:p>-171.3</text:p>
          </table:table-cell>
          <table:table-cell office:value-type="float" office:value="833" table:style-name="ce1">
            <text:p>833</text:p>
          </table:table-cell>
          <table:table-cell office:value-type="float" office:value="2.9980150000000001" table:style-name="ce1">
            <text:p>2.998015</text:p>
          </table:table-cell>
          <table:table-cell office:value-type="float" office:value="3.3894449999999998" table:style-name="ce5">
            <text:p>3.389445</text:p>
          </table:table-cell>
          <table:table-cell office:value-type="float" office:value="5.1740000000000004" table:style-name="ce5">
            <text:p>5.174</text:p>
          </table:table-cell>
          <table:table-cell office:value-type="float" office:value="32.299999999999997" table:style-name="ce5">
            <text:p>32.3</text:p>
          </table:table-cell>
          <table:table-cell office:value-type="float" office:value="31" table:style-name="ce5">
            <text:p>31</text:p>
          </table:table-cell>
          <table:table-cell office:value-type="float" office:value="0.877" table:style-name="ce1">
            <text:p>0.877</text:p>
          </table:table-cell>
          <table:table-cell table:number-columns-repeated="16372"/>
        </table:table-row>
        <table:table-row table:style-name="ro1">
          <table:table-cell office:value-type="date" office:date-value="2014-07-11T16:00:00" table:style-name="ce2">
            <text:p>7/11/2014 16:00</text:p>
          </table:table-cell>
          <table:table-cell office:value-type="float" office:value="192.66666666666424" table:style-name="ce3">
            <text:p>192.6666667</text:p>
          </table:table-cell>
          <table:table-cell office:value-type="float" office:value="0" table:style-name="ce1">
            <text:p>0</text:p>
          </table:table-cell>
          <table:table-cell office:value-type="float" office:value="832" table:style-name="ce5">
            <text:p>832</text:p>
          </table:table-cell>
          <table:table-cell office:value-type="float" office:value="-164.6" table:style-name="ce1">
            <text:p>-164.6</text:p>
          </table:table-cell>
          <table:table-cell office:value-type="float" office:value="739.4" table:style-name="ce1">
            <text:p>739.4</text:p>
          </table:table-cell>
          <table:table-cell office:value-type="float" office:value="2.6619799999999998" table:style-name="ce1">
            <text:p>2.66198</text:p>
          </table:table-cell>
          <table:table-cell office:value-type="float" office:value="2.9946769999999998" table:style-name="ce5">
            <text:p>2.994677</text:p>
          </table:table-cell>
          <table:table-cell office:value-type="float" office:value="4.5949999999999998" table:style-name="ce5">
            <text:p>4.595</text:p>
          </table:table-cell>
          <table:table-cell office:value-type="float" office:value="32.65" table:style-name="ce5">
            <text:p>32.65</text:p>
          </table:table-cell>
          <table:table-cell office:value-type="float" office:value="31.3" table:style-name="ce5">
            <text:p>31.3</text:p>
          </table:table-cell>
          <table:table-cell office:value-type="float" office:value="0.79100000000000004" table:style-name="ce1">
            <text:p>0.791</text:p>
          </table:table-cell>
          <table:table-cell table:number-columns-repeated="16372"/>
        </table:table-row>
        <table:table-row table:style-name="ro1">
          <table:table-cell office:value-type="date" office:date-value="2014-07-11T17:00:00" table:style-name="ce2">
            <text:p>7/11/2014 17:00</text:p>
          </table:table-cell>
          <table:table-cell office:value-type="float" office:value="192.70833333333576" table:style-name="ce3">
            <text:p>192.7083333</text:p>
          </table:table-cell>
          <table:table-cell office:value-type="float" office:value="0" table:style-name="ce1">
            <text:p>0</text:p>
          </table:table-cell>
          <table:table-cell office:value-type="float" office:value="629.9" table:style-name="ce5">
            <text:p>629.9</text:p>
          </table:table-cell>
          <table:table-cell office:value-type="float" office:value="-136.80000000000001" table:style-name="ce1">
            <text:p>-136.8</text:p>
          </table:table-cell>
          <table:table-cell office:value-type="float" office:value="562.1" table:style-name="ce1">
            <text:p>562.1</text:p>
          </table:table-cell>
          <table:table-cell office:value-type="float" office:value="2.023628" table:style-name="ce1">
            <text:p>2.023628</text:p>
          </table:table-cell>
          <table:table-cell office:value-type="float" office:value="2.267585" table:style-name="ce5">
            <text:p>2.267585</text:p>
          </table:table-cell>
          <table:table-cell office:value-type="float" office:value="4.915" table:style-name="ce5">
            <text:p>4.915</text:p>
          </table:table-cell>
          <table:table-cell office:value-type="float" office:value="32.03" table:style-name="ce5">
            <text:p>32.03</text:p>
          </table:table-cell>
          <table:table-cell office:value-type="float" office:value="31.74" table:style-name="ce5">
            <text:p>31.74</text:p>
          </table:table-cell>
          <table:table-cell office:value-type="float" office:value="0.64900000000000002" table:style-name="ce1">
            <text:p>0.649</text:p>
          </table:table-cell>
          <table:table-cell table:number-columns-repeated="16372"/>
        </table:table-row>
        <table:table-row table:style-name="ro1">
          <table:table-cell office:value-type="date" office:date-value="2014-07-11T18:00:00" table:style-name="ce2">
            <text:p>7/11/2014 18:00</text:p>
          </table:table-cell>
          <table:table-cell office:value-type="float" office:value="192.75" table:style-name="ce3">
            <text:p>192.75</text:p>
          </table:table-cell>
          <table:table-cell office:value-type="float" office:value="0" table:style-name="ce1">
            <text:p>0</text:p>
          </table:table-cell>
          <table:table-cell office:value-type="float" office:value="457.1" table:style-name="ce5">
            <text:p>457.1</text:p>
          </table:table-cell>
          <table:table-cell office:value-type="float" office:value="-112.7" table:style-name="ce1">
            <text:p>-112.7</text:p>
          </table:table-cell>
          <table:table-cell office:value-type="float" office:value="410.2" table:style-name="ce1">
            <text:p>410.2</text:p>
          </table:table-cell>
          <table:table-cell office:value-type="float" office:value="1.4768509999999999" table:style-name="ce1">
            <text:p>1.476851</text:p>
          </table:table-cell>
          <table:table-cell office:value-type="float" office:value="1.645429" table:style-name="ce5">
            <text:p>1.645429</text:p>
          </table:table-cell>
          <table:table-cell office:value-type="float" office:value="5.1660000000000004" table:style-name="ce5">
            <text:p>5.166</text:p>
          </table:table-cell>
          <table:table-cell office:value-type="float" office:value="31.26" table:style-name="ce5">
            <text:p>31.26</text:p>
          </table:table-cell>
          <table:table-cell office:value-type="float" office:value="35.340000000000003" table:style-name="ce5">
            <text:p>35.34</text:p>
          </table:table-cell>
          <table:table-cell office:value-type="float" office:value="0.52500000000000002" table:style-name="ce1">
            <text:p>0.525</text:p>
          </table:table-cell>
          <table:table-cell table:number-columns-repeated="16372"/>
        </table:table-row>
        <table:table-row table:style-name="ro1">
          <table:table-cell office:value-type="date" office:date-value="2014-07-11T19:00:00" table:style-name="ce2">
            <text:p>7/11/2014 19:00</text:p>
          </table:table-cell>
          <table:table-cell office:value-type="float" office:value="192.79166666666424" table:style-name="ce3">
            <text:p>192.7916667</text:p>
          </table:table-cell>
          <table:table-cell office:value-type="float" office:value="0" table:style-name="ce1">
            <text:p>0</text:p>
          </table:table-cell>
          <table:table-cell office:value-type="float" office:value="248.6" table:style-name="ce5">
            <text:p>248.6</text:p>
          </table:table-cell>
          <table:table-cell office:value-type="float" office:value="-69.77" table:style-name="ce1">
            <text:p>-69.77</text:p>
          </table:table-cell>
          <table:table-cell office:value-type="float" office:value="225.6" table:style-name="ce1">
            <text:p>225.6</text:p>
          </table:table-cell>
          <table:table-cell office:value-type="float" office:value="0.81232990000000005" table:style-name="ce1">
            <text:p>0.8123299</text:p>
          </table:table-cell>
          <table:table-cell office:value-type="float" office:value="0.89500829999999998" table:style-name="ce5">
            <text:p>0.8950083</text:p>
          </table:table-cell>
          <table:table-cell office:value-type="float" office:value="4.734" table:style-name="ce5">
            <text:p>4.734</text:p>
          </table:table-cell>
          <table:table-cell office:value-type="float" office:value="30.17" table:style-name="ce5">
            <text:p>30.17</text:p>
          </table:table-cell>
          <table:table-cell office:value-type="float" office:value="37.36" table:style-name="ce5">
            <text:p>37.36</text:p>
          </table:table-cell>
          <table:table-cell office:value-type="float" office:value="0.34899999999999998" table:style-name="ce1">
            <text:p>0.349</text:p>
          </table:table-cell>
          <table:table-cell table:number-columns-repeated="16372"/>
        </table:table-row>
        <table:table-row table:style-name="ro1">
          <table:table-cell office:value-type="date" office:date-value="2014-07-11T20:00:00" table:style-name="ce2">
            <text:p>7/11/2014 20:00</text:p>
          </table:table-cell>
          <table:table-cell office:value-type="float" office:value="192.83333333333576" table:style-name="ce3">
            <text:p>192.8333333</text:p>
          </table:table-cell>
          <table:table-cell office:value-type="float" office:value="0" table:style-name="ce1">
            <text:p>0</text:p>
          </table:table-cell>
          <table:table-cell office:value-type="float" office:value="59.19" table:style-name="ce5">
            <text:p>59.19</text:p>
          </table:table-cell>
          <table:table-cell office:value-type="float" office:value="-20.39" table:style-name="ce1">
            <text:p>-20.39</text:p>
          </table:table-cell>
          <table:table-cell office:value-type="float" office:value="54.89" table:style-name="ce1">
            <text:p>54.89</text:p>
          </table:table-cell>
          <table:table-cell office:value-type="float" office:value="0.1976144" table:style-name="ce1">
            <text:p>0.1976144</text:p>
          </table:table-cell>
          <table:table-cell office:value-type="float" office:value="0.2131015" table:style-name="ce5">
            <text:p>0.2131015</text:p>
          </table:table-cell>
          <table:table-cell office:value-type="float" office:value="3.7410000000000001" table:style-name="ce5">
            <text:p>3.741</text:p>
          </table:table-cell>
          <table:table-cell office:value-type="float" office:value="28.11" table:style-name="ce5">
            <text:p>28.11</text:p>
          </table:table-cell>
          <table:table-cell office:value-type="float" office:value="44.64" table:style-name="ce5">
            <text:p>44.64</text:p>
          </table:table-cell>
          <table:table-cell office:value-type="float" office:value="0.114" table:style-name="ce1">
            <text:p>0.114</text:p>
          </table:table-cell>
          <table:table-cell table:number-columns-repeated="16372"/>
        </table:table-row>
        <table:table-row table:style-name="ro1">
          <table:table-cell office:value-type="date" office:date-value="2014-07-11T21:00:00" table:style-name="ce2">
            <text:p>7/11/2014 21:00</text:p>
          </table:table-cell>
          <table:table-cell office:value-type="float" office:value="192.875" table:style-name="ce3">
            <text:p>192.875</text:p>
          </table:table-cell>
          <table:table-cell office:value-type="float" office:value="0" table:style-name="ce1">
            <text:p>0</text:p>
          </table:table-cell>
          <table:table-cell office:value-type="float" office:value="-3.3050000000000002" table:style-name="ce5">
            <text:p>-3.305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896810000000001E-2" table:style-name="ce5">
            <text:p>-0.01189681</text:p>
          </table:table-cell>
          <table:table-cell office:value-type="float" office:value="2.3050000000000002" table:style-name="ce5">
            <text:p>2.305</text:p>
          </table:table-cell>
          <table:table-cell office:value-type="float" office:value="25" table:style-name="ce5">
            <text:p>25</text:p>
          </table:table-cell>
          <table:table-cell office:value-type="float" office:value="53.51" table:style-name="ce5">
            <text:p>53.51</text:p>
          </table:table-cell>
          <table:table-cell office:value-type="float" office:value="4.3999999999999997E-2" table:style-name="ce1">
            <text:p>0.044</text:p>
          </table:table-cell>
          <table:table-cell table:number-columns-repeated="16372"/>
        </table:table-row>
        <table:table-row table:style-name="ro1">
          <table:table-cell office:value-type="date" office:date-value="2014-07-11T22:00:00" table:style-name="ce2">
            <text:p>7/11/2014 22:00</text:p>
          </table:table-cell>
          <table:table-cell office:value-type="float" office:value="192.91666666666424" table:style-name="ce3">
            <text:p>192.9166667</text:p>
          </table:table-cell>
          <table:table-cell office:value-type="float" office:value="0" table:style-name="ce1">
            <text:p>0</text:p>
          </table:table-cell>
          <table:table-cell office:value-type="float" office:value="-3.1379999999999999" table:style-name="ce5">
            <text:p>-3.138</text:p>
          </table:table-cell>
          <table:table-cell office:value-type="float" office:value="-0.44500000000000001" table:style-name="ce1">
            <text:p>-0.4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29779E-2" table:style-name="ce5">
            <text:p>-0.01129779</text:p>
          </table:table-cell>
          <table:table-cell office:value-type="float" office:value="2.3559999999999999" table:style-name="ce5">
            <text:p>2.356</text:p>
          </table:table-cell>
          <table:table-cell office:value-type="float" office:value="23.02" table:style-name="ce5">
            <text:p>23.02</text:p>
          </table:table-cell>
          <table:table-cell office:value-type="float" office:value="58.55" table:style-name="ce5">
            <text:p>58.55</text:p>
          </table:table-cell>
          <table:table-cell office:value-type="float" office:value="3.3000000000000002E-2" table:style-name="ce1">
            <text:p>0.033</text:p>
          </table:table-cell>
          <table:table-cell table:number-columns-repeated="16372"/>
        </table:table-row>
        <table:table-row table:style-name="ro1">
          <table:table-cell office:value-type="date" office:date-value="2014-07-11T23:00:00" table:style-name="ce2">
            <text:p>7/11/2014 23:00</text:p>
          </table:table-cell>
          <table:table-cell office:value-type="float" office:value="192.95833333333576" table:style-name="ce3">
            <text:p>192.9583333</text:p>
          </table:table-cell>
          <table:table-cell office:value-type="float" office:value="0" table:style-name="ce1">
            <text:p>0</text:p>
          </table:table-cell>
          <table:table-cell office:value-type="float" office:value="-2.6030000000000002" table:style-name="ce5">
            <text:p>-2.603</text:p>
          </table:table-cell>
          <table:table-cell office:value-type="float" office:value="-0.62" table:style-name="ce1">
            <text:p>-0.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3718259999999998E-3" table:style-name="ce5">
            <text:p>-0.009371826</text:p>
          </table:table-cell>
          <table:table-cell office:value-type="float" office:value="3.4249999999999998" table:style-name="ce5">
            <text:p>3.425</text:p>
          </table:table-cell>
          <table:table-cell office:value-type="float" office:value="22.63" table:style-name="ce5">
            <text:p>22.63</text:p>
          </table:table-cell>
          <table:table-cell office:value-type="float" office:value="62.97" table:style-name="ce5">
            <text:p>62.97</text:p>
          </table:table-cell>
          <table:table-cell office:value-type="float" office:value="4.3999999999999997E-2" table:style-name="ce1">
            <text:p>0.044</text:p>
          </table:table-cell>
          <table:table-cell table:number-columns-repeated="16372"/>
        </table:table-row>
        <table:table-row table:style-name="ro1">
          <table:table-cell office:value-type="date" office:date-value="2014-07-12T00:00:00" table:style-name="ce2">
            <text:p>7/12/2014 0:00</text:p>
          </table:table-cell>
          <table:table-cell office:value-type="float" office:value="193" table:style-name="ce3">
            <text:p>193</text:p>
          </table:table-cell>
          <table:table-cell office:value-type="float" office:value="0" table:style-name="ce1">
            <text:p>0</text:p>
          </table:table-cell>
          <table:table-cell office:value-type="float" office:value="-2.532" table:style-name="ce5">
            <text:p>-2.532</text:p>
          </table:table-cell>
          <table:table-cell office:value-type="float" office:value="-0.46500000000000002" table:style-name="ce1">
            <text:p>-0.4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1168829999999992E-3" table:style-name="ce5">
            <text:p>-0.009116883</text:p>
          </table:table-cell>
          <table:table-cell office:value-type="float" office:value="3.996" table:style-name="ce5">
            <text:p>3.996</text:p>
          </table:table-cell>
          <table:table-cell office:value-type="float" office:value="22.37" table:style-name="ce5">
            <text:p>22.37</text:p>
          </table:table-cell>
          <table:table-cell office:value-type="float" office:value="66.709999999999994" table:style-name="ce5">
            <text:p>66.71</text:p>
          </table:table-cell>
          <table:table-cell office:value-type="float" office:value="4.3999999999999997E-2" table:style-name="ce1">
            <text:p>0.044</text:p>
          </table:table-cell>
          <table:table-cell table:number-columns-repeated="16372"/>
        </table:table-row>
        <table:table-row table:style-name="ro1">
          <table:table-cell office:value-type="date" office:date-value="2014-07-12T01:00:00" table:style-name="ce2">
            <text:p>7/12/2014 1:00</text:p>
          </table:table-cell>
          <table:table-cell office:value-type="float" office:value="193.04166666666424" table:style-name="ce3">
            <text:p>193.0416667</text:p>
          </table:table-cell>
          <table:table-cell office:value-type="float" office:value="0" table:style-name="ce1">
            <text:p>0</text:p>
          </table:table-cell>
          <table:table-cell office:value-type="float" office:value="-2.391" table:style-name="ce5">
            <text:p>-2.391</text:p>
          </table:table-cell>
          <table:table-cell office:value-type="float" office:value="-0.372" table:style-name="ce1">
            <text:p>-0.3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6070230000000001E-3" table:style-name="ce5">
            <text:p>-0.008607023</text:p>
          </table:table-cell>
          <table:table-cell office:value-type="float" office:value="4.6710000000000003" table:style-name="ce5">
            <text:p>4.671</text:p>
          </table:table-cell>
          <table:table-cell office:value-type="float" office:value="21.85" table:style-name="ce5">
            <text:p>21.85</text:p>
          </table:table-cell>
          <table:table-cell office:value-type="float" office:value="70.37" table:style-name="ce5">
            <text:p>70.37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2"/>
        </table:table-row>
        <table:table-row table:style-name="ro1">
          <table:table-cell office:value-type="date" office:date-value="2014-07-12T02:00:00" table:style-name="ce2">
            <text:p>7/12/2014 2:00</text:p>
          </table:table-cell>
          <table:table-cell office:value-type="float" office:value="193.08333333333576" table:style-name="ce3">
            <text:p>193.0833333</text:p>
          </table:table-cell>
          <table:table-cell office:value-type="float" office:value="0" table:style-name="ce1">
            <text:p>0</text:p>
          </table:table-cell>
          <table:table-cell office:value-type="float" office:value="-2.3610000000000002" table:style-name="ce5">
            <text:p>-2.361</text:p>
          </table:table-cell>
          <table:table-cell office:value-type="float" office:value="-0.29299999999999998" table:style-name="ce1">
            <text:p>-0.2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4994119999999996E-3" table:style-name="ce5">
            <text:p>-0.008499412</text:p>
          </table:table-cell>
          <table:table-cell office:value-type="float" office:value="4.8579999999999997" table:style-name="ce5">
            <text:p>4.858</text:p>
          </table:table-cell>
          <table:table-cell office:value-type="float" office:value="21.23" table:style-name="ce5">
            <text:p>21.23</text:p>
          </table:table-cell>
          <table:table-cell office:value-type="float" office:value="75.38" table:style-name="ce5">
            <text:p>75.38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72"/>
        </table:table-row>
        <table:table-row table:style-name="ro1">
          <table:table-cell office:value-type="date" office:date-value="2014-07-12T03:00:00" table:style-name="ce2">
            <text:p>7/12/2014 3:00</text:p>
          </table:table-cell>
          <table:table-cell office:value-type="float" office:value="193.125" table:style-name="ce3">
            <text:p>193.125</text:p>
          </table:table-cell>
          <table:table-cell office:value-type="float" office:value="0" table:style-name="ce1">
            <text:p>0</text:p>
          </table:table-cell>
          <table:table-cell office:value-type="float" office:value="-2.472" table:style-name="ce5">
            <text:p>-2.472</text:p>
          </table:table-cell>
          <table:table-cell office:value-type="float" office:value="-0.30199999999999999" table:style-name="ce1">
            <text:p>-0.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8997769999999993E-3" table:style-name="ce5">
            <text:p>-0.008899777</text:p>
          </table:table-cell>
          <table:table-cell office:value-type="float" office:value="4.2910000000000004" table:style-name="ce5">
            <text:p>4.291</text:p>
          </table:table-cell>
          <table:table-cell office:value-type="float" office:value="20.21" table:style-name="ce5">
            <text:p>20.21</text:p>
          </table:table-cell>
          <table:table-cell office:value-type="float" office:value="77.77" table:style-name="ce5">
            <text:p>77.77</text:p>
          </table:table-cell>
          <table:table-cell office:value-type="float" office:value="2.3E-2" table:style-name="ce1">
            <text:p>0.023</text:p>
          </table:table-cell>
          <table:table-cell table:number-columns-repeated="16372"/>
        </table:table-row>
        <table:table-row table:style-name="ro1">
          <table:table-cell office:value-type="date" office:date-value="2014-07-12T04:00:00" table:style-name="ce2">
            <text:p>7/12/2014 4:00</text:p>
          </table:table-cell>
          <table:table-cell office:value-type="float" office:value="193.16666666666424" table:style-name="ce3">
            <text:p>193.1666667</text:p>
          </table:table-cell>
          <table:table-cell office:value-type="float" office:value="0" table:style-name="ce1">
            <text:p>0</text:p>
          </table:table-cell>
          <table:table-cell office:value-type="float" office:value="-2.4380000000000002" table:style-name="ce5">
            <text:p>-2.438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7767869999999994E-3" table:style-name="ce5">
            <text:p>-0.008776787</text:p>
          </table:table-cell>
          <table:table-cell office:value-type="float" office:value="3.8" table:style-name="ce5">
            <text:p>3.8</text:p>
          </table:table-cell>
          <table:table-cell office:value-type="float" office:value="19.600000000000001" table:style-name="ce5">
            <text:p>19.6</text:p>
          </table:table-cell>
          <table:table-cell office:value-type="float" office:value="82" table:style-name="ce5">
            <text:p>82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2"/>
        </table:table-row>
        <table:table-row table:style-name="ro1">
          <table:table-cell office:value-type="date" office:date-value="2014-07-12T05:00:00" table:style-name="ce2">
            <text:p>7/12/2014 5:00</text:p>
          </table:table-cell>
          <table:table-cell office:value-type="float" office:value="193.20833333333576" table:style-name="ce3">
            <text:p>193.2083333</text:p>
          </table:table-cell>
          <table:table-cell office:value-type="float" office:value="0" table:style-name="ce1">
            <text:p>0</text:p>
          </table:table-cell>
          <table:table-cell office:value-type="float" office:value="-2.5129999999999999" table:style-name="ce5">
            <text:p>-2.513</text:p>
          </table:table-cell>
          <table:table-cell office:value-type="float" office:value="-0.40699999999999997" table:style-name="ce1">
            <text:p>-0.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0482240000000005E-3" table:style-name="ce5">
            <text:p>-0.009048224</text:p>
          </table:table-cell>
          <table:table-cell office:value-type="float" office:value="3.23" table:style-name="ce5">
            <text:p>3.23</text:p>
          </table:table-cell>
          <table:table-cell office:value-type="float" office:value="18.899999999999999" table:style-name="ce5">
            <text:p>18.9</text:p>
          </table:table-cell>
          <table:table-cell office:value-type="float" office:value="85.9" table:style-name="ce5">
            <text:p>85.9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2"/>
        </table:table-row>
        <table:table-row table:style-name="ro1">
          <table:table-cell office:value-type="date" office:date-value="2014-07-12T06:00:00" table:style-name="ce2">
            <text:p>7/12/2014 6:00</text:p>
          </table:table-cell>
          <table:table-cell office:value-type="float" office:value="193.25" table:style-name="ce3">
            <text:p>193.25</text:p>
          </table:table-cell>
          <table:table-cell office:value-type="float" office:value="0" table:style-name="ce1">
            <text:p>0</text:p>
          </table:table-cell>
          <table:table-cell office:value-type="float" office:value="1.325" table:style-name="ce5">
            <text:p>1.325</text:p>
          </table:table-cell>
          <table:table-cell office:value-type="float" office:value="-1.3720000000000001" table:style-name="ce1">
            <text:p>-1.372</text:p>
          </table:table-cell>
          <table:table-cell office:value-type="float" office:value="1.1839999999999999" table:style-name="ce1">
            <text:p>1.184</text:p>
          </table:table-cell>
          <table:table-cell office:value-type="float" office:value="4.260972E-3" table:style-name="ce1">
            <text:p>0.004260972</text:p>
          </table:table-cell>
          <table:table-cell office:value-type="float" office:value="4.7708810000000003E-3" table:style-name="ce5">
            <text:p>0.004770881</text:p>
          </table:table-cell>
          <table:table-cell office:value-type="float" office:value="3.3029999999999999" table:style-name="ce5">
            <text:p>3.303</text:p>
          </table:table-cell>
          <table:table-cell office:value-type="float" office:value="18.27" table:style-name="ce5">
            <text:p>18.27</text:p>
          </table:table-cell>
          <table:table-cell office:value-type="float" office:value="88.2" table:style-name="ce5">
            <text:p>88.2</text:p>
          </table:table-cell>
          <table:table-cell office:value-type="float" office:value="0.03" table:style-name="ce1">
            <text:p>0.03</text:p>
          </table:table-cell>
          <table:table-cell table:number-columns-repeated="16372"/>
        </table:table-row>
        <table:table-row table:style-name="ro1">
          <table:table-cell office:value-type="date" office:date-value="2014-07-12T07:00:00" table:style-name="ce2">
            <text:p>7/12/2014 7:00</text:p>
          </table:table-cell>
          <table:table-cell office:value-type="float" office:value="193.29166666666424" table:style-name="ce3">
            <text:p>193.2916667</text:p>
          </table:table-cell>
          <table:table-cell office:value-type="float" office:value="0" table:style-name="ce1">
            <text:p>0</text:p>
          </table:table-cell>
          <table:table-cell office:value-type="float" office:value="88.5" table:style-name="ce5">
            <text:p>88.5</text:p>
          </table:table-cell>
          <table:table-cell office:value-type="float" office:value="-29.69" table:style-name="ce1">
            <text:p>-29.69</text:p>
          </table:table-cell>
          <table:table-cell office:value-type="float" office:value="80.2" table:style-name="ce1">
            <text:p>80.2</text:p>
          </table:table-cell>
          <table:table-cell office:value-type="float" office:value="0.288856" table:style-name="ce1">
            <text:p>0.288856</text:p>
          </table:table-cell>
          <table:table-cell office:value-type="float" office:value="0.31860919999999998" table:style-name="ce5">
            <text:p>0.3186092</text:p>
          </table:table-cell>
          <table:table-cell office:value-type="float" office:value="3.0990000000000002" table:style-name="ce5">
            <text:p>3.099</text:p>
          </table:table-cell>
          <table:table-cell office:value-type="float" office:value="18.88" table:style-name="ce5">
            <text:p>18.88</text:p>
          </table:table-cell>
          <table:table-cell office:value-type="float" office:value="81.2" table:style-name="ce5">
            <text:p>81.2</text:p>
          </table:table-cell>
          <table:table-cell office:value-type="float" office:value="7.8E-2" table:style-name="ce1">
            <text:p>0.078</text:p>
          </table:table-cell>
          <table:table-cell table:number-columns-repeated="16372"/>
        </table:table-row>
        <table:table-row table:style-name="ro1">
          <table:table-cell office:value-type="date" office:date-value="2014-07-12T08:00:00" table:style-name="ce2">
            <text:p>7/12/2014 8:00</text:p>
          </table:table-cell>
          <table:table-cell office:value-type="float" office:value="193.33333333333576" table:style-name="ce3">
            <text:p>193.3333333</text:p>
          </table:table-cell>
          <table:table-cell office:value-type="float" office:value="0" table:style-name="ce1">
            <text:p>0</text:p>
          </table:table-cell>
          <table:table-cell office:value-type="float" office:value="267.3" table:style-name="ce5">
            <text:p>267.3</text:p>
          </table:table-cell>
          <table:table-cell office:value-type="float" office:value="-77.17" table:style-name="ce1">
            <text:p>-77.17</text:p>
          </table:table-cell>
          <table:table-cell office:value-type="float" office:value="238.8" table:style-name="ce1">
            <text:p>238.8</text:p>
          </table:table-cell>
          <table:table-cell office:value-type="float" office:value="0.85957099999999997" table:style-name="ce1">
            <text:p>0.859571</text:p>
          </table:table-cell>
          <table:table-cell office:value-type="float" office:value="0.96236710000000003" table:style-name="ce5">
            <text:p>0.9623671</text:p>
          </table:table-cell>
          <table:table-cell office:value-type="float" office:value="4.9059999999999997" table:style-name="ce5">
            <text:p>4.906</text:p>
          </table:table-cell>
          <table:table-cell office:value-type="float" office:value="21.56" table:style-name="ce5">
            <text:p>21.56</text:p>
          </table:table-cell>
          <table:table-cell office:value-type="float" office:value="71.03" table:style-name="ce5">
            <text:p>71.03</text:p>
          </table:table-cell>
          <table:table-cell office:value-type="float" office:value="0.21199999999999999" table:style-name="ce1">
            <text:p>0.212</text:p>
          </table:table-cell>
          <table:table-cell table:number-columns-repeated="16372"/>
        </table:table-row>
        <table:table-row table:style-name="ro1">
          <table:table-cell office:value-type="date" office:date-value="2014-07-12T09:00:00" table:style-name="ce2">
            <text:p>7/12/2014 9:00</text:p>
          </table:table-cell>
          <table:table-cell office:value-type="float" office:value="193.375" table:style-name="ce3">
            <text:p>193.375</text:p>
          </table:table-cell>
          <table:table-cell office:value-type="float" office:value="0" table:style-name="ce1">
            <text:p>0</text:p>
          </table:table-cell>
          <table:table-cell office:value-type="float" office:value="335.8" table:style-name="ce5">
            <text:p>335.8</text:p>
          </table:table-cell>
          <table:table-cell office:value-type="float" office:value="-83" table:style-name="ce1">
            <text:p>-83</text:p>
          </table:table-cell>
          <table:table-cell office:value-type="float" office:value="296.5" table:style-name="ce1">
            <text:p>296.5</text:p>
          </table:table-cell>
          <table:table-cell office:value-type="float" office:value="1.06732" table:style-name="ce1">
            <text:p>1.06732</text:p>
          </table:table-cell>
          <table:table-cell office:value-type="float" office:value="1.2089490000000001" table:style-name="ce5">
            <text:p>1.208949</text:p>
          </table:table-cell>
          <table:table-cell office:value-type="float" office:value="6.0389999999999997" table:style-name="ce5">
            <text:p>6.039</text:p>
          </table:table-cell>
          <table:table-cell office:value-type="float" office:value="22.77" table:style-name="ce5">
            <text:p>22.77</text:p>
          </table:table-cell>
          <table:table-cell office:value-type="float" office:value="65.72" table:style-name="ce5">
            <text:p>65.72</text:p>
          </table:table-cell>
          <table:table-cell office:value-type="float" office:value="0.29099999999999998" table:style-name="ce1">
            <text:p>0.291</text:p>
          </table:table-cell>
          <table:table-cell table:number-columns-repeated="16372"/>
        </table:table-row>
        <table:table-row table:style-name="ro1">
          <table:table-cell office:value-type="date" office:date-value="2014-07-12T10:00:00" table:style-name="ce2">
            <text:p>7/12/2014 10:00</text:p>
          </table:table-cell>
          <table:table-cell office:value-type="float" office:value="193.41666666666424" table:style-name="ce3">
            <text:p>193.4166667</text:p>
          </table:table-cell>
          <table:table-cell office:value-type="float" office:value="0" table:style-name="ce1">
            <text:p>0</text:p>
          </table:table-cell>
          <table:table-cell office:value-type="float" office:value="669.9" table:style-name="ce5">
            <text:p>669.9</text:p>
          </table:table-cell>
          <table:table-cell office:value-type="float" office:value="-152.1" table:style-name="ce1">
            <text:p>-152.1</text:p>
          </table:table-cell>
          <table:table-cell office:value-type="float" office:value="598.79999999999995" table:style-name="ce1">
            <text:p>598.8</text:p>
          </table:table-cell>
          <table:table-cell office:value-type="float" office:value="2.1558389999999998" table:style-name="ce1">
            <text:p>2.155839</text:p>
          </table:table-cell>
          <table:table-cell office:value-type="float" office:value="2.4116390000000001" table:style-name="ce5">
            <text:p>2.411639</text:p>
          </table:table-cell>
          <table:table-cell office:value-type="float" office:value="5.9989999999999997" table:style-name="ce5">
            <text:p>5.999</text:p>
          </table:table-cell>
          <table:table-cell office:value-type="float" office:value="24.78" table:style-name="ce5">
            <text:p>24.78</text:p>
          </table:table-cell>
          <table:table-cell office:value-type="float" office:value="54.58" table:style-name="ce5">
            <text:p>54.58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72"/>
        </table:table-row>
        <table:table-row table:style-name="ro1">
          <table:table-cell office:value-type="date" office:date-value="2014-07-12T11:00:00" table:style-name="ce2">
            <text:p>7/12/2014 11:00</text:p>
          </table:table-cell>
          <table:table-cell office:value-type="float" office:value="193.45833333333576" table:style-name="ce3">
            <text:p>193.4583333</text:p>
          </table:table-cell>
          <table:table-cell office:value-type="float" office:value="0" table:style-name="ce1">
            <text:p>0</text:p>
          </table:table-cell>
          <table:table-cell office:value-type="float" office:value="838" table:style-name="ce5">
            <text:p>838</text:p>
          </table:table-cell>
          <table:table-cell office:value-type="float" office:value="-171.6" table:style-name="ce1">
            <text:p>-171.6</text:p>
          </table:table-cell>
          <table:table-cell office:value-type="float" office:value="749.7" table:style-name="ce1">
            <text:p>749.7</text:p>
          </table:table-cell>
          <table:table-cell office:value-type="float" office:value="2.6988810000000001" table:style-name="ce1">
            <text:p>2.698881</text:p>
          </table:table-cell>
          <table:table-cell office:value-type="float" office:value="3.016848" table:style-name="ce5">
            <text:p>3.016848</text:p>
          </table:table-cell>
          <table:table-cell office:value-type="float" office:value="5.4640000000000004" table:style-name="ce5">
            <text:p>5.464</text:p>
          </table:table-cell>
          <table:table-cell office:value-type="float" office:value="26.53" table:style-name="ce5">
            <text:p>26.53</text:p>
          </table:table-cell>
          <table:table-cell office:value-type="float" office:value="52.01" table:style-name="ce5">
            <text:p>52.01</text:p>
          </table:table-cell>
          <table:table-cell office:value-type="float" office:value="0.65400000000000003" table:style-name="ce1">
            <text:p>0.654</text:p>
          </table:table-cell>
          <table:table-cell table:number-columns-repeated="16372"/>
        </table:table-row>
        <table:table-row table:style-name="ro1">
          <table:table-cell office:value-type="date" office:date-value="2014-07-12T12:00:00" table:style-name="ce2">
            <text:p>7/12/2014 12:00</text:p>
          </table:table-cell>
          <table:table-cell office:value-type="float" office:value="193.5" table:style-name="ce3">
            <text:p>193.5</text:p>
          </table:table-cell>
          <table:table-cell office:value-type="float" office:value="0" table:style-name="ce1">
            <text:p>0</text:p>
          </table:table-cell>
          <table:table-cell office:value-type="float" office:value="740.6" table:style-name="ce5">
            <text:p>740.6</text:p>
          </table:table-cell>
          <table:table-cell office:value-type="float" office:value="-143.6" table:style-name="ce1">
            <text:p>-143.6</text:p>
          </table:table-cell>
          <table:table-cell office:value-type="float" office:value="670.8" table:style-name="ce1">
            <text:p>670.8</text:p>
          </table:table-cell>
          <table:table-cell office:value-type="float" office:value="2.4149560000000001" table:style-name="ce1">
            <text:p>2.414956</text:p>
          </table:table-cell>
          <table:table-cell office:value-type="float" office:value="2.6663209999999999" table:style-name="ce5">
            <text:p>2.666321</text:p>
          </table:table-cell>
          <table:table-cell office:value-type="float" office:value="3.9750000000000001" table:style-name="ce5">
            <text:p>3.975</text:p>
          </table:table-cell>
          <table:table-cell office:value-type="float" office:value="27.32" table:style-name="ce5">
            <text:p>27.32</text:p>
          </table:table-cell>
          <table:table-cell office:value-type="float" office:value="46.48" table:style-name="ce5">
            <text:p>46.48</text:p>
          </table:table-cell>
          <table:table-cell office:value-type="float" office:value="0.60599999999999998" table:style-name="ce1">
            <text:p>0.606</text:p>
          </table:table-cell>
          <table:table-cell table:number-columns-repeated="16372"/>
        </table:table-row>
        <table:table-row table:style-name="ro1">
          <table:table-cell office:value-type="date" office:date-value="2014-07-12T13:00:00" table:style-name="ce2">
            <text:p>7/12/2014 13:00</text:p>
          </table:table-cell>
          <table:table-cell office:value-type="float" office:value="193.54166666666424" table:style-name="ce3">
            <text:p>193.5416667</text:p>
          </table:table-cell>
          <table:table-cell office:value-type="float" office:value="0" table:style-name="ce1">
            <text:p>0</text:p>
          </table:table-cell>
          <table:table-cell office:value-type="float" office:value="782.9" table:style-name="ce5">
            <text:p>782.9</text:p>
          </table:table-cell>
          <table:table-cell office:value-type="float" office:value="-146" table:style-name="ce1">
            <text:p>-146</text:p>
          </table:table-cell>
          <table:table-cell office:value-type="float" office:value="705.9" table:style-name="ce1">
            <text:p>705.9</text:p>
          </table:table-cell>
          <table:table-cell office:value-type="float" office:value="2.541382" table:style-name="ce1">
            <text:p>2.541382</text:p>
          </table:table-cell>
          <table:table-cell office:value-type="float" office:value="2.8183919999999998" table:style-name="ce5">
            <text:p>2.818392</text:p>
          </table:table-cell>
          <table:table-cell office:value-type="float" office:value="3.81" table:style-name="ce5">
            <text:p>3.81</text:p>
          </table:table-cell>
          <table:table-cell office:value-type="float" office:value="28.77" table:style-name="ce5">
            <text:p>28.77</text:p>
          </table:table-cell>
          <table:table-cell office:value-type="float" office:value="43.22" table:style-name="ce5">
            <text:p>43.22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72"/>
        </table:table-row>
        <table:table-row table:style-name="ro1">
          <table:table-cell office:value-type="date" office:date-value="2014-07-12T14:00:00" table:style-name="ce2">
            <text:p>7/12/2014 14:00</text:p>
          </table:table-cell>
          <table:table-cell office:value-type="float" office:value="193.58333333333576" table:style-name="ce3">
            <text:p>193.5833333</text:p>
          </table:table-cell>
          <table:table-cell office:value-type="float" office:value="0" table:style-name="ce1">
            <text:p>0</text:p>
          </table:table-cell>
          <table:table-cell office:value-type="float" office:value="898" table:style-name="ce5">
            <text:p>898</text:p>
          </table:table-cell>
          <table:table-cell office:value-type="float" office:value="-166.4" table:style-name="ce1">
            <text:p>-166.4</text:p>
          </table:table-cell>
          <table:table-cell office:value-type="float" office:value="811" table:style-name="ce1">
            <text:p>811</text:p>
          </table:table-cell>
          <table:table-cell office:value-type="float" office:value="2.9202370000000002" table:style-name="ce1">
            <text:p>2.920237</text:p>
          </table:table-cell>
          <table:table-cell office:value-type="float" office:value="3.231649" table:style-name="ce5">
            <text:p>3.231649</text:p>
          </table:table-cell>
          <table:table-cell office:value-type="float" office:value="3.9380000000000002" table:style-name="ce5">
            <text:p>3.938</text:p>
          </table:table-cell>
          <table:table-cell office:value-type="float" office:value="29.9" table:style-name="ce5">
            <text:p>29.9</text:p>
          </table:table-cell>
          <table:table-cell office:value-type="float" office:value="41.66" table:style-name="ce5">
            <text:p>41.66</text:p>
          </table:table-cell>
          <table:table-cell office:value-type="float" office:value="0.749" table:style-name="ce1">
            <text:p>0.749</text:p>
          </table:table-cell>
          <table:table-cell table:number-columns-repeated="16372"/>
        </table:table-row>
        <table:table-row table:style-name="ro1">
          <table:table-cell office:value-type="date" office:date-value="2014-07-12T15:00:00" table:style-name="ce2">
            <text:p>7/12/2014 15:00</text:p>
          </table:table-cell>
          <table:table-cell office:value-type="float" office:value="193.625" table:style-name="ce3">
            <text:p>193.625</text:p>
          </table:table-cell>
          <table:table-cell office:value-type="float" office:value="0" table:style-name="ce1">
            <text:p>0</text:p>
          </table:table-cell>
          <table:table-cell office:value-type="float" office:value="828" table:style-name="ce5">
            <text:p>828</text:p>
          </table:table-cell>
          <table:table-cell office:value-type="float" office:value="-156" table:style-name="ce1">
            <text:p>-156</text:p>
          </table:table-cell>
          <table:table-cell office:value-type="float" office:value="734.5" table:style-name="ce1">
            <text:p>734.5</text:p>
          </table:table-cell>
          <table:table-cell office:value-type="float" office:value="2.6441569999999999" table:style-name="ce1">
            <text:p>2.644157</text:p>
          </table:table-cell>
          <table:table-cell office:value-type="float" office:value="2.9802379999999999" table:style-name="ce5">
            <text:p>2.980238</text:p>
          </table:table-cell>
          <table:table-cell office:value-type="float" office:value="4.5990000000000002" table:style-name="ce5">
            <text:p>4.599</text:p>
          </table:table-cell>
          <table:table-cell office:value-type="float" office:value="30.32" table:style-name="ce5">
            <text:p>30.32</text:p>
          </table:table-cell>
          <table:table-cell office:value-type="float" office:value="38.880000000000003" table:style-name="ce5">
            <text:p>38.88</text:p>
          </table:table-cell>
          <table:table-cell office:value-type="float" office:value="0.72199999999999998" table:style-name="ce1">
            <text:p>0.722</text:p>
          </table:table-cell>
          <table:table-cell table:number-columns-repeated="16372"/>
        </table:table-row>
        <table:table-row table:style-name="ro1">
          <table:table-cell office:value-type="date" office:date-value="2014-07-12T16:00:00" table:style-name="ce2">
            <text:p>7/12/2014 16:00</text:p>
          </table:table-cell>
          <table:table-cell office:value-type="float" office:value="193.66666666666424" table:style-name="ce3">
            <text:p>193.6666667</text:p>
          </table:table-cell>
          <table:table-cell office:value-type="float" office:value="0" table:style-name="ce1">
            <text:p>0</text:p>
          </table:table-cell>
          <table:table-cell office:value-type="float" office:value="809" table:style-name="ce5">
            <text:p>809</text:p>
          </table:table-cell>
          <table:table-cell office:value-type="float" office:value="-162.5" table:style-name="ce1">
            <text:p>-162.5</text:p>
          </table:table-cell>
          <table:table-cell office:value-type="float" office:value="710" table:style-name="ce1">
            <text:p>710</text:p>
          </table:table-cell>
          <table:table-cell office:value-type="float" office:value="2.5561029999999998" table:style-name="ce1">
            <text:p>2.556103</text:p>
          </table:table-cell>
          <table:table-cell office:value-type="float" office:value="2.9108390000000002" table:style-name="ce5">
            <text:p>2.910839</text:p>
          </table:table-cell>
          <table:table-cell office:value-type="float" office:value="5.0309999999999997" table:style-name="ce5">
            <text:p>5.031</text:p>
          </table:table-cell>
          <table:table-cell office:value-type="float" office:value="30.8" table:style-name="ce5">
            <text:p>30.8</text:p>
          </table:table-cell>
          <table:table-cell office:value-type="float" office:value="39.28" table:style-name="ce5">
            <text:p>39.28</text:p>
          </table:table-cell>
          <table:table-cell office:value-type="float" office:value="0.73" table:style-name="ce1">
            <text:p>0.73</text:p>
          </table:table-cell>
          <table:table-cell table:number-columns-repeated="16372"/>
        </table:table-row>
        <table:table-row table:style-name="ro1">
          <table:table-cell office:value-type="date" office:date-value="2014-07-12T17:00:00" table:style-name="ce2">
            <text:p>7/12/2014 17:00</text:p>
          </table:table-cell>
          <table:table-cell office:value-type="float" office:value="193.70833333333576" table:style-name="ce3">
            <text:p>193.7083333</text:p>
          </table:table-cell>
          <table:table-cell office:value-type="float" office:value="0" table:style-name="ce1">
            <text:p>0</text:p>
          </table:table-cell>
          <table:table-cell office:value-type="float" office:value="634.4" table:style-name="ce5">
            <text:p>634.4</text:p>
          </table:table-cell>
          <table:table-cell office:value-type="float" office:value="-140.6" table:style-name="ce1">
            <text:p>-140.6</text:p>
          </table:table-cell>
          <table:table-cell office:value-type="float" office:value="561.5" table:style-name="ce1">
            <text:p>561.5</text:p>
          </table:table-cell>
          <table:table-cell office:value-type="float" office:value="2.0214829999999999" table:style-name="ce1">
            <text:p>2.021483</text:p>
          </table:table-cell>
          <table:table-cell office:value-type="float" office:value="2.2839179999999999" table:style-name="ce5">
            <text:p>2.283918</text:p>
          </table:table-cell>
          <table:table-cell office:value-type="float" office:value="4.8179999999999996" table:style-name="ce5">
            <text:p>4.818</text:p>
          </table:table-cell>
          <table:table-cell office:value-type="float" office:value="30.6" table:style-name="ce5">
            <text:p>30.6</text:p>
          </table:table-cell>
          <table:table-cell office:value-type="float" office:value="41.11" table:style-name="ce5">
            <text:p>41.11</text:p>
          </table:table-cell>
          <table:table-cell office:value-type="float" office:value="0.60399999999999998" table:style-name="ce1">
            <text:p>0.604</text:p>
          </table:table-cell>
          <table:table-cell table:number-columns-repeated="16372"/>
        </table:table-row>
        <table:table-row table:style-name="ro1">
          <table:table-cell office:value-type="date" office:date-value="2014-07-12T18:00:00" table:style-name="ce2">
            <text:p>7/12/2014 18:00</text:p>
          </table:table-cell>
          <table:table-cell office:value-type="float" office:value="193.75" table:style-name="ce3">
            <text:p>193.75</text:p>
          </table:table-cell>
          <table:table-cell office:value-type="float" office:value="0" table:style-name="ce1">
            <text:p>0</text:p>
          </table:table-cell>
          <table:table-cell office:value-type="float" office:value="434.1" table:style-name="ce5">
            <text:p>434.1</text:p>
          </table:table-cell>
          <table:table-cell office:value-type="float" office:value="-108.6" table:style-name="ce1">
            <text:p>-108.6</text:p>
          </table:table-cell>
          <table:table-cell office:value-type="float" office:value="388.6" table:style-name="ce1">
            <text:p>388.6</text:p>
          </table:table-cell>
          <table:table-cell office:value-type="float" office:value="1.3988229999999999" table:style-name="ce1">
            <text:p>1.398823</text:p>
          </table:table-cell>
          <table:table-cell office:value-type="float" office:value="1.5626469999999999" table:style-name="ce5">
            <text:p>1.562647</text:p>
          </table:table-cell>
          <table:table-cell office:value-type="float" office:value="4.7469999999999999" table:style-name="ce5">
            <text:p>4.747</text:p>
          </table:table-cell>
          <table:table-cell office:value-type="float" office:value="30.03" table:style-name="ce5">
            <text:p>30.03</text:p>
          </table:table-cell>
          <table:table-cell office:value-type="float" office:value="42.67" table:style-name="ce5">
            <text:p>42.67</text:p>
          </table:table-cell>
          <table:table-cell office:value-type="float" office:value="0.45600000000000002" table:style-name="ce1">
            <text:p>0.456</text:p>
          </table:table-cell>
          <table:table-cell table:number-columns-repeated="16372"/>
        </table:table-row>
        <table:table-row table:style-name="ro1">
          <table:table-cell office:value-type="date" office:date-value="2014-07-12T19:00:00" table:style-name="ce2">
            <text:p>7/12/2014 19:00</text:p>
          </table:table-cell>
          <table:table-cell office:value-type="float" office:value="193.79166666666424" table:style-name="ce3">
            <text:p>193.7916667</text:p>
          </table:table-cell>
          <table:table-cell office:value-type="float" office:value="0" table:style-name="ce1">
            <text:p>0</text:p>
          </table:table-cell>
          <table:table-cell office:value-type="float" office:value="228.3" table:style-name="ce5">
            <text:p>228.3</text:p>
          </table:table-cell>
          <table:table-cell office:value-type="float" office:value="-65.22" table:style-name="ce1">
            <text:p>-65.22</text:p>
          </table:table-cell>
          <table:table-cell office:value-type="float" office:value="205.7" table:style-name="ce1">
            <text:p>205.7</text:p>
          </table:table-cell>
          <table:table-cell office:value-type="float" office:value="0.7406412" table:style-name="ce1">
            <text:p>0.7406412</text:p>
          </table:table-cell>
          <table:table-cell office:value-type="float" office:value="0.82197869999999995" table:style-name="ce5">
            <text:p>0.8219787</text:p>
          </table:table-cell>
          <table:table-cell office:value-type="float" office:value="4.3810000000000002" table:style-name="ce5">
            <text:p>4.381</text:p>
          </table:table-cell>
          <table:table-cell office:value-type="float" office:value="29.04" table:style-name="ce5">
            <text:p>29.04</text:p>
          </table:table-cell>
          <table:table-cell office:value-type="float" office:value="45.58" table:style-name="ce5">
            <text:p>45.58</text:p>
          </table:table-cell>
          <table:table-cell office:value-type="float" office:value="0.28899999999999998" table:style-name="ce1">
            <text:p>0.289</text:p>
          </table:table-cell>
          <table:table-cell table:number-columns-repeated="16372"/>
        </table:table-row>
        <table:table-row table:style-name="ro1">
          <table:table-cell office:value-type="date" office:date-value="2014-07-12T20:00:00" table:style-name="ce2">
            <text:p>7/12/2014 20:00</text:p>
          </table:table-cell>
          <table:table-cell office:value-type="float" office:value="193.83333333333576" table:style-name="ce3">
            <text:p>193.8333333</text:p>
          </table:table-cell>
          <table:table-cell office:value-type="float" office:value="0" table:style-name="ce1">
            <text:p>0</text:p>
          </table:table-cell>
          <table:table-cell office:value-type="float" office:value="54.29" table:style-name="ce5">
            <text:p>54.29</text:p>
          </table:table-cell>
          <table:table-cell office:value-type="float" office:value="-18.66" table:style-name="ce1">
            <text:p>-18.66</text:p>
          </table:table-cell>
          <table:table-cell office:value-type="float" office:value="49.1" table:style-name="ce1">
            <text:p>49.1</text:p>
          </table:table-cell>
          <table:table-cell office:value-type="float" office:value="0.1767772" table:style-name="ce1">
            <text:p>0.1767772</text:p>
          </table:table-cell>
          <table:table-cell office:value-type="float" office:value="0.19545899999999999" table:style-name="ce5">
            <text:p>0.195459</text:p>
          </table:table-cell>
          <table:table-cell office:value-type="float" office:value="3.8490000000000002" table:style-name="ce5">
            <text:p>3.849</text:p>
          </table:table-cell>
          <table:table-cell office:value-type="float" office:value="27.6" table:style-name="ce5">
            <text:p>27.6</text:p>
          </table:table-cell>
          <table:table-cell office:value-type="float" office:value="50.66" table:style-name="ce5">
            <text:p>50.66</text:p>
          </table:table-cell>
          <table:table-cell office:value-type="float" office:value="0.1" table:style-name="ce1">
            <text:p>0.1</text:p>
          </table:table-cell>
          <table:table-cell table:number-columns-repeated="16372"/>
        </table:table-row>
        <table:table-row table:style-name="ro1">
          <table:table-cell office:value-type="date" office:date-value="2014-07-12T21:00:00" table:style-name="ce2">
            <text:p>7/12/2014 21:00</text:p>
          </table:table-cell>
          <table:table-cell office:value-type="float" office:value="193.875" table:style-name="ce3">
            <text:p>193.875</text:p>
          </table:table-cell>
          <table:table-cell office:value-type="float" office:value="0" table:style-name="ce1">
            <text:p>0</text:p>
          </table:table-cell>
          <table:table-cell office:value-type="float" office:value="-2.7850000000000001" table:style-name="ce5">
            <text:p>-2.785</text:p>
          </table:table-cell>
          <table:table-cell office:value-type="float" office:value="-3.5000000000000003E-2" table:style-name="ce1">
            <text:p>-0.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024989999999999E-2" table:style-name="ce5">
            <text:p>-0.01002499</text:p>
          </table:table-cell>
          <table:table-cell office:value-type="float" office:value="2.3119999999999998" table:style-name="ce5">
            <text:p>2.312</text:p>
          </table:table-cell>
          <table:table-cell office:value-type="float" office:value="25.15" table:style-name="ce5">
            <text:p>25.15</text:p>
          </table:table-cell>
          <table:table-cell office:value-type="float" office:value="63.87" table:style-name="ce5">
            <text:p>63.87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2"/>
        </table:table-row>
        <table:table-row table:style-name="ro1">
          <table:table-cell office:value-type="date" office:date-value="2014-07-12T22:00:00" table:style-name="ce2">
            <text:p>7/12/2014 22:00</text:p>
          </table:table-cell>
          <table:table-cell office:value-type="float" office:value="193.91666666666424" table:style-name="ce3">
            <text:p>193.9166667</text:p>
          </table:table-cell>
          <table:table-cell office:value-type="float" office:value="0" table:style-name="ce1">
            <text:p>0</text:p>
          </table:table-cell>
          <table:table-cell office:value-type="float" office:value="-3.3439999999999999" table:style-name="ce5">
            <text:p>-3.344</text:p>
          </table:table-cell>
          <table:table-cell office:value-type="float" office:value="5.5E-2" table:style-name="ce1">
            <text:p>0.0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03714E-2" table:style-name="ce5">
            <text:p>-0.01203714</text:p>
          </table:table-cell>
          <table:table-cell office:value-type="float" office:value="1.1879999999999999" table:style-name="ce5">
            <text:p>1.188</text:p>
          </table:table-cell>
          <table:table-cell office:value-type="float" office:value="22.38" table:style-name="ce5">
            <text:p>22.38</text:p>
          </table:table-cell>
          <table:table-cell office:value-type="float" office:value="69.61" table:style-name="ce5">
            <text:p>69.61</text:p>
          </table:table-cell>
          <table:table-cell office:value-type="float" office:value="-1E-3" table:style-name="ce1">
            <text:p>-0.001</text:p>
          </table:table-cell>
          <table:table-cell table:number-columns-repeated="16372"/>
        </table:table-row>
        <table:table-row table:style-name="ro1">
          <table:table-cell office:value-type="date" office:date-value="2014-07-12T23:00:00" table:style-name="ce2">
            <text:p>7/12/2014 23:00</text:p>
          </table:table-cell>
          <table:table-cell office:value-type="float" office:value="193.95833333333576" table:style-name="ce3">
            <text:p>193.9583333</text:p>
          </table:table-cell>
          <table:table-cell office:value-type="float" office:value="0" table:style-name="ce1">
            <text:p>0</text:p>
          </table:table-cell>
          <table:table-cell office:value-type="float" office:value="-2.5110000000000001" table:style-name="ce5">
            <text:p>-2.511</text:p>
          </table:table-cell>
          <table:table-cell office:value-type="float" office:value="-0.61099999999999999" table:style-name="ce1">
            <text:p>-0.6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0403340000000006E-3" table:style-name="ce5">
            <text:p>-0.009040334</text:p>
          </table:table-cell>
          <table:table-cell office:value-type="float" office:value="1.0940000000000001" table:style-name="ce5">
            <text:p>1.094</text:p>
          </table:table-cell>
          <table:table-cell office:value-type="float" office:value="21.31" table:style-name="ce5">
            <text:p>21.31</text:p>
          </table:table-cell>
          <table:table-cell office:value-type="float" office:value="69.98" table:style-name="ce5">
            <text:p>69.9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72"/>
        </table:table-row>
        <table:table-row table:style-name="ro1">
          <table:table-cell office:value-type="date" office:date-value="2014-07-13T00:00:00" table:style-name="ce2">
            <text:p>7/13/2014 0:00</text:p>
          </table:table-cell>
          <table:table-cell office:value-type="float" office:value="194" table:style-name="ce3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-2.1139999999999999" table:style-name="ce5">
            <text:p>-2.114</text:p>
          </table:table-cell>
          <table:table-cell office:value-type="float" office:value="-0.97399999999999998" table:style-name="ce1">
            <text:p>-0.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611601E-3" table:style-name="ce5">
            <text:p>-0.007611601</text:p>
          </table:table-cell>
          <table:table-cell office:value-type="float" office:value="1.712" table:style-name="ce5">
            <text:p>1.712</text:p>
          </table:table-cell>
          <table:table-cell office:value-type="float" office:value="21.5" table:style-name="ce5">
            <text:p>21.5</text:p>
          </table:table-cell>
          <table:table-cell office:value-type="float" office:value="63.84" table:style-name="ce5">
            <text:p>63.84</text:p>
          </table:table-cell>
          <table:table-cell office:value-type="float" office:value="0.01" table:style-name="ce1">
            <text:p>0.01</text:p>
          </table:table-cell>
          <table:table-cell table:number-columns-repeated="16372"/>
        </table:table-row>
        <table:table-row table:style-name="ro1">
          <table:table-cell office:value-type="date" office:date-value="2014-07-13T01:00:00" table:style-name="ce2">
            <text:p>7/13/2014 1:00</text:p>
          </table:table-cell>
          <table:table-cell office:value-type="float" office:value="194.04166666666424" table:style-name="ce3">
            <text:p>194.0416667</text:p>
          </table:table-cell>
          <table:table-cell office:value-type="float" office:value="0" table:style-name="ce1">
            <text:p>0</text:p>
          </table:table-cell>
          <table:table-cell office:value-type="float" office:value="-2.2069999999999999" table:style-name="ce5">
            <text:p>-2.207</text:p>
          </table:table-cell>
          <table:table-cell office:value-type="float" office:value="-0.63500000000000001" table:style-name="ce1">
            <text:p>-0.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9449919999999997E-3" table:style-name="ce5">
            <text:p>-0.007944992</text:p>
          </table:table-cell>
          <table:table-cell office:value-type="float" office:value="2.2989999999999999" table:style-name="ce5">
            <text:p>2.299</text:p>
          </table:table-cell>
          <table:table-cell office:value-type="float" office:value="21.54" table:style-name="ce5">
            <text:p>21.54</text:p>
          </table:table-cell>
          <table:table-cell office:value-type="float" office:value="63.64" table:style-name="ce5">
            <text:p>63.64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72"/>
        </table:table-row>
        <table:table-row table:style-name="ro1">
          <table:table-cell office:value-type="date" office:date-value="2014-07-13T02:00:00" table:style-name="ce2">
            <text:p>7/13/2014 2:00</text:p>
          </table:table-cell>
          <table:table-cell office:value-type="float" office:value="194.08333333333576" table:style-name="ce3">
            <text:p>194.0833333</text:p>
          </table:table-cell>
          <table:table-cell office:value-type="float" office:value="0" table:style-name="ce1">
            <text:p>0</text:p>
          </table:table-cell>
          <table:table-cell office:value-type="float" office:value="-2.3370000000000002" table:style-name="ce5">
            <text:p>-2.337</text:p>
          </table:table-cell>
          <table:table-cell office:value-type="float" office:value="-0.52500000000000002" table:style-name="ce1">
            <text:p>-0.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4140250000000003E-3" table:style-name="ce5">
            <text:p>-0.008414025</text:p>
          </table:table-cell>
          <table:table-cell office:value-type="float" office:value="2.6040000000000001" table:style-name="ce5">
            <text:p>2.604</text:p>
          </table:table-cell>
          <table:table-cell office:value-type="float" office:value="21.37" table:style-name="ce5">
            <text:p>21.37</text:p>
          </table:table-cell>
          <table:table-cell office:value-type="float" office:value="64.62" table:style-name="ce5">
            <text:p>64.62</text:p>
          </table:table-cell>
          <table:table-cell office:value-type="float" office:value="2.7E-2" table:style-name="ce1">
            <text:p>0.027</text:p>
          </table:table-cell>
          <table:table-cell table:number-columns-repeated="16372"/>
        </table:table-row>
        <table:table-row table:style-name="ro1">
          <table:table-cell office:value-type="date" office:date-value="2014-07-13T03:00:00" table:style-name="ce2">
            <text:p>7/13/2014 3:00</text:p>
          </table:table-cell>
          <table:table-cell office:value-type="float" office:value="194.125" table:style-name="ce3">
            <text:p>194.125</text:p>
          </table:table-cell>
          <table:table-cell office:value-type="float" office:value="0" table:style-name="ce1">
            <text:p>0</text:p>
          </table:table-cell>
          <table:table-cell office:value-type="float" office:value="-1.732" table:style-name="ce5">
            <text:p>-1.732</text:p>
          </table:table-cell>
          <table:table-cell office:value-type="float" office:value="-0.40799999999999997" table:style-name="ce1">
            <text:p>-0.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2351689999999996E-3" table:style-name="ce5">
            <text:p>-0.006235169</text:p>
          </table:table-cell>
          <table:table-cell office:value-type="float" office:value="2.76" table:style-name="ce5">
            <text:p>2.76</text:p>
          </table:table-cell>
          <table:table-cell office:value-type="float" office:value="21.1" table:style-name="ce5">
            <text:p>21.1</text:p>
          </table:table-cell>
          <table:table-cell office:value-type="float" office:value="65.47" table:style-name="ce5">
            <text:p>65.47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72"/>
        </table:table-row>
        <table:table-row table:style-name="ro1">
          <table:table-cell office:value-type="date" office:date-value="2014-07-13T04:00:00" table:style-name="ce2">
            <text:p>7/13/2014 4:00</text:p>
          </table:table-cell>
          <table:table-cell office:value-type="float" office:value="194.16666666666424" table:style-name="ce3">
            <text:p>194.1666667</text:p>
          </table:table-cell>
          <table:table-cell office:value-type="float" office:value="0" table:style-name="ce1">
            <text:p>0</text:p>
          </table:table-cell>
          <table:table-cell office:value-type="float" office:value="-1.5009999999999999" table:style-name="ce5">
            <text:p>-1.501</text:p>
          </table:table-cell>
          <table:table-cell office:value-type="float" office:value="-0.40400000000000003" table:style-name="ce1">
            <text:p>-0.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4025640000000003E-3" table:style-name="ce5">
            <text:p>-0.005402564</text:p>
          </table:table-cell>
          <table:table-cell office:value-type="float" office:value="2.9079999999999999" table:style-name="ce5">
            <text:p>2.908</text:p>
          </table:table-cell>
          <table:table-cell office:value-type="float" office:value="20.9" table:style-name="ce5">
            <text:p>20.9</text:p>
          </table:table-cell>
          <table:table-cell office:value-type="float" office:value="60.07" table:style-name="ce5">
            <text:p>60.07</text:p>
          </table:table-cell>
          <table:table-cell office:value-type="float" office:value="2.7E-2" table:style-name="ce1">
            <text:p>0.027</text:p>
          </table:table-cell>
          <table:table-cell table:number-columns-repeated="16372"/>
        </table:table-row>
        <table:table-row table:style-name="ro1">
          <table:table-cell office:value-type="date" office:date-value="2014-07-13T05:00:00" table:style-name="ce2">
            <text:p>7/13/2014 5:00</text:p>
          </table:table-cell>
          <table:table-cell office:value-type="float" office:value="194.20833333333576" table:style-name="ce3">
            <text:p>194.2083333</text:p>
          </table:table-cell>
          <table:table-cell office:value-type="float" office:value="0" table:style-name="ce1">
            <text:p>0</text:p>
          </table:table-cell>
          <table:table-cell office:value-type="float" office:value="-1.21" table:style-name="ce5">
            <text:p>-1.21</text:p>
          </table:table-cell>
          <table:table-cell office:value-type="float" office:value="-0.27700000000000002" table:style-name="ce1">
            <text:p>-0.2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3566990000000003E-3" table:style-name="ce5">
            <text:p>-0.004356699</text:p>
          </table:table-cell>
          <table:table-cell office:value-type="float" office:value="1.67" table:style-name="ce5">
            <text:p>1.67</text:p>
          </table:table-cell>
          <table:table-cell office:value-type="float" office:value="21.92" table:style-name="ce5">
            <text:p>21.92</text:p>
          </table:table-cell>
          <table:table-cell office:value-type="float" office:value="63.43" table:style-name="ce5">
            <text:p>63.43</text:p>
          </table:table-cell>
          <table:table-cell office:value-type="float" office:value="1.2E-2" table:style-name="ce1">
            <text:p>0.012</text:p>
          </table:table-cell>
          <table:table-cell table:number-columns-repeated="16372"/>
        </table:table-row>
        <table:table-row table:style-name="ro1">
          <table:table-cell office:value-type="date" office:date-value="2014-07-13T06:00:00" table:style-name="ce2">
            <text:p>7/13/2014 6:00</text:p>
          </table:table-cell>
          <table:table-cell office:value-type="float" office:value="194.25" table:style-name="ce3">
            <text:p>194.25</text:p>
          </table:table-cell>
          <table:table-cell office:value-type="float" office:value="0" table:style-name="ce1">
            <text:p>0</text:p>
          </table:table-cell>
          <table:table-cell office:value-type="float" office:value="1.0269999999999999" table:style-name="ce5">
            <text:p>1.027</text:p>
          </table:table-cell>
          <table:table-cell office:value-type="float" office:value="-0.76800000000000002" table:style-name="ce1">
            <text:p>-0.768</text:p>
          </table:table-cell>
          <table:table-cell office:value-type="float" office:value="0.54500000000000004" table:style-name="ce1">
            <text:p>0.545</text:p>
          </table:table-cell>
          <table:table-cell office:value-type="float" office:value="1.961282E-3" table:style-name="ce1">
            <text:p>0.001961282</text:p>
          </table:table-cell>
          <table:table-cell office:value-type="float" office:value="3.6966199999999999E-3" table:style-name="ce5">
            <text:p>0.00369662</text:p>
          </table:table-cell>
          <table:table-cell office:value-type="float" office:value="2.238" table:style-name="ce5">
            <text:p>2.238</text:p>
          </table:table-cell>
          <table:table-cell office:value-type="float" office:value="21.34" table:style-name="ce5">
            <text:p>21.34</text:p>
          </table:table-cell>
          <table:table-cell office:value-type="float" office:value="71.2" table:style-name="ce5">
            <text:p>71.2</text:p>
          </table:table-cell>
          <table:table-cell office:value-type="float" office:value="5.7000000000000002E-2" table:style-name="ce1">
            <text:p>0.057</text:p>
          </table:table-cell>
          <table:table-cell table:number-columns-repeated="16372"/>
        </table:table-row>
        <table:table-row table:style-name="ro1">
          <table:table-cell office:value-type="date" office:date-value="2014-07-13T07:00:00" table:style-name="ce2">
            <text:p>7/13/2014 7:00</text:p>
          </table:table-cell>
          <table:table-cell office:value-type="float" office:value="194.29166666666424" table:style-name="ce3">
            <text:p>194.2916667</text:p>
          </table:table-cell>
          <table:table-cell office:value-type="float" office:value="0" table:style-name="ce1">
            <text:p>0</text:p>
          </table:table-cell>
          <table:table-cell office:value-type="float" office:value="46.23" table:style-name="ce5">
            <text:p>46.23</text:p>
          </table:table-cell>
          <table:table-cell office:value-type="float" office:value="-12.96" table:style-name="ce1">
            <text:p>-12.96</text:p>
          </table:table-cell>
          <table:table-cell office:value-type="float" office:value="37.06" table:style-name="ce1">
            <text:p>37.06</text:p>
          </table:table-cell>
          <table:table-cell office:value-type="float" office:value="0.1334188" table:style-name="ce1">
            <text:p>0.1334188</text:p>
          </table:table-cell>
          <table:table-cell office:value-type="float" office:value="0.1664206" table:style-name="ce5">
            <text:p>0.1664206</text:p>
          </table:table-cell>
          <table:table-cell office:value-type="float" office:value="2.1320000000000001" table:style-name="ce5">
            <text:p>2.132</text:p>
          </table:table-cell>
          <table:table-cell office:value-type="float" office:value="21.25" table:style-name="ce5">
            <text:p>21.25</text:p>
          </table:table-cell>
          <table:table-cell office:value-type="float" office:value="67.989999999999995" table:style-name="ce5">
            <text:p>67.99</text:p>
          </table:table-cell>
          <table:table-cell office:value-type="float" office:value="8.2000000000000003E-2" table:style-name="ce1">
            <text:p>0.082</text:p>
          </table:table-cell>
          <table:table-cell table:number-columns-repeated="16372"/>
        </table:table-row>
        <table:table-row table:style-name="ro1">
          <table:table-cell office:value-type="date" office:date-value="2014-07-13T08:00:00" table:style-name="ce2">
            <text:p>7/13/2014 8:00</text:p>
          </table:table-cell>
          <table:table-cell office:value-type="float" office:value="194.33333333333576" table:style-name="ce3">
            <text:p>194.3333333</text:p>
          </table:table-cell>
          <table:table-cell office:value-type="float" office:value="0" table:style-name="ce1">
            <text:p>0</text:p>
          </table:table-cell>
          <table:table-cell office:value-type="float" office:value="249.5" table:style-name="ce5">
            <text:p>249.5</text:p>
          </table:table-cell>
          <table:table-cell office:value-type="float" office:value="-70.84" table:style-name="ce1">
            <text:p>-70.84</text:p>
          </table:table-cell>
          <table:table-cell office:value-type="float" office:value="225.6" table:style-name="ce1">
            <text:p>225.6</text:p>
          </table:table-cell>
          <table:table-cell office:value-type="float" office:value="0.81227110000000002" table:style-name="ce1">
            <text:p>0.8122711</text:p>
          </table:table-cell>
          <table:table-cell office:value-type="float" office:value="0.89832069999999997" table:style-name="ce5">
            <text:p>0.8983207</text:p>
          </table:table-cell>
          <table:table-cell office:value-type="float" office:value="2.2440000000000002" table:style-name="ce5">
            <text:p>2.244</text:p>
          </table:table-cell>
          <table:table-cell office:value-type="float" office:value="22.55" table:style-name="ce5">
            <text:p>22.55</text:p>
          </table:table-cell>
          <table:table-cell office:value-type="float" office:value="61.84" table:style-name="ce5">
            <text:p>61.84</text:p>
          </table:table-cell>
          <table:table-cell office:value-type="float" office:value="0.20799999999999999" table:style-name="ce1">
            <text:p>0.208</text:p>
          </table:table-cell>
          <table:table-cell table:number-columns-repeated="16372"/>
        </table:table-row>
        <table:table-row table:style-name="ro1">
          <table:table-cell office:value-type="date" office:date-value="2014-07-13T09:00:00" table:style-name="ce2">
            <text:p>7/13/2014 9:00</text:p>
          </table:table-cell>
          <table:table-cell office:value-type="float" office:value="194.375" table:style-name="ce3">
            <text:p>194.375</text:p>
          </table:table-cell>
          <table:table-cell office:value-type="float" office:value="0" table:style-name="ce1">
            <text:p>0</text:p>
          </table:table-cell>
          <table:table-cell office:value-type="float" office:value="463.7" table:style-name="ce5">
            <text:p>463.7</text:p>
          </table:table-cell>
          <table:table-cell office:value-type="float" office:value="-116.7" table:style-name="ce1">
            <text:p>-116.7</text:p>
          </table:table-cell>
          <table:table-cell office:value-type="float" office:value="418.4" table:style-name="ce1">
            <text:p>418.4</text:p>
          </table:table-cell>
          <table:table-cell office:value-type="float" office:value="1.50624" table:style-name="ce1">
            <text:p>1.50624</text:p>
          </table:table-cell>
          <table:table-cell office:value-type="float" office:value="1.6693180000000001" table:style-name="ce5">
            <text:p>1.669318</text:p>
          </table:table-cell>
          <table:table-cell office:value-type="float" office:value="3.109" table:style-name="ce5">
            <text:p>3.109</text:p>
          </table:table-cell>
          <table:table-cell office:value-type="float" office:value="24.29" table:style-name="ce5">
            <text:p>24.29</text:p>
          </table:table-cell>
          <table:table-cell office:value-type="float" office:value="59.47" table:style-name="ce5">
            <text:p>59.47</text:p>
          </table:table-cell>
          <table:table-cell office:value-type="float" office:value="0.36599999999999999" table:style-name="ce1">
            <text:p>0.366</text:p>
          </table:table-cell>
          <table:table-cell table:number-columns-repeated="16372"/>
        </table:table-row>
        <table:table-row table:style-name="ro1">
          <table:table-cell office:value-type="date" office:date-value="2014-07-13T10:00:00" table:style-name="ce2">
            <text:p>7/13/2014 10:00</text:p>
          </table:table-cell>
          <table:table-cell office:value-type="float" office:value="194.41666666666424" table:style-name="ce3">
            <text:p>194.4166667</text:p>
          </table:table-cell>
          <table:table-cell office:value-type="float" office:value="0" table:style-name="ce1">
            <text:p>0</text:p>
          </table:table-cell>
          <table:table-cell office:value-type="float" office:value="654" table:style-name="ce5">
            <text:p>654</text:p>
          </table:table-cell>
          <table:table-cell office:value-type="float" office:value="-146.4" table:style-name="ce1">
            <text:p>-146.4</text:p>
          </table:table-cell>
          <table:table-cell office:value-type="float" office:value="588.9" table:style-name="ce1">
            <text:p>588.9</text:p>
          </table:table-cell>
          <table:table-cell office:value-type="float" office:value="2.120193" table:style-name="ce1">
            <text:p>2.120193</text:p>
          </table:table-cell>
          <table:table-cell office:value-type="float" office:value="2.3544420000000001" table:style-name="ce5">
            <text:p>2.354442</text:p>
          </table:table-cell>
          <table:table-cell office:value-type="float" office:value="2.8050000000000002" table:style-name="ce5">
            <text:p>2.805</text:p>
          </table:table-cell>
          <table:table-cell office:value-type="float" office:value="25.56" table:style-name="ce5">
            <text:p>25.56</text:p>
          </table:table-cell>
          <table:table-cell office:value-type="float" office:value="55.17" table:style-name="ce5">
            <text:p>55.17</text:p>
          </table:table-cell>
          <table:table-cell office:value-type="float" office:value="0.497" table:style-name="ce1">
            <text:p>0.497</text:p>
          </table:table-cell>
          <table:table-cell table:number-columns-repeated="16372"/>
        </table:table-row>
        <table:table-row table:style-name="ro1">
          <table:table-cell office:value-type="date" office:date-value="2014-07-13T11:00:00" table:style-name="ce2">
            <text:p>7/13/2014 11:00</text:p>
          </table:table-cell>
          <table:table-cell office:value-type="float" office:value="194.45833333333576" table:style-name="ce3">
            <text:p>194.4583333</text:p>
          </table:table-cell>
          <table:table-cell office:value-type="float" office:value="0" table:style-name="ce1">
            <text:p>0</text:p>
          </table:table-cell>
          <table:table-cell office:value-type="float" office:value="779.7" table:style-name="ce5">
            <text:p>779.7</text:p>
          </table:table-cell>
          <table:table-cell office:value-type="float" office:value="-158" table:style-name="ce1">
            <text:p>-158</text:p>
          </table:table-cell>
          <table:table-cell office:value-type="float" office:value="701.8" table:style-name="ce1">
            <text:p>701.8</text:p>
          </table:table-cell>
          <table:table-cell office:value-type="float" office:value="2.5263680000000002" table:style-name="ce1">
            <text:p>2.526368</text:p>
          </table:table-cell>
          <table:table-cell office:value-type="float" office:value="2.8070300000000001" table:style-name="ce5">
            <text:p>2.80703</text:p>
          </table:table-cell>
          <table:table-cell office:value-type="float" office:value="2.3130000000000002" table:style-name="ce5">
            <text:p>2.313</text:p>
          </table:table-cell>
          <table:table-cell office:value-type="float" office:value="27.01" table:style-name="ce5">
            <text:p>27.01</text:p>
          </table:table-cell>
          <table:table-cell office:value-type="float" office:value="51.29" table:style-name="ce5">
            <text:p>51.29</text:p>
          </table:table-cell>
          <table:table-cell office:value-type="float" office:value="0.59699999999999998" table:style-name="ce1">
            <text:p>0.597</text:p>
          </table:table-cell>
          <table:table-cell table:number-columns-repeated="16372"/>
        </table:table-row>
        <table:table-row table:style-name="ro1">
          <table:table-cell office:value-type="date" office:date-value="2014-07-13T12:00:00" table:style-name="ce2">
            <text:p>7/13/2014 12:00</text:p>
          </table:table-cell>
          <table:table-cell office:value-type="float" office:value="194.5" table:style-name="ce3">
            <text:p>194.5</text:p>
          </table:table-cell>
          <table:table-cell office:value-type="float" office:value="0" table:style-name="ce1">
            <text:p>0</text:p>
          </table:table-cell>
          <table:table-cell office:value-type="float" office:value="772.1" table:style-name="ce5">
            <text:p>772.1</text:p>
          </table:table-cell>
          <table:table-cell office:value-type="float" office:value="-152.9" table:style-name="ce1">
            <text:p>-152.9</text:p>
          </table:table-cell>
          <table:table-cell office:value-type="float" office:value="700.1" table:style-name="ce1">
            <text:p>700.1</text:p>
          </table:table-cell>
          <table:table-cell office:value-type="float" office:value="2.5203700000000002" table:style-name="ce1">
            <text:p>2.52037</text:p>
          </table:table-cell>
          <table:table-cell office:value-type="float" office:value="2.7797170000000002" table:style-name="ce5">
            <text:p>2.779717</text:p>
          </table:table-cell>
          <table:table-cell office:value-type="float" office:value="2.024" table:style-name="ce5">
            <text:p>2.024</text:p>
          </table:table-cell>
          <table:table-cell office:value-type="float" office:value="28.23" table:style-name="ce5">
            <text:p>28.23</text:p>
          </table:table-cell>
          <table:table-cell office:value-type="float" office:value="46.88" table:style-name="ce5">
            <text:p>46.88</text:p>
          </table:table-cell>
          <table:table-cell office:value-type="float" office:value="0.61" table:style-name="ce1">
            <text:p>0.61</text:p>
          </table:table-cell>
          <table:table-cell table:number-columns-repeated="16372"/>
        </table:table-row>
        <table:table-row table:style-name="ro1">
          <table:table-cell office:value-type="date" office:date-value="2014-07-13T13:00:00" table:style-name="ce2">
            <text:p>7/13/2014 13:00</text:p>
          </table:table-cell>
          <table:table-cell office:value-type="float" office:value="194.54166666666424" table:style-name="ce3">
            <text:p>194.5416667</text:p>
          </table:table-cell>
          <table:table-cell office:value-type="float" office:value="0" table:style-name="ce1">
            <text:p>0</text:p>
          </table:table-cell>
          <table:table-cell office:value-type="float" office:value="561.79999999999995" table:style-name="ce5">
            <text:p>561.8</text:p>
          </table:table-cell>
          <table:table-cell office:value-type="float" office:value="-114.4" table:style-name="ce1">
            <text:p>-114.4</text:p>
          </table:table-cell>
          <table:table-cell office:value-type="float" office:value="515.4" table:style-name="ce1">
            <text:p>515.4</text:p>
          </table:table-cell>
          <table:table-cell office:value-type="float" office:value="1.855429" table:style-name="ce1">
            <text:p>1.855429</text:p>
          </table:table-cell>
          <table:table-cell office:value-type="float" office:value="2.0225819999999999" table:style-name="ce5">
            <text:p>2.022582</text:p>
          </table:table-cell>
          <table:table-cell office:value-type="float" office:value="2.0859999999999999" table:style-name="ce5">
            <text:p>2.086</text:p>
          </table:table-cell>
          <table:table-cell office:value-type="float" office:value="28.9" table:style-name="ce5">
            <text:p>28.9</text:p>
          </table:table-cell>
          <table:table-cell office:value-type="float" office:value="45.25" table:style-name="ce5">
            <text:p>45.25</text:p>
          </table:table-cell>
          <table:table-cell office:value-type="float" office:value="0.48399999999999999" table:style-name="ce1">
            <text:p>0.484</text:p>
          </table:table-cell>
          <table:table-cell table:number-columns-repeated="16372"/>
        </table:table-row>
        <table:table-row table:style-name="ro1">
          <table:table-cell office:value-type="date" office:date-value="2014-07-13T14:00:00" table:style-name="ce2">
            <text:p>7/13/2014 14:00</text:p>
          </table:table-cell>
          <table:table-cell office:value-type="float" office:value="194.58333333333576" table:style-name="ce3">
            <text:p>194.5833333</text:p>
          </table:table-cell>
          <table:table-cell office:value-type="float" office:value="0" table:style-name="ce1">
            <text:p>0</text:p>
          </table:table-cell>
          <table:table-cell office:value-type="float" office:value="972" table:style-name="ce5">
            <text:p>972</text:p>
          </table:table-cell>
          <table:table-cell office:value-type="float" office:value="-173.3" table:style-name="ce1">
            <text:p>-173.3</text:p>
          </table:table-cell>
          <table:table-cell office:value-type="float" office:value="869" table:style-name="ce1">
            <text:p>869</text:p>
          </table:table-cell>
          <table:table-cell office:value-type="float" office:value="3.1285980000000002" table:style-name="ce1">
            <text:p>3.128598</text:p>
          </table:table-cell>
          <table:table-cell office:value-type="float" office:value="3.4985870000000001" table:style-name="ce5">
            <text:p>3.498587</text:p>
          </table:table-cell>
          <table:table-cell office:value-type="float" office:value="2.1379999999999999" table:style-name="ce5">
            <text:p>2.138</text:p>
          </table:table-cell>
          <table:table-cell office:value-type="float" office:value="30.35" table:style-name="ce5">
            <text:p>30.35</text:p>
          </table:table-cell>
          <table:table-cell office:value-type="float" office:value="39.82" table:style-name="ce5">
            <text:p>39.82</text:p>
          </table:table-cell>
          <table:table-cell office:value-type="float" office:value="0.77" table:style-name="ce1">
            <text:p>0.77</text:p>
          </table:table-cell>
          <table:table-cell table:number-columns-repeated="16372"/>
        </table:table-row>
        <table:table-row table:style-name="ro1">
          <table:table-cell office:value-type="date" office:date-value="2014-07-13T15:00:00" table:style-name="ce2">
            <text:p>7/13/2014 15:00</text:p>
          </table:table-cell>
          <table:table-cell office:value-type="float" office:value="194.625" table:style-name="ce3">
            <text:p>194.625</text:p>
          </table:table-cell>
          <table:table-cell office:value-type="float" office:value="0" table:style-name="ce1">
            <text:p>0</text:p>
          </table:table-cell>
          <table:table-cell office:value-type="float" office:value="911" table:style-name="ce5">
            <text:p>911</text:p>
          </table:table-cell>
          <table:table-cell office:value-type="float" office:value="-169.3" table:style-name="ce1">
            <text:p>-169.3</text:p>
          </table:table-cell>
          <table:table-cell office:value-type="float" office:value="812" table:style-name="ce1">
            <text:p>812</text:p>
          </table:table-cell>
          <table:table-cell office:value-type="float" office:value="2.9220440000000001" table:style-name="ce1">
            <text:p>2.922044</text:p>
          </table:table-cell>
          <table:table-cell office:value-type="float" office:value="3.2779159999999998" table:style-name="ce5">
            <text:p>3.277916</text:p>
          </table:table-cell>
          <table:table-cell office:value-type="float" office:value="2.3969999999999998" table:style-name="ce5">
            <text:p>2.397</text:p>
          </table:table-cell>
          <table:table-cell office:value-type="float" office:value="31.86" table:style-name="ce5">
            <text:p>31.86</text:p>
          </table:table-cell>
          <table:table-cell office:value-type="float" office:value="35.74" table:style-name="ce5">
            <text:p>35.74</text:p>
          </table:table-cell>
          <table:table-cell office:value-type="float" office:value="0.753" table:style-name="ce1">
            <text:p>0.753</text:p>
          </table:table-cell>
          <table:table-cell table:number-columns-repeated="16372"/>
        </table:table-row>
        <table:table-row table:style-name="ro1">
          <table:table-cell office:value-type="date" office:date-value="2014-07-13T16:00:00" table:style-name="ce2">
            <text:p>7/13/2014 16:00</text:p>
          </table:table-cell>
          <table:table-cell office:value-type="float" office:value="194.66666666666424" table:style-name="ce3">
            <text:p>194.6666667</text:p>
          </table:table-cell>
          <table:table-cell office:value-type="float" office:value="0" table:style-name="ce1">
            <text:p>0</text:p>
          </table:table-cell>
          <table:table-cell office:value-type="float" office:value="714.9" table:style-name="ce5">
            <text:p>714.9</text:p>
          </table:table-cell>
          <table:table-cell office:value-type="float" office:value="-143.6" table:style-name="ce1">
            <text:p>-143.6</text:p>
          </table:table-cell>
          <table:table-cell office:value-type="float" office:value="642.20000000000005" table:style-name="ce1">
            <text:p>642.2</text:p>
          </table:table-cell>
          <table:table-cell office:value-type="float" office:value="2.3120120000000002" table:style-name="ce1">
            <text:p>2.312012</text:p>
          </table:table-cell>
          <table:table-cell office:value-type="float" office:value="2.57348" table:style-name="ce5">
            <text:p>2.57348</text:p>
          </table:table-cell>
          <table:table-cell office:value-type="float" office:value="2.0539999999999998" table:style-name="ce5">
            <text:p>2.054</text:p>
          </table:table-cell>
          <table:table-cell office:value-type="float" office:value="32.43" table:style-name="ce5">
            <text:p>32.43</text:p>
          </table:table-cell>
          <table:table-cell office:value-type="float" office:value="34.950000000000003" table:style-name="ce5">
            <text:p>34.95</text:p>
          </table:table-cell>
          <table:table-cell office:value-type="float" office:value="0.6" table:style-name="ce1">
            <text:p>0.6</text:p>
          </table:table-cell>
          <table:table-cell table:number-columns-repeated="16372"/>
        </table:table-row>
        <table:table-row table:style-name="ro1">
          <table:table-cell office:value-type="date" office:date-value="2014-07-13T17:00:00" table:style-name="ce2">
            <text:p>7/13/2014 17:00</text:p>
          </table:table-cell>
          <table:table-cell office:value-type="float" office:value="194.70833333333576" table:style-name="ce3">
            <text:p>194.7083333</text:p>
          </table:table-cell>
          <table:table-cell office:value-type="float" office:value="0" table:style-name="ce1">
            <text:p>0</text:p>
          </table:table-cell>
          <table:table-cell office:value-type="float" office:value="258.8" table:style-name="ce5">
            <text:p>258.8</text:p>
          </table:table-cell>
          <table:table-cell office:value-type="float" office:value="-55.45" table:style-name="ce1">
            <text:p>-55.45</text:p>
          </table:table-cell>
          <table:table-cell office:value-type="float" office:value="237.6" table:style-name="ce1">
            <text:p>237.6</text:p>
          </table:table-cell>
          <table:table-cell office:value-type="float" office:value="0.85536730000000005" table:style-name="ce1">
            <text:p>0.8553673</text:p>
          </table:table-cell>
          <table:table-cell office:value-type="float" office:value="0.93158600000000003" table:style-name="ce5">
            <text:p>0.931586</text:p>
          </table:table-cell>
          <table:table-cell office:value-type="float" office:value="4.0350000000000001" table:style-name="ce5">
            <text:p>4.035</text:p>
          </table:table-cell>
          <table:table-cell office:value-type="float" office:value="29.39" table:style-name="ce5">
            <text:p>29.39</text:p>
          </table:table-cell>
          <table:table-cell office:value-type="float" office:value="51.13" table:style-name="ce5">
            <text:p>51.13</text:p>
          </table:table-cell>
          <table:table-cell office:value-type="float" office:value="0.34" table:style-name="ce1">
            <text:p>0.34</text:p>
          </table:table-cell>
          <table:table-cell table:number-columns-repeated="16372"/>
        </table:table-row>
        <table:table-row table:style-name="ro1">
          <table:table-cell office:value-type="date" office:date-value="2014-07-13T18:00:00" table:style-name="ce2">
            <text:p>7/13/2014 18:00</text:p>
          </table:table-cell>
          <table:table-cell office:value-type="float" office:value="194.75" table:style-name="ce3">
            <text:p>194.75</text:p>
          </table:table-cell>
          <table:table-cell office:value-type="float" office:value="0" table:style-name="ce1">
            <text:p>0</text:p>
          </table:table-cell>
          <table:table-cell office:value-type="float" office:value="86.7" table:style-name="ce5">
            <text:p>86.7</text:p>
          </table:table-cell>
          <table:table-cell office:value-type="float" office:value="-19.14" table:style-name="ce1">
            <text:p>-19.14</text:p>
          </table:table-cell>
          <table:table-cell office:value-type="float" office:value="76.14" table:style-name="ce1">
            <text:p>76.14</text:p>
          </table:table-cell>
          <table:table-cell office:value-type="float" office:value="0.27411980000000002" table:style-name="ce1">
            <text:p>0.2741198</text:p>
          </table:table-cell>
          <table:table-cell office:value-type="float" office:value="0.31228699999999998" table:style-name="ce5">
            <text:p>0.312287</text:p>
          </table:table-cell>
          <table:table-cell office:value-type="float" office:value="4.5140000000000002" table:style-name="ce5">
            <text:p>4.514</text:p>
          </table:table-cell>
          <table:table-cell office:value-type="float" office:value="25.7" table:style-name="ce5">
            <text:p>25.7</text:p>
          </table:table-cell>
          <table:table-cell office:value-type="float" office:value="54.05" table:style-name="ce5">
            <text:p>54.05</text:p>
          </table:table-cell>
          <table:table-cell office:value-type="float" office:value="0.20200000000000001" table:style-name="ce1">
            <text:p>0.202</text:p>
          </table:table-cell>
          <table:table-cell table:number-columns-repeated="16372"/>
        </table:table-row>
        <table:table-row table:style-name="ro1">
          <table:table-cell office:value-type="date" office:date-value="2014-07-13T19:00:00" table:style-name="ce2">
            <text:p>7/13/2014 19:00</text:p>
          </table:table-cell>
          <table:table-cell office:value-type="float" office:value="194.79166666666424" table:style-name="ce3">
            <text:p>194.7916667</text:p>
          </table:table-cell>
          <table:table-cell office:value-type="float" office:value="0" table:style-name="ce1">
            <text:p>0</text:p>
          </table:table-cell>
          <table:table-cell office:value-type="float" office:value="53.79" table:style-name="ce5">
            <text:p>53.79</text:p>
          </table:table-cell>
          <table:table-cell office:value-type="float" office:value="-12.19" table:style-name="ce1">
            <text:p>-12.19</text:p>
          </table:table-cell>
          <table:table-cell office:value-type="float" office:value="44.91" table:style-name="ce1">
            <text:p>44.91</text:p>
          </table:table-cell>
          <table:table-cell office:value-type="float" office:value="0.16166459999999999" table:style-name="ce1">
            <text:p>0.1616646</text:p>
          </table:table-cell>
          <table:table-cell office:value-type="float" office:value="0.19365280000000001" table:style-name="ce5">
            <text:p>0.1936528</text:p>
          </table:table-cell>
          <table:table-cell office:value-type="float" office:value="2.6960000000000002" table:style-name="ce5">
            <text:p>2.696</text:p>
          </table:table-cell>
          <table:table-cell office:value-type="float" office:value="24.66" table:style-name="ce5">
            <text:p>24.66</text:p>
          </table:table-cell>
          <table:table-cell office:value-type="float" office:value="59.38" table:style-name="ce5">
            <text:p>59.38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72"/>
        </table:table-row>
        <table:table-row table:style-name="ro1">
          <table:table-cell office:value-type="date" office:date-value="2014-07-13T20:00:00" table:style-name="ce2">
            <text:p>7/13/2014 20:00</text:p>
          </table:table-cell>
          <table:table-cell office:value-type="float" office:value="194.83333333333576" table:style-name="ce3">
            <text:p>194.8333333</text:p>
          </table:table-cell>
          <table:table-cell office:value-type="float" office:value="0" table:style-name="ce1">
            <text:p>0</text:p>
          </table:table-cell>
          <table:table-cell office:value-type="float" office:value="1.911" table:style-name="ce5">
            <text:p>1.911</text:p>
          </table:table-cell>
          <table:table-cell office:value-type="float" office:value="-0.97599999999999998" table:style-name="ce1">
            <text:p>-0.976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1.840745E-3" table:style-name="ce1">
            <text:p>0.001840745</text:p>
          </table:table-cell>
          <table:table-cell office:value-type="float" office:value="6.8797839999999999E-3" table:style-name="ce5">
            <text:p>0.006879784</text:p>
          </table:table-cell>
          <table:table-cell office:value-type="float" office:value="3.4870000000000001" table:style-name="ce5">
            <text:p>3.487</text:p>
          </table:table-cell>
          <table:table-cell office:value-type="float" office:value="24.45" table:style-name="ce5">
            <text:p>24.45</text:p>
          </table:table-cell>
          <table:table-cell office:value-type="float" office:value="64.25" table:style-name="ce5">
            <text:p>64.25</text:p>
          </table:table-cell>
          <table:table-cell office:value-type="float" office:value="6.2E-2" table:style-name="ce1">
            <text:p>0.062</text:p>
          </table:table-cell>
          <table:table-cell table:number-columns-repeated="16372"/>
        </table:table-row>
        <table:table-row table:style-name="ro1">
          <table:table-cell office:value-type="date" office:date-value="2014-07-13T21:00:00" table:style-name="ce2">
            <text:p>7/13/2014 21:00</text:p>
          </table:table-cell>
          <table:table-cell office:value-type="float" office:value="194.875" table:style-name="ce3">
            <text:p>194.875</text:p>
          </table:table-cell>
          <table:table-cell office:value-type="float" office:value="0.25" table:style-name="ce1">
            <text:p>0.25</text:p>
          </table:table-cell>
          <table:table-cell office:value-type="float" office:value="-3.3969999999999998" table:style-name="ce5">
            <text:p>-3.397</text:p>
          </table:table-cell>
          <table:table-cell office:value-type="float" office:value="-0.56399999999999995" table:style-name="ce1">
            <text:p>-0.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22996E-2" table:style-name="ce5">
            <text:p>-0.01222996</text:p>
          </table:table-cell>
          <table:table-cell office:value-type="float" office:value="2.5070000000000001" table:style-name="ce5">
            <text:p>2.507</text:p>
          </table:table-cell>
          <table:table-cell office:value-type="float" office:value="23.27" table:style-name="ce5">
            <text:p>23.27</text:p>
          </table:table-cell>
          <table:table-cell office:value-type="float" office:value="83" table:style-name="ce5">
            <text:p>8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72"/>
        </table:table-row>
        <table:table-row table:style-name="ro1">
          <table:table-cell office:value-type="date" office:date-value="2014-07-13T22:00:00" table:style-name="ce2">
            <text:p>7/13/2014 22:00</text:p>
          </table:table-cell>
          <table:table-cell office:value-type="float" office:value="194.91666666666424" table:style-name="ce3">
            <text:p>194.9166667</text:p>
          </table:table-cell>
          <table:table-cell office:value-type="float" office:value="0" table:style-name="ce1">
            <text:p>0</text:p>
          </table:table-cell>
          <table:table-cell office:value-type="float" office:value="-1.23" table:style-name="ce5">
            <text:p>-1.23</text:p>
          </table:table-cell>
          <table:table-cell office:value-type="float" office:value="-0.80100000000000005" table:style-name="ce1">
            <text:p>-0.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4266009999999996E-3" table:style-name="ce5">
            <text:p>-0.004426601</text:p>
          </table:table-cell>
          <table:table-cell office:value-type="float" office:value="1.429" table:style-name="ce5">
            <text:p>1.429</text:p>
          </table:table-cell>
          <table:table-cell office:value-type="float" office:value="21.47" table:style-name="ce5">
            <text:p>21.47</text:p>
          </table:table-cell>
          <table:table-cell office:value-type="float" office:value="84.3" table:style-name="ce5">
            <text:p>84.3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2"/>
        </table:table-row>
        <table:table-row table:style-name="ro1">
          <table:table-cell office:value-type="date" office:date-value="2014-07-13T23:00:00" table:style-name="ce2">
            <text:p>7/13/2014 23:00</text:p>
          </table:table-cell>
          <table:table-cell office:value-type="float" office:value="194.95833333333576" table:style-name="ce3">
            <text:p>194.9583333</text:p>
          </table:table-cell>
          <table:table-cell office:value-type="float" office:value="0" table:style-name="ce1">
            <text:p>0</text:p>
          </table:table-cell>
          <table:table-cell office:value-type="float" office:value="-0.85299999999999998" table:style-name="ce5">
            <text:p>-0.853</text:p>
          </table:table-cell>
          <table:table-cell office:value-type="float" office:value="-0.80300000000000005" table:style-name="ce1">
            <text:p>-0.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706140000000002E-3" table:style-name="ce5">
            <text:p>-0.003070614</text:p>
          </table:table-cell>
          <table:table-cell office:value-type="float" office:value="1.2649999999999999" table:style-name="ce5">
            <text:p>1.265</text:p>
          </table:table-cell>
          <table:table-cell office:value-type="float" office:value="21.42" table:style-name="ce5">
            <text:p>21.42</text:p>
          </table:table-cell>
          <table:table-cell office:value-type="float" office:value="89" table:style-name="ce5">
            <text:p>89</text:p>
          </table:table-cell>
          <table:table-cell office:value-type="float" office:value="1E-3" table:style-name="ce1">
            <text:p>0.001</text:p>
          </table:table-cell>
          <table:table-cell table:number-columns-repeated="16372"/>
        </table:table-row>
        <table:table-row table:style-name="ro1">
          <table:table-cell office:value-type="date" office:date-value="2014-07-14T00:00:00" table:style-name="ce2">
            <text:p>7/14/2014 0:00</text:p>
          </table:table-cell>
          <table:table-cell office:value-type="float" office:value="195" table:style-name="ce3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-0.61399999999999999" table:style-name="ce5">
            <text:p>-0.614</text:p>
          </table:table-cell>
          <table:table-cell office:value-type="float" office:value="-0.59299999999999997" table:style-name="ce1">
            <text:p>-0.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209894E-3" table:style-name="ce5">
            <text:p>-0.002209894</text:p>
          </table:table-cell>
          <table:table-cell office:value-type="float" office:value="1.679" table:style-name="ce5">
            <text:p>1.679</text:p>
          </table:table-cell>
          <table:table-cell office:value-type="float" office:value="21.27" table:style-name="ce5">
            <text:p>21.27</text:p>
          </table:table-cell>
          <table:table-cell office:value-type="float" office:value="89.9" table:style-name="ce5">
            <text:p>89.9</text:p>
          </table:table-cell>
          <table:table-cell office:value-type="float" office:value="2E-3" table:style-name="ce1">
            <text:p>0.002</text:p>
          </table:table-cell>
          <table:table-cell table:number-columns-repeated="16372"/>
        </table:table-row>
        <table:table-row table:style-name="ro1">
          <table:table-cell office:value-type="date" office:date-value="2014-07-14T01:00:00" table:style-name="ce2">
            <text:p>7/14/2014 1:00</text:p>
          </table:table-cell>
          <table:table-cell office:value-type="float" office:value="195.04166666666424" table:style-name="ce3">
            <text:p>195.0416667</text:p>
          </table:table-cell>
          <table:table-cell office:value-type="float" office:value="0" table:style-name="ce1">
            <text:p>0</text:p>
          </table:table-cell>
          <table:table-cell office:value-type="float" office:value="-1.681" table:style-name="ce5">
            <text:p>-1.681</text:p>
          </table:table-cell>
          <table:table-cell office:value-type="float" office:value="-0.49399999999999999" table:style-name="ce1">
            <text:p>-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0500600000000003E-3" table:style-name="ce5">
            <text:p>-0.00605006</text:p>
          </table:table-cell>
          <table:table-cell office:value-type="float" office:value="0.46500000000000002" table:style-name="ce5">
            <text:p>0.465</text:p>
          </table:table-cell>
          <table:table-cell office:value-type="float" office:value="21.03" table:style-name="ce5">
            <text:p>21.03</text:p>
          </table:table-cell>
          <table:table-cell office:value-type="float" office:value="92.2" table:style-name="ce5">
            <text:p>92.2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14T02:00:00" table:style-name="ce2">
            <text:p>7/14/2014 2:00</text:p>
          </table:table-cell>
          <table:table-cell office:value-type="float" office:value="195.08333333333576" table:style-name="ce3">
            <text:p>195.0833333</text:p>
          </table:table-cell>
          <table:table-cell office:value-type="float" office:value="0" table:style-name="ce1">
            <text:p>0</text:p>
          </table:table-cell>
          <table:table-cell office:value-type="float" office:value="-2.1560000000000001" table:style-name="ce5">
            <text:p>-2.156</text:p>
          </table:table-cell>
          <table:table-cell office:value-type="float" office:value="-0.499" table:style-name="ce1">
            <text:p>-0.4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75992E-3" table:style-name="ce5">
            <text:p>-0.00775992</text:p>
          </table:table-cell>
          <table:table-cell office:value-type="float" office:value="0.443" table:style-name="ce5">
            <text:p>0.443</text:p>
          </table:table-cell>
          <table:table-cell office:value-type="float" office:value="19.760000000000002" table:style-name="ce5">
            <text:p>19.76</text:p>
          </table:table-cell>
          <table:table-cell office:value-type="float" office:value="92.2" table:style-name="ce5">
            <text:p>92.2</text:p>
          </table:table-cell>
          <table:table-cell office:value-type="float" office:value="-0.01" table:style-name="ce1">
            <text:p>-0.01</text:p>
          </table:table-cell>
          <table:table-cell table:number-columns-repeated="16372"/>
        </table:table-row>
        <table:table-row table:style-name="ro1">
          <table:table-cell office:value-type="date" office:date-value="2014-07-14T03:00:00" table:style-name="ce2">
            <text:p>7/14/2014 3:00</text:p>
          </table:table-cell>
          <table:table-cell office:value-type="float" office:value="195.125" table:style-name="ce3">
            <text:p>195.125</text:p>
          </table:table-cell>
          <table:table-cell office:value-type="float" office:value="0" table:style-name="ce1">
            <text:p>0</text:p>
          </table:table-cell>
          <table:table-cell office:value-type="float" office:value="-2.016" table:style-name="ce5">
            <text:p>-2.016</text:p>
          </table:table-cell>
          <table:table-cell office:value-type="float" office:value="-0.77800000000000002" table:style-name="ce1">
            <text:p>-0.7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2588959999999999E-3" table:style-name="ce5">
            <text:p>-0.007258896</text:p>
          </table:table-cell>
          <table:table-cell office:value-type="float" office:value="0.53300000000000003" table:style-name="ce5">
            <text:p>0.533</text:p>
          </table:table-cell>
          <table:table-cell office:value-type="float" office:value="19.48" table:style-name="ce5">
            <text:p>19.48</text:p>
          </table:table-cell>
          <table:table-cell office:value-type="float" office:value="91.8" table:style-name="ce5">
            <text:p>91.8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14T04:00:00" table:style-name="ce2">
            <text:p>7/14/2014 4:00</text:p>
          </table:table-cell>
          <table:table-cell office:value-type="float" office:value="195.16666666666424" table:style-name="ce3">
            <text:p>195.1666667</text:p>
          </table:table-cell>
          <table:table-cell office:value-type="float" office:value="0" table:style-name="ce1">
            <text:p>0</text:p>
          </table:table-cell>
          <table:table-cell office:value-type="float" office:value="-1.857" table:style-name="ce5">
            <text:p>-1.857</text:p>
          </table:table-cell>
          <table:table-cell office:value-type="float" office:value="-0.67800000000000005" table:style-name="ce1">
            <text:p>-0.6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6860779999999998E-3" table:style-name="ce5">
            <text:p>-0.006686078</text:p>
          </table:table-cell>
          <table:table-cell office:value-type="float" office:value="0.67500000000000004" table:style-name="ce5">
            <text:p>0.675</text:p>
          </table:table-cell>
          <table:table-cell office:value-type="float" office:value="19.05" table:style-name="ce5">
            <text:p>19.05</text:p>
          </table:table-cell>
          <table:table-cell office:value-type="float" office:value="96.4" table:style-name="ce5">
            <text:p>96.4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14T05:00:00" table:style-name="ce2">
            <text:p>7/14/2014 5:00</text:p>
          </table:table-cell>
          <table:table-cell office:value-type="float" office:value="195.20833333333576" table:style-name="ce3">
            <text:p>195.2083333</text:p>
          </table:table-cell>
          <table:table-cell office:value-type="float" office:value="0" table:style-name="ce1">
            <text:p>0</text:p>
          </table:table-cell>
          <table:table-cell office:value-type="float" office:value="-1.6850000000000001" table:style-name="ce5">
            <text:p>-1.685</text:p>
          </table:table-cell>
          <table:table-cell office:value-type="float" office:value="-0.58399999999999996" table:style-name="ce1">
            <text:p>-0.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0647460000000002E-3" table:style-name="ce5">
            <text:p>-0.006064746</text:p>
          </table:table-cell>
          <table:table-cell office:value-type="float" office:value="0.53300000000000003" table:style-name="ce5">
            <text:p>0.533</text:p>
          </table:table-cell>
          <table:table-cell office:value-type="float" office:value="18.8" table:style-name="ce5">
            <text:p>18.8</text:p>
          </table:table-cell>
          <table:table-cell office:value-type="float" office:value="95.7" table:style-name="ce5">
            <text:p>95.7</text:p>
          </table:table-cell>
          <table:table-cell office:value-type="float" office:value="-0.01" table:style-name="ce1">
            <text:p>-0.01</text:p>
          </table:table-cell>
          <table:table-cell table:number-columns-repeated="16372"/>
        </table:table-row>
        <table:table-row table:style-name="ro1">
          <table:table-cell office:value-type="date" office:date-value="2014-07-14T06:00:00" table:style-name="ce2">
            <text:p>7/14/2014 6:00</text:p>
          </table:table-cell>
          <table:table-cell office:value-type="float" office:value="195.25" table:style-name="ce3">
            <text:p>195.25</text:p>
          </table:table-cell>
          <table:table-cell office:value-type="float" office:value="0" table:style-name="ce1">
            <text:p>0</text:p>
          </table:table-cell>
          <table:table-cell office:value-type="float" office:value="0.56799999999999995" table:style-name="ce5">
            <text:p>0.568</text:p>
          </table:table-cell>
          <table:table-cell office:value-type="float" office:value="-1.367" table:style-name="ce1">
            <text:p>-1.367</text:p>
          </table:table-cell>
          <table:table-cell office:value-type="float" office:value="0.189" table:style-name="ce1">
            <text:p>0.189</text:p>
          </table:table-cell>
          <table:table-cell office:value-type="float" office:value="6.8017299999999995E-4" table:style-name="ce1">
            <text:p>0.000680173</text:p>
          </table:table-cell>
          <table:table-cell office:value-type="float" office:value="2.044241E-3" table:style-name="ce5">
            <text:p>0.002044241</text:p>
          </table:table-cell>
          <table:table-cell office:value-type="float" office:value="0.42099999999999999" table:style-name="ce5">
            <text:p>0.421</text:p>
          </table:table-cell>
          <table:table-cell office:value-type="float" office:value="18.48" table:style-name="ce5">
            <text:p>18.48</text:p>
          </table:table-cell>
          <table:table-cell office:value-type="float" office:value="88.7" table:style-name="ce5">
            <text:p>88.7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2"/>
        </table:table-row>
        <table:table-row table:style-name="ro1">
          <table:table-cell office:value-type="date" office:date-value="2014-07-14T07:00:00" table:style-name="ce2">
            <text:p>7/14/2014 7:00</text:p>
          </table:table-cell>
          <table:table-cell office:value-type="float" office:value="195.29166666666424" table:style-name="ce3">
            <text:p>195.2916667</text:p>
          </table:table-cell>
          <table:table-cell office:value-type="float" office:value="0" table:style-name="ce1">
            <text:p>0</text:p>
          </table:table-cell>
          <table:table-cell office:value-type="float" office:value="50.34" table:style-name="ce5">
            <text:p>50.34</text:p>
          </table:table-cell>
          <table:table-cell office:value-type="float" office:value="-13.87" table:style-name="ce1">
            <text:p>-13.87</text:p>
          </table:table-cell>
          <table:table-cell office:value-type="float" office:value="41.75" table:style-name="ce1">
            <text:p>41.75</text:p>
          </table:table-cell>
          <table:table-cell office:value-type="float" office:value="0.15028830000000001" table:style-name="ce1">
            <text:p>0.1502883</text:p>
          </table:table-cell>
          <table:table-cell office:value-type="float" office:value="0.18123880000000001" table:style-name="ce5">
            <text:p>0.1812388</text:p>
          </table:table-cell>
          <table:table-cell office:value-type="float" office:value="0.27600000000000002" table:style-name="ce5">
            <text:p>0.276</text:p>
          </table:table-cell>
          <table:table-cell office:value-type="float" office:value="19.25" table:style-name="ce5">
            <text:p>19.25</text:p>
          </table:table-cell>
          <table:table-cell office:value-type="float" office:value="90.3" table:style-name="ce5">
            <text:p>90.3</text:p>
          </table:table-cell>
          <table:table-cell office:value-type="float" office:value="3.7999999999999999E-2" table:style-name="ce1">
            <text:p>0.038</text:p>
          </table:table-cell>
          <table:table-cell table:number-columns-repeated="16372"/>
        </table:table-row>
        <table:table-row table:style-name="ro1">
          <table:table-cell office:value-type="date" office:date-value="2014-07-14T08:00:00" table:style-name="ce2">
            <text:p>7/14/2014 8:00</text:p>
          </table:table-cell>
          <table:table-cell office:value-type="float" office:value="195.33333333333576" table:style-name="ce3">
            <text:p>195.3333333</text:p>
          </table:table-cell>
          <table:table-cell office:value-type="float" office:value="0" table:style-name="ce1">
            <text:p>0</text:p>
          </table:table-cell>
          <table:table-cell office:value-type="float" office:value="156.9" table:style-name="ce5">
            <text:p>156.9</text:p>
          </table:table-cell>
          <table:table-cell office:value-type="float" office:value="-37.450000000000003" table:style-name="ce1">
            <text:p>-37.45</text:p>
          </table:table-cell>
          <table:table-cell office:value-type="float" office:value="138.1" table:style-name="ce1">
            <text:p>138.1</text:p>
          </table:table-cell>
          <table:table-cell office:value-type="float" office:value="0.497054" table:style-name="ce1">
            <text:p>0.497054</text:p>
          </table:table-cell>
          <table:table-cell office:value-type="float" office:value="0.56501729999999994" table:style-name="ce5">
            <text:p>0.5650173</text:p>
          </table:table-cell>
          <table:table-cell office:value-type="float" office:value="0.21199999999999999" table:style-name="ce5">
            <text:p>0.212</text:p>
          </table:table-cell>
          <table:table-cell office:value-type="float" office:value="22.02" table:style-name="ce5">
            <text:p>22.02</text:p>
          </table:table-cell>
          <table:table-cell office:value-type="float" office:value="69" table:style-name="ce5">
            <text:p>69</text:p>
          </table:table-cell>
          <table:table-cell office:value-type="float" office:value="0.114" table:style-name="ce1">
            <text:p>0.114</text:p>
          </table:table-cell>
          <table:table-cell table:number-columns-repeated="16372"/>
        </table:table-row>
        <table:table-row table:style-name="ro1">
          <table:table-cell office:value-type="date" office:date-value="2014-07-14T09:00:00" table:style-name="ce2">
            <text:p>7/14/2014 9:00</text:p>
          </table:table-cell>
          <table:table-cell office:value-type="float" office:value="195.375" table:style-name="ce3">
            <text:p>195.375</text:p>
          </table:table-cell>
          <table:table-cell office:value-type="float" office:value="0" table:style-name="ce1">
            <text:p>0</text:p>
          </table:table-cell>
          <table:table-cell office:value-type="float" office:value="449.5" table:style-name="ce5">
            <text:p>449.5</text:p>
          </table:table-cell>
          <table:table-cell office:value-type="float" office:value="-111.4" table:style-name="ce1">
            <text:p>-111.4</text:p>
          </table:table-cell>
          <table:table-cell office:value-type="float" office:value="409.5" table:style-name="ce1">
            <text:p>409.5</text:p>
          </table:table-cell>
          <table:table-cell office:value-type="float" office:value="1.4742729999999999" table:style-name="ce1">
            <text:p>1.474273</text:p>
          </table:table-cell>
          <table:table-cell office:value-type="float" office:value="1.6183339999999999" table:style-name="ce5">
            <text:p>1.618334</text:p>
          </table:table-cell>
          <table:table-cell office:value-type="float" office:value="1.5620000000000001" table:style-name="ce5">
            <text:p>1.562</text:p>
          </table:table-cell>
          <table:table-cell office:value-type="float" office:value="25.63" table:style-name="ce5">
            <text:p>25.63</text:p>
          </table:table-cell>
          <table:table-cell office:value-type="float" office:value="56.93" table:style-name="ce5">
            <text:p>56.93</text:p>
          </table:table-cell>
          <table:table-cell office:value-type="float" office:value="0.34300000000000003" table:style-name="ce1">
            <text:p>0.343</text:p>
          </table:table-cell>
          <table:table-cell table:number-columns-repeated="16372"/>
        </table:table-row>
        <table:table-row table:style-name="ro1">
          <table:table-cell office:value-type="date" office:date-value="2014-07-14T10:00:00" table:style-name="ce2">
            <text:p>7/14/2014 10:00</text:p>
          </table:table-cell>
          <table:table-cell office:value-type="float" office:value="195.41666666666424" table:style-name="ce3">
            <text:p>195.4166667</text:p>
          </table:table-cell>
          <table:table-cell office:value-type="float" office:value="0" table:style-name="ce1">
            <text:p>0</text:p>
          </table:table-cell>
          <table:table-cell office:value-type="float" office:value="389.4" table:style-name="ce5">
            <text:p>389.4</text:p>
          </table:table-cell>
          <table:table-cell office:value-type="float" office:value="-84.6" table:style-name="ce1">
            <text:p>-84.6</text:p>
          </table:table-cell>
          <table:table-cell office:value-type="float" office:value="352.7" table:style-name="ce1">
            <text:p>352.7</text:p>
          </table:table-cell>
          <table:table-cell office:value-type="float" office:value="1.269598" table:style-name="ce1">
            <text:p>1.269598</text:p>
          </table:table-cell>
          <table:table-cell office:value-type="float" office:value="1.401977" table:style-name="ce5">
            <text:p>1.401977</text:p>
          </table:table-cell>
          <table:table-cell office:value-type="float" office:value="1.4750000000000001" table:style-name="ce5">
            <text:p>1.475</text:p>
          </table:table-cell>
          <table:table-cell office:value-type="float" office:value="26.94" table:style-name="ce5">
            <text:p>26.94</text:p>
          </table:table-cell>
          <table:table-cell office:value-type="float" office:value="52.66" table:style-name="ce5">
            <text:p>52.66</text:p>
          </table:table-cell>
          <table:table-cell office:value-type="float" office:value="0.32700000000000001" table:style-name="ce1">
            <text:p>0.327</text:p>
          </table:table-cell>
          <table:table-cell table:number-columns-repeated="16372"/>
        </table:table-row>
        <table:table-row table:style-name="ro1">
          <table:table-cell office:value-type="date" office:date-value="2014-07-14T11:00:00" table:style-name="ce2">
            <text:p>7/14/2014 11:00</text:p>
          </table:table-cell>
          <table:table-cell office:value-type="float" office:value="195.45833333333576" table:style-name="ce3">
            <text:p>195.4583333</text:p>
          </table:table-cell>
          <table:table-cell office:value-type="float" office:value="0" table:style-name="ce1">
            <text:p>0</text:p>
          </table:table-cell>
          <table:table-cell office:value-type="float" office:value="567.4" table:style-name="ce5">
            <text:p>567.4</text:p>
          </table:table-cell>
          <table:table-cell office:value-type="float" office:value="-114.9" table:style-name="ce1">
            <text:p>-114.9</text:p>
          </table:table-cell>
          <table:table-cell office:value-type="float" office:value="511.1" table:style-name="ce1">
            <text:p>511.1</text:p>
          </table:table-cell>
          <table:table-cell office:value-type="float" office:value="1.8400049999999999" table:style-name="ce1">
            <text:p>1.840005</text:p>
          </table:table-cell>
          <table:table-cell office:value-type="float" office:value="2.042468" table:style-name="ce5">
            <text:p>2.042468</text:p>
          </table:table-cell>
          <table:table-cell office:value-type="float" office:value="1.746" table:style-name="ce5">
            <text:p>1.746</text:p>
          </table:table-cell>
          <table:table-cell office:value-type="float" office:value="28.15" table:style-name="ce5">
            <text:p>28.15</text:p>
          </table:table-cell>
          <table:table-cell office:value-type="float" office:value="43.01" table:style-name="ce5">
            <text:p>43.01</text:p>
          </table:table-cell>
          <table:table-cell office:value-type="float" office:value="0.46500000000000002" table:style-name="ce1">
            <text:p>0.465</text:p>
          </table:table-cell>
          <table:table-cell table:number-columns-repeated="16372"/>
        </table:table-row>
        <table:table-row table:style-name="ro1">
          <table:table-cell office:value-type="date" office:date-value="2014-07-14T12:00:00" table:style-name="ce2">
            <text:p>7/14/2014 12:00</text:p>
          </table:table-cell>
          <table:table-cell office:value-type="float" office:value="195.5" table:style-name="ce3">
            <text:p>195.5</text:p>
          </table:table-cell>
          <table:table-cell office:value-type="float" office:value="0" table:style-name="ce1">
            <text:p>0</text:p>
          </table:table-cell>
          <table:table-cell office:value-type="float" office:value="966" table:style-name="ce5">
            <text:p>966</text:p>
          </table:table-cell>
          <table:table-cell office:value-type="float" office:value="-180.2" table:style-name="ce1">
            <text:p>-180.2</text:p>
          </table:table-cell>
          <table:table-cell office:value-type="float" office:value="872" table:style-name="ce1">
            <text:p>872</text:p>
          </table:table-cell>
          <table:table-cell office:value-type="float" office:value="3.1399110000000001" table:style-name="ce1">
            <text:p>3.139911</text:p>
          </table:table-cell>
          <table:table-cell office:value-type="float" office:value="3.4760040000000001" table:style-name="ce5">
            <text:p>3.476004</text:p>
          </table:table-cell>
          <table:table-cell office:value-type="float" office:value="1.7969999999999999" table:style-name="ce5">
            <text:p>1.797</text:p>
          </table:table-cell>
          <table:table-cell office:value-type="float" office:value="31" table:style-name="ce5">
            <text:p>31</text:p>
          </table:table-cell>
          <table:table-cell office:value-type="float" office:value="42.02" table:style-name="ce5">
            <text:p>42.02</text:p>
          </table:table-cell>
          <table:table-cell office:value-type="float" office:value="0.76900000000000002" table:style-name="ce1">
            <text:p>0.769</text:p>
          </table:table-cell>
          <table:table-cell table:number-columns-repeated="16372"/>
        </table:table-row>
        <table:table-row table:style-name="ro1">
          <table:table-cell office:value-type="date" office:date-value="2014-07-14T13:00:00" table:style-name="ce2">
            <text:p>7/14/2014 13:00</text:p>
          </table:table-cell>
          <table:table-cell office:value-type="float" office:value="195.54166666666424" table:style-name="ce3">
            <text:p>195.5416667</text:p>
          </table:table-cell>
          <table:table-cell office:value-type="float" office:value="0" table:style-name="ce1">
            <text:p>0</text:p>
          </table:table-cell>
          <table:table-cell office:value-type="float" office:value="855" table:style-name="ce5">
            <text:p>855</text:p>
          </table:table-cell>
          <table:table-cell office:value-type="float" office:value="-152.9" table:style-name="ce1">
            <text:p>-152.9</text:p>
          </table:table-cell>
          <table:table-cell office:value-type="float" office:value="770.4" table:style-name="ce1">
            <text:p>770.4</text:p>
          </table:table-cell>
          <table:table-cell office:value-type="float" office:value="2.773577" table:style-name="ce1">
            <text:p>2.773577</text:p>
          </table:table-cell>
          <table:table-cell office:value-type="float" office:value="3.0782669999999999" table:style-name="ce5">
            <text:p>3.078267</text:p>
          </table:table-cell>
          <table:table-cell office:value-type="float" office:value="1.677" table:style-name="ce5">
            <text:p>1.677</text:p>
          </table:table-cell>
          <table:table-cell office:value-type="float" office:value="31.75" table:style-name="ce5">
            <text:p>31.75</text:p>
          </table:table-cell>
          <table:table-cell office:value-type="float" office:value="35.33" table:style-name="ce5">
            <text:p>35.33</text:p>
          </table:table-cell>
          <table:table-cell office:value-type="float" office:value="0.70199999999999996" table:style-name="ce1">
            <text:p>0.702</text:p>
          </table:table-cell>
          <table:table-cell table:number-columns-repeated="16372"/>
        </table:table-row>
        <table:table-row table:style-name="ro1">
          <table:table-cell office:value-type="date" office:date-value="2014-07-14T14:00:00" table:style-name="ce2">
            <text:p>7/14/2014 14:00</text:p>
          </table:table-cell>
          <table:table-cell office:value-type="float" office:value="195.58333333333576" table:style-name="ce3">
            <text:p>195.5833333</text:p>
          </table:table-cell>
          <table:table-cell office:value-type="float" office:value="0" table:style-name="ce1">
            <text:p>0</text:p>
          </table:table-cell>
          <table:table-cell office:value-type="float" office:value="899" table:style-name="ce5">
            <text:p>899</text:p>
          </table:table-cell>
          <table:table-cell office:value-type="float" office:value="-158.9" table:style-name="ce1">
            <text:p>-158.9</text:p>
          </table:table-cell>
          <table:table-cell office:value-type="float" office:value="802" table:style-name="ce1">
            <text:p>802</text:p>
          </table:table-cell>
          <table:table-cell office:value-type="float" office:value="2.8886769999999999" table:style-name="ce1">
            <text:p>2.888677</text:p>
          </table:table-cell>
          <table:table-cell office:value-type="float" office:value="3.236386" table:style-name="ce5">
            <text:p>3.236386</text:p>
          </table:table-cell>
          <table:table-cell office:value-type="float" office:value="2.8969999999999998" table:style-name="ce5">
            <text:p>2.897</text:p>
          </table:table-cell>
          <table:table-cell office:value-type="float" office:value="32.61" table:style-name="ce5">
            <text:p>32.61</text:p>
          </table:table-cell>
          <table:table-cell office:value-type="float" office:value="33.409999999999997" table:style-name="ce5">
            <text:p>33.41</text:p>
          </table:table-cell>
          <table:table-cell office:value-type="float" office:value="0.77400000000000002" table:style-name="ce1">
            <text:p>0.774</text:p>
          </table:table-cell>
          <table:table-cell table:number-columns-repeated="16372"/>
        </table:table-row>
        <table:table-row table:style-name="ro1">
          <table:table-cell office:value-type="date" office:date-value="2014-07-14T15:00:00" table:style-name="ce2">
            <text:p>7/14/2014 15:00</text:p>
          </table:table-cell>
          <table:table-cell office:value-type="float" office:value="195.625" table:style-name="ce3">
            <text:p>195.625</text:p>
          </table:table-cell>
          <table:table-cell office:value-type="float" office:value="0" table:style-name="ce1">
            <text:p>0</text:p>
          </table:table-cell>
          <table:table-cell office:value-type="float" office:value="877" table:style-name="ce5">
            <text:p>877</text:p>
          </table:table-cell>
          <table:table-cell office:value-type="float" office:value="-166.1" table:style-name="ce1">
            <text:p>-166.1</text:p>
          </table:table-cell>
          <table:table-cell office:value-type="float" office:value="788.7" table:style-name="ce1">
            <text:p>788.7</text:p>
          </table:table-cell>
          <table:table-cell office:value-type="float" office:value="2.8393649999999999" table:style-name="ce1">
            <text:p>2.839365</text:p>
          </table:table-cell>
          <table:table-cell office:value-type="float" office:value="3.1571370000000001" table:style-name="ce5">
            <text:p>3.157137</text:p>
          </table:table-cell>
          <table:table-cell office:value-type="float" office:value="2.6160000000000001" table:style-name="ce5">
            <text:p>2.616</text:p>
          </table:table-cell>
          <table:table-cell office:value-type="float" office:value="33.17" table:style-name="ce5">
            <text:p>33.17</text:p>
          </table:table-cell>
          <table:table-cell office:value-type="float" office:value="33.08" table:style-name="ce5">
            <text:p>33.08</text:p>
          </table:table-cell>
          <table:table-cell office:value-type="float" office:value="0.75600000000000001" table:style-name="ce1">
            <text:p>0.756</text:p>
          </table:table-cell>
          <table:table-cell table:number-columns-repeated="16372"/>
        </table:table-row>
        <table:table-row table:style-name="ro1">
          <table:table-cell office:value-type="date" office:date-value="2014-07-14T16:00:00" table:style-name="ce2">
            <text:p>7/14/2014 16:00</text:p>
          </table:table-cell>
          <table:table-cell office:value-type="float" office:value="195.66666666666424" table:style-name="ce3">
            <text:p>195.6666667</text:p>
          </table:table-cell>
          <table:table-cell office:value-type="float" office:value="0" table:style-name="ce1">
            <text:p>0</text:p>
          </table:table-cell>
          <table:table-cell office:value-type="float" office:value="472.3" table:style-name="ce5">
            <text:p>472.3</text:p>
          </table:table-cell>
          <table:table-cell office:value-type="float" office:value="-95.9" table:style-name="ce1">
            <text:p>-95.9</text:p>
          </table:table-cell>
          <table:table-cell office:value-type="float" office:value="424" table:style-name="ce1">
            <text:p>424</text:p>
          </table:table-cell>
          <table:table-cell office:value-type="float" office:value="1.526475" table:style-name="ce1">
            <text:p>1.526475</text:p>
          </table:table-cell>
          <table:table-cell office:value-type="float" office:value="1.700429" table:style-name="ce5">
            <text:p>1.700429</text:p>
          </table:table-cell>
          <table:table-cell office:value-type="float" office:value="2.79" table:style-name="ce5">
            <text:p>2.79</text:p>
          </table:table-cell>
          <table:table-cell office:value-type="float" office:value="32.15" table:style-name="ce5">
            <text:p>32.15</text:p>
          </table:table-cell>
          <table:table-cell office:value-type="float" office:value="33.68" table:style-name="ce5">
            <text:p>33.68</text:p>
          </table:table-cell>
          <table:table-cell office:value-type="float" office:value="0.47599999999999998" table:style-name="ce1">
            <text:p>0.476</text:p>
          </table:table-cell>
          <table:table-cell table:number-columns-repeated="16372"/>
        </table:table-row>
        <table:table-row table:style-name="ro1">
          <table:table-cell office:value-type="date" office:date-value="2014-07-14T17:00:00" table:style-name="ce2">
            <text:p>7/14/2014 17:00</text:p>
          </table:table-cell>
          <table:table-cell office:value-type="float" office:value="195.70833333333576" table:style-name="ce3">
            <text:p>195.7083333</text:p>
          </table:table-cell>
          <table:table-cell office:value-type="float" office:value="0" table:style-name="ce1">
            <text:p>0</text:p>
          </table:table-cell>
          <table:table-cell office:value-type="float" office:value="126.6" table:style-name="ce5">
            <text:p>126.6</text:p>
          </table:table-cell>
          <table:table-cell office:value-type="float" office:value="-26.62" table:style-name="ce1">
            <text:p>-26.62</text:p>
          </table:table-cell>
          <table:table-cell office:value-type="float" office:value="117.8" table:style-name="ce1">
            <text:p>117.8</text:p>
          </table:table-cell>
          <table:table-cell office:value-type="float" office:value="0.42424509999999999" table:style-name="ce1">
            <text:p>0.4242451</text:p>
          </table:table-cell>
          <table:table-cell office:value-type="float" office:value="0.45590900000000001" table:style-name="ce5">
            <text:p>0.455909</text:p>
          </table:table-cell>
          <table:table-cell office:value-type="float" office:value="3.71" table:style-name="ce5">
            <text:p>3.71</text:p>
          </table:table-cell>
          <table:table-cell office:value-type="float" office:value="30.78" table:style-name="ce5">
            <text:p>30.78</text:p>
          </table:table-cell>
          <table:table-cell office:value-type="float" office:value="43.93" table:style-name="ce5">
            <text:p>43.93</text:p>
          </table:table-cell>
          <table:table-cell office:value-type="float" office:value="0.29199999999999998" table:style-name="ce1">
            <text:p>0.292</text:p>
          </table:table-cell>
          <table:table-cell table:number-columns-repeated="16372"/>
        </table:table-row>
        <table:table-row table:style-name="ro1">
          <table:table-cell office:value-type="date" office:date-value="2014-07-14T18:00:00" table:style-name="ce2">
            <text:p>7/14/2014 18:00</text:p>
          </table:table-cell>
          <table:table-cell office:value-type="float" office:value="195.75" table:style-name="ce3">
            <text:p>195.75</text:p>
          </table:table-cell>
          <table:table-cell office:value-type="float" office:value="0.751" table:style-name="ce1">
            <text:p>0.751</text:p>
          </table:table-cell>
          <table:table-cell office:value-type="float" office:value="15.97" table:style-name="ce5">
            <text:p>15.97</text:p>
          </table:table-cell>
          <table:table-cell office:value-type="float" office:value="-3.3580000000000001" table:style-name="ce1">
            <text:p>-3.358</text:p>
          </table:table-cell>
          <table:table-cell office:value-type="float" office:value="13.51" table:style-name="ce1">
            <text:p>13.51</text:p>
          </table:table-cell>
          <table:table-cell office:value-type="float" office:value="4.8625870000000002E-2" table:style-name="ce1">
            <text:p>0.04862587</text:p>
          </table:table-cell>
          <table:table-cell office:value-type="float" office:value="5.7498349999999997E-2" table:style-name="ce5">
            <text:p>0.05749835</text:p>
          </table:table-cell>
          <table:table-cell office:value-type="float" office:value="5.17" table:style-name="ce5">
            <text:p>5.17</text:p>
          </table:table-cell>
          <table:table-cell office:value-type="float" office:value="22.58" table:style-name="ce5">
            <text:p>22.58</text:p>
          </table:table-cell>
          <table:table-cell office:value-type="float" office:value="90.4" table:style-name="ce5">
            <text:p>90.4</text:p>
          </table:table-cell>
          <table:table-cell office:value-type="float" office:value="0.109" table:style-name="ce1">
            <text:p>0.109</text:p>
          </table:table-cell>
          <table:table-cell table:number-columns-repeated="16372"/>
        </table:table-row>
        <table:table-row table:style-name="ro1">
          <table:table-cell office:value-type="date" office:date-value="2014-07-14T19:00:00" table:style-name="ce2">
            <text:p>7/14/2014 19:00</text:p>
          </table:table-cell>
          <table:table-cell office:value-type="float" office:value="195.79166666666424" table:style-name="ce3">
            <text:p>195.7916667</text:p>
          </table:table-cell>
          <table:table-cell office:value-type="float" office:value="9.26" table:style-name="ce1">
            <text:p>9.26</text:p>
          </table:table-cell>
          <table:table-cell office:value-type="float" office:value="1.0129999999999999" table:style-name="ce5">
            <text:p>1.013</text:p>
          </table:table-cell>
          <table:table-cell office:value-type="float" office:value="-1.492" table:style-name="ce1">
            <text:p>-1.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465500000000001E-3" table:style-name="ce5">
            <text:p>0.00364655</text:p>
          </table:table-cell>
          <table:table-cell office:value-type="float" office:value="2.5470000000000002" table:style-name="ce5">
            <text:p>2.547</text:p>
          </table:table-cell>
          <table:table-cell office:value-type="float" office:value="18.55" table:style-name="ce5">
            <text:p>18.55</text:p>
          </table:table-cell>
          <table:table-cell office:value-type="float" office:value="90.2" table:style-name="ce5">
            <text:p>90.2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2"/>
        </table:table-row>
        <table:table-row table:style-name="ro1">
          <table:table-cell office:value-type="date" office:date-value="2014-07-14T20:00:00" table:style-name="ce2">
            <text:p>7/14/2014 20:00</text:p>
          </table:table-cell>
          <table:table-cell office:value-type="float" office:value="195.83333333333576" table:style-name="ce3">
            <text:p>195.8333333</text:p>
          </table:table-cell>
          <table:table-cell office:value-type="float" office:value="3.0049999999999999" table:style-name="ce1">
            <text:p>3.005</text:p>
          </table:table-cell>
          <table:table-cell office:value-type="float" office:value="0.13600000000000001" table:style-name="ce5">
            <text:p>0.136</text:p>
          </table:table-cell>
          <table:table-cell office:value-type="float" office:value="-1.6759999999999999" table:style-name="ce1">
            <text:p>-1.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853880000000001E-4" table:style-name="ce5">
            <text:p>0.000488539</text:p>
          </table:table-cell>
          <table:table-cell office:value-type="float" office:value="2.8610000000000002" table:style-name="ce5">
            <text:p>2.861</text:p>
          </table:table-cell>
          <table:table-cell office:value-type="float" office:value="19.28" table:style-name="ce5">
            <text:p>19.28</text:p>
          </table:table-cell>
          <table:table-cell office:value-type="float" office:value="93.5" table:style-name="ce5">
            <text:p>93.5</text:p>
          </table:table-cell>
          <table:table-cell office:value-type="float" office:value="0.01" table:style-name="ce1">
            <text:p>0.01</text:p>
          </table:table-cell>
          <table:table-cell table:number-columns-repeated="16372"/>
        </table:table-row>
        <table:table-row table:style-name="ro1">
          <table:table-cell office:value-type="date" office:date-value="2014-07-14T21:00:00" table:style-name="ce2">
            <text:p>7/14/2014 21:00</text:p>
          </table:table-cell>
          <table:table-cell office:value-type="float" office:value="195.875" table:style-name="ce3">
            <text:p>195.875</text:p>
          </table:table-cell>
          <table:table-cell office:value-type="float" office:value="2.88" table:style-name="ce1">
            <text:p>2.88</text:p>
          </table:table-cell>
          <table:table-cell office:value-type="float" office:value="-0.45100000000000001" table:style-name="ce5">
            <text:p>-0.451</text:p>
          </table:table-cell>
          <table:table-cell office:value-type="float" office:value="-1.7450000000000001" table:style-name="ce1">
            <text:p>-1.7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6245509999999999E-3" table:style-name="ce5">
            <text:p>-0.001624551</text:p>
          </table:table-cell>
          <table:table-cell office:value-type="float" office:value="3.7719999999999998" table:style-name="ce5">
            <text:p>3.772</text:p>
          </table:table-cell>
          <table:table-cell office:value-type="float" office:value="18.59" table:style-name="ce5">
            <text:p>18.59</text:p>
          </table:table-cell>
          <table:table-cell office:value-type="float" office:value="89.9" table:style-name="ce5">
            <text:p>89.9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2"/>
        </table:table-row>
        <table:table-row table:style-name="ro1">
          <table:table-cell office:value-type="date" office:date-value="2014-07-14T22:00:00" table:style-name="ce2">
            <text:p>7/14/2014 22:00</text:p>
          </table:table-cell>
          <table:table-cell office:value-type="float" office:value="195.91666666666424" table:style-name="ce3">
            <text:p>195.9166667</text:p>
          </table:table-cell>
          <table:table-cell office:value-type="float" office:value="0.25" table:style-name="ce1">
            <text:p>0.25</text:p>
          </table:table-cell>
          <table:table-cell office:value-type="float" office:value="0.92200000000000004" table:style-name="ce5">
            <text:p>0.922</text:p>
          </table:table-cell>
          <table:table-cell office:value-type="float" office:value="-2.8159999999999998" table:style-name="ce1">
            <text:p>-2.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3189349999999999E-3" table:style-name="ce5">
            <text:p>0.003318935</text:p>
          </table:table-cell>
          <table:table-cell office:value-type="float" office:value="3.9079999999999999" table:style-name="ce5">
            <text:p>3.908</text:p>
          </table:table-cell>
          <table:table-cell office:value-type="float" office:value="18.78" table:style-name="ce5">
            <text:p>18.78</text:p>
          </table:table-cell>
          <table:table-cell office:value-type="float" office:value="78.5" table:style-name="ce5">
            <text:p>78.5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72"/>
        </table:table-row>
        <table:table-row table:style-name="ro1">
          <table:table-cell office:value-type="date" office:date-value="2014-07-14T23:00:00" table:style-name="ce2">
            <text:p>7/14/2014 23:00</text:p>
          </table:table-cell>
          <table:table-cell office:value-type="float" office:value="195.95833333333576" table:style-name="ce3">
            <text:p>195.9583333</text:p>
          </table:table-cell>
          <table:table-cell office:value-type="float" office:value="0" table:style-name="ce1">
            <text:p>0</text:p>
          </table:table-cell>
          <table:table-cell office:value-type="float" office:value="-0.189" table:style-name="ce5">
            <text:p>-0.189</text:p>
          </table:table-cell>
          <table:table-cell office:value-type="float" office:value="-1.6160000000000001" table:style-name="ce1">
            <text:p>-1.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7947609999999996E-4" table:style-name="ce5">
            <text:p>-0.000679476</text:p>
          </table:table-cell>
          <table:table-cell office:value-type="float" office:value="1.9339999999999999" table:style-name="ce5">
            <text:p>1.934</text:p>
          </table:table-cell>
          <table:table-cell office:value-type="float" office:value="18.96" table:style-name="ce5">
            <text:p>18.96</text:p>
          </table:table-cell>
          <table:table-cell office:value-type="float" office:value="89.6" table:style-name="ce5">
            <text:p>89.6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2"/>
        </table:table-row>
        <table:table-row table:style-name="ro1">
          <table:table-cell office:value-type="date" office:date-value="2014-07-15T00:00:00" table:style-name="ce2">
            <text:p>7/15/2014 0:00</text:p>
          </table:table-cell>
          <table:table-cell office:value-type="float" office:value="196" table:style-name="ce3">
            <text:p>196</text:p>
          </table:table-cell>
          <table:table-cell office:value-type="float" office:value="0" table:style-name="ce1">
            <text:p>0</text:p>
          </table:table-cell>
          <table:table-cell office:value-type="float" office:value="-1.165" table:style-name="ce5">
            <text:p>-1.165</text:p>
          </table:table-cell>
          <table:table-cell office:value-type="float" office:value="-0.96399999999999997" table:style-name="ce1">
            <text:p>-0.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1941399999999998E-3" table:style-name="ce5">
            <text:p>-0.00419414</text:p>
          </table:table-cell>
          <table:table-cell office:value-type="float" office:value="2.6440000000000001" table:style-name="ce5">
            <text:p>2.644</text:p>
          </table:table-cell>
          <table:table-cell office:value-type="float" office:value="18.649999999999999" table:style-name="ce5">
            <text:p>18.65</text:p>
          </table:table-cell>
          <table:table-cell office:value-type="float" office:value="92.2" table:style-name="ce5">
            <text:p>92.2</text:p>
          </table:table-cell>
          <table:table-cell office:value-type="float" office:value="0.01" table:style-name="ce1">
            <text:p>0.01</text:p>
          </table:table-cell>
          <table:table-cell table:number-columns-repeated="16372"/>
        </table:table-row>
        <table:table-row table:style-name="ro1">
          <table:table-cell office:value-type="date" office:date-value="2014-07-15T01:00:00" table:style-name="ce2">
            <text:p>7/15/2014 1:00</text:p>
          </table:table-cell>
          <table:table-cell office:value-type="float" office:value="196.04166666666424" table:style-name="ce3">
            <text:p>196.0416667</text:p>
          </table:table-cell>
          <table:table-cell office:value-type="float" office:value="0" table:style-name="ce1">
            <text:p>0</text:p>
          </table:table-cell>
          <table:table-cell office:value-type="float" office:value="-1.4259999999999999" table:style-name="ce5">
            <text:p>-1.426</text:p>
          </table:table-cell>
          <table:table-cell office:value-type="float" office:value="-0.73" table:style-name="ce1">
            <text:p>-0.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132396E-3" table:style-name="ce5">
            <text:p>-0.005132396</text:p>
          </table:table-cell>
          <table:table-cell office:value-type="float" office:value="3.6" table:style-name="ce5">
            <text:p>3.6</text:p>
          </table:table-cell>
          <table:table-cell office:value-type="float" office:value="18.489999999999998" table:style-name="ce5">
            <text:p>18.49</text:p>
          </table:table-cell>
          <table:table-cell office:value-type="float" office:value="94.2" table:style-name="ce5">
            <text:p>94.2</text:p>
          </table:table-cell>
          <table:table-cell office:value-type="float" office:value="8.0000000000000002E-3" table:style-name="ce1">
            <text:p>0.008</text:p>
          </table:table-cell>
          <table:table-cell table:number-columns-repeated="16372"/>
        </table:table-row>
        <table:table-row table:style-name="ro1">
          <table:table-cell office:value-type="date" office:date-value="2014-07-15T02:00:00" table:style-name="ce2">
            <text:p>7/15/2014 2:00</text:p>
          </table:table-cell>
          <table:table-cell office:value-type="float" office:value="196.08333333333576" table:style-name="ce3">
            <text:p>196.0833333</text:p>
          </table:table-cell>
          <table:table-cell office:value-type="float" office:value="0" table:style-name="ce1">
            <text:p>0</text:p>
          </table:table-cell>
          <table:table-cell office:value-type="float" office:value="-1.9179999999999999" table:style-name="ce5">
            <text:p>-1.918</text:p>
          </table:table-cell>
          <table:table-cell office:value-type="float" office:value="-0.80900000000000005" table:style-name="ce1">
            <text:p>-0.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9042840000000001E-3" table:style-name="ce5">
            <text:p>-0.006904284</text:p>
          </table:table-cell>
          <table:table-cell office:value-type="float" office:value="1.9470000000000001" table:style-name="ce5">
            <text:p>1.947</text:p>
          </table:table-cell>
          <table:table-cell office:value-type="float" office:value="18.28" table:style-name="ce5">
            <text:p>18.28</text:p>
          </table:table-cell>
          <table:table-cell office:value-type="float" office:value="91.9" table:style-name="ce5">
            <text:p>91.9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2"/>
        </table:table-row>
        <table:table-row table:style-name="ro1">
          <table:table-cell office:value-type="date" office:date-value="2014-07-15T03:00:00" table:style-name="ce2">
            <text:p>7/15/2014 3:00</text:p>
          </table:table-cell>
          <table:table-cell office:value-type="float" office:value="196.125" table:style-name="ce3">
            <text:p>196.125</text:p>
          </table:table-cell>
          <table:table-cell office:value-type="float" office:value="0" table:style-name="ce1">
            <text:p>0</text:p>
          </table:table-cell>
          <table:table-cell office:value-type="float" office:value="-2.073" table:style-name="ce5">
            <text:p>-2.073</text:p>
          </table:table-cell>
          <table:table-cell office:value-type="float" office:value="-0.86699999999999999" table:style-name="ce1">
            <text:p>-0.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4626429999999997E-3" table:style-name="ce5">
            <text:p>-0.007462643</text:p>
          </table:table-cell>
          <table:table-cell office:value-type="float" office:value="1.86" table:style-name="ce5">
            <text:p>1.86</text:p>
          </table:table-cell>
          <table:table-cell office:value-type="float" office:value="18" table:style-name="ce5">
            <text:p>18</text:p>
          </table:table-cell>
          <table:table-cell office:value-type="float" office:value="93.2" table:style-name="ce5">
            <text:p>93.2</text:p>
          </table:table-cell>
          <table:table-cell office:value-type="float" office:value="8.0000000000000002E-3" table:style-name="ce1">
            <text:p>0.008</text:p>
          </table:table-cell>
          <table:table-cell table:number-columns-repeated="16372"/>
        </table:table-row>
        <table:table-row table:style-name="ro1">
          <table:table-cell office:value-type="date" office:date-value="2014-07-15T04:00:00" table:style-name="ce2">
            <text:p>7/15/2014 4:00</text:p>
          </table:table-cell>
          <table:table-cell office:value-type="float" office:value="196.16666666666424" table:style-name="ce3">
            <text:p>196.1666667</text:p>
          </table:table-cell>
          <table:table-cell office:value-type="float" office:value="0" table:style-name="ce1">
            <text:p>0</text:p>
          </table:table-cell>
          <table:table-cell office:value-type="float" office:value="-1.929" table:style-name="ce5">
            <text:p>-1.929</text:p>
          </table:table-cell>
          <table:table-cell office:value-type="float" office:value="-0.76700000000000002" table:style-name="ce1">
            <text:p>-0.7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944141E-3" table:style-name="ce5">
            <text:p>-0.006944141</text:p>
          </table:table-cell>
          <table:table-cell office:value-type="float" office:value="1.2350000000000001" table:style-name="ce5">
            <text:p>1.235</text:p>
          </table:table-cell>
          <table:table-cell office:value-type="float" office:value="17.12" table:style-name="ce5">
            <text:p>17.12</text:p>
          </table:table-cell>
          <table:table-cell office:value-type="float" office:value="92" table:style-name="ce5">
            <text:p>9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2"/>
        </table:table-row>
        <table:table-row table:style-name="ro1">
          <table:table-cell office:value-type="date" office:date-value="2014-07-15T05:00:00" table:style-name="ce2">
            <text:p>7/15/2014 5:00</text:p>
          </table:table-cell>
          <table:table-cell office:value-type="float" office:value="196.20833333333576" table:style-name="ce3">
            <text:p>196.2083333</text:p>
          </table:table-cell>
          <table:table-cell office:value-type="float" office:value="0" table:style-name="ce1">
            <text:p>0</text:p>
          </table:table-cell>
          <table:table-cell office:value-type="float" office:value="-1.7070000000000001" table:style-name="ce5">
            <text:p>-1.707</text:p>
          </table:table-cell>
          <table:table-cell office:value-type="float" office:value="-0.68500000000000005" table:style-name="ce1">
            <text:p>-0.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1464520000000002E-3" table:style-name="ce5">
            <text:p>-0.006146452</text:p>
          </table:table-cell>
          <table:table-cell office:value-type="float" office:value="0.55200000000000005" table:style-name="ce5">
            <text:p>0.552</text:p>
          </table:table-cell>
          <table:table-cell office:value-type="float" office:value="16.829999999999998" table:style-name="ce5">
            <text:p>16.83</text:p>
          </table:table-cell>
          <table:table-cell office:value-type="float" office:value="96.6" table:style-name="ce5">
            <text:p>96.6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date" office:date-value="2014-07-15T06:00:00" table:style-name="ce2">
            <text:p>7/15/2014 6:00</text:p>
          </table:table-cell>
          <table:table-cell office:value-type="float" office:value="196.25" table:style-name="ce3">
            <text:p>196.25</text:p>
          </table:table-cell>
          <table:table-cell office:value-type="float" office:value="0" table:style-name="ce1">
            <text:p>0</text:p>
          </table:table-cell>
          <table:table-cell office:value-type="float" office:value="0.55700000000000005" table:style-name="ce5">
            <text:p>0.557</text:p>
          </table:table-cell>
          <table:table-cell office:value-type="float" office:value="-1.0720000000000001" table:style-name="ce1">
            <text:p>-1.07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7.6269640000000002E-4" table:style-name="ce1">
            <text:p>0.000762696</text:p>
          </table:table-cell>
          <table:table-cell office:value-type="float" office:value="2.0035589999999998E-3" table:style-name="ce5">
            <text:p>0.002003559</text:p>
          </table:table-cell>
          <table:table-cell office:value-type="float" office:value="1.4550000000000001" table:style-name="ce5">
            <text:p>1.455</text:p>
          </table:table-cell>
          <table:table-cell office:value-type="float" office:value="16.88" table:style-name="ce5">
            <text:p>16.88</text:p>
          </table:table-cell>
          <table:table-cell office:value-type="float" office:value="97.5" table:style-name="ce5">
            <text:p>97.5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72"/>
        </table:table-row>
        <table:table-row table:style-name="ro1">
          <table:table-cell office:value-type="date" office:date-value="2014-07-15T07:00:00" table:style-name="ce2">
            <text:p>7/15/2014 7:00</text:p>
          </table:table-cell>
          <table:table-cell office:value-type="float" office:value="196.29166666666424" table:style-name="ce3">
            <text:p>196.2916667</text:p>
          </table:table-cell>
          <table:table-cell office:value-type="float" office:value="0" table:style-name="ce1">
            <text:p>0</text:p>
          </table:table-cell>
          <table:table-cell office:value-type="float" office:value="49.9" table:style-name="ce5">
            <text:p>49.9</text:p>
          </table:table-cell>
          <table:table-cell office:value-type="float" office:value="-10.69" table:style-name="ce1">
            <text:p>-10.69</text:p>
          </table:table-cell>
          <table:table-cell office:value-type="float" office:value="42.34" table:style-name="ce1">
            <text:p>42.34</text:p>
          </table:table-cell>
          <table:table-cell office:value-type="float" office:value="0.15241689999999999" table:style-name="ce1">
            <text:p>0.1524169</text:p>
          </table:table-cell>
          <table:table-cell office:value-type="float" office:value="0.17965390000000001" table:style-name="ce5">
            <text:p>0.1796539</text:p>
          </table:table-cell>
          <table:table-cell office:value-type="float" office:value="1.6439999999999999" table:style-name="ce5">
            <text:p>1.644</text:p>
          </table:table-cell>
          <table:table-cell office:value-type="float" office:value="17.38" table:style-name="ce5">
            <text:p>17.38</text:p>
          </table:table-cell>
          <table:table-cell office:value-type="float" office:value="95.8" table:style-name="ce5">
            <text:p>95.8</text:p>
          </table:table-cell>
          <table:table-cell office:value-type="float" office:value="3.4000000000000002E-2" table:style-name="ce1">
            <text:p>0.034</text:p>
          </table:table-cell>
          <table:table-cell table:number-columns-repeated="16372"/>
        </table:table-row>
        <table:table-row table:style-name="ro1">
          <table:table-cell office:value-type="date" office:date-value="2014-07-15T08:00:00" table:style-name="ce2">
            <text:p>7/15/2014 8:00</text:p>
          </table:table-cell>
          <table:table-cell office:value-type="float" office:value="196.33333333333576" table:style-name="ce3">
            <text:p>196.3333333</text:p>
          </table:table-cell>
          <table:table-cell office:value-type="float" office:value="0" table:style-name="ce1">
            <text:p>0</text:p>
          </table:table-cell>
          <table:table-cell office:value-type="float" office:value="204.9" table:style-name="ce5">
            <text:p>204.9</text:p>
          </table:table-cell>
          <table:table-cell office:value-type="float" office:value="-46.47" table:style-name="ce1">
            <text:p>-46.47</text:p>
          </table:table-cell>
          <table:table-cell office:value-type="float" office:value="187.8" table:style-name="ce1">
            <text:p>187.8</text:p>
          </table:table-cell>
          <table:table-cell office:value-type="float" office:value="0.6760408" table:style-name="ce1">
            <text:p>0.6760408</text:p>
          </table:table-cell>
          <table:table-cell office:value-type="float" office:value="0.73750170000000004" table:style-name="ce5">
            <text:p>0.7375017</text:p>
          </table:table-cell>
          <table:table-cell office:value-type="float" office:value="2.8170000000000002" table:style-name="ce5">
            <text:p>2.817</text:p>
          </table:table-cell>
          <table:table-cell office:value-type="float" office:value="18.54" table:style-name="ce5">
            <text:p>18.54</text:p>
          </table:table-cell>
          <table:table-cell office:value-type="float" office:value="85.9" table:style-name="ce5">
            <text:p>85.9</text:p>
          </table:table-cell>
          <table:table-cell office:value-type="float" office:value="0.127" table:style-name="ce1">
            <text:p>0.127</text:p>
          </table:table-cell>
          <table:table-cell table:number-columns-repeated="16372"/>
        </table:table-row>
        <table:table-row table:style-name="ro1">
          <table:table-cell office:value-type="date" office:date-value="2014-07-15T09:00:00" table:style-name="ce2">
            <text:p>7/15/2014 9:00</text:p>
          </table:table-cell>
          <table:table-cell office:value-type="float" office:value="196.375" table:style-name="ce3">
            <text:p>196.375</text:p>
          </table:table-cell>
          <table:table-cell office:value-type="float" office:value="0" table:style-name="ce1">
            <text:p>0</text:p>
          </table:table-cell>
          <table:table-cell office:value-type="float" office:value="392.1" table:style-name="ce5">
            <text:p>392.1</text:p>
          </table:table-cell>
          <table:table-cell office:value-type="float" office:value="-79.23" table:style-name="ce1">
            <text:p>-79.23</text:p>
          </table:table-cell>
          <table:table-cell office:value-type="float" office:value="357.2" table:style-name="ce1">
            <text:p>357.2</text:p>
          </table:table-cell>
          <table:table-cell office:value-type="float" office:value="1.2859149999999999" table:style-name="ce1">
            <text:p>1.285915</text:p>
          </table:table-cell>
          <table:table-cell office:value-type="float" office:value="1.411583" table:style-name="ce5">
            <text:p>1.411583</text:p>
          </table:table-cell>
          <table:table-cell office:value-type="float" office:value="3.4380000000000002" table:style-name="ce5">
            <text:p>3.438</text:p>
          </table:table-cell>
          <table:table-cell office:value-type="float" office:value="19.72" table:style-name="ce5">
            <text:p>19.72</text:p>
          </table:table-cell>
          <table:table-cell office:value-type="float" office:value="79.08" table:style-name="ce5">
            <text:p>79.08</text:p>
          </table:table-cell>
          <table:table-cell office:value-type="float" office:value="0.247" table:style-name="ce1">
            <text:p>0.247</text:p>
          </table:table-cell>
          <table:table-cell table:number-columns-repeated="16372"/>
        </table:table-row>
        <table:table-row table:style-name="ro1">
          <table:table-cell office:value-type="date" office:date-value="2014-07-15T10:00:00" table:style-name="ce2">
            <text:p>7/15/2014 10:00</text:p>
          </table:table-cell>
          <table:table-cell office:value-type="float" office:value="196.41666666666424" table:style-name="ce3">
            <text:p>196.4166667</text:p>
          </table:table-cell>
          <table:table-cell office:value-type="float" office:value="0" table:style-name="ce1">
            <text:p>0</text:p>
          </table:table-cell>
          <table:table-cell office:value-type="float" office:value="683.1" table:style-name="ce5">
            <text:p>683.1</text:p>
          </table:table-cell>
          <table:table-cell office:value-type="float" office:value="-127.5" table:style-name="ce1">
            <text:p>-127.5</text:p>
          </table:table-cell>
          <table:table-cell office:value-type="float" office:value="620.20000000000005" table:style-name="ce1">
            <text:p>620.2</text:p>
          </table:table-cell>
          <table:table-cell office:value-type="float" office:value="2.2325680000000001" table:style-name="ce1">
            <text:p>2.232568</text:p>
          </table:table-cell>
          <table:table-cell office:value-type="float" office:value="2.459295" table:style-name="ce5">
            <text:p>2.459295</text:p>
          </table:table-cell>
          <table:table-cell office:value-type="float" office:value="3.7509999999999999" table:style-name="ce5">
            <text:p>3.751</text:p>
          </table:table-cell>
          <table:table-cell office:value-type="float" office:value="21.31" table:style-name="ce5">
            <text:p>21.31</text:p>
          </table:table-cell>
          <table:table-cell office:value-type="float" office:value="70.97" table:style-name="ce5">
            <text:p>70.97</text:p>
          </table:table-cell>
          <table:table-cell office:value-type="float" office:value="0.438" table:style-name="ce1">
            <text:p>0.438</text:p>
          </table:table-cell>
          <table:table-cell table:number-columns-repeated="16372"/>
        </table:table-row>
        <table:table-row table:style-name="ro1">
          <table:table-cell office:value-type="date" office:date-value="2014-07-15T11:00:00" table:style-name="ce2">
            <text:p>7/15/2014 11:00</text:p>
          </table:table-cell>
          <table:table-cell office:value-type="float" office:value="196.45833333333576" table:style-name="ce3">
            <text:p>196.4583333</text:p>
          </table:table-cell>
          <table:table-cell office:value-type="float" office:value="0" table:style-name="ce1">
            <text:p>0</text:p>
          </table:table-cell>
          <table:table-cell office:value-type="float" office:value="785.9" table:style-name="ce5">
            <text:p>785.9</text:p>
          </table:table-cell>
          <table:table-cell office:value-type="float" office:value="-131.5" table:style-name="ce1">
            <text:p>-131.5</text:p>
          </table:table-cell>
          <table:table-cell office:value-type="float" office:value="709.2" table:style-name="ce1">
            <text:p>709.2</text:p>
          </table:table-cell>
          <table:table-cell office:value-type="float" office:value="2.5532910000000002" table:style-name="ce1">
            <text:p>2.553291</text:p>
          </table:table-cell>
          <table:table-cell office:value-type="float" office:value="2.8292169999999999" table:style-name="ce5">
            <text:p>2.829217</text:p>
          </table:table-cell>
          <table:table-cell office:value-type="float" office:value="3.5030000000000001" table:style-name="ce5">
            <text:p>3.503</text:p>
          </table:table-cell>
          <table:table-cell office:value-type="float" office:value="22.64" table:style-name="ce5">
            <text:p>22.64</text:p>
          </table:table-cell>
          <table:table-cell office:value-type="float" office:value="68.84" table:style-name="ce5">
            <text:p>68.84</text:p>
          </table:table-cell>
          <table:table-cell office:value-type="float" office:value="0.52100000000000002" table:style-name="ce1">
            <text:p>0.521</text:p>
          </table:table-cell>
          <table:table-cell table:number-columns-repeated="16372"/>
        </table:table-row>
        <table:table-row table:style-name="ro1">
          <table:table-cell office:value-type="date" office:date-value="2014-07-15T12:00:00" table:style-name="ce2">
            <text:p>7/15/2014 12:00</text:p>
          </table:table-cell>
          <table:table-cell office:value-type="float" office:value="196.5" table:style-name="ce3">
            <text:p>196.5</text:p>
          </table:table-cell>
          <table:table-cell office:value-type="float" office:value="0" table:style-name="ce1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-119.9" table:style-name="ce1">
            <text:p>-119.9</text:p>
          </table:table-cell>
          <table:table-cell office:value-type="float" office:value="663.6" table:style-name="ce1">
            <text:p>663.6</text:p>
          </table:table-cell>
          <table:table-cell office:value-type="float" office:value="2.3888250000000002" table:style-name="ce1">
            <text:p>2.388825</text:p>
          </table:table-cell>
          <table:table-cell office:value-type="float" office:value="2.6424189999999999" table:style-name="ce5">
            <text:p>2.642419</text:p>
          </table:table-cell>
          <table:table-cell office:value-type="float" office:value="3.177" table:style-name="ce5">
            <text:p>3.177</text:p>
          </table:table-cell>
          <table:table-cell office:value-type="float" office:value="23.74" table:style-name="ce5">
            <text:p>23.74</text:p>
          </table:table-cell>
          <table:table-cell office:value-type="float" office:value="66.209999999999994" table:style-name="ce5">
            <text:p>66.21</text:p>
          </table:table-cell>
          <table:table-cell office:value-type="float" office:value="0.51700000000000002" table:style-name="ce1">
            <text:p>0.517</text:p>
          </table:table-cell>
          <table:table-cell table:number-columns-repeated="16372"/>
        </table:table-row>
        <table:table-row table:style-name="ro1">
          <table:table-cell office:value-type="date" office:date-value="2014-07-15T13:00:00" table:style-name="ce2">
            <text:p>7/15/2014 13:00</text:p>
          </table:table-cell>
          <table:table-cell office:value-type="float" office:value="196.54166666666424" table:style-name="ce3">
            <text:p>196.5416667</text:p>
          </table:table-cell>
          <table:table-cell office:value-type="float" office:value="0" table:style-name="ce1">
            <text:p>0</text:p>
          </table:table-cell>
          <table:table-cell office:value-type="float" office:value="364.5" table:style-name="ce5">
            <text:p>364.5</text:p>
          </table:table-cell>
          <table:table-cell office:value-type="float" office:value="-63.01" table:style-name="ce1">
            <text:p>-63.01</text:p>
          </table:table-cell>
          <table:table-cell office:value-type="float" office:value="340.4" table:style-name="ce1">
            <text:p>340.4</text:p>
          </table:table-cell>
          <table:table-cell office:value-type="float" office:value="1.2253829999999999" table:style-name="ce1">
            <text:p>1.225383</text:p>
          </table:table-cell>
          <table:table-cell office:value-type="float" office:value="1.3120540000000001" table:style-name="ce5">
            <text:p>1.312054</text:p>
          </table:table-cell>
          <table:table-cell office:value-type="float" office:value="2.863" table:style-name="ce5">
            <text:p>2.863</text:p>
          </table:table-cell>
          <table:table-cell office:value-type="float" office:value="23.39" table:style-name="ce5">
            <text:p>23.39</text:p>
          </table:table-cell>
          <table:table-cell office:value-type="float" office:value="67.010000000000005" table:style-name="ce5">
            <text:p>67.01</text:p>
          </table:table-cell>
          <table:table-cell office:value-type="float" office:value="0.30099999999999999" table:style-name="ce1">
            <text:p>0.301</text:p>
          </table:table-cell>
          <table:table-cell table:number-columns-repeated="16372"/>
        </table:table-row>
        <table:table-row table:style-name="ro1">
          <table:table-cell office:value-type="date" office:date-value="2014-07-15T14:00:00" table:style-name="ce2">
            <text:p>7/15/2014 14:00</text:p>
          </table:table-cell>
          <table:table-cell office:value-type="float" office:value="196.58333333333576" table:style-name="ce3">
            <text:p>196.5833333</text:p>
          </table:table-cell>
          <table:table-cell office:value-type="float" office:value="0" table:style-name="ce1">
            <text:p>0</text:p>
          </table:table-cell>
          <table:table-cell office:value-type="float" office:value="424.7" table:style-name="ce5">
            <text:p>424.7</text:p>
          </table:table-cell>
          <table:table-cell office:value-type="float" office:value="-73.38" table:style-name="ce1">
            <text:p>-73.38</text:p>
          </table:table-cell>
          <table:table-cell office:value-type="float" office:value="393" table:style-name="ce1">
            <text:p>393</text:p>
          </table:table-cell>
          <table:table-cell office:value-type="float" office:value="1.4148270000000001" table:style-name="ce1">
            <text:p>1.414827</text:p>
          </table:table-cell>
          <table:table-cell office:value-type="float" office:value="1.5290269999999999" table:style-name="ce5">
            <text:p>1.529027</text:p>
          </table:table-cell>
          <table:table-cell office:value-type="float" office:value="3.085" table:style-name="ce5">
            <text:p>3.085</text:p>
          </table:table-cell>
          <table:table-cell office:value-type="float" office:value="24.1" table:style-name="ce5">
            <text:p>24.1</text:p>
          </table:table-cell>
          <table:table-cell office:value-type="float" office:value="63.96" table:style-name="ce5">
            <text:p>63.96</text:p>
          </table:table-cell>
          <table:table-cell office:value-type="float" office:value="0.34799999999999998" table:style-name="ce1">
            <text:p>0.348</text:p>
          </table:table-cell>
          <table:table-cell table:number-columns-repeated="16372"/>
        </table:table-row>
        <table:table-row table:style-name="ro1">
          <table:table-cell office:value-type="date" office:date-value="2014-07-15T15:00:00" table:style-name="ce2">
            <text:p>7/15/2014 15:00</text:p>
          </table:table-cell>
          <table:table-cell office:value-type="float" office:value="196.625" table:style-name="ce3">
            <text:p>196.625</text:p>
          </table:table-cell>
          <table:table-cell office:value-type="float" office:value="0" table:style-name="ce1">
            <text:p>0</text:p>
          </table:table-cell>
          <table:table-cell office:value-type="float" office:value="501.3" table:style-name="ce5">
            <text:p>501.3</text:p>
          </table:table-cell>
          <table:table-cell office:value-type="float" office:value="-87.2" table:style-name="ce1">
            <text:p>-87.2</text:p>
          </table:table-cell>
          <table:table-cell office:value-type="float" office:value="461.3" table:style-name="ce1">
            <text:p>461.3</text:p>
          </table:table-cell>
          <table:table-cell office:value-type="float" office:value="1.660717" table:style-name="ce1">
            <text:p>1.660717</text:p>
          </table:table-cell>
          <table:table-cell office:value-type="float" office:value="1.804548" table:style-name="ce5">
            <text:p>1.804548</text:p>
          </table:table-cell>
          <table:table-cell office:value-type="float" office:value="3.415" table:style-name="ce5">
            <text:p>3.415</text:p>
          </table:table-cell>
          <table:table-cell office:value-type="float" office:value="24.79" table:style-name="ce5">
            <text:p>24.79</text:p>
          </table:table-cell>
          <table:table-cell office:value-type="float" office:value="61.87" table:style-name="ce5">
            <text:p>61.87</text:p>
          </table:table-cell>
          <table:table-cell office:value-type="float" office:value="0.39700000000000002" table:style-name="ce1">
            <text:p>0.397</text:p>
          </table:table-cell>
          <table:table-cell table:number-columns-repeated="16372"/>
        </table:table-row>
        <table:table-row table:style-name="ro1">
          <table:table-cell office:value-type="date" office:date-value="2014-07-15T16:00:00" table:style-name="ce2">
            <text:p>7/15/2014 16:00</text:p>
          </table:table-cell>
          <table:table-cell office:value-type="float" office:value="196.66666666666424" table:style-name="ce3">
            <text:p>196.6666667</text:p>
          </table:table-cell>
          <table:table-cell office:value-type="float" office:value="0" table:style-name="ce1">
            <text:p>0</text:p>
          </table:table-cell>
          <table:table-cell office:value-type="float" office:value="571.70000000000005" table:style-name="ce5">
            <text:p>571.7</text:p>
          </table:table-cell>
          <table:table-cell office:value-type="float" office:value="-100" table:style-name="ce1">
            <text:p>-100</text:p>
          </table:table-cell>
          <table:table-cell office:value-type="float" office:value="509.4" table:style-name="ce1">
            <text:p>509.4</text:p>
          </table:table-cell>
          <table:table-cell office:value-type="float" office:value="1.8337490000000001" table:style-name="ce1">
            <text:p>1.833749</text:p>
          </table:table-cell>
          <table:table-cell office:value-type="float" office:value="2.058182" table:style-name="ce5">
            <text:p>2.058182</text:p>
          </table:table-cell>
          <table:table-cell office:value-type="float" office:value="4.4390000000000001" table:style-name="ce5">
            <text:p>4.439</text:p>
          </table:table-cell>
          <table:table-cell office:value-type="float" office:value="25.05" table:style-name="ce5">
            <text:p>25.05</text:p>
          </table:table-cell>
          <table:table-cell office:value-type="float" office:value="65.099999999999994" table:style-name="ce5">
            <text:p>65.1</text:p>
          </table:table-cell>
          <table:table-cell office:value-type="float" office:value="0.434" table:style-name="ce1">
            <text:p>0.434</text:p>
          </table:table-cell>
          <table:table-cell table:number-columns-repeated="16372"/>
        </table:table-row>
        <table:table-row table:style-name="ro1">
          <table:table-cell office:value-type="date" office:date-value="2014-07-15T17:00:00" table:style-name="ce2">
            <text:p>7/15/2014 17:00</text:p>
          </table:table-cell>
          <table:table-cell office:value-type="float" office:value="196.70833333333576" table:style-name="ce3">
            <text:p>196.7083333</text:p>
          </table:table-cell>
          <table:table-cell office:value-type="float" office:value="0" table:style-name="ce1">
            <text:p>0</text:p>
          </table:table-cell>
          <table:table-cell office:value-type="float" office:value="260" table:style-name="ce5">
            <text:p>260</text:p>
          </table:table-cell>
          <table:table-cell office:value-type="float" office:value="-48.5" table:style-name="ce1">
            <text:p>-48.5</text:p>
          </table:table-cell>
          <table:table-cell office:value-type="float" office:value="232.8" table:style-name="ce1">
            <text:p>232.8</text:p>
          </table:table-cell>
          <table:table-cell office:value-type="float" office:value="0.83802339999999997" table:style-name="ce1">
            <text:p>0.8380234</text:p>
          </table:table-cell>
          <table:table-cell office:value-type="float" office:value="0.9359073" table:style-name="ce5">
            <text:p>0.9359073</text:p>
          </table:table-cell>
          <table:table-cell office:value-type="float" office:value="4.1820000000000004" table:style-name="ce5">
            <text:p>4.182</text:p>
          </table:table-cell>
          <table:table-cell office:value-type="float" office:value="23.82" table:style-name="ce5">
            <text:p>23.82</text:p>
          </table:table-cell>
          <table:table-cell office:value-type="float" office:value="68.040000000000006" table:style-name="ce5">
            <text:p>68.04</text:p>
          </table:table-cell>
          <table:table-cell office:value-type="float" office:value="0.23799999999999999" table:style-name="ce1">
            <text:p>0.238</text:p>
          </table:table-cell>
          <table:table-cell table:number-columns-repeated="16372"/>
        </table:table-row>
        <table:table-row table:style-name="ro1">
          <table:table-cell office:value-type="date" office:date-value="2014-07-15T18:00:00" table:style-name="ce2">
            <text:p>7/15/2014 18:00</text:p>
          </table:table-cell>
          <table:table-cell office:value-type="float" office:value="196.75" table:style-name="ce3">
            <text:p>196.75</text:p>
          </table:table-cell>
          <table:table-cell office:value-type="float" office:value="0" table:style-name="ce1">
            <text:p>0</text:p>
          </table:table-cell>
          <table:table-cell office:value-type="float" office:value="303.2" table:style-name="ce5">
            <text:p>303.2</text:p>
          </table:table-cell>
          <table:table-cell office:value-type="float" office:value="-62.9" table:style-name="ce1">
            <text:p>-62.9</text:p>
          </table:table-cell>
          <table:table-cell office:value-type="float" office:value="272.60000000000002" table:style-name="ce1">
            <text:p>272.6</text:p>
          </table:table-cell>
          <table:table-cell office:value-type="float" office:value="0.98139290000000001" table:style-name="ce1">
            <text:p>0.9813929</text:p>
          </table:table-cell>
          <table:table-cell office:value-type="float" office:value="1.09165" table:style-name="ce5">
            <text:p>1.09165</text:p>
          </table:table-cell>
          <table:table-cell office:value-type="float" office:value="4.1150000000000002" table:style-name="ce5">
            <text:p>4.115</text:p>
          </table:table-cell>
          <table:table-cell office:value-type="float" office:value="23.75" table:style-name="ce5">
            <text:p>23.75</text:p>
          </table:table-cell>
          <table:table-cell office:value-type="float" office:value="67.05" table:style-name="ce5">
            <text:p>67.05</text:p>
          </table:table-cell>
          <table:table-cell office:value-type="float" office:value="0.23400000000000001" table:style-name="ce1">
            <text:p>0.234</text:p>
          </table:table-cell>
          <table:table-cell table:number-columns-repeated="16372"/>
        </table:table-row>
        <table:table-row table:style-name="ro1">
          <table:table-cell office:value-type="date" office:date-value="2014-07-15T19:00:00" table:style-name="ce2">
            <text:p>7/15/2014 19:00</text:p>
          </table:table-cell>
          <table:table-cell office:value-type="float" office:value="196.79166666666424" table:style-name="ce3">
            <text:p>196.7916667</text:p>
          </table:table-cell>
          <table:table-cell office:value-type="float" office:value="0" table:style-name="ce1">
            <text:p>0</text:p>
          </table:table-cell>
          <table:table-cell office:value-type="float" office:value="132.30000000000001" table:style-name="ce5">
            <text:p>132.3</text:p>
          </table:table-cell>
          <table:table-cell office:value-type="float" office:value="-26.6" table:style-name="ce1">
            <text:p>-26.6</text:p>
          </table:table-cell>
          <table:table-cell office:value-type="float" office:value="114.4" table:style-name="ce1">
            <text:p>114.4</text:p>
          </table:table-cell>
          <table:table-cell office:value-type="float" office:value="0.41177049999999998" table:style-name="ce1">
            <text:p>0.4117705</text:p>
          </table:table-cell>
          <table:table-cell office:value-type="float" office:value="0.47616979999999998" table:style-name="ce5">
            <text:p>0.4761698</text:p>
          </table:table-cell>
          <table:table-cell office:value-type="float" office:value="4.3289999999999997" table:style-name="ce5">
            <text:p>4.329</text:p>
          </table:table-cell>
          <table:table-cell office:value-type="float" office:value="22.89" table:style-name="ce5">
            <text:p>22.89</text:p>
          </table:table-cell>
          <table:table-cell office:value-type="float" office:value="71.8" table:style-name="ce5">
            <text:p>71.8</text:p>
          </table:table-cell>
          <table:table-cell office:value-type="float" office:value="0.123" table:style-name="ce1">
            <text:p>0.123</text:p>
          </table:table-cell>
          <table:table-cell table:number-columns-repeated="16372"/>
        </table:table-row>
        <table:table-row table:style-name="ro1">
          <table:table-cell office:value-type="date" office:date-value="2014-07-15T20:00:00" table:style-name="ce2">
            <text:p>7/15/2014 20:00</text:p>
          </table:table-cell>
          <table:table-cell office:value-type="float" office:value="196.83333333333576" table:style-name="ce3">
            <text:p>196.8333333</text:p>
          </table:table-cell>
          <table:table-cell office:value-type="float" office:value="0" table:style-name="ce1">
            <text:p>0</text:p>
          </table:table-cell>
          <table:table-cell office:value-type="float" office:value="29.59" table:style-name="ce5">
            <text:p>29.59</text:p>
          </table:table-cell>
          <table:table-cell office:value-type="float" office:value="-6.1829999999999998" table:style-name="ce1">
            <text:p>-6.183</text:p>
          </table:table-cell>
          <table:table-cell office:value-type="float" office:value="23.44" table:style-name="ce1">
            <text:p>23.44</text:p>
          </table:table-cell>
          <table:table-cell office:value-type="float" office:value="8.438793E-2" table:style-name="ce1">
            <text:p>0.08438793</text:p>
          </table:table-cell>
          <table:table-cell office:value-type="float" office:value="0.10653260000000001" table:style-name="ce5">
            <text:p>0.1065326</text:p>
          </table:table-cell>
          <table:table-cell office:value-type="float" office:value="3.4449999999999998" table:style-name="ce5">
            <text:p>3.445</text:p>
          </table:table-cell>
          <table:table-cell office:value-type="float" office:value="21.62" table:style-name="ce5">
            <text:p>21.62</text:p>
          </table:table-cell>
          <table:table-cell office:value-type="float" office:value="77.31" table:style-name="ce5">
            <text:p>77.31</text:p>
          </table:table-cell>
          <table:table-cell office:value-type="float" office:value="3.7999999999999999E-2" table:style-name="ce1">
            <text:p>0.038</text:p>
          </table:table-cell>
          <table:table-cell table:number-columns-repeated="16372"/>
        </table:table-row>
        <table:table-row table:style-name="ro1">
          <table:table-cell office:value-type="date" office:date-value="2014-07-15T21:00:00" table:style-name="ce2">
            <text:p>7/15/2014 21:00</text:p>
          </table:table-cell>
          <table:table-cell office:value-type="float" office:value="196.875" table:style-name="ce3">
            <text:p>196.875</text:p>
          </table:table-cell>
          <table:table-cell office:value-type="float" office:value="0" table:style-name="ce1">
            <text:p>0</text:p>
          </table:table-cell>
          <table:table-cell office:value-type="float" office:value="-1.61" table:style-name="ce5">
            <text:p>-1.61</text:p>
          </table:table-cell>
          <table:table-cell office:value-type="float" office:value="-0.13200000000000001" table:style-name="ce1">
            <text:p>-0.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7961820000000004E-3" table:style-name="ce5">
            <text:p>-0.005796182</text:p>
          </table:table-cell>
          <table:table-cell office:value-type="float" office:value="3.4249999999999998" table:style-name="ce5">
            <text:p>3.425</text:p>
          </table:table-cell>
          <table:table-cell office:value-type="float" office:value="20.47" table:style-name="ce5">
            <text:p>20.47</text:p>
          </table:table-cell>
          <table:table-cell office:value-type="float" office:value="81.2" table:style-name="ce5">
            <text:p>81.2</text:p>
          </table:table-cell>
          <table:table-cell office:value-type="float" office:value="2.3E-2" table:style-name="ce1">
            <text:p>0.023</text:p>
          </table:table-cell>
          <table:table-cell table:number-columns-repeated="16372"/>
        </table:table-row>
        <table:table-row table:style-name="ro1">
          <table:table-cell office:value-type="date" office:date-value="2014-07-15T22:00:00" table:style-name="ce2">
            <text:p>7/15/2014 22:00</text:p>
          </table:table-cell>
          <table:table-cell office:value-type="float" office:value="196.91666666666424" table:style-name="ce3">
            <text:p>196.9166667</text:p>
          </table:table-cell>
          <table:table-cell office:value-type="float" office:value="0" table:style-name="ce1">
            <text:p>0</text:p>
          </table:table-cell>
          <table:table-cell office:value-type="float" office:value="-1.552" table:style-name="ce5">
            <text:p>-1.552</text:p>
          </table:table-cell>
          <table:table-cell office:value-type="float" office:value="-0.20200000000000001" table:style-name="ce1">
            <text:p>-0.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5868669999999997E-3" table:style-name="ce5">
            <text:p>-0.005586867</text:p>
          </table:table-cell>
          <table:table-cell office:value-type="float" office:value="3.5289999999999999" table:style-name="ce5">
            <text:p>3.529</text:p>
          </table:table-cell>
          <table:table-cell office:value-type="float" office:value="19.89" table:style-name="ce5">
            <text:p>19.89</text:p>
          </table:table-cell>
          <table:table-cell office:value-type="float" office:value="83.9" table:style-name="ce5">
            <text:p>83.9</text:p>
          </table:table-cell>
          <table:table-cell office:value-type="float" office:value="1.7999999999999999E-2" table:style-name="ce1">
            <text:p>0.018</text:p>
          </table:table-cell>
          <table:table-cell table:number-columns-repeated="16372"/>
        </table:table-row>
        <table:table-row table:style-name="ro1">
          <table:table-cell office:value-type="date" office:date-value="2014-07-15T23:00:00" table:style-name="ce2">
            <text:p>7/15/2014 23:00</text:p>
          </table:table-cell>
          <table:table-cell office:value-type="float" office:value="196.95833333333576" table:style-name="ce3">
            <text:p>196.9583333</text:p>
          </table:table-cell>
          <table:table-cell office:value-type="float" office:value="0" table:style-name="ce1">
            <text:p>0</text:p>
          </table:table-cell>
          <table:table-cell office:value-type="float" office:value="-0.99199999999999999" table:style-name="ce5">
            <text:p>-0.992</text:p>
          </table:table-cell>
          <table:table-cell office:value-type="float" office:value="-0.17" table:style-name="ce1">
            <text:p>-0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707880000000001E-3" table:style-name="ce5">
            <text:p>-0.003570788</text:p>
          </table:table-cell>
          <table:table-cell office:value-type="float" office:value="4.4059999999999997" table:style-name="ce5">
            <text:p>4.406</text:p>
          </table:table-cell>
          <table:table-cell office:value-type="float" office:value="19.82" table:style-name="ce5">
            <text:p>19.82</text:p>
          </table:table-cell>
          <table:table-cell office:value-type="float" office:value="80.900000000000006" table:style-name="ce5">
            <text:p>80.9</text:p>
          </table:table-cell>
          <table:table-cell office:value-type="float" office:value="2.3E-2" table:style-name="ce1">
            <text:p>0.023</text:p>
          </table:table-cell>
          <table:table-cell table:number-columns-repeated="16372"/>
        </table:table-row>
        <table:table-row table:style-name="ro1">
          <table:table-cell office:value-type="date" office:date-value="2014-07-16T00:00:00" table:style-name="ce2">
            <text:p>7/16/2014 0:00</text:p>
          </table:table-cell>
          <table:table-cell office:value-type="float" office:value="197" table:style-name="ce3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-1.512" table:style-name="ce5">
            <text:p>-1.512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444384E-3" table:style-name="ce5">
            <text:p>-0.005444384</text:p>
          </table:table-cell>
          <table:table-cell office:value-type="float" office:value="4.3049999999999997" table:style-name="ce5">
            <text:p>4.305</text:p>
          </table:table-cell>
          <table:table-cell office:value-type="float" office:value="19.36" table:style-name="ce5">
            <text:p>19.36</text:p>
          </table:table-cell>
          <table:table-cell office:value-type="float" office:value="78.319999999999993" table:style-name="ce5">
            <text:p>78.32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72"/>
        </table:table-row>
        <table:table-row table:style-name="ro1">
          <table:table-cell office:value-type="date" office:date-value="2014-07-16T01:00:00" table:style-name="ce2">
            <text:p>7/16/2014 1:00</text:p>
          </table:table-cell>
          <table:table-cell office:value-type="float" office:value="197.04166666666424" table:style-name="ce3">
            <text:p>197.0416667</text:p>
          </table:table-cell>
          <table:table-cell office:value-type="float" office:value="0" table:style-name="ce1">
            <text:p>0</text:p>
          </table:table-cell>
          <table:table-cell office:value-type="float" office:value="-1.3169999999999999" table:style-name="ce5">
            <text:p>-1.317</text:p>
          </table:table-cell>
          <table:table-cell office:value-type="float" office:value="-0.17399999999999999" table:style-name="ce1">
            <text:p>-0.1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7407179999999997E-3" table:style-name="ce5">
            <text:p>-0.004740718</text:p>
          </table:table-cell>
          <table:table-cell office:value-type="float" office:value="4.1360000000000001" table:style-name="ce5">
            <text:p>4.136</text:p>
          </table:table-cell>
          <table:table-cell office:value-type="float" office:value="18.920000000000002" table:style-name="ce5">
            <text:p>18.92</text:p>
          </table:table-cell>
          <table:table-cell office:value-type="float" office:value="76.040000000000006" table:style-name="ce5">
            <text:p>76.04</text:p>
          </table:table-cell>
          <table:table-cell office:value-type="float" office:value="2.7E-2" table:style-name="ce1">
            <text:p>0.027</text:p>
          </table:table-cell>
          <table:table-cell table:number-columns-repeated="16372"/>
        </table:table-row>
        <table:table-row table:style-name="ro1">
          <table:table-cell office:value-type="date" office:date-value="2014-07-16T02:00:00" table:style-name="ce2">
            <text:p>7/16/2014 2:00</text:p>
          </table:table-cell>
          <table:table-cell office:value-type="float" office:value="197.08333333333576" table:style-name="ce3">
            <text:p>197.0833333</text:p>
          </table:table-cell>
          <table:table-cell office:value-type="float" office:value="0.876" table:style-name="ce1">
            <text:p>0.876</text:p>
          </table:table-cell>
          <table:table-cell office:value-type="float" office:value="-0.94599999999999995" table:style-name="ce5">
            <text:p>-0.946</text:p>
          </table:table-cell>
          <table:table-cell office:value-type="float" office:value="-0.17699999999999999" table:style-name="ce1">
            <text:p>-0.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4069880000000001E-3" table:style-name="ce5">
            <text:p>-0.003406988</text:p>
          </table:table-cell>
          <table:table-cell office:value-type="float" office:value="4.3209999999999997" table:style-name="ce5">
            <text:p>4.321</text:p>
          </table:table-cell>
          <table:table-cell office:value-type="float" office:value="18.739999999999998" table:style-name="ce5">
            <text:p>18.74</text:p>
          </table:table-cell>
          <table:table-cell office:value-type="float" office:value="82.8" table:style-name="ce5">
            <text:p>82.8</text:p>
          </table:table-cell>
          <table:table-cell office:value-type="float" office:value="0.03" table:style-name="ce1">
            <text:p>0.03</text:p>
          </table:table-cell>
          <table:table-cell table:number-columns-repeated="16372"/>
        </table:table-row>
        <table:table-row table:style-name="ro1">
          <table:table-cell office:value-type="date" office:date-value="2014-07-16T03:00:00" table:style-name="ce2">
            <text:p>7/16/2014 3:00</text:p>
          </table:table-cell>
          <table:table-cell office:value-type="float" office:value="197.125" table:style-name="ce3">
            <text:p>197.125</text:p>
          </table:table-cell>
          <table:table-cell office:value-type="float" office:value="1.7529999999999999" table:style-name="ce1">
            <text:p>1.753</text:p>
          </table:table-cell>
          <table:table-cell office:value-type="float" office:value="-0.68300000000000005" table:style-name="ce5">
            <text:p>-0.683</text:p>
          </table:table-cell>
          <table:table-cell office:value-type="float" office:value="-1.524" table:style-name="ce1">
            <text:p>-1.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4590749999999998E-3" table:style-name="ce5">
            <text:p>-0.002459075</text:p>
          </table:table-cell>
          <table:table-cell office:value-type="float" office:value="4.0309999999999997" table:style-name="ce5">
            <text:p>4.031</text:p>
          </table:table-cell>
          <table:table-cell office:value-type="float" office:value="17.13" table:style-name="ce5">
            <text:p>17.13</text:p>
          </table:table-cell>
          <table:table-cell office:value-type="float" office:value="88.6" table:style-name="ce5">
            <text:p>88.6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2"/>
        </table:table-row>
        <table:table-row table:style-name="ro1">
          <table:table-cell office:value-type="date" office:date-value="2014-07-16T04:00:00" table:style-name="ce2">
            <text:p>7/16/2014 4:00</text:p>
          </table:table-cell>
          <table:table-cell office:value-type="float" office:value="197.16666666666424" table:style-name="ce3">
            <text:p>197.1666667</text:p>
          </table:table-cell>
          <table:table-cell office:value-type="float" office:value="0" table:style-name="ce1">
            <text:p>0</text:p>
          </table:table-cell>
          <table:table-cell office:value-type="float" office:value="-0.63200000000000001" table:style-name="ce5">
            <text:p>-0.632</text:p>
          </table:table-cell>
          <table:table-cell office:value-type="float" office:value="-1.1259999999999999" table:style-name="ce1">
            <text:p>-1.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276887E-3" table:style-name="ce5">
            <text:p>-0.002276887</text:p>
          </table:table-cell>
          <table:table-cell office:value-type="float" office:value="3.7010000000000001" table:style-name="ce5">
            <text:p>3.701</text:p>
          </table:table-cell>
          <table:table-cell office:value-type="float" office:value="17.059999999999999" table:style-name="ce5">
            <text:p>17.06</text:p>
          </table:table-cell>
          <table:table-cell office:value-type="float" office:value="89.3" table:style-name="ce5">
            <text:p>89.3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2"/>
        </table:table-row>
        <table:table-row table:style-name="ro1">
          <table:table-cell office:value-type="date" office:date-value="2014-07-16T05:00:00" table:style-name="ce2">
            <text:p>7/16/2014 5:00</text:p>
          </table:table-cell>
          <table:table-cell office:value-type="float" office:value="197.20833333333576" table:style-name="ce3">
            <text:p>197.2083333</text:p>
          </table:table-cell>
          <table:table-cell office:value-type="float" office:value="0" table:style-name="ce1">
            <text:p>0</text:p>
          </table:table-cell>
          <table:table-cell office:value-type="float" office:value="-1.194" table:style-name="ce5">
            <text:p>-1.194</text:p>
          </table:table-cell>
          <table:table-cell office:value-type="float" office:value="-0.85299999999999998" table:style-name="ce1">
            <text:p>-0.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2978970000000002E-3" table:style-name="ce5">
            <text:p>-0.004297897</text:p>
          </table:table-cell>
          <table:table-cell office:value-type="float" office:value="3.0640000000000001" table:style-name="ce5">
            <text:p>3.064</text:p>
          </table:table-cell>
          <table:table-cell office:value-type="float" office:value="16.600000000000001" table:style-name="ce5">
            <text:p>16.6</text:p>
          </table:table-cell>
          <table:table-cell office:value-type="float" office:value="90.9" table:style-name="ce5">
            <text:p>90.9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72"/>
        </table:table-row>
        <table:table-row table:style-name="ro1">
          <table:table-cell office:value-type="date" office:date-value="2014-07-16T06:00:00" table:style-name="ce2">
            <text:p>7/16/2014 6:00</text:p>
          </table:table-cell>
          <table:table-cell office:value-type="float" office:value="197.25" table:style-name="ce3">
            <text:p>197.25</text:p>
          </table:table-cell>
          <table:table-cell office:value-type="float" office:value="0" table:style-name="ce1">
            <text:p>0</text:p>
          </table:table-cell>
          <table:table-cell office:value-type="float" office:value="0.11700000000000001" table:style-name="ce5">
            <text:p>0.117</text:p>
          </table:table-cell>
          <table:table-cell office:value-type="float" office:value="-0.95799999999999996" table:style-name="ce1">
            <text:p>-0.958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2.6776600000000001E-4" table:style-name="ce1">
            <text:p>0.000267766</text:p>
          </table:table-cell>
          <table:table-cell office:value-type="float" office:value="4.226341E-4" table:style-name="ce5">
            <text:p>0.000422634</text:p>
          </table:table-cell>
          <table:table-cell office:value-type="float" office:value="2.4239999999999999" table:style-name="ce5">
            <text:p>2.424</text:p>
          </table:table-cell>
          <table:table-cell office:value-type="float" office:value="16.27" table:style-name="ce5">
            <text:p>16.27</text:p>
          </table:table-cell>
          <table:table-cell office:value-type="float" office:value="93.2" table:style-name="ce5">
            <text:p>93.2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2"/>
        </table:table-row>
        <table:table-row table:style-name="ro1">
          <table:table-cell office:value-type="date" office:date-value="2014-07-16T07:00:00" table:style-name="ce2">
            <text:p>7/16/2014 7:00</text:p>
          </table:table-cell>
          <table:table-cell office:value-type="float" office:value="197.29166666666424" table:style-name="ce3">
            <text:p>197.2916667</text:p>
          </table:table-cell>
          <table:table-cell office:value-type="float" office:value="0" table:style-name="ce1">
            <text:p>0</text:p>
          </table:table-cell>
          <table:table-cell office:value-type="float" office:value="52.11" table:style-name="ce5">
            <text:p>52.11</text:p>
          </table:table-cell>
          <table:table-cell office:value-type="float" office:value="-13.86" table:style-name="ce1">
            <text:p>-13.86</text:p>
          </table:table-cell>
          <table:table-cell office:value-type="float" office:value="42.67" table:style-name="ce1">
            <text:p>42.67</text:p>
          </table:table-cell>
          <table:table-cell office:value-type="float" office:value="0.1536052" table:style-name="ce1">
            <text:p>0.1536052</text:p>
          </table:table-cell>
          <table:table-cell office:value-type="float" office:value="0.1875907" table:style-name="ce5">
            <text:p>0.1875907</text:p>
          </table:table-cell>
          <table:table-cell office:value-type="float" office:value="2.6059999999999999" table:style-name="ce5">
            <text:p>2.606</text:p>
          </table:table-cell>
          <table:table-cell office:value-type="float" office:value="16.079999999999998" table:style-name="ce5">
            <text:p>16.08</text:p>
          </table:table-cell>
          <table:table-cell office:value-type="float" office:value="91.4" table:style-name="ce5">
            <text:p>91.4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2"/>
        </table:table-row>
        <table:table-row table:style-name="ro1">
          <table:table-cell office:value-type="date" office:date-value="2014-07-16T08:00:00" table:style-name="ce2">
            <text:p>7/16/2014 8:00</text:p>
          </table:table-cell>
          <table:table-cell office:value-type="float" office:value="197.33333333333576" table:style-name="ce3">
            <text:p>197.3333333</text:p>
          </table:table-cell>
          <table:table-cell office:value-type="float" office:value="0" table:style-name="ce1">
            <text:p>0</text:p>
          </table:table-cell>
          <table:table-cell office:value-type="float" office:value="242.5" table:style-name="ce5">
            <text:p>242.5</text:p>
          </table:table-cell>
          <table:table-cell office:value-type="float" office:value="-60.84" table:style-name="ce1">
            <text:p>-60.84</text:p>
          </table:table-cell>
          <table:table-cell office:value-type="float" office:value="218.8" table:style-name="ce1">
            <text:p>218.8</text:p>
          </table:table-cell>
          <table:table-cell office:value-type="float" office:value="0.78773890000000002" table:style-name="ce1">
            <text:p>0.7877389</text:p>
          </table:table-cell>
          <table:table-cell office:value-type="float" office:value="0.87314919999999996" table:style-name="ce5">
            <text:p>0.8731492</text:p>
          </table:table-cell>
          <table:table-cell office:value-type="float" office:value="3.27" table:style-name="ce5">
            <text:p>3.27</text:p>
          </table:table-cell>
          <table:table-cell office:value-type="float" office:value="17.739999999999998" table:style-name="ce5">
            <text:p>17.74</text:p>
          </table:table-cell>
          <table:table-cell office:value-type="float" office:value="82.1" table:style-name="ce5">
            <text:p>82.1</text:p>
          </table:table-cell>
          <table:table-cell office:value-type="float" office:value="0.14899999999999999" table:style-name="ce1">
            <text:p>0.149</text:p>
          </table:table-cell>
          <table:table-cell table:number-columns-repeated="16372"/>
        </table:table-row>
        <table:table-row table:style-name="ro1">
          <table:table-cell office:value-type="date" office:date-value="2014-07-16T09:00:00" table:style-name="ce2">
            <text:p>7/16/2014 9:00</text:p>
          </table:table-cell>
          <table:table-cell office:value-type="float" office:value="197.375" table:style-name="ce3">
            <text:p>197.375</text:p>
          </table:table-cell>
          <table:table-cell office:value-type="float" office:value="0" table:style-name="ce1">
            <text:p>0</text:p>
          </table:table-cell>
          <table:table-cell office:value-type="float" office:value="460" table:style-name="ce5">
            <text:p>460</text:p>
          </table:table-cell>
          <table:table-cell office:value-type="float" office:value="-100.7" table:style-name="ce1">
            <text:p>-100.7</text:p>
          </table:table-cell>
          <table:table-cell office:value-type="float" office:value="411.3" table:style-name="ce1">
            <text:p>411.3</text:p>
          </table:table-cell>
          <table:table-cell office:value-type="float" office:value="1.4807840000000001" table:style-name="ce1">
            <text:p>1.480784</text:p>
          </table:table-cell>
          <table:table-cell office:value-type="float" office:value="1.655915" table:style-name="ce5">
            <text:p>1.655915</text:p>
          </table:table-cell>
          <table:table-cell office:value-type="float" office:value="4.5369999999999999" table:style-name="ce5">
            <text:p>4.537</text:p>
          </table:table-cell>
          <table:table-cell office:value-type="float" office:value="20.54" table:style-name="ce5">
            <text:p>20.54</text:p>
          </table:table-cell>
          <table:table-cell office:value-type="float" office:value="76" table:style-name="ce5">
            <text:p>76</text:p>
          </table:table-cell>
          <table:table-cell office:value-type="float" office:value="0.28899999999999998" table:style-name="ce1">
            <text:p>0.289</text:p>
          </table:table-cell>
          <table:table-cell table:number-columns-repeated="16372"/>
        </table:table-row>
        <table:table-row table:style-name="ro1">
          <table:table-cell office:value-type="date" office:date-value="2014-07-16T10:00:00" table:style-name="ce2">
            <text:p>7/16/2014 10:00</text:p>
          </table:table-cell>
          <table:table-cell office:value-type="float" office:value="197.41666666666424" table:style-name="ce3">
            <text:p>197.4166667</text:p>
          </table:table-cell>
          <table:table-cell office:value-type="float" office:value="0" table:style-name="ce1">
            <text:p>0</text:p>
          </table:table-cell>
          <table:table-cell office:value-type="float" office:value="586.6" table:style-name="ce5">
            <text:p>586.6</text:p>
          </table:table-cell>
          <table:table-cell office:value-type="float" office:value="-112.5" table:style-name="ce1">
            <text:p>-112.5</text:p>
          </table:table-cell>
          <table:table-cell office:value-type="float" office:value="517.29999999999995" table:style-name="ce1">
            <text:p>517.3</text:p>
          </table:table-cell>
          <table:table-cell office:value-type="float" office:value="1.862392" table:style-name="ce1">
            <text:p>1.862392</text:p>
          </table:table-cell>
          <table:table-cell office:value-type="float" office:value="2.11178" table:style-name="ce5">
            <text:p>2.11178</text:p>
          </table:table-cell>
          <table:table-cell office:value-type="float" office:value="4.7469999999999999" table:style-name="ce5">
            <text:p>4.747</text:p>
          </table:table-cell>
          <table:table-cell office:value-type="float" office:value="23.25" table:style-name="ce5">
            <text:p>23.25</text:p>
          </table:table-cell>
          <table:table-cell office:value-type="float" office:value="72.92" table:style-name="ce5">
            <text:p>72.92</text:p>
          </table:table-cell>
          <table:table-cell office:value-type="float" office:value="0.4" table:style-name="ce1">
            <text:p>0.4</text:p>
          </table:table-cell>
          <table:table-cell table:number-columns-repeated="16372"/>
        </table:table-row>
        <table:table-row table:style-name="ro1">
          <table:table-cell office:value-type="date" office:date-value="2014-07-16T11:00:00" table:style-name="ce2">
            <text:p>7/16/2014 11:00</text:p>
          </table:table-cell>
          <table:table-cell office:value-type="float" office:value="197.45833333333576" table:style-name="ce3">
            <text:p>197.4583333</text:p>
          </table:table-cell>
          <table:table-cell office:value-type="float" office:value="0" table:style-name="ce1">
            <text:p>0</text:p>
          </table:table-cell>
          <table:table-cell office:value-type="float" office:value="665.5" table:style-name="ce5">
            <text:p>665.5</text:p>
          </table:table-cell>
          <table:table-cell office:value-type="float" office:value="-116.4" table:style-name="ce1">
            <text:p>-116.4</text:p>
          </table:table-cell>
          <table:table-cell office:value-type="float" office:value="588.79999999999995" table:style-name="ce1">
            <text:p>588.8</text:p>
          </table:table-cell>
          <table:table-cell office:value-type="float" office:value="2.1195110000000001" table:style-name="ce1">
            <text:p>2.119511</text:p>
          </table:table-cell>
          <table:table-cell office:value-type="float" office:value="2.3957899999999999" table:style-name="ce5">
            <text:p>2.39579</text:p>
          </table:table-cell>
          <table:table-cell office:value-type="float" office:value="4.3479999999999999" table:style-name="ce5">
            <text:p>4.348</text:p>
          </table:table-cell>
          <table:table-cell office:value-type="float" office:value="24.82" table:style-name="ce5">
            <text:p>24.82</text:p>
          </table:table-cell>
          <table:table-cell office:value-type="float" office:value="66.55" table:style-name="ce5">
            <text:p>66.55</text:p>
          </table:table-cell>
          <table:table-cell office:value-type="float" office:value="0.47899999999999998" table:style-name="ce1">
            <text:p>0.479</text:p>
          </table:table-cell>
          <table:table-cell table:number-columns-repeated="16372"/>
        </table:table-row>
        <table:table-row table:style-name="ro1">
          <table:table-cell office:value-type="date" office:date-value="2014-07-16T12:00:00" table:style-name="ce2">
            <text:p>7/16/2014 12:00</text:p>
          </table:table-cell>
          <table:table-cell office:value-type="float" office:value="197.5" table:style-name="ce3">
            <text:p>197.5</text:p>
          </table:table-cell>
          <table:table-cell office:value-type="float" office:value="0" table:style-name="ce1">
            <text:p>0</text:p>
          </table:table-cell>
          <table:table-cell office:value-type="float" office:value="753.5" table:style-name="ce5">
            <text:p>753.5</text:p>
          </table:table-cell>
          <table:table-cell office:value-type="float" office:value="-121.6" table:style-name="ce1">
            <text:p>-121.6</text:p>
          </table:table-cell>
          <table:table-cell office:value-type="float" office:value="669.5" table:style-name="ce1">
            <text:p>669.5</text:p>
          </table:table-cell>
          <table:table-cell office:value-type="float" office:value="2.41011" table:style-name="ce1">
            <text:p>2.41011</text:p>
          </table:table-cell>
          <table:table-cell office:value-type="float" office:value="2.7126619999999999" table:style-name="ce5">
            <text:p>2.712662</text:p>
          </table:table-cell>
          <table:table-cell office:value-type="float" office:value="4.1740000000000004" table:style-name="ce5">
            <text:p>4.174</text:p>
          </table:table-cell>
          <table:table-cell office:value-type="float" office:value="26.07" table:style-name="ce5">
            <text:p>26.07</text:p>
          </table:table-cell>
          <table:table-cell office:value-type="float" office:value="61.99" table:style-name="ce5">
            <text:p>61.99</text:p>
          </table:table-cell>
          <table:table-cell office:value-type="float" office:value="0.56299999999999994" table:style-name="ce1">
            <text:p>0.563</text:p>
          </table:table-cell>
          <table:table-cell table:number-columns-repeated="16372"/>
        </table:table-row>
        <table:table-row table:style-name="ro1">
          <table:table-cell office:value-type="date" office:date-value="2014-07-16T13:00:00" table:style-name="ce2">
            <text:p>7/16/2014 13:00</text:p>
          </table:table-cell>
          <table:table-cell office:value-type="float" office:value="197.54166666666424" table:style-name="ce3">
            <text:p>197.5416667</text:p>
          </table:table-cell>
          <table:table-cell office:value-type="float" office:value="0" table:style-name="ce1">
            <text:p>0</text:p>
          </table:table-cell>
          <table:table-cell office:value-type="float" office:value="631.1" table:style-name="ce5">
            <text:p>631.1</text:p>
          </table:table-cell>
          <table:table-cell office:value-type="float" office:value="-106" table:style-name="ce1">
            <text:p>-106</text:p>
          </table:table-cell>
          <table:table-cell office:value-type="float" office:value="575" table:style-name="ce1">
            <text:p>575</text:p>
          </table:table-cell>
          <table:table-cell office:value-type="float" office:value="2.0701459999999998" table:style-name="ce1">
            <text:p>2.070146</text:p>
          </table:table-cell>
          <table:table-cell office:value-type="float" office:value="2.2718929999999999" table:style-name="ce5">
            <text:p>2.271893</text:p>
          </table:table-cell>
          <table:table-cell office:value-type="float" office:value="3.7440000000000002" table:style-name="ce5">
            <text:p>3.744</text:p>
          </table:table-cell>
          <table:table-cell office:value-type="float" office:value="26.69" table:style-name="ce5">
            <text:p>26.69</text:p>
          </table:table-cell>
          <table:table-cell office:value-type="float" office:value="58.68" table:style-name="ce5">
            <text:p>58.68</text:p>
          </table:table-cell>
          <table:table-cell office:value-type="float" office:value="0.50600000000000001" table:style-name="ce1">
            <text:p>0.506</text:p>
          </table:table-cell>
          <table:table-cell table:number-columns-repeated="16372"/>
        </table:table-row>
        <table:table-row table:style-name="ro1">
          <table:table-cell office:value-type="date" office:date-value="2014-07-16T14:00:00" table:style-name="ce2">
            <text:p>7/16/2014 14:00</text:p>
          </table:table-cell>
          <table:table-cell office:value-type="float" office:value="197.58333333333576" table:style-name="ce3">
            <text:p>197.5833333</text:p>
          </table:table-cell>
          <table:table-cell office:value-type="float" office:value="0" table:style-name="ce1">
            <text:p>0</text:p>
          </table:table-cell>
          <table:table-cell office:value-type="float" office:value="712.2" table:style-name="ce5">
            <text:p>712.2</text:p>
          </table:table-cell>
          <table:table-cell office:value-type="float" office:value="-119.9" table:style-name="ce1">
            <text:p>-119.9</text:p>
          </table:table-cell>
          <table:table-cell office:value-type="float" office:value="652.4" table:style-name="ce1">
            <text:p>652.4</text:p>
          </table:table-cell>
          <table:table-cell office:value-type="float" office:value="2.348808" table:style-name="ce1">
            <text:p>2.348808</text:p>
          </table:table-cell>
          <table:table-cell office:value-type="float" office:value="2.5637889999999999" table:style-name="ce5">
            <text:p>2.563789</text:p>
          </table:table-cell>
          <table:table-cell office:value-type="float" office:value="3.9510000000000001" table:style-name="ce5">
            <text:p>3.951</text:p>
          </table:table-cell>
          <table:table-cell office:value-type="float" office:value="27.83" table:style-name="ce5">
            <text:p>27.83</text:p>
          </table:table-cell>
          <table:table-cell office:value-type="float" office:value="56.64" table:style-name="ce5">
            <text:p>56.64</text:p>
          </table:table-cell>
          <table:table-cell office:value-type="float" office:value="0.57399999999999995" table:style-name="ce1">
            <text:p>0.574</text:p>
          </table:table-cell>
          <table:table-cell table:number-columns-repeated="16372"/>
        </table:table-row>
        <table:table-row table:style-name="ro1">
          <table:table-cell office:value-type="date" office:date-value="2014-07-16T15:00:00" table:style-name="ce2">
            <text:p>7/16/2014 15:00</text:p>
          </table:table-cell>
          <table:table-cell office:value-type="float" office:value="197.625" table:style-name="ce3">
            <text:p>197.625</text:p>
          </table:table-cell>
          <table:table-cell office:value-type="float" office:value="0" table:style-name="ce1">
            <text:p>0</text:p>
          </table:table-cell>
          <table:table-cell office:value-type="float" office:value="575.4" table:style-name="ce5">
            <text:p>575.4</text:p>
          </table:table-cell>
          <table:table-cell office:value-type="float" office:value="-101.3" table:style-name="ce1">
            <text:p>-101.3</text:p>
          </table:table-cell>
          <table:table-cell office:value-type="float" office:value="528.5" table:style-name="ce1">
            <text:p>528.5</text:p>
          </table:table-cell>
          <table:table-cell office:value-type="float" office:value="1.9026540000000001" table:style-name="ce1">
            <text:p>1.902654</text:p>
          </table:table-cell>
          <table:table-cell office:value-type="float" office:value="2.07151" table:style-name="ce5">
            <text:p>2.07151</text:p>
          </table:table-cell>
          <table:table-cell office:value-type="float" office:value="4.8209999999999997" table:style-name="ce5">
            <text:p>4.821</text:p>
          </table:table-cell>
          <table:table-cell office:value-type="float" office:value="27.87" table:style-name="ce5">
            <text:p>27.87</text:p>
          </table:table-cell>
          <table:table-cell office:value-type="float" office:value="57.51" table:style-name="ce5">
            <text:p>57.51</text:p>
          </table:table-cell>
          <table:table-cell office:value-type="float" office:value="0.496" table:style-name="ce1">
            <text:p>0.496</text:p>
          </table:table-cell>
          <table:table-cell table:number-columns-repeated="16372"/>
        </table:table-row>
        <table:table-row table:style-name="ro1">
          <table:table-cell office:value-type="date" office:date-value="2014-07-16T16:00:00" table:style-name="ce2">
            <text:p>7/16/2014 16:00</text:p>
          </table:table-cell>
          <table:table-cell office:value-type="float" office:value="197.66666666666424" table:style-name="ce3">
            <text:p>197.6666667</text:p>
          </table:table-cell>
          <table:table-cell office:value-type="float" office:value="0" table:style-name="ce1">
            <text:p>0</text:p>
          </table:table-cell>
          <table:table-cell office:value-type="float" office:value="515.9" table:style-name="ce5">
            <text:p>515.9</text:p>
          </table:table-cell>
          <table:table-cell office:value-type="float" office:value="-94.3" table:style-name="ce1">
            <text:p>-94.3</text:p>
          </table:table-cell>
          <table:table-cell office:value-type="float" office:value="461.2" table:style-name="ce1">
            <text:p>461.2</text:p>
          </table:table-cell>
          <table:table-cell office:value-type="float" office:value="1.660412" table:style-name="ce1">
            <text:p>1.660412</text:p>
          </table:table-cell>
          <table:table-cell office:value-type="float" office:value="1.8570629999999999" table:style-name="ce5">
            <text:p>1.857063</text:p>
          </table:table-cell>
          <table:table-cell office:value-type="float" office:value="4.9930000000000003" table:style-name="ce5">
            <text:p>4.993</text:p>
          </table:table-cell>
          <table:table-cell office:value-type="float" office:value="28.12" table:style-name="ce5">
            <text:p>28.12</text:p>
          </table:table-cell>
          <table:table-cell office:value-type="float" office:value="53.62" table:style-name="ce5">
            <text:p>53.62</text:p>
          </table:table-cell>
          <table:table-cell office:value-type="float" office:value="0.45800000000000002" table:style-name="ce1">
            <text:p>0.458</text:p>
          </table:table-cell>
          <table:table-cell table:number-columns-repeated="16372"/>
        </table:table-row>
        <table:table-row table:style-name="ro1">
          <table:table-cell office:value-type="date" office:date-value="2014-07-16T17:00:00" table:style-name="ce2">
            <text:p>7/16/2014 17:00</text:p>
          </table:table-cell>
          <table:table-cell office:value-type="float" office:value="197.70833333333576" table:style-name="ce3">
            <text:p>197.7083333</text:p>
          </table:table-cell>
          <table:table-cell office:value-type="float" office:value="0" table:style-name="ce1">
            <text:p>0</text:p>
          </table:table-cell>
          <table:table-cell office:value-type="float" office:value="492.9" table:style-name="ce5">
            <text:p>492.9</text:p>
          </table:table-cell>
          <table:table-cell office:value-type="float" office:value="-95.8" table:style-name="ce1">
            <text:p>-95.8</text:p>
          </table:table-cell>
          <table:table-cell office:value-type="float" office:value="442.8" table:style-name="ce1">
            <text:p>442.8</text:p>
          </table:table-cell>
          <table:table-cell office:value-type="float" office:value="1.5939319999999999" table:style-name="ce1">
            <text:p>1.593932</text:p>
          </table:table-cell>
          <table:table-cell office:value-type="float" office:value="1.7743739999999999" table:style-name="ce5">
            <text:p>1.774374</text:p>
          </table:table-cell>
          <table:table-cell office:value-type="float" office:value="5.6" table:style-name="ce5">
            <text:p>5.6</text:p>
          </table:table-cell>
          <table:table-cell office:value-type="float" office:value="28.49" table:style-name="ce5">
            <text:p>28.49</text:p>
          </table:table-cell>
          <table:table-cell office:value-type="float" office:value="58.17" table:style-name="ce5">
            <text:p>58.17</text:p>
          </table:table-cell>
          <table:table-cell office:value-type="float" office:value="0.45200000000000001" table:style-name="ce1">
            <text:p>0.452</text:p>
          </table:table-cell>
          <table:table-cell table:number-columns-repeated="16372"/>
        </table:table-row>
        <table:table-row table:style-name="ro1">
          <table:table-cell office:value-type="date" office:date-value="2014-07-16T18:00:00" table:style-name="ce2">
            <text:p>7/16/2014 18:00</text:p>
          </table:table-cell>
          <table:table-cell office:value-type="float" office:value="197.75" table:style-name="ce3">
            <text:p>197.75</text:p>
          </table:table-cell>
          <table:table-cell office:value-type="float" office:value="0" table:style-name="ce1">
            <text:p>0</text:p>
          </table:table-cell>
          <table:table-cell office:value-type="float" office:value="255.1" table:style-name="ce5">
            <text:p>255.1</text:p>
          </table:table-cell>
          <table:table-cell office:value-type="float" office:value="-50.22" table:style-name="ce1">
            <text:p>-50.22</text:p>
          </table:table-cell>
          <table:table-cell office:value-type="float" office:value="228.7" table:style-name="ce1">
            <text:p>228.7</text:p>
          </table:table-cell>
          <table:table-cell office:value-type="float" office:value="0.82317600000000002" table:style-name="ce1">
            <text:p>0.823176</text:p>
          </table:table-cell>
          <table:table-cell office:value-type="float" office:value="0.91827599999999998" table:style-name="ce5">
            <text:p>0.918276</text:p>
          </table:table-cell>
          <table:table-cell office:value-type="float" office:value="4.9779999999999998" table:style-name="ce5">
            <text:p>4.978</text:p>
          </table:table-cell>
          <table:table-cell office:value-type="float" office:value="27.5" table:style-name="ce5">
            <text:p>27.5</text:p>
          </table:table-cell>
          <table:table-cell office:value-type="float" office:value="62.1" table:style-name="ce5">
            <text:p>62.1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72"/>
        </table:table-row>
        <table:table-row table:style-name="ro1">
          <table:table-cell office:value-type="date" office:date-value="2014-07-16T19:00:00" table:style-name="ce2">
            <text:p>7/16/2014 19:00</text:p>
          </table:table-cell>
          <table:table-cell office:value-type="float" office:value="197.79166666666424" table:style-name="ce3">
            <text:p>197.7916667</text:p>
          </table:table-cell>
          <table:table-cell office:value-type="float" office:value="0" table:style-name="ce1">
            <text:p>0</text:p>
          </table:table-cell>
          <table:table-cell office:value-type="float" office:value="79.69" table:style-name="ce5">
            <text:p>79.69</text:p>
          </table:table-cell>
          <table:table-cell office:value-type="float" office:value="-15.3" table:style-name="ce1">
            <text:p>-15.3</text:p>
          </table:table-cell>
          <table:table-cell office:value-type="float" office:value="71.010000000000005" table:style-name="ce1">
            <text:p>71.01</text:p>
          </table:table-cell>
          <table:table-cell office:value-type="float" office:value="0.2556196" table:style-name="ce1">
            <text:p>0.2556196</text:p>
          </table:table-cell>
          <table:table-cell office:value-type="float" office:value="0.2868812" table:style-name="ce5">
            <text:p>0.2868812</text:p>
          </table:table-cell>
          <table:table-cell office:value-type="float" office:value="4.2629999999999999" table:style-name="ce5">
            <text:p>4.263</text:p>
          </table:table-cell>
          <table:table-cell office:value-type="float" office:value="26.44" table:style-name="ce5">
            <text:p>26.44</text:p>
          </table:table-cell>
          <table:table-cell office:value-type="float" office:value="68.099999999999994" table:style-name="ce5">
            <text:p>68.1</text:p>
          </table:table-cell>
          <table:table-cell office:value-type="float" office:value="0.121" table:style-name="ce1">
            <text:p>0.121</text:p>
          </table:table-cell>
          <table:table-cell table:number-columns-repeated="16372"/>
        </table:table-row>
        <table:table-row table:style-name="ro1">
          <table:table-cell office:value-type="date" office:date-value="2014-07-16T20:00:00" table:style-name="ce2">
            <text:p>7/16/2014 20:00</text:p>
          </table:table-cell>
          <table:table-cell office:value-type="float" office:value="197.83333333333576" table:style-name="ce3">
            <text:p>197.8333333</text:p>
          </table:table-cell>
          <table:table-cell office:value-type="float" office:value="0" table:style-name="ce1">
            <text:p>0</text:p>
          </table:table-cell>
          <table:table-cell office:value-type="float" office:value="6.1639999999999997" table:style-name="ce5">
            <text:p>6.164</text:p>
          </table:table-cell>
          <table:table-cell office:value-type="float" office:value="-1.0069999999999999" table:style-name="ce1">
            <text:p>-1.007</text:p>
          </table:table-cell>
          <table:table-cell office:value-type="float" office:value="4.327" table:style-name="ce1">
            <text:p>4.327</text:p>
          </table:table-cell>
          <table:table-cell office:value-type="float" office:value="1.5578710000000001E-2" table:style-name="ce1">
            <text:p>0.01557871</text:p>
          </table:table-cell>
          <table:table-cell office:value-type="float" office:value="2.2190749999999999E-2" table:style-name="ce5">
            <text:p>0.02219075</text:p>
          </table:table-cell>
          <table:table-cell office:value-type="float" office:value="4.8380000000000001" table:style-name="ce5">
            <text:p>4.838</text:p>
          </table:table-cell>
          <table:table-cell office:value-type="float" office:value="23.42" table:style-name="ce5">
            <text:p>23.42</text:p>
          </table:table-cell>
          <table:table-cell office:value-type="float" office:value="75.08" table:style-name="ce5">
            <text:p>75.08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2"/>
        </table:table-row>
        <table:table-row table:style-name="ro1">
          <table:table-cell office:value-type="date" office:date-value="2014-07-16T21:00:00" table:style-name="ce2">
            <text:p>7/16/2014 21:00</text:p>
          </table:table-cell>
          <table:table-cell office:value-type="float" office:value="197.875" table:style-name="ce3">
            <text:p>197.875</text:p>
          </table:table-cell>
          <table:table-cell office:value-type="float" office:value="2.88" table:style-name="ce1">
            <text:p>2.88</text:p>
          </table:table-cell>
          <table:table-cell office:value-type="float" office:value="-1.079" table:style-name="ce5">
            <text:p>-1.079</text:p>
          </table:table-cell>
          <table:table-cell office:value-type="float" office:value="-0.69199999999999995" table:style-name="ce1">
            <text:p>-0.6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884874E-3" table:style-name="ce5">
            <text:p>-0.003884874</text:p>
          </table:table-cell>
          <table:table-cell office:value-type="float" office:value="4.8419999999999996" table:style-name="ce5">
            <text:p>4.842</text:p>
          </table:table-cell>
          <table:table-cell office:value-type="float" office:value="20.61" table:style-name="ce5">
            <text:p>20.61</text:p>
          </table:table-cell>
          <table:table-cell office:value-type="float" office:value="93.2" table:style-name="ce5">
            <text:p>93.2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2"/>
        </table:table-row>
        <table:table-row table:style-name="ro1">
          <table:table-cell office:value-type="date" office:date-value="2014-07-16T22:00:00" table:style-name="ce2">
            <text:p>7/16/2014 22:00</text:p>
          </table:table-cell>
          <table:table-cell office:value-type="float" office:value="197.91666666666424" table:style-name="ce3">
            <text:p>197.9166667</text:p>
          </table:table-cell>
          <table:table-cell office:value-type="float" office:value="30.42" table:style-name="ce1">
            <text:p>30.42</text:p>
          </table:table-cell>
          <table:table-cell office:value-type="float" office:value="-0.20599999999999999" table:style-name="ce5">
            <text:p>-0.206</text:p>
          </table:table-cell>
          <table:table-cell office:value-type="float" office:value="-0.52700000000000002" table:style-name="ce1">
            <text:p>-0.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4054570000000003E-4" table:style-name="ce5">
            <text:p>-0.000740546</text:p>
          </table:table-cell>
          <table:table-cell office:value-type="float" office:value="3.915" table:style-name="ce5">
            <text:p>3.915</text:p>
          </table:table-cell>
          <table:table-cell office:value-type="float" office:value="17.78" table:style-name="ce5">
            <text:p>17.78</text:p>
          </table:table-cell>
          <table:table-cell office:value-type="float" office:value="97.9" table:style-name="ce5">
            <text:p>97.9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16T23:00:00" table:style-name="ce2">
            <text:p>7/16/2014 23:00</text:p>
          </table:table-cell>
          <table:table-cell office:value-type="float" office:value="197.95833333333576" table:style-name="ce3">
            <text:p>197.9583333</text:p>
          </table:table-cell>
          <table:table-cell office:value-type="float" office:value="1.7529999999999999" table:style-name="ce1">
            <text:p>1.753</text:p>
          </table:table-cell>
          <table:table-cell office:value-type="float" office:value="-0.56000000000000005" table:style-name="ce5">
            <text:p>-0.56</text:p>
          </table:table-cell>
          <table:table-cell office:value-type="float" office:value="-0.438" table:style-name="ce1">
            <text:p>-0.4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152299999999998E-3" table:style-name="ce5">
            <text:p>-0.00201523</text:p>
          </table:table-cell>
          <table:table-cell office:value-type="float" office:value="2.387" table:style-name="ce5">
            <text:p>2.387</text:p>
          </table:table-cell>
          <table:table-cell office:value-type="float" office:value="16.8" table:style-name="ce5">
            <text:p>16.8</text:p>
          </table:table-cell>
          <table:table-cell office:value-type="float" office:value="98.1" table:style-name="ce5">
            <text:p>98.1</text:p>
          </table:table-cell>
          <table:table-cell office:value-type="float" office:value="-1.4E-2" table:style-name="ce1">
            <text:p>-0.014</text:p>
          </table:table-cell>
          <table:table-cell table:number-columns-repeated="16372"/>
        </table:table-row>
        <table:table-row table:style-name="ro1">
          <table:table-cell office:value-type="date" office:date-value="2014-07-17T00:00:00" table:style-name="ce2">
            <text:p>7/17/2014 0:00</text:p>
          </table:table-cell>
          <table:table-cell office:value-type="float" office:value="198" table:style-name="ce3">
            <text:p>198</text:p>
          </table:table-cell>
          <table:table-cell office:value-type="float" office:value="14.65" table:style-name="ce1">
            <text:p>14.65</text:p>
          </table:table-cell>
          <table:table-cell office:value-type="float" office:value="-0.19800000000000001" table:style-name="ce5">
            <text:p>-0.198</text:p>
          </table:table-cell>
          <table:table-cell office:value-type="float" office:value="-0.314" table:style-name="ce1">
            <text:p>-0.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1148380000000001E-4" table:style-name="ce5">
            <text:p>-0.000711484</text:p>
          </table:table-cell>
          <table:table-cell office:value-type="float" office:value="2.2309999999999999" table:style-name="ce5">
            <text:p>2.231</text:p>
          </table:table-cell>
          <table:table-cell office:value-type="float" office:value="16.98" table:style-name="ce5">
            <text:p>16.98</text:p>
          </table:table-cell>
          <table:table-cell office:value-type="float" office:value="98.9" table:style-name="ce5">
            <text:p>98.9</text:p>
          </table:table-cell>
          <table:table-cell office:value-type="float" office:value="-1.6E-2" table:style-name="ce1">
            <text:p>-0.016</text:p>
          </table:table-cell>
          <table:table-cell table:number-columns-repeated="16372"/>
        </table:table-row>
        <table:table-row table:style-name="ro1">
          <table:table-cell office:value-type="date" office:date-value="2014-07-17T01:00:00" table:style-name="ce2">
            <text:p>7/17/2014 1:00</text:p>
          </table:table-cell>
          <table:table-cell office:value-type="float" office:value="198.04166666666424" table:style-name="ce3">
            <text:p>198.0416667</text:p>
          </table:table-cell>
          <table:table-cell office:value-type="float" office:value="14.77" table:style-name="ce1">
            <text:p>14.77</text:p>
          </table:table-cell>
          <table:table-cell office:value-type="float" office:value="-0.152" table:style-name="ce5">
            <text:p>-0.152</text:p>
          </table:table-cell>
          <table:table-cell office:value-type="float" office:value="-0.19700000000000001" table:style-name="ce1">
            <text:p>-0.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476662E-4" table:style-name="ce5">
            <text:p>-0.000547666</text:p>
          </table:table-cell>
          <table:table-cell office:value-type="float" office:value="2.4849999999999999" table:style-name="ce5">
            <text:p>2.485</text:p>
          </table:table-cell>
          <table:table-cell office:value-type="float" office:value="16.71" table:style-name="ce5">
            <text:p>16.71</text:p>
          </table:table-cell>
          <table:table-cell office:value-type="float" office:value="99.3" table:style-name="ce5">
            <text:p>99.3</text:p>
          </table:table-cell>
          <table:table-cell office:value-type="float" office:value="-1.6E-2" table:style-name="ce1">
            <text:p>-0.016</text:p>
          </table:table-cell>
          <table:table-cell table:number-columns-repeated="16372"/>
        </table:table-row>
        <table:table-row table:style-name="ro1">
          <table:table-cell office:value-type="date" office:date-value="2014-07-17T02:00:00" table:style-name="ce2">
            <text:p>7/17/2014 2:00</text:p>
          </table:table-cell>
          <table:table-cell office:value-type="float" office:value="198.08333333333576" table:style-name="ce3">
            <text:p>198.0833333</text:p>
          </table:table-cell>
          <table:table-cell office:value-type="float" office:value="0.25" table:style-name="ce1">
            <text:p>0.25</text:p>
          </table:table-cell>
          <table:table-cell office:value-type="float" office:value="-0.221" table:style-name="ce5">
            <text:p>-0.221</text:p>
          </table:table-cell>
          <table:table-cell office:value-type="float" office:value="-0.35" table:style-name="ce1">
            <text:p>-0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938706E-4" table:style-name="ce5">
            <text:p>-0.000793871</text:p>
          </table:table-cell>
          <table:table-cell office:value-type="float" office:value="2.4060000000000001" table:style-name="ce5">
            <text:p>2.406</text:p>
          </table:table-cell>
          <table:table-cell office:value-type="float" office:value="16.54" table:style-name="ce5">
            <text:p>16.54</text:p>
          </table:table-cell>
          <table:table-cell office:value-type="float" office:value="99" table:style-name="ce5">
            <text:p>99</text:p>
          </table:table-cell>
          <table:table-cell office:value-type="float" office:value="-1.6E-2" table:style-name="ce1">
            <text:p>-0.016</text:p>
          </table:table-cell>
          <table:table-cell table:number-columns-repeated="16372"/>
        </table:table-row>
        <table:table-row table:style-name="ro1">
          <table:table-cell office:value-type="date" office:date-value="2014-07-17T03:00:00" table:style-name="ce2">
            <text:p>7/17/2014 3:00</text:p>
          </table:table-cell>
          <table:table-cell office:value-type="float" office:value="198.125" table:style-name="ce3">
            <text:p>198.125</text:p>
          </table:table-cell>
          <table:table-cell office:value-type="float" office:value="1.127" table:style-name="ce1">
            <text:p>1.127</text:p>
          </table:table-cell>
          <table:table-cell office:value-type="float" office:value="-0.27100000000000002" table:style-name="ce5">
            <text:p>-0.271</text:p>
          </table:table-cell>
          <table:table-cell office:value-type="float" office:value="-0.436" table:style-name="ce1">
            <text:p>-0.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7610359999999996E-4" table:style-name="ce5">
            <text:p>-0.000976104</text:p>
          </table:table-cell>
          <table:table-cell office:value-type="float" office:value="1.47" table:style-name="ce5">
            <text:p>1.47</text:p>
          </table:table-cell>
          <table:table-cell office:value-type="float" office:value="16.36" table:style-name="ce5">
            <text:p>16.36</text:p>
          </table:table-cell>
          <table:table-cell office:value-type="float" office:value="98.9" table:style-name="ce5">
            <text:p>98.9</text:p>
          </table:table-cell>
          <table:table-cell office:value-type="float" office:value="-1.9E-2" table:style-name="ce1">
            <text:p>-0.019</text:p>
          </table:table-cell>
          <table:table-cell table:number-columns-repeated="16372"/>
        </table:table-row>
        <table:table-row table:style-name="ro1">
          <table:table-cell office:value-type="date" office:date-value="2014-07-17T04:00:00" table:style-name="ce2">
            <text:p>7/17/2014 4:00</text:p>
          </table:table-cell>
          <table:table-cell office:value-type="float" office:value="198.16666666666424" table:style-name="ce3">
            <text:p>198.1666667</text:p>
          </table:table-cell>
          <table:table-cell office:value-type="float" office:value="0" table:style-name="ce1">
            <text:p>0</text:p>
          </table:table-cell>
          <table:table-cell office:value-type="float" office:value="-1.02" table:style-name="ce5">
            <text:p>-1.02</text:p>
          </table:table-cell>
          <table:table-cell office:value-type="float" office:value="-0.45600000000000002" table:style-name="ce1">
            <text:p>-0.4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6727610000000001E-3" table:style-name="ce5">
            <text:p>-0.003672761</text:p>
          </table:table-cell>
          <table:table-cell office:value-type="float" office:value="1.1739999999999999" table:style-name="ce5">
            <text:p>1.174</text:p>
          </table:table-cell>
          <table:table-cell office:value-type="float" office:value="16.100000000000001" table:style-name="ce5">
            <text:p>16.1</text:p>
          </table:table-cell>
          <table:table-cell office:value-type="float" office:value="99.3" table:style-name="ce5">
            <text:p>99.3</text:p>
          </table:table-cell>
          <table:table-cell office:value-type="float" office:value="-2.1000000000000001E-2" table:style-name="ce1">
            <text:p>-0.021</text:p>
          </table:table-cell>
          <table:table-cell table:number-columns-repeated="16372"/>
        </table:table-row>
        <table:table-row table:style-name="ro1">
          <table:table-cell office:value-type="date" office:date-value="2014-07-17T05:00:00" table:style-name="ce2">
            <text:p>7/17/2014 5:00</text:p>
          </table:table-cell>
          <table:table-cell office:value-type="float" office:value="198.20833333333576" table:style-name="ce3">
            <text:p>198.2083333</text:p>
          </table:table-cell>
          <table:table-cell office:value-type="float" office:value="0.125" table:style-name="ce1">
            <text:p>0.125</text:p>
          </table:table-cell>
          <table:table-cell office:value-type="float" office:value="-0.20100000000000001" table:style-name="ce5">
            <text:p>-0.201</text:p>
          </table:table-cell>
          <table:table-cell office:value-type="float" office:value="-0.28799999999999998" table:style-name="ce1">
            <text:p>-0.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221517E-4" table:style-name="ce5">
            <text:p>-0.000722152</text:p>
          </table:table-cell>
          <table:table-cell office:value-type="float" office:value="2.9359999999999999" table:style-name="ce5">
            <text:p>2.936</text:p>
          </table:table-cell>
          <table:table-cell office:value-type="float" office:value="16.2" table:style-name="ce5">
            <text:p>16.2</text:p>
          </table:table-cell>
          <table:table-cell office:value-type="float" office:value="99.3" table:style-name="ce5">
            <text:p>99.3</text:p>
          </table:table-cell>
          <table:table-cell office:value-type="float" office:value="-1.4E-2" table:style-name="ce1">
            <text:p>-0.014</text:p>
          </table:table-cell>
          <table:table-cell table:number-columns-repeated="16372"/>
        </table:table-row>
        <table:table-row table:style-name="ro1">
          <table:table-cell office:value-type="date" office:date-value="2014-07-17T06:00:00" table:style-name="ce2">
            <text:p>7/17/2014 6:00</text:p>
          </table:table-cell>
          <table:table-cell office:value-type="float" office:value="198.25" table:style-name="ce3">
            <text:p>198.25</text:p>
          </table:table-cell>
          <table:table-cell office:value-type="float" office:value="0.876" table:style-name="ce1">
            <text:p>0.876</text:p>
          </table:table-cell>
          <table:table-cell office:value-type="float" office:value="1.0449999999999999" table:style-name="ce5">
            <text:p>1.045</text:p>
          </table:table-cell>
          <table:table-cell office:value-type="float" office:value="-0.67" table:style-name="ce1">
            <text:p>-0.67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.179095E-3" table:style-name="ce1">
            <text:p>0.001179095</text:p>
          </table:table-cell>
          <table:table-cell office:value-type="float" office:value="3.7628649999999998E-3" table:style-name="ce5">
            <text:p>0.003762865</text:p>
          </table:table-cell>
          <table:table-cell office:value-type="float" office:value="2.105" table:style-name="ce5">
            <text:p>2.105</text:p>
          </table:table-cell>
          <table:table-cell office:value-type="float" office:value="16.02" table:style-name="ce5">
            <text:p>16.02</text:p>
          </table:table-cell>
          <table:table-cell office:value-type="float" office:value="99.1" table:style-name="ce5">
            <text:p>99.1</text:p>
          </table:table-cell>
          <table:table-cell office:value-type="float" office:value="2E-3" table:style-name="ce1">
            <text:p>0.002</text:p>
          </table:table-cell>
          <table:table-cell table:number-columns-repeated="16372"/>
        </table:table-row>
        <table:table-row table:style-name="ro1">
          <table:table-cell office:value-type="date" office:date-value="2014-07-17T07:00:00" table:style-name="ce2">
            <text:p>7/17/2014 7:00</text:p>
          </table:table-cell>
          <table:table-cell office:value-type="float" office:value="198.29166666666424" table:style-name="ce3">
            <text:p>198.2916667</text:p>
          </table:table-cell>
          <table:table-cell office:value-type="float" office:value="0.751" table:style-name="ce1">
            <text:p>0.751</text:p>
          </table:table-cell>
          <table:table-cell office:value-type="float" office:value="17.09" table:style-name="ce5">
            <text:p>17.09</text:p>
          </table:table-cell>
          <table:table-cell office:value-type="float" office:value="-3.077" table:style-name="ce1">
            <text:p>-3.077</text:p>
          </table:table-cell>
          <table:table-cell office:value-type="float" office:value="10.83" table:style-name="ce1">
            <text:p>10.83</text:p>
          </table:table-cell>
          <table:table-cell office:value-type="float" office:value="3.8970539999999998E-2" table:style-name="ce1">
            <text:p>0.03897054</text:p>
          </table:table-cell>
          <table:table-cell office:value-type="float" office:value="6.1536899999999999E-2" table:style-name="ce5">
            <text:p>0.0615369</text:p>
          </table:table-cell>
          <table:table-cell office:value-type="float" office:value="2.0790000000000002" table:style-name="ce5">
            <text:p>2.079</text:p>
          </table:table-cell>
          <table:table-cell office:value-type="float" office:value="16.07" table:style-name="ce5">
            <text:p>16.07</text:p>
          </table:table-cell>
          <table:table-cell office:value-type="float" office:value="99.2" table:style-name="ce5">
            <text:p>99.2</text:p>
          </table:table-cell>
          <table:table-cell office:value-type="float" office:value="1.2E-2" table:style-name="ce1">
            <text:p>0.012</text:p>
          </table:table-cell>
          <table:table-cell table:number-columns-repeated="16372"/>
        </table:table-row>
        <table:table-row table:style-name="ro1">
          <table:table-cell office:value-type="date" office:date-value="2014-07-17T08:00:00" table:style-name="ce2">
            <text:p>7/17/2014 8:00</text:p>
          </table:table-cell>
          <table:table-cell office:value-type="float" office:value="198.33333333333576" table:style-name="ce3">
            <text:p>198.3333333</text:p>
          </table:table-cell>
          <table:table-cell office:value-type="float" office:value="0.125" table:style-name="ce1">
            <text:p>0.125</text:p>
          </table:table-cell>
          <table:table-cell office:value-type="float" office:value="31.9" table:style-name="ce5">
            <text:p>31.9</text:p>
          </table:table-cell>
          <table:table-cell office:value-type="float" office:value="-5.3019999999999996" table:style-name="ce1">
            <text:p>-5.302</text:p>
          </table:table-cell>
          <table:table-cell office:value-type="float" office:value="23.82" table:style-name="ce1">
            <text:p>23.82</text:p>
          </table:table-cell>
          <table:table-cell office:value-type="float" office:value="8.5768289999999997E-2" table:style-name="ce1">
            <text:p>0.08576829</text:p>
          </table:table-cell>
          <table:table-cell office:value-type="float" office:value="0.11485190000000001" table:style-name="ce5">
            <text:p>0.1148519</text:p>
          </table:table-cell>
          <table:table-cell office:value-type="float" office:value="3.069" table:style-name="ce5">
            <text:p>3.069</text:p>
          </table:table-cell>
          <table:table-cell office:value-type="float" office:value="16.27" table:style-name="ce5">
            <text:p>16.27</text:p>
          </table:table-cell>
          <table:table-cell office:value-type="float" office:value="98.8" table:style-name="ce5">
            <text:p>98.8</text:p>
          </table:table-cell>
          <table:table-cell office:value-type="float" office:value="0.02" table:style-name="ce1">
            <text:p>0.02</text:p>
          </table:table-cell>
          <table:table-cell table:number-columns-repeated="16372"/>
        </table:table-row>
        <table:table-row table:style-name="ro1">
          <table:table-cell office:value-type="date" office:date-value="2014-07-17T09:00:00" table:style-name="ce2">
            <text:p>7/17/2014 9:00</text:p>
          </table:table-cell>
          <table:table-cell office:value-type="float" office:value="198.375" table:style-name="ce3">
            <text:p>198.375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5">
            <text:p>98.8</text:p>
          </table:table-cell>
          <table:table-cell office:value-type="float" office:value="-15.19" table:style-name="ce1">
            <text:p>-15.19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0.2937053" table:style-name="ce1">
            <text:p>0.2937053</text:p>
          </table:table-cell>
          <table:table-cell office:value-type="float" office:value="0.35559610000000003" table:style-name="ce5">
            <text:p>0.3555961</text:p>
          </table:table-cell>
          <table:table-cell office:value-type="float" office:value="3.3250000000000002" table:style-name="ce5">
            <text:p>3.325</text:p>
          </table:table-cell>
          <table:table-cell office:value-type="float" office:value="15.66" table:style-name="ce5">
            <text:p>15.66</text:p>
          </table:table-cell>
          <table:table-cell office:value-type="float" office:value="99.7" table:style-name="ce5">
            <text:p>99.7</text:p>
          </table:table-cell>
          <table:table-cell office:value-type="float" office:value="5.3999999999999999E-2" table:style-name="ce1">
            <text:p>0.054</text:p>
          </table:table-cell>
          <table:table-cell table:number-columns-repeated="16372"/>
        </table:table-row>
        <table:table-row table:style-name="ro1">
          <table:table-cell office:value-type="date" office:date-value="2014-07-17T10:00:00" table:style-name="ce2">
            <text:p>7/17/2014 10:00</text:p>
          </table:table-cell>
          <table:table-cell office:value-type="float" office:value="198.41666666666424" table:style-name="ce3">
            <text:p>198.4166667</text:p>
          </table:table-cell>
          <table:table-cell office:value-type="float" office:value="0" table:style-name="ce1">
            <text:p>0</text:p>
          </table:table-cell>
          <table:table-cell office:value-type="float" office:value="208.4" table:style-name="ce5">
            <text:p>208.4</text:p>
          </table:table-cell>
          <table:table-cell office:value-type="float" office:value="-32.35" table:style-name="ce1">
            <text:p>-32.35</text:p>
          </table:table-cell>
          <table:table-cell office:value-type="float" office:value="180.4" table:style-name="ce1">
            <text:p>180.4</text:p>
          </table:table-cell>
          <table:table-cell office:value-type="float" office:value="0.64943720000000005" table:style-name="ce1">
            <text:p>0.6494372</text:p>
          </table:table-cell>
          <table:table-cell office:value-type="float" office:value="0.7503725" table:style-name="ce5">
            <text:p>0.7503725</text:p>
          </table:table-cell>
          <table:table-cell office:value-type="float" office:value="3.0430000000000001" table:style-name="ce5">
            <text:p>3.043</text:p>
          </table:table-cell>
          <table:table-cell office:value-type="float" office:value="15.94" table:style-name="ce5">
            <text:p>15.94</text:p>
          </table:table-cell>
          <table:table-cell office:value-type="float" office:value="98.5" table:style-name="ce5">
            <text:p>98.5</text:p>
          </table:table-cell>
          <table:table-cell office:value-type="float" office:value="0.115" table:style-name="ce1">
            <text:p>0.115</text:p>
          </table:table-cell>
          <table:table-cell table:number-columns-repeated="16372"/>
        </table:table-row>
        <table:table-row table:style-name="ro1">
          <table:table-cell office:value-type="date" office:date-value="2014-07-17T11:00:00" table:style-name="ce2">
            <text:p>7/17/2014 11:00</text:p>
          </table:table-cell>
          <table:table-cell office:value-type="float" office:value="198.45833333333576" table:style-name="ce3">
            <text:p>198.4583333</text:p>
          </table:table-cell>
          <table:table-cell office:value-type="float" office:value="0" table:style-name="ce1">
            <text:p>0</text:p>
          </table:table-cell>
          <table:table-cell office:value-type="float" office:value="402.7" table:style-name="ce5">
            <text:p>402.7</text:p>
          </table:table-cell>
          <table:table-cell office:value-type="float" office:value="-59.73" table:style-name="ce1">
            <text:p>-59.73</text:p>
          </table:table-cell>
          <table:table-cell office:value-type="float" office:value="349.2" table:style-name="ce1">
            <text:p>349.2</text:p>
          </table:table-cell>
          <table:table-cell office:value-type="float" office:value="1.257058" table:style-name="ce1">
            <text:p>1.257058</text:p>
          </table:table-cell>
          <table:table-cell office:value-type="float" office:value="1.449579" table:style-name="ce5">
            <text:p>1.449579</text:p>
          </table:table-cell>
          <table:table-cell office:value-type="float" office:value="2.66" table:style-name="ce5">
            <text:p>2.66</text:p>
          </table:table-cell>
          <table:table-cell office:value-type="float" office:value="16.59" table:style-name="ce5">
            <text:p>16.59</text:p>
          </table:table-cell>
          <table:table-cell office:value-type="float" office:value="91.6" table:style-name="ce5">
            <text:p>91.6</text:p>
          </table:table-cell>
          <table:table-cell office:value-type="float" office:value="0.222" table:style-name="ce1">
            <text:p>0.222</text:p>
          </table:table-cell>
          <table:table-cell table:number-columns-repeated="16372"/>
        </table:table-row>
        <table:table-row table:style-name="ro1">
          <table:table-cell office:value-type="date" office:date-value="2014-07-17T12:00:00" table:style-name="ce2">
            <text:p>7/17/2014 12:00</text:p>
          </table:table-cell>
          <table:table-cell office:value-type="float" office:value="198.5" table:style-name="ce3">
            <text:p>198.5</text:p>
          </table:table-cell>
          <table:table-cell office:value-type="float" office:value="0" table:style-name="ce1">
            <text:p>0</text:p>
          </table:table-cell>
          <table:table-cell office:value-type="float" office:value="654.9" table:style-name="ce5">
            <text:p>654.9</text:p>
          </table:table-cell>
          <table:table-cell office:value-type="float" office:value="-96.8" table:style-name="ce1">
            <text:p>-96.8</text:p>
          </table:table-cell>
          <table:table-cell office:value-type="float" office:value="565.5" table:style-name="ce1">
            <text:p>565.5</text:p>
          </table:table-cell>
          <table:table-cell office:value-type="float" office:value="2.035844" table:style-name="ce1">
            <text:p>2.035844</text:p>
          </table:table-cell>
          <table:table-cell office:value-type="float" office:value="2.3575590000000002" table:style-name="ce5">
            <text:p>2.357559</text:p>
          </table:table-cell>
          <table:table-cell office:value-type="float" office:value="1.855" table:style-name="ce5">
            <text:p>1.855</text:p>
          </table:table-cell>
          <table:table-cell office:value-type="float" office:value="18.78" table:style-name="ce5">
            <text:p>18.78</text:p>
          </table:table-cell>
          <table:table-cell office:value-type="float" office:value="84.6" table:style-name="ce5">
            <text:p>84.6</text:p>
          </table:table-cell>
          <table:table-cell office:value-type="float" office:value="0.40100000000000002" table:style-name="ce1">
            <text:p>0.401</text:p>
          </table:table-cell>
          <table:table-cell table:number-columns-repeated="16372"/>
        </table:table-row>
        <table:table-row table:style-name="ro1">
          <table:table-cell office:value-type="date" office:date-value="2014-07-17T13:00:00" table:style-name="ce2">
            <text:p>7/17/2014 13:00</text:p>
          </table:table-cell>
          <table:table-cell office:value-type="float" office:value="198.54166666666424" table:style-name="ce3">
            <text:p>198.5416667</text:p>
          </table:table-cell>
          <table:table-cell office:value-type="float" office:value="0" table:style-name="ce1">
            <text:p>0</text:p>
          </table:table-cell>
          <table:table-cell office:value-type="float" office:value="370.1" table:style-name="ce5">
            <text:p>370.1</text:p>
          </table:table-cell>
          <table:table-cell office:value-type="float" office:value="-59.84" table:style-name="ce1">
            <text:p>-59.84</text:p>
          </table:table-cell>
          <table:table-cell office:value-type="float" office:value="330.6" table:style-name="ce1">
            <text:p>330.6</text:p>
          </table:table-cell>
          <table:table-cell office:value-type="float" office:value="1.190264" table:style-name="ce1">
            <text:p>1.190264</text:p>
          </table:table-cell>
          <table:table-cell office:value-type="float" office:value="1.3322179999999999" table:style-name="ce5">
            <text:p>1.332218</text:p>
          </table:table-cell>
          <table:table-cell office:value-type="float" office:value="2.2669999999999999" table:style-name="ce5">
            <text:p>2.267</text:p>
          </table:table-cell>
          <table:table-cell office:value-type="float" office:value="19.61" table:style-name="ce5">
            <text:p>19.61</text:p>
          </table:table-cell>
          <table:table-cell office:value-type="float" office:value="77.819999999999993" table:style-name="ce5">
            <text:p>77.82</text:p>
          </table:table-cell>
          <table:table-cell office:value-type="float" office:value="0.252" table:style-name="ce1">
            <text:p>0.252</text:p>
          </table:table-cell>
          <table:table-cell table:number-columns-repeated="16372"/>
        </table:table-row>
        <table:table-row table:style-name="ro1">
          <table:table-cell office:value-type="date" office:date-value="2014-07-17T14:00:00" table:style-name="ce2">
            <text:p>7/17/2014 14:00</text:p>
          </table:table-cell>
          <table:table-cell office:value-type="float" office:value="198.58333333333576" table:style-name="ce3">
            <text:p>198.5833333</text:p>
          </table:table-cell>
          <table:table-cell office:value-type="float" office:value="0" table:style-name="ce1">
            <text:p>0</text:p>
          </table:table-cell>
          <table:table-cell office:value-type="float" office:value="379.2" table:style-name="ce5">
            <text:p>379.2</text:p>
          </table:table-cell>
          <table:table-cell office:value-type="float" office:value="-62.14" table:style-name="ce1">
            <text:p>-62.14</text:p>
          </table:table-cell>
          <table:table-cell office:value-type="float" office:value="339.6" table:style-name="ce1">
            <text:p>339.6</text:p>
          </table:table-cell>
          <table:table-cell office:value-type="float" office:value="1.2226090000000001" table:style-name="ce1">
            <text:p>1.222609</text:p>
          </table:table-cell>
          <table:table-cell office:value-type="float" office:value="1.365294" table:style-name="ce5">
            <text:p>1.365294</text:p>
          </table:table-cell>
          <table:table-cell office:value-type="float" office:value="2.6930000000000001" table:style-name="ce5">
            <text:p>2.693</text:p>
          </table:table-cell>
          <table:table-cell office:value-type="float" office:value="20.27" table:style-name="ce5">
            <text:p>20.27</text:p>
          </table:table-cell>
          <table:table-cell office:value-type="float" office:value="78.52" table:style-name="ce5">
            <text:p>78.52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72"/>
        </table:table-row>
        <table:table-row table:style-name="ro1">
          <table:table-cell office:value-type="date" office:date-value="2014-07-17T15:00:00" table:style-name="ce2">
            <text:p>7/17/2014 15:00</text:p>
          </table:table-cell>
          <table:table-cell office:value-type="float" office:value="198.625" table:style-name="ce3">
            <text:p>198.625</text:p>
          </table:table-cell>
          <table:table-cell office:value-type="float" office:value="0" table:style-name="ce1">
            <text:p>0</text:p>
          </table:table-cell>
          <table:table-cell office:value-type="float" office:value="598.1" table:style-name="ce5">
            <text:p>598.1</text:p>
          </table:table-cell>
          <table:table-cell office:value-type="float" office:value="-91.9" table:style-name="ce1">
            <text:p>-91.9</text:p>
          </table:table-cell>
          <table:table-cell office:value-type="float" office:value="518.79999999999995" table:style-name="ce1">
            <text:p>518.8</text:p>
          </table:table-cell>
          <table:table-cell office:value-type="float" office:value="1.8677090000000001" table:style-name="ce1">
            <text:p>1.867709</text:p>
          </table:table-cell>
          <table:table-cell office:value-type="float" office:value="2.153146" table:style-name="ce5">
            <text:p>2.153146</text:p>
          </table:table-cell>
          <table:table-cell office:value-type="float" office:value="2.8239999999999998" table:style-name="ce5">
            <text:p>2.824</text:p>
          </table:table-cell>
          <table:table-cell office:value-type="float" office:value="21.2" table:style-name="ce5">
            <text:p>21.2</text:p>
          </table:table-cell>
          <table:table-cell office:value-type="float" office:value="71.31" table:style-name="ce5">
            <text:p>71.31</text:p>
          </table:table-cell>
          <table:table-cell office:value-type="float" office:value="0.39100000000000001" table:style-name="ce1">
            <text:p>0.391</text:p>
          </table:table-cell>
          <table:table-cell table:number-columns-repeated="16372"/>
        </table:table-row>
        <table:table-row table:style-name="ro1">
          <table:table-cell office:value-type="date" office:date-value="2014-07-17T16:00:00" table:style-name="ce2">
            <text:p>7/17/2014 16:00</text:p>
          </table:table-cell>
          <table:table-cell office:value-type="float" office:value="198.66666666666424" table:style-name="ce3">
            <text:p>198.6666667</text:p>
          </table:table-cell>
          <table:table-cell office:value-type="float" office:value="0" table:style-name="ce1">
            <text:p>0</text:p>
          </table:table-cell>
          <table:table-cell office:value-type="float" office:value="488.1" table:style-name="ce5">
            <text:p>488.1</text:p>
          </table:table-cell>
          <table:table-cell office:value-type="float" office:value="-77.34" table:style-name="ce1">
            <text:p>-77.34</text:p>
          </table:table-cell>
          <table:table-cell office:value-type="float" office:value="425.3" table:style-name="ce1">
            <text:p>425.3</text:p>
          </table:table-cell>
          <table:table-cell office:value-type="float" office:value="1.5312159999999999" table:style-name="ce1">
            <text:p>1.531216</text:p>
          </table:table-cell>
          <table:table-cell office:value-type="float" office:value="1.7573129999999999" table:style-name="ce5">
            <text:p>1.757313</text:p>
          </table:table-cell>
          <table:table-cell office:value-type="float" office:value="2.2509999999999999" table:style-name="ce5">
            <text:p>2.251</text:p>
          </table:table-cell>
          <table:table-cell office:value-type="float" office:value="21.96" table:style-name="ce5">
            <text:p>21.96</text:p>
          </table:table-cell>
          <table:table-cell office:value-type="float" office:value="70.510000000000005" table:style-name="ce5">
            <text:p>70.51</text:p>
          </table:table-cell>
          <table:table-cell office:value-type="float" office:value="0.33200000000000002" table:style-name="ce1">
            <text:p>0.332</text:p>
          </table:table-cell>
          <table:table-cell table:number-columns-repeated="16372"/>
        </table:table-row>
        <table:table-row table:style-name="ro1">
          <table:table-cell office:value-type="date" office:date-value="2014-07-17T17:00:00" table:style-name="ce2">
            <text:p>7/17/2014 17:00</text:p>
          </table:table-cell>
          <table:table-cell office:value-type="float" office:value="198.70833333333576" table:style-name="ce3">
            <text:p>198.7083333</text:p>
          </table:table-cell>
          <table:table-cell office:value-type="float" office:value="0" table:style-name="ce1">
            <text:p>0</text:p>
          </table:table-cell>
          <table:table-cell office:value-type="float" office:value="397" table:style-name="ce5">
            <text:p>397</text:p>
          </table:table-cell>
          <table:table-cell office:value-type="float" office:value="-68.569999999999993" table:style-name="ce1">
            <text:p>-68.57</text:p>
          </table:table-cell>
          <table:table-cell office:value-type="float" office:value="339.8" table:style-name="ce1">
            <text:p>339.8</text:p>
          </table:table-cell>
          <table:table-cell office:value-type="float" office:value="1.2232449999999999" table:style-name="ce1">
            <text:p>1.223245</text:p>
          </table:table-cell>
          <table:table-cell office:value-type="float" office:value="1.4291119999999999" table:style-name="ce5">
            <text:p>1.429112</text:p>
          </table:table-cell>
          <table:table-cell office:value-type="float" office:value="2.89" table:style-name="ce5">
            <text:p>2.89</text:p>
          </table:table-cell>
          <table:table-cell office:value-type="float" office:value="21.85" table:style-name="ce5">
            <text:p>21.85</text:p>
          </table:table-cell>
          <table:table-cell office:value-type="float" office:value="72.19" table:style-name="ce5">
            <text:p>72.19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72"/>
        </table:table-row>
        <table:table-row table:style-name="ro1">
          <table:table-cell office:value-type="date" office:date-value="2014-07-17T18:00:00" table:style-name="ce2">
            <text:p>7/17/2014 18:00</text:p>
          </table:table-cell>
          <table:table-cell office:value-type="float" office:value="198.75" table:style-name="ce3">
            <text:p>198.75</text:p>
          </table:table-cell>
          <table:table-cell office:value-type="float" office:value="0" table:style-name="ce1">
            <text:p>0</text:p>
          </table:table-cell>
          <table:table-cell office:value-type="float" office:value="374.1" table:style-name="ce5">
            <text:p>374.1</text:p>
          </table:table-cell>
          <table:table-cell office:value-type="float" office:value="-73.95" table:style-name="ce1">
            <text:p>-73.95</text:p>
          </table:table-cell>
          <table:table-cell office:value-type="float" office:value="323.10000000000002" table:style-name="ce1">
            <text:p>323.1</text:p>
          </table:table-cell>
          <table:table-cell office:value-type="float" office:value="1.163065" table:style-name="ce1">
            <text:p>1.163065</text:p>
          </table:table-cell>
          <table:table-cell office:value-type="float" office:value="1.346611" table:style-name="ce5">
            <text:p>1.346611</text:p>
          </table:table-cell>
          <table:table-cell office:value-type="float" office:value="3.355" table:style-name="ce5">
            <text:p>3.355</text:p>
          </table:table-cell>
          <table:table-cell office:value-type="float" office:value="21.52" table:style-name="ce5">
            <text:p>21.52</text:p>
          </table:table-cell>
          <table:table-cell office:value-type="float" office:value="74.11" table:style-name="ce5">
            <text:p>74.11</text:p>
          </table:table-cell>
          <table:table-cell office:value-type="float" office:value="0.24099999999999999" table:style-name="ce1">
            <text:p>0.241</text:p>
          </table:table-cell>
          <table:table-cell table:number-columns-repeated="16372"/>
        </table:table-row>
        <table:table-row table:style-name="ro1">
          <table:table-cell office:value-type="date" office:date-value="2014-07-17T19:00:00" table:style-name="ce2">
            <text:p>7/17/2014 19:00</text:p>
          </table:table-cell>
          <table:table-cell office:value-type="float" office:value="198.79166666666424" table:style-name="ce3">
            <text:p>198.7916667</text:p>
          </table:table-cell>
          <table:table-cell office:value-type="float" office:value="0" table:style-name="ce1">
            <text:p>0</text:p>
          </table:table-cell>
          <table:table-cell office:value-type="float" office:value="228.3" table:style-name="ce5">
            <text:p>228.3</text:p>
          </table:table-cell>
          <table:table-cell office:value-type="float" office:value="-53.24" table:style-name="ce1">
            <text:p>-53.24</text:p>
          </table:table-cell>
          <table:table-cell office:value-type="float" office:value="202.1" table:style-name="ce1">
            <text:p>202.1</text:p>
          </table:table-cell>
          <table:table-cell office:value-type="float" office:value="0.72771609999999998" table:style-name="ce1">
            <text:p>0.7277161</text:p>
          </table:table-cell>
          <table:table-cell office:value-type="float" office:value="0.82200169999999995" table:style-name="ce5">
            <text:p>0.8220017</text:p>
          </table:table-cell>
          <table:table-cell office:value-type="float" office:value="2.85" table:style-name="ce5">
            <text:p>2.85</text:p>
          </table:table-cell>
          <table:table-cell office:value-type="float" office:value="20.95" table:style-name="ce5">
            <text:p>20.95</text:p>
          </table:table-cell>
          <table:table-cell office:value-type="float" office:value="77.31" table:style-name="ce5">
            <text:p>77.31</text:p>
          </table:table-cell>
          <table:table-cell office:value-type="float" office:value="0.14099999999999999" table:style-name="ce1">
            <text:p>0.141</text:p>
          </table:table-cell>
          <table:table-cell table:number-columns-repeated="16372"/>
        </table:table-row>
        <table:table-row table:style-name="ro1">
          <table:table-cell office:value-type="date" office:date-value="2014-07-17T20:00:00" table:style-name="ce2">
            <text:p>7/17/2014 20:00</text:p>
          </table:table-cell>
          <table:table-cell office:value-type="float" office:value="198.83333333333576" table:style-name="ce3">
            <text:p>198.8333333</text:p>
          </table:table-cell>
          <table:table-cell office:value-type="float" office:value="0" table:style-name="ce1">
            <text:p>0</text:p>
          </table:table-cell>
          <table:table-cell office:value-type="float" office:value="32.700000000000003" table:style-name="ce5">
            <text:p>32.7</text:p>
          </table:table-cell>
          <table:table-cell office:value-type="float" office:value="-6.8479999999999999" table:style-name="ce1">
            <text:p>-6.848</text:p>
          </table:table-cell>
          <table:table-cell office:value-type="float" office:value="24.88" table:style-name="ce1">
            <text:p>24.88</text:p>
          </table:table-cell>
          <table:table-cell office:value-type="float" office:value="8.9572669999999993E-2" table:style-name="ce1">
            <text:p>0.08957267</text:p>
          </table:table-cell>
          <table:table-cell office:value-type="float" office:value="0.1177115" table:style-name="ce5">
            <text:p>0.1177115</text:p>
          </table:table-cell>
          <table:table-cell office:value-type="float" office:value="3.1139999999999999" table:style-name="ce5">
            <text:p>3.114</text:p>
          </table:table-cell>
          <table:table-cell office:value-type="float" office:value="19.11" table:style-name="ce5">
            <text:p>19.11</text:p>
          </table:table-cell>
          <table:table-cell office:value-type="float" office:value="84" table:style-name="ce5">
            <text:p>84</text:p>
          </table:table-cell>
          <table:table-cell office:value-type="float" office:value="1.6E-2" table:style-name="ce1">
            <text:p>0.016</text:p>
          </table:table-cell>
          <table:table-cell table:number-columns-repeated="16372"/>
        </table:table-row>
        <table:table-row table:style-name="ro1">
          <table:table-cell office:value-type="date" office:date-value="2014-07-17T21:00:00" table:style-name="ce2">
            <text:p>7/17/2014 21:00</text:p>
          </table:table-cell>
          <table:table-cell office:value-type="float" office:value="198.875" table:style-name="ce3">
            <text:p>198.875</text:p>
          </table:table-cell>
          <table:table-cell office:value-type="float" office:value="0" table:style-name="ce1">
            <text:p>0</text:p>
          </table:table-cell>
          <table:table-cell office:value-type="float" office:value="-2.286" table:style-name="ce5">
            <text:p>-2.286</text:p>
          </table:table-cell>
          <table:table-cell office:value-type="float" office:value="-0.26900000000000002" table:style-name="ce1">
            <text:p>-0.2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2313500000000001E-3" table:style-name="ce5">
            <text:p>-0.00823135</text:p>
          </table:table-cell>
          <table:table-cell office:value-type="float" office:value="2.3919999999999999" table:style-name="ce5">
            <text:p>2.392</text:p>
          </table:table-cell>
          <table:table-cell office:value-type="float" office:value="17.79" table:style-name="ce5">
            <text:p>17.79</text:p>
          </table:table-cell>
          <table:table-cell office:value-type="float" office:value="90.7" table:style-name="ce5">
            <text:p>90.7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72"/>
        </table:table-row>
        <table:table-row table:style-name="ro1">
          <table:table-cell office:value-type="date" office:date-value="2014-07-17T22:00:00" table:style-name="ce2">
            <text:p>7/17/2014 22:00</text:p>
          </table:table-cell>
          <table:table-cell office:value-type="float" office:value="198.91666666666424" table:style-name="ce3">
            <text:p>198.9166667</text:p>
          </table:table-cell>
          <table:table-cell office:value-type="float" office:value="0" table:style-name="ce1">
            <text:p>0</text:p>
          </table:table-cell>
          <table:table-cell office:value-type="float" office:value="-2.129" table:style-name="ce5">
            <text:p>-2.129</text:p>
          </table:table-cell>
          <table:table-cell office:value-type="float" office:value="-0.35099999999999998" table:style-name="ce1">
            <text:p>-0.3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6644540000000002E-3" table:style-name="ce5">
            <text:p>-0.007664454</text:p>
          </table:table-cell>
          <table:table-cell office:value-type="float" office:value="2.5329999999999999" table:style-name="ce5">
            <text:p>2.533</text:p>
          </table:table-cell>
          <table:table-cell office:value-type="float" office:value="16.89" table:style-name="ce5">
            <text:p>16.89</text:p>
          </table:table-cell>
          <table:table-cell office:value-type="float" office:value="93.1" table:style-name="ce5">
            <text:p>93.1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17T23:00:00" table:style-name="ce2">
            <text:p>7/17/2014 23:00</text:p>
          </table:table-cell>
          <table:table-cell office:value-type="float" office:value="198.95833333333576" table:style-name="ce3">
            <text:p>198.9583333</text:p>
          </table:table-cell>
          <table:table-cell office:value-type="float" office:value="0" table:style-name="ce1">
            <text:p>0</text:p>
          </table:table-cell>
          <table:table-cell office:value-type="float" office:value="-1.1259999999999999" table:style-name="ce5">
            <text:p>-1.126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0537309999999997E-3" table:style-name="ce5">
            <text:p>-0.004053731</text:p>
          </table:table-cell>
          <table:table-cell office:value-type="float" office:value="2.2959999999999998" table:style-name="ce5">
            <text:p>2.296</text:p>
          </table:table-cell>
          <table:table-cell office:value-type="float" office:value="16.68" table:style-name="ce5">
            <text:p>16.68</text:p>
          </table:table-cell>
          <table:table-cell office:value-type="float" office:value="92.6" table:style-name="ce5">
            <text:p>92.6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72"/>
        </table:table-row>
        <table:table-row table:style-name="ro1">
          <table:table-cell office:value-type="date" office:date-value="2014-07-18T00:00:00" table:style-name="ce2">
            <text:p>7/18/2014 0:00</text:p>
          </table:table-cell>
          <table:table-cell office:value-type="float" office:value="199" table:style-name="ce3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-1.262" table:style-name="ce5">
            <text:p>-1.262</text:p>
          </table:table-cell>
          <table:table-cell office:value-type="float" office:value="-0.25900000000000001" table:style-name="ce1">
            <text:p>-0.2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5441939999999997E-3" table:style-name="ce5">
            <text:p>-0.004544194</text:p>
          </table:table-cell>
          <table:table-cell office:value-type="float" office:value="1.657" table:style-name="ce5">
            <text:p>1.657</text:p>
          </table:table-cell>
          <table:table-cell office:value-type="float" office:value="16.43" table:style-name="ce5">
            <text:p>16.43</text:p>
          </table:table-cell>
          <table:table-cell office:value-type="float" office:value="95" table:style-name="ce5">
            <text:p>95</text:p>
          </table:table-cell>
          <table:table-cell office:value-type="float" office:value="-1.2E-2" table:style-name="ce1">
            <text:p>-0.012</text:p>
          </table:table-cell>
          <table:table-cell table:number-columns-repeated="16372"/>
        </table:table-row>
        <table:table-row table:style-name="ro1">
          <table:table-cell office:value-type="date" office:date-value="2014-07-18T01:00:00" table:style-name="ce2">
            <text:p>7/18/2014 1:00</text:p>
          </table:table-cell>
          <table:table-cell office:value-type="float" office:value="199.04166666666424" table:style-name="ce3">
            <text:p>199.0416667</text:p>
          </table:table-cell>
          <table:table-cell office:value-type="float" office:value="0" table:style-name="ce1">
            <text:p>0</text:p>
          </table:table-cell>
          <table:table-cell office:value-type="float" office:value="-0.439" table:style-name="ce5">
            <text:p>-0.439</text:p>
          </table:table-cell>
          <table:table-cell office:value-type="float" office:value="-0.32300000000000001" table:style-name="ce1">
            <text:p>-0.3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800009999999999E-3" table:style-name="ce5">
            <text:p>-0.001580001</text:p>
          </table:table-cell>
          <table:table-cell office:value-type="float" office:value="1.522" table:style-name="ce5">
            <text:p>1.522</text:p>
          </table:table-cell>
          <table:table-cell office:value-type="float" office:value="16.329999999999998" table:style-name="ce5">
            <text:p>16.33</text:p>
          </table:table-cell>
          <table:table-cell office:value-type="float" office:value="95.2" table:style-name="ce5">
            <text:p>95.2</text:p>
          </table:table-cell>
          <table:table-cell office:value-type="float" office:value="-1.4E-2" table:style-name="ce1">
            <text:p>-0.014</text:p>
          </table:table-cell>
          <table:table-cell table:number-columns-repeated="16372"/>
        </table:table-row>
        <table:table-row table:style-name="ro1">
          <table:table-cell office:value-type="date" office:date-value="2014-07-18T02:00:00" table:style-name="ce2">
            <text:p>7/18/2014 2:00</text:p>
          </table:table-cell>
          <table:table-cell office:value-type="float" office:value="199.08333333333576" table:style-name="ce3">
            <text:p>199.0833333</text:p>
          </table:table-cell>
          <table:table-cell office:value-type="float" office:value="0" table:style-name="ce1">
            <text:p>0</text:p>
          </table:table-cell>
          <table:table-cell office:value-type="float" office:value="-0.74" table:style-name="ce5">
            <text:p>-0.74</text:p>
          </table:table-cell>
          <table:table-cell office:value-type="float" office:value="-0.22600000000000001" table:style-name="ce1">
            <text:p>-0.2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6646640000000002E-3" table:style-name="ce5">
            <text:p>-0.002664664</text:p>
          </table:table-cell>
          <table:table-cell office:value-type="float" office:value="1.6719999999999999" table:style-name="ce5">
            <text:p>1.672</text:p>
          </table:table-cell>
          <table:table-cell office:value-type="float" office:value="16.21" table:style-name="ce5">
            <text:p>16.21</text:p>
          </table:table-cell>
          <table:table-cell office:value-type="float" office:value="94.8" table:style-name="ce5">
            <text:p>94.8</text:p>
          </table:table-cell>
          <table:table-cell office:value-type="float" office:value="-1.2999999999999999E-2" table:style-name="ce1">
            <text:p>-0.013</text:p>
          </table:table-cell>
          <table:table-cell table:number-columns-repeated="16372"/>
        </table:table-row>
        <table:table-row table:style-name="ro1">
          <table:table-cell office:value-type="date" office:date-value="2014-07-18T03:00:00" table:style-name="ce2">
            <text:p>7/18/2014 3:00</text:p>
          </table:table-cell>
          <table:table-cell office:value-type="float" office:value="199.125" table:style-name="ce3">
            <text:p>199.125</text:p>
          </table:table-cell>
          <table:table-cell office:value-type="float" office:value="0" table:style-name="ce1">
            <text:p>0</text:p>
          </table:table-cell>
          <table:table-cell office:value-type="float" office:value="-0.36099999999999999" table:style-name="ce5">
            <text:p>-0.361</text:p>
          </table:table-cell>
          <table:table-cell office:value-type="float" office:value="-0.251" table:style-name="ce1">
            <text:p>-0.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008270000000001E-3" table:style-name="ce5">
            <text:p>-0.001300827</text:p>
          </table:table-cell>
          <table:table-cell office:value-type="float" office:value="1.143" table:style-name="ce5">
            <text:p>1.143</text:p>
          </table:table-cell>
          <table:table-cell office:value-type="float" office:value="16.18" table:style-name="ce5">
            <text:p>16.18</text:p>
          </table:table-cell>
          <table:table-cell office:value-type="float" office:value="95.7" table:style-name="ce5">
            <text:p>95.7</text:p>
          </table:table-cell>
          <table:table-cell office:value-type="float" office:value="-1.6E-2" table:style-name="ce1">
            <text:p>-0.016</text:p>
          </table:table-cell>
          <table:table-cell table:number-columns-repeated="16372"/>
        </table:table-row>
        <table:table-row table:style-name="ro1">
          <table:table-cell office:value-type="date" office:date-value="2014-07-18T04:00:00" table:style-name="ce2">
            <text:p>7/18/2014 4:00</text:p>
          </table:table-cell>
          <table:table-cell office:value-type="float" office:value="199.16666666666424" table:style-name="ce3">
            <text:p>199.1666667</text:p>
          </table:table-cell>
          <table:table-cell office:value-type="float" office:value="0" table:style-name="ce1">
            <text:p>0</text:p>
          </table:table-cell>
          <table:table-cell office:value-type="float" office:value="-0.49199999999999999" table:style-name="ce5">
            <text:p>-0.492</text:p>
          </table:table-cell>
          <table:table-cell office:value-type="float" office:value="-0.29499999999999998" table:style-name="ce1">
            <text:p>-0.2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7719120000000001E-3" table:style-name="ce5">
            <text:p>-0.001771912</text:p>
          </table:table-cell>
          <table:table-cell office:value-type="float" office:value="0.83299999999999996" table:style-name="ce5">
            <text:p>0.833</text:p>
          </table:table-cell>
          <table:table-cell office:value-type="float" office:value="16.22" table:style-name="ce5">
            <text:p>16.22</text:p>
          </table:table-cell>
          <table:table-cell office:value-type="float" office:value="96.8" table:style-name="ce5">
            <text:p>96.8</text:p>
          </table:table-cell>
          <table:table-cell office:value-type="float" office:value="-1.9E-2" table:style-name="ce1">
            <text:p>-0.019</text:p>
          </table:table-cell>
          <table:table-cell table:number-columns-repeated="16372"/>
        </table:table-row>
        <table:table-row table:style-name="ro1">
          <table:table-cell office:value-type="date" office:date-value="2014-07-18T05:00:00" table:style-name="ce2">
            <text:p>7/18/2014 5:00</text:p>
          </table:table-cell>
          <table:table-cell office:value-type="float" office:value="199.20833333333576" table:style-name="ce3">
            <text:p>199.2083333</text:p>
          </table:table-cell>
          <table:table-cell office:value-type="float" office:value="0" table:style-name="ce1">
            <text:p>0</text:p>
          </table:table-cell>
          <table:table-cell office:value-type="float" office:value="-0.80600000000000005" table:style-name="ce5">
            <text:p>-0.806</text:p>
          </table:table-cell>
          <table:table-cell office:value-type="float" office:value="-0.318" table:style-name="ce1">
            <text:p>-0.3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9021310000000001E-3" table:style-name="ce5">
            <text:p>-0.002902131</text:p>
          </table:table-cell>
          <table:table-cell office:value-type="float" office:value="1.2609999999999999" table:style-name="ce5">
            <text:p>1.261</text:p>
          </table:table-cell>
          <table:table-cell office:value-type="float" office:value="16.329999999999998" table:style-name="ce5">
            <text:p>16.33</text:p>
          </table:table-cell>
          <table:table-cell office:value-type="float" office:value="97" table:style-name="ce5">
            <text:p>97</text:p>
          </table:table-cell>
          <table:table-cell office:value-type="float" office:value="-1.7000000000000001E-2" table:style-name="ce1">
            <text:p>-0.017</text:p>
          </table:table-cell>
          <table:table-cell table:number-columns-repeated="16372"/>
        </table:table-row>
        <table:table-row table:style-name="ro1">
          <table:table-cell office:value-type="date" office:date-value="2014-07-18T06:00:00" table:style-name="ce2">
            <text:p>7/18/2014 6:00</text:p>
          </table:table-cell>
          <table:table-cell office:value-type="float" office:value="199.25" table:style-name="ce3">
            <text:p>199.25</text:p>
          </table:table-cell>
          <table:table-cell office:value-type="float" office:value="0" table:style-name="ce1">
            <text:p>0</text:p>
          </table:table-cell>
          <table:table-cell office:value-type="float" office:value="1.9E-2" table:style-name="ce5">
            <text:p>0.019</text:p>
          </table:table-cell>
          <table:table-cell office:value-type="float" office:value="-0.56399999999999995" table:style-name="ce1">
            <text:p>-0.564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3.4119080000000002E-5" table:style-name="ce4">
            <text:p>3.41E-05</text:p>
          </table:table-cell>
          <table:table-cell office:value-type="float" office:value="6.6914049999999993E-5" table:style-name="ce6">
            <text:p>6.69E-05</text:p>
          </table:table-cell>
          <table:table-cell office:value-type="float" office:value="0.57599999999999996" table:style-name="ce5">
            <text:p>0.576</text:p>
          </table:table-cell>
          <table:table-cell office:value-type="float" office:value="15.91" table:style-name="ce5">
            <text:p>15.91</text:p>
          </table:table-cell>
          <table:table-cell office:value-type="float" office:value="98.9" table:style-name="ce5">
            <text:p>98.9</text:p>
          </table:table-cell>
          <table:table-cell office:value-type="float" office:value="2E-3" table:style-name="ce1">
            <text:p>0.002</text:p>
          </table:table-cell>
          <table:table-cell table:number-columns-repeated="16372"/>
        </table:table-row>
        <table:table-row table:style-name="ro1">
          <table:table-cell office:value-type="date" office:date-value="2014-07-18T07:00:00" table:style-name="ce2">
            <text:p>7/18/2014 7:00</text:p>
          </table:table-cell>
          <table:table-cell office:value-type="float" office:value="199.29166666666424" table:style-name="ce3">
            <text:p>199.2916667</text:p>
          </table:table-cell>
          <table:table-cell office:value-type="float" office:value="0" table:style-name="ce1">
            <text:p>0</text:p>
          </table:table-cell>
          <table:table-cell office:value-type="float" office:value="68.12" table:style-name="ce5">
            <text:p>68.12</text:p>
          </table:table-cell>
          <table:table-cell office:value-type="float" office:value="-15.73" table:style-name="ce1">
            <text:p>-15.73</text:p>
          </table:table-cell>
          <table:table-cell office:value-type="float" office:value="56.21" table:style-name="ce1">
            <text:p>56.21</text:p>
          </table:table-cell>
          <table:table-cell office:value-type="float" office:value="0.2023404" table:style-name="ce1">
            <text:p>0.2023404</text:p>
          </table:table-cell>
          <table:table-cell office:value-type="float" office:value="0.24523829999999999" table:style-name="ce5">
            <text:p>0.2452383</text:p>
          </table:table-cell>
          <table:table-cell office:value-type="float" office:value="0.60699999999999998" table:style-name="ce5">
            <text:p>0.607</text:p>
          </table:table-cell>
          <table:table-cell office:value-type="float" office:value="16.45" table:style-name="ce5">
            <text:p>16.45</text:p>
          </table:table-cell>
          <table:table-cell office:value-type="float" office:value="95.5" table:style-name="ce5">
            <text:p>95.5</text:p>
          </table:table-cell>
          <table:table-cell office:value-type="float" office:value="4.5999999999999999E-2" table:style-name="ce1">
            <text:p>0.046</text:p>
          </table:table-cell>
          <table:table-cell table:number-columns-repeated="16372"/>
        </table:table-row>
        <table:table-row table:style-name="ro1">
          <table:table-cell office:value-type="date" office:date-value="2014-07-18T08:00:00" table:style-name="ce2">
            <text:p>7/18/2014 8:00</text:p>
          </table:table-cell>
          <table:table-cell office:value-type="float" office:value="199.33333333333576" table:style-name="ce3">
            <text:p>199.3333333</text:p>
          </table:table-cell>
          <table:table-cell office:value-type="float" office:value="0" table:style-name="ce1">
            <text:p>0</text:p>
          </table:table-cell>
          <table:table-cell office:value-type="float" office:value="78.62" table:style-name="ce5">
            <text:p>78.62</text:p>
          </table:table-cell>
          <table:table-cell office:value-type="float" office:value="-13.48" table:style-name="ce1">
            <text:p>-13.48</text:p>
          </table:table-cell>
          <table:table-cell office:value-type="float" office:value="65.75" table:style-name="ce1">
            <text:p>65.75</text:p>
          </table:table-cell>
          <table:table-cell office:value-type="float" office:value="0.23669509999999999" table:style-name="ce1">
            <text:p>0.2366951</text:p>
          </table:table-cell>
          <table:table-cell office:value-type="float" office:value="0.28302060000000001" table:style-name="ce5">
            <text:p>0.2830206</text:p>
          </table:table-cell>
          <table:table-cell office:value-type="float" office:value="0.82599999999999996" table:style-name="ce5">
            <text:p>0.826</text:p>
          </table:table-cell>
          <table:table-cell office:value-type="float" office:value="17.100000000000001" table:style-name="ce5">
            <text:p>17.1</text:p>
          </table:table-cell>
          <table:table-cell office:value-type="float" office:value="93.2" table:style-name="ce5">
            <text:p>93.2</text:p>
          </table:table-cell>
          <table:table-cell office:value-type="float" office:value="5.5E-2" table:style-name="ce1">
            <text:p>0.055</text:p>
          </table:table-cell>
          <table:table-cell table:number-columns-repeated="16372"/>
        </table:table-row>
        <table:table-row table:style-name="ro1">
          <table:table-cell office:value-type="date" office:date-value="2014-07-18T09:00:00" table:style-name="ce2">
            <text:p>7/18/2014 9:00</text:p>
          </table:table-cell>
          <table:table-cell office:value-type="float" office:value="199.375" table:style-name="ce3">
            <text:p>199.375</text:p>
          </table:table-cell>
          <table:table-cell office:value-type="float" office:value="0" table:style-name="ce1">
            <text:p>0</text:p>
          </table:table-cell>
          <table:table-cell office:value-type="float" office:value="214" table:style-name="ce5">
            <text:p>214</text:p>
          </table:table-cell>
          <table:table-cell office:value-type="float" office:value="-38.08" table:style-name="ce1">
            <text:p>-38.08</text:p>
          </table:table-cell>
          <table:table-cell office:value-type="float" office:value="182.1" table:style-name="ce1">
            <text:p>182.1</text:p>
          </table:table-cell>
          <table:table-cell office:value-type="float" office:value="0.65545359999999997" table:style-name="ce1">
            <text:p>0.6554536</text:p>
          </table:table-cell>
          <table:table-cell office:value-type="float" office:value="0.77044449999999998" table:style-name="ce5">
            <text:p>0.7704445</text:p>
          </table:table-cell>
          <table:table-cell office:value-type="float" office:value="2.198" table:style-name="ce5">
            <text:p>2.198</text:p>
          </table:table-cell>
          <table:table-cell office:value-type="float" office:value="18.11" table:style-name="ce5">
            <text:p>18.11</text:p>
          </table:table-cell>
          <table:table-cell office:value-type="float" office:value="84.9" table:style-name="ce5">
            <text:p>84.9</text:p>
          </table:table-cell>
          <table:table-cell office:value-type="float" office:value="0.13800000000000001" table:style-name="ce1">
            <text:p>0.138</text:p>
          </table:table-cell>
          <table:table-cell table:number-columns-repeated="16372"/>
        </table:table-row>
        <table:table-row table:style-name="ro1">
          <table:table-cell office:value-type="date" office:date-value="2014-07-18T10:00:00" table:style-name="ce2">
            <text:p>7/18/2014 10:00</text:p>
          </table:table-cell>
          <table:table-cell office:value-type="float" office:value="199.41666666666424" table:style-name="ce3">
            <text:p>199.4166667</text:p>
          </table:table-cell>
          <table:table-cell office:value-type="float" office:value="0" table:style-name="ce1">
            <text:p>0</text:p>
          </table:table-cell>
          <table:table-cell office:value-type="float" office:value="322.7" table:style-name="ce5">
            <text:p>322.7</text:p>
          </table:table-cell>
          <table:table-cell office:value-type="float" office:value="-53.47" table:style-name="ce1">
            <text:p>-53.47</text:p>
          </table:table-cell>
          <table:table-cell office:value-type="float" office:value="282.3" table:style-name="ce1">
            <text:p>282.3</text:p>
          </table:table-cell>
          <table:table-cell office:value-type="float" office:value="1.01624" table:style-name="ce1">
            <text:p>1.01624</text:p>
          </table:table-cell>
          <table:table-cell office:value-type="float" office:value="1.1615759999999999" table:style-name="ce5">
            <text:p>1.161576</text:p>
          </table:table-cell>
          <table:table-cell office:value-type="float" office:value="2.2919999999999998" table:style-name="ce5">
            <text:p>2.292</text:p>
          </table:table-cell>
          <table:table-cell office:value-type="float" office:value="19.52" table:style-name="ce5">
            <text:p>19.52</text:p>
          </table:table-cell>
          <table:table-cell office:value-type="float" office:value="79.650000000000006" table:style-name="ce5">
            <text:p>79.65</text:p>
          </table:table-cell>
          <table:table-cell office:value-type="float" office:value="0.216" table:style-name="ce1">
            <text:p>0.216</text:p>
          </table:table-cell>
          <table:table-cell table:number-columns-repeated="16372"/>
        </table:table-row>
        <table:table-row table:style-name="ro1">
          <table:table-cell office:value-type="date" office:date-value="2014-07-18T11:00:00" table:style-name="ce2">
            <text:p>7/18/2014 11:00</text:p>
          </table:table-cell>
          <table:table-cell office:value-type="float" office:value="199.45833333333576" table:style-name="ce3">
            <text:p>199.4583333</text:p>
          </table:table-cell>
          <table:table-cell office:value-type="float" office:value="0" table:style-name="ce1">
            <text:p>0</text:p>
          </table:table-cell>
          <table:table-cell office:value-type="float" office:value="425.5" table:style-name="ce5">
            <text:p>425.5</text:p>
          </table:table-cell>
          <table:table-cell office:value-type="float" office:value="-68.69" table:style-name="ce1">
            <text:p>-68.69</text:p>
          </table:table-cell>
          <table:table-cell office:value-type="float" office:value="372.2" table:style-name="ce1">
            <text:p>372.2</text:p>
          </table:table-cell>
          <table:table-cell office:value-type="float" office:value="1.3400160000000001" table:style-name="ce1">
            <text:p>1.340016</text:p>
          </table:table-cell>
          <table:table-cell office:value-type="float" office:value="1.531963" table:style-name="ce5">
            <text:p>1.531963</text:p>
          </table:table-cell>
          <table:table-cell office:value-type="float" office:value="2.5430000000000001" table:style-name="ce5">
            <text:p>2.543</text:p>
          </table:table-cell>
          <table:table-cell office:value-type="float" office:value="21.03" table:style-name="ce5">
            <text:p>21.03</text:p>
          </table:table-cell>
          <table:table-cell office:value-type="float" office:value="72.540000000000006" table:style-name="ce5">
            <text:p>72.54</text:p>
          </table:table-cell>
          <table:table-cell office:value-type="float" office:value="0.3" table:style-name="ce1">
            <text:p>0.3</text:p>
          </table:table-cell>
          <table:table-cell table:number-columns-repeated="16372"/>
        </table:table-row>
        <table:table-row table:style-name="ro1">
          <table:table-cell office:value-type="date" office:date-value="2014-07-18T12:00:00" table:style-name="ce2">
            <text:p>7/18/2014 12:00</text:p>
          </table:table-cell>
          <table:table-cell office:value-type="float" office:value="199.5" table:style-name="ce3">
            <text:p>199.5</text:p>
          </table:table-cell>
          <table:table-cell office:value-type="float" office:value="0" table:style-name="ce1">
            <text:p>0</text:p>
          </table:table-cell>
          <table:table-cell office:value-type="float" office:value="543.20000000000005" table:style-name="ce5">
            <text:p>543.2</text:p>
          </table:table-cell>
          <table:table-cell office:value-type="float" office:value="-85.6" table:style-name="ce1">
            <text:p>-85.6</text:p>
          </table:table-cell>
          <table:table-cell office:value-type="float" office:value="479.2" table:style-name="ce1">
            <text:p>479.2</text:p>
          </table:table-cell>
          <table:table-cell office:value-type="float" office:value="1.72496" table:style-name="ce1">
            <text:p>1.72496</text:p>
          </table:table-cell>
          <table:table-cell office:value-type="float" office:value="1.955354" table:style-name="ce5">
            <text:p>1.955354</text:p>
          </table:table-cell>
          <table:table-cell office:value-type="float" office:value="3.2029999999999998" table:style-name="ce5">
            <text:p>3.203</text:p>
          </table:table-cell>
          <table:table-cell office:value-type="float" office:value="22.19" table:style-name="ce5">
            <text:p>22.19</text:p>
          </table:table-cell>
          <table:table-cell office:value-type="float" office:value="70.540000000000006" table:style-name="ce5">
            <text:p>70.54</text:p>
          </table:table-cell>
          <table:table-cell office:value-type="float" office:value="0.38400000000000001" table:style-name="ce1">
            <text:p>0.384</text:p>
          </table:table-cell>
          <table:table-cell table:number-columns-repeated="16372"/>
        </table:table-row>
        <table:table-row table:style-name="ro1">
          <table:table-cell office:value-type="date" office:date-value="2014-07-18T13:00:00" table:style-name="ce2">
            <text:p>7/18/2014 13:00</text:p>
          </table:table-cell>
          <table:table-cell office:value-type="float" office:value="199.54166666666424" table:style-name="ce3">
            <text:p>199.5416667</text:p>
          </table:table-cell>
          <table:table-cell office:value-type="float" office:value="0" table:style-name="ce1">
            <text:p>0</text:p>
          </table:table-cell>
          <table:table-cell office:value-type="float" office:value="666.8" table:style-name="ce5">
            <text:p>666.8</text:p>
          </table:table-cell>
          <table:table-cell office:value-type="float" office:value="-99.9" table:style-name="ce1">
            <text:p>-99.9</text:p>
          </table:table-cell>
          <table:table-cell office:value-type="float" office:value="584.79999999999995" table:style-name="ce1">
            <text:p>584.8</text:p>
          </table:table-cell>
          <table:table-cell office:value-type="float" office:value="2.1053890000000002" table:style-name="ce1">
            <text:p>2.105389</text:p>
          </table:table-cell>
          <table:table-cell office:value-type="float" office:value="2.4003960000000002" table:style-name="ce5">
            <text:p>2.400396</text:p>
          </table:table-cell>
          <table:table-cell office:value-type="float" office:value="3.9390000000000001" table:style-name="ce5">
            <text:p>3.939</text:p>
          </table:table-cell>
          <table:table-cell office:value-type="float" office:value="23.28" table:style-name="ce5">
            <text:p>23.28</text:p>
          </table:table-cell>
          <table:table-cell office:value-type="float" office:value="71.45" table:style-name="ce5">
            <text:p>71.45</text:p>
          </table:table-cell>
          <table:table-cell office:value-type="float" office:value="0.46800000000000003" table:style-name="ce1">
            <text:p>0.468</text:p>
          </table:table-cell>
          <table:table-cell table:number-columns-repeated="16372"/>
        </table:table-row>
        <table:table-row table:style-name="ro1">
          <table:table-cell office:value-type="date" office:date-value="2014-07-18T14:00:00" table:style-name="ce2">
            <text:p>7/18/2014 14:00</text:p>
          </table:table-cell>
          <table:table-cell office:value-type="float" office:value="199.58333333333576" table:style-name="ce3">
            <text:p>199.5833333</text:p>
          </table:table-cell>
          <table:table-cell office:value-type="float" office:value="0" table:style-name="ce1">
            <text:p>0</text:p>
          </table:table-cell>
          <table:table-cell office:value-type="float" office:value="786.4" table:style-name="ce5">
            <text:p>786.4</text:p>
          </table:table-cell>
          <table:table-cell office:value-type="float" office:value="-110.6" table:style-name="ce1">
            <text:p>-110.6</text:p>
          </table:table-cell>
          <table:table-cell office:value-type="float" office:value="682.5" table:style-name="ce1">
            <text:p>682.5</text:p>
          </table:table-cell>
          <table:table-cell office:value-type="float" office:value="2.457163" table:style-name="ce1">
            <text:p>2.457163</text:p>
          </table:table-cell>
          <table:table-cell office:value-type="float" office:value="2.8311869999999999" table:style-name="ce5">
            <text:p>2.831187</text:p>
          </table:table-cell>
          <table:table-cell office:value-type="float" office:value="4.008" table:style-name="ce5">
            <text:p>4.008</text:p>
          </table:table-cell>
          <table:table-cell office:value-type="float" office:value="24.25" table:style-name="ce5">
            <text:p>24.25</text:p>
          </table:table-cell>
          <table:table-cell office:value-type="float" office:value="64.72" table:style-name="ce5">
            <text:p>64.72</text:p>
          </table:table-cell>
          <table:table-cell office:value-type="float" office:value="0.54800000000000004" table:style-name="ce1">
            <text:p>0.548</text:p>
          </table:table-cell>
          <table:table-cell table:number-columns-repeated="16372"/>
        </table:table-row>
        <table:table-row table:style-name="ro1">
          <table:table-cell office:value-type="date" office:date-value="2014-07-18T15:00:00" table:style-name="ce2">
            <text:p>7/18/2014 15:00</text:p>
          </table:table-cell>
          <table:table-cell office:value-type="float" office:value="199.625" table:style-name="ce3">
            <text:p>199.625</text:p>
          </table:table-cell>
          <table:table-cell office:value-type="float" office:value="0" table:style-name="ce1">
            <text:p>0</text:p>
          </table:table-cell>
          <table:table-cell office:value-type="float" office:value="796.9" table:style-name="ce5">
            <text:p>796.9</text:p>
          </table:table-cell>
          <table:table-cell office:value-type="float" office:value="-118.8" table:style-name="ce1">
            <text:p>-118.8</text:p>
          </table:table-cell>
          <table:table-cell office:value-type="float" office:value="674.9" table:style-name="ce1">
            <text:p>674.9</text:p>
          </table:table-cell>
          <table:table-cell office:value-type="float" office:value="2.4298109999999999" table:style-name="ce1">
            <text:p>2.429811</text:p>
          </table:table-cell>
          <table:table-cell office:value-type="float" office:value="2.868706" table:style-name="ce5">
            <text:p>2.868706</text:p>
          </table:table-cell>
          <table:table-cell office:value-type="float" office:value="4.2030000000000003" table:style-name="ce5">
            <text:p>4.203</text:p>
          </table:table-cell>
          <table:table-cell office:value-type="float" office:value="25.3" table:style-name="ce5">
            <text:p>25.3</text:p>
          </table:table-cell>
          <table:table-cell office:value-type="float" office:value="64.03" table:style-name="ce5">
            <text:p>64.03</text:p>
          </table:table-cell>
          <table:table-cell office:value-type="float" office:value="0.56899999999999995" table:style-name="ce1">
            <text:p>0.569</text:p>
          </table:table-cell>
          <table:table-cell table:number-columns-repeated="16372"/>
        </table:table-row>
        <table:table-row table:style-name="ro1">
          <table:table-cell office:value-type="date" office:date-value="2014-07-18T16:00:00" table:style-name="ce2">
            <text:p>7/18/2014 16:00</text:p>
          </table:table-cell>
          <table:table-cell office:value-type="float" office:value="199.66666666666424" table:style-name="ce3">
            <text:p>199.6666667</text:p>
          </table:table-cell>
          <table:table-cell office:value-type="float" office:value="0" table:style-name="ce1">
            <text:p>0</text:p>
          </table:table-cell>
          <table:table-cell office:value-type="float" office:value="691.1" table:style-name="ce5">
            <text:p>691.1</text:p>
          </table:table-cell>
          <table:table-cell office:value-type="float" office:value="-110.2" table:style-name="ce1">
            <text:p>-110.2</text:p>
          </table:table-cell>
          <table:table-cell office:value-type="float" office:value="596.4" table:style-name="ce1">
            <text:p>596.4</text:p>
          </table:table-cell>
          <table:table-cell office:value-type="float" office:value="2.1469749999999999" table:style-name="ce1">
            <text:p>2.146975</text:p>
          </table:table-cell>
          <table:table-cell office:value-type="float" office:value="2.4879929999999999" table:style-name="ce5">
            <text:p>2.487993</text:p>
          </table:table-cell>
          <table:table-cell office:value-type="float" office:value="4.0750000000000002" table:style-name="ce5">
            <text:p>4.075</text:p>
          </table:table-cell>
          <table:table-cell office:value-type="float" office:value="25.53" table:style-name="ce5">
            <text:p>25.53</text:p>
          </table:table-cell>
          <table:table-cell office:value-type="float" office:value="62.42" table:style-name="ce5">
            <text:p>62.42</text:p>
          </table:table-cell>
          <table:table-cell office:value-type="float" office:value="0.50800000000000001" table:style-name="ce1">
            <text:p>0.508</text:p>
          </table:table-cell>
          <table:table-cell table:number-columns-repeated="16372"/>
        </table:table-row>
        <table:table-row table:style-name="ro1">
          <table:table-cell office:value-type="date" office:date-value="2014-07-18T17:00:00" table:style-name="ce2">
            <text:p>7/18/2014 17:00</text:p>
          </table:table-cell>
          <table:table-cell office:value-type="float" office:value="199.70833333333576" table:style-name="ce3">
            <text:p>199.7083333</text:p>
          </table:table-cell>
          <table:table-cell office:value-type="float" office:value="0" table:style-name="ce1">
            <text:p>0</text:p>
          </table:table-cell>
          <table:table-cell office:value-type="float" office:value="559.20000000000005" table:style-name="ce5">
            <text:p>559.2</text:p>
          </table:table-cell>
          <table:table-cell office:value-type="float" office:value="-97.6" table:style-name="ce1">
            <text:p>-97.6</text:p>
          </table:table-cell>
          <table:table-cell office:value-type="float" office:value="482.8" table:style-name="ce1">
            <text:p>482.8</text:p>
          </table:table-cell>
          <table:table-cell office:value-type="float" office:value="1.7381150000000001" table:style-name="ce1">
            <text:p>1.738115</text:p>
          </table:table-cell>
          <table:table-cell office:value-type="float" office:value="2.0131640000000002" table:style-name="ce5">
            <text:p>2.013164</text:p>
          </table:table-cell>
          <table:table-cell office:value-type="float" office:value="4.0190000000000001" table:style-name="ce5">
            <text:p>4.019</text:p>
          </table:table-cell>
          <table:table-cell office:value-type="float" office:value="25.53" table:style-name="ce5">
            <text:p>25.53</text:p>
          </table:table-cell>
          <table:table-cell office:value-type="float" office:value="62.66" table:style-name="ce5">
            <text:p>62.66</text:p>
          </table:table-cell>
          <table:table-cell office:value-type="float" office:value="0.42199999999999999" table:style-name="ce1">
            <text:p>0.422</text:p>
          </table:table-cell>
          <table:table-cell table:number-columns-repeated="16372"/>
        </table:table-row>
        <table:table-row table:style-name="ro1">
          <table:table-cell office:value-type="date" office:date-value="2014-07-18T18:00:00" table:style-name="ce2">
            <text:p>7/18/2014 18:00</text:p>
          </table:table-cell>
          <table:table-cell office:value-type="float" office:value="199.75" table:style-name="ce3">
            <text:p>199.75</text:p>
          </table:table-cell>
          <table:table-cell office:value-type="float" office:value="0" table:style-name="ce1">
            <text:p>0</text:p>
          </table:table-cell>
          <table:table-cell office:value-type="float" office:value="364.8" table:style-name="ce5">
            <text:p>364.8</text:p>
          </table:table-cell>
          <table:table-cell office:value-type="float" office:value="-71.72" table:style-name="ce1">
            <text:p>-71.72</text:p>
          </table:table-cell>
          <table:table-cell office:value-type="float" office:value="317.60000000000002" table:style-name="ce1">
            <text:p>317.6</text:p>
          </table:table-cell>
          <table:table-cell office:value-type="float" office:value="1.143418" table:style-name="ce1">
            <text:p>1.143418</text:p>
          </table:table-cell>
          <table:table-cell office:value-type="float" office:value="1.3133330000000001" table:style-name="ce5">
            <text:p>1.313333</text:p>
          </table:table-cell>
          <table:table-cell office:value-type="float" office:value="3.9729999999999999" table:style-name="ce5">
            <text:p>3.973</text:p>
          </table:table-cell>
          <table:table-cell office:value-type="float" office:value="25.14" table:style-name="ce5">
            <text:p>25.14</text:p>
          </table:table-cell>
          <table:table-cell office:value-type="float" office:value="63.37" table:style-name="ce5">
            <text:p>63.37</text:p>
          </table:table-cell>
          <table:table-cell office:value-type="float" office:value="0.28799999999999998" table:style-name="ce1">
            <text:p>0.288</text:p>
          </table:table-cell>
          <table:table-cell table:number-columns-repeated="16372"/>
        </table:table-row>
        <table:table-row table:style-name="ro1">
          <table:table-cell office:value-type="date" office:date-value="2014-07-18T19:00:00" table:style-name="ce2">
            <text:p>7/18/2014 19:00</text:p>
          </table:table-cell>
          <table:table-cell office:value-type="float" office:value="199.79166666666424" table:style-name="ce3">
            <text:p>199.7916667</text:p>
          </table:table-cell>
          <table:table-cell office:value-type="float" office:value="0" table:style-name="ce1">
            <text:p>0</text:p>
          </table:table-cell>
          <table:table-cell office:value-type="float" office:value="201.1" table:style-name="ce5">
            <text:p>201.1</text:p>
          </table:table-cell>
          <table:table-cell office:value-type="float" office:value="-46" table:style-name="ce1">
            <text:p>-46</text:p>
          </table:table-cell>
          <table:table-cell office:value-type="float" office:value="176.3" table:style-name="ce1">
            <text:p>176.3</text:p>
          </table:table-cell>
          <table:table-cell office:value-type="float" office:value="0.63473179999999996" table:style-name="ce1">
            <text:p>0.6347318</text:p>
          </table:table-cell>
          <table:table-cell office:value-type="float" office:value="0.72384300000000001" table:style-name="ce5">
            <text:p>0.723843</text:p>
          </table:table-cell>
          <table:table-cell office:value-type="float" office:value="3.8780000000000001" table:style-name="ce5">
            <text:p>3.878</text:p>
          </table:table-cell>
          <table:table-cell office:value-type="float" office:value="24.66" table:style-name="ce5">
            <text:p>24.66</text:p>
          </table:table-cell>
          <table:table-cell office:value-type="float" office:value="71.34" table:style-name="ce5">
            <text:p>71.34</text:p>
          </table:table-cell>
          <table:table-cell office:value-type="float" office:value="0.17499999999999999" table:style-name="ce1">
            <text:p>0.175</text:p>
          </table:table-cell>
          <table:table-cell table:number-columns-repeated="16372"/>
        </table:table-row>
        <table:table-row table:style-name="ro1">
          <table:table-cell office:value-type="date" office:date-value="2014-07-18T20:00:00" table:style-name="ce2">
            <text:p>7/18/2014 20:00</text:p>
          </table:table-cell>
          <table:table-cell office:value-type="float" office:value="199.83333333333576" table:style-name="ce3">
            <text:p>199.8333333</text:p>
          </table:table-cell>
          <table:table-cell office:value-type="float" office:value="0" table:style-name="ce1">
            <text:p>0</text:p>
          </table:table-cell>
          <table:table-cell office:value-type="float" office:value="17.809999999999999" table:style-name="ce5">
            <text:p>17.81</text:p>
          </table:table-cell>
          <table:table-cell office:value-type="float" office:value="-3.5510000000000002" table:style-name="ce1">
            <text:p>-3.551</text:p>
          </table:table-cell>
          <table:table-cell office:value-type="float" office:value="11.29" table:style-name="ce1">
            <text:p>11.29</text:p>
          </table:table-cell>
          <table:table-cell office:value-type="float" office:value="4.0654740000000002E-2" table:style-name="ce1">
            <text:p>0.04065474</text:p>
          </table:table-cell>
          <table:table-cell office:value-type="float" office:value="6.4116339999999994E-2" table:style-name="ce5">
            <text:p>0.06411634</text:p>
          </table:table-cell>
          <table:table-cell office:value-type="float" office:value="2.544" table:style-name="ce5">
            <text:p>2.544</text:p>
          </table:table-cell>
          <table:table-cell office:value-type="float" office:value="22.03" table:style-name="ce5">
            <text:p>22.03</text:p>
          </table:table-cell>
          <table:table-cell office:value-type="float" office:value="80.8" table:style-name="ce5">
            <text:p>80.8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2"/>
        </table:table-row>
        <table:table-row table:style-name="ro1">
          <table:table-cell office:value-type="date" office:date-value="2014-07-18T21:00:00" table:style-name="ce2">
            <text:p>7/18/2014 21:00</text:p>
          </table:table-cell>
          <table:table-cell office:value-type="float" office:value="199.875" table:style-name="ce3">
            <text:p>199.875</text:p>
          </table:table-cell>
          <table:table-cell office:value-type="float" office:value="0" table:style-name="ce1">
            <text:p>0</text:p>
          </table:table-cell>
          <table:table-cell office:value-type="float" office:value="-2.073" table:style-name="ce5">
            <text:p>-2.073</text:p>
          </table:table-cell>
          <table:table-cell office:value-type="float" office:value="-0.16800000000000001" table:style-name="ce1">
            <text:p>-0.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4627369999999997E-3" table:style-name="ce5">
            <text:p>-0.007462737</text:p>
          </table:table-cell>
          <table:table-cell office:value-type="float" office:value="3.4889999999999999" table:style-name="ce5">
            <text:p>3.489</text:p>
          </table:table-cell>
          <table:table-cell office:value-type="float" office:value="20.63" table:style-name="ce5">
            <text:p>20.63</text:p>
          </table:table-cell>
          <table:table-cell office:value-type="float" office:value="83.7" table:style-name="ce5">
            <text:p>83.7</text:p>
          </table:table-cell>
          <table:table-cell office:value-type="float" office:value="0.01" table:style-name="ce1">
            <text:p>0.01</text:p>
          </table:table-cell>
          <table:table-cell table:number-columns-repeated="16372"/>
        </table:table-row>
        <table:table-row table:style-name="ro1">
          <table:table-cell office:value-type="date" office:date-value="2014-07-18T22:00:00" table:style-name="ce2">
            <text:p>7/18/2014 22:00</text:p>
          </table:table-cell>
          <table:table-cell office:value-type="float" office:value="199.91666666666424" table:style-name="ce3">
            <text:p>199.9166667</text:p>
          </table:table-cell>
          <table:table-cell office:value-type="float" office:value="0" table:style-name="ce1">
            <text:p>0</text:p>
          </table:table-cell>
          <table:table-cell office:value-type="float" office:value="-2.3079999999999998" table:style-name="ce5">
            <text:p>-2.308</text:p>
          </table:table-cell>
          <table:table-cell office:value-type="float" office:value="-0.19600000000000001" table:style-name="ce1">
            <text:p>-0.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3080280000000003E-3" table:style-name="ce5">
            <text:p>-0.008308028</text:p>
          </table:table-cell>
          <table:table-cell office:value-type="float" office:value="3.5640000000000001" table:style-name="ce5">
            <text:p>3.564</text:p>
          </table:table-cell>
          <table:table-cell office:value-type="float" office:value="19.59" table:style-name="ce5">
            <text:p>19.59</text:p>
          </table:table-cell>
          <table:table-cell office:value-type="float" office:value="89.5" table:style-name="ce5">
            <text:p>89.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2"/>
        </table:table-row>
        <table:table-row table:style-name="ro1">
          <table:table-cell office:value-type="date" office:date-value="2014-07-18T23:00:00" table:style-name="ce2">
            <text:p>7/18/2014 23:00</text:p>
          </table:table-cell>
          <table:table-cell office:value-type="float" office:value="199.95833333333576" table:style-name="ce3">
            <text:p>199.9583333</text:p>
          </table:table-cell>
          <table:table-cell office:value-type="float" office:value="0" table:style-name="ce1">
            <text:p>0</text:p>
          </table:table-cell>
          <table:table-cell office:value-type="float" office:value="-1.9750000000000001" table:style-name="ce5">
            <text:p>-1.975</text:p>
          </table:table-cell>
          <table:table-cell office:value-type="float" office:value="-0.253" table:style-name="ce1">
            <text:p>-0.2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1090299999999997E-3" table:style-name="ce5">
            <text:p>-0.00710903</text:p>
          </table:table-cell>
          <table:table-cell office:value-type="float" office:value="4.0780000000000003" table:style-name="ce5">
            <text:p>4.078</text:p>
          </table:table-cell>
          <table:table-cell office:value-type="float" office:value="18.579999999999998" table:style-name="ce5">
            <text:p>18.58</text:p>
          </table:table-cell>
          <table:table-cell office:value-type="float" office:value="91.4" table:style-name="ce5">
            <text:p>91.4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date" office:date-value="2014-07-19T00:00:00" table:style-name="ce2">
            <text:p>7/19/2014 0:00</text:p>
          </table:table-cell>
          <table:table-cell office:value-type="float" office:value="200" table:style-name="ce3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-1.462" table:style-name="ce5">
            <text:p>-1.462</text:p>
          </table:table-cell>
          <table:table-cell office:value-type="float" office:value="-0.222" table:style-name="ce1">
            <text:p>-0.2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2634609999999997E-3" table:style-name="ce5">
            <text:p>-0.005263461</text:p>
          </table:table-cell>
          <table:table-cell office:value-type="float" office:value="3.7320000000000002" table:style-name="ce5">
            <text:p>3.732</text:p>
          </table:table-cell>
          <table:table-cell office:value-type="float" office:value="17.96" table:style-name="ce5">
            <text:p>17.96</text:p>
          </table:table-cell>
          <table:table-cell office:value-type="float" office:value="93.1" table:style-name="ce5">
            <text:p>93.1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72"/>
        </table:table-row>
        <table:table-row table:style-name="ro1">
          <table:table-cell office:value-type="date" office:date-value="2014-07-19T01:00:00" table:style-name="ce2">
            <text:p>7/19/2014 1:00</text:p>
          </table:table-cell>
          <table:table-cell office:value-type="float" office:value="200.04166666666424" table:style-name="ce3">
            <text:p>200.0416667</text:p>
          </table:table-cell>
          <table:table-cell office:value-type="float" office:value="0" table:style-name="ce1">
            <text:p>0</text:p>
          </table:table-cell>
          <table:table-cell office:value-type="float" office:value="-1.232" table:style-name="ce5">
            <text:p>-1.232</text:p>
          </table:table-cell>
          <table:table-cell office:value-type="float" office:value="-0.253" table:style-name="ce1">
            <text:p>-0.2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4366229999999998E-3" table:style-name="ce5">
            <text:p>-0.004436623</text:p>
          </table:table-cell>
          <table:table-cell office:value-type="float" office:value="3.238" table:style-name="ce5">
            <text:p>3.238</text:p>
          </table:table-cell>
          <table:table-cell office:value-type="float" office:value="17.600000000000001" table:style-name="ce5">
            <text:p>17.6</text:p>
          </table:table-cell>
          <table:table-cell office:value-type="float" office:value="94.1" table:style-name="ce5">
            <text:p>94.1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19T02:00:00" table:style-name="ce2">
            <text:p>7/19/2014 2:00</text:p>
          </table:table-cell>
          <table:table-cell office:value-type="float" office:value="200.08333333333576" table:style-name="ce3">
            <text:p>200.0833333</text:p>
          </table:table-cell>
          <table:table-cell office:value-type="float" office:value="0" table:style-name="ce1">
            <text:p>0</text:p>
          </table:table-cell>
          <table:table-cell office:value-type="float" office:value="-1.135" table:style-name="ce5">
            <text:p>-1.135</text:p>
          </table:table-cell>
          <table:table-cell office:value-type="float" office:value="-0.26" table:style-name="ce1">
            <text:p>-0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084748E-3" table:style-name="ce5">
            <text:p>-0.004084748</text:p>
          </table:table-cell>
          <table:table-cell office:value-type="float" office:value="3.9550000000000001" table:style-name="ce5">
            <text:p>3.955</text:p>
          </table:table-cell>
          <table:table-cell office:value-type="float" office:value="17.54" table:style-name="ce5">
            <text:p>17.54</text:p>
          </table:table-cell>
          <table:table-cell office:value-type="float" office:value="95.1" table:style-name="ce5">
            <text:p>95.1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72"/>
        </table:table-row>
        <table:table-row table:style-name="ro1">
          <table:table-cell office:value-type="date" office:date-value="2014-07-19T03:00:00" table:style-name="ce2">
            <text:p>7/19/2014 3:00</text:p>
          </table:table-cell>
          <table:table-cell office:value-type="float" office:value="200.125" table:style-name="ce3">
            <text:p>200.125</text:p>
          </table:table-cell>
          <table:table-cell office:value-type="float" office:value="0" table:style-name="ce1">
            <text:p>0</text:p>
          </table:table-cell>
          <table:table-cell office:value-type="float" office:value="-1.2569999999999999" table:style-name="ce5">
            <text:p>-1.257</text:p>
          </table:table-cell>
          <table:table-cell office:value-type="float" office:value="-0.245" table:style-name="ce1">
            <text:p>-0.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5238630000000004E-3" table:style-name="ce5">
            <text:p>-0.004523863</text:p>
          </table:table-cell>
          <table:table-cell office:value-type="float" office:value="4.3449999999999998" table:style-name="ce5">
            <text:p>4.345</text:p>
          </table:table-cell>
          <table:table-cell office:value-type="float" office:value="17.48" table:style-name="ce5">
            <text:p>17.48</text:p>
          </table:table-cell>
          <table:table-cell office:value-type="float" office:value="96.4" table:style-name="ce5">
            <text:p>96.4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19T04:00:00" table:style-name="ce2">
            <text:p>7/19/2014 4:00</text:p>
          </table:table-cell>
          <table:table-cell office:value-type="float" office:value="200.16666666666424" table:style-name="ce3">
            <text:p>200.1666667</text:p>
          </table:table-cell>
          <table:table-cell office:value-type="float" office:value="0" table:style-name="ce1">
            <text:p>0</text:p>
          </table:table-cell>
          <table:table-cell office:value-type="float" office:value="-1.2749999999999999" table:style-name="ce5">
            <text:p>-1.27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5897680000000001E-3" table:style-name="ce5">
            <text:p>-0.004589768</text:p>
          </table:table-cell>
          <table:table-cell office:value-type="float" office:value="3.7280000000000002" table:style-name="ce5">
            <text:p>3.728</text:p>
          </table:table-cell>
          <table:table-cell office:value-type="float" office:value="17.329999999999998" table:style-name="ce5">
            <text:p>17.33</text:p>
          </table:table-cell>
          <table:table-cell office:value-type="float" office:value="97.3" table:style-name="ce5">
            <text:p>97.3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19T05:00:00" table:style-name="ce2">
            <text:p>7/19/2014 5:00</text:p>
          </table:table-cell>
          <table:table-cell office:value-type="float" office:value="200.20833333333576" table:style-name="ce3">
            <text:p>200.2083333</text:p>
          </table:table-cell>
          <table:table-cell office:value-type="float" office:value="0" table:style-name="ce1">
            <text:p>0</text:p>
          </table:table-cell>
          <table:table-cell office:value-type="float" office:value="-1.1659999999999999" table:style-name="ce5">
            <text:p>-1.166</text:p>
          </table:table-cell>
          <table:table-cell office:value-type="float" office:value="-0.28100000000000003" table:style-name="ce1">
            <text:p>-0.2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199146E-3" table:style-name="ce5">
            <text:p>-0.004199146</text:p>
          </table:table-cell>
          <table:table-cell office:value-type="float" office:value="3.3980000000000001" table:style-name="ce5">
            <text:p>3.398</text:p>
          </table:table-cell>
          <table:table-cell office:value-type="float" office:value="17" table:style-name="ce5">
            <text:p>17</text:p>
          </table:table-cell>
          <table:table-cell office:value-type="float" office:value="97.7" table:style-name="ce5">
            <text:p>97.7</text:p>
          </table:table-cell>
          <table:table-cell office:value-type="float" office:value="-1.0999999999999999E-2" table:style-name="ce1">
            <text:p>-0.011</text:p>
          </table:table-cell>
          <table:table-cell table:number-columns-repeated="16372"/>
        </table:table-row>
        <table:table-row table:style-name="ro1">
          <table:table-cell office:value-type="date" office:date-value="2014-07-19T06:00:00" table:style-name="ce2">
            <text:p>7/19/2014 6:00</text:p>
          </table:table-cell>
          <table:table-cell office:value-type="float" office:value="200.25" table:style-name="ce3">
            <text:p>200.25</text:p>
          </table:table-cell>
          <table:table-cell office:value-type="float" office:value="0" table:style-name="ce1">
            <text:p>0</text:p>
          </table:table-cell>
          <table:table-cell office:value-type="float" office:value="0.81200000000000006" table:style-name="ce5">
            <text:p>0.812</text:p>
          </table:table-cell>
          <table:table-cell office:value-type="float" office:value="-0.52900000000000003" table:style-name="ce1">
            <text:p>-0.5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244689999999999E-3" table:style-name="ce5">
            <text:p>0.002924469</text:p>
          </table:table-cell>
          <table:table-cell office:value-type="float" office:value="3.694" table:style-name="ce5">
            <text:p>3.694</text:p>
          </table:table-cell>
          <table:table-cell office:value-type="float" office:value="17.16" table:style-name="ce5">
            <text:p>17.16</text:p>
          </table:table-cell>
          <table:table-cell office:value-type="float" office:value="97" table:style-name="ce5">
            <text:p>97</text:p>
          </table:table-cell>
          <table:table-cell office:value-type="float" office:value="7.0000000000000001E-3" table:style-name="ce1">
            <text:p>0.007</text:p>
          </table:table-cell>
          <table:table-cell table:number-columns-repeated="16372"/>
        </table:table-row>
        <table:table-row table:style-name="ro1">
          <table:table-cell office:value-type="date" office:date-value="2014-07-19T07:00:00" table:style-name="ce2">
            <text:p>7/19/2014 7:00</text:p>
          </table:table-cell>
          <table:table-cell office:value-type="float" office:value="200.29166666666424" table:style-name="ce3">
            <text:p>200.2916667</text:p>
          </table:table-cell>
          <table:table-cell office:value-type="float" office:value="0" table:style-name="ce1">
            <text:p>0</text:p>
          </table:table-cell>
          <table:table-cell office:value-type="float" office:value="25.64" table:style-name="ce5">
            <text:p>25.64</text:p>
          </table:table-cell>
          <table:table-cell office:value-type="float" office:value="-4.4139999999999997" table:style-name="ce1">
            <text:p>-4.414</text:p>
          </table:table-cell>
          <table:table-cell office:value-type="float" office:value="16.02" table:style-name="ce1">
            <text:p>16.02</text:p>
          </table:table-cell>
          <table:table-cell office:value-type="float" office:value="5.7663779999999998E-2" table:style-name="ce1">
            <text:p>0.05766378</text:p>
          </table:table-cell>
          <table:table-cell office:value-type="float" office:value="9.2286119999999999E-2" table:style-name="ce5">
            <text:p>0.09228612</text:p>
          </table:table-cell>
          <table:table-cell office:value-type="float" office:value="3.9990000000000001" table:style-name="ce5">
            <text:p>3.999</text:p>
          </table:table-cell>
          <table:table-cell office:value-type="float" office:value="17.48" table:style-name="ce5">
            <text:p>17.48</text:p>
          </table:table-cell>
          <table:table-cell office:value-type="float" office:value="95.8" table:style-name="ce5">
            <text:p>95.8</text:p>
          </table:table-cell>
          <table:table-cell office:value-type="float" office:value="2.3E-2" table:style-name="ce1">
            <text:p>0.023</text:p>
          </table:table-cell>
          <table:table-cell table:number-columns-repeated="16372"/>
        </table:table-row>
        <table:table-row table:style-name="ro1">
          <table:table-cell office:value-type="date" office:date-value="2014-07-19T08:00:00" table:style-name="ce2">
            <text:p>7/19/2014 8:00</text:p>
          </table:table-cell>
          <table:table-cell office:value-type="float" office:value="200.33333333333576" table:style-name="ce3">
            <text:p>200.3333333</text:p>
          </table:table-cell>
          <table:table-cell office:value-type="float" office:value="0" table:style-name="ce1">
            <text:p>0</text:p>
          </table:table-cell>
          <table:table-cell office:value-type="float" office:value="126.8" table:style-name="ce5">
            <text:p>126.8</text:p>
          </table:table-cell>
          <table:table-cell office:value-type="float" office:value="-22.33" table:style-name="ce1">
            <text:p>-22.33</text:p>
          </table:table-cell>
          <table:table-cell office:value-type="float" office:value="104.3" table:style-name="ce1">
            <text:p>104.3</text:p>
          </table:table-cell>
          <table:table-cell office:value-type="float" office:value="0.37542690000000001" table:style-name="ce1">
            <text:p>0.3754269</text:p>
          </table:table-cell>
          <table:table-cell office:value-type="float" office:value="0.45654889999999998" table:style-name="ce5">
            <text:p>0.4565489</text:p>
          </table:table-cell>
          <table:table-cell office:value-type="float" office:value="4.5460000000000003" table:style-name="ce5">
            <text:p>4.546</text:p>
          </table:table-cell>
          <table:table-cell office:value-type="float" office:value="18.28" table:style-name="ce5">
            <text:p>18.28</text:p>
          </table:table-cell>
          <table:table-cell office:value-type="float" office:value="92.5" table:style-name="ce5">
            <text:p>92.5</text:p>
          </table:table-cell>
          <table:table-cell office:value-type="float" office:value="8.3000000000000004E-2" table:style-name="ce1">
            <text:p>0.083</text:p>
          </table:table-cell>
          <table:table-cell table:number-columns-repeated="16372"/>
        </table:table-row>
        <table:table-row table:style-name="ro1">
          <table:table-cell office:value-type="date" office:date-value="2014-07-19T09:00:00" table:style-name="ce2">
            <text:p>7/19/2014 9:00</text:p>
          </table:table-cell>
          <table:table-cell office:value-type="float" office:value="200.375" table:style-name="ce3">
            <text:p>200.375</text:p>
          </table:table-cell>
          <table:table-cell office:value-type="float" office:value="0" table:style-name="ce1">
            <text:p>0</text:p>
          </table:table-cell>
          <table:table-cell office:value-type="float" office:value="341.8" table:style-name="ce5">
            <text:p>341.8</text:p>
          </table:table-cell>
          <table:table-cell office:value-type="float" office:value="-63.98" table:style-name="ce1">
            <text:p>-63.98</text:p>
          </table:table-cell>
          <table:table-cell office:value-type="float" office:value="292.5" table:style-name="ce1">
            <text:p>292.5</text:p>
          </table:table-cell>
          <table:table-cell office:value-type="float" office:value="1.0530630000000001" table:style-name="ce1">
            <text:p>1.053063</text:p>
          </table:table-cell>
          <table:table-cell office:value-type="float" office:value="1.2304619999999999" table:style-name="ce5">
            <text:p>1.230462</text:p>
          </table:table-cell>
          <table:table-cell office:value-type="float" office:value="4.5540000000000003" table:style-name="ce5">
            <text:p>4.554</text:p>
          </table:table-cell>
          <table:table-cell office:value-type="float" office:value="20.18" table:style-name="ce5">
            <text:p>20.18</text:p>
          </table:table-cell>
          <table:table-cell office:value-type="float" office:value="82.5" table:style-name="ce5">
            <text:p>82.5</text:p>
          </table:table-cell>
          <table:table-cell office:value-type="float" office:value="0.21099999999999999" table:style-name="ce1">
            <text:p>0.211</text:p>
          </table:table-cell>
          <table:table-cell table:number-columns-repeated="16372"/>
        </table:table-row>
        <table:table-row table:style-name="ro1">
          <table:table-cell office:value-type="date" office:date-value="2014-07-19T10:00:00" table:style-name="ce2">
            <text:p>7/19/2014 10:00</text:p>
          </table:table-cell>
          <table:table-cell office:value-type="float" office:value="200.41666666666424" table:style-name="ce3">
            <text:p>200.4166667</text:p>
          </table:table-cell>
          <table:table-cell office:value-type="float" office:value="0" table:style-name="ce1">
            <text:p>0</text:p>
          </table:table-cell>
          <table:table-cell office:value-type="float" office:value="619" table:style-name="ce5">
            <text:p>619</text:p>
          </table:table-cell>
          <table:table-cell office:value-type="float" office:value="-109.2" table:style-name="ce1">
            <text:p>-109.2</text:p>
          </table:table-cell>
          <table:table-cell office:value-type="float" office:value="532.5" table:style-name="ce1">
            <text:p>532.5</text:p>
          </table:table-cell>
          <table:table-cell office:value-type="float" office:value="1.916887" table:style-name="ce1">
            <text:p>1.916887</text:p>
          </table:table-cell>
          <table:table-cell office:value-type="float" office:value="2.2283089999999999" table:style-name="ce5">
            <text:p>2.228309</text:p>
          </table:table-cell>
          <table:table-cell office:value-type="float" office:value="4.6580000000000004" table:style-name="ce5">
            <text:p>4.658</text:p>
          </table:table-cell>
          <table:table-cell office:value-type="float" office:value="22.95" table:style-name="ce5">
            <text:p>22.95</text:p>
          </table:table-cell>
          <table:table-cell office:value-type="float" office:value="77.8" table:style-name="ce5">
            <text:p>77.8</text:p>
          </table:table-cell>
          <table:table-cell office:value-type="float" office:value="0.40100000000000002" table:style-name="ce1">
            <text:p>0.401</text:p>
          </table:table-cell>
          <table:table-cell table:number-columns-repeated="16372"/>
        </table:table-row>
        <table:table-row table:style-name="ro1">
          <table:table-cell office:value-type="date" office:date-value="2014-07-19T11:00:00" table:style-name="ce2">
            <text:p>7/19/2014 11:00</text:p>
          </table:table-cell>
          <table:table-cell office:value-type="float" office:value="200.45833333333576" table:style-name="ce3">
            <text:p>200.4583333</text:p>
          </table:table-cell>
          <table:table-cell office:value-type="float" office:value="0" table:style-name="ce1">
            <text:p>0</text:p>
          </table:table-cell>
          <table:table-cell office:value-type="float" office:value="801" table:style-name="ce5">
            <text:p>801</text:p>
          </table:table-cell>
          <table:table-cell office:value-type="float" office:value="-124.1" table:style-name="ce1">
            <text:p>-124.1</text:p>
          </table:table-cell>
          <table:table-cell office:value-type="float" office:value="692.5" table:style-name="ce1">
            <text:p>692.5</text:p>
          </table:table-cell>
          <table:table-cell office:value-type="float" office:value="2.4931290000000002" table:style-name="ce1">
            <text:p>2.493129</text:p>
          </table:table-cell>
          <table:table-cell office:value-type="float" office:value="2.8837190000000001" table:style-name="ce5">
            <text:p>2.883719</text:p>
          </table:table-cell>
          <table:table-cell office:value-type="float" office:value="4.6539999999999999" table:style-name="ce5">
            <text:p>4.654</text:p>
          </table:table-cell>
          <table:table-cell office:value-type="float" office:value="24.65" table:style-name="ce5">
            <text:p>24.65</text:p>
          </table:table-cell>
          <table:table-cell office:value-type="float" office:value="72.02" table:style-name="ce5">
            <text:p>72.02</text:p>
          </table:table-cell>
          <table:table-cell office:value-type="float" office:value="0.53600000000000003" table:style-name="ce1">
            <text:p>0.536</text:p>
          </table:table-cell>
          <table:table-cell table:number-columns-repeated="16372"/>
        </table:table-row>
        <table:table-row table:style-name="ro1">
          <table:table-cell office:value-type="date" office:date-value="2014-07-19T12:00:00" table:style-name="ce2">
            <text:p>7/19/2014 12:00</text:p>
          </table:table-cell>
          <table:table-cell office:value-type="float" office:value="200.5" table:style-name="ce3">
            <text:p>200.5</text:p>
          </table:table-cell>
          <table:table-cell office:value-type="float" office:value="0" table:style-name="ce1">
            <text:p>0</text:p>
          </table:table-cell>
          <table:table-cell office:value-type="float" office:value="909" table:style-name="ce5">
            <text:p>909</text:p>
          </table:table-cell>
          <table:table-cell office:value-type="float" office:value="-124.2" table:style-name="ce1">
            <text:p>-124.2</text:p>
          </table:table-cell>
          <table:table-cell office:value-type="float" office:value="780.3" table:style-name="ce1">
            <text:p>780.3</text:p>
          </table:table-cell>
          <table:table-cell office:value-type="float" office:value="2.8089569999999999" table:style-name="ce1">
            <text:p>2.808957</text:p>
          </table:table-cell>
          <table:table-cell office:value-type="float" office:value="3.2718600000000002" table:style-name="ce5">
            <text:p>3.27186</text:p>
          </table:table-cell>
          <table:table-cell office:value-type="float" office:value="3.8490000000000002" table:style-name="ce5">
            <text:p>3.849</text:p>
          </table:table-cell>
          <table:table-cell office:value-type="float" office:value="26.25" table:style-name="ce5">
            <text:p>26.25</text:p>
          </table:table-cell>
          <table:table-cell office:value-type="float" office:value="69.56" table:style-name="ce5">
            <text:p>69.56</text:p>
          </table:table-cell>
          <table:table-cell office:value-type="float" office:value="0.63800000000000001" table:style-name="ce1">
            <text:p>0.638</text:p>
          </table:table-cell>
          <table:table-cell table:number-columns-repeated="16372"/>
        </table:table-row>
        <table:table-row table:style-name="ro1">
          <table:table-cell office:value-type="date" office:date-value="2014-07-19T13:00:00" table:style-name="ce2">
            <text:p>7/19/2014 13:00</text:p>
          </table:table-cell>
          <table:table-cell office:value-type="float" office:value="200.54166666666424" table:style-name="ce3">
            <text:p>200.5416667</text:p>
          </table:table-cell>
          <table:table-cell office:value-type="float" office:value="0" table:style-name="ce1">
            <text:p>0</text:p>
          </table:table-cell>
          <table:table-cell office:value-type="float" office:value="949" table:style-name="ce5">
            <text:p>949</text:p>
          </table:table-cell>
          <table:table-cell office:value-type="float" office:value="-119.1" table:style-name="ce1">
            <text:p>-119.1</text:p>
          </table:table-cell>
          <table:table-cell office:value-type="float" office:value="810" table:style-name="ce1">
            <text:p>810</text:p>
          </table:table-cell>
          <table:table-cell office:value-type="float" office:value="2.9151280000000002" table:style-name="ce1">
            <text:p>2.915128</text:p>
          </table:table-cell>
          <table:table-cell office:value-type="float" office:value="3.4149630000000002" table:style-name="ce5">
            <text:p>3.414963</text:p>
          </table:table-cell>
          <table:table-cell office:value-type="float" office:value="3.9470000000000001" table:style-name="ce5">
            <text:p>3.947</text:p>
          </table:table-cell>
          <table:table-cell office:value-type="float" office:value="27.38" table:style-name="ce5">
            <text:p>27.38</text:p>
          </table:table-cell>
          <table:table-cell office:value-type="float" office:value="67.98" table:style-name="ce5">
            <text:p>67.98</text:p>
          </table:table-cell>
          <table:table-cell office:value-type="float" office:value="0.68100000000000005" table:style-name="ce1">
            <text:p>0.681</text:p>
          </table:table-cell>
          <table:table-cell table:number-columns-repeated="16372"/>
        </table:table-row>
        <table:table-row table:style-name="ro1">
          <table:table-cell office:value-type="date" office:date-value="2014-07-19T14:00:00" table:style-name="ce2">
            <text:p>7/19/2014 14:00</text:p>
          </table:table-cell>
          <table:table-cell office:value-type="float" office:value="200.58333333333576" table:style-name="ce3">
            <text:p>200.5833333</text:p>
          </table:table-cell>
          <table:table-cell office:value-type="float" office:value="0" table:style-name="ce1">
            <text:p>0</text:p>
          </table:table-cell>
          <table:table-cell office:value-type="float" office:value="980" table:style-name="ce5">
            <text:p>980</text:p>
          </table:table-cell>
          <table:table-cell office:value-type="float" office:value="-124.5" table:style-name="ce1">
            <text:p>-124.5</text:p>
          </table:table-cell>
          <table:table-cell office:value-type="float" office:value="836" table:style-name="ce1">
            <text:p>836</text:p>
          </table:table-cell>
          <table:table-cell office:value-type="float" office:value="3.0102959999999999" table:style-name="ce1">
            <text:p>3.010296</text:p>
          </table:table-cell>
          <table:table-cell office:value-type="float" office:value="3.5277090000000002" table:style-name="ce5">
            <text:p>3.527709</text:p>
          </table:table-cell>
          <table:table-cell office:value-type="float" office:value="3.8570000000000002" table:style-name="ce5">
            <text:p>3.857</text:p>
          </table:table-cell>
          <table:table-cell office:value-type="float" office:value="28.23" table:style-name="ce5">
            <text:p>28.23</text:p>
          </table:table-cell>
          <table:table-cell office:value-type="float" office:value="64.290000000000006" table:style-name="ce5">
            <text:p>64.29</text:p>
          </table:table-cell>
          <table:table-cell office:value-type="float" office:value="0.72099999999999997" table:style-name="ce1">
            <text:p>0.721</text:p>
          </table:table-cell>
          <table:table-cell table:number-columns-repeated="16372"/>
        </table:table-row>
        <table:table-row table:style-name="ro1">
          <table:table-cell office:value-type="date" office:date-value="2014-07-19T15:00:00" table:style-name="ce2">
            <text:p>7/19/2014 15:00</text:p>
          </table:table-cell>
          <table:table-cell office:value-type="float" office:value="200.625" table:style-name="ce3">
            <text:p>200.625</text:p>
          </table:table-cell>
          <table:table-cell office:value-type="float" office:value="0" table:style-name="ce1">
            <text:p>0</text:p>
          </table:table-cell>
          <table:table-cell office:value-type="float" office:value="915" table:style-name="ce5">
            <text:p>915</text:p>
          </table:table-cell>
          <table:table-cell office:value-type="float" office:value="-126.7" table:style-name="ce1">
            <text:p>-126.7</text:p>
          </table:table-cell>
          <table:table-cell office:value-type="float" office:value="783.5" table:style-name="ce1">
            <text:p>783.5</text:p>
          </table:table-cell>
          <table:table-cell office:value-type="float" office:value="2.8206250000000002" table:style-name="ce1">
            <text:p>2.820625</text:p>
          </table:table-cell>
          <table:table-cell office:value-type="float" office:value="3.2955239999999999" table:style-name="ce5">
            <text:p>3.295524</text:p>
          </table:table-cell>
          <table:table-cell office:value-type="float" office:value="3.9660000000000002" table:style-name="ce5">
            <text:p>3.966</text:p>
          </table:table-cell>
          <table:table-cell office:value-type="float" office:value="29.21" table:style-name="ce5">
            <text:p>29.21</text:p>
          </table:table-cell>
          <table:table-cell office:value-type="float" office:value="61.15" table:style-name="ce5">
            <text:p>61.15</text:p>
          </table:table-cell>
          <table:table-cell office:value-type="float" office:value="0.7" table:style-name="ce1">
            <text:p>0.7</text:p>
          </table:table-cell>
          <table:table-cell table:number-columns-repeated="16372"/>
        </table:table-row>
        <table:table-row table:style-name="ro1">
          <table:table-cell office:value-type="date" office:date-value="2014-07-19T16:00:00" table:style-name="ce2">
            <text:p>7/19/2014 16:00</text:p>
          </table:table-cell>
          <table:table-cell office:value-type="float" office:value="200.66666666666424" table:style-name="ce3">
            <text:p>200.6666667</text:p>
          </table:table-cell>
          <table:table-cell office:value-type="float" office:value="0" table:style-name="ce1">
            <text:p>0</text:p>
          </table:table-cell>
          <table:table-cell office:value-type="float" office:value="795.6" table:style-name="ce5">
            <text:p>795.6</text:p>
          </table:table-cell>
          <table:table-cell office:value-type="float" office:value="-123.3" table:style-name="ce1">
            <text:p>-123.3</text:p>
          </table:table-cell>
          <table:table-cell office:value-type="float" office:value="683.1" table:style-name="ce1">
            <text:p>683.1</text:p>
          </table:table-cell>
          <table:table-cell office:value-type="float" office:value="2.4590269999999999" table:style-name="ce1">
            <text:p>2.459027</text:p>
          </table:table-cell>
          <table:table-cell office:value-type="float" office:value="2.8640629999999998" table:style-name="ce5">
            <text:p>2.864063</text:p>
          </table:table-cell>
          <table:table-cell office:value-type="float" office:value="4.1420000000000003" table:style-name="ce5">
            <text:p>4.142</text:p>
          </table:table-cell>
          <table:table-cell office:value-type="float" office:value="29.95" table:style-name="ce5">
            <text:p>29.95</text:p>
          </table:table-cell>
          <table:table-cell office:value-type="float" office:value="56.55" table:style-name="ce5">
            <text:p>56.55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72"/>
        </table:table-row>
        <table:table-row table:style-name="ro1">
          <table:table-cell office:value-type="date" office:date-value="2014-07-19T17:00:00" table:style-name="ce2">
            <text:p>7/19/2014 17:00</text:p>
          </table:table-cell>
          <table:table-cell office:value-type="float" office:value="200.70833333333576" table:style-name="ce3">
            <text:p>200.7083333</text:p>
          </table:table-cell>
          <table:table-cell office:value-type="float" office:value="0" table:style-name="ce1">
            <text:p>0</text:p>
          </table:table-cell>
          <table:table-cell office:value-type="float" office:value="547.70000000000005" table:style-name="ce5">
            <text:p>547.7</text:p>
          </table:table-cell>
          <table:table-cell office:value-type="float" office:value="-95" table:style-name="ce1">
            <text:p>-95</text:p>
          </table:table-cell>
          <table:table-cell office:value-type="float" office:value="473.3" table:style-name="ce1">
            <text:p>473.3</text:p>
          </table:table-cell>
          <table:table-cell office:value-type="float" office:value="1.7039139999999999" table:style-name="ce1">
            <text:p>1.703914</text:p>
          </table:table-cell>
          <table:table-cell office:value-type="float" office:value="1.9716549999999999" table:style-name="ce5">
            <text:p>1.971655</text:p>
          </table:table-cell>
          <table:table-cell office:value-type="float" office:value="4.4290000000000003" table:style-name="ce5">
            <text:p>4.429</text:p>
          </table:table-cell>
          <table:table-cell office:value-type="float" office:value="29.88" table:style-name="ce5">
            <text:p>29.88</text:p>
          </table:table-cell>
          <table:table-cell office:value-type="float" office:value="59.84" table:style-name="ce5">
            <text:p>59.84</text:p>
          </table:table-cell>
          <table:table-cell office:value-type="float" office:value="0.47899999999999998" table:style-name="ce1">
            <text:p>0.479</text:p>
          </table:table-cell>
          <table:table-cell table:number-columns-repeated="16372"/>
        </table:table-row>
        <table:table-row table:style-name="ro1">
          <table:table-cell office:value-type="date" office:date-value="2014-07-19T18:00:00" table:style-name="ce2">
            <text:p>7/19/2014 18:00</text:p>
          </table:table-cell>
          <table:table-cell office:value-type="float" office:value="200.75" table:style-name="ce3">
            <text:p>200.75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5">
            <text:p>178</text:p>
          </table:table-cell>
          <table:table-cell office:value-type="float" office:value="-30.42" table:style-name="ce1">
            <text:p>-30.42</text:p>
          </table:table-cell>
          <table:table-cell office:value-type="float" office:value="157.4" table:style-name="ce1">
            <text:p>157.4</text:p>
          </table:table-cell>
          <table:table-cell office:value-type="float" office:value="0.56663019999999997" table:style-name="ce1">
            <text:p>0.5666302</text:p>
          </table:table-cell>
          <table:table-cell office:value-type="float" office:value="0.64086549999999998" table:style-name="ce5">
            <text:p>0.6408655</text:p>
          </table:table-cell>
          <table:table-cell office:value-type="float" office:value="3.92" table:style-name="ce5">
            <text:p>3.92</text:p>
          </table:table-cell>
          <table:table-cell office:value-type="float" office:value="28.14" table:style-name="ce5">
            <text:p>28.14</text:p>
          </table:table-cell>
          <table:table-cell office:value-type="float" office:value="65.349999999999994" table:style-name="ce5">
            <text:p>65.35</text:p>
          </table:table-cell>
          <table:table-cell office:value-type="float" office:value="0.20599999999999999" table:style-name="ce1">
            <text:p>0.206</text:p>
          </table:table-cell>
          <table:table-cell table:number-columns-repeated="16372"/>
        </table:table-row>
        <table:table-row table:style-name="ro1">
          <table:table-cell office:value-type="date" office:date-value="2014-07-19T19:00:00" table:style-name="ce2">
            <text:p>7/19/2014 19:00</text:p>
          </table:table-cell>
          <table:table-cell office:value-type="float" office:value="200.79166666666424" table:style-name="ce3">
            <text:p>200.7916667</text:p>
          </table:table-cell>
          <table:table-cell office:value-type="float" office:value="0" table:style-name="ce1">
            <text:p>0</text:p>
          </table:table-cell>
          <table:table-cell office:value-type="float" office:value="59.86" table:style-name="ce5">
            <text:p>59.86</text:p>
          </table:table-cell>
          <table:table-cell office:value-type="float" office:value="-10.42" table:style-name="ce1">
            <text:p>-10.42</text:p>
          </table:table-cell>
          <table:table-cell office:value-type="float" office:value="52.15" table:style-name="ce1">
            <text:p>52.15</text:p>
          </table:table-cell>
          <table:table-cell office:value-type="float" office:value="0.18772949999999999" table:style-name="ce1">
            <text:p>0.1877295</text:p>
          </table:table-cell>
          <table:table-cell office:value-type="float" office:value="0.21550810000000001" table:style-name="ce5">
            <text:p>0.2155081</text:p>
          </table:table-cell>
          <table:table-cell office:value-type="float" office:value="2.7629999999999999" table:style-name="ce5">
            <text:p>2.763</text:p>
          </table:table-cell>
          <table:table-cell office:value-type="float" office:value="26.72" table:style-name="ce5">
            <text:p>26.72</text:p>
          </table:table-cell>
          <table:table-cell office:value-type="float" office:value="73.569999999999993" table:style-name="ce5">
            <text:p>73.57</text:p>
          </table:table-cell>
          <table:table-cell office:value-type="float" office:value="6.2E-2" table:style-name="ce1">
            <text:p>0.062</text:p>
          </table:table-cell>
          <table:table-cell table:number-columns-repeated="16372"/>
        </table:table-row>
        <table:table-row table:style-name="ro1">
          <table:table-cell office:value-type="date" office:date-value="2014-07-19T20:00:00" table:style-name="ce2">
            <text:p>7/19/2014 20:00</text:p>
          </table:table-cell>
          <table:table-cell office:value-type="float" office:value="200.83333333333576" table:style-name="ce3">
            <text:p>200.8333333</text:p>
          </table:table-cell>
          <table:table-cell office:value-type="float" office:value="0" table:style-name="ce1">
            <text:p>0</text:p>
          </table:table-cell>
          <table:table-cell office:value-type="float" office:value="14.48" table:style-name="ce5">
            <text:p>14.48</text:p>
          </table:table-cell>
          <table:table-cell office:value-type="float" office:value="-2.778" table:style-name="ce1">
            <text:p>-2.778</text:p>
          </table:table-cell>
          <table:table-cell office:value-type="float" office:value="10.09" table:style-name="ce1">
            <text:p>10.09</text:p>
          </table:table-cell>
          <table:table-cell office:value-type="float" office:value="3.6312610000000002E-2" table:style-name="ce1">
            <text:p>0.03631261</text:p>
          </table:table-cell>
          <table:table-cell office:value-type="float" office:value="5.2142800000000003E-2" table:style-name="ce5">
            <text:p>0.0521428</text:p>
          </table:table-cell>
          <table:table-cell office:value-type="float" office:value="2.1760000000000002" table:style-name="ce5">
            <text:p>2.176</text:p>
          </table:table-cell>
          <table:table-cell office:value-type="float" office:value="25.14" table:style-name="ce5">
            <text:p>25.14</text:p>
          </table:table-cell>
          <table:table-cell office:value-type="float" office:value="80" table:style-name="ce5">
            <text:p>80</text:p>
          </table:table-cell>
          <table:table-cell office:value-type="float" office:value="1.4E-2" table:style-name="ce1">
            <text:p>0.014</text:p>
          </table:table-cell>
          <table:table-cell table:number-columns-repeated="16372"/>
        </table:table-row>
        <table:table-row table:style-name="ro1">
          <table:table-cell office:value-type="date" office:date-value="2014-07-19T21:00:00" table:style-name="ce2">
            <text:p>7/19/2014 21:00</text:p>
          </table:table-cell>
          <table:table-cell office:value-type="float" office:value="200.875" table:style-name="ce3">
            <text:p>200.875</text:p>
          </table:table-cell>
          <table:table-cell office:value-type="float" office:value="0" table:style-name="ce1">
            <text:p>0</text:p>
          </table:table-cell>
          <table:table-cell office:value-type="float" office:value="-1.641" table:style-name="ce5">
            <text:p>-1.641</text:p>
          </table:table-cell>
          <table:table-cell office:value-type="float" office:value="-0.16600000000000001" table:style-name="ce1">
            <text:p>-0.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909119E-3" table:style-name="ce5">
            <text:p>-0.005909119</text:p>
          </table:table-cell>
          <table:table-cell office:value-type="float" office:value="2.69" table:style-name="ce5">
            <text:p>2.69</text:p>
          </table:table-cell>
          <table:table-cell office:value-type="float" office:value="24.24" table:style-name="ce5">
            <text:p>24.24</text:p>
          </table:table-cell>
          <table:table-cell office:value-type="float" office:value="83.2" table:style-name="ce5">
            <text:p>83.2</text:p>
          </table:table-cell>
          <table:table-cell office:value-type="float" office:value="0.01" table:style-name="ce1">
            <text:p>0.01</text:p>
          </table:table-cell>
          <table:table-cell table:number-columns-repeated="16372"/>
        </table:table-row>
        <table:table-row table:style-name="ro1">
          <table:table-cell office:value-type="date" office:date-value="2014-07-19T22:00:00" table:style-name="ce2">
            <text:p>7/19/2014 22:00</text:p>
          </table:table-cell>
          <table:table-cell office:value-type="float" office:value="200.91666666666424" table:style-name="ce3">
            <text:p>200.9166667</text:p>
          </table:table-cell>
          <table:table-cell office:value-type="float" office:value="0" table:style-name="ce1">
            <text:p>0</text:p>
          </table:table-cell>
          <table:table-cell office:value-type="float" office:value="-1.9279999999999999" table:style-name="ce5">
            <text:p>-1.928</text:p>
          </table:table-cell>
          <table:table-cell office:value-type="float" office:value="-0.16800000000000001" table:style-name="ce1">
            <text:p>-0.1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9424040000000001E-3" table:style-name="ce5">
            <text:p>-0.006942404</text:p>
          </table:table-cell>
          <table:table-cell office:value-type="float" office:value="3.3679999999999999" table:style-name="ce5">
            <text:p>3.368</text:p>
          </table:table-cell>
          <table:table-cell office:value-type="float" office:value="23.55" table:style-name="ce5">
            <text:p>23.55</text:p>
          </table:table-cell>
          <table:table-cell office:value-type="float" office:value="84.2" table:style-name="ce5">
            <text:p>84.2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2"/>
        </table:table-row>
        <table:table-row table:style-name="ro1">
          <table:table-cell office:value-type="date" office:date-value="2014-07-19T23:00:00" table:style-name="ce2">
            <text:p>7/19/2014 23:00</text:p>
          </table:table-cell>
          <table:table-cell office:value-type="float" office:value="200.95833333333576" table:style-name="ce3">
            <text:p>200.9583333</text:p>
          </table:table-cell>
          <table:table-cell office:value-type="float" office:value="0" table:style-name="ce1">
            <text:p>0</text:p>
          </table:table-cell>
          <table:table-cell office:value-type="float" office:value="-1.9950000000000001" table:style-name="ce5">
            <text:p>-1.995</text:p>
          </table:table-cell>
          <table:table-cell office:value-type="float" office:value="-0.154" table:style-name="ce1">
            <text:p>-0.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1818200000000002E-3" table:style-name="ce5">
            <text:p>-0.00718182</text:p>
          </table:table-cell>
          <table:table-cell office:value-type="float" office:value="3.2509999999999999" table:style-name="ce5">
            <text:p>3.251</text:p>
          </table:table-cell>
          <table:table-cell office:value-type="float" office:value="22.69" table:style-name="ce5">
            <text:p>22.69</text:p>
          </table:table-cell>
          <table:table-cell office:value-type="float" office:value="88.1" table:style-name="ce5">
            <text:p>88.1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2"/>
        </table:table-row>
        <table:table-row table:style-name="ro1">
          <table:table-cell office:value-type="date" office:date-value="2014-07-20T00:00:00" table:style-name="ce2">
            <text:p>7/20/2014 0:00</text:p>
          </table:table-cell>
          <table:table-cell office:value-type="float" office:value="201" table:style-name="ce3">
            <text:p>201</text:p>
          </table:table-cell>
          <table:table-cell office:value-type="float" office:value="0" table:style-name="ce1">
            <text:p>0</text:p>
          </table:table-cell>
          <table:table-cell office:value-type="float" office:value="-2.0619999999999998" table:style-name="ce5">
            <text:p>-2.062</text:p>
          </table:table-cell>
          <table:table-cell office:value-type="float" office:value="-0.251" table:style-name="ce1">
            <text:p>-0.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4221809999999999E-3" table:style-name="ce5">
            <text:p>-0.007422181</text:p>
          </table:table-cell>
          <table:table-cell office:value-type="float" office:value="3.089" table:style-name="ce5">
            <text:p>3.089</text:p>
          </table:table-cell>
          <table:table-cell office:value-type="float" office:value="22.01" table:style-name="ce5">
            <text:p>22.01</text:p>
          </table:table-cell>
          <table:table-cell office:value-type="float" office:value="88.9" table:style-name="ce5">
            <text:p>88.9</text:p>
          </table:table-cell>
          <table:table-cell office:value-type="float" office:value="2E-3" table:style-name="ce1">
            <text:p>0.002</text:p>
          </table:table-cell>
          <table:table-cell table:number-columns-repeated="16372"/>
        </table:table-row>
        <table:table-row table:style-name="ro1">
          <table:table-cell office:value-type="date" office:date-value="2014-07-20T01:00:00" table:style-name="ce2">
            <text:p>7/20/2014 1:00</text:p>
          </table:table-cell>
          <table:table-cell office:value-type="float" office:value="201.04166666666424" table:style-name="ce3">
            <text:p>201.0416667</text:p>
          </table:table-cell>
          <table:table-cell office:value-type="float" office:value="0" table:style-name="ce1">
            <text:p>0</text:p>
          </table:table-cell>
          <table:table-cell office:value-type="float" office:value="-2.2000000000000002" table:style-name="ce5">
            <text:p>-2.2</text:p>
          </table:table-cell>
          <table:table-cell office:value-type="float" office:value="-0.224" table:style-name="ce1">
            <text:p>-0.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9185109999999996E-3" table:style-name="ce5">
            <text:p>-0.007918511</text:p>
          </table:table-cell>
          <table:table-cell office:value-type="float" office:value="2.9660000000000002" table:style-name="ce5">
            <text:p>2.966</text:p>
          </table:table-cell>
          <table:table-cell office:value-type="float" office:value="21.05" table:style-name="ce5">
            <text:p>21.05</text:p>
          </table:table-cell>
          <table:table-cell office:value-type="float" office:value="92.3" table:style-name="ce5">
            <text:p>92.3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72"/>
        </table:table-row>
        <table:table-row table:style-name="ro1">
          <table:table-cell office:value-type="date" office:date-value="2014-07-20T02:00:00" table:style-name="ce2">
            <text:p>7/20/2014 2:00</text:p>
          </table:table-cell>
          <table:table-cell office:value-type="float" office:value="201.08333333333576" table:style-name="ce3">
            <text:p>201.0833333</text:p>
          </table:table-cell>
          <table:table-cell office:value-type="float" office:value="0" table:style-name="ce1">
            <text:p>0</text:p>
          </table:table-cell>
          <table:table-cell office:value-type="float" office:value="-2.1549999999999998" table:style-name="ce5">
            <text:p>-2.155</text:p>
          </table:table-cell>
          <table:table-cell office:value-type="float" office:value="-0.34699999999999998" table:style-name="ce1">
            <text:p>-0.3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7566459999999999E-3" table:style-name="ce5">
            <text:p>-0.007756646</text:p>
          </table:table-cell>
          <table:table-cell office:value-type="float" office:value="2.6440000000000001" table:style-name="ce5">
            <text:p>2.644</text:p>
          </table:table-cell>
          <table:table-cell office:value-type="float" office:value="20.28" table:style-name="ce5">
            <text:p>20.28</text:p>
          </table:table-cell>
          <table:table-cell office:value-type="float" office:value="94.1" table:style-name="ce5">
            <text:p>94.1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72"/>
        </table:table-row>
        <table:table-row table:style-name="ro1">
          <table:table-cell office:value-type="date" office:date-value="2014-07-20T03:00:00" table:style-name="ce2">
            <text:p>7/20/2014 3:00</text:p>
          </table:table-cell>
          <table:table-cell office:value-type="float" office:value="201.125" table:style-name="ce3">
            <text:p>201.125</text:p>
          </table:table-cell>
          <table:table-cell office:value-type="float" office:value="0" table:style-name="ce1">
            <text:p>0</text:p>
          </table:table-cell>
          <table:table-cell office:value-type="float" office:value="-1.9470000000000001" table:style-name="ce5">
            <text:p>-1.947</text:p>
          </table:table-cell>
          <table:table-cell office:value-type="float" office:value="-0.39500000000000002" table:style-name="ce1">
            <text:p>-0.3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008378E-3" table:style-name="ce5">
            <text:p>-0.007008378</text:p>
          </table:table-cell>
          <table:table-cell office:value-type="float" office:value="2.3220000000000001" table:style-name="ce5">
            <text:p>2.322</text:p>
          </table:table-cell>
          <table:table-cell office:value-type="float" office:value="19.66" table:style-name="ce5">
            <text:p>19.66</text:p>
          </table:table-cell>
          <table:table-cell office:value-type="float" office:value="96" table:style-name="ce5">
            <text:p>96</text:p>
          </table:table-cell>
          <table:table-cell office:value-type="float" office:value="-1.2E-2" table:style-name="ce1">
            <text:p>-0.012</text:p>
          </table:table-cell>
          <table:table-cell table:number-columns-repeated="16372"/>
        </table:table-row>
        <table:table-row table:style-name="ro1">
          <table:table-cell office:value-type="date" office:date-value="2014-07-20T04:00:00" table:style-name="ce2">
            <text:p>7/20/2014 4:00</text:p>
          </table:table-cell>
          <table:table-cell office:value-type="float" office:value="201.16666666666424" table:style-name="ce3">
            <text:p>201.1666667</text:p>
          </table:table-cell>
          <table:table-cell office:value-type="float" office:value="0" table:style-name="ce1">
            <text:p>0</text:p>
          </table:table-cell>
          <table:table-cell office:value-type="float" office:value="-1.6950000000000001" table:style-name="ce5">
            <text:p>-1.695</text:p>
          </table:table-cell>
          <table:table-cell office:value-type="float" office:value="-0.436" table:style-name="ce1">
            <text:p>-0.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1020359999999999E-3" table:style-name="ce5">
            <text:p>-0.006102036</text:p>
          </table:table-cell>
          <table:table-cell office:value-type="float" office:value="2.347" table:style-name="ce5">
            <text:p>2.347</text:p>
          </table:table-cell>
          <table:table-cell office:value-type="float" office:value="19.309999999999999" table:style-name="ce5">
            <text:p>19.31</text:p>
          </table:table-cell>
          <table:table-cell office:value-type="float" office:value="96.7" table:style-name="ce5">
            <text:p>96.7</text:p>
          </table:table-cell>
          <table:table-cell office:value-type="float" office:value="-1.2999999999999999E-2" table:style-name="ce1">
            <text:p>-0.013</text:p>
          </table:table-cell>
          <table:table-cell table:number-columns-repeated="16372"/>
        </table:table-row>
        <table:table-row table:style-name="ro1">
          <table:table-cell office:value-type="date" office:date-value="2014-07-20T05:00:00" table:style-name="ce2">
            <text:p>7/20/2014 5:00</text:p>
          </table:table-cell>
          <table:table-cell office:value-type="float" office:value="201.20833333333576" table:style-name="ce3">
            <text:p>201.2083333</text:p>
          </table:table-cell>
          <table:table-cell office:value-type="float" office:value="0" table:style-name="ce1">
            <text:p>0</text:p>
          </table:table-cell>
          <table:table-cell office:value-type="float" office:value="-1.65" table:style-name="ce5">
            <text:p>-1.65</text:p>
          </table:table-cell>
          <table:table-cell office:value-type="float" office:value="-0.48099999999999998" table:style-name="ce1">
            <text:p>-0.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9382059999999997E-3" table:style-name="ce5">
            <text:p>-0.005938206</text:p>
          </table:table-cell>
          <table:table-cell office:value-type="float" office:value="2.5659999999999998" table:style-name="ce5">
            <text:p>2.566</text:p>
          </table:table-cell>
          <table:table-cell office:value-type="float" office:value="19.12" table:style-name="ce5">
            <text:p>19.12</text:p>
          </table:table-cell>
          <table:table-cell office:value-type="float" office:value="96.3" table:style-name="ce5">
            <text:p>96.3</text:p>
          </table:table-cell>
          <table:table-cell office:value-type="float" office:value="-1.2999999999999999E-2" table:style-name="ce1">
            <text:p>-0.013</text:p>
          </table:table-cell>
          <table:table-cell table:number-columns-repeated="16372"/>
        </table:table-row>
        <table:table-row table:style-name="ro1">
          <table:table-cell office:value-type="date" office:date-value="2014-07-20T06:00:00" table:style-name="ce2">
            <text:p>7/20/2014 6:00</text:p>
          </table:table-cell>
          <table:table-cell office:value-type="float" office:value="201.25" table:style-name="ce3">
            <text:p>201.25</text:p>
          </table:table-cell>
          <table:table-cell office:value-type="float" office:value="0" table:style-name="ce1">
            <text:p>0</text:p>
          </table:table-cell>
          <table:table-cell office:value-type="float" office:value="0.40400000000000003" table:style-name="ce5">
            <text:p>0.404</text:p>
          </table:table-cell>
          <table:table-cell office:value-type="float" office:value="-0.76" table:style-name="ce1">
            <text:p>-0.76</text:p>
          </table:table-cell>
          <table:table-cell office:value-type="float" office:value="0.315" table:style-name="ce1">
            <text:p>0.315</text:p>
          </table:table-cell>
          <table:table-cell office:value-type="float" office:value="1.1347340000000001E-3" table:style-name="ce1">
            <text:p>0.001134734</text:p>
          </table:table-cell>
          <table:table-cell office:value-type="float" office:value="1.4530529999999999E-3" table:style-name="ce5">
            <text:p>0.001453053</text:p>
          </table:table-cell>
          <table:table-cell office:value-type="float" office:value="2.1920000000000002" table:style-name="ce5">
            <text:p>2.192</text:p>
          </table:table-cell>
          <table:table-cell office:value-type="float" office:value="18.850000000000001" table:style-name="ce5">
            <text:p>18.85</text:p>
          </table:table-cell>
          <table:table-cell office:value-type="float" office:value="97.6" table:style-name="ce5">
            <text:p>97.6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2"/>
        </table:table-row>
        <table:table-row table:style-name="ro1">
          <table:table-cell office:value-type="date" office:date-value="2014-07-20T07:00:00" table:style-name="ce2">
            <text:p>7/20/2014 7:00</text:p>
          </table:table-cell>
          <table:table-cell office:value-type="float" office:value="201.29166666666424" table:style-name="ce3">
            <text:p>201.2916667</text:p>
          </table:table-cell>
          <table:table-cell office:value-type="float" office:value="0" table:style-name="ce1">
            <text:p>0</text:p>
          </table:table-cell>
          <table:table-cell office:value-type="float" office:value="74.58" table:style-name="ce5">
            <text:p>74.58</text:p>
          </table:table-cell>
          <table:table-cell office:value-type="float" office:value="-19.64" table:style-name="ce1">
            <text:p>-19.64</text:p>
          </table:table-cell>
          <table:table-cell office:value-type="float" office:value="62.61" table:style-name="ce1">
            <text:p>62.61</text:p>
          </table:table-cell>
          <table:table-cell office:value-type="float" office:value="0.2253983" table:style-name="ce1">
            <text:p>0.2253983</text:p>
          </table:table-cell>
          <table:table-cell office:value-type="float" office:value="0.26848529999999998" table:style-name="ce5">
            <text:p>0.2684853</text:p>
          </table:table-cell>
          <table:table-cell office:value-type="float" office:value="2.5659999999999998" table:style-name="ce5">
            <text:p>2.566</text:p>
          </table:table-cell>
          <table:table-cell office:value-type="float" office:value="19.61" table:style-name="ce5">
            <text:p>19.61</text:p>
          </table:table-cell>
          <table:table-cell office:value-type="float" office:value="93.1" table:style-name="ce5">
            <text:p>93.1</text:p>
          </table:table-cell>
          <table:table-cell office:value-type="float" office:value="5.1999999999999998E-2" table:style-name="ce1">
            <text:p>0.052</text:p>
          </table:table-cell>
          <table:table-cell table:number-columns-repeated="16372"/>
        </table:table-row>
        <table:table-row table:style-name="ro1">
          <table:table-cell office:value-type="date" office:date-value="2014-07-20T08:00:00" table:style-name="ce2">
            <text:p>7/20/2014 8:00</text:p>
          </table:table-cell>
          <table:table-cell office:value-type="float" office:value="201.33333333333576" table:style-name="ce3">
            <text:p>201.3333333</text:p>
          </table:table-cell>
          <table:table-cell office:value-type="float" office:value="0" table:style-name="ce1">
            <text:p>0</text:p>
          </table:table-cell>
          <table:table-cell office:value-type="float" office:value="250.8" table:style-name="ce5">
            <text:p>250.8</text:p>
          </table:table-cell>
          <table:table-cell office:value-type="float" office:value="-57.8" table:style-name="ce1">
            <text:p>-57.8</text:p>
          </table:table-cell>
          <table:table-cell office:value-type="float" office:value="220.4" table:style-name="ce1">
            <text:p>220.4</text:p>
          </table:table-cell>
          <table:table-cell office:value-type="float" office:value="0.79340960000000005" table:style-name="ce1">
            <text:p>0.7934096</text:p>
          </table:table-cell>
          <table:table-cell office:value-type="float" office:value="0.90291969999999999" table:style-name="ce5">
            <text:p>0.9029197</text:p>
          </table:table-cell>
          <table:table-cell office:value-type="float" office:value="2.9079999999999999" table:style-name="ce5">
            <text:p>2.908</text:p>
          </table:table-cell>
          <table:table-cell office:value-type="float" office:value="21.7" table:style-name="ce5">
            <text:p>21.7</text:p>
          </table:table-cell>
          <table:table-cell office:value-type="float" office:value="84.4" table:style-name="ce5">
            <text:p>84.4</text:p>
          </table:table-cell>
          <table:table-cell office:value-type="float" office:value="0.16400000000000001" table:style-name="ce1">
            <text:p>0.164</text:p>
          </table:table-cell>
          <table:table-cell table:number-columns-repeated="16372"/>
        </table:table-row>
        <table:table-row table:style-name="ro1">
          <table:table-cell office:value-type="date" office:date-value="2014-07-20T09:00:00" table:style-name="ce2">
            <text:p>7/20/2014 9:00</text:p>
          </table:table-cell>
          <table:table-cell office:value-type="float" office:value="201.375" table:style-name="ce3">
            <text:p>201.375</text:p>
          </table:table-cell>
          <table:table-cell office:value-type="float" office:value="0" table:style-name="ce1">
            <text:p>0</text:p>
          </table:table-cell>
          <table:table-cell office:value-type="float" office:value="461.8" table:style-name="ce5">
            <text:p>461.8</text:p>
          </table:table-cell>
          <table:table-cell office:value-type="float" office:value="-90.4" table:style-name="ce1">
            <text:p>-90.4</text:p>
          </table:table-cell>
          <table:table-cell office:value-type="float" office:value="401.9" table:style-name="ce1">
            <text:p>401.9</text:p>
          </table:table-cell>
          <table:table-cell office:value-type="float" office:value="1.4468270000000001" table:style-name="ce1">
            <text:p>1.446827</text:p>
          </table:table-cell>
          <table:table-cell office:value-type="float" office:value="1.6623600000000001" table:style-name="ce5">
            <text:p>1.66236</text:p>
          </table:table-cell>
          <table:table-cell office:value-type="float" office:value="3.2919999999999998" table:style-name="ce5">
            <text:p>3.292</text:p>
          </table:table-cell>
          <table:table-cell office:value-type="float" office:value="24.21" table:style-name="ce5">
            <text:p>24.21</text:p>
          </table:table-cell>
          <table:table-cell office:value-type="float" office:value="71.33" table:style-name="ce5">
            <text:p>71.33</text:p>
          </table:table-cell>
          <table:table-cell office:value-type="float" office:value="0.32600000000000001" table:style-name="ce1">
            <text:p>0.326</text:p>
          </table:table-cell>
          <table:table-cell table:number-columns-repeated="16372"/>
        </table:table-row>
        <table:table-row table:style-name="ro1">
          <table:table-cell office:value-type="date" office:date-value="2014-07-20T10:00:00" table:style-name="ce2">
            <text:p>7/20/2014 10:00</text:p>
          </table:table-cell>
          <table:table-cell office:value-type="float" office:value="201.41666666666424" table:style-name="ce3">
            <text:p>201.4166667</text:p>
          </table:table-cell>
          <table:table-cell office:value-type="float" office:value="0" table:style-name="ce1">
            <text:p>0</text:p>
          </table:table-cell>
          <table:table-cell office:value-type="float" office:value="655.20000000000005" table:style-name="ce5">
            <text:p>655.2</text:p>
          </table:table-cell>
          <table:table-cell office:value-type="float" office:value="-110.7" table:style-name="ce1">
            <text:p>-110.7</text:p>
          </table:table-cell>
          <table:table-cell office:value-type="float" office:value="566.1" table:style-name="ce1">
            <text:p>566.1</text:p>
          </table:table-cell>
          <table:table-cell office:value-type="float" office:value="2.0379420000000001" table:style-name="ce1">
            <text:p>2.037942</text:p>
          </table:table-cell>
          <table:table-cell office:value-type="float" office:value="2.3588619999999998" table:style-name="ce5">
            <text:p>2.358862</text:p>
          </table:table-cell>
          <table:table-cell office:value-type="float" office:value="3.8159999999999998" table:style-name="ce5">
            <text:p>3.816</text:p>
          </table:table-cell>
          <table:table-cell office:value-type="float" office:value="26.58" table:style-name="ce5">
            <text:p>26.58</text:p>
          </table:table-cell>
          <table:table-cell office:value-type="float" office:value="57.56" table:style-name="ce5">
            <text:p>57.56</text:p>
          </table:table-cell>
          <table:table-cell office:value-type="float" office:value="0.5" table:style-name="ce1">
            <text:p>0.5</text:p>
          </table:table-cell>
          <table:table-cell table:number-columns-repeated="16372"/>
        </table:table-row>
        <table:table-row table:style-name="ro1">
          <table:table-cell office:value-type="date" office:date-value="2014-07-20T11:00:00" table:style-name="ce2">
            <text:p>7/20/2014 11:00</text:p>
          </table:table-cell>
          <table:table-cell office:value-type="float" office:value="201.45833333333576" table:style-name="ce3">
            <text:p>201.4583333</text:p>
          </table:table-cell>
          <table:table-cell office:value-type="float" office:value="0" table:style-name="ce1">
            <text:p>0</text:p>
          </table:table-cell>
          <table:table-cell office:value-type="float" office:value="817" table:style-name="ce5">
            <text:p>817</text:p>
          </table:table-cell>
          <table:table-cell office:value-type="float" office:value="-121.8" table:style-name="ce1">
            <text:p>-121.8</text:p>
          </table:table-cell>
          <table:table-cell office:value-type="float" office:value="704.9" table:style-name="ce1">
            <text:p>704.9</text:p>
          </table:table-cell>
          <table:table-cell office:value-type="float" office:value="2.5376820000000002" table:style-name="ce1">
            <text:p>2.537682</text:p>
          </table:table-cell>
          <table:table-cell office:value-type="float" office:value="2.9427850000000002" table:style-name="ce5">
            <text:p>2.942785</text:p>
          </table:table-cell>
          <table:table-cell office:value-type="float" office:value="3.7349999999999999" table:style-name="ce5">
            <text:p>3.735</text:p>
          </table:table-cell>
          <table:table-cell office:value-type="float" office:value="28.57" table:style-name="ce5">
            <text:p>28.57</text:p>
          </table:table-cell>
          <table:table-cell office:value-type="float" office:value="53.33" table:style-name="ce5">
            <text:p>53.33</text:p>
          </table:table-cell>
          <table:table-cell office:value-type="float" office:value="0.64600000000000002" table:style-name="ce1">
            <text:p>0.646</text:p>
          </table:table-cell>
          <table:table-cell table:number-columns-repeated="16372"/>
        </table:table-row>
        <table:table-row table:style-name="ro1">
          <table:table-cell office:value-type="date" office:date-value="2014-07-20T12:00:00" table:style-name="ce2">
            <text:p>7/20/2014 12:00</text:p>
          </table:table-cell>
          <table:table-cell office:value-type="float" office:value="201.5" table:style-name="ce3">
            <text:p>201.5</text:p>
          </table:table-cell>
          <table:table-cell office:value-type="float" office:value="0" table:style-name="ce1">
            <text:p>0</text:p>
          </table:table-cell>
          <table:table-cell office:value-type="float" office:value="934" table:style-name="ce5">
            <text:p>934</text:p>
          </table:table-cell>
          <table:table-cell office:value-type="float" office:value="-126.9" table:style-name="ce1">
            <text:p>-126.9</text:p>
          </table:table-cell>
          <table:table-cell office:value-type="float" office:value="801" table:style-name="ce1">
            <text:p>801</text:p>
          </table:table-cell>
          <table:table-cell office:value-type="float" office:value="2.8846180000000001" table:style-name="ce1">
            <text:p>2.884618</text:p>
          </table:table-cell>
          <table:table-cell office:value-type="float" office:value="3.3638880000000002" table:style-name="ce5">
            <text:p>3.363888</text:p>
          </table:table-cell>
          <table:table-cell office:value-type="float" office:value="4.6959999999999997" table:style-name="ce5">
            <text:p>4.696</text:p>
          </table:table-cell>
          <table:table-cell office:value-type="float" office:value="29.85" table:style-name="ce5">
            <text:p>29.85</text:p>
          </table:table-cell>
          <table:table-cell office:value-type="float" office:value="50.45" table:style-name="ce5">
            <text:p>50.45</text:p>
          </table:table-cell>
          <table:table-cell office:value-type="float" office:value="0.76200000000000001" table:style-name="ce1">
            <text:p>0.762</text:p>
          </table:table-cell>
          <table:table-cell table:number-columns-repeated="16372"/>
        </table:table-row>
        <table:table-row table:style-name="ro1">
          <table:table-cell office:value-type="date" office:date-value="2014-07-20T13:00:00" table:style-name="ce2">
            <text:p>7/20/2014 13:00</text:p>
          </table:table-cell>
          <table:table-cell office:value-type="float" office:value="201.54166666666424" table:style-name="ce3">
            <text:p>201.5416667</text:p>
          </table:table-cell>
          <table:table-cell office:value-type="float" office:value="0" table:style-name="ce1">
            <text:p>0</text:p>
          </table:table-cell>
          <table:table-cell office:value-type="float" office:value="990" table:style-name="ce5">
            <text:p>990</text:p>
          </table:table-cell>
          <table:table-cell office:value-type="float" office:value="-128.1" table:style-name="ce1">
            <text:p>-128.1</text:p>
          </table:table-cell>
          <table:table-cell office:value-type="float" office:value="845" table:style-name="ce1">
            <text:p>845</text:p>
          </table:table-cell>
          <table:table-cell office:value-type="float" office:value="3.0414750000000002" table:style-name="ce1">
            <text:p>3.041475</text:p>
          </table:table-cell>
          <table:table-cell office:value-type="float" office:value="3.5650680000000001" table:style-name="ce5">
            <text:p>3.565068</text:p>
          </table:table-cell>
          <table:table-cell office:value-type="float" office:value="4.9050000000000002" table:style-name="ce5">
            <text:p>4.905</text:p>
          </table:table-cell>
          <table:table-cell office:value-type="float" office:value="30.88" table:style-name="ce5">
            <text:p>30.88</text:p>
          </table:table-cell>
          <table:table-cell office:value-type="float" office:value="44.67" table:style-name="ce5">
            <text:p>44.67</text:p>
          </table:table-cell>
          <table:table-cell office:value-type="float" office:value="0.82499999999999996" table:style-name="ce1">
            <text:p>0.825</text:p>
          </table:table-cell>
          <table:table-cell table:number-columns-repeated="16372"/>
        </table:table-row>
        <table:table-row table:style-name="ro1">
          <table:table-cell office:value-type="date" office:date-value="2014-07-20T14:00:00" table:style-name="ce2">
            <text:p>7/20/2014 14:00</text:p>
          </table:table-cell>
          <table:table-cell office:value-type="float" office:value="201.58333333333576" table:style-name="ce3">
            <text:p>201.5833333</text:p>
          </table:table-cell>
          <table:table-cell office:value-type="float" office:value="0" table:style-name="ce1">
            <text:p>0</text:p>
          </table:table-cell>
          <table:table-cell office:value-type="float" office:value="985" table:style-name="ce5">
            <text:p>985</text:p>
          </table:table-cell>
          <table:table-cell office:value-type="float" office:value="-131.5" table:style-name="ce1">
            <text:p>-131.5</text:p>
          </table:table-cell>
          <table:table-cell office:value-type="float" office:value="840" table:style-name="ce1">
            <text:p>840</text:p>
          </table:table-cell>
          <table:table-cell office:value-type="float" office:value="3.02264" table:style-name="ce1">
            <text:p>3.02264</text:p>
          </table:table-cell>
          <table:table-cell office:value-type="float" office:value="3.5442260000000001" table:style-name="ce5">
            <text:p>3.544226</text:p>
          </table:table-cell>
          <table:table-cell office:value-type="float" office:value="4.8579999999999997" table:style-name="ce5">
            <text:p>4.858</text:p>
          </table:table-cell>
          <table:table-cell office:value-type="float" office:value="31.85" table:style-name="ce5">
            <text:p>31.85</text:p>
          </table:table-cell>
          <table:table-cell office:value-type="float" office:value="44.03" table:style-name="ce5">
            <text:p>44.03</text:p>
          </table:table-cell>
          <table:table-cell office:value-type="float" office:value="0.84699999999999998" table:style-name="ce1">
            <text:p>0.847</text:p>
          </table:table-cell>
          <table:table-cell table:number-columns-repeated="16372"/>
        </table:table-row>
        <table:table-row table:style-name="ro1">
          <table:table-cell office:value-type="date" office:date-value="2014-07-20T15:00:00" table:style-name="ce2">
            <text:p>7/20/2014 15:00</text:p>
          </table:table-cell>
          <table:table-cell office:value-type="float" office:value="201.625" table:style-name="ce3">
            <text:p>201.625</text:p>
          </table:table-cell>
          <table:table-cell office:value-type="float" office:value="0" table:style-name="ce1">
            <text:p>0</text:p>
          </table:table-cell>
          <table:table-cell office:value-type="float" office:value="919" table:style-name="ce5">
            <text:p>919</text:p>
          </table:table-cell>
          <table:table-cell office:value-type="float" office:value="-132.80000000000001" table:style-name="ce1">
            <text:p>-132.8</text:p>
          </table:table-cell>
          <table:table-cell office:value-type="float" office:value="786.3" table:style-name="ce1">
            <text:p>786.3</text:p>
          </table:table-cell>
          <table:table-cell office:value-type="float" office:value="2.8306390000000001" table:style-name="ce1">
            <text:p>2.830639</text:p>
          </table:table-cell>
          <table:table-cell office:value-type="float" office:value="3.3092510000000002" table:style-name="ce5">
            <text:p>3.309251</text:p>
          </table:table-cell>
          <table:table-cell office:value-type="float" office:value="4.76" table:style-name="ce5">
            <text:p>4.76</text:p>
          </table:table-cell>
          <table:table-cell office:value-type="float" office:value="32.799999999999997" table:style-name="ce5">
            <text:p>32.8</text:p>
          </table:table-cell>
          <table:table-cell office:value-type="float" office:value="41" table:style-name="ce5">
            <text:p>41</text:p>
          </table:table-cell>
          <table:table-cell office:value-type="float" office:value="0.82499999999999996" table:style-name="ce1">
            <text:p>0.825</text:p>
          </table:table-cell>
          <table:table-cell table:number-columns-repeated="16372"/>
        </table:table-row>
        <table:table-row table:style-name="ro1">
          <table:table-cell office:value-type="date" office:date-value="2014-07-20T16:00:00" table:style-name="ce2">
            <text:p>7/20/2014 16:00</text:p>
          </table:table-cell>
          <table:table-cell office:value-type="float" office:value="201.66666666666424" table:style-name="ce3">
            <text:p>201.6666667</text:p>
          </table:table-cell>
          <table:table-cell office:value-type="float" office:value="0" table:style-name="ce1">
            <text:p>0</text:p>
          </table:table-cell>
          <table:table-cell office:value-type="float" office:value="798" table:style-name="ce5">
            <text:p>798</text:p>
          </table:table-cell>
          <table:table-cell office:value-type="float" office:value="-126.6" table:style-name="ce1">
            <text:p>-126.6</text:p>
          </table:table-cell>
          <table:table-cell office:value-type="float" office:value="684.1" table:style-name="ce1">
            <text:p>684.1</text:p>
          </table:table-cell>
          <table:table-cell office:value-type="float" office:value="2.4627469999999998" table:style-name="ce1">
            <text:p>2.462747</text:p>
          </table:table-cell>
          <table:table-cell office:value-type="float" office:value="2.872792" table:style-name="ce5">
            <text:p>2.872792</text:p>
          </table:table-cell>
          <table:table-cell office:value-type="float" office:value="5.0789999999999997" table:style-name="ce5">
            <text:p>5.079</text:p>
          </table:table-cell>
          <table:table-cell office:value-type="float" office:value="33.17" table:style-name="ce5">
            <text:p>33.17</text:p>
          </table:table-cell>
          <table:table-cell office:value-type="float" office:value="39.020000000000003" table:style-name="ce5">
            <text:p>39.02</text:p>
          </table:table-cell>
          <table:table-cell office:value-type="float" office:value="0.76200000000000001" table:style-name="ce1">
            <text:p>0.762</text:p>
          </table:table-cell>
          <table:table-cell table:number-columns-repeated="16372"/>
        </table:table-row>
        <table:table-row table:style-name="ro1">
          <table:table-cell office:value-type="date" office:date-value="2014-07-20T17:00:00" table:style-name="ce2">
            <text:p>7/20/2014 17:00</text:p>
          </table:table-cell>
          <table:table-cell office:value-type="float" office:value="201.70833333333576" table:style-name="ce3">
            <text:p>201.7083333</text:p>
          </table:table-cell>
          <table:table-cell office:value-type="float" office:value="0" table:style-name="ce1">
            <text:p>0</text:p>
          </table:table-cell>
          <table:table-cell office:value-type="float" office:value="627.29999999999995" table:style-name="ce5">
            <text:p>627.3</text:p>
          </table:table-cell>
          <table:table-cell office:value-type="float" office:value="-111" table:style-name="ce1">
            <text:p>-111</text:p>
          </table:table-cell>
          <table:table-cell office:value-type="float" office:value="539.4" table:style-name="ce1">
            <text:p>539.4</text:p>
          </table:table-cell>
          <table:table-cell office:value-type="float" office:value="1.9418839999999999" table:style-name="ce1">
            <text:p>1.941884</text:p>
          </table:table-cell>
          <table:table-cell office:value-type="float" office:value="2.2581349999999998" table:style-name="ce5">
            <text:p>2.258135</text:p>
          </table:table-cell>
          <table:table-cell office:value-type="float" office:value="4.9139999999999997" table:style-name="ce5">
            <text:p>4.914</text:p>
          </table:table-cell>
          <table:table-cell office:value-type="float" office:value="33.17" table:style-name="ce5">
            <text:p>33.17</text:p>
          </table:table-cell>
          <table:table-cell office:value-type="float" office:value="40.32" table:style-name="ce5">
            <text:p>40.32</text:p>
          </table:table-cell>
          <table:table-cell office:value-type="float" office:value="0.63800000000000001" table:style-name="ce1">
            <text:p>0.638</text:p>
          </table:table-cell>
          <table:table-cell table:number-columns-repeated="16372"/>
        </table:table-row>
        <table:table-row table:style-name="ro1">
          <table:table-cell office:value-type="date" office:date-value="2014-07-20T18:00:00" table:style-name="ce2">
            <text:p>7/20/2014 18:00</text:p>
          </table:table-cell>
          <table:table-cell office:value-type="float" office:value="201.75" table:style-name="ce3">
            <text:p>201.75</text:p>
          </table:table-cell>
          <table:table-cell office:value-type="float" office:value="0" table:style-name="ce1">
            <text:p>0</text:p>
          </table:table-cell>
          <table:table-cell office:value-type="float" office:value="426.3" table:style-name="ce5">
            <text:p>426.3</text:p>
          </table:table-cell>
          <table:table-cell office:value-type="float" office:value="-86.6" table:style-name="ce1">
            <text:p>-86.6</text:p>
          </table:table-cell>
          <table:table-cell office:value-type="float" office:value="372.1" table:style-name="ce1">
            <text:p>372.1</text:p>
          </table:table-cell>
          <table:table-cell office:value-type="float" office:value="1.3396969999999999" table:style-name="ce1">
            <text:p>1.339697</text:p>
          </table:table-cell>
          <table:table-cell office:value-type="float" office:value="1.5345390000000001" table:style-name="ce5">
            <text:p>1.534539</text:p>
          </table:table-cell>
          <table:table-cell office:value-type="float" office:value="4.8579999999999997" table:style-name="ce5">
            <text:p>4.858</text:p>
          </table:table-cell>
          <table:table-cell office:value-type="float" office:value="32.64" table:style-name="ce5">
            <text:p>32.64</text:p>
          </table:table-cell>
          <table:table-cell office:value-type="float" office:value="41.24" table:style-name="ce5">
            <text:p>41.24</text:p>
          </table:table-cell>
          <table:table-cell office:value-type="float" office:value="0.48299999999999998" table:style-name="ce1">
            <text:p>0.483</text:p>
          </table:table-cell>
          <table:table-cell table:number-columns-repeated="16372"/>
        </table:table-row>
        <table:table-row table:style-name="ro1">
          <table:table-cell office:value-type="date" office:date-value="2014-07-20T19:00:00" table:style-name="ce2">
            <text:p>7/20/2014 19:00</text:p>
          </table:table-cell>
          <table:table-cell office:value-type="float" office:value="201.79166666666424" table:style-name="ce3">
            <text:p>201.7916667</text:p>
          </table:table-cell>
          <table:table-cell office:value-type="float" office:value="0" table:style-name="ce1">
            <text:p>0</text:p>
          </table:table-cell>
          <table:table-cell office:value-type="float" office:value="222.3" table:style-name="ce5">
            <text:p>222.3</text:p>
          </table:table-cell>
          <table:table-cell office:value-type="float" office:value="-52.58" table:style-name="ce1">
            <text:p>-52.58</text:p>
          </table:table-cell>
          <table:table-cell office:value-type="float" office:value="198.9" table:style-name="ce1">
            <text:p>198.9</text:p>
          </table:table-cell>
          <table:table-cell office:value-type="float" office:value="0.71617419999999998" table:style-name="ce1">
            <text:p>0.7161742</text:p>
          </table:table-cell>
          <table:table-cell office:value-type="float" office:value="0.80035489999999998" table:style-name="ce5">
            <text:p>0.8003549</text:p>
          </table:table-cell>
          <table:table-cell office:value-type="float" office:value="4.0919999999999996" table:style-name="ce5">
            <text:p>4.092</text:p>
          </table:table-cell>
          <table:table-cell office:value-type="float" office:value="31.44" table:style-name="ce5">
            <text:p>31.44</text:p>
          </table:table-cell>
          <table:table-cell office:value-type="float" office:value="50.14" table:style-name="ce5">
            <text:p>50.14</text:p>
          </table:table-cell>
          <table:table-cell office:value-type="float" office:value="0.29199999999999998" table:style-name="ce1">
            <text:p>0.292</text:p>
          </table:table-cell>
          <table:table-cell table:number-columns-repeated="16372"/>
        </table:table-row>
        <table:table-row table:style-name="ro1">
          <table:table-cell office:value-type="date" office:date-value="2014-07-20T20:00:00" table:style-name="ce2">
            <text:p>7/20/2014 20:00</text:p>
          </table:table-cell>
          <table:table-cell office:value-type="float" office:value="201.83333333333576" table:style-name="ce3">
            <text:p>201.8333333</text:p>
          </table:table-cell>
          <table:table-cell office:value-type="float" office:value="0" table:style-name="ce1">
            <text:p>0</text:p>
          </table:table-cell>
          <table:table-cell office:value-type="float" office:value="47.6" table:style-name="ce5">
            <text:p>47.6</text:p>
          </table:table-cell>
          <table:table-cell office:value-type="float" office:value="-13.87" table:style-name="ce1">
            <text:p>-13.87</text:p>
          </table:table-cell>
          <table:table-cell office:value-type="float" office:value="43.59" table:style-name="ce1">
            <text:p>43.59</text:p>
          </table:table-cell>
          <table:table-cell office:value-type="float" office:value="0.1569189" table:style-name="ce1">
            <text:p>0.1569189</text:p>
          </table:table-cell>
          <table:table-cell office:value-type="float" office:value="0.17136029999999999" table:style-name="ce5">
            <text:p>0.1713603</text:p>
          </table:table-cell>
          <table:table-cell office:value-type="float" office:value="3.6509999999999998" table:style-name="ce5">
            <text:p>3.651</text:p>
          </table:table-cell>
          <table:table-cell office:value-type="float" office:value="28.75" table:style-name="ce5">
            <text:p>28.75</text:p>
          </table:table-cell>
          <table:table-cell office:value-type="float" office:value="64.12" table:style-name="ce5">
            <text:p>64.12</text:p>
          </table:table-cell>
          <table:table-cell office:value-type="float" office:value="8.3000000000000004E-2" table:style-name="ce1">
            <text:p>0.083</text:p>
          </table:table-cell>
          <table:table-cell table:number-columns-repeated="16372"/>
        </table:table-row>
        <table:table-row table:style-name="ro1">
          <table:table-cell office:value-type="date" office:date-value="2014-07-20T21:00:00" table:style-name="ce2">
            <text:p>7/20/2014 21:00</text:p>
          </table:table-cell>
          <table:table-cell office:value-type="float" office:value="201.875" table:style-name="ce3">
            <text:p>201.875</text:p>
          </table:table-cell>
          <table:table-cell office:value-type="float" office:value="0" table:style-name="ce1">
            <text:p>0</text:p>
          </table:table-cell>
          <table:table-cell office:value-type="float" office:value="-2.3079999999999998" table:style-name="ce5">
            <text:p>-2.308</text:p>
          </table:table-cell>
          <table:table-cell office:value-type="float" office:value="3.9E-2" table:style-name="ce1">
            <text:p>0.0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3080169999999991E-3" table:style-name="ce5">
            <text:p>-0.008308017</text:p>
          </table:table-cell>
          <table:table-cell office:value-type="float" office:value="3.5150000000000001" table:style-name="ce5">
            <text:p>3.515</text:p>
          </table:table-cell>
          <table:table-cell office:value-type="float" office:value="26.31" table:style-name="ce5">
            <text:p>26.31</text:p>
          </table:table-cell>
          <table:table-cell office:value-type="float" office:value="69.819999999999993" table:style-name="ce5">
            <text:p>69.82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2"/>
        </table:table-row>
        <table:table-row table:style-name="ro1">
          <table:table-cell office:value-type="date" office:date-value="2014-07-20T22:00:00" table:style-name="ce2">
            <text:p>7/20/2014 22:00</text:p>
          </table:table-cell>
          <table:table-cell office:value-type="float" office:value="201.91666666666424" table:style-name="ce3">
            <text:p>201.9166667</text:p>
          </table:table-cell>
          <table:table-cell office:value-type="float" office:value="0" table:style-name="ce1">
            <text:p>0</text:p>
          </table:table-cell>
          <table:table-cell office:value-type="float" office:value="-2.2749999999999999" table:style-name="ce5">
            <text:p>-2.275</text:p>
          </table:table-cell>
          <table:table-cell office:value-type="float" office:value="-0.17" table:style-name="ce1">
            <text:p>-0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1914589999999999E-3" table:style-name="ce5">
            <text:p>-0.008191459</text:p>
          </table:table-cell>
          <table:table-cell office:value-type="float" office:value="3.8359999999999999" table:style-name="ce5">
            <text:p>3.836</text:p>
          </table:table-cell>
          <table:table-cell office:value-type="float" office:value="25.35" table:style-name="ce5">
            <text:p>25.35</text:p>
          </table:table-cell>
          <table:table-cell office:value-type="float" office:value="68.25" table:style-name="ce5">
            <text:p>68.25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2"/>
        </table:table-row>
        <table:table-row table:style-name="ro1">
          <table:table-cell office:value-type="date" office:date-value="2014-07-20T23:00:00" table:style-name="ce2">
            <text:p>7/20/2014 23:00</text:p>
          </table:table-cell>
          <table:table-cell office:value-type="float" office:value="201.95833333333576" table:style-name="ce3">
            <text:p>201.9583333</text:p>
          </table:table-cell>
          <table:table-cell office:value-type="float" office:value="0" table:style-name="ce1">
            <text:p>0</text:p>
          </table:table-cell>
          <table:table-cell office:value-type="float" office:value="-2.286" table:style-name="ce5">
            <text:p>-2.286</text:p>
          </table:table-cell>
          <table:table-cell office:value-type="float" office:value="-0.12" table:style-name="ce1">
            <text:p>-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2281969999999996E-3" table:style-name="ce5">
            <text:p>-0.008228197</text:p>
          </table:table-cell>
          <table:table-cell office:value-type="float" office:value="3.6160000000000001" table:style-name="ce5">
            <text:p>3.616</text:p>
          </table:table-cell>
          <table:table-cell office:value-type="float" office:value="24.33" table:style-name="ce5">
            <text:p>24.33</text:p>
          </table:table-cell>
          <table:table-cell office:value-type="float" office:value="67.16" table:style-name="ce5">
            <text:p>67.16</text:p>
          </table:table-cell>
          <table:table-cell office:value-type="float" office:value="0.04" table:style-name="ce1">
            <text:p>0.04</text:p>
          </table:table-cell>
          <table:table-cell table:number-columns-repeated="16372"/>
        </table:table-row>
        <table:table-row table:style-name="ro1">
          <table:table-cell office:value-type="date" office:date-value="2014-07-21T00:00:00" table:style-name="ce2">
            <text:p>7/21/2014 0:00</text:p>
          </table:table-cell>
          <table:table-cell office:value-type="float" office:value="202" table:style-name="ce3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-1.8720000000000001" table:style-name="ce5">
            <text:p>-1.872</text:p>
          </table:table-cell>
          <table:table-cell office:value-type="float" office:value="-0.10299999999999999" table:style-name="ce1">
            <text:p>-0.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7401370000000002E-3" table:style-name="ce5">
            <text:p>-0.006740137</text:p>
          </table:table-cell>
          <table:table-cell office:value-type="float" office:value="3.3410000000000002" table:style-name="ce5">
            <text:p>3.341</text:p>
          </table:table-cell>
          <table:table-cell office:value-type="float" office:value="23.28" table:style-name="ce5">
            <text:p>23.28</text:p>
          </table:table-cell>
          <table:table-cell office:value-type="float" office:value="72.36" table:style-name="ce5">
            <text:p>72.36</text:p>
          </table:table-cell>
          <table:table-cell office:value-type="float" office:value="3.1E-2" table:style-name="ce1">
            <text:p>0.031</text:p>
          </table:table-cell>
          <table:table-cell table:number-columns-repeated="16372"/>
        </table:table-row>
        <table:table-row table:style-name="ro1">
          <table:table-cell office:value-type="date" office:date-value="2014-07-21T01:00:00" table:style-name="ce2">
            <text:p>7/21/2014 1:00</text:p>
          </table:table-cell>
          <table:table-cell office:value-type="float" office:value="202.04166666666424" table:style-name="ce3">
            <text:p>202.0416667</text:p>
          </table:table-cell>
          <table:table-cell office:value-type="float" office:value="0" table:style-name="ce1">
            <text:p>0</text:p>
          </table:table-cell>
          <table:table-cell office:value-type="float" office:value="-2.0310000000000001" table:style-name="ce5">
            <text:p>-2.031</text:p>
          </table:table-cell>
          <table:table-cell office:value-type="float" office:value="-0.13700000000000001" table:style-name="ce1">
            <text:p>-0.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101060000000002E-3" table:style-name="ce5">
            <text:p>-0.007310106</text:p>
          </table:table-cell>
          <table:table-cell office:value-type="float" office:value="3.3719999999999999" table:style-name="ce5">
            <text:p>3.372</text:p>
          </table:table-cell>
          <table:table-cell office:value-type="float" office:value="22.43" table:style-name="ce5">
            <text:p>22.43</text:p>
          </table:table-cell>
          <table:table-cell office:value-type="float" office:value="78.81" table:style-name="ce5">
            <text:p>78.81</text:p>
          </table:table-cell>
          <table:table-cell office:value-type="float" office:value="2.3E-2" table:style-name="ce1">
            <text:p>0.023</text:p>
          </table:table-cell>
          <table:table-cell table:number-columns-repeated="16372"/>
        </table:table-row>
        <table:table-row table:style-name="ro1">
          <table:table-cell office:value-type="date" office:date-value="2014-07-21T02:00:00" table:style-name="ce2">
            <text:p>7/21/2014 2:00</text:p>
          </table:table-cell>
          <table:table-cell office:value-type="float" office:value="202.08333333333576" table:style-name="ce3">
            <text:p>202.0833333</text:p>
          </table:table-cell>
          <table:table-cell office:value-type="float" office:value="0" table:style-name="ce1">
            <text:p>0</text:p>
          </table:table-cell>
          <table:table-cell office:value-type="float" office:value="-2.008" table:style-name="ce5">
            <text:p>-2.008</text:p>
          </table:table-cell>
          <table:table-cell office:value-type="float" office:value="-0.19900000000000001" table:style-name="ce1">
            <text:p>-0.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2277189999999996E-3" table:style-name="ce5">
            <text:p>-0.007227719</text:p>
          </table:table-cell>
          <table:table-cell office:value-type="float" office:value="3.2989999999999999" table:style-name="ce5">
            <text:p>3.299</text:p>
          </table:table-cell>
          <table:table-cell office:value-type="float" office:value="21.54" table:style-name="ce5">
            <text:p>21.54</text:p>
          </table:table-cell>
          <table:table-cell office:value-type="float" office:value="84.2" table:style-name="ce5">
            <text:p>84.2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2"/>
        </table:table-row>
        <table:table-row table:style-name="ro1">
          <table:table-cell office:value-type="date" office:date-value="2014-07-21T03:00:00" table:style-name="ce2">
            <text:p>7/21/2014 3:00</text:p>
          </table:table-cell>
          <table:table-cell office:value-type="float" office:value="202.125" table:style-name="ce3">
            <text:p>202.125</text:p>
          </table:table-cell>
          <table:table-cell office:value-type="float" office:value="0" table:style-name="ce1">
            <text:p>0</text:p>
          </table:table-cell>
          <table:table-cell office:value-type="float" office:value="-2.0190000000000001" table:style-name="ce5">
            <text:p>-2.019</text:p>
          </table:table-cell>
          <table:table-cell office:value-type="float" office:value="-0.17699999999999999" table:style-name="ce1">
            <text:p>-0.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2684129999999996E-3" table:style-name="ce5">
            <text:p>-0.007268413</text:p>
          </table:table-cell>
          <table:table-cell office:value-type="float" office:value="2.847" table:style-name="ce5">
            <text:p>2.847</text:p>
          </table:table-cell>
          <table:table-cell office:value-type="float" office:value="20.76" table:style-name="ce5">
            <text:p>20.76</text:p>
          </table:table-cell>
          <table:table-cell office:value-type="float" office:value="90.5" table:style-name="ce5">
            <text:p>90.5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date" office:date-value="2014-07-21T04:00:00" table:style-name="ce2">
            <text:p>7/21/2014 4:00</text:p>
          </table:table-cell>
          <table:table-cell office:value-type="float" office:value="202.16666666666424" table:style-name="ce3">
            <text:p>202.1666667</text:p>
          </table:table-cell>
          <table:table-cell office:value-type="float" office:value="0" table:style-name="ce1">
            <text:p>0</text:p>
          </table:table-cell>
          <table:table-cell office:value-type="float" office:value="-1.9390000000000001" table:style-name="ce5">
            <text:p>-1.939</text:p>
          </table:table-cell>
          <table:table-cell office:value-type="float" office:value="-0.38800000000000001" table:style-name="ce1">
            <text:p>-0.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9795780000000002E-3" table:style-name="ce5">
            <text:p>-0.006979578</text:p>
          </table:table-cell>
          <table:table-cell office:value-type="float" office:value="2.5179999999999998" table:style-name="ce5">
            <text:p>2.518</text:p>
          </table:table-cell>
          <table:table-cell office:value-type="float" office:value="20.170000000000002" table:style-name="ce5">
            <text:p>20.17</text:p>
          </table:table-cell>
          <table:table-cell office:value-type="float" office:value="92.9" table:style-name="ce5">
            <text:p>92.9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21T05:00:00" table:style-name="ce2">
            <text:p>7/21/2014 5:00</text:p>
          </table:table-cell>
          <table:table-cell office:value-type="float" office:value="202.20833333333576" table:style-name="ce3">
            <text:p>202.2083333</text:p>
          </table:table-cell>
          <table:table-cell office:value-type="float" office:value="0" table:style-name="ce1">
            <text:p>0</text:p>
          </table:table-cell>
          <table:table-cell office:value-type="float" office:value="-1.845" table:style-name="ce5">
            <text:p>-1.845</text:p>
          </table:table-cell>
          <table:table-cell office:value-type="float" office:value="-0.50600000000000001" table:style-name="ce1">
            <text:p>-0.5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6412579999999997E-3" table:style-name="ce5">
            <text:p>-0.006641258</text:p>
          </table:table-cell>
          <table:table-cell office:value-type="float" office:value="2.4209999999999998" table:style-name="ce5">
            <text:p>2.421</text:p>
          </table:table-cell>
          <table:table-cell office:value-type="float" office:value="20.11" table:style-name="ce5">
            <text:p>20.11</text:p>
          </table:table-cell>
          <table:table-cell office:value-type="float" office:value="93.1" table:style-name="ce5">
            <text:p>93.1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21T06:00:00" table:style-name="ce2">
            <text:p>7/21/2014 6:00</text:p>
          </table:table-cell>
          <table:table-cell office:value-type="float" office:value="202.25" table:style-name="ce3">
            <text:p>202.25</text:p>
          </table:table-cell>
          <table:table-cell office:value-type="float" office:value="0" table:style-name="ce1">
            <text:p>0</text:p>
          </table:table-cell>
          <table:table-cell office:value-type="float" office:value="0.10299999999999999" table:style-name="ce5">
            <text:p>0.103</text:p>
          </table:table-cell>
          <table:table-cell office:value-type="float" office:value="-0.86699999999999999" table:style-name="ce1">
            <text:p>-0.867</text:p>
          </table:table-cell>
          <table:table-cell office:value-type="float" office:value="0.245" table:style-name="ce1">
            <text:p>0.245</text:p>
          </table:table-cell>
          <table:table-cell office:value-type="float" office:value="8.8262780000000003E-4" table:style-name="ce1">
            <text:p>0.000882628</text:p>
          </table:table-cell>
          <table:table-cell office:value-type="float" office:value="3.7028540000000001E-4" table:style-name="ce5">
            <text:p>0.000370285</text:p>
          </table:table-cell>
          <table:table-cell office:value-type="float" office:value="2.1419999999999999" table:style-name="ce5">
            <text:p>2.142</text:p>
          </table:table-cell>
          <table:table-cell office:value-type="float" office:value="20.04" table:style-name="ce5">
            <text:p>20.04</text:p>
          </table:table-cell>
          <table:table-cell office:value-type="float" office:value="94.5" table:style-name="ce5">
            <text:p>94.5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2"/>
        </table:table-row>
        <table:table-row table:style-name="ro1">
          <table:table-cell office:value-type="date" office:date-value="2014-07-21T07:00:00" table:style-name="ce2">
            <text:p>7/21/2014 7:00</text:p>
          </table:table-cell>
          <table:table-cell office:value-type="float" office:value="202.29166666666424" table:style-name="ce3">
            <text:p>202.2916667</text:p>
          </table:table-cell>
          <table:table-cell office:value-type="float" office:value="0" table:style-name="ce1">
            <text:p>0</text:p>
          </table:table-cell>
          <table:table-cell office:value-type="float" office:value="76.2" table:style-name="ce5">
            <text:p>76.2</text:p>
          </table:table-cell>
          <table:table-cell office:value-type="float" office:value="-20.96" table:style-name="ce1">
            <text:p>-20.96</text:p>
          </table:table-cell>
          <table:table-cell office:value-type="float" office:value="66" table:style-name="ce1">
            <text:p>66</text:p>
          </table:table-cell>
          <table:table-cell office:value-type="float" office:value="0.23761399999999999" table:style-name="ce1">
            <text:p>0.237614</text:p>
          </table:table-cell>
          <table:table-cell office:value-type="float" office:value="0.27432200000000001" table:style-name="ce5">
            <text:p>0.274322</text:p>
          </table:table-cell>
          <table:table-cell office:value-type="float" office:value="2.4390000000000001" table:style-name="ce5">
            <text:p>2.439</text:p>
          </table:table-cell>
          <table:table-cell office:value-type="float" office:value="20.61" table:style-name="ce5">
            <text:p>20.61</text:p>
          </table:table-cell>
          <table:table-cell office:value-type="float" office:value="89.1" table:style-name="ce5">
            <text:p>89.1</text:p>
          </table:table-cell>
          <table:table-cell office:value-type="float" office:value="5.8999999999999997E-2" table:style-name="ce1">
            <text:p>0.059</text:p>
          </table:table-cell>
          <table:table-cell table:number-columns-repeated="16372"/>
        </table:table-row>
        <table:table-row table:style-name="ro1">
          <table:table-cell office:value-type="date" office:date-value="2014-07-21T08:00:00" table:style-name="ce2">
            <text:p>7/21/2014 8:00</text:p>
          </table:table-cell>
          <table:table-cell office:value-type="float" office:value="202.33333333333576" table:style-name="ce3">
            <text:p>202.3333333</text:p>
          </table:table-cell>
          <table:table-cell office:value-type="float" office:value="0" table:style-name="ce1">
            <text:p>0</text:p>
          </table:table-cell>
          <table:table-cell office:value-type="float" office:value="254.5" table:style-name="ce5">
            <text:p>254.5</text:p>
          </table:table-cell>
          <table:table-cell office:value-type="float" office:value="-60.27" table:style-name="ce1">
            <text:p>-60.27</text:p>
          </table:table-cell>
          <table:table-cell office:value-type="float" office:value="225.4" table:style-name="ce1">
            <text:p>225.4</text:p>
          </table:table-cell>
          <table:table-cell office:value-type="float" office:value="0.81138310000000002" table:style-name="ce1">
            <text:p>0.8113831</text:p>
          </table:table-cell>
          <table:table-cell office:value-type="float" office:value="0.9163173" table:style-name="ce5">
            <text:p>0.9163173</text:p>
          </table:table-cell>
          <table:table-cell office:value-type="float" office:value="3.2090000000000001" table:style-name="ce5">
            <text:p>3.209</text:p>
          </table:table-cell>
          <table:table-cell office:value-type="float" office:value="23.47" table:style-name="ce5">
            <text:p>23.47</text:p>
          </table:table-cell>
          <table:table-cell office:value-type="float" office:value="75.31" table:style-name="ce5">
            <text:p>75.31</text:p>
          </table:table-cell>
          <table:table-cell office:value-type="float" office:value="0.188" table:style-name="ce1">
            <text:p>0.188</text:p>
          </table:table-cell>
          <table:table-cell table:number-columns-repeated="16372"/>
        </table:table-row>
        <table:table-row table:style-name="ro1">
          <table:table-cell office:value-type="date" office:date-value="2014-07-21T09:00:00" table:style-name="ce2">
            <text:p>7/21/2014 9:00</text:p>
          </table:table-cell>
          <table:table-cell office:value-type="float" office:value="202.375" table:style-name="ce3">
            <text:p>202.375</text:p>
          </table:table-cell>
          <table:table-cell office:value-type="float" office:value="0" table:style-name="ce1">
            <text:p>0</text:p>
          </table:table-cell>
          <table:table-cell office:value-type="float" office:value="455.8" table:style-name="ce5">
            <text:p>455.8</text:p>
          </table:table-cell>
          <table:table-cell office:value-type="float" office:value="-93.8" table:style-name="ce1">
            <text:p>-93.8</text:p>
          </table:table-cell>
          <table:table-cell office:value-type="float" office:value="396.6" table:style-name="ce1">
            <text:p>396.6</text:p>
          </table:table-cell>
          <table:table-cell office:value-type="float" office:value="1.427848" table:style-name="ce1">
            <text:p>1.427848</text:p>
          </table:table-cell>
          <table:table-cell office:value-type="float" office:value="1.6409659999999999" table:style-name="ce5">
            <text:p>1.640966</text:p>
          </table:table-cell>
          <table:table-cell office:value-type="float" office:value="4.7300000000000004" table:style-name="ce5">
            <text:p>4.73</text:p>
          </table:table-cell>
          <table:table-cell office:value-type="float" office:value="26.4" table:style-name="ce5">
            <text:p>26.4</text:p>
          </table:table-cell>
          <table:table-cell office:value-type="float" office:value="63.35" table:style-name="ce5">
            <text:p>63.35</text:p>
          </table:table-cell>
          <table:table-cell office:value-type="float" office:value="0.373" table:style-name="ce1">
            <text:p>0.373</text:p>
          </table:table-cell>
          <table:table-cell table:number-columns-repeated="16372"/>
        </table:table-row>
        <table:table-row table:style-name="ro1">
          <table:table-cell office:value-type="date" office:date-value="2014-07-21T10:00:00" table:style-name="ce2">
            <text:p>7/21/2014 10:00</text:p>
          </table:table-cell>
          <table:table-cell office:value-type="float" office:value="202.41666666666424" table:style-name="ce3">
            <text:p>202.4166667</text:p>
          </table:table-cell>
          <table:table-cell office:value-type="float" office:value="0" table:style-name="ce1">
            <text:p>0</text:p>
          </table:table-cell>
          <table:table-cell office:value-type="float" office:value="652.6" table:style-name="ce5">
            <text:p>652.6</text:p>
          </table:table-cell>
          <table:table-cell office:value-type="float" office:value="-118.5" table:style-name="ce1">
            <text:p>-118.5</text:p>
          </table:table-cell>
          <table:table-cell office:value-type="float" office:value="565.1" table:style-name="ce1">
            <text:p>565.1</text:p>
          </table:table-cell>
          <table:table-cell office:value-type="float" office:value="2.0345300000000002" table:style-name="ce1">
            <text:p>2.03453</text:p>
          </table:table-cell>
          <table:table-cell office:value-type="float" office:value="2.3492850000000001" table:style-name="ce5">
            <text:p>2.349285</text:p>
          </table:table-cell>
          <table:table-cell office:value-type="float" office:value="5.4409999999999998" table:style-name="ce5">
            <text:p>5.441</text:p>
          </table:table-cell>
          <table:table-cell office:value-type="float" office:value="28.34" table:style-name="ce5">
            <text:p>28.34</text:p>
          </table:table-cell>
          <table:table-cell office:value-type="float" office:value="58.81" table:style-name="ce5">
            <text:p>58.81</text:p>
          </table:table-cell>
          <table:table-cell office:value-type="float" office:value="0.54100000000000004" table:style-name="ce1">
            <text:p>0.541</text:p>
          </table:table-cell>
          <table:table-cell table:number-columns-repeated="16372"/>
        </table:table-row>
        <table:table-row table:style-name="ro1">
          <table:table-cell office:value-type="date" office:date-value="2014-07-21T11:00:00" table:style-name="ce2">
            <text:p>7/21/2014 11:00</text:p>
          </table:table-cell>
          <table:table-cell office:value-type="float" office:value="202.45833333333576" table:style-name="ce3">
            <text:p>202.4583333</text:p>
          </table:table-cell>
          <table:table-cell office:value-type="float" office:value="0" table:style-name="ce1">
            <text:p>0</text:p>
          </table:table-cell>
          <table:table-cell office:value-type="float" office:value="807" table:style-name="ce5">
            <text:p>807</text:p>
          </table:table-cell>
          <table:table-cell office:value-type="float" office:value="-132" table:style-name="ce1">
            <text:p>-132</text:p>
          </table:table-cell>
          <table:table-cell office:value-type="float" office:value="697.8" table:style-name="ce1">
            <text:p>697.8</text:p>
          </table:table-cell>
          <table:table-cell office:value-type="float" office:value="2.5122059999999999" table:style-name="ce1">
            <text:p>2.512206</text:p>
          </table:table-cell>
          <table:table-cell office:value-type="float" office:value="2.9068299999999998" table:style-name="ce5">
            <text:p>2.90683</text:p>
          </table:table-cell>
          <table:table-cell office:value-type="float" office:value="5.13" table:style-name="ce5">
            <text:p>5.13</text:p>
          </table:table-cell>
          <table:table-cell office:value-type="float" office:value="30.36" table:style-name="ce5">
            <text:p>30.36</text:p>
          </table:table-cell>
          <table:table-cell office:value-type="float" office:value="51.4" table:style-name="ce5">
            <text:p>51.4</text:p>
          </table:table-cell>
          <table:table-cell office:value-type="float" office:value="0.68400000000000005" table:style-name="ce1">
            <text:p>0.684</text:p>
          </table:table-cell>
          <table:table-cell table:number-columns-repeated="16372"/>
        </table:table-row>
        <table:table-row table:style-name="ro1">
          <table:table-cell office:value-type="date" office:date-value="2014-07-21T12:00:00" table:style-name="ce2">
            <text:p>7/21/2014 12:00</text:p>
          </table:table-cell>
          <table:table-cell office:value-type="float" office:value="202.5" table:style-name="ce3">
            <text:p>202.5</text:p>
          </table:table-cell>
          <table:table-cell office:value-type="float" office:value="0" table:style-name="ce1">
            <text:p>0</text:p>
          </table:table-cell>
          <table:table-cell office:value-type="float" office:value="914" table:style-name="ce5">
            <text:p>914</text:p>
          </table:table-cell>
          <table:table-cell office:value-type="float" office:value="-138" table:style-name="ce1">
            <text:p>-138</text:p>
          </table:table-cell>
          <table:table-cell office:value-type="float" office:value="785.3" table:style-name="ce1">
            <text:p>785.3</text:p>
          </table:table-cell>
          <table:table-cell office:value-type="float" office:value="2.827248" table:style-name="ce1">
            <text:p>2.827248</text:p>
          </table:table-cell>
          <table:table-cell office:value-type="float" office:value="3.2910970000000002" table:style-name="ce5">
            <text:p>3.291097</text:p>
          </table:table-cell>
          <table:table-cell office:value-type="float" office:value="5.0860000000000003" table:style-name="ce5">
            <text:p>5.086</text:p>
          </table:table-cell>
          <table:table-cell office:value-type="float" office:value="31.84" table:style-name="ce5">
            <text:p>31.84</text:p>
          </table:table-cell>
          <table:table-cell office:value-type="float" office:value="48.71" table:style-name="ce5">
            <text:p>48.71</text:p>
          </table:table-cell>
          <table:table-cell office:value-type="float" office:value="0.78900000000000003" table:style-name="ce1">
            <text:p>0.789</text:p>
          </table:table-cell>
          <table:table-cell table:number-columns-repeated="16372"/>
        </table:table-row>
        <table:table-row table:style-name="ro1">
          <table:table-cell office:value-type="date" office:date-value="2014-07-21T13:00:00" table:style-name="ce2">
            <text:p>7/21/2014 13:00</text:p>
          </table:table-cell>
          <table:table-cell office:value-type="float" office:value="202.54166666666424" table:style-name="ce3">
            <text:p>202.5416667</text:p>
          </table:table-cell>
          <table:table-cell office:value-type="float" office:value="0" table:style-name="ce1">
            <text:p>0</text:p>
          </table:table-cell>
          <table:table-cell office:value-type="float" office:value="978" table:style-name="ce5">
            <text:p>978</text:p>
          </table:table-cell>
          <table:table-cell office:value-type="float" office:value="-141.6" table:style-name="ce1">
            <text:p>-141.6</text:p>
          </table:table-cell>
          <table:table-cell office:value-type="float" office:value="834" table:style-name="ce1">
            <text:p>834</text:p>
          </table:table-cell>
          <table:table-cell office:value-type="float" office:value="3.0040939999999998" table:style-name="ce1">
            <text:p>3.004094</text:p>
          </table:table-cell>
          <table:table-cell office:value-type="float" office:value="3.5193210000000001" table:style-name="ce5">
            <text:p>3.519321</text:p>
          </table:table-cell>
          <table:table-cell office:value-type="float" office:value="5.4240000000000004" table:style-name="ce5">
            <text:p>5.424</text:p>
          </table:table-cell>
          <table:table-cell office:value-type="float" office:value="32.700000000000003" table:style-name="ce5">
            <text:p>32.7</text:p>
          </table:table-cell>
          <table:table-cell office:value-type="float" office:value="47.17" table:style-name="ce5">
            <text:p>47.17</text:p>
          </table:table-cell>
          <table:table-cell office:value-type="float" office:value="0.85599999999999998" table:style-name="ce1">
            <text:p>0.856</text:p>
          </table:table-cell>
          <table:table-cell table:number-columns-repeated="16372"/>
        </table:table-row>
        <table:table-row table:style-name="ro1">
          <table:table-cell office:value-type="date" office:date-value="2014-07-21T14:00:00" table:style-name="ce2">
            <text:p>7/21/2014 14:00</text:p>
          </table:table-cell>
          <table:table-cell office:value-type="float" office:value="202.58333333333576" table:style-name="ce3">
            <text:p>202.5833333</text:p>
          </table:table-cell>
          <table:table-cell office:value-type="float" office:value="0" table:style-name="ce1">
            <text:p>0</text:p>
          </table:table-cell>
          <table:table-cell office:value-type="float" office:value="972" table:style-name="ce5">
            <text:p>972</text:p>
          </table:table-cell>
          <table:table-cell office:value-type="float" office:value="-142.1" table:style-name="ce1">
            <text:p>-142.1</text:p>
          </table:table-cell>
          <table:table-cell office:value-type="float" office:value="830" table:style-name="ce1">
            <text:p>830</text:p>
          </table:table-cell>
          <table:table-cell office:value-type="float" office:value="2.986348" table:style-name="ce1">
            <text:p>2.986348</text:p>
          </table:table-cell>
          <table:table-cell office:value-type="float" office:value="3.500829" table:style-name="ce5">
            <text:p>3.500829</text:p>
          </table:table-cell>
          <table:table-cell office:value-type="float" office:value="5.5910000000000002" table:style-name="ce5">
            <text:p>5.591</text:p>
          </table:table-cell>
          <table:table-cell office:value-type="float" office:value="33.44" table:style-name="ce5">
            <text:p>33.44</text:p>
          </table:table-cell>
          <table:table-cell office:value-type="float" office:value="45.88" table:style-name="ce5">
            <text:p>45.88</text:p>
          </table:table-cell>
          <table:table-cell office:value-type="float" office:value="0.873" table:style-name="ce1">
            <text:p>0.873</text:p>
          </table:table-cell>
          <table:table-cell table:number-columns-repeated="16372"/>
        </table:table-row>
        <table:table-row table:style-name="ro1">
          <table:table-cell office:value-type="date" office:date-value="2014-07-21T15:00:00" table:style-name="ce2">
            <text:p>7/21/2014 15:00</text:p>
          </table:table-cell>
          <table:table-cell office:value-type="float" office:value="202.625" table:style-name="ce3">
            <text:p>202.625</text:p>
          </table:table-cell>
          <table:table-cell office:value-type="float" office:value="0" table:style-name="ce1">
            <text:p>0</text:p>
          </table:table-cell>
          <table:table-cell office:value-type="float" office:value="908" table:style-name="ce5">
            <text:p>908</text:p>
          </table:table-cell>
          <table:table-cell office:value-type="float" office:value="-140.4" table:style-name="ce1">
            <text:p>-140.4</text:p>
          </table:table-cell>
          <table:table-cell office:value-type="float" office:value="777" table:style-name="ce1">
            <text:p>777</text:p>
          </table:table-cell>
          <table:table-cell office:value-type="float" office:value="2.7970269999999999" table:style-name="ce1">
            <text:p>2.797027</text:p>
          </table:table-cell>
          <table:table-cell office:value-type="float" office:value="3.2672289999999999" table:style-name="ce5">
            <text:p>3.267229</text:p>
          </table:table-cell>
          <table:table-cell office:value-type="float" office:value="5.6669999999999998" table:style-name="ce5">
            <text:p>5.667</text:p>
          </table:table-cell>
          <table:table-cell office:value-type="float" office:value="34.049999999999997" table:style-name="ce5">
            <text:p>34.05</text:p>
          </table:table-cell>
          <table:table-cell office:value-type="float" office:value="44.16" table:style-name="ce5">
            <text:p>44.16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72"/>
        </table:table-row>
        <table:table-row table:style-name="ro1">
          <table:table-cell office:value-type="date" office:date-value="2014-07-21T16:00:00" table:style-name="ce2">
            <text:p>7/21/2014 16:00</text:p>
          </table:table-cell>
          <table:table-cell office:value-type="float" office:value="202.66666666666424" table:style-name="ce3">
            <text:p>202.6666667</text:p>
          </table:table-cell>
          <table:table-cell office:value-type="float" office:value="0" table:style-name="ce1">
            <text:p>0</text:p>
          </table:table-cell>
          <table:table-cell office:value-type="float" office:value="783" table:style-name="ce5">
            <text:p>783</text:p>
          </table:table-cell>
          <table:table-cell office:value-type="float" office:value="-131.5" table:style-name="ce1">
            <text:p>-131.5</text:p>
          </table:table-cell>
          <table:table-cell office:value-type="float" office:value="671.9" table:style-name="ce1">
            <text:p>671.9</text:p>
          </table:table-cell>
          <table:table-cell office:value-type="float" office:value="2.4187780000000001" table:style-name="ce1">
            <text:p>2.418778</text:p>
          </table:table-cell>
          <table:table-cell office:value-type="float" office:value="2.8187090000000001" table:style-name="ce5">
            <text:p>2.818709</text:p>
          </table:table-cell>
          <table:table-cell office:value-type="float" office:value="5.7039999999999997" table:style-name="ce5">
            <text:p>5.704</text:p>
          </table:table-cell>
          <table:table-cell office:value-type="float" office:value="34.21" table:style-name="ce5">
            <text:p>34.21</text:p>
          </table:table-cell>
          <table:table-cell office:value-type="float" office:value="39.450000000000003" table:style-name="ce5">
            <text:p>39.45</text:p>
          </table:table-cell>
          <table:table-cell office:value-type="float" office:value="0.77700000000000002" table:style-name="ce1">
            <text:p>0.777</text:p>
          </table:table-cell>
          <table:table-cell table:number-columns-repeated="16372"/>
        </table:table-row>
        <table:table-row table:style-name="ro1">
          <table:table-cell office:value-type="date" office:date-value="2014-07-21T17:00:00" table:style-name="ce2">
            <text:p>7/21/2014 17:00</text:p>
          </table:table-cell>
          <table:table-cell office:value-type="float" office:value="202.70833333333576" table:style-name="ce3">
            <text:p>202.7083333</text:p>
          </table:table-cell>
          <table:table-cell office:value-type="float" office:value="0" table:style-name="ce1">
            <text:p>0</text:p>
          </table:table-cell>
          <table:table-cell office:value-type="float" office:value="612" table:style-name="ce5">
            <text:p>612</text:p>
          </table:table-cell>
          <table:table-cell office:value-type="float" office:value="-113.6" table:style-name="ce1">
            <text:p>-113.6</text:p>
          </table:table-cell>
          <table:table-cell office:value-type="float" office:value="526.6" table:style-name="ce1">
            <text:p>526.6</text:p>
          </table:table-cell>
          <table:table-cell office:value-type="float" office:value="1.895653" table:style-name="ce1">
            <text:p>1.895653</text:p>
          </table:table-cell>
          <table:table-cell office:value-type="float" office:value="2.2032889999999998" table:style-name="ce5">
            <text:p>2.203289</text:p>
          </table:table-cell>
          <table:table-cell office:value-type="float" office:value="5.2210000000000001" table:style-name="ce5">
            <text:p>5.221</text:p>
          </table:table-cell>
          <table:table-cell office:value-type="float" office:value="34.1" table:style-name="ce5">
            <text:p>34.1</text:p>
          </table:table-cell>
          <table:table-cell office:value-type="float" office:value="39.03" table:style-name="ce5">
            <text:p>39.03</text:p>
          </table:table-cell>
          <table:table-cell office:value-type="float" office:value="0.64700000000000002" table:style-name="ce1">
            <text:p>0.647</text:p>
          </table:table-cell>
          <table:table-cell table:number-columns-repeated="16372"/>
        </table:table-row>
        <table:table-row table:style-name="ro1">
          <table:table-cell office:value-type="date" office:date-value="2014-07-21T18:00:00" table:style-name="ce2">
            <text:p>7/21/2014 18:00</text:p>
          </table:table-cell>
          <table:table-cell office:value-type="float" office:value="202.75" table:style-name="ce3">
            <text:p>202.75</text:p>
          </table:table-cell>
          <table:table-cell office:value-type="float" office:value="0" table:style-name="ce1">
            <text:p>0</text:p>
          </table:table-cell>
          <table:table-cell office:value-type="float" office:value="418.7" table:style-name="ce5">
            <text:p>418.7</text:p>
          </table:table-cell>
          <table:table-cell office:value-type="float" office:value="-88.7" table:style-name="ce1">
            <text:p>-88.7</text:p>
          </table:table-cell>
          <table:table-cell office:value-type="float" office:value="365.9" table:style-name="ce1">
            <text:p>365.9</text:p>
          </table:table-cell>
          <table:table-cell office:value-type="float" office:value="1.317412" table:style-name="ce1">
            <text:p>1.317412</text:p>
          </table:table-cell>
          <table:table-cell office:value-type="float" office:value="1.5073190000000001" table:style-name="ce5">
            <text:p>1.507319</text:p>
          </table:table-cell>
          <table:table-cell office:value-type="float" office:value="5.0839999999999996" table:style-name="ce5">
            <text:p>5.084</text:p>
          </table:table-cell>
          <table:table-cell office:value-type="float" office:value="33.380000000000003" table:style-name="ce5">
            <text:p>33.38</text:p>
          </table:table-cell>
          <table:table-cell office:value-type="float" office:value="41.32" table:style-name="ce5">
            <text:p>41.32</text:p>
          </table:table-cell>
          <table:table-cell office:value-type="float" office:value="0.496" table:style-name="ce1">
            <text:p>0.496</text:p>
          </table:table-cell>
          <table:table-cell table:number-columns-repeated="16372"/>
        </table:table-row>
        <table:table-row table:style-name="ro1">
          <table:table-cell office:value-type="date" office:date-value="2014-07-21T19:00:00" table:style-name="ce2">
            <text:p>7/21/2014 19:00</text:p>
          </table:table-cell>
          <table:table-cell office:value-type="float" office:value="202.79166666666424" table:style-name="ce3">
            <text:p>202.7916667</text:p>
          </table:table-cell>
          <table:table-cell office:value-type="float" office:value="0" table:style-name="ce1">
            <text:p>0</text:p>
          </table:table-cell>
          <table:table-cell office:value-type="float" office:value="95.6" table:style-name="ce5">
            <text:p>95.6</text:p>
          </table:table-cell>
          <table:table-cell office:value-type="float" office:value="-19.2" table:style-name="ce1">
            <text:p>-19.2</text:p>
          </table:table-cell>
          <table:table-cell office:value-type="float" office:value="79.28" table:style-name="ce1">
            <text:p>79.28</text:p>
          </table:table-cell>
          <table:table-cell office:value-type="float" office:value="0.2854081" table:style-name="ce1">
            <text:p>0.2854081</text:p>
          </table:table-cell>
          <table:table-cell office:value-type="float" office:value="0.34403919999999999" table:style-name="ce5">
            <text:p>0.3440392</text:p>
          </table:table-cell>
          <table:table-cell office:value-type="float" office:value="4.3140000000000001" table:style-name="ce5">
            <text:p>4.314</text:p>
          </table:table-cell>
          <table:table-cell office:value-type="float" office:value="31.19" table:style-name="ce5">
            <text:p>31.19</text:p>
          </table:table-cell>
          <table:table-cell office:value-type="float" office:value="50.74" table:style-name="ce5">
            <text:p>50.74</text:p>
          </table:table-cell>
          <table:table-cell office:value-type="float" office:value="0.20899999999999999" table:style-name="ce1">
            <text:p>0.209</text:p>
          </table:table-cell>
          <table:table-cell table:number-columns-repeated="16372"/>
        </table:table-row>
        <table:table-row table:style-name="ro1">
          <table:table-cell office:value-type="date" office:date-value="2014-07-21T20:00:00" table:style-name="ce2">
            <text:p>7/21/2014 20:00</text:p>
          </table:table-cell>
          <table:table-cell office:value-type="float" office:value="202.83333333333576" table:style-name="ce3">
            <text:p>202.8333333</text:p>
          </table:table-cell>
          <table:table-cell office:value-type="float" office:value="0" table:style-name="ce1">
            <text:p>0</text:p>
          </table:table-cell>
          <table:table-cell office:value-type="float" office:value="12.62" table:style-name="ce5">
            <text:p>12.62</text:p>
          </table:table-cell>
          <table:table-cell office:value-type="float" office:value="-2.3319999999999999" table:style-name="ce1">
            <text:p>-2.332</text:p>
          </table:table-cell>
          <table:table-cell office:value-type="float" office:value="9.32" table:style-name="ce1">
            <text:p>9.32</text:p>
          </table:table-cell>
          <table:table-cell office:value-type="float" office:value="3.35687E-2" table:style-name="ce1">
            <text:p>0.0335687</text:p>
          </table:table-cell>
          <table:table-cell office:value-type="float" office:value="4.5440800000000003E-2" table:style-name="ce5">
            <text:p>0.0454408</text:p>
          </table:table-cell>
          <table:table-cell office:value-type="float" office:value="3.0750000000000002" table:style-name="ce5">
            <text:p>3.075</text:p>
          </table:table-cell>
          <table:table-cell office:value-type="float" office:value="28.48" table:style-name="ce5">
            <text:p>28.48</text:p>
          </table:table-cell>
          <table:table-cell office:value-type="float" office:value="58.7" table:style-name="ce5">
            <text:p>58.7</text:p>
          </table:table-cell>
          <table:table-cell office:value-type="float" office:value="6.6000000000000003E-2" table:style-name="ce1">
            <text:p>0.066</text:p>
          </table:table-cell>
          <table:table-cell table:number-columns-repeated="16372"/>
        </table:table-row>
        <table:table-row table:style-name="ro1">
          <table:table-cell office:value-type="date" office:date-value="2014-07-21T21:00:00" table:style-name="ce2">
            <text:p>7/21/2014 21:00</text:p>
          </table:table-cell>
          <table:table-cell office:value-type="float" office:value="202.875" table:style-name="ce3">
            <text:p>202.875</text:p>
          </table:table-cell>
          <table:table-cell office:value-type="float" office:value="0" table:style-name="ce1">
            <text:p>0</text:p>
          </table:table-cell>
          <table:table-cell office:value-type="float" office:value="-2.048" table:style-name="ce5">
            <text:p>-2.04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736339999999996E-3" table:style-name="ce5">
            <text:p>-0.007373634</text:p>
          </table:table-cell>
          <table:table-cell office:value-type="float" office:value="2.637" table:style-name="ce5">
            <text:p>2.637</text:p>
          </table:table-cell>
          <table:table-cell office:value-type="float" office:value="26.66" table:style-name="ce5">
            <text:p>26.66</text:p>
          </table:table-cell>
          <table:table-cell office:value-type="float" office:value="65.14" table:style-name="ce5">
            <text:p>65.14</text:p>
          </table:table-cell>
          <table:table-cell office:value-type="float" office:value="3.9E-2" table:style-name="ce1">
            <text:p>0.039</text:p>
          </table:table-cell>
          <table:table-cell table:number-columns-repeated="16372"/>
        </table:table-row>
        <table:table-row table:style-name="ro1">
          <table:table-cell office:value-type="date" office:date-value="2014-07-21T22:00:00" table:style-name="ce2">
            <text:p>7/21/2014 22:00</text:p>
          </table:table-cell>
          <table:table-cell office:value-type="float" office:value="202.91666666666424" table:style-name="ce3">
            <text:p>202.9166667</text:p>
          </table:table-cell>
          <table:table-cell office:value-type="float" office:value="0" table:style-name="ce1">
            <text:p>0</text:p>
          </table:table-cell>
          <table:table-cell office:value-type="float" office:value="-1.409" table:style-name="ce5">
            <text:p>-1.409</text:p>
          </table:table-cell>
          <table:table-cell office:value-type="float" office:value="-0.46700000000000003" table:style-name="ce1">
            <text:p>-0.4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0740000000000004E-3" table:style-name="ce5">
            <text:p>-0.005074</text:p>
          </table:table-cell>
          <table:table-cell office:value-type="float" office:value="2.3010000000000002" table:style-name="ce5">
            <text:p>2.301</text:p>
          </table:table-cell>
          <table:table-cell office:value-type="float" office:value="26.36" table:style-name="ce5">
            <text:p>26.36</text:p>
          </table:table-cell>
          <table:table-cell office:value-type="float" office:value="55.74" table:style-name="ce5">
            <text:p>55.74</text:p>
          </table:table-cell>
          <table:table-cell office:value-type="float" office:value="3.1E-2" table:style-name="ce1">
            <text:p>0.031</text:p>
          </table:table-cell>
          <table:table-cell table:number-columns-repeated="16372"/>
        </table:table-row>
        <table:table-row table:style-name="ro1">
          <table:table-cell office:value-type="date" office:date-value="2014-07-21T23:00:00" table:style-name="ce2">
            <text:p>7/21/2014 23:00</text:p>
          </table:table-cell>
          <table:table-cell office:value-type="float" office:value="202.95833333333576" table:style-name="ce3">
            <text:p>202.9583333</text:p>
          </table:table-cell>
          <table:table-cell office:value-type="float" office:value="0" table:style-name="ce1">
            <text:p>0</text:p>
          </table:table-cell>
          <table:table-cell office:value-type="float" office:value="-1.601" table:style-name="ce5">
            <text:p>-1.601</text:p>
          </table:table-cell>
          <table:table-cell office:value-type="float" office:value="-5.3999999999999999E-2" table:style-name="ce1">
            <text:p>-0.0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7651350000000002E-3" table:style-name="ce5">
            <text:p>-0.005765135</text:p>
          </table:table-cell>
          <table:table-cell office:value-type="float" office:value="1.095" table:style-name="ce5">
            <text:p>1.095</text:p>
          </table:table-cell>
          <table:table-cell office:value-type="float" office:value="26.67" table:style-name="ce5">
            <text:p>26.67</text:p>
          </table:table-cell>
          <table:table-cell office:value-type="float" office:value="61.3" table:style-name="ce5">
            <text:p>61.3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72"/>
        </table:table-row>
        <table:table-row table:style-name="ro1">
          <table:table-cell office:value-type="date" office:date-value="2014-07-22T00:00:00" table:style-name="ce2">
            <text:p>7/22/2014 0:00</text:p>
          </table:table-cell>
          <table:table-cell office:value-type="float" office:value="203" table:style-name="ce3">
            <text:p>203</text:p>
          </table:table-cell>
          <table:table-cell office:value-type="float" office:value="0" table:style-name="ce1">
            <text:p>0</text:p>
          </table:table-cell>
          <table:table-cell office:value-type="float" office:value="-1.9390000000000001" table:style-name="ce5">
            <text:p>-1.939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9797879999999998E-3" table:style-name="ce5">
            <text:p>-0.006979788</text:p>
          </table:table-cell>
          <table:table-cell office:value-type="float" office:value="0.505" table:style-name="ce5">
            <text:p>0.505</text:p>
          </table:table-cell>
          <table:table-cell office:value-type="float" office:value="25.34" table:style-name="ce5">
            <text:p>25.34</text:p>
          </table:table-cell>
          <table:table-cell office:value-type="float" office:value="66.94" table:style-name="ce5">
            <text:p>66.94</text:p>
          </table:table-cell>
          <table:table-cell office:value-type="float" office:value="-1.7000000000000001E-2" table:style-name="ce1">
            <text:p>-0.017</text:p>
          </table:table-cell>
          <table:table-cell table:number-columns-repeated="16372"/>
        </table:table-row>
        <table:table-row table:style-name="ro1">
          <table:table-cell office:value-type="date" office:date-value="2014-07-22T01:00:00" table:style-name="ce2">
            <text:p>7/22/2014 1:00</text:p>
          </table:table-cell>
          <table:table-cell office:value-type="float" office:value="203.04166666666424" table:style-name="ce3">
            <text:p>203.0416667</text:p>
          </table:table-cell>
          <table:table-cell office:value-type="float" office:value="0" table:style-name="ce1">
            <text:p>0</text:p>
          </table:table-cell>
          <table:table-cell office:value-type="float" office:value="-1.236" table:style-name="ce5">
            <text:p>-1.236</text:p>
          </table:table-cell>
          <table:table-cell office:value-type="float" office:value="-0.159" table:style-name="ce1">
            <text:p>-0.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4486159999999999E-3" table:style-name="ce5">
            <text:p>-0.004448616</text:p>
          </table:table-cell>
          <table:table-cell office:value-type="float" office:value="0.33300000000000002" table:style-name="ce5">
            <text:p>0.333</text:p>
          </table:table-cell>
          <table:table-cell office:value-type="float" office:value="24.65" table:style-name="ce5">
            <text:p>24.65</text:p>
          </table:table-cell>
          <table:table-cell office:value-type="float" office:value="75.42" table:style-name="ce5">
            <text:p>75.42</text:p>
          </table:table-cell>
          <table:table-cell office:value-type="float" office:value="-2.3E-2" table:style-name="ce1">
            <text:p>-0.023</text:p>
          </table:table-cell>
          <table:table-cell table:number-columns-repeated="16372"/>
        </table:table-row>
        <table:table-row table:style-name="ro1">
          <table:table-cell office:value-type="date" office:date-value="2014-07-22T02:00:00" table:style-name="ce2">
            <text:p>7/22/2014 2:00</text:p>
          </table:table-cell>
          <table:table-cell office:value-type="float" office:value="203.08333333333576" table:style-name="ce3">
            <text:p>203.0833333</text:p>
          </table:table-cell>
          <table:table-cell office:value-type="float" office:value="0" table:style-name="ce1">
            <text:p>0</text:p>
          </table:table-cell>
          <table:table-cell office:value-type="float" office:value="-1.34" table:style-name="ce5">
            <text:p>-1.34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8237590000000004E-3" table:style-name="ce5">
            <text:p>-0.004823759</text:p>
          </table:table-cell>
          <table:table-cell office:value-type="float" office:value="2.7949999999999999" table:style-name="ce5">
            <text:p>2.795</text:p>
          </table:table-cell>
          <table:table-cell office:value-type="float" office:value="22.65" table:style-name="ce5">
            <text:p>22.65</text:p>
          </table:table-cell>
          <table:table-cell office:value-type="float" office:value="77.33" table:style-name="ce5">
            <text:p>77.33</text:p>
          </table:table-cell>
          <table:table-cell office:value-type="float" office:value="0.02" table:style-name="ce1">
            <text:p>0.02</text:p>
          </table:table-cell>
          <table:table-cell table:number-columns-repeated="16372"/>
        </table:table-row>
        <table:table-row table:style-name="ro1">
          <table:table-cell office:value-type="date" office:date-value="2014-07-22T03:00:00" table:style-name="ce2">
            <text:p>7/22/2014 3:00</text:p>
          </table:table-cell>
          <table:table-cell office:value-type="float" office:value="203.125" table:style-name="ce3">
            <text:p>203.125</text:p>
          </table:table-cell>
          <table:table-cell office:value-type="float" office:value="0" table:style-name="ce1">
            <text:p>0</text:p>
          </table:table-cell>
          <table:table-cell office:value-type="float" office:value="-1.109" table:style-name="ce5">
            <text:p>-1.109</text:p>
          </table:table-cell>
          <table:table-cell office:value-type="float" office:value="-0.42499999999999999" table:style-name="ce1">
            <text:p>-0.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9919839999999996E-3" table:style-name="ce5">
            <text:p>-0.003991984</text:p>
          </table:table-cell>
          <table:table-cell office:value-type="float" office:value="3.43" table:style-name="ce5">
            <text:p>3.43</text:p>
          </table:table-cell>
          <table:table-cell office:value-type="float" office:value="21.92" table:style-name="ce5">
            <text:p>21.92</text:p>
          </table:table-cell>
          <table:table-cell office:value-type="float" office:value="71.28" table:style-name="ce5">
            <text:p>71.28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2"/>
        </table:table-row>
        <table:table-row table:style-name="ro1">
          <table:table-cell office:value-type="date" office:date-value="2014-07-22T04:00:00" table:style-name="ce2">
            <text:p>7/22/2014 4:00</text:p>
          </table:table-cell>
          <table:table-cell office:value-type="float" office:value="203.16666666666424" table:style-name="ce3">
            <text:p>203.1666667</text:p>
          </table:table-cell>
          <table:table-cell office:value-type="float" office:value="0" table:style-name="ce1">
            <text:p>0</text:p>
          </table:table-cell>
          <table:table-cell office:value-type="float" office:value="-1.232" table:style-name="ce5">
            <text:p>-1.232</text:p>
          </table:table-cell>
          <table:table-cell office:value-type="float" office:value="-0.23200000000000001" table:style-name="ce1">
            <text:p>-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4359500000000001E-3" table:style-name="ce5">
            <text:p>-0.00443595</text:p>
          </table:table-cell>
          <table:table-cell office:value-type="float" office:value="2.7130000000000001" table:style-name="ce5">
            <text:p>2.713</text:p>
          </table:table-cell>
          <table:table-cell office:value-type="float" office:value="21.98" table:style-name="ce5">
            <text:p>21.98</text:p>
          </table:table-cell>
          <table:table-cell office:value-type="float" office:value="73.08" table:style-name="ce5">
            <text:p>73.08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72"/>
        </table:table-row>
        <table:table-row table:style-name="ro1">
          <table:table-cell office:value-type="date" office:date-value="2014-07-22T05:00:00" table:style-name="ce2">
            <text:p>7/22/2014 5:00</text:p>
          </table:table-cell>
          <table:table-cell office:value-type="float" office:value="203.20833333333576" table:style-name="ce3">
            <text:p>203.2083333</text:p>
          </table:table-cell>
          <table:table-cell office:value-type="float" office:value="0" table:style-name="ce1">
            <text:p>0</text:p>
          </table:table-cell>
          <table:table-cell office:value-type="float" office:value="-1.4490000000000001" table:style-name="ce5">
            <text:p>-1.449</text:p>
          </table:table-cell>
          <table:table-cell office:value-type="float" office:value="-0.127" table:style-name="ce1">
            <text:p>-0.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215318E-3" table:style-name="ce5">
            <text:p>-0.005215318</text:p>
          </table:table-cell>
          <table:table-cell office:value-type="float" office:value="1.8680000000000001" table:style-name="ce5">
            <text:p>1.868</text:p>
          </table:table-cell>
          <table:table-cell office:value-type="float" office:value="21.78" table:style-name="ce5">
            <text:p>21.78</text:p>
          </table:table-cell>
          <table:table-cell office:value-type="float" office:value="73.489999999999995" table:style-name="ce5">
            <text:p>73.49</text:p>
          </table:table-cell>
          <table:table-cell office:value-type="float" office:value="8.0000000000000002E-3" table:style-name="ce1">
            <text:p>0.008</text:p>
          </table:table-cell>
          <table:table-cell table:number-columns-repeated="16372"/>
        </table:table-row>
        <table:table-row table:style-name="ro1">
          <table:table-cell office:value-type="date" office:date-value="2014-07-22T06:00:00" table:style-name="ce2">
            <text:p>7/22/2014 6:00</text:p>
          </table:table-cell>
          <table:table-cell office:value-type="float" office:value="203.25" table:style-name="ce3">
            <text:p>203.25</text:p>
          </table:table-cell>
          <table:table-cell office:value-type="float" office:value="0" table:style-name="ce1">
            <text:p>0</text:p>
          </table:table-cell>
          <table:table-cell office:value-type="float" office:value="0.38600000000000001" table:style-name="ce5">
            <text:p>0.386</text:p>
          </table:table-cell>
          <table:table-cell office:value-type="float" office:value="-0.68600000000000005" table:style-name="ce1">
            <text:p>-0.686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2.3832950000000001E-3" table:style-name="ce1">
            <text:p>0.002383295</text:p>
          </table:table-cell>
          <table:table-cell office:value-type="float" office:value="1.3910789999999999E-3" table:style-name="ce5">
            <text:p>0.001391079</text:p>
          </table:table-cell>
          <table:table-cell office:value-type="float" office:value="1.081" table:style-name="ce5">
            <text:p>1.081</text:p>
          </table:table-cell>
          <table:table-cell office:value-type="float" office:value="21.4" table:style-name="ce5">
            <text:p>21.4</text:p>
          </table:table-cell>
          <table:table-cell office:value-type="float" office:value="79.47" table:style-name="ce5">
            <text:p>79.47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2"/>
        </table:table-row>
        <table:table-row table:style-name="ro1">
          <table:table-cell office:value-type="date" office:date-value="2014-07-22T07:00:00" table:style-name="ce2">
            <text:p>7/22/2014 7:00</text:p>
          </table:table-cell>
          <table:table-cell office:value-type="float" office:value="203.29166666666424" table:style-name="ce3">
            <text:p>203.2916667</text:p>
          </table:table-cell>
          <table:table-cell office:value-type="float" office:value="0" table:style-name="ce1">
            <text:p>0</text:p>
          </table:table-cell>
          <table:table-cell office:value-type="float" office:value="47.34" table:style-name="ce5">
            <text:p>47.34</text:p>
          </table:table-cell>
          <table:table-cell office:value-type="float" office:value="-11.14" table:style-name="ce1">
            <text:p>-11.14</text:p>
          </table:table-cell>
          <table:table-cell office:value-type="float" office:value="38.78" table:style-name="ce1">
            <text:p>38.78</text:p>
          </table:table-cell>
          <table:table-cell office:value-type="float" office:value="0.1395972" table:style-name="ce1">
            <text:p>0.1395972</text:p>
          </table:table-cell>
          <table:table-cell office:value-type="float" office:value="0.17041770000000001" table:style-name="ce5">
            <text:p>0.1704177</text:p>
          </table:table-cell>
          <table:table-cell office:value-type="float" office:value="0.58099999999999996" table:style-name="ce5">
            <text:p>0.581</text:p>
          </table:table-cell>
          <table:table-cell office:value-type="float" office:value="21.03" table:style-name="ce5">
            <text:p>21.03</text:p>
          </table:table-cell>
          <table:table-cell office:value-type="float" office:value="75.489999999999995" table:style-name="ce5">
            <text:p>75.49</text:p>
          </table:table-cell>
          <table:table-cell office:value-type="float" office:value="4.3999999999999997E-2" table:style-name="ce1">
            <text:p>0.044</text:p>
          </table:table-cell>
          <table:table-cell table:number-columns-repeated="16372"/>
        </table:table-row>
        <table:table-row table:style-name="ro1">
          <table:table-cell office:value-type="date" office:date-value="2014-07-22T08:00:00" table:style-name="ce2">
            <text:p>7/22/2014 8:00</text:p>
          </table:table-cell>
          <table:table-cell office:value-type="float" office:value="203.33333333333576" table:style-name="ce3">
            <text:p>203.3333333</text:p>
          </table:table-cell>
          <table:table-cell office:value-type="float" office:value="0" table:style-name="ce1">
            <text:p>0</text:p>
          </table:table-cell>
          <table:table-cell office:value-type="float" office:value="269.7" table:style-name="ce5">
            <text:p>269.7</text:p>
          </table:table-cell>
          <table:table-cell office:value-type="float" office:value="-60.74" table:style-name="ce1">
            <text:p>-60.74</text:p>
          </table:table-cell>
          <table:table-cell office:value-type="float" office:value="240.3" table:style-name="ce1">
            <text:p>240.3</text:p>
          </table:table-cell>
          <table:table-cell office:value-type="float" office:value="0.86492910000000001" table:style-name="ce1">
            <text:p>0.8649291</text:p>
          </table:table-cell>
          <table:table-cell office:value-type="float" office:value="0.97108019999999995" table:style-name="ce5">
            <text:p>0.9710802</text:p>
          </table:table-cell>
          <table:table-cell office:value-type="float" office:value="1.871" table:style-name="ce5">
            <text:p>1.871</text:p>
          </table:table-cell>
          <table:table-cell office:value-type="float" office:value="23.21" table:style-name="ce5">
            <text:p>23.21</text:p>
          </table:table-cell>
          <table:table-cell office:value-type="float" office:value="64.13" table:style-name="ce5">
            <text:p>64.13</text:p>
          </table:table-cell>
          <table:table-cell office:value-type="float" office:value="0.20300000000000001" table:style-name="ce1">
            <text:p>0.203</text:p>
          </table:table-cell>
          <table:table-cell table:number-columns-repeated="16372"/>
        </table:table-row>
        <table:table-row table:style-name="ro1">
          <table:table-cell office:value-type="date" office:date-value="2014-07-22T09:00:00" table:style-name="ce2">
            <text:p>7/22/2014 9:00</text:p>
          </table:table-cell>
          <table:table-cell office:value-type="float" office:value="203.375" table:style-name="ce3">
            <text:p>203.375</text:p>
          </table:table-cell>
          <table:table-cell office:value-type="float" office:value="0" table:style-name="ce1">
            <text:p>0</text:p>
          </table:table-cell>
          <table:table-cell office:value-type="float" office:value="405.5" table:style-name="ce5">
            <text:p>405.5</text:p>
          </table:table-cell>
          <table:table-cell office:value-type="float" office:value="-83.1" table:style-name="ce1">
            <text:p>-83.1</text:p>
          </table:table-cell>
          <table:table-cell office:value-type="float" office:value="354.4" table:style-name="ce1">
            <text:p>354.4</text:p>
          </table:table-cell>
          <table:table-cell office:value-type="float" office:value="1.2758480000000001" table:style-name="ce1">
            <text:p>1.275848</text:p>
          </table:table-cell>
          <table:table-cell office:value-type="float" office:value="1.459919" table:style-name="ce5">
            <text:p>1.459919</text:p>
          </table:table-cell>
          <table:table-cell office:value-type="float" office:value="1.738" table:style-name="ce5">
            <text:p>1.738</text:p>
          </table:table-cell>
          <table:table-cell office:value-type="float" office:value="25.73" table:style-name="ce5">
            <text:p>25.73</text:p>
          </table:table-cell>
          <table:table-cell office:value-type="float" office:value="54.88" table:style-name="ce5">
            <text:p>54.88</text:p>
          </table:table-cell>
          <table:table-cell office:value-type="float" office:value="0.31900000000000001" table:style-name="ce1">
            <text:p>0.319</text:p>
          </table:table-cell>
          <table:table-cell table:number-columns-repeated="16372"/>
        </table:table-row>
        <table:table-row table:style-name="ro1">
          <table:table-cell office:value-type="date" office:date-value="2014-07-22T10:00:00" table:style-name="ce2">
            <text:p>7/22/2014 10:00</text:p>
          </table:table-cell>
          <table:table-cell office:value-type="float" office:value="203.41666666666424" table:style-name="ce3">
            <text:p>203.4166667</text:p>
          </table:table-cell>
          <table:table-cell office:value-type="float" office:value="0" table:style-name="ce1">
            <text:p>0</text:p>
          </table:table-cell>
          <table:table-cell office:value-type="float" office:value="675.6" table:style-name="ce5">
            <text:p>675.6</text:p>
          </table:table-cell>
          <table:table-cell office:value-type="float" office:value="-124" table:style-name="ce1">
            <text:p>-124</text:p>
          </table:table-cell>
          <table:table-cell office:value-type="float" office:value="591.9" table:style-name="ce1">
            <text:p>591.9</text:p>
          </table:table-cell>
          <table:table-cell office:value-type="float" office:value="2.1308229999999999" table:style-name="ce1">
            <text:p>2.130823</text:p>
          </table:table-cell>
          <table:table-cell office:value-type="float" office:value="2.4321130000000002" table:style-name="ce5">
            <text:p>2.432113</text:p>
          </table:table-cell>
          <table:table-cell office:value-type="float" office:value="0.83" table:style-name="ce5">
            <text:p>0.83</text:p>
          </table:table-cell>
          <table:table-cell office:value-type="float" office:value="28.33" table:style-name="ce5">
            <text:p>28.33</text:p>
          </table:table-cell>
          <table:table-cell office:value-type="float" office:value="44.96" table:style-name="ce5">
            <text:p>44.96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72"/>
        </table:table-row>
        <table:table-row table:style-name="ro1">
          <table:table-cell office:value-type="date" office:date-value="2014-07-22T11:00:00" table:style-name="ce2">
            <text:p>7/22/2014 11:00</text:p>
          </table:table-cell>
          <table:table-cell office:value-type="float" office:value="203.45833333333576" table:style-name="ce3">
            <text:p>203.4583333</text:p>
          </table:table-cell>
          <table:table-cell office:value-type="float" office:value="0" table:style-name="ce1">
            <text:p>0</text:p>
          </table:table-cell>
          <table:table-cell office:value-type="float" office:value="826" table:style-name="ce5">
            <text:p>826</text:p>
          </table:table-cell>
          <table:table-cell office:value-type="float" office:value="-136.4" table:style-name="ce1">
            <text:p>-136.4</text:p>
          </table:table-cell>
          <table:table-cell office:value-type="float" office:value="723.7" table:style-name="ce1">
            <text:p>723.7</text:p>
          </table:table-cell>
          <table:table-cell office:value-type="float" office:value="2.6053069999999998" table:style-name="ce1">
            <text:p>2.605307</text:p>
          </table:table-cell>
          <table:table-cell office:value-type="float" office:value="2.9718879999999999" table:style-name="ce5">
            <text:p>2.971888</text:p>
          </table:table-cell>
          <table:table-cell office:value-type="float" office:value="1.3540000000000001" table:style-name="ce5">
            <text:p>1.354</text:p>
          </table:table-cell>
          <table:table-cell office:value-type="float" office:value="30" table:style-name="ce5">
            <text:p>30</text:p>
          </table:table-cell>
          <table:table-cell office:value-type="float" office:value="42.62" table:style-name="ce5">
            <text:p>42.62</text:p>
          </table:table-cell>
          <table:table-cell office:value-type="float" office:value="0.64700000000000002" table:style-name="ce1">
            <text:p>0.647</text:p>
          </table:table-cell>
          <table:table-cell table:number-columns-repeated="16372"/>
        </table:table-row>
        <table:table-row table:style-name="ro1">
          <table:table-cell office:value-type="date" office:date-value="2014-07-22T12:00:00" table:style-name="ce2">
            <text:p>7/22/2014 12:00</text:p>
          </table:table-cell>
          <table:table-cell office:value-type="float" office:value="203.5" table:style-name="ce3">
            <text:p>203.5</text:p>
          </table:table-cell>
          <table:table-cell office:value-type="float" office:value="0" table:style-name="ce1">
            <text:p>0</text:p>
          </table:table-cell>
          <table:table-cell office:value-type="float" office:value="834" table:style-name="ce5">
            <text:p>834</text:p>
          </table:table-cell>
          <table:table-cell office:value-type="float" office:value="-129.9" table:style-name="ce1">
            <text:p>-129.9</text:p>
          </table:table-cell>
          <table:table-cell office:value-type="float" office:value="717.4" table:style-name="ce1">
            <text:p>717.4</text:p>
          </table:table-cell>
          <table:table-cell office:value-type="float" office:value="2.5825179999999999" table:style-name="ce1">
            <text:p>2.582518</text:p>
          </table:table-cell>
          <table:table-cell office:value-type="float" office:value="3.0015170000000002" table:style-name="ce5">
            <text:p>3.001517</text:p>
          </table:table-cell>
          <table:table-cell office:value-type="float" office:value="1.64" table:style-name="ce5">
            <text:p>1.64</text:p>
          </table:table-cell>
          <table:table-cell office:value-type="float" office:value="30.49" table:style-name="ce5">
            <text:p>30.49</text:p>
          </table:table-cell>
          <table:table-cell office:value-type="float" office:value="47.23" table:style-name="ce5">
            <text:p>47.23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72"/>
        </table:table-row>
        <table:table-row table:style-name="ro1">
          <table:table-cell office:value-type="date" office:date-value="2014-07-22T13:00:00" table:style-name="ce2">
            <text:p>7/22/2014 13:00</text:p>
          </table:table-cell>
          <table:table-cell office:value-type="float" office:value="203.54166666666424" table:style-name="ce3">
            <text:p>203.5416667</text:p>
          </table:table-cell>
          <table:table-cell office:value-type="float" office:value="0" table:style-name="ce1">
            <text:p>0</text:p>
          </table:table-cell>
          <table:table-cell office:value-type="float" office:value="946" table:style-name="ce5">
            <text:p>946</text:p>
          </table:table-cell>
          <table:table-cell office:value-type="float" office:value="-146.4" table:style-name="ce1">
            <text:p>-146.4</text:p>
          </table:table-cell>
          <table:table-cell office:value-type="float" office:value="821" table:style-name="ce1">
            <text:p>821</text:p>
          </table:table-cell>
          <table:table-cell office:value-type="float" office:value="2.9548420000000002" table:style-name="ce1">
            <text:p>2.954842</text:p>
          </table:table-cell>
          <table:table-cell office:value-type="float" office:value="3.4055900000000001" table:style-name="ce5">
            <text:p>3.40559</text:p>
          </table:table-cell>
          <table:table-cell office:value-type="float" office:value="2.0510000000000002" table:style-name="ce5">
            <text:p>2.051</text:p>
          </table:table-cell>
          <table:table-cell office:value-type="float" office:value="31.36" table:style-name="ce5">
            <text:p>31.36</text:p>
          </table:table-cell>
          <table:table-cell office:value-type="float" office:value="50.65" table:style-name="ce5">
            <text:p>50.65</text:p>
          </table:table-cell>
          <table:table-cell office:value-type="float" office:value="0.75800000000000001" table:style-name="ce1">
            <text:p>0.758</text:p>
          </table:table-cell>
          <table:table-cell table:number-columns-repeated="16372"/>
        </table:table-row>
        <table:table-row table:style-name="ro1">
          <table:table-cell office:value-type="date" office:date-value="2014-07-22T14:00:00" table:style-name="ce2">
            <text:p>7/22/2014 14:00</text:p>
          </table:table-cell>
          <table:table-cell office:value-type="float" office:value="203.58333333333576" table:style-name="ce3">
            <text:p>203.5833333</text:p>
          </table:table-cell>
          <table:table-cell office:value-type="float" office:value="0" table:style-name="ce1">
            <text:p>0</text:p>
          </table:table-cell>
          <table:table-cell office:value-type="float" office:value="952" table:style-name="ce5">
            <text:p>952</text:p>
          </table:table-cell>
          <table:table-cell office:value-type="float" office:value="-142.4" table:style-name="ce1">
            <text:p>-142.4</text:p>
          </table:table-cell>
          <table:table-cell office:value-type="float" office:value="820" table:style-name="ce1">
            <text:p>820</text:p>
          </table:table-cell>
          <table:table-cell office:value-type="float" office:value="2.9533610000000001" table:style-name="ce1">
            <text:p>2.953361</text:p>
          </table:table-cell>
          <table:table-cell office:value-type="float" office:value="3.4273950000000002" table:style-name="ce5">
            <text:p>3.427395</text:p>
          </table:table-cell>
          <table:table-cell office:value-type="float" office:value="2.5019999999999998" table:style-name="ce5">
            <text:p>2.502</text:p>
          </table:table-cell>
          <table:table-cell office:value-type="float" office:value="31.91" table:style-name="ce5">
            <text:p>31.91</text:p>
          </table:table-cell>
          <table:table-cell office:value-type="float" office:value="40.46" table:style-name="ce5">
            <text:p>40.46</text:p>
          </table:table-cell>
          <table:table-cell office:value-type="float" office:value="0.77900000000000003" table:style-name="ce1">
            <text:p>0.779</text:p>
          </table:table-cell>
          <table:table-cell table:number-columns-repeated="16372"/>
        </table:table-row>
        <table:table-row table:style-name="ro1">
          <table:table-cell office:value-type="date" office:date-value="2014-07-22T15:00:00" table:style-name="ce2">
            <text:p>7/22/2014 15:00</text:p>
          </table:table-cell>
          <table:table-cell office:value-type="float" office:value="203.625" table:style-name="ce3">
            <text:p>203.625</text:p>
          </table:table-cell>
          <table:table-cell office:value-type="float" office:value="0" table:style-name="ce1">
            <text:p>0</text:p>
          </table:table-cell>
          <table:table-cell office:value-type="float" office:value="935" table:style-name="ce5">
            <text:p>935</text:p>
          </table:table-cell>
          <table:table-cell office:value-type="float" office:value="-149.1" table:style-name="ce1">
            <text:p>-149.1</text:p>
          </table:table-cell>
          <table:table-cell office:value-type="float" office:value="812" table:style-name="ce1">
            <text:p>812</text:p>
          </table:table-cell>
          <table:table-cell office:value-type="float" office:value="2.9239739999999999" table:style-name="ce1">
            <text:p>2.923974</text:p>
          </table:table-cell>
          <table:table-cell office:value-type="float" office:value="3.3657650000000001" table:style-name="ce5">
            <text:p>3.365765</text:p>
          </table:table-cell>
          <table:table-cell office:value-type="float" office:value="2.8410000000000002" table:style-name="ce5">
            <text:p>2.841</text:p>
          </table:table-cell>
          <table:table-cell office:value-type="float" office:value="33.4" table:style-name="ce5">
            <text:p>33.4</text:p>
          </table:table-cell>
          <table:table-cell office:value-type="float" office:value="40.229999999999997" table:style-name="ce5">
            <text:p>40.23</text:p>
          </table:table-cell>
          <table:table-cell office:value-type="float" office:value="0.79900000000000004" table:style-name="ce1">
            <text:p>0.799</text:p>
          </table:table-cell>
          <table:table-cell table:number-columns-repeated="16372"/>
        </table:table-row>
        <table:table-row table:style-name="ro1">
          <table:table-cell office:value-type="date" office:date-value="2014-07-22T16:00:00" table:style-name="ce2">
            <text:p>7/22/2014 16:00</text:p>
          </table:table-cell>
          <table:table-cell office:value-type="float" office:value="203.66666666666424" table:style-name="ce3">
            <text:p>203.6666667</text:p>
          </table:table-cell>
          <table:table-cell office:value-type="float" office:value="0" table:style-name="ce1">
            <text:p>0</text:p>
          </table:table-cell>
          <table:table-cell office:value-type="float" office:value="828" table:style-name="ce5">
            <text:p>828</text:p>
          </table:table-cell>
          <table:table-cell office:value-type="float" office:value="-141.19999999999999" table:style-name="ce1">
            <text:p>-141.2</text:p>
          </table:table-cell>
          <table:table-cell office:value-type="float" office:value="719.9" table:style-name="ce1">
            <text:p>719.9</text:p>
          </table:table-cell>
          <table:table-cell office:value-type="float" office:value="2.5916860000000002" table:style-name="ce1">
            <text:p>2.591686</text:p>
          </table:table-cell>
          <table:table-cell office:value-type="float" office:value="2.980667" table:style-name="ce5">
            <text:p>2.980667</text:p>
          </table:table-cell>
          <table:table-cell office:value-type="float" office:value="3.0870000000000002" table:style-name="ce5">
            <text:p>3.087</text:p>
          </table:table-cell>
          <table:table-cell office:value-type="float" office:value="33.94" table:style-name="ce5">
            <text:p>33.94</text:p>
          </table:table-cell>
          <table:table-cell office:value-type="float" office:value="40.11" table:style-name="ce5">
            <text:p>40.11</text:p>
          </table:table-cell>
          <table:table-cell office:value-type="float" office:value="0.73599999999999999" table:style-name="ce1">
            <text:p>0.736</text:p>
          </table:table-cell>
          <table:table-cell table:number-columns-repeated="16372"/>
        </table:table-row>
        <table:table-row table:style-name="ro1">
          <table:table-cell office:value-type="date" office:date-value="2014-07-22T17:00:00" table:style-name="ce2">
            <text:p>7/22/2014 17:00</text:p>
          </table:table-cell>
          <table:table-cell office:value-type="float" office:value="203.70833333333576" table:style-name="ce3">
            <text:p>203.7083333</text:p>
          </table:table-cell>
          <table:table-cell office:value-type="float" office:value="0" table:style-name="ce1">
            <text:p>0</text:p>
          </table:table-cell>
          <table:table-cell office:value-type="float" office:value="673.3" table:style-name="ce5">
            <text:p>673.3</text:p>
          </table:table-cell>
          <table:table-cell office:value-type="float" office:value="-125.8" table:style-name="ce1">
            <text:p>-125.8</text:p>
          </table:table-cell>
          <table:table-cell office:value-type="float" office:value="591.20000000000005" table:style-name="ce1">
            <text:p>591.2</text:p>
          </table:table-cell>
          <table:table-cell office:value-type="float" office:value="2.1284689999999999" table:style-name="ce1">
            <text:p>2.128469</text:p>
          </table:table-cell>
          <table:table-cell office:value-type="float" office:value="2.4238339999999998" table:style-name="ce5">
            <text:p>2.423834</text:p>
          </table:table-cell>
          <table:table-cell office:value-type="float" office:value="3.008" table:style-name="ce5">
            <text:p>3.008</text:p>
          </table:table-cell>
          <table:table-cell office:value-type="float" office:value="33.729999999999997" table:style-name="ce5">
            <text:p>33.73</text:p>
          </table:table-cell>
          <table:table-cell office:value-type="float" office:value="39.22" table:style-name="ce5">
            <text:p>39.22</text:p>
          </table:table-cell>
          <table:table-cell office:value-type="float" office:value="0.61199999999999999" table:style-name="ce1">
            <text:p>0.612</text:p>
          </table:table-cell>
          <table:table-cell table:number-columns-repeated="16372"/>
        </table:table-row>
        <table:table-row table:style-name="ro1">
          <table:table-cell office:value-type="date" office:date-value="2014-07-22T18:00:00" table:style-name="ce2">
            <text:p>7/22/2014 18:00</text:p>
          </table:table-cell>
          <table:table-cell office:value-type="float" office:value="203.75" table:style-name="ce3">
            <text:p>203.75</text:p>
          </table:table-cell>
          <table:table-cell office:value-type="float" office:value="4.758" table:style-name="ce1">
            <text:p>4.758</text:p>
          </table:table-cell>
          <table:table-cell office:value-type="float" office:value="296.7" table:style-name="ce5">
            <text:p>296.7</text:p>
          </table:table-cell>
          <table:table-cell office:value-type="float" office:value="-54.72" table:style-name="ce1">
            <text:p>-54.72</text:p>
          </table:table-cell>
          <table:table-cell office:value-type="float" office:value="269.89999999999998" table:style-name="ce1">
            <text:p>269.9</text:p>
          </table:table-cell>
          <table:table-cell office:value-type="float" office:value="0.97170880000000004" table:style-name="ce1">
            <text:p>0.9717088</text:p>
          </table:table-cell>
          <table:table-cell office:value-type="float" office:value="1.068146" table:style-name="ce5">
            <text:p>1.068146</text:p>
          </table:table-cell>
          <table:table-cell office:value-type="float" office:value="3.141" table:style-name="ce5">
            <text:p>3.141</text:p>
          </table:table-cell>
          <table:table-cell office:value-type="float" office:value="31.73" table:style-name="ce5">
            <text:p>31.73</text:p>
          </table:table-cell>
          <table:table-cell office:value-type="float" office:value="87.1" table:style-name="ce5">
            <text:p>87.1</text:p>
          </table:table-cell>
          <table:table-cell office:value-type="float" office:value="0.312" table:style-name="ce1">
            <text:p>0.312</text:p>
          </table:table-cell>
          <table:table-cell table:number-columns-repeated="16372"/>
        </table:table-row>
        <table:table-row table:style-name="ro1">
          <table:table-cell office:value-type="date" office:date-value="2014-07-22T19:00:00" table:style-name="ce2">
            <text:p>7/22/2014 19:00</text:p>
          </table:table-cell>
          <table:table-cell office:value-type="float" office:value="203.79166666666424" table:style-name="ce3">
            <text:p>203.7916667</text:p>
          </table:table-cell>
          <table:table-cell office:value-type="float" office:value="5.3840000000000003" table:style-name="ce1">
            <text:p>5.384</text:p>
          </table:table-cell>
          <table:table-cell office:value-type="float" office:value="15.91" table:style-name="ce5">
            <text:p>15.91</text:p>
          </table:table-cell>
          <table:table-cell office:value-type="float" office:value="-5.4050000000000002" table:style-name="ce1">
            <text:p>-5.405</text:p>
          </table:table-cell>
          <table:table-cell office:value-type="float" office:value="10.77" table:style-name="ce1">
            <text:p>10.77</text:p>
          </table:table-cell>
          <table:table-cell office:value-type="float" office:value="3.8782810000000001E-2" table:style-name="ce1">
            <text:p>0.03878281</text:p>
          </table:table-cell>
          <table:table-cell office:value-type="float" office:value="5.727235E-2" table:style-name="ce5">
            <text:p>0.05727235</text:p>
          </table:table-cell>
          <table:table-cell office:value-type="float" office:value="3.3959999999999999" table:style-name="ce5">
            <text:p>3.396</text:p>
          </table:table-cell>
          <table:table-cell office:value-type="float" office:value="22.69" table:style-name="ce5">
            <text:p>22.69</text:p>
          </table:table-cell>
          <table:table-cell office:value-type="float" office:value="89.3" table:style-name="ce5">
            <text:p>89.3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2"/>
        </table:table-row>
        <table:table-row table:style-name="ro1">
          <table:table-cell office:value-type="date" office:date-value="2014-07-22T20:00:00" table:style-name="ce2">
            <text:p>7/22/2014 20:00</text:p>
          </table:table-cell>
          <table:table-cell office:value-type="float" office:value="203.83333333333576" table:style-name="ce3">
            <text:p>203.8333333</text:p>
          </table:table-cell>
          <table:table-cell office:value-type="float" office:value="0" table:style-name="ce1">
            <text:p>0</text:p>
          </table:table-cell>
          <table:table-cell office:value-type="float" office:value="29.92" table:style-name="ce5">
            <text:p>29.92</text:p>
          </table:table-cell>
          <table:table-cell office:value-type="float" office:value="-7.6059999999999999" table:style-name="ce1">
            <text:p>-7.606</text:p>
          </table:table-cell>
          <table:table-cell office:value-type="float" office:value="25.7" table:style-name="ce1">
            <text:p>25.7</text:p>
          </table:table-cell>
          <table:table-cell office:value-type="float" office:value="9.2535039999999999E-2" table:style-name="ce1">
            <text:p>0.09253504</text:p>
          </table:table-cell>
          <table:table-cell office:value-type="float" office:value="0.1077027" table:style-name="ce5">
            <text:p>0.1077027</text:p>
          </table:table-cell>
          <table:table-cell office:value-type="float" office:value="3.399" table:style-name="ce5">
            <text:p>3.399</text:p>
          </table:table-cell>
          <table:table-cell office:value-type="float" office:value="21.25" table:style-name="ce5">
            <text:p>21.25</text:p>
          </table:table-cell>
          <table:table-cell office:value-type="float" office:value="83.5" table:style-name="ce5">
            <text:p>83.5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2"/>
        </table:table-row>
        <table:table-row table:style-name="ro1">
          <table:table-cell office:value-type="date" office:date-value="2014-07-22T21:00:00" table:style-name="ce2">
            <text:p>7/22/2014 21:00</text:p>
          </table:table-cell>
          <table:table-cell office:value-type="float" office:value="203.875" table:style-name="ce3">
            <text:p>203.875</text:p>
          </table:table-cell>
          <table:table-cell office:value-type="float" office:value="0" table:style-name="ce1">
            <text:p>0</text:p>
          </table:table-cell>
          <table:table-cell office:value-type="float" office:value="-0.80100000000000005" table:style-name="ce5">
            <text:p>-0.801</text:p>
          </table:table-cell>
          <table:table-cell office:value-type="float" office:value="-1.1419999999999999" table:style-name="ce1">
            <text:p>-1.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8821630000000001E-3" table:style-name="ce5">
            <text:p>-0.002882163</text:p>
          </table:table-cell>
          <table:table-cell office:value-type="float" office:value="1.9319999999999999" table:style-name="ce5">
            <text:p>1.932</text:p>
          </table:table-cell>
          <table:table-cell office:value-type="float" office:value="20.329999999999998" table:style-name="ce5">
            <text:p>20.33</text:p>
          </table:table-cell>
          <table:table-cell office:value-type="float" office:value="87.4" table:style-name="ce5">
            <text:p>87.4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72"/>
        </table:table-row>
        <table:table-row table:style-name="ro1">
          <table:table-cell office:value-type="date" office:date-value="2014-07-22T22:00:00" table:style-name="ce2">
            <text:p>7/22/2014 22:00</text:p>
          </table:table-cell>
          <table:table-cell office:value-type="float" office:value="203.91666666666424" table:style-name="ce3">
            <text:p>203.9166667</text:p>
          </table:table-cell>
          <table:table-cell office:value-type="float" office:value="0" table:style-name="ce1">
            <text:p>0</text:p>
          </table:table-cell>
          <table:table-cell office:value-type="float" office:value="-1.4410000000000001" table:style-name="ce5">
            <text:p>-1.441</text:p>
          </table:table-cell>
          <table:table-cell office:value-type="float" office:value="-1.0609999999999999" table:style-name="ce1">
            <text:p>-1.0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1874929999999996E-3" table:style-name="ce5">
            <text:p>-0.005187493</text:p>
          </table:table-cell>
          <table:table-cell office:value-type="float" office:value="0.92100000000000004" table:style-name="ce5">
            <text:p>0.921</text:p>
          </table:table-cell>
          <table:table-cell office:value-type="float" office:value="20.22" table:style-name="ce5">
            <text:p>20.22</text:p>
          </table:table-cell>
          <table:table-cell office:value-type="float" office:value="86.5" table:style-name="ce5">
            <text:p>86.5</text:p>
          </table:table-cell>
          <table:table-cell office:value-type="float" office:value="-1.7000000000000001E-2" table:style-name="ce1">
            <text:p>-0.017</text:p>
          </table:table-cell>
          <table:table-cell table:number-columns-repeated="16372"/>
        </table:table-row>
        <table:table-row table:style-name="ro1">
          <table:table-cell office:value-type="date" office:date-value="2014-07-22T23:00:00" table:style-name="ce2">
            <text:p>7/22/2014 23:00</text:p>
          </table:table-cell>
          <table:table-cell office:value-type="float" office:value="203.95833333333576" table:style-name="ce3">
            <text:p>203.9583333</text:p>
          </table:table-cell>
          <table:table-cell office:value-type="float" office:value="0" table:style-name="ce1">
            <text:p>0</text:p>
          </table:table-cell>
          <table:table-cell office:value-type="float" office:value="-1.478" table:style-name="ce5">
            <text:p>-1.478</text:p>
          </table:table-cell>
          <table:table-cell office:value-type="float" office:value="-0.94699999999999995" table:style-name="ce1">
            <text:p>-0.9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31929E-3" table:style-name="ce5">
            <text:p>-0.00531929</text:p>
          </table:table-cell>
          <table:table-cell office:value-type="float" office:value="1.046" table:style-name="ce5">
            <text:p>1.046</text:p>
          </table:table-cell>
          <table:table-cell office:value-type="float" office:value="20.45" table:style-name="ce5">
            <text:p>20.45</text:p>
          </table:table-cell>
          <table:table-cell office:value-type="float" office:value="88.7" table:style-name="ce5">
            <text:p>88.7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72"/>
        </table:table-row>
        <table:table-row table:style-name="ro1">
          <table:table-cell office:value-type="date" office:date-value="2014-07-23T00:00:00" table:style-name="ce2">
            <text:p>7/23/2014 0:00</text:p>
          </table:table-cell>
          <table:table-cell office:value-type="float" office:value="204" table:style-name="ce3">
            <text:p>204</text:p>
          </table:table-cell>
          <table:table-cell office:value-type="float" office:value="0" table:style-name="ce1">
            <text:p>0</text:p>
          </table:table-cell>
          <table:table-cell office:value-type="float" office:value="-1.883" table:style-name="ce5">
            <text:p>-1.883</text:p>
          </table:table-cell>
          <table:table-cell office:value-type="float" office:value="-0.70399999999999996" table:style-name="ce1">
            <text:p>-0.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7772860000000004E-3" table:style-name="ce5">
            <text:p>-0.006777286</text:p>
          </table:table-cell>
          <table:table-cell office:value-type="float" office:value="1.03" table:style-name="ce5">
            <text:p>1.03</text:p>
          </table:table-cell>
          <table:table-cell office:value-type="float" office:value="20.29" table:style-name="ce5">
            <text:p>20.29</text:p>
          </table:table-cell>
          <table:table-cell office:value-type="float" office:value="90" table:style-name="ce5">
            <text:p>90</text:p>
          </table:table-cell>
          <table:table-cell office:value-type="float" office:value="-1.6E-2" table:style-name="ce1">
            <text:p>-0.016</text:p>
          </table:table-cell>
          <table:table-cell table:number-columns-repeated="16372"/>
        </table:table-row>
        <table:table-row table:style-name="ro1">
          <table:table-cell office:value-type="date" office:date-value="2014-07-23T01:00:00" table:style-name="ce2">
            <text:p>7/23/2014 1:00</text:p>
          </table:table-cell>
          <table:table-cell office:value-type="float" office:value="204.04166666666424" table:style-name="ce3">
            <text:p>204.0416667</text:p>
          </table:table-cell>
          <table:table-cell office:value-type="float" office:value="0" table:style-name="ce1">
            <text:p>0</text:p>
          </table:table-cell>
          <table:table-cell office:value-type="float" office:value="-2.0390000000000001" table:style-name="ce5">
            <text:p>-2.039</text:p>
          </table:table-cell>
          <table:table-cell office:value-type="float" office:value="-0.61399999999999999" table:style-name="ce1">
            <text:p>-0.6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404919999999997E-3" table:style-name="ce5">
            <text:p>-0.007340492</text:p>
          </table:table-cell>
          <table:table-cell office:value-type="float" office:value="0.51500000000000001" table:style-name="ce5">
            <text:p>0.515</text:p>
          </table:table-cell>
          <table:table-cell office:value-type="float" office:value="19.82" table:style-name="ce5">
            <text:p>19.82</text:p>
          </table:table-cell>
          <table:table-cell office:value-type="float" office:value="94.7" table:style-name="ce5">
            <text:p>94.7</text:p>
          </table:table-cell>
          <table:table-cell office:value-type="float" office:value="-2.4E-2" table:style-name="ce1">
            <text:p>-0.024</text:p>
          </table:table-cell>
          <table:table-cell table:number-columns-repeated="16372"/>
        </table:table-row>
        <table:table-row table:style-name="ro1">
          <table:table-cell office:value-type="date" office:date-value="2014-07-23T02:00:00" table:style-name="ce2">
            <text:p>7/23/2014 2:00</text:p>
          </table:table-cell>
          <table:table-cell office:value-type="float" office:value="204.08333333333576" table:style-name="ce3">
            <text:p>204.0833333</text:p>
          </table:table-cell>
          <table:table-cell office:value-type="float" office:value="0" table:style-name="ce1">
            <text:p>0</text:p>
          </table:table-cell>
          <table:table-cell office:value-type="float" office:value="-1.83" table:style-name="ce5">
            <text:p>-1.83</text:p>
          </table:table-cell>
          <table:table-cell office:value-type="float" office:value="-0.90500000000000003" table:style-name="ce1">
            <text:p>-0.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588226E-3" table:style-name="ce5">
            <text:p>-0.006588226</text:p>
          </table:table-cell>
          <table:table-cell office:value-type="float" office:value="0.48899999999999999" table:style-name="ce5">
            <text:p>0.489</text:p>
          </table:table-cell>
          <table:table-cell office:value-type="float" office:value="19.559999999999999" table:style-name="ce5">
            <text:p>19.56</text:p>
          </table:table-cell>
          <table:table-cell office:value-type="float" office:value="91.5" table:style-name="ce5">
            <text:p>91.5</text:p>
          </table:table-cell>
          <table:table-cell office:value-type="float" office:value="-2.4E-2" table:style-name="ce1">
            <text:p>-0.024</text:p>
          </table:table-cell>
          <table:table-cell table:number-columns-repeated="16372"/>
        </table:table-row>
        <table:table-row table:style-name="ro1">
          <table:table-cell office:value-type="date" office:date-value="2014-07-23T03:00:00" table:style-name="ce2">
            <text:p>7/23/2014 3:00</text:p>
          </table:table-cell>
          <table:table-cell office:value-type="float" office:value="204.125" table:style-name="ce3">
            <text:p>204.125</text:p>
          </table:table-cell>
          <table:table-cell office:value-type="float" office:value="0" table:style-name="ce1">
            <text:p>0</text:p>
          </table:table-cell>
          <table:table-cell office:value-type="float" office:value="-2.0760000000000001" table:style-name="ce5">
            <text:p>-2.076</text:p>
          </table:table-cell>
          <table:table-cell office:value-type="float" office:value="-0.95899999999999996" table:style-name="ce1">
            <text:p>-0.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4742740000000004E-3" table:style-name="ce5">
            <text:p>-0.007474274</text:p>
          </table:table-cell>
          <table:table-cell office:value-type="float" office:value="0.42299999999999999" table:style-name="ce5">
            <text:p>0.423</text:p>
          </table:table-cell>
          <table:table-cell office:value-type="float" office:value="19.489999999999998" table:style-name="ce5">
            <text:p>19.49</text:p>
          </table:table-cell>
          <table:table-cell office:value-type="float" office:value="91.8" table:style-name="ce5">
            <text:p>91.8</text:p>
          </table:table-cell>
          <table:table-cell office:value-type="float" office:value="-2.5000000000000001E-2" table:style-name="ce1">
            <text:p>-0.025</text:p>
          </table:table-cell>
          <table:table-cell table:number-columns-repeated="16372"/>
        </table:table-row>
        <table:table-row table:style-name="ro1">
          <table:table-cell office:value-type="date" office:date-value="2014-07-23T04:00:00" table:style-name="ce2">
            <text:p>7/23/2014 4:00</text:p>
          </table:table-cell>
          <table:table-cell office:value-type="float" office:value="204.16666666666424" table:style-name="ce3">
            <text:p>204.1666667</text:p>
          </table:table-cell>
          <table:table-cell office:value-type="float" office:value="0" table:style-name="ce1">
            <text:p>0</text:p>
          </table:table-cell>
          <table:table-cell office:value-type="float" office:value="-2.4" table:style-name="ce5">
            <text:p>-2.4</text:p>
          </table:table-cell>
          <table:table-cell office:value-type="float" office:value="-0.86499999999999999" table:style-name="ce1">
            <text:p>-0.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6405049999999997E-3" table:style-name="ce5">
            <text:p>-0.008640505</text:p>
          </table:table-cell>
          <table:table-cell office:value-type="float" office:value="1.179" table:style-name="ce5">
            <text:p>1.179</text:p>
          </table:table-cell>
          <table:table-cell office:value-type="float" office:value="19.149999999999999" table:style-name="ce5">
            <text:p>19.15</text:p>
          </table:table-cell>
          <table:table-cell office:value-type="float" office:value="92.9" table:style-name="ce5">
            <text:p>92.9</text:p>
          </table:table-cell>
          <table:table-cell office:value-type="float" office:value="-1.7000000000000001E-2" table:style-name="ce1">
            <text:p>-0.017</text:p>
          </table:table-cell>
          <table:table-cell table:number-columns-repeated="16372"/>
        </table:table-row>
        <table:table-row table:style-name="ro1">
          <table:table-cell office:value-type="date" office:date-value="2014-07-23T05:00:00" table:style-name="ce2">
            <text:p>7/23/2014 5:00</text:p>
          </table:table-cell>
          <table:table-cell office:value-type="float" office:value="204.20833333333576" table:style-name="ce3">
            <text:p>204.2083333</text:p>
          </table:table-cell>
          <table:table-cell office:value-type="float" office:value="0" table:style-name="ce1">
            <text:p>0</text:p>
          </table:table-cell>
          <table:table-cell office:value-type="float" office:value="-2.4119999999999999" table:style-name="ce5">
            <text:p>-2.412</text:p>
          </table:table-cell>
          <table:table-cell office:value-type="float" office:value="-0.72699999999999998" table:style-name="ce1">
            <text:p>-0.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6821899999999994E-3" table:style-name="ce5">
            <text:p>-0.00868219</text:p>
          </table:table-cell>
          <table:table-cell office:value-type="float" office:value="1.1819999999999999" table:style-name="ce5">
            <text:p>1.182</text:p>
          </table:table-cell>
          <table:table-cell office:value-type="float" office:value="18.649999999999999" table:style-name="ce5">
            <text:p>18.65</text:p>
          </table:table-cell>
          <table:table-cell office:value-type="float" office:value="94.8" table:style-name="ce5">
            <text:p>94.8</text:p>
          </table:table-cell>
          <table:table-cell office:value-type="float" office:value="-1.7999999999999999E-2" table:style-name="ce1">
            <text:p>-0.018</text:p>
          </table:table-cell>
          <table:table-cell table:number-columns-repeated="16372"/>
        </table:table-row>
        <table:table-row table:style-name="ro1">
          <table:table-cell office:value-type="date" office:date-value="2014-07-23T06:00:00" table:style-name="ce2">
            <text:p>7/23/2014 6:00</text:p>
          </table:table-cell>
          <table:table-cell office:value-type="float" office:value="204.25" table:style-name="ce3">
            <text:p>204.25</text:p>
          </table:table-cell>
          <table:table-cell office:value-type="float" office:value="0" table:style-name="ce1">
            <text:p>0</text:p>
          </table:table-cell>
          <table:table-cell office:value-type="float" office:value="-0.40200000000000002" table:style-name="ce5">
            <text:p>-0.402</text:p>
          </table:table-cell>
          <table:table-cell office:value-type="float" office:value="-1.1040000000000001" table:style-name="ce1">
            <text:p>-1.104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7.6455230000000004E-4" table:style-name="ce1">
            <text:p>0.000764552</text:p>
          </table:table-cell>
          <table:table-cell office:value-type="float" office:value="-1.448317E-3" table:style-name="ce5">
            <text:p>-0.001448317</text:p>
          </table:table-cell>
          <table:table-cell office:value-type="float" office:value="0.71399999999999997" table:style-name="ce5">
            <text:p>0.714</text:p>
          </table:table-cell>
          <table:table-cell office:value-type="float" office:value="18.38" table:style-name="ce5">
            <text:p>18.38</text:p>
          </table:table-cell>
          <table:table-cell office:value-type="float" office:value="94.2" table:style-name="ce5">
            <text:p>94.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72"/>
        </table:table-row>
        <table:table-row table:style-name="ro1">
          <table:table-cell office:value-type="date" office:date-value="2014-07-23T07:00:00" table:style-name="ce2">
            <text:p>7/23/2014 7:00</text:p>
          </table:table-cell>
          <table:table-cell office:value-type="float" office:value="204.29166666666424" table:style-name="ce3">
            <text:p>204.2916667</text:p>
          </table:table-cell>
          <table:table-cell office:value-type="float" office:value="0" table:style-name="ce1">
            <text:p>0</text:p>
          </table:table-cell>
          <table:table-cell office:value-type="float" office:value="71.73" table:style-name="ce5">
            <text:p>71.73</text:p>
          </table:table-cell>
          <table:table-cell office:value-type="float" office:value="-16.43" table:style-name="ce1">
            <text:p>-16.43</text:p>
          </table:table-cell>
          <table:table-cell office:value-type="float" office:value="64.02" table:style-name="ce1">
            <text:p>64.02</text:p>
          </table:table-cell>
          <table:table-cell office:value-type="float" office:value="0.2304668" table:style-name="ce1">
            <text:p>0.2304668</text:p>
          </table:table-cell>
          <table:table-cell office:value-type="float" office:value="0.25822909999999999" table:style-name="ce5">
            <text:p>0.2582291</text:p>
          </table:table-cell>
          <table:table-cell office:value-type="float" office:value="0.83599999999999997" table:style-name="ce5">
            <text:p>0.836</text:p>
          </table:table-cell>
          <table:table-cell office:value-type="float" office:value="19.62" table:style-name="ce5">
            <text:p>19.62</text:p>
          </table:table-cell>
          <table:table-cell office:value-type="float" office:value="87.4" table:style-name="ce5">
            <text:p>87.4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72"/>
        </table:table-row>
        <table:table-row table:style-name="ro1">
          <table:table-cell office:value-type="date" office:date-value="2014-07-23T08:00:00" table:style-name="ce2">
            <text:p>7/23/2014 8:00</text:p>
          </table:table-cell>
          <table:table-cell office:value-type="float" office:value="204.33333333333576" table:style-name="ce3">
            <text:p>204.3333333</text:p>
          </table:table-cell>
          <table:table-cell office:value-type="float" office:value="0" table:style-name="ce1">
            <text:p>0</text:p>
          </table:table-cell>
          <table:table-cell office:value-type="float" office:value="246.9" table:style-name="ce5">
            <text:p>246.9</text:p>
          </table:table-cell>
          <table:table-cell office:value-type="float" office:value="-48.91" table:style-name="ce1">
            <text:p>-48.91</text:p>
          </table:table-cell>
          <table:table-cell office:value-type="float" office:value="228.3" table:style-name="ce1">
            <text:p>228.3</text:p>
          </table:table-cell>
          <table:table-cell office:value-type="float" office:value="0.82193470000000002" table:style-name="ce1">
            <text:p>0.8219347</text:p>
          </table:table-cell>
          <table:table-cell office:value-type="float" office:value="0.88895500000000005" table:style-name="ce5">
            <text:p>0.888955</text:p>
          </table:table-cell>
          <table:table-cell office:value-type="float" office:value="1.522" table:style-name="ce5">
            <text:p>1.522</text:p>
          </table:table-cell>
          <table:table-cell office:value-type="float" office:value="22.66" table:style-name="ce5">
            <text:p>22.66</text:p>
          </table:table-cell>
          <table:table-cell office:value-type="float" office:value="77.680000000000007" table:style-name="ce5">
            <text:p>77.68</text:p>
          </table:table-cell>
          <table:table-cell office:value-type="float" office:value="0.17299999999999999" table:style-name="ce1">
            <text:p>0.173</text:p>
          </table:table-cell>
          <table:table-cell table:number-columns-repeated="16372"/>
        </table:table-row>
        <table:table-row table:style-name="ro1">
          <table:table-cell office:value-type="date" office:date-value="2014-07-23T09:00:00" table:style-name="ce2">
            <text:p>7/23/2014 9:00</text:p>
          </table:table-cell>
          <table:table-cell office:value-type="float" office:value="204.375" table:style-name="ce3">
            <text:p>204.375</text:p>
          </table:table-cell>
          <table:table-cell office:value-type="float" office:value="0" table:style-name="ce1">
            <text:p>0</text:p>
          </table:table-cell>
          <table:table-cell office:value-type="float" office:value="457.6" table:style-name="ce5">
            <text:p>457.6</text:p>
          </table:table-cell>
          <table:table-cell office:value-type="float" office:value="-77.11" table:style-name="ce1">
            <text:p>-77.11</text:p>
          </table:table-cell>
          <table:table-cell office:value-type="float" office:value="406.3" table:style-name="ce1">
            <text:p>406.3</text:p>
          </table:table-cell>
          <table:table-cell office:value-type="float" office:value="1.4625349999999999" table:style-name="ce1">
            <text:p>1.462535</text:p>
          </table:table-cell>
          <table:table-cell office:value-type="float" office:value="1.6474359999999999" table:style-name="ce5">
            <text:p>1.647436</text:p>
          </table:table-cell>
          <table:table-cell office:value-type="float" office:value="2.25" table:style-name="ce5">
            <text:p>2.25</text:p>
          </table:table-cell>
          <table:table-cell office:value-type="float" office:value="25.49" table:style-name="ce5">
            <text:p>25.49</text:p>
          </table:table-cell>
          <table:table-cell office:value-type="float" office:value="65.33" table:style-name="ce5">
            <text:p>65.33</text:p>
          </table:table-cell>
          <table:table-cell office:value-type="float" office:value="0.34100000000000003" table:style-name="ce1">
            <text:p>0.341</text:p>
          </table:table-cell>
          <table:table-cell table:number-columns-repeated="16372"/>
        </table:table-row>
        <table:table-row table:style-name="ro1">
          <table:table-cell office:value-type="date" office:date-value="2014-07-23T10:00:00" table:style-name="ce2">
            <text:p>7/23/2014 10:00</text:p>
          </table:table-cell>
          <table:table-cell office:value-type="float" office:value="204.41666666666424" table:style-name="ce3">
            <text:p>204.4166667</text:p>
          </table:table-cell>
          <table:table-cell office:value-type="float" office:value="0" table:style-name="ce1">
            <text:p>0</text:p>
          </table:table-cell>
          <table:table-cell office:value-type="float" office:value="648.29999999999995" table:style-name="ce5">
            <text:p>648.3</text:p>
          </table:table-cell>
          <table:table-cell office:value-type="float" office:value="-96.3" table:style-name="ce1">
            <text:p>-96.3</text:p>
          </table:table-cell>
          <table:table-cell office:value-type="float" office:value="570.5" table:style-name="ce1">
            <text:p>570.5</text:p>
          </table:table-cell>
          <table:table-cell office:value-type="float" office:value="2.0537269999999999" table:style-name="ce1">
            <text:p>2.053727</text:p>
          </table:table-cell>
          <table:table-cell office:value-type="float" office:value="2.3339880000000002" table:style-name="ce5">
            <text:p>2.333988</text:p>
          </table:table-cell>
          <table:table-cell office:value-type="float" office:value="2.7410000000000001" table:style-name="ce5">
            <text:p>2.741</text:p>
          </table:table-cell>
          <table:table-cell office:value-type="float" office:value="27.92" table:style-name="ce5">
            <text:p>27.92</text:p>
          </table:table-cell>
          <table:table-cell office:value-type="float" office:value="54.88" table:style-name="ce5">
            <text:p>54.88</text:p>
          </table:table-cell>
          <table:table-cell office:value-type="float" office:value="0.51100000000000001" table:style-name="ce1">
            <text:p>0.511</text:p>
          </table:table-cell>
          <table:table-cell table:number-columns-repeated="16372"/>
        </table:table-row>
        <table:table-row table:style-name="ro1">
          <table:table-cell office:value-type="date" office:date-value="2014-07-23T11:00:00" table:style-name="ce2">
            <text:p>7/23/2014 11:00</text:p>
          </table:table-cell>
          <table:table-cell office:value-type="float" office:value="204.45833333333576" table:style-name="ce3">
            <text:p>204.4583333</text:p>
          </table:table-cell>
          <table:table-cell office:value-type="float" office:value="0" table:style-name="ce1">
            <text:p>0</text:p>
          </table:table-cell>
          <table:table-cell office:value-type="float" office:value="811" table:style-name="ce5">
            <text:p>811</text:p>
          </table:table-cell>
          <table:table-cell office:value-type="float" office:value="-107.6" table:style-name="ce1">
            <text:p>-107.6</text:p>
          </table:table-cell>
          <table:table-cell office:value-type="float" office:value="709.7" table:style-name="ce1">
            <text:p>709.7</text:p>
          </table:table-cell>
          <table:table-cell office:value-type="float" office:value="2.5547430000000002" table:style-name="ce1">
            <text:p>2.554743</text:p>
          </table:table-cell>
          <table:table-cell office:value-type="float" office:value="2.9200149999999998" table:style-name="ce5">
            <text:p>2.920015</text:p>
          </table:table-cell>
          <table:table-cell office:value-type="float" office:value="2.8359999999999999" table:style-name="ce5">
            <text:p>2.836</text:p>
          </table:table-cell>
          <table:table-cell office:value-type="float" office:value="29.43" table:style-name="ce5">
            <text:p>29.43</text:p>
          </table:table-cell>
          <table:table-cell office:value-type="float" office:value="49.12" table:style-name="ce5">
            <text:p>49.12</text:p>
          </table:table-cell>
          <table:table-cell office:value-type="float" office:value="0.64900000000000002" table:style-name="ce1">
            <text:p>0.649</text:p>
          </table:table-cell>
          <table:table-cell table:number-columns-repeated="16372"/>
        </table:table-row>
        <table:table-row table:style-name="ro1">
          <table:table-cell office:value-type="date" office:date-value="2014-07-23T12:00:00" table:style-name="ce2">
            <text:p>7/23/2014 12:00</text:p>
          </table:table-cell>
          <table:table-cell office:value-type="float" office:value="204.5" table:style-name="ce3">
            <text:p>204.5</text:p>
          </table:table-cell>
          <table:table-cell office:value-type="float" office:value="0" table:style-name="ce1">
            <text:p>0</text:p>
          </table:table-cell>
          <table:table-cell office:value-type="float" office:value="924" table:style-name="ce5">
            <text:p>924</text:p>
          </table:table-cell>
          <table:table-cell office:value-type="float" office:value="-111.8" table:style-name="ce1">
            <text:p>-111.8</text:p>
          </table:table-cell>
          <table:table-cell office:value-type="float" office:value="807" table:style-name="ce1">
            <text:p>807</text:p>
          </table:table-cell>
          <table:table-cell office:value-type="float" office:value="2.9057369999999998" table:style-name="ce1">
            <text:p>2.905737</text:p>
          </table:table-cell>
          <table:table-cell office:value-type="float" office:value="3.3277269999999999" table:style-name="ce5">
            <text:p>3.327727</text:p>
          </table:table-cell>
          <table:table-cell office:value-type="float" office:value="2.472" table:style-name="ce5">
            <text:p>2.472</text:p>
          </table:table-cell>
          <table:table-cell office:value-type="float" office:value="30.41" table:style-name="ce5">
            <text:p>30.41</text:p>
          </table:table-cell>
          <table:table-cell office:value-type="float" office:value="49.19" table:style-name="ce5">
            <text:p>49.19</text:p>
          </table:table-cell>
          <table:table-cell office:value-type="float" office:value="0.73799999999999999" table:style-name="ce1">
            <text:p>0.738</text:p>
          </table:table-cell>
          <table:table-cell table:number-columns-repeated="16372"/>
        </table:table-row>
        <table:table-row table:style-name="ro1">
          <table:table-cell office:value-type="date" office:date-value="2014-07-23T13:00:00" table:style-name="ce2">
            <text:p>7/23/2014 13:00</text:p>
          </table:table-cell>
          <table:table-cell office:value-type="float" office:value="204.54166666666424" table:style-name="ce3">
            <text:p>204.5416667</text:p>
          </table:table-cell>
          <table:table-cell office:value-type="float" office:value="0" table:style-name="ce1">
            <text:p>0</text:p>
          </table:table-cell>
          <table:table-cell office:value-type="float" office:value="977" table:style-name="ce5">
            <text:p>977</text:p>
          </table:table-cell>
          <table:table-cell office:value-type="float" office:value="-112.2" table:style-name="ce1">
            <text:p>-112.2</text:p>
          </table:table-cell>
          <table:table-cell office:value-type="float" office:value="855" table:style-name="ce1">
            <text:p>855</text:p>
          </table:table-cell>
          <table:table-cell office:value-type="float" office:value="3.0784669999999998" table:style-name="ce1">
            <text:p>3.078467</text:p>
          </table:table-cell>
          <table:table-cell office:value-type="float" office:value="3.5187050000000002" table:style-name="ce5">
            <text:p>3.518705</text:p>
          </table:table-cell>
          <table:table-cell office:value-type="float" office:value="1.845" table:style-name="ce5">
            <text:p>1.845</text:p>
          </table:table-cell>
          <table:table-cell office:value-type="float" office:value="31.05" table:style-name="ce5">
            <text:p>31.05</text:p>
          </table:table-cell>
          <table:table-cell office:value-type="float" office:value="44.09" table:style-name="ce5">
            <text:p>44.09</text:p>
          </table:table-cell>
          <table:table-cell office:value-type="float" office:value="0.77600000000000002" table:style-name="ce1">
            <text:p>0.776</text:p>
          </table:table-cell>
          <table:table-cell table:number-columns-repeated="16372"/>
        </table:table-row>
        <table:table-row table:style-name="ro1">
          <table:table-cell office:value-type="date" office:date-value="2014-07-23T14:00:00" table:style-name="ce2">
            <text:p>7/23/2014 14:00</text:p>
          </table:table-cell>
          <table:table-cell office:value-type="float" office:value="204.58333333333576" table:style-name="ce3">
            <text:p>204.5833333</text:p>
          </table:table-cell>
          <table:table-cell office:value-type="float" office:value="0" table:style-name="ce1">
            <text:p>0</text:p>
          </table:table-cell>
          <table:table-cell office:value-type="float" office:value="966" table:style-name="ce5">
            <text:p>966</text:p>
          </table:table-cell>
          <table:table-cell office:value-type="float" office:value="-112.4" table:style-name="ce1">
            <text:p>-112.4</text:p>
          </table:table-cell>
          <table:table-cell office:value-type="float" office:value="852" table:style-name="ce1">
            <text:p>852</text:p>
          </table:table-cell>
          <table:table-cell office:value-type="float" office:value="3.066036" table:style-name="ce1">
            <text:p>3.066036</text:p>
          </table:table-cell>
          <table:table-cell office:value-type="float" office:value="3.4793370000000001" table:style-name="ce5">
            <text:p>3.479337</text:p>
          </table:table-cell>
          <table:table-cell office:value-type="float" office:value="1.5780000000000001" table:style-name="ce5">
            <text:p>1.578</text:p>
          </table:table-cell>
          <table:table-cell office:value-type="float" office:value="31.77" table:style-name="ce5">
            <text:p>31.77</text:p>
          </table:table-cell>
          <table:table-cell office:value-type="float" office:value="40.33" table:style-name="ce5">
            <text:p>40.33</text:p>
          </table:table-cell>
          <table:table-cell office:value-type="float" office:value="0.77200000000000002" table:style-name="ce1">
            <text:p>0.772</text:p>
          </table:table-cell>
          <table:table-cell table:number-columns-repeated="16372"/>
        </table:table-row>
        <table:table-row table:style-name="ro1">
          <table:table-cell office:value-type="date" office:date-value="2014-07-23T15:00:00" table:style-name="ce2">
            <text:p>7/23/2014 15:00</text:p>
          </table:table-cell>
          <table:table-cell office:value-type="float" office:value="204.625" table:style-name="ce3">
            <text:p>204.625</text:p>
          </table:table-cell>
          <table:table-cell office:value-type="float" office:value="0" table:style-name="ce1">
            <text:p>0</text:p>
          </table:table-cell>
          <table:table-cell office:value-type="float" office:value="904" table:style-name="ce5">
            <text:p>904</text:p>
          </table:table-cell>
          <table:table-cell office:value-type="float" office:value="-112.9" table:style-name="ce1">
            <text:p>-112.9</text:p>
          </table:table-cell>
          <table:table-cell office:value-type="float" office:value="798.2" table:style-name="ce1">
            <text:p>798.2</text:p>
          </table:table-cell>
          <table:table-cell office:value-type="float" office:value="2.8735240000000002" table:style-name="ce1">
            <text:p>2.873524</text:p>
          </table:table-cell>
          <table:table-cell office:value-type="float" office:value="3.2537370000000001" table:style-name="ce5">
            <text:p>3.253737</text:p>
          </table:table-cell>
          <table:table-cell office:value-type="float" office:value="1.4370000000000001" table:style-name="ce5">
            <text:p>1.437</text:p>
          </table:table-cell>
          <table:table-cell office:value-type="float" office:value="32.31" table:style-name="ce5">
            <text:p>32.31</text:p>
          </table:table-cell>
          <table:table-cell office:value-type="float" office:value="41.3" table:style-name="ce5">
            <text:p>41.3</text:p>
          </table:table-cell>
          <table:table-cell office:value-type="float" office:value="0.72399999999999998" table:style-name="ce1">
            <text:p>0.724</text:p>
          </table:table-cell>
          <table:table-cell table:number-columns-repeated="16372"/>
        </table:table-row>
        <table:table-row table:style-name="ro1">
          <table:table-cell office:value-type="date" office:date-value="2014-07-23T16:00:00" table:style-name="ce2">
            <text:p>7/23/2014 16:00</text:p>
          </table:table-cell>
          <table:table-cell office:value-type="float" office:value="204.66666666666424" table:style-name="ce3">
            <text:p>204.6666667</text:p>
          </table:table-cell>
          <table:table-cell office:value-type="float" office:value="0" table:style-name="ce1">
            <text:p>0</text:p>
          </table:table-cell>
          <table:table-cell office:value-type="float" office:value="784.2" table:style-name="ce5">
            <text:p>784.2</text:p>
          </table:table-cell>
          <table:table-cell office:value-type="float" office:value="-106.7" table:style-name="ce1">
            <text:p>-106.7</text:p>
          </table:table-cell>
          <table:table-cell office:value-type="float" office:value="691.8" table:style-name="ce1">
            <text:p>691.8</text:p>
          </table:table-cell>
          <table:table-cell office:value-type="float" office:value="2.4904649999999999" table:style-name="ce1">
            <text:p>2.490465</text:p>
          </table:table-cell>
          <table:table-cell office:value-type="float" office:value="2.8231730000000002" table:style-name="ce5">
            <text:p>2.823173</text:p>
          </table:table-cell>
          <table:table-cell office:value-type="float" office:value="1.6830000000000001" table:style-name="ce5">
            <text:p>1.683</text:p>
          </table:table-cell>
          <table:table-cell office:value-type="float" office:value="32.93" table:style-name="ce5">
            <text:p>32.93</text:p>
          </table:table-cell>
          <table:table-cell office:value-type="float" office:value="40.130000000000003" table:style-name="ce5">
            <text:p>40.13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72"/>
        </table:table-row>
        <table:table-row table:style-name="ro1">
          <table:table-cell office:value-type="date" office:date-value="2014-07-23T17:00:00" table:style-name="ce2">
            <text:p>7/23/2014 17:00</text:p>
          </table:table-cell>
          <table:table-cell office:value-type="float" office:value="204.70833333333576" table:style-name="ce3">
            <text:p>204.7083333</text:p>
          </table:table-cell>
          <table:table-cell office:value-type="float" office:value="0" table:style-name="ce1">
            <text:p>0</text:p>
          </table:table-cell>
          <table:table-cell office:value-type="float" office:value="614.70000000000005" table:style-name="ce5">
            <text:p>614.7</text:p>
          </table:table-cell>
          <table:table-cell office:value-type="float" office:value="-93" table:style-name="ce1">
            <text:p>-93</text:p>
          </table:table-cell>
          <table:table-cell office:value-type="float" office:value="545.6" table:style-name="ce1">
            <text:p>545.6</text:p>
          </table:table-cell>
          <table:table-cell office:value-type="float" office:value="1.964205" table:style-name="ce1">
            <text:p>1.964205</text:p>
          </table:table-cell>
          <table:table-cell office:value-type="float" office:value="2.2127629999999998" table:style-name="ce5">
            <text:p>2.212763</text:p>
          </table:table-cell>
          <table:table-cell office:value-type="float" office:value="1.361" table:style-name="ce5">
            <text:p>1.361</text:p>
          </table:table-cell>
          <table:table-cell office:value-type="float" office:value="33.11" table:style-name="ce5">
            <text:p>33.11</text:p>
          </table:table-cell>
          <table:table-cell office:value-type="float" office:value="37.200000000000003" table:style-name="ce5">
            <text:p>37.2</text:p>
          </table:table-cell>
          <table:table-cell office:value-type="float" office:value="0.499" table:style-name="ce1">
            <text:p>0.499</text:p>
          </table:table-cell>
          <table:table-cell table:number-columns-repeated="16372"/>
        </table:table-row>
        <table:table-row table:style-name="ro1">
          <table:table-cell office:value-type="date" office:date-value="2014-07-23T18:00:00" table:style-name="ce2">
            <text:p>7/23/2014 18:00</text:p>
          </table:table-cell>
          <table:table-cell office:value-type="float" office:value="204.75" table:style-name="ce3">
            <text:p>204.75</text:p>
          </table:table-cell>
          <table:table-cell office:value-type="float" office:value="0" table:style-name="ce1">
            <text:p>0</text:p>
          </table:table-cell>
          <table:table-cell office:value-type="float" office:value="409.3" table:style-name="ce5">
            <text:p>409.3</text:p>
          </table:table-cell>
          <table:table-cell office:value-type="float" office:value="-70.69" table:style-name="ce1">
            <text:p>-70.69</text:p>
          </table:table-cell>
          <table:table-cell office:value-type="float" office:value="370.7" table:style-name="ce1">
            <text:p>370.7</text:p>
          </table:table-cell>
          <table:table-cell office:value-type="float" office:value="1.3345309999999999" table:style-name="ce1">
            <text:p>1.334531</text:p>
          </table:table-cell>
          <table:table-cell office:value-type="float" office:value="1.473614" table:style-name="ce5">
            <text:p>1.473614</text:p>
          </table:table-cell>
          <table:table-cell office:value-type="float" office:value="0.98499999999999999" table:style-name="ce5">
            <text:p>0.985</text:p>
          </table:table-cell>
          <table:table-cell office:value-type="float" office:value="32.85" table:style-name="ce5">
            <text:p>32.85</text:p>
          </table:table-cell>
          <table:table-cell office:value-type="float" office:value="39.53" table:style-name="ce5">
            <text:p>39.53</text:p>
          </table:table-cell>
          <table:table-cell office:value-type="float" office:value="0.316" table:style-name="ce1">
            <text:p>0.316</text:p>
          </table:table-cell>
          <table:table-cell table:number-columns-repeated="16372"/>
        </table:table-row>
        <table:table-row table:style-name="ro1">
          <table:table-cell office:value-type="date" office:date-value="2014-07-23T19:00:00" table:style-name="ce2">
            <text:p>7/23/2014 19:00</text:p>
          </table:table-cell>
          <table:table-cell office:value-type="float" office:value="204.79166666666424" table:style-name="ce3">
            <text:p>204.7916667</text:p>
          </table:table-cell>
          <table:table-cell office:value-type="float" office:value="0" table:style-name="ce1">
            <text:p>0</text:p>
          </table:table-cell>
          <table:table-cell office:value-type="float" office:value="202.7" table:style-name="ce5">
            <text:p>202.7</text:p>
          </table:table-cell>
          <table:table-cell office:value-type="float" office:value="-40.44" table:style-name="ce1">
            <text:p>-40.44</text:p>
          </table:table-cell>
          <table:table-cell office:value-type="float" office:value="188.1" table:style-name="ce1">
            <text:p>188.1</text:p>
          </table:table-cell>
          <table:table-cell office:value-type="float" office:value="0.6773344" table:style-name="ce1">
            <text:p>0.6773344</text:p>
          </table:table-cell>
          <table:table-cell office:value-type="float" office:value="0.72975579999999995" table:style-name="ce5">
            <text:p>0.7297558</text:p>
          </table:table-cell>
          <table:table-cell office:value-type="float" office:value="1.095" table:style-name="ce5">
            <text:p>1.095</text:p>
          </table:table-cell>
          <table:table-cell office:value-type="float" office:value="31.58" table:style-name="ce5">
            <text:p>31.58</text:p>
          </table:table-cell>
          <table:table-cell office:value-type="float" office:value="47.42" table:style-name="ce5">
            <text:p>47.42</text:p>
          </table:table-cell>
          <table:table-cell office:value-type="float" office:value="0.151" table:style-name="ce1">
            <text:p>0.151</text:p>
          </table:table-cell>
          <table:table-cell table:number-columns-repeated="16372"/>
        </table:table-row>
        <table:table-row table:style-name="ro1">
          <table:table-cell office:value-type="date" office:date-value="2014-07-23T20:00:00" table:style-name="ce2">
            <text:p>7/23/2014 20:00</text:p>
          </table:table-cell>
          <table:table-cell office:value-type="float" office:value="204.83333333333576" table:style-name="ce3">
            <text:p>204.8333333</text:p>
          </table:table-cell>
          <table:table-cell office:value-type="float" office:value="0" table:style-name="ce1">
            <text:p>0</text:p>
          </table:table-cell>
          <table:table-cell office:value-type="float" office:value="39.51" table:style-name="ce5">
            <text:p>39.51</text:p>
          </table:table-cell>
          <table:table-cell office:value-type="float" office:value="-8.7200000000000006" table:style-name="ce1">
            <text:p>-8.72</text:p>
          </table:table-cell>
          <table:table-cell office:value-type="float" office:value="39.06" table:style-name="ce1">
            <text:p>39.06</text:p>
          </table:table-cell>
          <table:table-cell office:value-type="float" office:value="0.14061470000000001" table:style-name="ce1">
            <text:p>0.1406147</text:p>
          </table:table-cell>
          <table:table-cell office:value-type="float" office:value="0.14222589999999999" table:style-name="ce5">
            <text:p>0.1422259</text:p>
          </table:table-cell>
          <table:table-cell office:value-type="float" office:value="0.29599999999999999" table:style-name="ce5">
            <text:p>0.296</text:p>
          </table:table-cell>
          <table:table-cell office:value-type="float" office:value="28.36" table:style-name="ce5">
            <text:p>28.36</text:p>
          </table:table-cell>
          <table:table-cell office:value-type="float" office:value="74.099999999999994" table:style-name="ce5">
            <text:p>74.1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72"/>
        </table:table-row>
        <table:table-row table:style-name="ro1">
          <table:table-cell office:value-type="date" office:date-value="2014-07-23T21:00:00" table:style-name="ce2">
            <text:p>7/23/2014 21:00</text:p>
          </table:table-cell>
          <table:table-cell office:value-type="float" office:value="204.875" table:style-name="ce3">
            <text:p>204.875</text:p>
          </table:table-cell>
          <table:table-cell office:value-type="float" office:value="0" table:style-name="ce1">
            <text:p>0</text:p>
          </table:table-cell>
          <table:table-cell office:value-type="float" office:value="-4.0789999999999997" table:style-name="ce5">
            <text:p>-4.079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68564E-2" table:style-name="ce5">
            <text:p>-0.01468564</text:p>
          </table:table-cell>
          <table:table-cell office:value-type="float" office:value="0.54800000000000004" table:style-name="ce5">
            <text:p>0.548</text:p>
          </table:table-cell>
          <table:table-cell office:value-type="float" office:value="25.16" table:style-name="ce5">
            <text:p>25.16</text:p>
          </table:table-cell>
          <table:table-cell office:value-type="float" office:value="75.81" table:style-name="ce5">
            <text:p>75.81</text:p>
          </table:table-cell>
          <table:table-cell office:value-type="float" office:value="-1.7999999999999999E-2" table:style-name="ce1">
            <text:p>-0.018</text:p>
          </table:table-cell>
          <table:table-cell table:number-columns-repeated="16372"/>
        </table:table-row>
        <table:table-row table:style-name="ro1">
          <table:table-cell office:value-type="date" office:date-value="2014-07-23T22:00:00" table:style-name="ce2">
            <text:p>7/23/2014 22:00</text:p>
          </table:table-cell>
          <table:table-cell office:value-type="float" office:value="204.91666666666424" table:style-name="ce3">
            <text:p>204.9166667</text:p>
          </table:table-cell>
          <table:table-cell office:value-type="float" office:value="0" table:style-name="ce1">
            <text:p>0</text:p>
          </table:table-cell>
          <table:table-cell office:value-type="float" office:value="-3.23" table:style-name="ce5">
            <text:p>-3.23</text:p>
          </table:table-cell>
          <table:table-cell office:value-type="float" office:value="-0.40400000000000003" table:style-name="ce1">
            <text:p>-0.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626559999999999E-2" table:style-name="ce5">
            <text:p>-0.01162656</text:p>
          </table:table-cell>
          <table:table-cell office:value-type="float" office:value="1.17" table:style-name="ce5">
            <text:p>1.17</text:p>
          </table:table-cell>
          <table:table-cell office:value-type="float" office:value="23.55" table:style-name="ce5">
            <text:p>23.55</text:p>
          </table:table-cell>
          <table:table-cell office:value-type="float" office:value="78.599999999999994" table:style-name="ce5">
            <text:p>78.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72"/>
        </table:table-row>
        <table:table-row table:style-name="ro1">
          <table:table-cell office:value-type="date" office:date-value="2014-07-23T23:00:00" table:style-name="ce2">
            <text:p>7/23/2014 23:00</text:p>
          </table:table-cell>
          <table:table-cell office:value-type="float" office:value="204.95833333333576" table:style-name="ce3">
            <text:p>204.9583333</text:p>
          </table:table-cell>
          <table:table-cell office:value-type="float" office:value="0" table:style-name="ce1">
            <text:p>0</text:p>
          </table:table-cell>
          <table:table-cell office:value-type="float" office:value="-2.8410000000000002" table:style-name="ce5">
            <text:p>-2.841</text:p>
          </table:table-cell>
          <table:table-cell office:value-type="float" office:value="-0.64" table:style-name="ce1">
            <text:p>-0.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22852E-2" table:style-name="ce5">
            <text:p>-0.01022852</text:p>
          </table:table-cell>
          <table:table-cell office:value-type="float" office:value="1.3680000000000001" table:style-name="ce5">
            <text:p>1.368</text:p>
          </table:table-cell>
          <table:table-cell office:value-type="float" office:value="22.25" table:style-name="ce5">
            <text:p>22.25</text:p>
          </table:table-cell>
          <table:table-cell office:value-type="float" office:value="78.28" table:style-name="ce5">
            <text:p>78.2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72"/>
        </table:table-row>
        <table:table-row table:style-name="ro1">
          <table:table-cell office:value-type="date" office:date-value="2014-07-24T00:00:00" table:style-name="ce2">
            <text:p>7/24/2014 0:00</text:p>
          </table:table-cell>
          <table:table-cell office:value-type="float" office:value="205" table:style-name="ce3">
            <text:p>205</text:p>
          </table:table-cell>
          <table:table-cell office:value-type="float" office:value="0" table:style-name="ce1">
            <text:p>0</text:p>
          </table:table-cell>
          <table:table-cell office:value-type="float" office:value="-2.8279999999999998" table:style-name="ce5">
            <text:p>-2.828</text:p>
          </table:table-cell>
          <table:table-cell office:value-type="float" office:value="-0.54400000000000004" table:style-name="ce1">
            <text:p>-0.5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17901E-2" table:style-name="ce5">
            <text:p>-0.01017901</text:p>
          </table:table-cell>
          <table:table-cell office:value-type="float" office:value="1.6339999999999999" table:style-name="ce5">
            <text:p>1.634</text:p>
          </table:table-cell>
          <table:table-cell office:value-type="float" office:value="21.42" table:style-name="ce5">
            <text:p>21.42</text:p>
          </table:table-cell>
          <table:table-cell office:value-type="float" office:value="83.8" table:style-name="ce5">
            <text:p>83.8</text:p>
          </table:table-cell>
          <table:table-cell office:value-type="float" office:value="-4.0000000000000001E-3" table:style-name="ce1">
            <text:p>-0.004</text:p>
          </table:table-cell>
          <table:table-cell table:number-columns-repeated="16372"/>
        </table:table-row>
        <table:table-row table:style-name="ro1">
          <table:table-cell office:value-type="date" office:date-value="2014-07-24T01:00:00" table:style-name="ce2">
            <text:p>7/24/2014 1:00</text:p>
          </table:table-cell>
          <table:table-cell office:value-type="float" office:value="205.04166666666424" table:style-name="ce3">
            <text:p>205.0416667</text:p>
          </table:table-cell>
          <table:table-cell office:value-type="float" office:value="0" table:style-name="ce1">
            <text:p>0</text:p>
          </table:table-cell>
          <table:table-cell office:value-type="float" office:value="-2.919" table:style-name="ce5">
            <text:p>-2.919</text:p>
          </table:table-cell>
          <table:table-cell office:value-type="float" office:value="-0.59799999999999998" table:style-name="ce1">
            <text:p>-0.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506690000000001E-2" table:style-name="ce5">
            <text:p>-0.01050669</text:p>
          </table:table-cell>
          <table:table-cell office:value-type="float" office:value="1.419" table:style-name="ce5">
            <text:p>1.419</text:p>
          </table:table-cell>
          <table:table-cell office:value-type="float" office:value="20.51" table:style-name="ce5">
            <text:p>20.51</text:p>
          </table:table-cell>
          <table:table-cell office:value-type="float" office:value="85.2" table:style-name="ce5">
            <text:p>85.2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24T02:00:00" table:style-name="ce2">
            <text:p>7/24/2014 2:00</text:p>
          </table:table-cell>
          <table:table-cell office:value-type="float" office:value="205.08333333333576" table:style-name="ce3">
            <text:p>205.0833333</text:p>
          </table:table-cell>
          <table:table-cell office:value-type="float" office:value="0" table:style-name="ce1">
            <text:p>0</text:p>
          </table:table-cell>
          <table:table-cell office:value-type="float" office:value="-2.6930000000000001" table:style-name="ce5">
            <text:p>-2.693</text:p>
          </table:table-cell>
          <table:table-cell office:value-type="float" office:value="-0.77700000000000002" table:style-name="ce1">
            <text:p>-0.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6962339999999998E-3" table:style-name="ce5">
            <text:p>-0.009696234</text:p>
          </table:table-cell>
          <table:table-cell office:value-type="float" office:value="1.778" table:style-name="ce5">
            <text:p>1.778</text:p>
          </table:table-cell>
          <table:table-cell office:value-type="float" office:value="20.09" table:style-name="ce5">
            <text:p>20.09</text:p>
          </table:table-cell>
          <table:table-cell office:value-type="float" office:value="86.1" table:style-name="ce5">
            <text:p>86.1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24T03:00:00" table:style-name="ce2">
            <text:p>7/24/2014 3:00</text:p>
          </table:table-cell>
          <table:table-cell office:value-type="float" office:value="205.125" table:style-name="ce3">
            <text:p>205.125</text:p>
          </table:table-cell>
          <table:table-cell office:value-type="float" office:value="0" table:style-name="ce1">
            <text:p>0</text:p>
          </table:table-cell>
          <table:table-cell office:value-type="float" office:value="-2.6219999999999999" table:style-name="ce5">
            <text:p>-2.622</text:p>
          </table:table-cell>
          <table:table-cell office:value-type="float" office:value="-0.58699999999999997" table:style-name="ce1">
            <text:p>-0.5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4383780000000007E-3" table:style-name="ce5">
            <text:p>-0.009438378</text:p>
          </table:table-cell>
          <table:table-cell office:value-type="float" office:value="2.097" table:style-name="ce5">
            <text:p>2.097</text:p>
          </table:table-cell>
          <table:table-cell office:value-type="float" office:value="19.579999999999998" table:style-name="ce5">
            <text:p>19.58</text:p>
          </table:table-cell>
          <table:table-cell office:value-type="float" office:value="87.4" table:style-name="ce5">
            <text:p>87.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72"/>
        </table:table-row>
        <table:table-row table:style-name="ro1">
          <table:table-cell office:value-type="date" office:date-value="2014-07-24T04:00:00" table:style-name="ce2">
            <text:p>7/24/2014 4:00</text:p>
          </table:table-cell>
          <table:table-cell office:value-type="float" office:value="205.16666666666424" table:style-name="ce3">
            <text:p>205.1666667</text:p>
          </table:table-cell>
          <table:table-cell office:value-type="float" office:value="0" table:style-name="ce1">
            <text:p>0</text:p>
          </table:table-cell>
          <table:table-cell office:value-type="float" office:value="-2.57" table:style-name="ce5">
            <text:p>-2.57</text:p>
          </table:table-cell>
          <table:table-cell office:value-type="float" office:value="-0.63100000000000001" table:style-name="ce1">
            <text:p>-0.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2522479999999994E-3" table:style-name="ce5">
            <text:p>-0.009252248</text:p>
          </table:table-cell>
          <table:table-cell office:value-type="float" office:value="1.9079999999999999" table:style-name="ce5">
            <text:p>1.908</text:p>
          </table:table-cell>
          <table:table-cell office:value-type="float" office:value="19.34" table:style-name="ce5">
            <text:p>19.34</text:p>
          </table:table-cell>
          <table:table-cell office:value-type="float" office:value="89.7" table:style-name="ce5">
            <text:p>89.7</text:p>
          </table:table-cell>
          <table:table-cell office:value-type="float" office:value="-7.0000000000000001E-3" table:style-name="ce1">
            <text:p>-0.007</text:p>
          </table:table-cell>
          <table:table-cell table:number-columns-repeated="16372"/>
        </table:table-row>
        <table:table-row table:style-name="ro1">
          <table:table-cell office:value-type="date" office:date-value="2014-07-24T05:00:00" table:style-name="ce2">
            <text:p>7/24/2014 5:00</text:p>
          </table:table-cell>
          <table:table-cell office:value-type="float" office:value="205.20833333333576" table:style-name="ce3">
            <text:p>205.2083333</text:p>
          </table:table-cell>
          <table:table-cell office:value-type="float" office:value="0" table:style-name="ce1">
            <text:p>0</text:p>
          </table:table-cell>
          <table:table-cell office:value-type="float" office:value="-2.3849999999999998" table:style-name="ce5">
            <text:p>-2.385</text:p>
          </table:table-cell>
          <table:table-cell office:value-type="float" office:value="-0.73099999999999998" table:style-name="ce1">
            <text:p>-0.7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852500000000009E-3" table:style-name="ce5">
            <text:p>-0.00858525</text:p>
          </table:table-cell>
          <table:table-cell office:value-type="float" office:value="2.0329999999999999" table:style-name="ce5">
            <text:p>2.033</text:p>
          </table:table-cell>
          <table:table-cell office:value-type="float" office:value="19.05" table:style-name="ce5">
            <text:p>19.05</text:p>
          </table:table-cell>
          <table:table-cell office:value-type="float" office:value="87.2" table:style-name="ce5">
            <text:p>87.2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72"/>
        </table:table-row>
        <table:table-row table:style-name="ro1">
          <table:table-cell office:value-type="date" office:date-value="2014-07-24T06:00:00" table:style-name="ce2">
            <text:p>7/24/2014 6:00</text:p>
          </table:table-cell>
          <table:table-cell office:value-type="float" office:value="205.25" table:style-name="ce3">
            <text:p>205.25</text:p>
          </table:table-cell>
          <table:table-cell office:value-type="float" office:value="0" table:style-name="ce1">
            <text:p>0</text:p>
          </table:table-cell>
          <table:table-cell office:value-type="float" office:value="-0.75900000000000001" table:style-name="ce5">
            <text:p>-0.759</text:p>
          </table:table-cell>
          <table:table-cell office:value-type="float" office:value="-0.86299999999999999" table:style-name="ce1">
            <text:p>-0.863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4.177462E-4" table:style-name="ce1">
            <text:p>0.000417746</text:p>
          </table:table-cell>
          <table:table-cell office:value-type="float" office:value="-2.7328209999999999E-3" table:style-name="ce5">
            <text:p>-0.002732821</text:p>
          </table:table-cell>
          <table:table-cell office:value-type="float" office:value="2.29" table:style-name="ce5">
            <text:p>2.29</text:p>
          </table:table-cell>
          <table:table-cell office:value-type="float" office:value="19.32" table:style-name="ce5">
            <text:p>19.32</text:p>
          </table:table-cell>
          <table:table-cell office:value-type="float" office:value="86.9" table:style-name="ce5">
            <text:p>86.9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72"/>
        </table:table-row>
        <table:table-row table:style-name="ro1">
          <table:table-cell office:value-type="date" office:date-value="2014-07-24T07:00:00" table:style-name="ce2">
            <text:p>7/24/2014 7:00</text:p>
          </table:table-cell>
          <table:table-cell office:value-type="float" office:value="205.29166666666424" table:style-name="ce3">
            <text:p>205.2916667</text:p>
          </table:table-cell>
          <table:table-cell office:value-type="float" office:value="0" table:style-name="ce1">
            <text:p>0</text:p>
          </table:table-cell>
          <table:table-cell office:value-type="float" office:value="65.97" table:style-name="ce5">
            <text:p>65.97</text:p>
          </table:table-cell>
          <table:table-cell office:value-type="float" office:value="-17.03" table:style-name="ce1">
            <text:p>-17.03</text:p>
          </table:table-cell>
          <table:table-cell office:value-type="float" office:value="58.78" table:style-name="ce1">
            <text:p>58.78</text:p>
          </table:table-cell>
          <table:table-cell office:value-type="float" office:value="0.211593" table:style-name="ce1">
            <text:p>0.211593</text:p>
          </table:table-cell>
          <table:table-cell office:value-type="float" office:value="0.2374985" table:style-name="ce5">
            <text:p>0.2374985</text:p>
          </table:table-cell>
          <table:table-cell office:value-type="float" office:value="2.6190000000000002" table:style-name="ce5">
            <text:p>2.619</text:p>
          </table:table-cell>
          <table:table-cell office:value-type="float" office:value="20.39" table:style-name="ce5">
            <text:p>20.39</text:p>
          </table:table-cell>
          <table:table-cell office:value-type="float" office:value="77.400000000000006" table:style-name="ce5">
            <text:p>77.4</text:p>
          </table:table-cell>
          <table:table-cell office:value-type="float" office:value="7.4999999999999997E-2" table:style-name="ce1">
            <text:p>0.075</text:p>
          </table:table-cell>
          <table:table-cell table:number-columns-repeated="16372"/>
        </table:table-row>
        <table:table-row table:style-name="ro1">
          <table:table-cell office:value-type="date" office:date-value="2014-07-24T08:00:00" table:style-name="ce2">
            <text:p>7/24/2014 8:00</text:p>
          </table:table-cell>
          <table:table-cell office:value-type="float" office:value="205.33333333333576" table:style-name="ce3">
            <text:p>205.3333333</text:p>
          </table:table-cell>
          <table:table-cell office:value-type="float" office:value="0" table:style-name="ce1">
            <text:p>0</text:p>
          </table:table-cell>
          <table:table-cell office:value-type="float" office:value="246.1" table:style-name="ce5">
            <text:p>246.1</text:p>
          </table:table-cell>
          <table:table-cell office:value-type="float" office:value="-51.74" table:style-name="ce1">
            <text:p>-51.74</text:p>
          </table:table-cell>
          <table:table-cell office:value-type="float" office:value="223.3" table:style-name="ce1">
            <text:p>223.3</text:p>
          </table:table-cell>
          <table:table-cell office:value-type="float" office:value="0.80405409999999999" table:style-name="ce1">
            <text:p>0.8040541</text:p>
          </table:table-cell>
          <table:table-cell office:value-type="float" office:value="0.88607000000000002" table:style-name="ce5">
            <text:p>0.88607</text:p>
          </table:table-cell>
          <table:table-cell office:value-type="float" office:value="3.0710000000000002" table:style-name="ce5">
            <text:p>3.071</text:p>
          </table:table-cell>
          <table:table-cell office:value-type="float" office:value="23.07" table:style-name="ce5">
            <text:p>23.07</text:p>
          </table:table-cell>
          <table:table-cell office:value-type="float" office:value="66.09" table:style-name="ce5">
            <text:p>66.09</text:p>
          </table:table-cell>
          <table:table-cell office:value-type="float" office:value="0.20499999999999999" table:style-name="ce1">
            <text:p>0.205</text:p>
          </table:table-cell>
          <table:table-cell table:number-columns-repeated="16372"/>
        </table:table-row>
        <table:table-row table:style-name="ro1">
          <table:table-cell office:value-type="date" office:date-value="2014-07-24T09:00:00" table:style-name="ce2">
            <text:p>7/24/2014 9:00</text:p>
          </table:table-cell>
          <table:table-cell office:value-type="float" office:value="205.375" table:style-name="ce3">
            <text:p>205.375</text:p>
          </table:table-cell>
          <table:table-cell office:value-type="float" office:value="0" table:style-name="ce1">
            <text:p>0</text:p>
          </table:table-cell>
          <table:table-cell office:value-type="float" office:value="449.5" table:style-name="ce5">
            <text:p>449.5</text:p>
          </table:table-cell>
          <table:table-cell office:value-type="float" office:value="-81.2" table:style-name="ce1">
            <text:p>-81.2</text:p>
          </table:table-cell>
          <table:table-cell office:value-type="float" office:value="402.7" table:style-name="ce1">
            <text:p>402.7</text:p>
          </table:table-cell>
          <table:table-cell office:value-type="float" office:value="1.4496290000000001" table:style-name="ce1">
            <text:p>1.449629</text:p>
          </table:table-cell>
          <table:table-cell office:value-type="float" office:value="1.6183320000000001" table:style-name="ce5">
            <text:p>1.618332</text:p>
          </table:table-cell>
          <table:table-cell office:value-type="float" office:value="3.4129999999999998" table:style-name="ce5">
            <text:p>3.413</text:p>
          </table:table-cell>
          <table:table-cell office:value-type="float" office:value="25.97" table:style-name="ce5">
            <text:p>25.97</text:p>
          </table:table-cell>
          <table:table-cell office:value-type="float" office:value="56.94" table:style-name="ce5">
            <text:p>56.94</text:p>
          </table:table-cell>
          <table:table-cell office:value-type="float" office:value="0.373" table:style-name="ce1">
            <text:p>0.373</text:p>
          </table:table-cell>
          <table:table-cell table:number-columns-repeated="16372"/>
        </table:table-row>
        <table:table-row table:style-name="ro1">
          <table:table-cell office:value-type="date" office:date-value="2014-07-24T10:00:00" table:style-name="ce2">
            <text:p>7/24/2014 10:00</text:p>
          </table:table-cell>
          <table:table-cell office:value-type="float" office:value="205.41666666666424" table:style-name="ce3">
            <text:p>205.4166667</text:p>
          </table:table-cell>
          <table:table-cell office:value-type="float" office:value="0" table:style-name="ce1">
            <text:p>0</text:p>
          </table:table-cell>
          <table:table-cell office:value-type="float" office:value="644.70000000000005" table:style-name="ce5">
            <text:p>644.7</text:p>
          </table:table-cell>
          <table:table-cell office:value-type="float" office:value="-102.3" table:style-name="ce1">
            <text:p>-102.3</text:p>
          </table:table-cell>
          <table:table-cell office:value-type="float" office:value="572.70000000000005" table:style-name="ce1">
            <text:p>572.7</text:p>
          </table:table-cell>
          <table:table-cell office:value-type="float" office:value="2.061687" table:style-name="ce1">
            <text:p>2.061687</text:p>
          </table:table-cell>
          <table:table-cell office:value-type="float" office:value="2.321059" table:style-name="ce5">
            <text:p>2.321059</text:p>
          </table:table-cell>
          <table:table-cell office:value-type="float" office:value="3.702" table:style-name="ce5">
            <text:p>3.702</text:p>
          </table:table-cell>
          <table:table-cell office:value-type="float" office:value="28.35" table:style-name="ce5">
            <text:p>28.35</text:p>
          </table:table-cell>
          <table:table-cell office:value-type="float" office:value="48.53" table:style-name="ce5">
            <text:p>48.53</text:p>
          </table:table-cell>
          <table:table-cell office:value-type="float" office:value="0.54200000000000004" table:style-name="ce1">
            <text:p>0.542</text:p>
          </table:table-cell>
          <table:table-cell table:number-columns-repeated="16372"/>
        </table:table-row>
        <table:table-row table:style-name="ro1">
          <table:table-cell office:value-type="date" office:date-value="2014-07-24T11:00:00" table:style-name="ce2">
            <text:p>7/24/2014 11:00</text:p>
          </table:table-cell>
          <table:table-cell office:value-type="float" office:value="205.45833333333576" table:style-name="ce3">
            <text:p>205.4583333</text:p>
          </table:table-cell>
          <table:table-cell office:value-type="float" office:value="0" table:style-name="ce1">
            <text:p>0</text:p>
          </table:table-cell>
          <table:table-cell office:value-type="float" office:value="807" table:style-name="ce5">
            <text:p>807</text:p>
          </table:table-cell>
          <table:table-cell office:value-type="float" office:value="-115.3" table:style-name="ce1">
            <text:p>-115.3</text:p>
          </table:table-cell>
          <table:table-cell office:value-type="float" office:value="713.3" table:style-name="ce1">
            <text:p>713.3</text:p>
          </table:table-cell>
          <table:table-cell office:value-type="float" office:value="2.5677029999999998" table:style-name="ce1">
            <text:p>2.567703</text:p>
          </table:table-cell>
          <table:table-cell office:value-type="float" office:value="2.904121" table:style-name="ce5">
            <text:p>2.904121</text:p>
          </table:table-cell>
          <table:table-cell office:value-type="float" office:value="3.7839999999999998" table:style-name="ce5">
            <text:p>3.784</text:p>
          </table:table-cell>
          <table:table-cell office:value-type="float" office:value="30.23" table:style-name="ce5">
            <text:p>30.23</text:p>
          </table:table-cell>
          <table:table-cell office:value-type="float" office:value="43.82" table:style-name="ce5">
            <text:p>43.82</text:p>
          </table:table-cell>
          <table:table-cell office:value-type="float" office:value="0.68500000000000005" table:style-name="ce1">
            <text:p>0.685</text:p>
          </table:table-cell>
          <table:table-cell table:number-columns-repeated="16372"/>
        </table:table-row>
        <table:table-row table:style-name="ro1">
          <table:table-cell office:value-type="date" office:date-value="2014-07-24T12:00:00" table:style-name="ce2">
            <text:p>7/24/2014 12:00</text:p>
          </table:table-cell>
          <table:table-cell office:value-type="float" office:value="205.5" table:style-name="ce3">
            <text:p>205.5</text:p>
          </table:table-cell>
          <table:table-cell office:value-type="float" office:value="0" table:style-name="ce1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-122.7" table:style-name="ce1">
            <text:p>-122.7</text:p>
          </table:table-cell>
          <table:table-cell office:value-type="float" office:value="810" table:style-name="ce1">
            <text:p>810</text:p>
          </table:table-cell>
          <table:table-cell office:value-type="float" office:value="2.9148710000000002" table:style-name="ce1">
            <text:p>2.914871</text:p>
          </table:table-cell>
          <table:table-cell office:value-type="float" office:value="3.3198050000000001" table:style-name="ce5">
            <text:p>3.319805</text:p>
          </table:table-cell>
          <table:table-cell office:value-type="float" office:value="3.3849999999999998" table:style-name="ce5">
            <text:p>3.385</text:p>
          </table:table-cell>
          <table:table-cell office:value-type="float" office:value="31.83" table:style-name="ce5">
            <text:p>31.83</text:p>
          </table:table-cell>
          <table:table-cell office:value-type="float" office:value="38.04" table:style-name="ce5">
            <text:p>38.04</text:p>
          </table:table-cell>
          <table:table-cell office:value-type="float" office:value="0.78600000000000003" table:style-name="ce1">
            <text:p>0.786</text:p>
          </table:table-cell>
          <table:table-cell table:number-columns-repeated="16372"/>
        </table:table-row>
        <table:table-row table:style-name="ro1">
          <table:table-cell office:value-type="date" office:date-value="2014-07-24T13:00:00" table:style-name="ce2">
            <text:p>7/24/2014 13:00</text:p>
          </table:table-cell>
          <table:table-cell office:value-type="float" office:value="205.54166666666424" table:style-name="ce3">
            <text:p>205.5416667</text:p>
          </table:table-cell>
          <table:table-cell office:value-type="float" office:value="0" table:style-name="ce1">
            <text:p>0</text:p>
          </table:table-cell>
          <table:table-cell office:value-type="float" office:value="976" table:style-name="ce5">
            <text:p>976</text:p>
          </table:table-cell>
          <table:table-cell office:value-type="float" office:value="-126.9" table:style-name="ce1">
            <text:p>-126.9</text:p>
          </table:table-cell>
          <table:table-cell office:value-type="float" office:value="854" table:style-name="ce1">
            <text:p>854</text:p>
          </table:table-cell>
          <table:table-cell office:value-type="float" office:value="3.073013" table:style-name="ce1">
            <text:p>3.073013</text:p>
          </table:table-cell>
          <table:table-cell office:value-type="float" office:value="3.513112" table:style-name="ce5">
            <text:p>3.513112</text:p>
          </table:table-cell>
          <table:table-cell office:value-type="float" office:value="2.84" table:style-name="ce5">
            <text:p>2.84</text:p>
          </table:table-cell>
          <table:table-cell office:value-type="float" office:value="32.94" table:style-name="ce5">
            <text:p>32.94</text:p>
          </table:table-cell>
          <table:table-cell office:value-type="float" office:value="34.01" table:style-name="ce5">
            <text:p>34.01</text:p>
          </table:table-cell>
          <table:table-cell office:value-type="float" office:value="0.83099999999999996" table:style-name="ce1">
            <text:p>0.831</text:p>
          </table:table-cell>
          <table:table-cell table:number-columns-repeated="16372"/>
        </table:table-row>
        <table:table-row table:style-name="ro1">
          <table:table-cell office:value-type="date" office:date-value="2014-07-24T14:00:00" table:style-name="ce2">
            <text:p>7/24/2014 14:00</text:p>
          </table:table-cell>
          <table:table-cell office:value-type="float" office:value="205.58333333333576" table:style-name="ce3">
            <text:p>205.5833333</text:p>
          </table:table-cell>
          <table:table-cell office:value-type="float" office:value="0" table:style-name="ce1">
            <text:p>0</text:p>
          </table:table-cell>
          <table:table-cell office:value-type="float" office:value="970" table:style-name="ce5">
            <text:p>970</text:p>
          </table:table-cell>
          <table:table-cell office:value-type="float" office:value="-128.6" table:style-name="ce1">
            <text:p>-128.6</text:p>
          </table:table-cell>
          <table:table-cell office:value-type="float" office:value="850" table:style-name="ce1">
            <text:p>850</text:p>
          </table:table-cell>
          <table:table-cell office:value-type="float" office:value="3.0608840000000002" table:style-name="ce1">
            <text:p>3.060884</text:p>
          </table:table-cell>
          <table:table-cell office:value-type="float" office:value="3.4934440000000002" table:style-name="ce5">
            <text:p>3.493444</text:p>
          </table:table-cell>
          <table:table-cell office:value-type="float" office:value="2.6880000000000002" table:style-name="ce5">
            <text:p>2.688</text:p>
          </table:table-cell>
          <table:table-cell office:value-type="float" office:value="33.5" table:style-name="ce5">
            <text:p>33.5</text:p>
          </table:table-cell>
          <table:table-cell office:value-type="float" office:value="30.65" table:style-name="ce5">
            <text:p>30.65</text:p>
          </table:table-cell>
          <table:table-cell office:value-type="float" office:value="0.83399999999999996" table:style-name="ce1">
            <text:p>0.834</text:p>
          </table:table-cell>
          <table:table-cell table:number-columns-repeated="16372"/>
        </table:table-row>
        <table:table-row table:style-name="ro1">
          <table:table-cell office:value-type="date" office:date-value="2014-07-24T15:00:00" table:style-name="ce2">
            <text:p>7/24/2014 15:00</text:p>
          </table:table-cell>
          <table:table-cell office:value-type="float" office:value="205.625" table:style-name="ce3">
            <text:p>205.625</text:p>
          </table:table-cell>
          <table:table-cell office:value-type="float" office:value="0" table:style-name="ce1">
            <text:p>0</text:p>
          </table:table-cell>
          <table:table-cell office:value-type="float" office:value="905" table:style-name="ce5">
            <text:p>905</text:p>
          </table:table-cell>
          <table:table-cell office:value-type="float" office:value="-125.9" table:style-name="ce1">
            <text:p>-125.9</text:p>
          </table:table-cell>
          <table:table-cell office:value-type="float" office:value="795.1" table:style-name="ce1">
            <text:p>795.1</text:p>
          </table:table-cell>
          <table:table-cell office:value-type="float" office:value="2.8624879999999999" table:style-name="ce1">
            <text:p>2.862488</text:p>
          </table:table-cell>
          <table:table-cell office:value-type="float" office:value="3.2583570000000002" table:style-name="ce5">
            <text:p>3.258357</text:p>
          </table:table-cell>
          <table:table-cell office:value-type="float" office:value="3.5310000000000001" table:style-name="ce5">
            <text:p>3.531</text:p>
          </table:table-cell>
          <table:table-cell office:value-type="float" office:value="33.72" table:style-name="ce5">
            <text:p>33.72</text:p>
          </table:table-cell>
          <table:table-cell office:value-type="float" office:value="31.79" table:style-name="ce5">
            <text:p>31.79</text:p>
          </table:table-cell>
          <table:table-cell office:value-type="float" office:value="0.81699999999999995" table:style-name="ce1">
            <text:p>0.817</text:p>
          </table:table-cell>
          <table:table-cell table:number-columns-repeated="16372"/>
        </table:table-row>
        <table:table-row table:style-name="ro1">
          <table:table-cell office:value-type="date" office:date-value="2014-07-24T16:00:00" table:style-name="ce2">
            <text:p>7/24/2014 16:00</text:p>
          </table:table-cell>
          <table:table-cell office:value-type="float" office:value="205.66666666666424" table:style-name="ce3">
            <text:p>205.6666667</text:p>
          </table:table-cell>
          <table:table-cell office:value-type="float" office:value="0" table:style-name="ce1">
            <text:p>0</text:p>
          </table:table-cell>
          <table:table-cell office:value-type="float" office:value="791.3" table:style-name="ce5">
            <text:p>791.3</text:p>
          </table:table-cell>
          <table:table-cell office:value-type="float" office:value="-118.6" table:style-name="ce1">
            <text:p>-118.6</text:p>
          </table:table-cell>
          <table:table-cell office:value-type="float" office:value="694.4" table:style-name="ce1">
            <text:p>694.4</text:p>
          </table:table-cell>
          <table:table-cell office:value-type="float" office:value="2.499692" table:style-name="ce1">
            <text:p>2.499692</text:p>
          </table:table-cell>
          <table:table-cell office:value-type="float" office:value="2.848576" table:style-name="ce5">
            <text:p>2.848576</text:p>
          </table:table-cell>
          <table:table-cell office:value-type="float" office:value="3.907" table:style-name="ce5">
            <text:p>3.907</text:p>
          </table:table-cell>
          <table:table-cell office:value-type="float" office:value="33.93" table:style-name="ce5">
            <text:p>33.93</text:p>
          </table:table-cell>
          <table:table-cell office:value-type="float" office:value="29.4" table:style-name="ce5">
            <text:p>29.4</text:p>
          </table:table-cell>
          <table:table-cell office:value-type="float" office:value="0.755" table:style-name="ce1">
            <text:p>0.755</text:p>
          </table:table-cell>
          <table:table-cell table:number-columns-repeated="16372"/>
        </table:table-row>
        <table:table-row table:style-name="ro1">
          <table:table-cell office:value-type="date" office:date-value="2014-07-24T17:00:00" table:style-name="ce2">
            <text:p>7/24/2014 17:00</text:p>
          </table:table-cell>
          <table:table-cell office:value-type="float" office:value="205.70833333333576" table:style-name="ce3">
            <text:p>205.7083333</text:p>
          </table:table-cell>
          <table:table-cell office:value-type="float" office:value="0" table:style-name="ce1">
            <text:p>0</text:p>
          </table:table-cell>
          <table:table-cell office:value-type="float" office:value="623.1" table:style-name="ce5">
            <text:p>623.1</text:p>
          </table:table-cell>
          <table:table-cell office:value-type="float" office:value="-103.4" table:style-name="ce1">
            <text:p>-103.4</text:p>
          </table:table-cell>
          <table:table-cell office:value-type="float" office:value="548" table:style-name="ce1">
            <text:p>548</text:p>
          </table:table-cell>
          <table:table-cell office:value-type="float" office:value="1.97272" table:style-name="ce1">
            <text:p>1.97272</text:p>
          </table:table-cell>
          <table:table-cell office:value-type="float" office:value="2.2432089999999998" table:style-name="ce5">
            <text:p>2.243209</text:p>
          </table:table-cell>
          <table:table-cell office:value-type="float" office:value="4.343" table:style-name="ce5">
            <text:p>4.343</text:p>
          </table:table-cell>
          <table:table-cell office:value-type="float" office:value="33.56" table:style-name="ce5">
            <text:p>33.56</text:p>
          </table:table-cell>
          <table:table-cell office:value-type="float" office:value="30.3" table:style-name="ce5">
            <text:p>30.3</text:p>
          </table:table-cell>
          <table:table-cell office:value-type="float" office:value="0.65" table:style-name="ce1">
            <text:p>0.65</text:p>
          </table:table-cell>
          <table:table-cell table:number-columns-repeated="16372"/>
        </table:table-row>
        <table:table-row table:style-name="ro1">
          <table:table-cell office:value-type="date" office:date-value="2014-07-24T18:00:00" table:style-name="ce2">
            <text:p>7/24/2014 18:00</text:p>
          </table:table-cell>
          <table:table-cell office:value-type="float" office:value="205.75" table:style-name="ce3">
            <text:p>205.75</text:p>
          </table:table-cell>
          <table:table-cell office:value-type="float" office:value="0" table:style-name="ce1">
            <text:p>0</text:p>
          </table:table-cell>
          <table:table-cell office:value-type="float" office:value="418.3" table:style-name="ce5">
            <text:p>418.3</text:p>
          </table:table-cell>
          <table:table-cell office:value-type="float" office:value="-79.17" table:style-name="ce1">
            <text:p>-79.17</text:p>
          </table:table-cell>
          <table:table-cell office:value-type="float" office:value="374.1" table:style-name="ce1">
            <text:p>374.1</text:p>
          </table:table-cell>
          <table:table-cell office:value-type="float" office:value="1.3466400000000001" table:style-name="ce1">
            <text:p>1.34664</text:p>
          </table:table-cell>
          <table:table-cell office:value-type="float" office:value="1.505946" table:style-name="ce5">
            <text:p>1.505946</text:p>
          </table:table-cell>
          <table:table-cell office:value-type="float" office:value="3.9750000000000001" table:style-name="ce5">
            <text:p>3.975</text:p>
          </table:table-cell>
          <table:table-cell office:value-type="float" office:value="32.979999999999997" table:style-name="ce5">
            <text:p>32.98</text:p>
          </table:table-cell>
          <table:table-cell office:value-type="float" office:value="29.78" table:style-name="ce5">
            <text:p>29.78</text:p>
          </table:table-cell>
          <table:table-cell office:value-type="float" office:value="0.47699999999999998" table:style-name="ce1">
            <text:p>0.477</text:p>
          </table:table-cell>
          <table:table-cell table:number-columns-repeated="16372"/>
        </table:table-row>
        <table:table-row table:style-name="ro1">
          <table:table-cell office:value-type="date" office:date-value="2014-07-24T19:00:00" table:style-name="ce2">
            <text:p>7/24/2014 19:00</text:p>
          </table:table-cell>
          <table:table-cell office:value-type="float" office:value="205.79166666666424" table:style-name="ce3">
            <text:p>205.7916667</text:p>
          </table:table-cell>
          <table:table-cell office:value-type="float" office:value="0" table:style-name="ce1">
            <text:p>0</text:p>
          </table:table-cell>
          <table:table-cell office:value-type="float" office:value="210.1" table:style-name="ce5">
            <text:p>210.1</text:p>
          </table:table-cell>
          <table:table-cell office:value-type="float" office:value="-46.22" table:style-name="ce1">
            <text:p>-46.22</text:p>
          </table:table-cell>
          <table:table-cell office:value-type="float" office:value="192.6" table:style-name="ce1">
            <text:p>192.6</text:p>
          </table:table-cell>
          <table:table-cell office:value-type="float" office:value="0.69321080000000002" table:style-name="ce1">
            <text:p>0.6932108</text:p>
          </table:table-cell>
          <table:table-cell office:value-type="float" office:value="0.75629080000000004" table:style-name="ce5">
            <text:p>0.7562908</text:p>
          </table:table-cell>
          <table:table-cell office:value-type="float" office:value="3.323" table:style-name="ce5">
            <text:p>3.323</text:p>
          </table:table-cell>
          <table:table-cell office:value-type="float" office:value="31.44" table:style-name="ce5">
            <text:p>31.44</text:p>
          </table:table-cell>
          <table:table-cell office:value-type="float" office:value="36.880000000000003" table:style-name="ce5">
            <text:p>36.88</text:p>
          </table:table-cell>
          <table:table-cell office:value-type="float" office:value="0.27500000000000002" table:style-name="ce1">
            <text:p>0.275</text:p>
          </table:table-cell>
          <table:table-cell table:number-columns-repeated="16372"/>
        </table:table-row>
        <table:table-row table:style-name="ro1">
          <table:table-cell office:value-type="date" office:date-value="2014-07-24T20:00:00" table:style-name="ce2">
            <text:p>7/24/2014 20:00</text:p>
          </table:table-cell>
          <table:table-cell office:value-type="float" office:value="205.83333333333576" table:style-name="ce3">
            <text:p>205.8333333</text:p>
          </table:table-cell>
          <table:table-cell office:value-type="float" office:value="0" table:style-name="ce1">
            <text:p>0</text:p>
          </table:table-cell>
          <table:table-cell office:value-type="float" office:value="41.08" table:style-name="ce5">
            <text:p>41.08</text:p>
          </table:table-cell>
          <table:table-cell office:value-type="float" office:value="-11.03" table:style-name="ce1">
            <text:p>-11.03</text:p>
          </table:table-cell>
          <table:table-cell office:value-type="float" office:value="37.380000000000003" table:style-name="ce1">
            <text:p>37.38</text:p>
          </table:table-cell>
          <table:table-cell office:value-type="float" office:value="0.13456090000000001" table:style-name="ce1">
            <text:p>0.1345609</text:p>
          </table:table-cell>
          <table:table-cell office:value-type="float" office:value="0.14787810000000001" table:style-name="ce5">
            <text:p>0.1478781</text:p>
          </table:table-cell>
          <table:table-cell office:value-type="float" office:value="2.7589999999999999" table:style-name="ce5">
            <text:p>2.759</text:p>
          </table:table-cell>
          <table:table-cell office:value-type="float" office:value="28.11" table:style-name="ce5">
            <text:p>28.11</text:p>
          </table:table-cell>
          <table:table-cell office:value-type="float" office:value="53.4" table:style-name="ce5">
            <text:p>53.4</text:p>
          </table:table-cell>
          <table:table-cell office:value-type="float" office:value="8.3000000000000004E-2" table:style-name="ce1">
            <text:p>0.083</text:p>
          </table:table-cell>
          <table:table-cell table:number-columns-repeated="16372"/>
        </table:table-row>
        <table:table-row table:style-name="ro1">
          <table:table-cell office:value-type="date" office:date-value="2014-07-24T21:00:00" table:style-name="ce2">
            <text:p>7/24/2014 21:00</text:p>
          </table:table-cell>
          <table:table-cell office:value-type="float" office:value="205.875" table:style-name="ce3">
            <text:p>205.875</text:p>
          </table:table-cell>
          <table:table-cell office:value-type="float" office:value="0" table:style-name="ce1">
            <text:p>0</text:p>
          </table:table-cell>
          <table:table-cell office:value-type="float" office:value="-3.2" table:style-name="ce5">
            <text:p>-3.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51833E-2" table:style-name="ce5">
            <text:p>-0.01151833</text:p>
          </table:table-cell>
          <table:table-cell office:value-type="float" office:value="2.7080000000000002" table:style-name="ce5">
            <text:p>2.708</text:p>
          </table:table-cell>
          <table:table-cell office:value-type="float" office:value="24.92" table:style-name="ce5">
            <text:p>24.92</text:p>
          </table:table-cell>
          <table:table-cell office:value-type="float" office:value="59.71" table:style-name="ce5">
            <text:p>59.71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2"/>
        </table:table-row>
        <table:table-row table:style-name="ro1">
          <table:table-cell office:value-type="date" office:date-value="2014-07-24T22:00:00" table:style-name="ce2">
            <text:p>7/24/2014 22:00</text:p>
          </table:table-cell>
          <table:table-cell office:value-type="float" office:value="205.91666666666424" table:style-name="ce3">
            <text:p>205.9166667</text:p>
          </table:table-cell>
          <table:table-cell office:value-type="float" office:value="0" table:style-name="ce1">
            <text:p>0</text:p>
          </table:table-cell>
          <table:table-cell office:value-type="float" office:value="-2.8889999999999998" table:style-name="ce5">
            <text:p>-2.889</text:p>
          </table:table-cell>
          <table:table-cell office:value-type="float" office:value="-0.32300000000000001" table:style-name="ce1">
            <text:p>-0.3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40021E-2" table:style-name="ce5">
            <text:p>-0.01040021</text:p>
          </table:table-cell>
          <table:table-cell office:value-type="float" office:value="3.077" table:style-name="ce5">
            <text:p>3.077</text:p>
          </table:table-cell>
          <table:table-cell office:value-type="float" office:value="23.98" table:style-name="ce5">
            <text:p>23.98</text:p>
          </table:table-cell>
          <table:table-cell office:value-type="float" office:value="59.51" table:style-name="ce5">
            <text:p>59.51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2"/>
        </table:table-row>
        <table:table-row table:style-name="ro1">
          <table:table-cell office:value-type="date" office:date-value="2014-07-24T23:00:00" table:style-name="ce2">
            <text:p>7/24/2014 23:00</text:p>
          </table:table-cell>
          <table:table-cell office:value-type="float" office:value="205.95833333333576" table:style-name="ce3">
            <text:p>205.9583333</text:p>
          </table:table-cell>
          <table:table-cell office:value-type="float" office:value="0" table:style-name="ce1">
            <text:p>0</text:p>
          </table:table-cell>
          <table:table-cell office:value-type="float" office:value="-2.7719999999999998" table:style-name="ce5">
            <text:p>-2.772</text:p>
          </table:table-cell>
          <table:table-cell office:value-type="float" office:value="-0.32300000000000001" table:style-name="ce1">
            <text:p>-0.3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9774719999999994E-3" table:style-name="ce5">
            <text:p>-0.009977472</text:p>
          </table:table-cell>
          <table:table-cell office:value-type="float" office:value="3.24" table:style-name="ce5">
            <text:p>3.24</text:p>
          </table:table-cell>
          <table:table-cell office:value-type="float" office:value="23.25" table:style-name="ce5">
            <text:p>23.25</text:p>
          </table:table-cell>
          <table:table-cell office:value-type="float" office:value="64.569999999999993" table:style-name="ce5">
            <text:p>64.57</text:p>
          </table:table-cell>
          <table:table-cell office:value-type="float" office:value="4.1000000000000002E-2" table:style-name="ce1">
            <text:p>0.041</text:p>
          </table:table-cell>
          <table:table-cell table:number-columns-repeated="16372"/>
        </table:table-row>
        <table:table-row table:style-name="ro1">
          <table:table-cell office:value-type="date" office:date-value="2014-07-25T00:00:00" table:style-name="ce2">
            <text:p>7/25/2014 0:00</text:p>
          </table:table-cell>
          <table:table-cell office:value-type="float" office:value="206" table:style-name="ce3">
            <text:p>206</text:p>
          </table:table-cell>
          <table:table-cell office:value-type="float" office:value="0" table:style-name="ce1">
            <text:p>0</text:p>
          </table:table-cell>
          <table:table-cell office:value-type="float" office:value="-2.444" table:style-name="ce5">
            <text:p>-2.444</text:p>
          </table:table-cell>
          <table:table-cell office:value-type="float" office:value="-0.55900000000000005" table:style-name="ce1">
            <text:p>-0.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7966169999999996E-3" table:style-name="ce5">
            <text:p>-0.008796617</text:p>
          </table:table-cell>
          <table:table-cell office:value-type="float" office:value="3.9119999999999999" table:style-name="ce5">
            <text:p>3.912</text:p>
          </table:table-cell>
          <table:table-cell office:value-type="float" office:value="23.15" table:style-name="ce5">
            <text:p>23.15</text:p>
          </table:table-cell>
          <table:table-cell office:value-type="float" office:value="64.540000000000006" table:style-name="ce5">
            <text:p>64.54</text:p>
          </table:table-cell>
          <table:table-cell office:value-type="float" office:value="4.5999999999999999E-2" table:style-name="ce1">
            <text:p>0.046</text:p>
          </table:table-cell>
          <table:table-cell table:number-columns-repeated="16372"/>
        </table:table-row>
        <table:table-row table:style-name="ro1">
          <table:table-cell office:value-type="date" office:date-value="2014-07-25T01:00:00" table:style-name="ce2">
            <text:p>7/25/2014 1:00</text:p>
          </table:table-cell>
          <table:table-cell office:value-type="float" office:value="206.04166666666424" table:style-name="ce3">
            <text:p>206.0416667</text:p>
          </table:table-cell>
          <table:table-cell office:value-type="float" office:value="0" table:style-name="ce1">
            <text:p>0</text:p>
          </table:table-cell>
          <table:table-cell office:value-type="float" office:value="-2.512" table:style-name="ce5">
            <text:p>-2.512</text:p>
          </table:table-cell>
          <table:table-cell office:value-type="float" office:value="-0.33300000000000002" table:style-name="ce1">
            <text:p>-0.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0418200000000008E-3" table:style-name="ce5">
            <text:p>-0.00904182</text:p>
          </table:table-cell>
          <table:table-cell office:value-type="float" office:value="4.0750000000000002" table:style-name="ce5">
            <text:p>4.075</text:p>
          </table:table-cell>
          <table:table-cell office:value-type="float" office:value="23.18" table:style-name="ce5">
            <text:p>23.18</text:p>
          </table:table-cell>
          <table:table-cell office:value-type="float" office:value="64.11" table:style-name="ce5">
            <text:p>64.11</text:p>
          </table:table-cell>
          <table:table-cell office:value-type="float" office:value="4.7E-2" table:style-name="ce1">
            <text:p>0.047</text:p>
          </table:table-cell>
          <table:table-cell table:number-columns-repeated="16372"/>
        </table:table-row>
        <table:table-row table:style-name="ro1">
          <table:table-cell office:value-type="date" office:date-value="2014-07-25T02:00:00" table:style-name="ce2">
            <text:p>7/25/2014 2:00</text:p>
          </table:table-cell>
          <table:table-cell office:value-type="float" office:value="206.08333333333576" table:style-name="ce3">
            <text:p>206.0833333</text:p>
          </table:table-cell>
          <table:table-cell office:value-type="float" office:value="0" table:style-name="ce1">
            <text:p>0</text:p>
          </table:table-cell>
          <table:table-cell office:value-type="float" office:value="-2.3319999999999999" table:style-name="ce5">
            <text:p>-2.332</text:p>
          </table:table-cell>
          <table:table-cell office:value-type="float" office:value="-0.32500000000000001" table:style-name="ce1">
            <text:p>-0.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3951530000000007E-3" table:style-name="ce5">
            <text:p>-0.008395153</text:p>
          </table:table-cell>
          <table:table-cell office:value-type="float" office:value="4.5309999999999997" table:style-name="ce5">
            <text:p>4.531</text:p>
          </table:table-cell>
          <table:table-cell office:value-type="float" office:value="23.04" table:style-name="ce5">
            <text:p>23.04</text:p>
          </table:table-cell>
          <table:table-cell office:value-type="float" office:value="66.599999999999994" table:style-name="ce5">
            <text:p>66.6</text:p>
          </table:table-cell>
          <table:table-cell office:value-type="float" office:value="0.05" table:style-name="ce1">
            <text:p>0.05</text:p>
          </table:table-cell>
          <table:table-cell table:number-columns-repeated="16372"/>
        </table:table-row>
        <table:table-row table:style-name="ro1">
          <table:table-cell office:value-type="date" office:date-value="2014-07-25T03:00:00" table:style-name="ce2">
            <text:p>7/25/2014 3:00</text:p>
          </table:table-cell>
          <table:table-cell office:value-type="float" office:value="206.125" table:style-name="ce3">
            <text:p>206.125</text:p>
          </table:table-cell>
          <table:table-cell office:value-type="float" office:value="0" table:style-name="ce1">
            <text:p>0</text:p>
          </table:table-cell>
          <table:table-cell office:value-type="float" office:value="-2.347" table:style-name="ce5">
            <text:p>-2.347</text:p>
          </table:table-cell>
          <table:table-cell office:value-type="float" office:value="-0.25600000000000001" table:style-name="ce1">
            <text:p>-0.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4494440000000004E-3" table:style-name="ce5">
            <text:p>-0.008449444</text:p>
          </table:table-cell>
          <table:table-cell office:value-type="float" office:value="4.3890000000000002" table:style-name="ce5">
            <text:p>4.389</text:p>
          </table:table-cell>
          <table:table-cell office:value-type="float" office:value="22.56" table:style-name="ce5">
            <text:p>22.56</text:p>
          </table:table-cell>
          <table:table-cell office:value-type="float" office:value="69.13" table:style-name="ce5">
            <text:p>69.13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2"/>
        </table:table-row>
        <table:table-row table:style-name="ro1">
          <table:table-cell office:value-type="date" office:date-value="2014-07-25T04:00:00" table:style-name="ce2">
            <text:p>7/25/2014 4:00</text:p>
          </table:table-cell>
          <table:table-cell office:value-type="float" office:value="206.16666666666424" table:style-name="ce3">
            <text:p>206.1666667</text:p>
          </table:table-cell>
          <table:table-cell office:value-type="float" office:value="0" table:style-name="ce1">
            <text:p>0</text:p>
          </table:table-cell>
          <table:table-cell office:value-type="float" office:value="-2.3639999999999999" table:style-name="ce5">
            <text:p>-2.364</text:p>
          </table:table-cell>
          <table:table-cell office:value-type="float" office:value="-0.19800000000000001" table:style-name="ce1">
            <text:p>-0.1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11467E-3" table:style-name="ce5">
            <text:p>-0.008511467</text:p>
          </table:table-cell>
          <table:table-cell office:value-type="float" office:value="4.3330000000000002" table:style-name="ce5">
            <text:p>4.333</text:p>
          </table:table-cell>
          <table:table-cell office:value-type="float" office:value="21.95" table:style-name="ce5">
            <text:p>21.95</text:p>
          </table:table-cell>
          <table:table-cell office:value-type="float" office:value="72.39" table:style-name="ce5">
            <text:p>72.39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2"/>
        </table:table-row>
        <table:table-row table:style-name="ro1">
          <table:table-cell office:value-type="date" office:date-value="2014-07-25T05:00:00" table:style-name="ce2">
            <text:p>7/25/2014 5:00</text:p>
          </table:table-cell>
          <table:table-cell office:value-type="float" office:value="206.20833333333576" table:style-name="ce3">
            <text:p>206.2083333</text:p>
          </table:table-cell>
          <table:table-cell office:value-type="float" office:value="0" table:style-name="ce1">
            <text:p>0</text:p>
          </table:table-cell>
          <table:table-cell office:value-type="float" office:value="-2.379" table:style-name="ce5">
            <text:p>-2.379</text:p>
          </table:table-cell>
          <table:table-cell office:value-type="float" office:value="-0.27500000000000002" table:style-name="ce1">
            <text:p>-0.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628490000000008E-3" table:style-name="ce5">
            <text:p>-0.008562849</text:p>
          </table:table-cell>
          <table:table-cell office:value-type="float" office:value="3.8809999999999998" table:style-name="ce5">
            <text:p>3.881</text:p>
          </table:table-cell>
          <table:table-cell office:value-type="float" office:value="21.08" table:style-name="ce5">
            <text:p>21.08</text:p>
          </table:table-cell>
          <table:table-cell office:value-type="float" office:value="73.22" table:style-name="ce5">
            <text:p>73.2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2"/>
        </table:table-row>
        <table:table-row table:style-name="ro1">
          <table:table-cell office:value-type="date" office:date-value="2014-07-25T06:00:00" table:style-name="ce2">
            <text:p>7/25/2014 6:00</text:p>
          </table:table-cell>
          <table:table-cell office:value-type="float" office:value="206.25" table:style-name="ce3">
            <text:p>206.25</text:p>
          </table:table-cell>
          <table:table-cell office:value-type="float" office:value="0" table:style-name="ce1">
            <text:p>0</text:p>
          </table:table-cell>
          <table:table-cell office:value-type="float" office:value="-0.77700000000000002" table:style-name="ce5">
            <text:p>-0.777</text:p>
          </table:table-cell>
          <table:table-cell office:value-type="float" office:value="-0.58199999999999996" table:style-name="ce1">
            <text:p>-0.582</text:p>
          </table:table-cell>
          <table:table-cell office:value-type="float" office:value="0.109" table:style-name="ce1">
            <text:p>0.109</text:p>
          </table:table-cell>
          <table:table-cell office:value-type="float" office:value="3.9126880000000001E-4" table:style-name="ce1">
            <text:p>0.000391269</text:p>
          </table:table-cell>
          <table:table-cell office:value-type="float" office:value="-2.7958119999999999E-3" table:style-name="ce5">
            <text:p>-0.002795812</text:p>
          </table:table-cell>
          <table:table-cell office:value-type="float" office:value="4.1449999999999996" table:style-name="ce5">
            <text:p>4.145</text:p>
          </table:table-cell>
          <table:table-cell office:value-type="float" office:value="21.04" table:style-name="ce5">
            <text:p>21.04</text:p>
          </table:table-cell>
          <table:table-cell office:value-type="float" office:value="74.459999999999994" table:style-name="ce5">
            <text:p>74.46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72"/>
        </table:table-row>
        <table:table-row table:style-name="ro1">
          <table:table-cell office:value-type="date" office:date-value="2014-07-25T07:00:00" table:style-name="ce2">
            <text:p>7/25/2014 7:00</text:p>
          </table:table-cell>
          <table:table-cell office:value-type="float" office:value="206.29166666666424" table:style-name="ce3">
            <text:p>206.2916667</text:p>
          </table:table-cell>
          <table:table-cell office:value-type="float" office:value="0" table:style-name="ce1">
            <text:p>0</text:p>
          </table:table-cell>
          <table:table-cell office:value-type="float" office:value="65.69" table:style-name="ce5">
            <text:p>65.69</text:p>
          </table:table-cell>
          <table:table-cell office:value-type="float" office:value="-17.190000000000001" table:style-name="ce1">
            <text:p>-17.19</text:p>
          </table:table-cell>
          <table:table-cell office:value-type="float" office:value="58.3" table:style-name="ce1">
            <text:p>58.3</text:p>
          </table:table-cell>
          <table:table-cell office:value-type="float" office:value="0.20988019999999999" table:style-name="ce1">
            <text:p>0.2098802</text:p>
          </table:table-cell>
          <table:table-cell office:value-type="float" office:value="0.23648920000000001" table:style-name="ce5">
            <text:p>0.2364892</text:p>
          </table:table-cell>
          <table:table-cell office:value-type="float" office:value="3.74" table:style-name="ce5">
            <text:p>3.74</text:p>
          </table:table-cell>
          <table:table-cell office:value-type="float" office:value="21.25" table:style-name="ce5">
            <text:p>21.25</text:p>
          </table:table-cell>
          <table:table-cell office:value-type="float" office:value="71.8" table:style-name="ce5">
            <text:p>71.8</text:p>
          </table:table-cell>
          <table:table-cell office:value-type="float" office:value="0.106" table:style-name="ce1">
            <text:p>0.106</text:p>
          </table:table-cell>
          <table:table-cell table:number-columns-repeated="16372"/>
        </table:table-row>
        <table:table-row table:style-name="ro1">
          <table:table-cell office:value-type="date" office:date-value="2014-07-25T08:00:00" table:style-name="ce2">
            <text:p>7/25/2014 8:00</text:p>
          </table:table-cell>
          <table:table-cell office:value-type="float" office:value="206.33333333333576" table:style-name="ce3">
            <text:p>206.3333333</text:p>
          </table:table-cell>
          <table:table-cell office:value-type="float" office:value="0" table:style-name="ce1">
            <text:p>0</text:p>
          </table:table-cell>
          <table:table-cell office:value-type="float" office:value="239.3" table:style-name="ce5">
            <text:p>239.3</text:p>
          </table:table-cell>
          <table:table-cell office:value-type="float" office:value="-52.89" table:style-name="ce1">
            <text:p>-52.89</text:p>
          </table:table-cell>
          <table:table-cell office:value-type="float" office:value="215.9" table:style-name="ce1">
            <text:p>215.9</text:p>
          </table:table-cell>
          <table:table-cell office:value-type="float" office:value="0.77723249999999999" table:style-name="ce1">
            <text:p>0.7772325</text:p>
          </table:table-cell>
          <table:table-cell office:value-type="float" office:value="0.86160680000000001" table:style-name="ce5">
            <text:p>0.8616068</text:p>
          </table:table-cell>
          <table:table-cell office:value-type="float" office:value="4.55" table:style-name="ce5">
            <text:p>4.55</text:p>
          </table:table-cell>
          <table:table-cell office:value-type="float" office:value="23.39" table:style-name="ce5">
            <text:p>23.39</text:p>
          </table:table-cell>
          <table:table-cell office:value-type="float" office:value="61.17" table:style-name="ce5">
            <text:p>61.17</text:p>
          </table:table-cell>
          <table:table-cell office:value-type="float" office:value="0.23599999999999999" table:style-name="ce1">
            <text:p>0.236</text:p>
          </table:table-cell>
          <table:table-cell table:number-columns-repeated="16372"/>
        </table:table-row>
        <table:table-row table:style-name="ro1">
          <table:table-cell office:value-type="date" office:date-value="2014-07-25T09:00:00" table:style-name="ce2">
            <text:p>7/25/2014 9:00</text:p>
          </table:table-cell>
          <table:table-cell office:value-type="float" office:value="206.375" table:style-name="ce3">
            <text:p>206.375</text:p>
          </table:table-cell>
          <table:table-cell office:value-type="float" office:value="0" table:style-name="ce1">
            <text:p>0</text:p>
          </table:table-cell>
          <table:table-cell office:value-type="float" office:value="451.6" table:style-name="ce5">
            <text:p>451.6</text:p>
          </table:table-cell>
          <table:table-cell office:value-type="float" office:value="-87.6" table:style-name="ce1">
            <text:p>-87.6</text:p>
          </table:table-cell>
          <table:table-cell office:value-type="float" office:value="403.5" table:style-name="ce1">
            <text:p>403.5</text:p>
          </table:table-cell>
          <table:table-cell office:value-type="float" office:value="1.4527589999999999" table:style-name="ce1">
            <text:p>1.452759</text:p>
          </table:table-cell>
          <table:table-cell office:value-type="float" office:value="1.6257239999999999" table:style-name="ce5">
            <text:p>1.625724</text:p>
          </table:table-cell>
          <table:table-cell office:value-type="float" office:value="5.4109999999999996" table:style-name="ce5">
            <text:p>5.411</text:p>
          </table:table-cell>
          <table:table-cell office:value-type="float" office:value="25.99" table:style-name="ce5">
            <text:p>25.99</text:p>
          </table:table-cell>
          <table:table-cell office:value-type="float" office:value="52.89" table:style-name="ce5">
            <text:p>52.89</text:p>
          </table:table-cell>
          <table:table-cell office:value-type="float" office:value="0.41299999999999998" table:style-name="ce1">
            <text:p>0.413</text:p>
          </table:table-cell>
          <table:table-cell table:number-columns-repeated="16372"/>
        </table:table-row>
        <table:table-row table:style-name="ro1">
          <table:table-cell office:value-type="date" office:date-value="2014-07-25T10:00:00" table:style-name="ce2">
            <text:p>7/25/2014 10:00</text:p>
          </table:table-cell>
          <table:table-cell office:value-type="float" office:value="206.41666666666424" table:style-name="ce3">
            <text:p>206.4166667</text:p>
          </table:table-cell>
          <table:table-cell office:value-type="float" office:value="0" table:style-name="ce1">
            <text:p>0</text:p>
          </table:table-cell>
          <table:table-cell office:value-type="float" office:value="649.79999999999995" table:style-name="ce5">
            <text:p>649.8</text:p>
          </table:table-cell>
          <table:table-cell office:value-type="float" office:value="-112.5" table:style-name="ce1">
            <text:p>-112.5</text:p>
          </table:table-cell>
          <table:table-cell office:value-type="float" office:value="577" table:style-name="ce1">
            <text:p>577</text:p>
          </table:table-cell>
          <table:table-cell office:value-type="float" office:value="2.0771630000000001" table:style-name="ce1">
            <text:p>2.077163</text:p>
          </table:table-cell>
          <table:table-cell office:value-type="float" office:value="2.3393989999999998" table:style-name="ce5">
            <text:p>2.339399</text:p>
          </table:table-cell>
          <table:table-cell office:value-type="float" office:value="5.5540000000000003" table:style-name="ce5">
            <text:p>5.554</text:p>
          </table:table-cell>
          <table:table-cell office:value-type="float" office:value="29.02" table:style-name="ce5">
            <text:p>29.02</text:p>
          </table:table-cell>
          <table:table-cell office:value-type="float" office:value="43.8" table:style-name="ce5">
            <text:p>43.8</text:p>
          </table:table-cell>
          <table:table-cell office:value-type="float" office:value="0.6" table:style-name="ce1">
            <text:p>0.6</text:p>
          </table:table-cell>
          <table:table-cell table:number-columns-repeated="16372"/>
        </table:table-row>
        <table:table-row table:style-name="ro1">
          <table:table-cell office:value-type="date" office:date-value="2014-07-25T11:00:00" table:style-name="ce2">
            <text:p>7/25/2014 11:00</text:p>
          </table:table-cell>
          <table:table-cell office:value-type="float" office:value="206.45833333333576" table:style-name="ce3">
            <text:p>206.4583333</text:p>
          </table:table-cell>
          <table:table-cell office:value-type="float" office:value="0" table:style-name="ce1">
            <text:p>0</text:p>
          </table:table-cell>
          <table:table-cell office:value-type="float" office:value="812" table:style-name="ce5">
            <text:p>812</text:p>
          </table:table-cell>
          <table:table-cell office:value-type="float" office:value="-129.4" table:style-name="ce1">
            <text:p>-129.4</text:p>
          </table:table-cell>
          <table:table-cell office:value-type="float" office:value="718.3" table:style-name="ce1">
            <text:p>718.3</text:p>
          </table:table-cell>
          <table:table-cell office:value-type="float" office:value="2.5858690000000002" table:style-name="ce1">
            <text:p>2.585869</text:p>
          </table:table-cell>
          <table:table-cell office:value-type="float" office:value="2.923448" table:style-name="ce5">
            <text:p>2.923448</text:p>
          </table:table-cell>
          <table:table-cell office:value-type="float" office:value="6.0919999999999996" table:style-name="ce5">
            <text:p>6.092</text:p>
          </table:table-cell>
          <table:table-cell office:value-type="float" office:value="31.05" table:style-name="ce5">
            <text:p>31.05</text:p>
          </table:table-cell>
          <table:table-cell office:value-type="float" office:value="38.76" table:style-name="ce5">
            <text:p>38.76</text:p>
          </table:table-cell>
          <table:table-cell office:value-type="float" office:value="0.76700000000000002" table:style-name="ce1">
            <text:p>0.767</text:p>
          </table:table-cell>
          <table:table-cell table:number-columns-repeated="16372"/>
        </table:table-row>
        <table:table-row table:style-name="ro1">
          <table:table-cell office:value-type="date" office:date-value="2014-07-25T12:00:00" table:style-name="ce2">
            <text:p>7/25/2014 12:00</text:p>
          </table:table-cell>
          <table:table-cell office:value-type="float" office:value="206.5" table:style-name="ce3">
            <text:p>206.5</text:p>
          </table:table-cell>
          <table:table-cell office:value-type="float" office:value="0" table:style-name="ce1">
            <text:p>0</text:p>
          </table:table-cell>
          <table:table-cell office:value-type="float" office:value="929" table:style-name="ce5">
            <text:p>929</text:p>
          </table:table-cell>
          <table:table-cell office:value-type="float" office:value="-138.69999999999999" table:style-name="ce1">
            <text:p>-138.7</text:p>
          </table:table-cell>
          <table:table-cell office:value-type="float" office:value="817" table:style-name="ce1">
            <text:p>817</text:p>
          </table:table-cell>
          <table:table-cell office:value-type="float" office:value="2.9398599999999999" table:style-name="ce1">
            <text:p>2.93986</text:p>
          </table:table-cell>
          <table:table-cell office:value-type="float" office:value="3.3430659999999999" table:style-name="ce5">
            <text:p>3.343066</text:p>
          </table:table-cell>
          <table:table-cell office:value-type="float" office:value="5.8410000000000002" table:style-name="ce5">
            <text:p>5.841</text:p>
          </table:table-cell>
          <table:table-cell office:value-type="float" office:value="32.61" table:style-name="ce5">
            <text:p>32.61</text:p>
          </table:table-cell>
          <table:table-cell office:value-type="float" office:value="34.549999999999997" table:style-name="ce5">
            <text:p>34.55</text:p>
          </table:table-cell>
          <table:table-cell office:value-type="float" office:value="0.871" table:style-name="ce1">
            <text:p>0.871</text:p>
          </table:table-cell>
          <table:table-cell table:number-columns-repeated="16372"/>
        </table:table-row>
        <table:table-row table:style-name="ro1">
          <table:table-cell office:value-type="date" office:date-value="2014-07-25T13:00:00" table:style-name="ce2">
            <text:p>7/25/2014 13:00</text:p>
          </table:table-cell>
          <table:table-cell office:value-type="float" office:value="206.54166666666424" table:style-name="ce3">
            <text:p>206.5416667</text:p>
          </table:table-cell>
          <table:table-cell office:value-type="float" office:value="0" table:style-name="ce1">
            <text:p>0</text:p>
          </table:table-cell>
          <table:table-cell office:value-type="float" office:value="985" table:style-name="ce5">
            <text:p>985</text:p>
          </table:table-cell>
          <table:table-cell office:value-type="float" office:value="-144.4" table:style-name="ce1">
            <text:p>-144.4</text:p>
          </table:table-cell>
          <table:table-cell office:value-type="float" office:value="862" table:style-name="ce1">
            <text:p>862</text:p>
          </table:table-cell>
          <table:table-cell office:value-type="float" office:value="3.102519" table:style-name="ce1">
            <text:p>3.102519</text:p>
          </table:table-cell>
          <table:table-cell office:value-type="float" office:value="3.5444399999999998" table:style-name="ce5">
            <text:p>3.54444</text:p>
          </table:table-cell>
          <table:table-cell office:value-type="float" office:value="5.8849999999999998" table:style-name="ce5">
            <text:p>5.885</text:p>
          </table:table-cell>
          <table:table-cell office:value-type="float" office:value="33.840000000000003" table:style-name="ce5">
            <text:p>33.84</text:p>
          </table:table-cell>
          <table:table-cell office:value-type="float" office:value="32.25" table:style-name="ce5">
            <text:p>32.25</text:p>
          </table:table-cell>
          <table:table-cell office:value-type="float" office:value="0.94099999999999995" table:style-name="ce1">
            <text:p>0.941</text:p>
          </table:table-cell>
          <table:table-cell table:number-columns-repeated="16372"/>
        </table:table-row>
        <table:table-row table:style-name="ro1">
          <table:table-cell office:value-type="date" office:date-value="2014-07-25T14:00:00" table:style-name="ce2">
            <text:p>7/25/2014 14:00</text:p>
          </table:table-cell>
          <table:table-cell office:value-type="float" office:value="206.58333333333576" table:style-name="ce3">
            <text:p>206.5833333</text:p>
          </table:table-cell>
          <table:table-cell office:value-type="float" office:value="0" table:style-name="ce1">
            <text:p>0</text:p>
          </table:table-cell>
          <table:table-cell office:value-type="float" office:value="981" table:style-name="ce5">
            <text:p>981</text:p>
          </table:table-cell>
          <table:table-cell office:value-type="float" office:value="-145.4" table:style-name="ce1">
            <text:p>-145.4</text:p>
          </table:table-cell>
          <table:table-cell office:value-type="float" office:value="859" table:style-name="ce1">
            <text:p>859</text:p>
          </table:table-cell>
          <table:table-cell office:value-type="float" office:value="3.0931890000000002" table:style-name="ce1">
            <text:p>3.093189</text:p>
          </table:table-cell>
          <table:table-cell office:value-type="float" office:value="3.5305559999999998" table:style-name="ce5">
            <text:p>3.530556</text:p>
          </table:table-cell>
          <table:table-cell office:value-type="float" office:value="5.5910000000000002" table:style-name="ce5">
            <text:p>5.591</text:p>
          </table:table-cell>
          <table:table-cell office:value-type="float" office:value="34.97" table:style-name="ce5">
            <text:p>34.97</text:p>
          </table:table-cell>
          <table:table-cell office:value-type="float" office:value="30.45" table:style-name="ce5">
            <text:p>30.45</text:p>
          </table:table-cell>
          <table:table-cell office:value-type="float" office:value="0.95899999999999996" table:style-name="ce1">
            <text:p>0.959</text:p>
          </table:table-cell>
          <table:table-cell table:number-columns-repeated="16372"/>
        </table:table-row>
        <table:table-row table:style-name="ro1">
          <table:table-cell office:value-type="date" office:date-value="2014-07-25T15:00:00" table:style-name="ce2">
            <text:p>7/25/2014 15:00</text:p>
          </table:table-cell>
          <table:table-cell office:value-type="float" office:value="206.625" table:style-name="ce3">
            <text:p>206.625</text:p>
          </table:table-cell>
          <table:table-cell office:value-type="float" office:value="0" table:style-name="ce1">
            <text:p>0</text:p>
          </table:table-cell>
          <table:table-cell office:value-type="float" office:value="917" table:style-name="ce5">
            <text:p>917</text:p>
          </table:table-cell>
          <table:table-cell office:value-type="float" office:value="-141" table:style-name="ce1">
            <text:p>-141</text:p>
          </table:table-cell>
          <table:table-cell office:value-type="float" office:value="805" table:style-name="ce1">
            <text:p>805</text:p>
          </table:table-cell>
          <table:table-cell office:value-type="float" office:value="2.8984329999999998" table:style-name="ce1">
            <text:p>2.898433</text:p>
          </table:table-cell>
          <table:table-cell office:value-type="float" office:value="3.302753" table:style-name="ce5">
            <text:p>3.302753</text:p>
          </table:table-cell>
          <table:table-cell office:value-type="float" office:value="5.3209999999999997" table:style-name="ce5">
            <text:p>5.321</text:p>
          </table:table-cell>
          <table:table-cell office:value-type="float" office:value="35.82" table:style-name="ce5">
            <text:p>35.82</text:p>
          </table:table-cell>
          <table:table-cell office:value-type="float" office:value="28.03" table:style-name="ce5">
            <text:p>28.03</text:p>
          </table:table-cell>
          <table:table-cell office:value-type="float" office:value="0.92900000000000005" table:style-name="ce1">
            <text:p>0.929</text:p>
          </table:table-cell>
          <table:table-cell table:number-columns-repeated="16372"/>
        </table:table-row>
        <table:table-row table:style-name="ro1">
          <table:table-cell office:value-type="date" office:date-value="2014-07-25T16:00:00" table:style-name="ce2">
            <text:p>7/25/2014 16:00</text:p>
          </table:table-cell>
          <table:table-cell office:value-type="float" office:value="206.66666666666424" table:style-name="ce3">
            <text:p>206.6666667</text:p>
          </table:table-cell>
          <table:table-cell office:value-type="float" office:value="0" table:style-name="ce1">
            <text:p>0</text:p>
          </table:table-cell>
          <table:table-cell office:value-type="float" office:value="796" table:style-name="ce5">
            <text:p>796</text:p>
          </table:table-cell>
          <table:table-cell office:value-type="float" office:value="-130.69999999999999" table:style-name="ce1">
            <text:p>-130.7</text:p>
          </table:table-cell>
          <table:table-cell office:value-type="float" office:value="697.2" table:style-name="ce1">
            <text:p>697.2</text:p>
          </table:table-cell>
          <table:table-cell office:value-type="float" office:value="2.5098090000000002" table:style-name="ce1">
            <text:p>2.509809</text:p>
          </table:table-cell>
          <table:table-cell office:value-type="float" office:value="2.865634" table:style-name="ce5">
            <text:p>2.865634</text:p>
          </table:table-cell>
          <table:table-cell office:value-type="float" office:value="5.5110000000000001" table:style-name="ce5">
            <text:p>5.511</text:p>
          </table:table-cell>
          <table:table-cell office:value-type="float" office:value="36.15" table:style-name="ce5">
            <text:p>36.15</text:p>
          </table:table-cell>
          <table:table-cell office:value-type="float" office:value="25.14" table:style-name="ce5">
            <text:p>25.14</text:p>
          </table:table-cell>
          <table:table-cell office:value-type="float" office:value="0.86" table:style-name="ce1">
            <text:p>0.86</text:p>
          </table:table-cell>
          <table:table-cell table:number-columns-repeated="16372"/>
        </table:table-row>
        <table:table-row table:style-name="ro1">
          <table:table-cell office:value-type="date" office:date-value="2014-07-25T17:00:00" table:style-name="ce2">
            <text:p>7/25/2014 17:00</text:p>
          </table:table-cell>
          <table:table-cell office:value-type="float" office:value="206.70833333333576" table:style-name="ce3">
            <text:p>206.7083333</text:p>
          </table:table-cell>
          <table:table-cell office:value-type="float" office:value="0" table:style-name="ce1">
            <text:p>0</text:p>
          </table:table-cell>
          <table:table-cell office:value-type="float" office:value="625.79999999999995" table:style-name="ce5">
            <text:p>625.8</text:p>
          </table:table-cell>
          <table:table-cell office:value-type="float" office:value="-112.6" table:style-name="ce1">
            <text:p>-112.6</text:p>
          </table:table-cell>
          <table:table-cell office:value-type="float" office:value="549.1" table:style-name="ce1">
            <text:p>549.1</text:p>
          </table:table-cell>
          <table:table-cell office:value-type="float" office:value="1.976623" table:style-name="ce1">
            <text:p>1.976623</text:p>
          </table:table-cell>
          <table:table-cell office:value-type="float" office:value="2.2529620000000001" table:style-name="ce5">
            <text:p>2.252962</text:p>
          </table:table-cell>
          <table:table-cell office:value-type="float" office:value="5.4329999999999998" table:style-name="ce5">
            <text:p>5.433</text:p>
          </table:table-cell>
          <table:table-cell office:value-type="float" office:value="35.770000000000003" table:style-name="ce5">
            <text:p>35.77</text:p>
          </table:table-cell>
          <table:table-cell office:value-type="float" office:value="26.2" table:style-name="ce5">
            <text:p>26.2</text:p>
          </table:table-cell>
          <table:table-cell office:value-type="float" office:value="0.73099999999999998" table:style-name="ce1">
            <text:p>0.731</text:p>
          </table:table-cell>
          <table:table-cell table:number-columns-repeated="16372"/>
        </table:table-row>
        <table:table-row table:style-name="ro1">
          <table:table-cell office:value-type="date" office:date-value="2014-07-25T18:00:00" table:style-name="ce2">
            <text:p>7/25/2014 18:00</text:p>
          </table:table-cell>
          <table:table-cell office:value-type="float" office:value="206.75" table:style-name="ce3">
            <text:p>206.75</text:p>
          </table:table-cell>
          <table:table-cell office:value-type="float" office:value="0" table:style-name="ce1">
            <text:p>0</text:p>
          </table:table-cell>
          <table:table-cell office:value-type="float" office:value="419.1" table:style-name="ce5">
            <text:p>419.1</text:p>
          </table:table-cell>
          <table:table-cell office:value-type="float" office:value="-85.7" table:style-name="ce1">
            <text:p>-85.7</text:p>
          </table:table-cell>
          <table:table-cell office:value-type="float" office:value="373.3" table:style-name="ce1">
            <text:p>373.3</text:p>
          </table:table-cell>
          <table:table-cell office:value-type="float" office:value="1.343915" table:style-name="ce1">
            <text:p>1.343915</text:p>
          </table:table-cell>
          <table:table-cell office:value-type="float" office:value="1.508761" table:style-name="ce5">
            <text:p>1.508761</text:p>
          </table:table-cell>
          <table:table-cell office:value-type="float" office:value="5.3070000000000004" table:style-name="ce5">
            <text:p>5.307</text:p>
          </table:table-cell>
          <table:table-cell office:value-type="float" office:value="34.799999999999997" table:style-name="ce5">
            <text:p>34.8</text:p>
          </table:table-cell>
          <table:table-cell office:value-type="float" office:value="29.76" table:style-name="ce5">
            <text:p>29.76</text:p>
          </table:table-cell>
          <table:table-cell office:value-type="float" office:value="0.56000000000000005" table:style-name="ce1">
            <text:p>0.56</text:p>
          </table:table-cell>
          <table:table-cell table:number-columns-repeated="16372"/>
        </table:table-row>
        <table:table-row table:style-name="ro1">
          <table:table-cell office:value-type="date" office:date-value="2014-07-25T19:00:00" table:style-name="ce2">
            <text:p>7/25/2014 19:00</text:p>
          </table:table-cell>
          <table:table-cell office:value-type="float" office:value="206.79166666666424" table:style-name="ce3">
            <text:p>206.7916667</text:p>
          </table:table-cell>
          <table:table-cell office:value-type="float" office:value="0" table:style-name="ce1">
            <text:p>0</text:p>
          </table:table-cell>
          <table:table-cell office:value-type="float" office:value="211.7" table:style-name="ce5">
            <text:p>211.7</text:p>
          </table:table-cell>
          <table:table-cell office:value-type="float" office:value="-49.85" table:style-name="ce1">
            <text:p>-49.85</text:p>
          </table:table-cell>
          <table:table-cell office:value-type="float" office:value="192.6" table:style-name="ce1">
            <text:p>192.6</text:p>
          </table:table-cell>
          <table:table-cell office:value-type="float" office:value="0.69319799999999998" table:style-name="ce1">
            <text:p>0.693198</text:p>
          </table:table-cell>
          <table:table-cell office:value-type="float" office:value="0.76216410000000001" table:style-name="ce5">
            <text:p>0.7621641</text:p>
          </table:table-cell>
          <table:table-cell office:value-type="float" office:value="4.4589999999999996" table:style-name="ce5">
            <text:p>4.459</text:p>
          </table:table-cell>
          <table:table-cell office:value-type="float" office:value="32.840000000000003" table:style-name="ce5">
            <text:p>32.84</text:p>
          </table:table-cell>
          <table:table-cell office:value-type="float" office:value="35.159999999999997" table:style-name="ce5">
            <text:p>35.16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72"/>
        </table:table-row>
        <table:table-row table:style-name="ro1">
          <table:table-cell office:value-type="date" office:date-value="2014-07-25T20:00:00" table:style-name="ce2">
            <text:p>7/25/2014 20:00</text:p>
          </table:table-cell>
          <table:table-cell office:value-type="float" office:value="206.83333333333576" table:style-name="ce3">
            <text:p>206.8333333</text:p>
          </table:table-cell>
          <table:table-cell office:value-type="float" office:value="0" table:style-name="ce1">
            <text:p>0</text:p>
          </table:table-cell>
          <table:table-cell office:value-type="float" office:value="41.29" table:style-name="ce5">
            <text:p>41.29</text:p>
          </table:table-cell>
          <table:table-cell office:value-type="float" office:value="-12.05" table:style-name="ce1">
            <text:p>-12.05</text:p>
          </table:table-cell>
          <table:table-cell office:value-type="float" office:value="37.22" table:style-name="ce1">
            <text:p>37.22</text:p>
          </table:table-cell>
          <table:table-cell office:value-type="float" office:value="0.13398750000000001" table:style-name="ce1">
            <text:p>0.1339875</text:p>
          </table:table-cell>
          <table:table-cell office:value-type="float" office:value="0.14864240000000001" table:style-name="ce5">
            <text:p>0.1486424</text:p>
          </table:table-cell>
          <table:table-cell office:value-type="float" office:value="3.867" table:style-name="ce5">
            <text:p>3.867</text:p>
          </table:table-cell>
          <table:table-cell office:value-type="float" office:value="29.99" table:style-name="ce5">
            <text:p>29.99</text:p>
          </table:table-cell>
          <table:table-cell office:value-type="float" office:value="40.950000000000003" table:style-name="ce5">
            <text:p>40.95</text:p>
          </table:table-cell>
          <table:table-cell office:value-type="float" office:value="0.127" table:style-name="ce1">
            <text:p>0.127</text:p>
          </table:table-cell>
          <table:table-cell table:number-columns-repeated="16372"/>
        </table:table-row>
        <table:table-row table:style-name="ro1">
          <table:table-cell office:value-type="date" office:date-value="2014-07-25T21:00:00" table:style-name="ce2">
            <text:p>7/25/2014 21:00</text:p>
          </table:table-cell>
          <table:table-cell office:value-type="float" office:value="206.875" table:style-name="ce3">
            <text:p>206.875</text:p>
          </table:table-cell>
          <table:table-cell office:value-type="float" office:value="0" table:style-name="ce1">
            <text:p>0</text:p>
          </table:table-cell>
          <table:table-cell office:value-type="float" office:value="-3.3679999999999999" table:style-name="ce5">
            <text:p>-3.368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12541E-2" table:style-name="ce5">
            <text:p>-0.01212541</text:p>
          </table:table-cell>
          <table:table-cell office:value-type="float" office:value="3.4649999999999999" table:style-name="ce5">
            <text:p>3.465</text:p>
          </table:table-cell>
          <table:table-cell office:value-type="float" office:value="26.76" table:style-name="ce5">
            <text:p>26.76</text:p>
          </table:table-cell>
          <table:table-cell office:value-type="float" office:value="48" table:style-name="ce5">
            <text:p>48</text:p>
          </table:table-cell>
          <table:table-cell office:value-type="float" office:value="8.1000000000000003E-2" table:style-name="ce1">
            <text:p>0.081</text:p>
          </table:table-cell>
          <table:table-cell table:number-columns-repeated="16372"/>
        </table:table-row>
        <table:table-row table:style-name="ro1">
          <table:table-cell office:value-type="date" office:date-value="2014-07-25T22:00:00" table:style-name="ce2">
            <text:p>7/25/2014 22:00</text:p>
          </table:table-cell>
          <table:table-cell office:value-type="float" office:value="206.91666666666424" table:style-name="ce3">
            <text:p>206.9166667</text:p>
          </table:table-cell>
          <table:table-cell office:value-type="float" office:value="0" table:style-name="ce1">
            <text:p>0</text:p>
          </table:table-cell>
          <table:table-cell office:value-type="float" office:value="-3.1949999999999998" table:style-name="ce5">
            <text:p>-3.195</text:p>
          </table:table-cell>
          <table:table-cell office:value-type="float" office:value="-0.308" table:style-name="ce1">
            <text:p>-0.3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5026E-2" table:style-name="ce5">
            <text:p>-0.0115026</text:p>
          </table:table-cell>
          <table:table-cell office:value-type="float" office:value="3.3769999999999998" table:style-name="ce5">
            <text:p>3.377</text:p>
          </table:table-cell>
          <table:table-cell office:value-type="float" office:value="24.85" table:style-name="ce5">
            <text:p>24.85</text:p>
          </table:table-cell>
          <table:table-cell office:value-type="float" office:value="44.96" table:style-name="ce5">
            <text:p>44.96</text:p>
          </table:table-cell>
          <table:table-cell office:value-type="float" office:value="6.8000000000000005E-2" table:style-name="ce1">
            <text:p>0.068</text:p>
          </table:table-cell>
          <table:table-cell table:number-columns-repeated="16372"/>
        </table:table-row>
        <table:table-row table:style-name="ro1">
          <table:table-cell office:value-type="date" office:date-value="2014-07-25T23:00:00" table:style-name="ce2">
            <text:p>7/25/2014 23:00</text:p>
          </table:table-cell>
          <table:table-cell office:value-type="float" office:value="206.95833333333576" table:style-name="ce3">
            <text:p>206.9583333</text:p>
          </table:table-cell>
          <table:table-cell office:value-type="float" office:value="0" table:style-name="ce1">
            <text:p>0</text:p>
          </table:table-cell>
          <table:table-cell office:value-type="float" office:value="-3.0680000000000001" table:style-name="ce5">
            <text:p>-3.068</text:p>
          </table:table-cell>
          <table:table-cell office:value-type="float" office:value="-0.41899999999999998" table:style-name="ce1">
            <text:p>-0.4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04582E-2" table:style-name="ce5">
            <text:p>-0.01104582</text:p>
          </table:table-cell>
          <table:table-cell office:value-type="float" office:value="3.359" table:style-name="ce5">
            <text:p>3.359</text:p>
          </table:table-cell>
          <table:table-cell office:value-type="float" office:value="24.39" table:style-name="ce5">
            <text:p>24.39</text:p>
          </table:table-cell>
          <table:table-cell office:value-type="float" office:value="43.88" table:style-name="ce5">
            <text:p>43.88</text:p>
          </table:table-cell>
          <table:table-cell office:value-type="float" office:value="7.1999999999999995E-2" table:style-name="ce1">
            <text:p>0.072</text:p>
          </table:table-cell>
          <table:table-cell table:number-columns-repeated="16372"/>
        </table:table-row>
        <table:table-row table:style-name="ro1">
          <table:table-cell office:value-type="date" office:date-value="2014-07-26T00:00:00" table:style-name="ce2">
            <text:p>7/26/2014 0:00</text:p>
          </table:table-cell>
          <table:table-cell office:value-type="float" office:value="207" table:style-name="ce3">
            <text:p>207</text:p>
          </table:table-cell>
          <table:table-cell office:value-type="float" office:value="0" table:style-name="ce1">
            <text:p>0</text:p>
          </table:table-cell>
          <table:table-cell office:value-type="float" office:value="-3.0760000000000001" table:style-name="ce5">
            <text:p>-3.076</text:p>
          </table:table-cell>
          <table:table-cell office:value-type="float" office:value="-0.26100000000000001" table:style-name="ce1">
            <text:p>-0.2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07288E-2" table:style-name="ce5">
            <text:p>-0.01107288</text:p>
          </table:table-cell>
          <table:table-cell office:value-type="float" office:value="3.1749999999999998" table:style-name="ce5">
            <text:p>3.175</text:p>
          </table:table-cell>
          <table:table-cell office:value-type="float" office:value="23.3" table:style-name="ce5">
            <text:p>23.3</text:p>
          </table:table-cell>
          <table:table-cell office:value-type="float" office:value="46.63" table:style-name="ce5">
            <text:p>46.63</text:p>
          </table:table-cell>
          <table:table-cell office:value-type="float" office:value="6.3E-2" table:style-name="ce1">
            <text:p>0.063</text:p>
          </table:table-cell>
          <table:table-cell table:number-columns-repeated="16372"/>
        </table:table-row>
        <table:table-row table:style-name="ro1">
          <table:table-cell office:value-type="date" office:date-value="2014-07-26T01:00:00" table:style-name="ce2">
            <text:p>7/26/2014 1:00</text:p>
          </table:table-cell>
          <table:table-cell office:value-type="float" office:value="207.04166666666424" table:style-name="ce3">
            <text:p>207.0416667</text:p>
          </table:table-cell>
          <table:table-cell office:value-type="float" office:value="0" table:style-name="ce1">
            <text:p>0</text:p>
          </table:table-cell>
          <table:table-cell office:value-type="float" office:value="-2.8530000000000002" table:style-name="ce5">
            <text:p>-2.853</text:p>
          </table:table-cell>
          <table:table-cell office:value-type="float" office:value="-0.29399999999999998" table:style-name="ce1">
            <text:p>-0.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270140000000001E-2" table:style-name="ce5">
            <text:p>-0.01027014</text:p>
          </table:table-cell>
          <table:table-cell office:value-type="float" office:value="3.3380000000000001" table:style-name="ce5">
            <text:p>3.338</text:p>
          </table:table-cell>
          <table:table-cell office:value-type="float" office:value="22.43" table:style-name="ce5">
            <text:p>22.43</text:p>
          </table:table-cell>
          <table:table-cell office:value-type="float" office:value="52.49" table:style-name="ce5">
            <text:p>52.49</text:p>
          </table:table-cell>
          <table:table-cell office:value-type="float" office:value="0.06" table:style-name="ce1">
            <text:p>0.06</text:p>
          </table:table-cell>
          <table:table-cell table:number-columns-repeated="16372"/>
        </table:table-row>
        <table:table-row table:style-name="ro1">
          <table:table-cell office:value-type="date" office:date-value="2014-07-26T02:00:00" table:style-name="ce2">
            <text:p>7/26/2014 2:00</text:p>
          </table:table-cell>
          <table:table-cell office:value-type="float" office:value="207.08333333333576" table:style-name="ce3">
            <text:p>207.0833333</text:p>
          </table:table-cell>
          <table:table-cell office:value-type="float" office:value="0" table:style-name="ce1">
            <text:p>0</text:p>
          </table:table-cell>
          <table:table-cell office:value-type="float" office:value="-2.621" table:style-name="ce5">
            <text:p>-2.621</text:p>
          </table:table-cell>
          <table:table-cell office:value-type="float" office:value="-0.35199999999999998" table:style-name="ce1">
            <text:p>-0.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4344900000000002E-3" table:style-name="ce5">
            <text:p>-0.00943449</text:p>
          </table:table-cell>
          <table:table-cell office:value-type="float" office:value="3.3879999999999999" table:style-name="ce5">
            <text:p>3.388</text:p>
          </table:table-cell>
          <table:table-cell office:value-type="float" office:value="21.54" table:style-name="ce5">
            <text:p>21.54</text:p>
          </table:table-cell>
          <table:table-cell office:value-type="float" office:value="54.29" table:style-name="ce5">
            <text:p>54.29</text:p>
          </table:table-cell>
          <table:table-cell office:value-type="float" office:value="5.0999999999999997E-2" table:style-name="ce1">
            <text:p>0.051</text:p>
          </table:table-cell>
          <table:table-cell table:number-columns-repeated="16372"/>
        </table:table-row>
        <table:table-row table:style-name="ro1">
          <table:table-cell office:value-type="date" office:date-value="2014-07-26T03:00:00" table:style-name="ce2">
            <text:p>7/26/2014 3:00</text:p>
          </table:table-cell>
          <table:table-cell office:value-type="float" office:value="207.125" table:style-name="ce3">
            <text:p>207.125</text:p>
          </table:table-cell>
          <table:table-cell office:value-type="float" office:value="0" table:style-name="ce1">
            <text:p>0</text:p>
          </table:table-cell>
          <table:table-cell office:value-type="float" office:value="-2.4340000000000002" table:style-name="ce5">
            <text:p>-2.434</text:p>
          </table:table-cell>
          <table:table-cell office:value-type="float" office:value="-0.39200000000000002" table:style-name="ce1">
            <text:p>-0.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7607129999999998E-3" table:style-name="ce5">
            <text:p>-0.008760713</text:p>
          </table:table-cell>
          <table:table-cell office:value-type="float" office:value="3.3679999999999999" table:style-name="ce5">
            <text:p>3.368</text:p>
          </table:table-cell>
          <table:table-cell office:value-type="float" office:value="21.19" table:style-name="ce5">
            <text:p>21.19</text:p>
          </table:table-cell>
          <table:table-cell office:value-type="float" office:value="55.39" table:style-name="ce5">
            <text:p>55.39</text:p>
          </table:table-cell>
          <table:table-cell office:value-type="float" office:value="4.9000000000000002E-2" table:style-name="ce1">
            <text:p>0.049</text:p>
          </table:table-cell>
          <table:table-cell table:number-columns-repeated="16372"/>
        </table:table-row>
        <table:table-row table:style-name="ro1">
          <table:table-cell office:value-type="date" office:date-value="2014-07-26T04:00:00" table:style-name="ce2">
            <text:p>7/26/2014 4:00</text:p>
          </table:table-cell>
          <table:table-cell office:value-type="float" office:value="207.16666666666424" table:style-name="ce3">
            <text:p>207.1666667</text:p>
          </table:table-cell>
          <table:table-cell office:value-type="float" office:value="0" table:style-name="ce1">
            <text:p>0</text:p>
          </table:table-cell>
          <table:table-cell office:value-type="float" office:value="-2.63" table:style-name="ce5">
            <text:p>-2.63</text:p>
          </table:table-cell>
          <table:table-cell office:value-type="float" office:value="-0.23200000000000001" table:style-name="ce1">
            <text:p>-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4674140000000004E-3" table:style-name="ce5">
            <text:p>-0.009467414</text:p>
          </table:table-cell>
          <table:table-cell office:value-type="float" office:value="2.8929999999999998" table:style-name="ce5">
            <text:p>2.893</text:p>
          </table:table-cell>
          <table:table-cell office:value-type="float" office:value="20.45" table:style-name="ce5">
            <text:p>20.45</text:p>
          </table:table-cell>
          <table:table-cell office:value-type="float" office:value="63.88" table:style-name="ce5">
            <text:p>63.88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72"/>
        </table:table-row>
        <table:table-row table:style-name="ro1">
          <table:table-cell office:value-type="date" office:date-value="2014-07-26T05:00:00" table:style-name="ce2">
            <text:p>7/26/2014 5:00</text:p>
          </table:table-cell>
          <table:table-cell office:value-type="float" office:value="207.20833333333576" table:style-name="ce3">
            <text:p>207.2083333</text:p>
          </table:table-cell>
          <table:table-cell office:value-type="float" office:value="0" table:style-name="ce1">
            <text:p>0</text:p>
          </table:table-cell>
          <table:table-cell office:value-type="float" office:value="-2.5449999999999999" table:style-name="ce5">
            <text:p>-2.545</text:p>
          </table:table-cell>
          <table:table-cell office:value-type="float" office:value="-0.36799999999999999" table:style-name="ce1">
            <text:p>-0.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1620799999999995E-3" table:style-name="ce5">
            <text:p>-0.00916208</text:p>
          </table:table-cell>
          <table:table-cell office:value-type="float" office:value="2.56" table:style-name="ce5">
            <text:p>2.56</text:p>
          </table:table-cell>
          <table:table-cell office:value-type="float" office:value="19.309999999999999" table:style-name="ce5">
            <text:p>19.31</text:p>
          </table:table-cell>
          <table:table-cell office:value-type="float" office:value="65.88" table:style-name="ce5">
            <text:p>65.88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72"/>
        </table:table-row>
        <table:table-row table:style-name="ro1">
          <table:table-cell office:value-type="date" office:date-value="2014-07-26T06:00:00" table:style-name="ce2">
            <text:p>7/26/2014 6:00</text:p>
          </table:table-cell>
          <table:table-cell office:value-type="float" office:value="207.25" table:style-name="ce3">
            <text:p>207.25</text:p>
          </table:table-cell>
          <table:table-cell office:value-type="float" office:value="0" table:style-name="ce1">
            <text:p>0</text:p>
          </table:table-cell>
          <table:table-cell office:value-type="float" office:value="-1.266" table:style-name="ce5">
            <text:p>-1.266</text:p>
          </table:table-cell>
          <table:table-cell office:value-type="float" office:value="-0.71" table:style-name="ce1">
            <text:p>-0.7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3188779999999999E-5" table:style-name="ce4">
            <text:p>2.32E-05</text:p>
          </table:table-cell>
          <table:table-cell office:value-type="float" office:value="-4.558281E-3" table:style-name="ce5">
            <text:p>-0.004558281</text:p>
          </table:table-cell>
          <table:table-cell office:value-type="float" office:value="3.0390000000000001" table:style-name="ce5">
            <text:p>3.039</text:p>
          </table:table-cell>
          <table:table-cell office:value-type="float" office:value="19.46" table:style-name="ce5">
            <text:p>19.46</text:p>
          </table:table-cell>
          <table:table-cell office:value-type="float" office:value="70.61" table:style-name="ce5">
            <text:p>70.61</text:p>
          </table:table-cell>
          <table:table-cell office:value-type="float" office:value="6.5000000000000002E-2" table:style-name="ce1">
            <text:p>0.065</text:p>
          </table:table-cell>
          <table:table-cell table:number-columns-repeated="16372"/>
        </table:table-row>
        <table:table-row table:style-name="ro1">
          <table:table-cell office:value-type="date" office:date-value="2014-07-26T07:00:00" table:style-name="ce2">
            <text:p>7/26/2014 7:00</text:p>
          </table:table-cell>
          <table:table-cell office:value-type="float" office:value="207.29166666666424" table:style-name="ce3">
            <text:p>207.2916667</text:p>
          </table:table-cell>
          <table:table-cell office:value-type="float" office:value="0" table:style-name="ce1">
            <text:p>0</text:p>
          </table:table-cell>
          <table:table-cell office:value-type="float" office:value="62.43" table:style-name="ce5">
            <text:p>62.43</text:p>
          </table:table-cell>
          <table:table-cell office:value-type="float" office:value="-17.07" table:style-name="ce1">
            <text:p>-17.07</text:p>
          </table:table-cell>
          <table:table-cell office:value-type="float" office:value="54.95" table:style-name="ce1">
            <text:p>54.95</text:p>
          </table:table-cell>
          <table:table-cell office:value-type="float" office:value="0.19783110000000001" table:style-name="ce1">
            <text:p>0.1978311</text:p>
          </table:table-cell>
          <table:table-cell office:value-type="float" office:value="0.224746" table:style-name="ce5">
            <text:p>0.224746</text:p>
          </table:table-cell>
          <table:table-cell office:value-type="float" office:value="3.21" table:style-name="ce5">
            <text:p>3.21</text:p>
          </table:table-cell>
          <table:table-cell office:value-type="float" office:value="19.7" table:style-name="ce5">
            <text:p>19.7</text:p>
          </table:table-cell>
          <table:table-cell office:value-type="float" office:value="62.35" table:style-name="ce5">
            <text:p>62.35</text:p>
          </table:table-cell>
          <table:table-cell office:value-type="float" office:value="0.108" table:style-name="ce1">
            <text:p>0.108</text:p>
          </table:table-cell>
          <table:table-cell table:number-columns-repeated="16372"/>
        </table:table-row>
        <table:table-row table:style-name="ro1">
          <table:table-cell office:value-type="date" office:date-value="2014-07-26T08:00:00" table:style-name="ce2">
            <text:p>7/26/2014 8:00</text:p>
          </table:table-cell>
          <table:table-cell office:value-type="float" office:value="207.33333333333576" table:style-name="ce3">
            <text:p>207.3333333</text:p>
          </table:table-cell>
          <table:table-cell office:value-type="float" office:value="0" table:style-name="ce1">
            <text:p>0</text:p>
          </table:table-cell>
          <table:table-cell office:value-type="float" office:value="243.9" table:style-name="ce5">
            <text:p>243.9</text:p>
          </table:table-cell>
          <table:table-cell office:value-type="float" office:value="-56.58" table:style-name="ce1">
            <text:p>-56.58</text:p>
          </table:table-cell>
          <table:table-cell office:value-type="float" office:value="220.5" table:style-name="ce1">
            <text:p>220.5</text:p>
          </table:table-cell>
          <table:table-cell office:value-type="float" office:value="0.79362449999999995" table:style-name="ce1">
            <text:p>0.7936245</text:p>
          </table:table-cell>
          <table:table-cell office:value-type="float" office:value="0.87793949999999998" table:style-name="ce5">
            <text:p>0.8779395</text:p>
          </table:table-cell>
          <table:table-cell office:value-type="float" office:value="4.5430000000000001" table:style-name="ce5">
            <text:p>4.543</text:p>
          </table:table-cell>
          <table:table-cell office:value-type="float" office:value="23.03" table:style-name="ce5">
            <text:p>23.03</text:p>
          </table:table-cell>
          <table:table-cell office:value-type="float" office:value="56.63" table:style-name="ce5">
            <text:p>56.63</text:p>
          </table:table-cell>
          <table:table-cell office:value-type="float" office:value="0.25600000000000001" table:style-name="ce1">
            <text:p>0.256</text:p>
          </table:table-cell>
          <table:table-cell table:number-columns-repeated="16372"/>
        </table:table-row>
        <table:table-row table:style-name="ro1">
          <table:table-cell office:value-type="date" office:date-value="2014-07-26T09:00:00" table:style-name="ce2">
            <text:p>7/26/2014 9:00</text:p>
          </table:table-cell>
          <table:table-cell office:value-type="float" office:value="207.375" table:style-name="ce3">
            <text:p>207.375</text:p>
          </table:table-cell>
          <table:table-cell office:value-type="float" office:value="0" table:style-name="ce1">
            <text:p>0</text:p>
          </table:table-cell>
          <table:table-cell office:value-type="float" office:value="450.4" table:style-name="ce5">
            <text:p>450.4</text:p>
          </table:table-cell>
          <table:table-cell office:value-type="float" office:value="-91" table:style-name="ce1">
            <text:p>-91</text:p>
          </table:table-cell>
          <table:table-cell office:value-type="float" office:value="402.7" table:style-name="ce1">
            <text:p>402.7</text:p>
          </table:table-cell>
          <table:table-cell office:value-type="float" office:value="1.4496439999999999" table:style-name="ce1">
            <text:p>1.449644</text:p>
          </table:table-cell>
          <table:table-cell office:value-type="float" office:value="1.621373" table:style-name="ce5">
            <text:p>1.621373</text:p>
          </table:table-cell>
          <table:table-cell office:value-type="float" office:value="5.0220000000000002" table:style-name="ce5">
            <text:p>5.022</text:p>
          </table:table-cell>
          <table:table-cell office:value-type="float" office:value="26.33" table:style-name="ce5">
            <text:p>26.33</text:p>
          </table:table-cell>
          <table:table-cell office:value-type="float" office:value="48.91" table:style-name="ce5">
            <text:p>48.91</text:p>
          </table:table-cell>
          <table:table-cell office:value-type="float" office:value="0.42599999999999999" table:style-name="ce1">
            <text:p>0.426</text:p>
          </table:table-cell>
          <table:table-cell table:number-columns-repeated="16372"/>
        </table:table-row>
        <table:table-row table:style-name="ro1">
          <table:table-cell office:value-type="date" office:date-value="2014-07-26T10:00:00" table:style-name="ce2">
            <text:p>7/26/2014 10:00</text:p>
          </table:table-cell>
          <table:table-cell office:value-type="float" office:value="207.41666666666424" table:style-name="ce3">
            <text:p>207.4166667</text:p>
          </table:table-cell>
          <table:table-cell office:value-type="float" office:value="0" table:style-name="ce1">
            <text:p>0</text:p>
          </table:table-cell>
          <table:table-cell office:value-type="float" office:value="648" table:style-name="ce5">
            <text:p>648</text:p>
          </table:table-cell>
          <table:table-cell office:value-type="float" office:value="-116.5" table:style-name="ce1">
            <text:p>-116.5</text:p>
          </table:table-cell>
          <table:table-cell office:value-type="float" office:value="575.9" table:style-name="ce1">
            <text:p>575.9</text:p>
          </table:table-cell>
          <table:table-cell office:value-type="float" office:value="2.0732430000000002" table:style-name="ce1">
            <text:p>2.073243</text:p>
          </table:table-cell>
          <table:table-cell office:value-type="float" office:value="2.332973" table:style-name="ce5">
            <text:p>2.332973</text:p>
          </table:table-cell>
          <table:table-cell office:value-type="float" office:value="4.7670000000000003" table:style-name="ce5">
            <text:p>4.767</text:p>
          </table:table-cell>
          <table:table-cell office:value-type="float" office:value="29.23" table:style-name="ce5">
            <text:p>29.23</text:p>
          </table:table-cell>
          <table:table-cell office:value-type="float" office:value="39.89" table:style-name="ce5">
            <text:p>39.89</text:p>
          </table:table-cell>
          <table:table-cell office:value-type="float" office:value="0.60099999999999998" table:style-name="ce1">
            <text:p>0.601</text:p>
          </table:table-cell>
          <table:table-cell table:number-columns-repeated="16372"/>
        </table:table-row>
        <table:table-row table:style-name="ro1">
          <table:table-cell office:value-type="date" office:date-value="2014-07-26T11:00:00" table:style-name="ce2">
            <text:p>7/26/2014 11:00</text:p>
          </table:table-cell>
          <table:table-cell office:value-type="float" office:value="207.45833333333576" table:style-name="ce3">
            <text:p>207.4583333</text:p>
          </table:table-cell>
          <table:table-cell office:value-type="float" office:value="0" table:style-name="ce1">
            <text:p>0</text:p>
          </table:table-cell>
          <table:table-cell office:value-type="float" office:value="808" table:style-name="ce5">
            <text:p>808</text:p>
          </table:table-cell>
          <table:table-cell office:value-type="float" office:value="-132.9" table:style-name="ce1">
            <text:p>-132.9</text:p>
          </table:table-cell>
          <table:table-cell office:value-type="float" office:value="716.5" table:style-name="ce1">
            <text:p>716.5</text:p>
          </table:table-cell>
          <table:table-cell office:value-type="float" office:value="2.5794549999999998" table:style-name="ce1">
            <text:p>2.579455</text:p>
          </table:table-cell>
          <table:table-cell office:value-type="float" office:value="2.9105080000000001" table:style-name="ce5">
            <text:p>2.910508</text:p>
          </table:table-cell>
          <table:table-cell office:value-type="float" office:value="4.4050000000000002" table:style-name="ce5">
            <text:p>4.405</text:p>
          </table:table-cell>
          <table:table-cell office:value-type="float" office:value="31.61" table:style-name="ce5">
            <text:p>31.61</text:p>
          </table:table-cell>
          <table:table-cell office:value-type="float" office:value="35.5" table:style-name="ce5">
            <text:p>35.5</text:p>
          </table:table-cell>
          <table:table-cell office:value-type="float" office:value="0.74199999999999999" table:style-name="ce1">
            <text:p>0.742</text:p>
          </table:table-cell>
          <table:table-cell table:number-columns-repeated="16372"/>
        </table:table-row>
        <table:table-row table:style-name="ro1">
          <table:table-cell office:value-type="date" office:date-value="2014-07-26T12:00:00" table:style-name="ce2">
            <text:p>7/26/2014 12:00</text:p>
          </table:table-cell>
          <table:table-cell office:value-type="float" office:value="207.5" table:style-name="ce3">
            <text:p>207.5</text:p>
          </table:table-cell>
          <table:table-cell office:value-type="float" office:value="0" table:style-name="ce1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-141.9" table:style-name="ce1">
            <text:p>-141.9</text:p>
          </table:table-cell>
          <table:table-cell office:value-type="float" office:value="812" table:style-name="ce1">
            <text:p>812</text:p>
          </table:table-cell>
          <table:table-cell office:value-type="float" office:value="2.9216359999999999" table:style-name="ce1">
            <text:p>2.921636</text:p>
          </table:table-cell>
          <table:table-cell office:value-type="float" office:value="3.3184559999999999" table:style-name="ce5">
            <text:p>3.318456</text:p>
          </table:table-cell>
          <table:table-cell office:value-type="float" office:value="4.3339999999999996" table:style-name="ce5">
            <text:p>4.334</text:p>
          </table:table-cell>
          <table:table-cell office:value-type="float" office:value="33.409999999999997" table:style-name="ce5">
            <text:p>33.41</text:p>
          </table:table-cell>
          <table:table-cell office:value-type="float" office:value="29.43" table:style-name="ce5">
            <text:p>29.43</text:p>
          </table:table-cell>
          <table:table-cell office:value-type="float" office:value="0.85299999999999998" table:style-name="ce1">
            <text:p>0.853</text:p>
          </table:table-cell>
          <table:table-cell table:number-columns-repeated="16372"/>
        </table:table-row>
        <table:table-row table:style-name="ro1">
          <table:table-cell office:value-type="date" office:date-value="2014-07-26T13:00:00" table:style-name="ce2">
            <text:p>7/26/2014 13:00</text:p>
          </table:table-cell>
          <table:table-cell office:value-type="float" office:value="207.54166666666424" table:style-name="ce3">
            <text:p>207.5416667</text:p>
          </table:table-cell>
          <table:table-cell office:value-type="float" office:value="0" table:style-name="ce1">
            <text:p>0</text:p>
          </table:table-cell>
          <table:table-cell office:value-type="float" office:value="972" table:style-name="ce5">
            <text:p>972</text:p>
          </table:table-cell>
          <table:table-cell office:value-type="float" office:value="-146.1" table:style-name="ce1">
            <text:p>-146.1</text:p>
          </table:table-cell>
          <table:table-cell office:value-type="float" office:value="852" table:style-name="ce1">
            <text:p>852</text:p>
          </table:table-cell>
          <table:table-cell office:value-type="float" office:value="3.0665490000000002" table:style-name="ce1">
            <text:p>3.066549</text:p>
          </table:table-cell>
          <table:table-cell office:value-type="float" office:value="3.4993759999999998" table:style-name="ce5">
            <text:p>3.499376</text:p>
          </table:table-cell>
          <table:table-cell office:value-type="float" office:value="3.9140000000000001" table:style-name="ce5">
            <text:p>3.914</text:p>
          </table:table-cell>
          <table:table-cell office:value-type="float" office:value="34.83" table:style-name="ce5">
            <text:p>34.83</text:p>
          </table:table-cell>
          <table:table-cell office:value-type="float" office:value="30.44" table:style-name="ce5">
            <text:p>30.44</text:p>
          </table:table-cell>
          <table:table-cell office:value-type="float" office:value="0.9" table:style-name="ce1">
            <text:p>0.9</text:p>
          </table:table-cell>
          <table:table-cell table:number-columns-repeated="16372"/>
        </table:table-row>
        <table:table-row table:style-name="ro1">
          <table:table-cell office:value-type="date" office:date-value="2014-07-26T14:00:00" table:style-name="ce2">
            <text:p>7/26/2014 14:00</text:p>
          </table:table-cell>
          <table:table-cell office:value-type="float" office:value="207.58333333333576" table:style-name="ce3">
            <text:p>207.5833333</text:p>
          </table:table-cell>
          <table:table-cell office:value-type="float" office:value="0" table:style-name="ce1">
            <text:p>0</text:p>
          </table:table-cell>
          <table:table-cell office:value-type="float" office:value="965" table:style-name="ce5">
            <text:p>965</text:p>
          </table:table-cell>
          <table:table-cell office:value-type="float" office:value="-145.80000000000001" table:style-name="ce1">
            <text:p>-145.8</text:p>
          </table:table-cell>
          <table:table-cell office:value-type="float" office:value="847" table:style-name="ce1">
            <text:p>847</text:p>
          </table:table-cell>
          <table:table-cell office:value-type="float" office:value="3.049223" table:style-name="ce1">
            <text:p>3.049223</text:p>
          </table:table-cell>
          <table:table-cell office:value-type="float" office:value="3.4751310000000002" table:style-name="ce5">
            <text:p>3.475131</text:p>
          </table:table-cell>
          <table:table-cell office:value-type="float" office:value="4.2210000000000001" table:style-name="ce5">
            <text:p>4.221</text:p>
          </table:table-cell>
          <table:table-cell office:value-type="float" office:value="35.15" table:style-name="ce5">
            <text:p>35.15</text:p>
          </table:table-cell>
          <table:table-cell office:value-type="float" office:value="33.020000000000003" table:style-name="ce5">
            <text:p>33.02</text:p>
          </table:table-cell>
          <table:table-cell office:value-type="float" office:value="0.90900000000000003" table:style-name="ce1">
            <text:p>0.909</text:p>
          </table:table-cell>
          <table:table-cell table:number-columns-repeated="16372"/>
        </table:table-row>
        <table:table-row table:style-name="ro1">
          <table:table-cell office:value-type="date" office:date-value="2014-07-26T15:00:00" table:style-name="ce2">
            <text:p>7/26/2014 15:00</text:p>
          </table:table-cell>
          <table:table-cell office:value-type="float" office:value="207.625" table:style-name="ce3">
            <text:p>207.625</text:p>
          </table:table-cell>
          <table:table-cell office:value-type="float" office:value="0" table:style-name="ce1">
            <text:p>0</text:p>
          </table:table-cell>
          <table:table-cell office:value-type="float" office:value="891" table:style-name="ce5">
            <text:p>891</text:p>
          </table:table-cell>
          <table:table-cell office:value-type="float" office:value="-139.4" table:style-name="ce1">
            <text:p>-139.4</text:p>
          </table:table-cell>
          <table:table-cell office:value-type="float" office:value="780.6" table:style-name="ce1">
            <text:p>780.6</text:p>
          </table:table-cell>
          <table:table-cell office:value-type="float" office:value="2.8102130000000001" table:style-name="ce1">
            <text:p>2.810213</text:p>
          </table:table-cell>
          <table:table-cell office:value-type="float" office:value="3.2063009999999998" table:style-name="ce5">
            <text:p>3.206301</text:p>
          </table:table-cell>
          <table:table-cell office:value-type="float" office:value="4.28" table:style-name="ce5">
            <text:p>4.28</text:p>
          </table:table-cell>
          <table:table-cell office:value-type="float" office:value="35.03" table:style-name="ce5">
            <text:p>35.03</text:p>
          </table:table-cell>
          <table:table-cell office:value-type="float" office:value="32.090000000000003" table:style-name="ce5">
            <text:p>32.09</text:p>
          </table:table-cell>
          <table:table-cell office:value-type="float" office:value="0.85099999999999998" table:style-name="ce1">
            <text:p>0.851</text:p>
          </table:table-cell>
          <table:table-cell table:number-columns-repeated="16372"/>
        </table:table-row>
        <table:table-row table:style-name="ro1">
          <table:table-cell office:value-type="date" office:date-value="2014-07-26T16:00:00" table:style-name="ce2">
            <text:p>7/26/2014 16:00</text:p>
          </table:table-cell>
          <table:table-cell office:value-type="float" office:value="207.66666666666424" table:style-name="ce3">
            <text:p>207.6666667</text:p>
          </table:table-cell>
          <table:table-cell office:value-type="float" office:value="0" table:style-name="ce1">
            <text:p>0</text:p>
          </table:table-cell>
          <table:table-cell office:value-type="float" office:value="784.2" table:style-name="ce5">
            <text:p>784.2</text:p>
          </table:table-cell>
          <table:table-cell office:value-type="float" office:value="-131" table:style-name="ce1">
            <text:p>-131</text:p>
          </table:table-cell>
          <table:table-cell office:value-type="float" office:value="685.5" table:style-name="ce1">
            <text:p>685.5</text:p>
          </table:table-cell>
          <table:table-cell office:value-type="float" office:value="2.4676659999999999" table:style-name="ce1">
            <text:p>2.467666</text:p>
          </table:table-cell>
          <table:table-cell office:value-type="float" office:value="2.8232309999999998" table:style-name="ce5">
            <text:p>2.823231</text:p>
          </table:table-cell>
          <table:table-cell office:value-type="float" office:value="4.9160000000000004" table:style-name="ce5">
            <text:p>4.916</text:p>
          </table:table-cell>
          <table:table-cell office:value-type="float" office:value="34.880000000000003" table:style-name="ce5">
            <text:p>34.88</text:p>
          </table:table-cell>
          <table:table-cell office:value-type="float" office:value="26.6" table:style-name="ce5">
            <text:p>26.6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72"/>
        </table:table-row>
        <table:table-row table:style-name="ro1">
          <table:table-cell office:value-type="date" office:date-value="2014-07-26T17:00:00" table:style-name="ce2">
            <text:p>7/26/2014 17:00</text:p>
          </table:table-cell>
          <table:table-cell office:value-type="float" office:value="207.70833333333576" table:style-name="ce3">
            <text:p>207.7083333</text:p>
          </table:table-cell>
          <table:table-cell office:value-type="float" office:value="0" table:style-name="ce1">
            <text:p>0</text:p>
          </table:table-cell>
          <table:table-cell office:value-type="float" office:value="619.20000000000005" table:style-name="ce5">
            <text:p>619.2</text:p>
          </table:table-cell>
          <table:table-cell office:value-type="float" office:value="-113.4" table:style-name="ce1">
            <text:p>-113.4</text:p>
          </table:table-cell>
          <table:table-cell office:value-type="float" office:value="542.29999999999995" table:style-name="ce1">
            <text:p>542.3</text:p>
          </table:table-cell>
          <table:table-cell office:value-type="float" office:value="1.9524459999999999" table:style-name="ce1">
            <text:p>1.952446</text:p>
          </table:table-cell>
          <table:table-cell office:value-type="float" office:value="2.229279" table:style-name="ce5">
            <text:p>2.229279</text:p>
          </table:table-cell>
          <table:table-cell office:value-type="float" office:value="4.6379999999999999" table:style-name="ce5">
            <text:p>4.638</text:p>
          </table:table-cell>
          <table:table-cell office:value-type="float" office:value="34.700000000000003" table:style-name="ce5">
            <text:p>34.7</text:p>
          </table:table-cell>
          <table:table-cell office:value-type="float" office:value="27.07" table:style-name="ce5">
            <text:p>27.07</text:p>
          </table:table-cell>
          <table:table-cell office:value-type="float" office:value="0.67600000000000005" table:style-name="ce1">
            <text:p>0.676</text:p>
          </table:table-cell>
          <table:table-cell table:number-columns-repeated="16372"/>
        </table:table-row>
        <table:table-row table:style-name="ro1">
          <table:table-cell office:value-type="date" office:date-value="2014-07-26T18:00:00" table:style-name="ce2">
            <text:p>7/26/2014 18:00</text:p>
          </table:table-cell>
          <table:table-cell office:value-type="float" office:value="207.75" table:style-name="ce3">
            <text:p>207.75</text:p>
          </table:table-cell>
          <table:table-cell office:value-type="float" office:value="0" table:style-name="ce1">
            <text:p>0</text:p>
          </table:table-cell>
          <table:table-cell office:value-type="float" office:value="414.9" table:style-name="ce5">
            <text:p>414.9</text:p>
          </table:table-cell>
          <table:table-cell office:value-type="float" office:value="-86.2" table:style-name="ce1">
            <text:p>-86.2</text:p>
          </table:table-cell>
          <table:table-cell office:value-type="float" office:value="368.7" table:style-name="ce1">
            <text:p>368.7</text:p>
          </table:table-cell>
          <table:table-cell office:value-type="float" office:value="1.327272" table:style-name="ce1">
            <text:p>1.327272</text:p>
          </table:table-cell>
          <table:table-cell office:value-type="float" office:value="1.4936830000000001" table:style-name="ce5">
            <text:p>1.493683</text:p>
          </table:table-cell>
          <table:table-cell office:value-type="float" office:value="4.7309999999999999" table:style-name="ce5">
            <text:p>4.731</text:p>
          </table:table-cell>
          <table:table-cell office:value-type="float" office:value="34.01" table:style-name="ce5">
            <text:p>34.01</text:p>
          </table:table-cell>
          <table:table-cell office:value-type="float" office:value="27.6" table:style-name="ce5">
            <text:p>27.6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72"/>
        </table:table-row>
        <table:table-row table:style-name="ro1">
          <table:table-cell office:value-type="date" office:date-value="2014-07-26T19:00:00" table:style-name="ce2">
            <text:p>7/26/2014 19:00</text:p>
          </table:table-cell>
          <table:table-cell office:value-type="float" office:value="207.79166666666424" table:style-name="ce3">
            <text:p>207.7916667</text:p>
          </table:table-cell>
          <table:table-cell office:value-type="float" office:value="0" table:style-name="ce1">
            <text:p>0</text:p>
          </table:table-cell>
          <table:table-cell office:value-type="float" office:value="208.8" table:style-name="ce5">
            <text:p>208.8</text:p>
          </table:table-cell>
          <table:table-cell office:value-type="float" office:value="-49.71" table:style-name="ce1">
            <text:p>-49.71</text:p>
          </table:table-cell>
          <table:table-cell office:value-type="float" office:value="190.1" table:style-name="ce1">
            <text:p>190.1</text:p>
          </table:table-cell>
          <table:table-cell office:value-type="float" office:value="0.68422070000000001" table:style-name="ce1">
            <text:p>0.6842207</text:p>
          </table:table-cell>
          <table:table-cell office:value-type="float" office:value="0.75168500000000005" table:style-name="ce5">
            <text:p>0.751685</text:p>
          </table:table-cell>
          <table:table-cell office:value-type="float" office:value="3.4630000000000001" table:style-name="ce5">
            <text:p>3.463</text:p>
          </table:table-cell>
          <table:table-cell office:value-type="float" office:value="32.590000000000003" table:style-name="ce5">
            <text:p>32.59</text:p>
          </table:table-cell>
          <table:table-cell office:value-type="float" office:value="31.54" table:style-name="ce5">
            <text:p>31.54</text:p>
          </table:table-cell>
          <table:table-cell office:value-type="float" office:value="0.29499999999999998" table:style-name="ce1">
            <text:p>0.295</text:p>
          </table:table-cell>
          <table:table-cell table:number-columns-repeated="16372"/>
        </table:table-row>
        <table:table-row table:style-name="ro1">
          <table:table-cell office:value-type="date" office:date-value="2014-07-26T20:00:00" table:style-name="ce2">
            <text:p>7/26/2014 20:00</text:p>
          </table:table-cell>
          <table:table-cell office:value-type="float" office:value="207.83333333333576" table:style-name="ce3">
            <text:p>207.8333333</text:p>
          </table:table-cell>
          <table:table-cell office:value-type="float" office:value="0" table:style-name="ce1">
            <text:p>0</text:p>
          </table:table-cell>
          <table:table-cell office:value-type="float" office:value="36.61" table:style-name="ce5">
            <text:p>36.61</text:p>
          </table:table-cell>
          <table:table-cell office:value-type="float" office:value="-10.26" table:style-name="ce1">
            <text:p>-10.26</text:p>
          </table:table-cell>
          <table:table-cell office:value-type="float" office:value="34.28" table:style-name="ce1">
            <text:p>34.28</text:p>
          </table:table-cell>
          <table:table-cell office:value-type="float" office:value="0.12341779999999999" table:style-name="ce1">
            <text:p>0.1234178</text:p>
          </table:table-cell>
          <table:table-cell office:value-type="float" office:value="0.1317874" table:style-name="ce5">
            <text:p>0.1317874</text:p>
          </table:table-cell>
          <table:table-cell office:value-type="float" office:value="2.5499999999999998" table:style-name="ce5">
            <text:p>2.55</text:p>
          </table:table-cell>
          <table:table-cell office:value-type="float" office:value="29.12" table:style-name="ce5">
            <text:p>29.12</text:p>
          </table:table-cell>
          <table:table-cell office:value-type="float" office:value="41.79" table:style-name="ce5">
            <text:p>41.79</text:p>
          </table:table-cell>
          <table:table-cell office:value-type="float" office:value="8.8999999999999996E-2" table:style-name="ce1">
            <text:p>0.089</text:p>
          </table:table-cell>
          <table:table-cell table:number-columns-repeated="16372"/>
        </table:table-row>
        <table:table-row table:style-name="ro1">
          <table:table-cell office:value-type="date" office:date-value="2014-07-26T21:00:00" table:style-name="ce2">
            <text:p>7/26/2014 21:00</text:p>
          </table:table-cell>
          <table:table-cell office:value-type="float" office:value="207.875" table:style-name="ce3">
            <text:p>207.875</text:p>
          </table:table-cell>
          <table:table-cell office:value-type="float" office:value="0" table:style-name="ce1">
            <text:p>0</text:p>
          </table:table-cell>
          <table:table-cell office:value-type="float" office:value="-3.8010000000000002" table:style-name="ce5">
            <text:p>-3.801</text:p>
          </table:table-cell>
          <table:table-cell office:value-type="float" office:value="0.222" table:style-name="ce1">
            <text:p>0.2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682049999999999E-2" table:style-name="ce5">
            <text:p>-0.01368205</text:p>
          </table:table-cell>
          <table:table-cell office:value-type="float" office:value="2.3130000000000002" table:style-name="ce5">
            <text:p>2.313</text:p>
          </table:table-cell>
          <table:table-cell office:value-type="float" office:value="25.33" table:style-name="ce5">
            <text:p>25.33</text:p>
          </table:table-cell>
          <table:table-cell office:value-type="float" office:value="49.41" table:style-name="ce5">
            <text:p>49.41</text:p>
          </table:table-cell>
          <table:table-cell office:value-type="float" office:value="0.05" table:style-name="ce1">
            <text:p>0.05</text:p>
          </table:table-cell>
          <table:table-cell table:number-columns-repeated="16372"/>
        </table:table-row>
        <table:table-row table:style-name="ro1">
          <table:table-cell office:value-type="date" office:date-value="2014-07-26T22:00:00" table:style-name="ce2">
            <text:p>7/26/2014 22:00</text:p>
          </table:table-cell>
          <table:table-cell office:value-type="float" office:value="207.91666666666424" table:style-name="ce3">
            <text:p>207.9166667</text:p>
          </table:table-cell>
          <table:table-cell office:value-type="float" office:value="0" table:style-name="ce1">
            <text:p>0</text:p>
          </table:table-cell>
          <table:table-cell office:value-type="float" office:value="-2.9910000000000001" table:style-name="ce5">
            <text:p>-2.991</text:p>
          </table:table-cell>
          <table:table-cell office:value-type="float" office:value="-0.501" table:style-name="ce1">
            <text:p>-0.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767530000000001E-2" table:style-name="ce5">
            <text:p>-0.01076753</text:p>
          </table:table-cell>
          <table:table-cell office:value-type="float" office:value="2.4809999999999999" table:style-name="ce5">
            <text:p>2.481</text:p>
          </table:table-cell>
          <table:table-cell office:value-type="float" office:value="23.48" table:style-name="ce5">
            <text:p>23.48</text:p>
          </table:table-cell>
          <table:table-cell office:value-type="float" office:value="51.28" table:style-name="ce5">
            <text:p>51.28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2"/>
        </table:table-row>
        <table:table-row table:style-name="ro1">
          <table:table-cell office:value-type="date" office:date-value="2014-07-26T23:00:00" table:style-name="ce2">
            <text:p>7/26/2014 23:00</text:p>
          </table:table-cell>
          <table:table-cell office:value-type="float" office:value="207.95833333333576" table:style-name="ce3">
            <text:p>207.9583333</text:p>
          </table:table-cell>
          <table:table-cell office:value-type="float" office:value="0" table:style-name="ce1">
            <text:p>0</text:p>
          </table:table-cell>
          <table:table-cell office:value-type="float" office:value="-2.778" table:style-name="ce5">
            <text:p>-2.778</text:p>
          </table:table-cell>
          <table:table-cell office:value-type="float" office:value="-0.498" table:style-name="ce1">
            <text:p>-0.4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002499999999999E-2" table:style-name="ce5">
            <text:p>-0.0100025</text:p>
          </table:table-cell>
          <table:table-cell office:value-type="float" office:value="2.7879999999999998" table:style-name="ce5">
            <text:p>2.788</text:p>
          </table:table-cell>
          <table:table-cell office:value-type="float" office:value="23.34" table:style-name="ce5">
            <text:p>23.34</text:p>
          </table:table-cell>
          <table:table-cell office:value-type="float" office:value="56.81" table:style-name="ce5">
            <text:p>56.81</text:p>
          </table:table-cell>
          <table:table-cell office:value-type="float" office:value="4.5999999999999999E-2" table:style-name="ce1">
            <text:p>0.046</text:p>
          </table:table-cell>
          <table:table-cell table:number-columns-repeated="16372"/>
        </table:table-row>
        <table:table-row table:style-name="ro1">
          <table:table-cell office:value-type="date" office:date-value="2014-07-27T00:00:00" table:style-name="ce2">
            <text:p>7/27/2014 0:00</text:p>
          </table:table-cell>
          <table:table-cell office:value-type="float" office:value="208" table:style-name="ce3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-2.8319999999999999" table:style-name="ce5">
            <text:p>-2.832</text:p>
          </table:table-cell>
          <table:table-cell office:value-type="float" office:value="-0.26700000000000002" table:style-name="ce1">
            <text:p>-0.2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1963E-2" table:style-name="ce5">
            <text:p>-0.0101963</text:p>
          </table:table-cell>
          <table:table-cell office:value-type="float" office:value="2.3180000000000001" table:style-name="ce5">
            <text:p>2.318</text:p>
          </table:table-cell>
          <table:table-cell office:value-type="float" office:value="22" table:style-name="ce5">
            <text:p>22</text:p>
          </table:table-cell>
          <table:table-cell office:value-type="float" office:value="60.34" table:style-name="ce5">
            <text:p>60.34</text:p>
          </table:table-cell>
          <table:table-cell office:value-type="float" office:value="2.7E-2" table:style-name="ce1">
            <text:p>0.027</text:p>
          </table:table-cell>
          <table:table-cell table:number-columns-repeated="16372"/>
        </table:table-row>
        <table:table-row table:style-name="ro1">
          <table:table-cell office:value-type="date" office:date-value="2014-07-27T01:00:00" table:style-name="ce2">
            <text:p>7/27/2014 1:00</text:p>
          </table:table-cell>
          <table:table-cell office:value-type="float" office:value="208.04166666666424" table:style-name="ce3">
            <text:p>208.0416667</text:p>
          </table:table-cell>
          <table:table-cell office:value-type="float" office:value="0" table:style-name="ce1">
            <text:p>0</text:p>
          </table:table-cell>
          <table:table-cell office:value-type="float" office:value="-2.306" table:style-name="ce5">
            <text:p>-2.306</text:p>
          </table:table-cell>
          <table:table-cell office:value-type="float" office:value="-0.53200000000000003" table:style-name="ce1">
            <text:p>-0.5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3011179999999997E-3" table:style-name="ce5">
            <text:p>-0.008301118</text:p>
          </table:table-cell>
          <table:table-cell office:value-type="float" office:value="1.571" table:style-name="ce5">
            <text:p>1.571</text:p>
          </table:table-cell>
          <table:table-cell office:value-type="float" office:value="21.29" table:style-name="ce5">
            <text:p>21.29</text:p>
          </table:table-cell>
          <table:table-cell office:value-type="float" office:value="65.27" table:style-name="ce5">
            <text:p>65.27</text:p>
          </table:table-cell>
          <table:table-cell office:value-type="float" office:value="8.9999999999999993E-3" table:style-name="ce1">
            <text:p>0.009</text:p>
          </table:table-cell>
          <table:table-cell table:number-columns-repeated="16372"/>
        </table:table-row>
        <table:table-row table:style-name="ro1">
          <table:table-cell office:value-type="date" office:date-value="2014-07-27T02:00:00" table:style-name="ce2">
            <text:p>7/27/2014 2:00</text:p>
          </table:table-cell>
          <table:table-cell office:value-type="float" office:value="208.08333333333576" table:style-name="ce3">
            <text:p>208.0833333</text:p>
          </table:table-cell>
          <table:table-cell office:value-type="float" office:value="0" table:style-name="ce1">
            <text:p>0</text:p>
          </table:table-cell>
          <table:table-cell office:value-type="float" office:value="-2.0470000000000002" table:style-name="ce5">
            <text:p>-2.047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67551E-3" table:style-name="ce5">
            <text:p>-0.007367551</text:p>
          </table:table-cell>
          <table:table-cell office:value-type="float" office:value="1.849" table:style-name="ce5">
            <text:p>1.849</text:p>
          </table:table-cell>
          <table:table-cell office:value-type="float" office:value="22.34" table:style-name="ce5">
            <text:p>22.34</text:p>
          </table:table-cell>
          <table:table-cell office:value-type="float" office:value="52.26" table:style-name="ce5">
            <text:p>52.26</text:p>
          </table:table-cell>
          <table:table-cell office:value-type="float" office:value="1.9E-2" table:style-name="ce1">
            <text:p>0.019</text:p>
          </table:table-cell>
          <table:table-cell table:number-columns-repeated="16372"/>
        </table:table-row>
        <table:table-row table:style-name="ro1">
          <table:table-cell office:value-type="date" office:date-value="2014-07-27T03:00:00" table:style-name="ce2">
            <text:p>7/27/2014 3:00</text:p>
          </table:table-cell>
          <table:table-cell office:value-type="float" office:value="208.125" table:style-name="ce3">
            <text:p>208.125</text:p>
          </table:table-cell>
          <table:table-cell office:value-type="float" office:value="0" table:style-name="ce1">
            <text:p>0</text:p>
          </table:table-cell>
          <table:table-cell office:value-type="float" office:value="-2.8039999999999998" table:style-name="ce5">
            <text:p>-2.804</text:p>
          </table:table-cell>
          <table:table-cell office:value-type="float" office:value="-0.48099999999999998" table:style-name="ce1">
            <text:p>-0.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0953E-2" table:style-name="ce5">
            <text:p>-0.0100953</text:p>
          </table:table-cell>
          <table:table-cell office:value-type="float" office:value="1.4330000000000001" table:style-name="ce5">
            <text:p>1.433</text:p>
          </table:table-cell>
          <table:table-cell office:value-type="float" office:value="23.52" table:style-name="ce5">
            <text:p>23.52</text:p>
          </table:table-cell>
          <table:table-cell office:value-type="float" office:value="51.45" table:style-name="ce5">
            <text:p>51.45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2"/>
        </table:table-row>
        <table:table-row table:style-name="ro1">
          <table:table-cell office:value-type="date" office:date-value="2014-07-27T04:00:00" table:style-name="ce2">
            <text:p>7/27/2014 4:00</text:p>
          </table:table-cell>
          <table:table-cell office:value-type="float" office:value="208.16666666666424" table:style-name="ce3">
            <text:p>208.1666667</text:p>
          </table:table-cell>
          <table:table-cell office:value-type="float" office:value="0" table:style-name="ce1">
            <text:p>0</text:p>
          </table:table-cell>
          <table:table-cell office:value-type="float" office:value="-2.774" table:style-name="ce5">
            <text:p>-2.774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9857409999999994E-3" table:style-name="ce5">
            <text:p>-0.009985741</text:p>
          </table:table-cell>
          <table:table-cell office:value-type="float" office:value="2.2410000000000001" table:style-name="ce5">
            <text:p>2.241</text:p>
          </table:table-cell>
          <table:table-cell office:value-type="float" office:value="22.66" table:style-name="ce5">
            <text:p>22.66</text:p>
          </table:table-cell>
          <table:table-cell office:value-type="float" office:value="59.77" table:style-name="ce5">
            <text:p>59.77</text:p>
          </table:table-cell>
          <table:table-cell office:value-type="float" office:value="3.1E-2" table:style-name="ce1">
            <text:p>0.031</text:p>
          </table:table-cell>
          <table:table-cell table:number-columns-repeated="16372"/>
        </table:table-row>
        <table:table-row table:style-name="ro1">
          <table:table-cell office:value-type="date" office:date-value="2014-07-27T05:00:00" table:style-name="ce2">
            <text:p>7/27/2014 5:00</text:p>
          </table:table-cell>
          <table:table-cell office:value-type="float" office:value="208.20833333333576" table:style-name="ce3">
            <text:p>208.2083333</text:p>
          </table:table-cell>
          <table:table-cell office:value-type="float" office:value="0" table:style-name="ce1">
            <text:p>0</text:p>
          </table:table-cell>
          <table:table-cell office:value-type="float" office:value="-3.1589999999999998" table:style-name="ce5">
            <text:p>-3.159</text:p>
          </table:table-cell>
          <table:table-cell office:value-type="float" office:value="-8.7999999999999995E-2" table:style-name="ce1">
            <text:p>-0.0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37293E-2" table:style-name="ce5">
            <text:p>-0.01137293</text:p>
          </table:table-cell>
          <table:table-cell office:value-type="float" office:value="1.155" table:style-name="ce5">
            <text:p>1.155</text:p>
          </table:table-cell>
          <table:table-cell office:value-type="float" office:value="21.81" table:style-name="ce5">
            <text:p>21.81</text:p>
          </table:table-cell>
          <table:table-cell office:value-type="float" office:value="66.88" table:style-name="ce5">
            <text:p>66.88</text:p>
          </table:table-cell>
          <table:table-cell office:value-type="float" office:value="-1E-3" table:style-name="ce1">
            <text:p>-0.001</text:p>
          </table:table-cell>
          <table:table-cell table:number-columns-repeated="16372"/>
        </table:table-row>
        <table:table-row table:style-name="ro1">
          <table:table-cell office:value-type="date" office:date-value="2014-07-27T06:00:00" table:style-name="ce2">
            <text:p>7/27/2014 6:00</text:p>
          </table:table-cell>
          <table:table-cell office:value-type="float" office:value="208.25" table:style-name="ce3">
            <text:p>208.25</text:p>
          </table:table-cell>
          <table:table-cell office:value-type="float" office:value="0" table:style-name="ce1">
            <text:p>0</text:p>
          </table:table-cell>
          <table:table-cell office:value-type="float" office:value="-2.1829999999999998" table:style-name="ce5">
            <text:p>-2.183</text:p>
          </table:table-cell>
          <table:table-cell office:value-type="float" office:value="-0.58299999999999996" table:style-name="ce1">
            <text:p>-0.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858014E-3" table:style-name="ce5">
            <text:p>-0.007858014</text:p>
          </table:table-cell>
          <table:table-cell office:value-type="float" office:value="0.26" table:style-name="ce5">
            <text:p>0.26</text:p>
          </table:table-cell>
          <table:table-cell office:value-type="float" office:value="20.72" table:style-name="ce5">
            <text:p>20.72</text:p>
          </table:table-cell>
          <table:table-cell office:value-type="float" office:value="72.7" table:style-name="ce5">
            <text:p>72.7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72"/>
        </table:table-row>
        <table:table-row table:style-name="ro1">
          <table:table-cell office:value-type="date" office:date-value="2014-07-27T07:00:00" table:style-name="ce2">
            <text:p>7/27/2014 7:00</text:p>
          </table:table-cell>
          <table:table-cell office:value-type="float" office:value="208.29166666666424" table:style-name="ce3">
            <text:p>208.2916667</text:p>
          </table:table-cell>
          <table:table-cell office:value-type="float" office:value="0" table:style-name="ce1">
            <text:p>0</text:p>
          </table:table-cell>
          <table:table-cell office:value-type="float" office:value="40.630000000000003" table:style-name="ce5">
            <text:p>40.63</text:p>
          </table:table-cell>
          <table:table-cell office:value-type="float" office:value="-10.31" table:style-name="ce1">
            <text:p>-10.31</text:p>
          </table:table-cell>
          <table:table-cell office:value-type="float" office:value="32.65" table:style-name="ce1">
            <text:p>32.65</text:p>
          </table:table-cell>
          <table:table-cell office:value-type="float" office:value="0.1175365" table:style-name="ce1">
            <text:p>0.1175365</text:p>
          </table:table-cell>
          <table:table-cell office:value-type="float" office:value="0.1462532" table:style-name="ce5">
            <text:p>0.1462532</text:p>
          </table:table-cell>
          <table:table-cell office:value-type="float" office:value="0.21299999999999999" table:style-name="ce5">
            <text:p>0.213</text:p>
          </table:table-cell>
          <table:table-cell office:value-type="float" office:value="20.399999999999999" table:style-name="ce5">
            <text:p>20.4</text:p>
          </table:table-cell>
          <table:table-cell office:value-type="float" office:value="70.319999999999993" table:style-name="ce5">
            <text:p>70.32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72"/>
        </table:table-row>
        <table:table-row table:style-name="ro1">
          <table:table-cell office:value-type="date" office:date-value="2014-07-27T08:00:00" table:style-name="ce2">
            <text:p>7/27/2014 8:00</text:p>
          </table:table-cell>
          <table:table-cell office:value-type="float" office:value="208.33333333333576" table:style-name="ce3">
            <text:p>208.3333333</text:p>
          </table:table-cell>
          <table:table-cell office:value-type="float" office:value="0" table:style-name="ce1">
            <text:p>0</text:p>
          </table:table-cell>
          <table:table-cell office:value-type="float" office:value="232.2" table:style-name="ce5">
            <text:p>232.2</text:p>
          </table:table-cell>
          <table:table-cell office:value-type="float" office:value="-54.33" table:style-name="ce1">
            <text:p>-54.33</text:p>
          </table:table-cell>
          <table:table-cell office:value-type="float" office:value="213" table:style-name="ce1">
            <text:p>213</text:p>
          </table:table-cell>
          <table:table-cell office:value-type="float" office:value="0.76666780000000001" table:style-name="ce1">
            <text:p>0.7666678</text:p>
          </table:table-cell>
          <table:table-cell office:value-type="float" office:value="0.83589769999999997" table:style-name="ce5">
            <text:p>0.8358977</text:p>
          </table:table-cell>
          <table:table-cell office:value-type="float" office:value="0.56000000000000005" table:style-name="ce5">
            <text:p>0.56</text:p>
          </table:table-cell>
          <table:table-cell office:value-type="float" office:value="24.09" table:style-name="ce5">
            <text:p>24.09</text:p>
          </table:table-cell>
          <table:table-cell office:value-type="float" office:value="54.82" table:style-name="ce5">
            <text:p>54.82</text:p>
          </table:table-cell>
          <table:table-cell office:value-type="float" office:value="0.17" table:style-name="ce1">
            <text:p>0.17</text:p>
          </table:table-cell>
          <table:table-cell table:number-columns-repeated="16372"/>
        </table:table-row>
        <table:table-row table:style-name="ro1">
          <table:table-cell office:value-type="date" office:date-value="2014-07-27T09:00:00" table:style-name="ce2">
            <text:p>7/27/2014 9:00</text:p>
          </table:table-cell>
          <table:table-cell office:value-type="float" office:value="208.375" table:style-name="ce3">
            <text:p>208.375</text:p>
          </table:table-cell>
          <table:table-cell office:value-type="float" office:value="0" table:style-name="ce1">
            <text:p>0</text:p>
          </table:table-cell>
          <table:table-cell office:value-type="float" office:value="439.2" table:style-name="ce5">
            <text:p>439.2</text:p>
          </table:table-cell>
          <table:table-cell office:value-type="float" office:value="-88.9" table:style-name="ce1">
            <text:p>-88.9</text:p>
          </table:table-cell>
          <table:table-cell office:value-type="float" office:value="396" table:style-name="ce1">
            <text:p>396</text:p>
          </table:table-cell>
          <table:table-cell office:value-type="float" office:value="1.4257120000000001" table:style-name="ce1">
            <text:p>1.425712</text:p>
          </table:table-cell>
          <table:table-cell office:value-type="float" office:value="1.5812520000000001" table:style-name="ce5">
            <text:p>1.581252</text:p>
          </table:table-cell>
          <table:table-cell office:value-type="float" office:value="2.0009999999999999" table:style-name="ce5">
            <text:p>2.001</text:p>
          </table:table-cell>
          <table:table-cell office:value-type="float" office:value="26.77" table:style-name="ce5">
            <text:p>26.77</text:p>
          </table:table-cell>
          <table:table-cell office:value-type="float" office:value="51.43" table:style-name="ce5">
            <text:p>51.43</text:p>
          </table:table-cell>
          <table:table-cell office:value-type="float" office:value="0.36" table:style-name="ce1">
            <text:p>0.36</text:p>
          </table:table-cell>
          <table:table-cell table:number-columns-repeated="16372"/>
        </table:table-row>
        <table:table-row table:style-name="ro1">
          <table:table-cell office:value-type="date" office:date-value="2014-07-27T10:00:00" table:style-name="ce2">
            <text:p>7/27/2014 10:00</text:p>
          </table:table-cell>
          <table:table-cell office:value-type="float" office:value="208.41666666666424" table:style-name="ce3">
            <text:p>208.4166667</text:p>
          </table:table-cell>
          <table:table-cell office:value-type="float" office:value="0" table:style-name="ce1">
            <text:p>0</text:p>
          </table:table-cell>
          <table:table-cell office:value-type="float" office:value="638" table:style-name="ce5">
            <text:p>638</text:p>
          </table:table-cell>
          <table:table-cell office:value-type="float" office:value="-115.2" table:style-name="ce1">
            <text:p>-115.2</text:p>
          </table:table-cell>
          <table:table-cell office:value-type="float" office:value="568.20000000000005" table:style-name="ce1">
            <text:p>568.2</text:p>
          </table:table-cell>
          <table:table-cell office:value-type="float" office:value="2.0455719999999999" table:style-name="ce1">
            <text:p>2.045572</text:p>
          </table:table-cell>
          <table:table-cell office:value-type="float" office:value="2.2969029999999999" table:style-name="ce5">
            <text:p>2.296903</text:p>
          </table:table-cell>
          <table:table-cell office:value-type="float" office:value="2.9710000000000001" table:style-name="ce5">
            <text:p>2.971</text:p>
          </table:table-cell>
          <table:table-cell office:value-type="float" office:value="28.35" table:style-name="ce5">
            <text:p>28.35</text:p>
          </table:table-cell>
          <table:table-cell office:value-type="float" office:value="50.16" table:style-name="ce5">
            <text:p>50.16</text:p>
          </table:table-cell>
          <table:table-cell office:value-type="float" office:value="0.52900000000000003" table:style-name="ce1">
            <text:p>0.529</text:p>
          </table:table-cell>
          <table:table-cell table:number-columns-repeated="16372"/>
        </table:table-row>
        <table:table-row table:style-name="ro1">
          <table:table-cell office:value-type="date" office:date-value="2014-07-27T11:00:00" table:style-name="ce2">
            <text:p>7/27/2014 11:00</text:p>
          </table:table-cell>
          <table:table-cell office:value-type="float" office:value="208.45833333333576" table:style-name="ce3">
            <text:p>208.4583333</text:p>
          </table:table-cell>
          <table:table-cell office:value-type="float" office:value="0" table:style-name="ce1">
            <text:p>0</text:p>
          </table:table-cell>
          <table:table-cell office:value-type="float" office:value="796.8" table:style-name="ce5">
            <text:p>796.8</text:p>
          </table:table-cell>
          <table:table-cell office:value-type="float" office:value="-131.19999999999999" table:style-name="ce1">
            <text:p>-131.2</text:p>
          </table:table-cell>
          <table:table-cell office:value-type="float" office:value="704.1" table:style-name="ce1">
            <text:p>704.1</text:p>
          </table:table-cell>
          <table:table-cell office:value-type="float" office:value="2.534926" table:style-name="ce1">
            <text:p>2.534926</text:p>
          </table:table-cell>
          <table:table-cell office:value-type="float" office:value="2.8683230000000002" table:style-name="ce5">
            <text:p>2.868323</text:p>
          </table:table-cell>
          <table:table-cell office:value-type="float" office:value="2.4129999999999998" table:style-name="ce5">
            <text:p>2.413</text:p>
          </table:table-cell>
          <table:table-cell office:value-type="float" office:value="29.09" table:style-name="ce5">
            <text:p>29.09</text:p>
          </table:table-cell>
          <table:table-cell office:value-type="float" office:value="47.69" table:style-name="ce5">
            <text:p>47.69</text:p>
          </table:table-cell>
          <table:table-cell office:value-type="float" office:value="0.63700000000000001" table:style-name="ce1">
            <text:p>0.637</text:p>
          </table:table-cell>
          <table:table-cell table:number-columns-repeated="16372"/>
        </table:table-row>
        <table:table-row table:style-name="ro1">
          <table:table-cell office:value-type="date" office:date-value="2014-07-27T12:00:00" table:style-name="ce2">
            <text:p>7/27/2014 12:00</text:p>
          </table:table-cell>
          <table:table-cell office:value-type="float" office:value="208.5" table:style-name="ce3">
            <text:p>208.5</text:p>
          </table:table-cell>
          <table:table-cell office:value-type="float" office:value="0" table:style-name="ce1">
            <text:p>0</text:p>
          </table:table-cell>
          <table:table-cell office:value-type="float" office:value="913" table:style-name="ce5">
            <text:p>913</text:p>
          </table:table-cell>
          <table:table-cell office:value-type="float" office:value="-140.9" table:style-name="ce1">
            <text:p>-140.9</text:p>
          </table:table-cell>
          <table:table-cell office:value-type="float" office:value="799.9" table:style-name="ce1">
            <text:p>799.9</text:p>
          </table:table-cell>
          <table:table-cell office:value-type="float" office:value="2.8798059999999999" table:style-name="ce1">
            <text:p>2.879806</text:p>
          </table:table-cell>
          <table:table-cell office:value-type="float" office:value="3.2862520000000002" table:style-name="ce5">
            <text:p>3.286252</text:p>
          </table:table-cell>
          <table:table-cell office:value-type="float" office:value="2.129" table:style-name="ce5">
            <text:p>2.129</text:p>
          </table:table-cell>
          <table:table-cell office:value-type="float" office:value="30.5" table:style-name="ce5">
            <text:p>30.5</text:p>
          </table:table-cell>
          <table:table-cell office:value-type="float" office:value="41.45" table:style-name="ce5">
            <text:p>41.45</text:p>
          </table:table-cell>
          <table:table-cell office:value-type="float" office:value="0.73199999999999998" table:style-name="ce1">
            <text:p>0.732</text:p>
          </table:table-cell>
          <table:table-cell table:number-columns-repeated="16372"/>
        </table:table-row>
        <table:table-row table:style-name="ro1">
          <table:table-cell office:value-type="date" office:date-value="2014-07-27T13:00:00" table:style-name="ce2">
            <text:p>7/27/2014 13:00</text:p>
          </table:table-cell>
          <table:table-cell office:value-type="float" office:value="208.54166666666424" table:style-name="ce3">
            <text:p>208.5416667</text:p>
          </table:table-cell>
          <table:table-cell office:value-type="float" office:value="0" table:style-name="ce1">
            <text:p>0</text:p>
          </table:table-cell>
          <table:table-cell office:value-type="float" office:value="932" table:style-name="ce5">
            <text:p>932</text:p>
          </table:table-cell>
          <table:table-cell office:value-type="float" office:value="-142.19999999999999" table:style-name="ce1">
            <text:p>-142.2</text:p>
          </table:table-cell>
          <table:table-cell office:value-type="float" office:value="813" table:style-name="ce1">
            <text:p>813</text:p>
          </table:table-cell>
          <table:table-cell office:value-type="float" office:value="2.927101" table:style-name="ce1">
            <text:p>2.927101</text:p>
          </table:table-cell>
          <table:table-cell office:value-type="float" office:value="3.3562620000000001" table:style-name="ce5">
            <text:p>3.356262</text:p>
          </table:table-cell>
          <table:table-cell office:value-type="float" office:value="2.661" table:style-name="ce5">
            <text:p>2.661</text:p>
          </table:table-cell>
          <table:table-cell office:value-type="float" office:value="31.66" table:style-name="ce5">
            <text:p>31.66</text:p>
          </table:table-cell>
          <table:table-cell office:value-type="float" office:value="44.32" table:style-name="ce5">
            <text:p>44.32</text:p>
          </table:table-cell>
          <table:table-cell office:value-type="float" office:value="0.77500000000000002" table:style-name="ce1">
            <text:p>0.775</text:p>
          </table:table-cell>
          <table:table-cell table:number-columns-repeated="16372"/>
        </table:table-row>
        <table:table-row table:style-name="ro1">
          <table:table-cell office:value-type="date" office:date-value="2014-07-27T14:00:00" table:style-name="ce2">
            <text:p>7/27/2014 14:00</text:p>
          </table:table-cell>
          <table:table-cell office:value-type="float" office:value="208.58333333333576" table:style-name="ce3">
            <text:p>208.5833333</text:p>
          </table:table-cell>
          <table:table-cell office:value-type="float" office:value="0" table:style-name="ce1">
            <text:p>0</text:p>
          </table:table-cell>
          <table:table-cell office:value-type="float" office:value="688.5" table:style-name="ce5">
            <text:p>688.5</text:p>
          </table:table-cell>
          <table:table-cell office:value-type="float" office:value="-110.5" table:style-name="ce1">
            <text:p>-110.5</text:p>
          </table:table-cell>
          <table:table-cell office:value-type="float" office:value="596.1" table:style-name="ce1">
            <text:p>596.1</text:p>
          </table:table-cell>
          <table:table-cell office:value-type="float" office:value="2.145899" table:style-name="ce1">
            <text:p>2.145899</text:p>
          </table:table-cell>
          <table:table-cell office:value-type="float" office:value="2.4785370000000002" table:style-name="ce5">
            <text:p>2.478537</text:p>
          </table:table-cell>
          <table:table-cell office:value-type="float" office:value="2.4630000000000001" table:style-name="ce5">
            <text:p>2.463</text:p>
          </table:table-cell>
          <table:table-cell office:value-type="float" office:value="31.84" table:style-name="ce5">
            <text:p>31.84</text:p>
          </table:table-cell>
          <table:table-cell office:value-type="float" office:value="41.97" table:style-name="ce5">
            <text:p>41.97</text:p>
          </table:table-cell>
          <table:table-cell office:value-type="float" office:value="0.60299999999999998" table:style-name="ce1">
            <text:p>0.603</text:p>
          </table:table-cell>
          <table:table-cell table:number-columns-repeated="16372"/>
        </table:table-row>
        <table:table-row table:style-name="ro1">
          <table:table-cell office:value-type="date" office:date-value="2014-07-27T15:00:00" table:style-name="ce2">
            <text:p>7/27/2014 15:00</text:p>
          </table:table-cell>
          <table:table-cell office:value-type="float" office:value="208.625" table:style-name="ce3">
            <text:p>208.625</text:p>
          </table:table-cell>
          <table:table-cell office:value-type="float" office:value="0" table:style-name="ce1">
            <text:p>0</text:p>
          </table:table-cell>
          <table:table-cell office:value-type="float" office:value="734.1" table:style-name="ce5">
            <text:p>734.1</text:p>
          </table:table-cell>
          <table:table-cell office:value-type="float" office:value="-119.8" table:style-name="ce1">
            <text:p>-119.8</text:p>
          </table:table-cell>
          <table:table-cell office:value-type="float" office:value="639.20000000000005" table:style-name="ce1">
            <text:p>639.2</text:p>
          </table:table-cell>
          <table:table-cell office:value-type="float" office:value="2.3011569999999999" table:style-name="ce1">
            <text:p>2.301157</text:p>
          </table:table-cell>
          <table:table-cell office:value-type="float" office:value="2.6428340000000001" table:style-name="ce5">
            <text:p>2.642834</text:p>
          </table:table-cell>
          <table:table-cell office:value-type="float" office:value="3.1269999999999998" table:style-name="ce5">
            <text:p>3.127</text:p>
          </table:table-cell>
          <table:table-cell office:value-type="float" office:value="32.619999999999997" table:style-name="ce5">
            <text:p>32.62</text:p>
          </table:table-cell>
          <table:table-cell office:value-type="float" office:value="39.18" table:style-name="ce5">
            <text:p>39.18</text:p>
          </table:table-cell>
          <table:table-cell office:value-type="float" office:value="0.65300000000000002" table:style-name="ce1">
            <text:p>0.653</text:p>
          </table:table-cell>
          <table:table-cell table:number-columns-repeated="16372"/>
        </table:table-row>
        <table:table-row table:style-name="ro1">
          <table:table-cell office:value-type="date" office:date-value="2014-07-27T16:00:00" table:style-name="ce2">
            <text:p>7/27/2014 16:00</text:p>
          </table:table-cell>
          <table:table-cell office:value-type="float" office:value="208.66666666666424" table:style-name="ce3">
            <text:p>208.6666667</text:p>
          </table:table-cell>
          <table:table-cell office:value-type="float" office:value="0" table:style-name="ce1">
            <text:p>0</text:p>
          </table:table-cell>
          <table:table-cell office:value-type="float" office:value="755.7" table:style-name="ce5">
            <text:p>755.7</text:p>
          </table:table-cell>
          <table:table-cell office:value-type="float" office:value="-129.9" table:style-name="ce1">
            <text:p>-129.9</text:p>
          </table:table-cell>
          <table:table-cell office:value-type="float" office:value="663.8" table:style-name="ce1">
            <text:p>663.8</text:p>
          </table:table-cell>
          <table:table-cell office:value-type="float" office:value="2.3897330000000001" table:style-name="ce1">
            <text:p>2.389733</text:p>
          </table:table-cell>
          <table:table-cell office:value-type="float" office:value="2.720656" table:style-name="ce5">
            <text:p>2.720656</text:p>
          </table:table-cell>
          <table:table-cell office:value-type="float" office:value="3.105" table:style-name="ce5">
            <text:p>3.105</text:p>
          </table:table-cell>
          <table:table-cell office:value-type="float" office:value="33.049999999999997" table:style-name="ce5">
            <text:p>33.05</text:p>
          </table:table-cell>
          <table:table-cell office:value-type="float" office:value="39.28" table:style-name="ce5">
            <text:p>39.28</text:p>
          </table:table-cell>
          <table:table-cell office:value-type="float" office:value="0.67300000000000004" table:style-name="ce1">
            <text:p>0.673</text:p>
          </table:table-cell>
          <table:table-cell table:number-columns-repeated="16372"/>
        </table:table-row>
        <table:table-row table:style-name="ro1">
          <table:table-cell office:value-type="date" office:date-value="2014-07-27T17:00:00" table:style-name="ce2">
            <text:p>7/27/2014 17:00</text:p>
          </table:table-cell>
          <table:table-cell office:value-type="float" office:value="208.70833333333576" table:style-name="ce3">
            <text:p>208.7083333</text:p>
          </table:table-cell>
          <table:table-cell office:value-type="float" office:value="0" table:style-name="ce1">
            <text:p>0</text:p>
          </table:table-cell>
          <table:table-cell office:value-type="float" office:value="610.29999999999995" table:style-name="ce5">
            <text:p>610.3</text:p>
          </table:table-cell>
          <table:table-cell office:value-type="float" office:value="-113.6" table:style-name="ce1">
            <text:p>-113.6</text:p>
          </table:table-cell>
          <table:table-cell office:value-type="float" office:value="537.1" table:style-name="ce1">
            <text:p>537.1</text:p>
          </table:table-cell>
          <table:table-cell office:value-type="float" office:value="1.9337310000000001" table:style-name="ce1">
            <text:p>1.933731</text:p>
          </table:table-cell>
          <table:table-cell office:value-type="float" office:value="2.197041" table:style-name="ce5">
            <text:p>2.197041</text:p>
          </table:table-cell>
          <table:table-cell office:value-type="float" office:value="3.5830000000000002" table:style-name="ce5">
            <text:p>3.583</text:p>
          </table:table-cell>
          <table:table-cell office:value-type="float" office:value="33" table:style-name="ce5">
            <text:p>33</text:p>
          </table:table-cell>
          <table:table-cell office:value-type="float" office:value="38.549999999999997" table:style-name="ce5">
            <text:p>38.55</text:p>
          </table:table-cell>
          <table:table-cell office:value-type="float" office:value="0.58199999999999996" table:style-name="ce1">
            <text:p>0.582</text:p>
          </table:table-cell>
          <table:table-cell table:number-columns-repeated="16372"/>
        </table:table-row>
        <table:table-row table:style-name="ro1">
          <table:table-cell office:value-type="date" office:date-value="2014-07-27T18:00:00" table:style-name="ce2">
            <text:p>7/27/2014 18:00</text:p>
          </table:table-cell>
          <table:table-cell office:value-type="float" office:value="208.75" table:style-name="ce3">
            <text:p>208.75</text:p>
          </table:table-cell>
          <table:table-cell office:value-type="float" office:value="0" table:style-name="ce1">
            <text:p>0</text:p>
          </table:table-cell>
          <table:table-cell office:value-type="float" office:value="316.8" table:style-name="ce5">
            <text:p>316.8</text:p>
          </table:table-cell>
          <table:table-cell office:value-type="float" office:value="-62.87" table:style-name="ce1">
            <text:p>-62.87</text:p>
          </table:table-cell>
          <table:table-cell office:value-type="float" office:value="276.39999999999998" table:style-name="ce1">
            <text:p>276.4</text:p>
          </table:table-cell>
          <table:table-cell office:value-type="float" office:value="0.99500909999999998" table:style-name="ce1">
            <text:p>0.9950091</text:p>
          </table:table-cell>
          <table:table-cell office:value-type="float" office:value="1.140571" table:style-name="ce5">
            <text:p>1.140571</text:p>
          </table:table-cell>
          <table:table-cell office:value-type="float" office:value="3.2709999999999999" table:style-name="ce5">
            <text:p>3.271</text:p>
          </table:table-cell>
          <table:table-cell office:value-type="float" office:value="31.86" table:style-name="ce5">
            <text:p>31.86</text:p>
          </table:table-cell>
          <table:table-cell office:value-type="float" office:value="38.81" table:style-name="ce5">
            <text:p>38.81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72"/>
        </table:table-row>
        <table:table-row table:style-name="ro1">
          <table:table-cell office:value-type="date" office:date-value="2014-07-27T19:00:00" table:style-name="ce2">
            <text:p>7/27/2014 19:00</text:p>
          </table:table-cell>
          <table:table-cell office:value-type="float" office:value="208.79166666666424" table:style-name="ce3">
            <text:p>208.7916667</text:p>
          </table:table-cell>
          <table:table-cell office:value-type="float" office:value="0" table:style-name="ce1">
            <text:p>0</text:p>
          </table:table-cell>
          <table:table-cell office:value-type="float" office:value="151.30000000000001" table:style-name="ce5">
            <text:p>151.3</text:p>
          </table:table-cell>
          <table:table-cell office:value-type="float" office:value="-33.200000000000003" table:style-name="ce1">
            <text:p>-33.2</text:p>
          </table:table-cell>
          <table:table-cell office:value-type="float" office:value="131.30000000000001" table:style-name="ce1">
            <text:p>131.3</text:p>
          </table:table-cell>
          <table:table-cell office:value-type="float" office:value="0.47283350000000002" table:style-name="ce1">
            <text:p>0.4728335</text:p>
          </table:table-cell>
          <table:table-cell office:value-type="float" office:value="0.54463980000000001" table:style-name="ce5">
            <text:p>0.5446398</text:p>
          </table:table-cell>
          <table:table-cell office:value-type="float" office:value="3.1709999999999998" table:style-name="ce5">
            <text:p>3.171</text:p>
          </table:table-cell>
          <table:table-cell office:value-type="float" office:value="30.8" table:style-name="ce5">
            <text:p>30.8</text:p>
          </table:table-cell>
          <table:table-cell office:value-type="float" office:value="43.57" table:style-name="ce5">
            <text:p>43.57</text:p>
          </table:table-cell>
          <table:table-cell office:value-type="float" office:value="0.20599999999999999" table:style-name="ce1">
            <text:p>0.206</text:p>
          </table:table-cell>
          <table:table-cell table:number-columns-repeated="16372"/>
        </table:table-row>
        <table:table-row table:style-name="ro1">
          <table:table-cell office:value-type="date" office:date-value="2014-07-27T20:00:00" table:style-name="ce2">
            <text:p>7/27/2014 20:00</text:p>
          </table:table-cell>
          <table:table-cell office:value-type="float" office:value="208.83333333333576" table:style-name="ce3">
            <text:p>208.8333333</text:p>
          </table:table-cell>
          <table:table-cell office:value-type="float" office:value="0" table:style-name="ce1">
            <text:p>0</text:p>
          </table:table-cell>
          <table:table-cell office:value-type="float" office:value="5.7329999999999997" table:style-name="ce5">
            <text:p>5.733</text:p>
          </table:table-cell>
          <table:table-cell office:value-type="float" office:value="-0.77400000000000002" table:style-name="ce1">
            <text:p>-0.774</text:p>
          </table:table-cell>
          <table:table-cell office:value-type="float" office:value="1.5780000000000001" table:style-name="ce1">
            <text:p>1.578</text:p>
          </table:table-cell>
          <table:table-cell office:value-type="float" office:value="5.6799800000000003E-3" table:style-name="ce1">
            <text:p>0.00567998</text:p>
          </table:table-cell>
          <table:table-cell office:value-type="float" office:value="2.0638259999999999E-2" table:style-name="ce5">
            <text:p>0.02063826</text:p>
          </table:table-cell>
          <table:table-cell office:value-type="float" office:value="3.762" table:style-name="ce5">
            <text:p>3.762</text:p>
          </table:table-cell>
          <table:table-cell office:value-type="float" office:value="28.69" table:style-name="ce5">
            <text:p>28.69</text:p>
          </table:table-cell>
          <table:table-cell office:value-type="float" office:value="57.43" table:style-name="ce5">
            <text:p>57.43</text:p>
          </table:table-cell>
          <table:table-cell office:value-type="float" office:value="8.2000000000000003E-2" table:style-name="ce1">
            <text:p>0.082</text:p>
          </table:table-cell>
          <table:table-cell table:number-columns-repeated="16372"/>
        </table:table-row>
        <table:table-row table:style-name="ro1">
          <table:table-cell office:value-type="date" office:date-value="2014-07-27T21:00:00" table:style-name="ce2">
            <text:p>7/27/2014 21:00</text:p>
          </table:table-cell>
          <table:table-cell office:value-type="float" office:value="208.875" table:style-name="ce3">
            <text:p>208.875</text:p>
          </table:table-cell>
          <table:table-cell office:value-type="float" office:value="0" table:style-name="ce1">
            <text:p>0</text:p>
          </table:table-cell>
          <table:table-cell office:value-type="float" office:value="-2.323" table:style-name="ce5">
            <text:p>-2.323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3622660000000001E-3" table:style-name="ce5">
            <text:p>-0.008362266</text:p>
          </table:table-cell>
          <table:table-cell office:value-type="float" office:value="3.9140000000000001" table:style-name="ce5">
            <text:p>3.914</text:p>
          </table:table-cell>
          <table:table-cell office:value-type="float" office:value="27.04" table:style-name="ce5">
            <text:p>27.04</text:p>
          </table:table-cell>
          <table:table-cell office:value-type="float" office:value="61.15" table:style-name="ce5">
            <text:p>61.15</text:p>
          </table:table-cell>
          <table:table-cell office:value-type="float" office:value="6.0999999999999999E-2" table:style-name="ce1">
            <text:p>0.061</text:p>
          </table:table-cell>
          <table:table-cell table:number-columns-repeated="16372"/>
        </table:table-row>
        <table:table-row table:style-name="ro1">
          <table:table-cell office:value-type="date" office:date-value="2014-07-27T22:00:00" table:style-name="ce2">
            <text:p>7/27/2014 22:00</text:p>
          </table:table-cell>
          <table:table-cell office:value-type="float" office:value="208.91666666666424" table:style-name="ce3">
            <text:p>208.9166667</text:p>
          </table:table-cell>
          <table:table-cell office:value-type="float" office:value="0" table:style-name="ce1">
            <text:p>0</text:p>
          </table:table-cell>
          <table:table-cell office:value-type="float" office:value="-2.0449999999999999" table:style-name="ce5">
            <text:p>-2.045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636350000000003E-3" table:style-name="ce5">
            <text:p>-0.007363635</text:p>
          </table:table-cell>
          <table:table-cell office:value-type="float" office:value="3.698" table:style-name="ce5">
            <text:p>3.698</text:p>
          </table:table-cell>
          <table:table-cell office:value-type="float" office:value="25.78" table:style-name="ce5">
            <text:p>25.78</text:p>
          </table:table-cell>
          <table:table-cell office:value-type="float" office:value="58.37" table:style-name="ce5">
            <text:p>58.37</text:p>
          </table:table-cell>
          <table:table-cell office:value-type="float" office:value="5.6000000000000001E-2" table:style-name="ce1">
            <text:p>0.056</text:p>
          </table:table-cell>
          <table:table-cell table:number-columns-repeated="16372"/>
        </table:table-row>
        <table:table-row table:style-name="ro1">
          <table:table-cell office:value-type="date" office:date-value="2014-07-27T23:00:00" table:style-name="ce2">
            <text:p>7/27/2014 23:00</text:p>
          </table:table-cell>
          <table:table-cell office:value-type="float" office:value="208.95833333333576" table:style-name="ce3">
            <text:p>208.9583333</text:p>
          </table:table-cell>
          <table:table-cell office:value-type="float" office:value="0" table:style-name="ce1">
            <text:p>0</text:p>
          </table:table-cell>
          <table:table-cell office:value-type="float" office:value="-1.879" table:style-name="ce5">
            <text:p>-1.879</text:p>
          </table:table-cell>
          <table:table-cell office:value-type="float" office:value="-1.4E-2" table:style-name="ce1">
            <text:p>-0.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763504E-3" table:style-name="ce5">
            <text:p>-0.006763504</text:p>
          </table:table-cell>
          <table:table-cell office:value-type="float" office:value="2.472" table:style-name="ce5">
            <text:p>2.472</text:p>
          </table:table-cell>
          <table:table-cell office:value-type="float" office:value="24.57" table:style-name="ce5">
            <text:p>24.57</text:p>
          </table:table-cell>
          <table:table-cell office:value-type="float" office:value="53.24" table:style-name="ce5">
            <text:p>53.24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72"/>
        </table:table-row>
        <table:table-row table:style-name="ro1">
          <table:table-cell office:value-type="date" office:date-value="2014-07-28T00:00:00" table:style-name="ce2">
            <text:p>7/28/2014 0:00</text:p>
          </table:table-cell>
          <table:table-cell office:value-type="float" office:value="209" table:style-name="ce3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-1.9490000000000001" table:style-name="ce5">
            <text:p>-1.949</text:p>
          </table:table-cell>
          <table:table-cell office:value-type="float" office:value="4.7E-2" table:style-name="ce1">
            <text:p>0.0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0174510000000001E-3" table:style-name="ce5">
            <text:p>-0.007017451</text:p>
          </table:table-cell>
          <table:table-cell office:value-type="float" office:value="1.7330000000000001" table:style-name="ce5">
            <text:p>1.733</text:p>
          </table:table-cell>
          <table:table-cell office:value-type="float" office:value="23.07" table:style-name="ce5">
            <text:p>23.07</text:p>
          </table:table-cell>
          <table:table-cell office:value-type="float" office:value="56.99" table:style-name="ce5">
            <text:p>56.99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72"/>
        </table:table-row>
        <table:table-row table:style-name="ro1">
          <table:table-cell office:value-type="date" office:date-value="2014-07-28T01:00:00" table:style-name="ce2">
            <text:p>7/28/2014 1:00</text:p>
          </table:table-cell>
          <table:table-cell office:value-type="float" office:value="209.04166666666424" table:style-name="ce3">
            <text:p>209.0416667</text:p>
          </table:table-cell>
          <table:table-cell office:value-type="float" office:value="0" table:style-name="ce1">
            <text:p>0</text:p>
          </table:table-cell>
          <table:table-cell office:value-type="float" office:value="-0.876" table:style-name="ce5">
            <text:p>-0.876</text:p>
          </table:table-cell>
          <table:table-cell office:value-type="float" office:value="-0.23400000000000001" table:style-name="ce1">
            <text:p>-0.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152448E-3" table:style-name="ce5">
            <text:p>-0.003152448</text:p>
          </table:table-cell>
          <table:table-cell office:value-type="float" office:value="1.494" table:style-name="ce5">
            <text:p>1.494</text:p>
          </table:table-cell>
          <table:table-cell office:value-type="float" office:value="22.55" table:style-name="ce5">
            <text:p>22.55</text:p>
          </table:table-cell>
          <table:table-cell office:value-type="float" office:value="48.25" table:style-name="ce5">
            <text:p>48.25</text:p>
          </table:table-cell>
          <table:table-cell office:value-type="float" office:value="1.6E-2" table:style-name="ce1">
            <text:p>0.016</text:p>
          </table:table-cell>
          <table:table-cell table:number-columns-repeated="16372"/>
        </table:table-row>
        <table:table-row table:style-name="ro1">
          <table:table-cell office:value-type="date" office:date-value="2014-07-28T02:00:00" table:style-name="ce2">
            <text:p>7/28/2014 2:00</text:p>
          </table:table-cell>
          <table:table-cell office:value-type="float" office:value="209.08333333333576" table:style-name="ce3">
            <text:p>209.0833333</text:p>
          </table:table-cell>
          <table:table-cell office:value-type="float" office:value="0" table:style-name="ce1">
            <text:p>0</text:p>
          </table:table-cell>
          <table:table-cell office:value-type="float" office:value="-0.64400000000000002" table:style-name="ce5">
            <text:p>-0.644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3168249999999998E-3" table:style-name="ce5">
            <text:p>-0.002316825</text:p>
          </table:table-cell>
          <table:table-cell office:value-type="float" office:value="2.2269999999999999" table:style-name="ce5">
            <text:p>2.227</text:p>
          </table:table-cell>
          <table:table-cell office:value-type="float" office:value="22.4" table:style-name="ce5">
            <text:p>22.4</text:p>
          </table:table-cell>
          <table:table-cell office:value-type="float" office:value="48.72" table:style-name="ce5">
            <text:p>48.72</text:p>
          </table:table-cell>
          <table:table-cell office:value-type="float" office:value="3.9E-2" table:style-name="ce1">
            <text:p>0.039</text:p>
          </table:table-cell>
          <table:table-cell table:number-columns-repeated="16372"/>
        </table:table-row>
        <table:table-row table:style-name="ro1">
          <table:table-cell office:value-type="date" office:date-value="2014-07-28T03:00:00" table:style-name="ce2">
            <text:p>7/28/2014 3:00</text:p>
          </table:table-cell>
          <table:table-cell office:value-type="float" office:value="209.125" table:style-name="ce3">
            <text:p>209.125</text:p>
          </table:table-cell>
          <table:table-cell office:value-type="float" office:value="0" table:style-name="ce1">
            <text:p>0</text:p>
          </table:table-cell>
          <table:table-cell office:value-type="float" office:value="-0.58899999999999997" table:style-name="ce5">
            <text:p>-0.589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1219640000000001E-3" table:style-name="ce5">
            <text:p>-0.002121964</text:p>
          </table:table-cell>
          <table:table-cell office:value-type="float" office:value="1.55" table:style-name="ce5">
            <text:p>1.55</text:p>
          </table:table-cell>
          <table:table-cell office:value-type="float" office:value="21.9" table:style-name="ce5">
            <text:p>21.9</text:p>
          </table:table-cell>
          <table:table-cell office:value-type="float" office:value="60.47" table:style-name="ce5">
            <text:p>60.47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2"/>
        </table:table-row>
        <table:table-row table:style-name="ro1">
          <table:table-cell office:value-type="date" office:date-value="2014-07-28T04:00:00" table:style-name="ce2">
            <text:p>7/28/2014 4:00</text:p>
          </table:table-cell>
          <table:table-cell office:value-type="float" office:value="209.16666666666424" table:style-name="ce3">
            <text:p>209.1666667</text:p>
          </table:table-cell>
          <table:table-cell office:value-type="float" office:value="0" table:style-name="ce1">
            <text:p>0</text:p>
          </table:table-cell>
          <table:table-cell office:value-type="float" office:value="-0.56899999999999995" table:style-name="ce5">
            <text:p>-0.56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048294E-3" table:style-name="ce5">
            <text:p>-0.002048294</text:p>
          </table:table-cell>
          <table:table-cell office:value-type="float" office:value="3.4889999999999999" table:style-name="ce5">
            <text:p>3.489</text:p>
          </table:table-cell>
          <table:table-cell office:value-type="float" office:value="20.7" table:style-name="ce5">
            <text:p>20.7</text:p>
          </table:table-cell>
          <table:table-cell office:value-type="float" office:value="65.13" table:style-name="ce5">
            <text:p>65.13</text:p>
          </table:table-cell>
          <table:table-cell office:value-type="float" office:value="3.7999999999999999E-2" table:style-name="ce1">
            <text:p>0.038</text:p>
          </table:table-cell>
          <table:table-cell table:number-columns-repeated="16372"/>
        </table:table-row>
        <table:table-row table:style-name="ro1">
          <table:table-cell office:value-type="date" office:date-value="2014-07-28T05:00:00" table:style-name="ce2">
            <text:p>7/28/2014 5:00</text:p>
          </table:table-cell>
          <table:table-cell office:value-type="float" office:value="209.20833333333576" table:style-name="ce3">
            <text:p>209.2083333</text:p>
          </table:table-cell>
          <table:table-cell office:value-type="float" office:value="0" table:style-name="ce1">
            <text:p>0</text:p>
          </table:table-cell>
          <table:table-cell office:value-type="float" office:value="-1.228" table:style-name="ce5">
            <text:p>-1.228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4194380000000004E-3" table:style-name="ce5">
            <text:p>-0.004419438</text:p>
          </table:table-cell>
          <table:table-cell office:value-type="float" office:value="7.3310000000000004" table:style-name="ce5">
            <text:p>7.331</text:p>
          </table:table-cell>
          <table:table-cell office:value-type="float" office:value="17.62" table:style-name="ce5">
            <text:p>17.62</text:p>
          </table:table-cell>
          <table:table-cell office:value-type="float" office:value="90.4" table:style-name="ce5">
            <text:p>90.4</text:p>
          </table:table-cell>
          <table:table-cell office:value-type="float" office:value="0.03" table:style-name="ce1">
            <text:p>0.03</text:p>
          </table:table-cell>
          <table:table-cell table:number-columns-repeated="16372"/>
        </table:table-row>
        <table:table-row table:style-name="ro1">
          <table:table-cell office:value-type="date" office:date-value="2014-07-28T06:00:00" table:style-name="ce2">
            <text:p>7/28/2014 6:00</text:p>
          </table:table-cell>
          <table:table-cell office:value-type="float" office:value="209.25" table:style-name="ce3">
            <text:p>209.25</text:p>
          </table:table-cell>
          <table:table-cell office:value-type="float" office:value="0" table:style-name="ce1">
            <text:p>0</text:p>
          </table:table-cell>
          <table:table-cell office:value-type="float" office:value="-0.23699999999999999" table:style-name="ce5">
            <text:p>-0.237</text:p>
          </table:table-cell>
          <table:table-cell office:value-type="float" office:value="-0.28499999999999998" table:style-name="ce1">
            <text:p>-0.2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30883E-4" table:style-name="ce5">
            <text:p>-0.000853088</text:p>
          </table:table-cell>
          <table:table-cell office:value-type="float" office:value="5.7489999999999997" table:style-name="ce5">
            <text:p>5.749</text:p>
          </table:table-cell>
          <table:table-cell office:value-type="float" office:value="16.59" table:style-name="ce5">
            <text:p>16.59</text:p>
          </table:table-cell>
          <table:table-cell office:value-type="float" office:value="90.3" table:style-name="ce5">
            <text:p>90.3</text:p>
          </table:table-cell>
          <table:table-cell office:value-type="float" office:value="0.03" table:style-name="ce1">
            <text:p>0.03</text:p>
          </table:table-cell>
          <table:table-cell table:number-columns-repeated="16372"/>
        </table:table-row>
        <table:table-row table:style-name="ro1">
          <table:table-cell office:value-type="date" office:date-value="2014-07-28T07:00:00" table:style-name="ce2">
            <text:p>7/28/2014 7:00</text:p>
          </table:table-cell>
          <table:table-cell office:value-type="float" office:value="209.29166666666424" table:style-name="ce3">
            <text:p>209.2916667</text:p>
          </table:table-cell>
          <table:table-cell office:value-type="float" office:value="2.754" table:style-name="ce1">
            <text:p>2.754</text:p>
          </table:table-cell>
          <table:table-cell office:value-type="float" office:value="3.343" table:style-name="ce5">
            <text:p>3.343</text:p>
          </table:table-cell>
          <table:table-cell office:value-type="float" office:value="-0.874" table:style-name="ce1">
            <text:p>-0.874</text:p>
          </table:table-cell>
          <table:table-cell office:value-type="float" office:value="0.151" table:style-name="ce1">
            <text:p>0.151</text:p>
          </table:table-cell>
          <table:table-cell office:value-type="float" office:value="5.429702E-4" table:style-name="ce1">
            <text:p>0.00054297</text:p>
          </table:table-cell>
          <table:table-cell office:value-type="float" office:value="1.20363E-2" table:style-name="ce5">
            <text:p>0.0120363</text:p>
          </table:table-cell>
          <table:table-cell office:value-type="float" office:value="3.8039999999999998" table:style-name="ce5">
            <text:p>3.804</text:p>
          </table:table-cell>
          <table:table-cell office:value-type="float" office:value="16.61" table:style-name="ce5">
            <text:p>16.61</text:p>
          </table:table-cell>
          <table:table-cell office:value-type="float" office:value="97.1" table:style-name="ce5">
            <text:p>97.1</text:p>
          </table:table-cell>
          <table:table-cell office:value-type="float" office:value="1.4E-2" table:style-name="ce1">
            <text:p>0.014</text:p>
          </table:table-cell>
          <table:table-cell table:number-columns-repeated="16372"/>
        </table:table-row>
        <table:table-row table:style-name="ro1">
          <table:table-cell office:value-type="date" office:date-value="2014-07-28T08:00:00" table:style-name="ce2">
            <text:p>7/28/2014 8:00</text:p>
          </table:table-cell>
          <table:table-cell office:value-type="float" office:value="209.33333333333576" table:style-name="ce3">
            <text:p>209.3333333</text:p>
          </table:table-cell>
          <table:table-cell office:value-type="float" office:value="0.25" table:style-name="ce1">
            <text:p>0.25</text:p>
          </table:table-cell>
          <table:table-cell office:value-type="float" office:value="28.57" table:style-name="ce5">
            <text:p>28.57</text:p>
          </table:table-cell>
          <table:table-cell office:value-type="float" office:value="-4.67" table:style-name="ce1">
            <text:p>-4.67</text:p>
          </table:table-cell>
          <table:table-cell office:value-type="float" office:value="19.7" table:style-name="ce1">
            <text:p>19.7</text:p>
          </table:table-cell>
          <table:table-cell office:value-type="float" office:value="7.0932889999999998E-2" table:style-name="ce1">
            <text:p>0.07093289</text:p>
          </table:table-cell>
          <table:table-cell office:value-type="float" office:value="0.1028464" table:style-name="ce5">
            <text:p>0.1028464</text:p>
          </table:table-cell>
          <table:table-cell office:value-type="float" office:value="3.8849999999999998" table:style-name="ce5">
            <text:p>3.885</text:p>
          </table:table-cell>
          <table:table-cell office:value-type="float" office:value="16.739999999999998" table:style-name="ce5">
            <text:p>16.74</text:p>
          </table:table-cell>
          <table:table-cell office:value-type="float" office:value="97.3" table:style-name="ce5">
            <text:p>97.3</text:p>
          </table:table-cell>
          <table:table-cell office:value-type="float" office:value="2.1999999999999999E-2" table:style-name="ce1">
            <text:p>0.022</text:p>
          </table:table-cell>
          <table:table-cell table:number-columns-repeated="16372"/>
        </table:table-row>
        <table:table-row table:style-name="ro1">
          <table:table-cell office:value-type="date" office:date-value="2014-07-28T09:00:00" table:style-name="ce2">
            <text:p>7/28/2014 9:00</text:p>
          </table:table-cell>
          <table:table-cell office:value-type="float" office:value="209.375" table:style-name="ce3">
            <text:p>209.375</text:p>
          </table:table-cell>
          <table:table-cell office:value-type="float" office:value="1.252" table:style-name="ce1">
            <text:p>1.252</text:p>
          </table:table-cell>
          <table:table-cell office:value-type="float" office:value="69.040000000000006" table:style-name="ce5">
            <text:p>69.04</text:p>
          </table:table-cell>
          <table:table-cell office:value-type="float" office:value="-11.08" table:style-name="ce1">
            <text:p>-11.08</text:p>
          </table:table-cell>
          <table:table-cell office:value-type="float" office:value="56.61" table:style-name="ce1">
            <text:p>56.61</text:p>
          </table:table-cell>
          <table:table-cell office:value-type="float" office:value="0.20379259999999999" table:style-name="ce1">
            <text:p>0.2037926</text:p>
          </table:table-cell>
          <table:table-cell office:value-type="float" office:value="0.2485387" table:style-name="ce5">
            <text:p>0.2485387</text:p>
          </table:table-cell>
          <table:table-cell office:value-type="float" office:value="3.1339999999999999" table:style-name="ce5">
            <text:p>3.134</text:p>
          </table:table-cell>
          <table:table-cell office:value-type="float" office:value="16.8" table:style-name="ce5">
            <text:p>16.8</text:p>
          </table:table-cell>
          <table:table-cell office:value-type="float" office:value="97.1" table:style-name="ce5">
            <text:p>97.1</text:p>
          </table:table-cell>
          <table:table-cell office:value-type="float" office:value="4.3999999999999997E-2" table:style-name="ce1">
            <text:p>0.044</text:p>
          </table:table-cell>
          <table:table-cell table:number-columns-repeated="16372"/>
        </table:table-row>
        <table:table-row table:style-name="ro1">
          <table:table-cell office:value-type="date" office:date-value="2014-07-28T10:00:00" table:style-name="ce2">
            <text:p>7/28/2014 10:00</text:p>
          </table:table-cell>
          <table:table-cell office:value-type="float" office:value="209.41666666666424" table:style-name="ce3">
            <text:p>209.4166667</text:p>
          </table:table-cell>
          <table:table-cell office:value-type="float" office:value="0" table:style-name="ce1">
            <text:p>0</text:p>
          </table:table-cell>
          <table:table-cell office:value-type="float" office:value="476.4" table:style-name="ce5">
            <text:p>476.4</text:p>
          </table:table-cell>
          <table:table-cell office:value-type="float" office:value="-76.540000000000006" table:style-name="ce1">
            <text:p>-76.54</text:p>
          </table:table-cell>
          <table:table-cell office:value-type="float" office:value="422.2" table:style-name="ce1">
            <text:p>422.2</text:p>
          </table:table-cell>
          <table:table-cell office:value-type="float" office:value="1.5200990000000001" table:style-name="ce1">
            <text:p>1.520099</text:p>
          </table:table-cell>
          <table:table-cell office:value-type="float" office:value="1.714961" table:style-name="ce5">
            <text:p>1.714961</text:p>
          </table:table-cell>
          <table:table-cell office:value-type="float" office:value="2.5870000000000002" table:style-name="ce5">
            <text:p>2.587</text:p>
          </table:table-cell>
          <table:table-cell office:value-type="float" office:value="18.350000000000001" table:style-name="ce5">
            <text:p>18.35</text:p>
          </table:table-cell>
          <table:table-cell office:value-type="float" office:value="87.9" table:style-name="ce5">
            <text:p>87.9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72"/>
        </table:table-row>
        <table:table-row table:style-name="ro1">
          <table:table-cell office:value-type="date" office:date-value="2014-07-28T11:00:00" table:style-name="ce2">
            <text:p>7/28/2014 11:00</text:p>
          </table:table-cell>
          <table:table-cell office:value-type="float" office:value="209.45833333333576" table:style-name="ce3">
            <text:p>209.4583333</text:p>
          </table:table-cell>
          <table:table-cell office:value-type="float" office:value="0" table:style-name="ce1">
            <text:p>0</text:p>
          </table:table-cell>
          <table:table-cell office:value-type="float" office:value="813" table:style-name="ce5">
            <text:p>813</text:p>
          </table:table-cell>
          <table:table-cell office:value-type="float" office:value="-135.19999999999999" table:style-name="ce1">
            <text:p>-135.2</text:p>
          </table:table-cell>
          <table:table-cell office:value-type="float" office:value="705.4" table:style-name="ce1">
            <text:p>705.4</text:p>
          </table:table-cell>
          <table:table-cell office:value-type="float" office:value="2.5395850000000002" table:style-name="ce1">
            <text:p>2.539585</text:p>
          </table:table-cell>
          <table:table-cell office:value-type="float" office:value="2.926485" table:style-name="ce5">
            <text:p>2.926485</text:p>
          </table:table-cell>
          <table:table-cell office:value-type="float" office:value="2.8279999999999998" table:style-name="ce5">
            <text:p>2.828</text:p>
          </table:table-cell>
          <table:table-cell office:value-type="float" office:value="21.22" table:style-name="ce5">
            <text:p>21.22</text:p>
          </table:table-cell>
          <table:table-cell office:value-type="float" office:value="79.42" table:style-name="ce5">
            <text:p>79.42</text:p>
          </table:table-cell>
          <table:table-cell office:value-type="float" office:value="0.499" table:style-name="ce1">
            <text:p>0.499</text:p>
          </table:table-cell>
          <table:table-cell table:number-columns-repeated="16372"/>
        </table:table-row>
        <table:table-row table:style-name="ro1">
          <table:table-cell office:value-type="date" office:date-value="2014-07-28T12:00:00" table:style-name="ce2">
            <text:p>7/28/2014 12:00</text:p>
          </table:table-cell>
          <table:table-cell office:value-type="float" office:value="209.5" table:style-name="ce3">
            <text:p>209.5</text:p>
          </table:table-cell>
          <table:table-cell office:value-type="float" office:value="0" table:style-name="ce1">
            <text:p>0</text:p>
          </table:table-cell>
          <table:table-cell office:value-type="float" office:value="499.3" table:style-name="ce5">
            <text:p>499.3</text:p>
          </table:table-cell>
          <table:table-cell office:value-type="float" office:value="-83.6" table:style-name="ce1">
            <text:p>-83.6</text:p>
          </table:table-cell>
          <table:table-cell office:value-type="float" office:value="440.5" table:style-name="ce1">
            <text:p>440.5</text:p>
          </table:table-cell>
          <table:table-cell office:value-type="float" office:value="1.5857600000000001" table:style-name="ce1">
            <text:p>1.58576</text:p>
          </table:table-cell>
          <table:table-cell office:value-type="float" office:value="1.79758" table:style-name="ce5">
            <text:p>1.79758</text:p>
          </table:table-cell>
          <table:table-cell office:value-type="float" office:value="2.9209999999999998" table:style-name="ce5">
            <text:p>2.921</text:p>
          </table:table-cell>
          <table:table-cell office:value-type="float" office:value="21.88" table:style-name="ce5">
            <text:p>21.88</text:p>
          </table:table-cell>
          <table:table-cell office:value-type="float" office:value="77.75" table:style-name="ce5">
            <text:p>77.75</text:p>
          </table:table-cell>
          <table:table-cell office:value-type="float" office:value="0.33900000000000002" table:style-name="ce1">
            <text:p>0.339</text:p>
          </table:table-cell>
          <table:table-cell table:number-columns-repeated="16372"/>
        </table:table-row>
        <table:table-row table:style-name="ro1">
          <table:table-cell office:value-type="date" office:date-value="2014-07-28T13:00:00" table:style-name="ce2">
            <text:p>7/28/2014 13:00</text:p>
          </table:table-cell>
          <table:table-cell office:value-type="float" office:value="209.54166666666424" table:style-name="ce3">
            <text:p>209.5416667</text:p>
          </table:table-cell>
          <table:table-cell office:value-type="float" office:value="0" table:style-name="ce1">
            <text:p>0</text:p>
          </table:table-cell>
          <table:table-cell office:value-type="float" office:value="793.2" table:style-name="ce5">
            <text:p>793.2</text:p>
          </table:table-cell>
          <table:table-cell office:value-type="float" office:value="-125.3" table:style-name="ce1">
            <text:p>-125.3</text:p>
          </table:table-cell>
          <table:table-cell office:value-type="float" office:value="687" table:style-name="ce1">
            <text:p>687</text:p>
          </table:table-cell>
          <table:table-cell office:value-type="float" office:value="2.473366" table:style-name="ce1">
            <text:p>2.473366</text:p>
          </table:table-cell>
          <table:table-cell office:value-type="float" office:value="2.8555419999999998" table:style-name="ce5">
            <text:p>2.855542</text:p>
          </table:table-cell>
          <table:table-cell office:value-type="float" office:value="2.7829999999999999" table:style-name="ce5">
            <text:p>2.783</text:p>
          </table:table-cell>
          <table:table-cell office:value-type="float" office:value="23.01" table:style-name="ce5">
            <text:p>23.01</text:p>
          </table:table-cell>
          <table:table-cell office:value-type="float" office:value="76.89" table:style-name="ce5">
            <text:p>76.89</text:p>
          </table:table-cell>
          <table:table-cell office:value-type="float" office:value="0.52500000000000002" table:style-name="ce1">
            <text:p>0.525</text:p>
          </table:table-cell>
          <table:table-cell table:number-columns-repeated="16372"/>
        </table:table-row>
        <table:table-row table:style-name="ro1">
          <table:table-cell office:value-type="date" office:date-value="2014-07-28T14:00:00" table:style-name="ce2">
            <text:p>7/28/2014 14:00</text:p>
          </table:table-cell>
          <table:table-cell office:value-type="float" office:value="209.58333333333576" table:style-name="ce3">
            <text:p>209.5833333</text:p>
          </table:table-cell>
          <table:table-cell office:value-type="float" office:value="0" table:style-name="ce1">
            <text:p>0</text:p>
          </table:table-cell>
          <table:table-cell office:value-type="float" office:value="774.6" table:style-name="ce5">
            <text:p>774.6</text:p>
          </table:table-cell>
          <table:table-cell office:value-type="float" office:value="-123.4" table:style-name="ce1">
            <text:p>-123.4</text:p>
          </table:table-cell>
          <table:table-cell office:value-type="float" office:value="672.4" table:style-name="ce1">
            <text:p>672.4</text:p>
          </table:table-cell>
          <table:table-cell office:value-type="float" office:value="2.4206020000000001" table:style-name="ce1">
            <text:p>2.420602</text:p>
          </table:table-cell>
          <table:table-cell office:value-type="float" office:value="2.7887230000000001" table:style-name="ce5">
            <text:p>2.788723</text:p>
          </table:table-cell>
          <table:table-cell office:value-type="float" office:value="2.8809999999999998" table:style-name="ce5">
            <text:p>2.881</text:p>
          </table:table-cell>
          <table:table-cell office:value-type="float" office:value="23.76" table:style-name="ce5">
            <text:p>23.76</text:p>
          </table:table-cell>
          <table:table-cell office:value-type="float" office:value="69.760000000000005" table:style-name="ce5">
            <text:p>69.76</text:p>
          </table:table-cell>
          <table:table-cell office:value-type="float" office:value="0.52400000000000002" table:style-name="ce1">
            <text:p>0.524</text:p>
          </table:table-cell>
          <table:table-cell table:number-columns-repeated="16372"/>
        </table:table-row>
        <table:table-row table:style-name="ro1">
          <table:table-cell office:value-type="date" office:date-value="2014-07-28T15:00:00" table:style-name="ce2">
            <text:p>7/28/2014 15:00</text:p>
          </table:table-cell>
          <table:table-cell office:value-type="float" office:value="209.625" table:style-name="ce3">
            <text:p>209.625</text:p>
          </table:table-cell>
          <table:table-cell office:value-type="float" office:value="0" table:style-name="ce1">
            <text:p>0</text:p>
          </table:table-cell>
          <table:table-cell office:value-type="float" office:value="594.4" table:style-name="ce5">
            <text:p>594.4</text:p>
          </table:table-cell>
          <table:table-cell office:value-type="float" office:value="-97.8" table:style-name="ce1">
            <text:p>-97.8</text:p>
          </table:table-cell>
          <table:table-cell office:value-type="float" office:value="517.70000000000005" table:style-name="ce1">
            <text:p>517.7</text:p>
          </table:table-cell>
          <table:table-cell office:value-type="float" office:value="1.8638459999999999" table:style-name="ce1">
            <text:p>1.863846</text:p>
          </table:table-cell>
          <table:table-cell office:value-type="float" office:value="2.1398630000000001" table:style-name="ce5">
            <text:p>2.139863</text:p>
          </table:table-cell>
          <table:table-cell office:value-type="float" office:value="2.8290000000000002" table:style-name="ce5">
            <text:p>2.829</text:p>
          </table:table-cell>
          <table:table-cell office:value-type="float" office:value="24.13" table:style-name="ce5">
            <text:p>24.13</text:p>
          </table:table-cell>
          <table:table-cell office:value-type="float" office:value="64.42" table:style-name="ce5">
            <text:p>64.42</text:p>
          </table:table-cell>
          <table:table-cell office:value-type="float" office:value="0.42499999999999999" table:style-name="ce1">
            <text:p>0.425</text:p>
          </table:table-cell>
          <table:table-cell table:number-columns-repeated="16372"/>
        </table:table-row>
        <table:table-row table:style-name="ro1">
          <table:table-cell office:value-type="date" office:date-value="2014-07-28T16:00:00" table:style-name="ce2">
            <text:p>7/28/2014 16:00</text:p>
          </table:table-cell>
          <table:table-cell office:value-type="float" office:value="209.66666666666424" table:style-name="ce3">
            <text:p>209.6666667</text:p>
          </table:table-cell>
          <table:table-cell office:value-type="float" office:value="0" table:style-name="ce1">
            <text:p>0</text:p>
          </table:table-cell>
          <table:table-cell office:value-type="float" office:value="666.6" table:style-name="ce5">
            <text:p>666.6</text:p>
          </table:table-cell>
          <table:table-cell office:value-type="float" office:value="-112.3" table:style-name="ce1">
            <text:p>-112.3</text:p>
          </table:table-cell>
          <table:table-cell office:value-type="float" office:value="580.70000000000005" table:style-name="ce1">
            <text:p>580.7</text:p>
          </table:table-cell>
          <table:table-cell office:value-type="float" office:value="2.0905269999999998" table:style-name="ce1">
            <text:p>2.090527</text:p>
          </table:table-cell>
          <table:table-cell office:value-type="float" office:value="2.3998189999999999" table:style-name="ce5">
            <text:p>2.399819</text:p>
          </table:table-cell>
          <table:table-cell office:value-type="float" office:value="2.6760000000000002" table:style-name="ce5">
            <text:p>2.676</text:p>
          </table:table-cell>
          <table:table-cell office:value-type="float" office:value="25.1" table:style-name="ce5">
            <text:p>25.1</text:p>
          </table:table-cell>
          <table:table-cell office:value-type="float" office:value="60.18" table:style-name="ce5">
            <text:p>60.18</text:p>
          </table:table-cell>
          <table:table-cell office:value-type="float" office:value="0.47399999999999998" table:style-name="ce1">
            <text:p>0.474</text:p>
          </table:table-cell>
          <table:table-cell table:number-columns-repeated="16372"/>
        </table:table-row>
        <table:table-row table:style-name="ro1">
          <table:table-cell office:value-type="date" office:date-value="2014-07-28T17:00:00" table:style-name="ce2">
            <text:p>7/28/2014 17:00</text:p>
          </table:table-cell>
          <table:table-cell office:value-type="float" office:value="209.70833333333576" table:style-name="ce3">
            <text:p>209.7083333</text:p>
          </table:table-cell>
          <table:table-cell office:value-type="float" office:value="0" table:style-name="ce1">
            <text:p>0</text:p>
          </table:table-cell>
          <table:table-cell office:value-type="float" office:value="572.70000000000005" table:style-name="ce5">
            <text:p>572.7</text:p>
          </table:table-cell>
          <table:table-cell office:value-type="float" office:value="-103" table:style-name="ce1">
            <text:p>-103</text:p>
          </table:table-cell>
          <table:table-cell office:value-type="float" office:value="500.9" table:style-name="ce1">
            <text:p>500.9</text:p>
          </table:table-cell>
          <table:table-cell office:value-type="float" office:value="1.8034129999999999" table:style-name="ce1">
            <text:p>1.803413</text:p>
          </table:table-cell>
          <table:table-cell office:value-type="float" office:value="2.0618180000000002" table:style-name="ce5">
            <text:p>2.061818</text:p>
          </table:table-cell>
          <table:table-cell office:value-type="float" office:value="3.0430000000000001" table:style-name="ce5">
            <text:p>3.043</text:p>
          </table:table-cell>
          <table:table-cell office:value-type="float" office:value="25.47" table:style-name="ce5">
            <text:p>25.47</text:p>
          </table:table-cell>
          <table:table-cell office:value-type="float" office:value="60.21" table:style-name="ce5">
            <text:p>60.21</text:p>
          </table:table-cell>
          <table:table-cell office:value-type="float" office:value="0.42099999999999999" table:style-name="ce1">
            <text:p>0.421</text:p>
          </table:table-cell>
          <table:table-cell table:number-columns-repeated="16372"/>
        </table:table-row>
        <table:table-row table:style-name="ro1">
          <table:table-cell office:value-type="date" office:date-value="2014-07-28T18:00:00" table:style-name="ce2">
            <text:p>7/28/2014 18:00</text:p>
          </table:table-cell>
          <table:table-cell office:value-type="float" office:value="209.75" table:style-name="ce3">
            <text:p>209.75</text:p>
          </table:table-cell>
          <table:table-cell office:value-type="float" office:value="0" table:style-name="ce1">
            <text:p>0</text:p>
          </table:table-cell>
          <table:table-cell office:value-type="float" office:value="435.4" table:style-name="ce5">
            <text:p>435.4</text:p>
          </table:table-cell>
          <table:table-cell office:value-type="float" office:value="-87.6" table:style-name="ce1">
            <text:p>-87.6</text:p>
          </table:table-cell>
          <table:table-cell office:value-type="float" office:value="389" table:style-name="ce1">
            <text:p>389</text:p>
          </table:table-cell>
          <table:table-cell office:value-type="float" office:value="1.4003969999999999" table:style-name="ce1">
            <text:p>1.400397</text:p>
          </table:table-cell>
          <table:table-cell office:value-type="float" office:value="1.567612" table:style-name="ce5">
            <text:p>1.567612</text:p>
          </table:table-cell>
          <table:table-cell office:value-type="float" office:value="3.0219999999999998" table:style-name="ce5">
            <text:p>3.022</text:p>
          </table:table-cell>
          <table:table-cell office:value-type="float" office:value="25.14" table:style-name="ce5">
            <text:p>25.14</text:p>
          </table:table-cell>
          <table:table-cell office:value-type="float" office:value="66.069999999999993" table:style-name="ce5">
            <text:p>66.07</text:p>
          </table:table-cell>
          <table:table-cell office:value-type="float" office:value="0.32500000000000001" table:style-name="ce1">
            <text:p>0.325</text:p>
          </table:table-cell>
          <table:table-cell table:number-columns-repeated="16372"/>
        </table:table-row>
        <table:table-row table:style-name="ro1">
          <table:table-cell office:value-type="date" office:date-value="2014-07-28T19:00:00" table:style-name="ce2">
            <text:p>7/28/2014 19:00</text:p>
          </table:table-cell>
          <table:table-cell office:value-type="float" office:value="209.79166666666424" table:style-name="ce3">
            <text:p>209.7916667</text:p>
          </table:table-cell>
          <table:table-cell office:value-type="float" office:value="0" table:style-name="ce1">
            <text:p>0</text:p>
          </table:table-cell>
          <table:table-cell office:value-type="float" office:value="127.8" table:style-name="ce5">
            <text:p>127.8</text:p>
          </table:table-cell>
          <table:table-cell office:value-type="float" office:value="-26.11" table:style-name="ce1">
            <text:p>-26.11</text:p>
          </table:table-cell>
          <table:table-cell office:value-type="float" office:value="110.6" table:style-name="ce1">
            <text:p>110.6</text:p>
          </table:table-cell>
          <table:table-cell office:value-type="float" office:value="0.39798119999999998" table:style-name="ce1">
            <text:p>0.3979812</text:p>
          </table:table-cell>
          <table:table-cell office:value-type="float" office:value="0.46002660000000001" table:style-name="ce5">
            <text:p>0.4600266</text:p>
          </table:table-cell>
          <table:table-cell office:value-type="float" office:value="2.331" table:style-name="ce5">
            <text:p>2.331</text:p>
          </table:table-cell>
          <table:table-cell office:value-type="float" office:value="23.33" table:style-name="ce5">
            <text:p>23.33</text:p>
          </table:table-cell>
          <table:table-cell office:value-type="float" office:value="73.760000000000005" table:style-name="ce5">
            <text:p>73.76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72"/>
        </table:table-row>
        <table:table-row table:style-name="ro1">
          <table:table-cell office:value-type="date" office:date-value="2014-07-28T20:00:00" table:style-name="ce2">
            <text:p>7/28/2014 20:00</text:p>
          </table:table-cell>
          <table:table-cell office:value-type="float" office:value="209.83333333333576" table:style-name="ce3">
            <text:p>209.8333333</text:p>
          </table:table-cell>
          <table:table-cell office:value-type="float" office:value="0" table:style-name="ce1">
            <text:p>0</text:p>
          </table:table-cell>
          <table:table-cell office:value-type="float" office:value="25.2" table:style-name="ce5">
            <text:p>25.2</text:p>
          </table:table-cell>
          <table:table-cell office:value-type="float" office:value="-5.3940000000000001" table:style-name="ce1">
            <text:p>-5.394</text:p>
          </table:table-cell>
          <table:table-cell office:value-type="float" office:value="19.98" table:style-name="ce1">
            <text:p>19.98</text:p>
          </table:table-cell>
          <table:table-cell office:value-type="float" office:value="7.1918449999999995E-2" table:style-name="ce1">
            <text:p>0.07191845</text:p>
          </table:table-cell>
          <table:table-cell office:value-type="float" office:value="9.0718400000000005E-2" table:style-name="ce5">
            <text:p>0.0907184</text:p>
          </table:table-cell>
          <table:table-cell office:value-type="float" office:value="1.57" table:style-name="ce5">
            <text:p>1.57</text:p>
          </table:table-cell>
          <table:table-cell office:value-type="float" office:value="21.46" table:style-name="ce5">
            <text:p>21.46</text:p>
          </table:table-cell>
          <table:table-cell office:value-type="float" office:value="83.5" table:style-name="ce5">
            <text:p>83.5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2"/>
        </table:table-row>
        <table:table-row table:style-name="ro1">
          <table:table-cell office:value-type="date" office:date-value="2014-07-28T21:00:00" table:style-name="ce2">
            <text:p>7/28/2014 21:00</text:p>
          </table:table-cell>
          <table:table-cell office:value-type="float" office:value="209.875" table:style-name="ce3">
            <text:p>209.875</text:p>
          </table:table-cell>
          <table:table-cell office:value-type="float" office:value="0" table:style-name="ce1">
            <text:p>0</text:p>
          </table:table-cell>
          <table:table-cell office:value-type="float" office:value="-2.597" table:style-name="ce5">
            <text:p>-2.597</text:p>
          </table:table-cell>
          <table:table-cell office:value-type="float" office:value="-0.35699999999999998" table:style-name="ce1">
            <text:p>-0.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.3486980000000008E-3" table:style-name="ce5">
            <text:p>-0.009348698</text:p>
          </table:table-cell>
          <table:table-cell office:value-type="float" office:value="0.77100000000000002" table:style-name="ce5">
            <text:p>0.771</text:p>
          </table:table-cell>
          <table:table-cell office:value-type="float" office:value="19.95" table:style-name="ce5">
            <text:p>19.95</text:p>
          </table:table-cell>
          <table:table-cell office:value-type="float" office:value="90.8" table:style-name="ce5">
            <text:p>90.8</text:p>
          </table:table-cell>
          <table:table-cell office:value-type="float" office:value="-1.9E-2" table:style-name="ce1">
            <text:p>-0.019</text:p>
          </table:table-cell>
          <table:table-cell table:number-columns-repeated="16372"/>
        </table:table-row>
        <table:table-row table:style-name="ro1">
          <table:table-cell office:value-type="date" office:date-value="2014-07-28T22:00:00" table:style-name="ce2">
            <text:p>7/28/2014 22:00</text:p>
          </table:table-cell>
          <table:table-cell office:value-type="float" office:value="209.91666666666424" table:style-name="ce3">
            <text:p>209.9166667</text:p>
          </table:table-cell>
          <table:table-cell office:value-type="float" office:value="0" table:style-name="ce1">
            <text:p>0</text:p>
          </table:table-cell>
          <table:table-cell office:value-type="float" office:value="-2.3149999999999999" table:style-name="ce5">
            <text:p>-2.315</text:p>
          </table:table-cell>
          <table:table-cell office:value-type="float" office:value="-0.59599999999999997" table:style-name="ce1">
            <text:p>-0.5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3357450000000003E-3" table:style-name="ce5">
            <text:p>-0.008335745</text:p>
          </table:table-cell>
          <table:table-cell office:value-type="float" office:value="0.85599999999999998" table:style-name="ce5">
            <text:p>0.856</text:p>
          </table:table-cell>
          <table:table-cell office:value-type="float" office:value="19.149999999999999" table:style-name="ce5">
            <text:p>19.15</text:p>
          </table:table-cell>
          <table:table-cell office:value-type="float" office:value="93" table:style-name="ce5">
            <text:p>93</text:p>
          </table:table-cell>
          <table:table-cell office:value-type="float" office:value="-0.02" table:style-name="ce1">
            <text:p>-0.02</text:p>
          </table:table-cell>
          <table:table-cell table:number-columns-repeated="16372"/>
        </table:table-row>
        <table:table-row table:style-name="ro1">
          <table:table-cell office:value-type="date" office:date-value="2014-07-28T23:00:00" table:style-name="ce2">
            <text:p>7/28/2014 23:00</text:p>
          </table:table-cell>
          <table:table-cell office:value-type="float" office:value="209.95833333333576" table:style-name="ce3">
            <text:p>209.9583333</text:p>
          </table:table-cell>
          <table:table-cell office:value-type="float" office:value="0" table:style-name="ce1">
            <text:p>0</text:p>
          </table:table-cell>
          <table:table-cell office:value-type="float" office:value="-2.1150000000000002" table:style-name="ce5">
            <text:p>-2.115</text:p>
          </table:table-cell>
          <table:table-cell office:value-type="float" office:value="-0.56899999999999995" table:style-name="ce1">
            <text:p>-0.5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6155060000000002E-3" table:style-name="ce5">
            <text:p>-0.007615506</text:p>
          </table:table-cell>
          <table:table-cell office:value-type="float" office:value="1.696" table:style-name="ce5">
            <text:p>1.696</text:p>
          </table:table-cell>
          <table:table-cell office:value-type="float" office:value="18.72" table:style-name="ce5">
            <text:p>18.72</text:p>
          </table:table-cell>
          <table:table-cell office:value-type="float" office:value="92.3" table:style-name="ce5">
            <text:p>92.3</text:p>
          </table:table-cell>
          <table:table-cell office:value-type="float" office:value="-1.4E-2" table:style-name="ce1">
            <text:p>-0.014</text:p>
          </table:table-cell>
          <table:table-cell table:number-columns-repeated="16372"/>
        </table:table-row>
        <table:table-row table:style-name="ro1">
          <table:table-cell office:value-type="date" office:date-value="2014-07-29T00:00:00" table:style-name="ce2">
            <text:p>7/29/2014 0:00</text:p>
          </table:table-cell>
          <table:table-cell office:value-type="float" office:value="210" table:style-name="ce3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-1.9950000000000001" table:style-name="ce5">
            <text:p>-1.995</text:p>
          </table:table-cell>
          <table:table-cell office:value-type="float" office:value="-0.45500000000000002" table:style-name="ce1">
            <text:p>-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1831430000000003E-3" table:style-name="ce5">
            <text:p>-0.007183143</text:p>
          </table:table-cell>
          <table:table-cell office:value-type="float" office:value="2.024" table:style-name="ce5">
            <text:p>2.024</text:p>
          </table:table-cell>
          <table:table-cell office:value-type="float" office:value="18.21" table:style-name="ce5">
            <text:p>18.21</text:p>
          </table:table-cell>
          <table:table-cell office:value-type="float" office:value="94.1" table:style-name="ce5">
            <text:p>94.1</text:p>
          </table:table-cell>
          <table:table-cell office:value-type="float" office:value="-1.2999999999999999E-2" table:style-name="ce1">
            <text:p>-0.013</text:p>
          </table:table-cell>
          <table:table-cell table:number-columns-repeated="16372"/>
        </table:table-row>
        <table:table-row table:style-name="ro1">
          <table:table-cell office:value-type="date" office:date-value="2014-07-29T01:00:00" table:style-name="ce2">
            <text:p>7/29/2014 1:00</text:p>
          </table:table-cell>
          <table:table-cell office:value-type="float" office:value="210.04166666666424" table:style-name="ce3">
            <text:p>210.0416667</text:p>
          </table:table-cell>
          <table:table-cell office:value-type="float" office:value="0" table:style-name="ce1">
            <text:p>0</text:p>
          </table:table-cell>
          <table:table-cell office:value-type="float" office:value="-1.7969999999999999" table:style-name="ce5">
            <text:p>-1.797</text:p>
          </table:table-cell>
          <table:table-cell office:value-type="float" office:value="-0.43099999999999999" table:style-name="ce1">
            <text:p>-0.4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4697000000000001E-3" table:style-name="ce5">
            <text:p>-0.0064697</text:p>
          </table:table-cell>
          <table:table-cell office:value-type="float" office:value="1.9279999999999999" table:style-name="ce5">
            <text:p>1.928</text:p>
          </table:table-cell>
          <table:table-cell office:value-type="float" office:value="17.739999999999998" table:style-name="ce5">
            <text:p>17.74</text:p>
          </table:table-cell>
          <table:table-cell office:value-type="float" office:value="95.6" table:style-name="ce5">
            <text:p>95.6</text:p>
          </table:table-cell>
          <table:table-cell office:value-type="float" office:value="-1.4E-2" table:style-name="ce1">
            <text:p>-0.014</text:p>
          </table:table-cell>
          <table:table-cell table:number-columns-repeated="16372"/>
        </table:table-row>
        <table:table-row table:style-name="ro1">
          <table:table-cell office:value-type="date" office:date-value="2014-07-29T02:00:00" table:style-name="ce2">
            <text:p>7/29/2014 2:00</text:p>
          </table:table-cell>
          <table:table-cell office:value-type="float" office:value="210.08333333333576" table:style-name="ce3">
            <text:p>210.0833333</text:p>
          </table:table-cell>
          <table:table-cell office:value-type="float" office:value="0" table:style-name="ce1">
            <text:p>0</text:p>
          </table:table-cell>
          <table:table-cell office:value-type="float" office:value="-1.6439999999999999" table:style-name="ce5">
            <text:p>-1.644</text:p>
          </table:table-cell>
          <table:table-cell office:value-type="float" office:value="-0.4" table:style-name="ce1">
            <text:p>-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9200729999999997E-3" table:style-name="ce5">
            <text:p>-0.005920073</text:p>
          </table:table-cell>
          <table:table-cell office:value-type="float" office:value="1.883" table:style-name="ce5">
            <text:p>1.883</text:p>
          </table:table-cell>
          <table:table-cell office:value-type="float" office:value="17.329999999999998" table:style-name="ce5">
            <text:p>17.33</text:p>
          </table:table-cell>
          <table:table-cell office:value-type="float" office:value="97.3" table:style-name="ce5">
            <text:p>97.3</text:p>
          </table:table-cell>
          <table:table-cell office:value-type="float" office:value="-1.6E-2" table:style-name="ce1">
            <text:p>-0.016</text:p>
          </table:table-cell>
          <table:table-cell table:number-columns-repeated="16372"/>
        </table:table-row>
        <table:table-row table:style-name="ro1">
          <table:table-cell office:value-type="date" office:date-value="2014-07-29T03:00:00" table:style-name="ce2">
            <text:p>7/29/2014 3:00</text:p>
          </table:table-cell>
          <table:table-cell office:value-type="float" office:value="210.125" table:style-name="ce3">
            <text:p>210.125</text:p>
          </table:table-cell>
          <table:table-cell office:value-type="float" office:value="0" table:style-name="ce1">
            <text:p>0</text:p>
          </table:table-cell>
          <table:table-cell office:value-type="float" office:value="-1.5629999999999999" table:style-name="ce5">
            <text:p>-1.563</text:p>
          </table:table-cell>
          <table:table-cell office:value-type="float" office:value="-0.42499999999999999" table:style-name="ce1">
            <text:p>-0.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627333E-3" table:style-name="ce5">
            <text:p>-0.005627333</text:p>
          </table:table-cell>
          <table:table-cell office:value-type="float" office:value="1.804" table:style-name="ce5">
            <text:p>1.804</text:p>
          </table:table-cell>
          <table:table-cell office:value-type="float" office:value="16.89" table:style-name="ce5">
            <text:p>16.89</text:p>
          </table:table-cell>
          <table:table-cell office:value-type="float" office:value="97.4" table:style-name="ce5">
            <text:p>97.4</text:p>
          </table:table-cell>
          <table:table-cell office:value-type="float" office:value="-1.7000000000000001E-2" table:style-name="ce1">
            <text:p>-0.017</text:p>
          </table:table-cell>
          <table:table-cell table:number-columns-repeated="16372"/>
        </table:table-row>
        <table:table-row table:style-name="ro1">
          <table:table-cell office:value-type="date" office:date-value="2014-07-29T04:00:00" table:style-name="ce2">
            <text:p>7/29/2014 4:00</text:p>
          </table:table-cell>
          <table:table-cell office:value-type="float" office:value="210.16666666666424" table:style-name="ce3">
            <text:p>210.1666667</text:p>
          </table:table-cell>
          <table:table-cell office:value-type="float" office:value="0" table:style-name="ce1">
            <text:p>0</text:p>
          </table:table-cell>
          <table:table-cell office:value-type="float" office:value="-1.714" table:style-name="ce5">
            <text:p>-1.714</text:p>
          </table:table-cell>
          <table:table-cell office:value-type="float" office:value="-0.48399999999999999" table:style-name="ce1">
            <text:p>-0.4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1711839999999997E-3" table:style-name="ce5">
            <text:p>-0.006171184</text:p>
          </table:table-cell>
          <table:table-cell office:value-type="float" office:value="2.57" table:style-name="ce5">
            <text:p>2.57</text:p>
          </table:table-cell>
          <table:table-cell office:value-type="float" office:value="16.75" table:style-name="ce5">
            <text:p>16.75</text:p>
          </table:table-cell>
          <table:table-cell office:value-type="float" office:value="95.3" table:style-name="ce5">
            <text:p>95.3</text:p>
          </table:table-cell>
          <table:table-cell office:value-type="float" office:value="-1.2999999999999999E-2" table:style-name="ce1">
            <text:p>-0.013</text:p>
          </table:table-cell>
          <table:table-cell table:number-columns-repeated="16372"/>
        </table:table-row>
        <table:table-row table:style-name="ro1">
          <table:table-cell office:value-type="date" office:date-value="2014-07-29T05:00:00" table:style-name="ce2">
            <text:p>7/29/2014 5:00</text:p>
          </table:table-cell>
          <table:table-cell office:value-type="float" office:value="210.20833333333576" table:style-name="ce3">
            <text:p>210.2083333</text:p>
          </table:table-cell>
          <table:table-cell office:value-type="float" office:value="0" table:style-name="ce1">
            <text:p>0</text:p>
          </table:table-cell>
          <table:table-cell office:value-type="float" office:value="-1.5980000000000001" table:style-name="ce5">
            <text:p>-1.598</text:p>
          </table:table-cell>
          <table:table-cell office:value-type="float" office:value="-0.34799999999999998" table:style-name="ce1">
            <text:p>-0.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752404E-3" table:style-name="ce5">
            <text:p>-0.005752404</text:p>
          </table:table-cell>
          <table:table-cell office:value-type="float" office:value="2.7090000000000001" table:style-name="ce5">
            <text:p>2.709</text:p>
          </table:table-cell>
          <table:table-cell office:value-type="float" office:value="16.39" table:style-name="ce5">
            <text:p>16.39</text:p>
          </table:table-cell>
          <table:table-cell office:value-type="float" office:value="97" table:style-name="ce5">
            <text:p>97</text:p>
          </table:table-cell>
          <table:table-cell office:value-type="float" office:value="-1.2E-2" table:style-name="ce1">
            <text:p>-0.012</text:p>
          </table:table-cell>
          <table:table-cell table:number-columns-repeated="16372"/>
        </table:table-row>
        <table:table-row table:style-name="ro1">
          <table:table-cell office:value-type="date" office:date-value="2014-07-29T06:00:00" table:style-name="ce2">
            <text:p>7/29/2014 6:00</text:p>
          </table:table-cell>
          <table:table-cell office:value-type="float" office:value="210.25" table:style-name="ce3">
            <text:p>210.25</text:p>
          </table:table-cell>
          <table:table-cell office:value-type="float" office:value="0" table:style-name="ce1">
            <text:p>0</text:p>
          </table:table-cell>
          <table:table-cell office:value-type="float" office:value="1.93" table:style-name="ce5">
            <text:p>1.93</text:p>
          </table:table-cell>
          <table:table-cell office:value-type="float" office:value="-1.3140000000000001" table:style-name="ce1">
            <text:p>-1.314</text:p>
          </table:table-cell>
          <table:table-cell office:value-type="float" office:value="1.9179999999999999" table:style-name="ce1">
            <text:p>1.918</text:p>
          </table:table-cell>
          <table:table-cell office:value-type="float" office:value="6.9032759999999999E-3" table:style-name="ce1">
            <text:p>0.006903276</text:p>
          </table:table-cell>
          <table:table-cell office:value-type="float" office:value="6.9467260000000003E-3" table:style-name="ce5">
            <text:p>0.006946726</text:p>
          </table:table-cell>
          <table:table-cell office:value-type="float" office:value="2.5859999999999999" table:style-name="ce5">
            <text:p>2.586</text:p>
          </table:table-cell>
          <table:table-cell office:value-type="float" office:value="16.329999999999998" table:style-name="ce5">
            <text:p>16.33</text:p>
          </table:table-cell>
          <table:table-cell office:value-type="float" office:value="93.1" table:style-name="ce5">
            <text:p>93.1</text:p>
          </table:table-cell>
          <table:table-cell office:value-type="float" office:value="8.0000000000000002E-3" table:style-name="ce1">
            <text:p>0.008</text:p>
          </table:table-cell>
          <table:table-cell table:number-columns-repeated="16372"/>
        </table:table-row>
        <table:table-row table:style-name="ro1">
          <table:table-cell office:value-type="date" office:date-value="2014-07-29T07:00:00" table:style-name="ce2">
            <text:p>7/29/2014 7:00</text:p>
          </table:table-cell>
          <table:table-cell office:value-type="float" office:value="210.29166666666424" table:style-name="ce3">
            <text:p>210.2916667</text:p>
          </table:table-cell>
          <table:table-cell office:value-type="float" office:value="0" table:style-name="ce1">
            <text:p>0</text:p>
          </table:table-cell>
          <table:table-cell office:value-type="float" office:value="50.11" table:style-name="ce5">
            <text:p>50.11</text:p>
          </table:table-cell>
          <table:table-cell office:value-type="float" office:value="-10" table:style-name="ce1">
            <text:p>-10</text:p>
          </table:table-cell>
          <table:table-cell office:value-type="float" office:value="43.16" table:style-name="ce1">
            <text:p>43.16</text:p>
          </table:table-cell>
          <table:table-cell office:value-type="float" office:value="0.15537809999999999" table:style-name="ce1">
            <text:p>0.1553781</text:p>
          </table:table-cell>
          <table:table-cell office:value-type="float" office:value="0.1803988" table:style-name="ce5">
            <text:p>0.1803988</text:p>
          </table:table-cell>
          <table:table-cell office:value-type="float" office:value="3.05" table:style-name="ce5">
            <text:p>3.05</text:p>
          </table:table-cell>
          <table:table-cell office:value-type="float" office:value="17.010000000000002" table:style-name="ce5">
            <text:p>17.01</text:p>
          </table:table-cell>
          <table:table-cell office:value-type="float" office:value="88.8" table:style-name="ce5">
            <text:p>88.8</text:p>
          </table:table-cell>
          <table:table-cell office:value-type="float" office:value="4.5999999999999999E-2" table:style-name="ce1">
            <text:p>0.046</text:p>
          </table:table-cell>
          <table:table-cell table:number-columns-repeated="16372"/>
        </table:table-row>
        <table:table-row table:style-name="ro1">
          <table:table-cell office:value-type="date" office:date-value="2014-07-29T08:00:00" table:style-name="ce2">
            <text:p>7/29/2014 8:00</text:p>
          </table:table-cell>
          <table:table-cell office:value-type="float" office:value="210.33333333333576" table:style-name="ce3">
            <text:p>210.3333333</text:p>
          </table:table-cell>
          <table:table-cell office:value-type="float" office:value="0" table:style-name="ce1">
            <text:p>0</text:p>
          </table:table-cell>
          <table:table-cell office:value-type="float" office:value="115.9" table:style-name="ce5">
            <text:p>115.9</text:p>
          </table:table-cell>
          <table:table-cell office:value-type="float" office:value="-20.52" table:style-name="ce1">
            <text:p>-20.52</text:p>
          </table:table-cell>
          <table:table-cell office:value-type="float" office:value="104.8" table:style-name="ce1">
            <text:p>104.8</text:p>
          </table:table-cell>
          <table:table-cell office:value-type="float" office:value="0.37737860000000001" table:style-name="ce1">
            <text:p>0.3773786</text:p>
          </table:table-cell>
          <table:table-cell office:value-type="float" office:value="0.41729889999999997" table:style-name="ce5">
            <text:p>0.4172989</text:p>
          </table:table-cell>
          <table:table-cell office:value-type="float" office:value="2.8679999999999999" table:style-name="ce5">
            <text:p>2.868</text:p>
          </table:table-cell>
          <table:table-cell office:value-type="float" office:value="18.100000000000001" table:style-name="ce5">
            <text:p>18.1</text:p>
          </table:table-cell>
          <table:table-cell office:value-type="float" office:value="79.36" table:style-name="ce5">
            <text:p>79.36</text:p>
          </table:table-cell>
          <table:table-cell office:value-type="float" office:value="9.8000000000000004E-2" table:style-name="ce1">
            <text:p>0.098</text:p>
          </table:table-cell>
          <table:table-cell table:number-columns-repeated="16372"/>
        </table:table-row>
        <table:table-row table:style-name="ro1">
          <table:table-cell office:value-type="date" office:date-value="2014-07-29T09:00:00" table:style-name="ce2">
            <text:p>7/29/2014 9:00</text:p>
          </table:table-cell>
          <table:table-cell office:value-type="float" office:value="210.375" table:style-name="ce3">
            <text:p>210.375</text:p>
          </table:table-cell>
          <table:table-cell office:value-type="float" office:value="0" table:style-name="ce1">
            <text:p>0</text:p>
          </table:table-cell>
          <table:table-cell office:value-type="float" office:value="171" table:style-name="ce5">
            <text:p>171</text:p>
          </table:table-cell>
          <table:table-cell office:value-type="float" office:value="-27.91" table:style-name="ce1">
            <text:p>-27.91</text:p>
          </table:table-cell>
          <table:table-cell office:value-type="float" office:value="157.4" table:style-name="ce1">
            <text:p>157.4</text:p>
          </table:table-cell>
          <table:table-cell office:value-type="float" office:value="0.56658220000000004" table:style-name="ce1">
            <text:p>0.5665822</text:p>
          </table:table-cell>
          <table:table-cell office:value-type="float" office:value="0.61547079999999998" table:style-name="ce5">
            <text:p>0.6154708</text:p>
          </table:table-cell>
          <table:table-cell office:value-type="float" office:value="3.6269999999999998" table:style-name="ce5">
            <text:p>3.627</text:p>
          </table:table-cell>
          <table:table-cell office:value-type="float" office:value="19.21" table:style-name="ce5">
            <text:p>19.21</text:p>
          </table:table-cell>
          <table:table-cell office:value-type="float" office:value="73.239999999999995" table:style-name="ce5">
            <text:p>73.24</text:p>
          </table:table-cell>
          <table:table-cell office:value-type="float" office:value="0.155" table:style-name="ce1">
            <text:p>0.155</text:p>
          </table:table-cell>
          <table:table-cell table:number-columns-repeated="16372"/>
        </table:table-row>
        <table:table-row table:style-name="ro1">
          <table:table-cell office:value-type="date" office:date-value="2014-07-29T10:00:00" table:style-name="ce2">
            <text:p>7/29/2014 10:00</text:p>
          </table:table-cell>
          <table:table-cell office:value-type="float" office:value="210.41666666666424" table:style-name="ce3">
            <text:p>210.4166667</text:p>
          </table:table-cell>
          <table:table-cell office:value-type="float" office:value="0" table:style-name="ce1">
            <text:p>0</text:p>
          </table:table-cell>
          <table:table-cell office:value-type="float" office:value="248.5" table:style-name="ce5">
            <text:p>248.5</text:p>
          </table:table-cell>
          <table:table-cell office:value-type="float" office:value="-40.46" table:style-name="ce1">
            <text:p>-40.46</text:p>
          </table:table-cell>
          <table:table-cell office:value-type="float" office:value="232.5" table:style-name="ce1">
            <text:p>232.5</text:p>
          </table:table-cell>
          <table:table-cell office:value-type="float" office:value="0.83685520000000002" table:style-name="ce1">
            <text:p>0.8368552</text:p>
          </table:table-cell>
          <table:table-cell office:value-type="float" office:value="0.8945398" table:style-name="ce5">
            <text:p>0.8945398</text:p>
          </table:table-cell>
          <table:table-cell office:value-type="float" office:value="4.2510000000000003" table:style-name="ce5">
            <text:p>4.251</text:p>
          </table:table-cell>
          <table:table-cell office:value-type="float" office:value="20.27" table:style-name="ce5">
            <text:p>20.27</text:p>
          </table:table-cell>
          <table:table-cell office:value-type="float" office:value="74.069999999999993" table:style-name="ce5">
            <text:p>74.07</text:p>
          </table:table-cell>
          <table:table-cell office:value-type="float" office:value="0.21099999999999999" table:style-name="ce1">
            <text:p>0.211</text:p>
          </table:table-cell>
          <table:table-cell table:number-columns-repeated="16372"/>
        </table:table-row>
        <table:table-row table:style-name="ro1">
          <table:table-cell office:value-type="date" office:date-value="2014-07-29T11:00:00" table:style-name="ce2">
            <text:p>7/29/2014 11:00</text:p>
          </table:table-cell>
          <table:table-cell office:value-type="float" office:value="210.45833333333576" table:style-name="ce3">
            <text:p>210.4583333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5">
            <text:p>305</text:p>
          </table:table-cell>
          <table:table-cell office:value-type="float" office:value="-49.09" table:style-name="ce1">
            <text:p>-49.09</text:p>
          </table:table-cell>
          <table:table-cell office:value-type="float" office:value="290.60000000000002" table:style-name="ce1">
            <text:p>290.6</text:p>
          </table:table-cell>
          <table:table-cell office:value-type="float" office:value="1.0461689999999999" table:style-name="ce1">
            <text:p>1.046169</text:p>
          </table:table-cell>
          <table:table-cell office:value-type="float" office:value="1.098088" table:style-name="ce5">
            <text:p>1.098088</text:p>
          </table:table-cell>
          <table:table-cell office:value-type="float" office:value="4.1959999999999997" table:style-name="ce5">
            <text:p>4.196</text:p>
          </table:table-cell>
          <table:table-cell office:value-type="float" office:value="21.09" table:style-name="ce5">
            <text:p>21.09</text:p>
          </table:table-cell>
          <table:table-cell office:value-type="float" office:value="76" table:style-name="ce5">
            <text:p>76</text:p>
          </table:table-cell>
          <table:table-cell office:value-type="float" office:value="0.24199999999999999" table:style-name="ce1">
            <text:p>0.242</text:p>
          </table:table-cell>
          <table:table-cell table:number-columns-repeated="16372"/>
        </table:table-row>
        <table:table-row table:style-name="ro1">
          <table:table-cell office:value-type="date" office:date-value="2014-07-29T12:00:00" table:style-name="ce2">
            <text:p>7/29/2014 12:00</text:p>
          </table:table-cell>
          <table:table-cell office:value-type="float" office:value="210.5" table:style-name="ce3">
            <text:p>210.5</text:p>
          </table:table-cell>
          <table:table-cell office:value-type="float" office:value="0" table:style-name="ce1">
            <text:p>0</text:p>
          </table:table-cell>
          <table:table-cell office:value-type="float" office:value="245.9" table:style-name="ce5">
            <text:p>245.9</text:p>
          </table:table-cell>
          <table:table-cell office:value-type="float" office:value="-38.94" table:style-name="ce1">
            <text:p>-38.94</text:p>
          </table:table-cell>
          <table:table-cell office:value-type="float" office:value="236.5" table:style-name="ce1">
            <text:p>236.5</text:p>
          </table:table-cell>
          <table:table-cell office:value-type="float" office:value="0.8514602" table:style-name="ce1">
            <text:p>0.8514602</text:p>
          </table:table-cell>
          <table:table-cell office:value-type="float" office:value="0.88526179999999999" table:style-name="ce5">
            <text:p>0.8852618</text:p>
          </table:table-cell>
          <table:table-cell office:value-type="float" office:value="3.4430000000000001" table:style-name="ce5">
            <text:p>3.443</text:p>
          </table:table-cell>
          <table:table-cell office:value-type="float" office:value="21.42" table:style-name="ce5">
            <text:p>21.42</text:p>
          </table:table-cell>
          <table:table-cell office:value-type="float" office:value="75.849999999999994" table:style-name="ce5">
            <text:p>75.85</text:p>
          </table:table-cell>
          <table:table-cell office:value-type="float" office:value="0.20499999999999999" table:style-name="ce1">
            <text:p>0.205</text:p>
          </table:table-cell>
          <table:table-cell table:number-columns-repeated="16372"/>
        </table:table-row>
        <table:table-row table:style-name="ro1">
          <table:table-cell office:value-type="date" office:date-value="2014-07-29T13:00:00" table:style-name="ce2">
            <text:p>7/29/2014 13:00</text:p>
          </table:table-cell>
          <table:table-cell office:value-type="float" office:value="210.54166666666424" table:style-name="ce3">
            <text:p>210.5416667</text:p>
          </table:table-cell>
          <table:table-cell office:value-type="float" office:value="0" table:style-name="ce1">
            <text:p>0</text:p>
          </table:table-cell>
          <table:table-cell office:value-type="float" office:value="316.89999999999998" table:style-name="ce5">
            <text:p>316.9</text:p>
          </table:table-cell>
          <table:table-cell office:value-type="float" office:value="-49.8" table:style-name="ce1">
            <text:p>-49.8</text:p>
          </table:table-cell>
          <table:table-cell office:value-type="float" office:value="305.5" table:style-name="ce1">
            <text:p>305.5</text:p>
          </table:table-cell>
          <table:table-cell office:value-type="float" office:value="1.099693" table:style-name="ce1">
            <text:p>1.099693</text:p>
          </table:table-cell>
          <table:table-cell office:value-type="float" office:value="1.1407229999999999" table:style-name="ce5">
            <text:p>1.140723</text:p>
          </table:table-cell>
          <table:table-cell office:value-type="float" office:value="3.0209999999999999" table:style-name="ce5">
            <text:p>3.021</text:p>
          </table:table-cell>
          <table:table-cell office:value-type="float" office:value="22.19" table:style-name="ce5">
            <text:p>22.19</text:p>
          </table:table-cell>
          <table:table-cell office:value-type="float" office:value="76.099999999999994" table:style-name="ce5">
            <text:p>76.1</text:p>
          </table:table-cell>
          <table:table-cell office:value-type="float" office:value="0.248" table:style-name="ce1">
            <text:p>0.248</text:p>
          </table:table-cell>
          <table:table-cell table:number-columns-repeated="16372"/>
        </table:table-row>
        <table:table-row table:style-name="ro1">
          <table:table-cell office:value-type="date" office:date-value="2014-07-29T14:00:00" table:style-name="ce2">
            <text:p>7/29/2014 14:00</text:p>
          </table:table-cell>
          <table:table-cell office:value-type="float" office:value="210.58333333333576" table:style-name="ce3">
            <text:p>210.5833333</text:p>
          </table:table-cell>
          <table:table-cell office:value-type="float" office:value="0" table:style-name="ce1">
            <text:p>0</text:p>
          </table:table-cell>
          <table:table-cell office:value-type="float" office:value="344.5" table:style-name="ce5">
            <text:p>344.5</text:p>
          </table:table-cell>
          <table:table-cell office:value-type="float" office:value="-54.18" table:style-name="ce1">
            <text:p>-54.18</text:p>
          </table:table-cell>
          <table:table-cell office:value-type="float" office:value="332.3" table:style-name="ce1">
            <text:p>332.3</text:p>
          </table:table-cell>
          <table:table-cell office:value-type="float" office:value="1.1963440000000001" table:style-name="ce1">
            <text:p>1.196344</text:p>
          </table:table-cell>
          <table:table-cell office:value-type="float" office:value="1.2403709999999999" table:style-name="ce5">
            <text:p>1.240371</text:p>
          </table:table-cell>
          <table:table-cell office:value-type="float" office:value="3.0059999999999998" table:style-name="ce5">
            <text:p>3.006</text:p>
          </table:table-cell>
          <table:table-cell office:value-type="float" office:value="22.96" table:style-name="ce5">
            <text:p>22.96</text:p>
          </table:table-cell>
          <table:table-cell office:value-type="float" office:value="70.05" table:style-name="ce5">
            <text:p>70.05</text:p>
          </table:table-cell>
          <table:table-cell office:value-type="float" office:value="0.27600000000000002" table:style-name="ce1">
            <text:p>0.276</text:p>
          </table:table-cell>
          <table:table-cell table:number-columns-repeated="16372"/>
        </table:table-row>
        <table:table-row table:style-name="ro1">
          <table:table-cell office:value-type="date" office:date-value="2014-07-29T15:00:00" table:style-name="ce2">
            <text:p>7/29/2014 15:00</text:p>
          </table:table-cell>
          <table:table-cell office:value-type="float" office:value="210.625" table:style-name="ce3">
            <text:p>210.625</text:p>
          </table:table-cell>
          <table:table-cell office:value-type="float" office:value="0" table:style-name="ce1">
            <text:p>0</text:p>
          </table:table-cell>
          <table:table-cell office:value-type="float" office:value="456.6" table:style-name="ce5">
            <text:p>456.6</text:p>
          </table:table-cell>
          <table:table-cell office:value-type="float" office:value="-71.39" table:style-name="ce1">
            <text:p>-71.39</text:p>
          </table:table-cell>
          <table:table-cell office:value-type="float" office:value="425.1" table:style-name="ce1">
            <text:p>425.1</text:p>
          </table:table-cell>
          <table:table-cell office:value-type="float" office:value="1.53047" table:style-name="ce1">
            <text:p>1.53047</text:p>
          </table:table-cell>
          <table:table-cell office:value-type="float" office:value="1.643661" table:style-name="ce5">
            <text:p>1.643661</text:p>
          </table:table-cell>
          <table:table-cell office:value-type="float" office:value="3.3650000000000002" table:style-name="ce5">
            <text:p>3.365</text:p>
          </table:table-cell>
          <table:table-cell office:value-type="float" office:value="23.66" table:style-name="ce5">
            <text:p>23.66</text:p>
          </table:table-cell>
          <table:table-cell office:value-type="float" office:value="70.650000000000006" table:style-name="ce5">
            <text:p>70.65</text:p>
          </table:table-cell>
          <table:table-cell office:value-type="float" office:value="0.34599999999999997" table:style-name="ce1">
            <text:p>0.346</text:p>
          </table:table-cell>
          <table:table-cell table:number-columns-repeated="16372"/>
        </table:table-row>
        <table:table-row table:style-name="ro1">
          <table:table-cell office:value-type="date" office:date-value="2014-07-29T16:00:00" table:style-name="ce2">
            <text:p>7/29/2014 16:00</text:p>
          </table:table-cell>
          <table:table-cell office:value-type="float" office:value="210.66666666666424" table:style-name="ce3">
            <text:p>210.6666667</text:p>
          </table:table-cell>
          <table:table-cell office:value-type="float" office:value="0" table:style-name="ce1">
            <text:p>0</text:p>
          </table:table-cell>
          <table:table-cell office:value-type="float" office:value="276.39999999999998" table:style-name="ce5">
            <text:p>276.4</text:p>
          </table:table-cell>
          <table:table-cell office:value-type="float" office:value="-44.45" table:style-name="ce1">
            <text:p>-44.45</text:p>
          </table:table-cell>
          <table:table-cell office:value-type="float" office:value="255.7" table:style-name="ce1">
            <text:p>255.7</text:p>
          </table:table-cell>
          <table:table-cell office:value-type="float" office:value="0.92059530000000001" table:style-name="ce1">
            <text:p>0.9205953</text:p>
          </table:table-cell>
          <table:table-cell office:value-type="float" office:value="0.99511459999999996" table:style-name="ce5">
            <text:p>0.9951146</text:p>
          </table:table-cell>
          <table:table-cell office:value-type="float" office:value="2.6459999999999999" table:style-name="ce5">
            <text:p>2.646</text:p>
          </table:table-cell>
          <table:table-cell office:value-type="float" office:value="23.21" table:style-name="ce5">
            <text:p>23.21</text:p>
          </table:table-cell>
          <table:table-cell office:value-type="float" office:value="72.319999999999993" table:style-name="ce5">
            <text:p>72.32</text:p>
          </table:table-cell>
          <table:table-cell office:value-type="float" office:value="0.22600000000000001" table:style-name="ce1">
            <text:p>0.226</text:p>
          </table:table-cell>
          <table:table-cell table:number-columns-repeated="16372"/>
        </table:table-row>
        <table:table-row table:style-name="ro1">
          <table:table-cell office:value-type="date" office:date-value="2014-07-29T17:00:00" table:style-name="ce2">
            <text:p>7/29/2014 17:00</text:p>
          </table:table-cell>
          <table:table-cell office:value-type="float" office:value="210.70833333333576" table:style-name="ce3">
            <text:p>210.7083333</text:p>
          </table:table-cell>
          <table:table-cell office:value-type="float" office:value="0" table:style-name="ce1">
            <text:p>0</text:p>
          </table:table-cell>
          <table:table-cell office:value-type="float" office:value="265.10000000000002" table:style-name="ce5">
            <text:p>265.1</text:p>
          </table:table-cell>
          <table:table-cell office:value-type="float" office:value="-43.83" table:style-name="ce1">
            <text:p>-43.83</text:p>
          </table:table-cell>
          <table:table-cell office:value-type="float" office:value="241.7" table:style-name="ce1">
            <text:p>241.7</text:p>
          </table:table-cell>
          <table:table-cell office:value-type="float" office:value="0.87009369999999997" table:style-name="ce1">
            <text:p>0.8700937</text:p>
          </table:table-cell>
          <table:table-cell office:value-type="float" office:value="0.95452530000000002" table:style-name="ce5">
            <text:p>0.9545253</text:p>
          </table:table-cell>
          <table:table-cell office:value-type="float" office:value="3.4540000000000002" table:style-name="ce5">
            <text:p>3.454</text:p>
          </table:table-cell>
          <table:table-cell office:value-type="float" office:value="23.56" table:style-name="ce5">
            <text:p>23.56</text:p>
          </table:table-cell>
          <table:table-cell office:value-type="float" office:value="67.819999999999993" table:style-name="ce5">
            <text:p>67.82</text:p>
          </table:table-cell>
          <table:table-cell office:value-type="float" office:value="0.218" table:style-name="ce1">
            <text:p>0.218</text:p>
          </table:table-cell>
          <table:table-cell table:number-columns-repeated="16372"/>
        </table:table-row>
        <table:table-row table:style-name="ro1">
          <table:table-cell office:value-type="date" office:date-value="2014-07-29T18:00:00" table:style-name="ce2">
            <text:p>7/29/2014 18:00</text:p>
          </table:table-cell>
          <table:table-cell office:value-type="float" office:value="210.75" table:style-name="ce3">
            <text:p>210.75</text:p>
          </table:table-cell>
          <table:table-cell office:value-type="float" office:value="0" table:style-name="ce1">
            <text:p>0</text:p>
          </table:table-cell>
          <table:table-cell office:value-type="float" office:value="294.8" table:style-name="ce5">
            <text:p>294.8</text:p>
          </table:table-cell>
          <table:table-cell office:value-type="float" office:value="-52.53" table:style-name="ce1">
            <text:p>-52.53</text:p>
          </table:table-cell>
          <table:table-cell office:value-type="float" office:value="263" table:style-name="ce1">
            <text:p>263</text:p>
          </table:table-cell>
          <table:table-cell office:value-type="float" office:value="0.9467276" table:style-name="ce1">
            <text:p>0.9467276</text:p>
          </table:table-cell>
          <table:table-cell office:value-type="float" office:value="1.061207" table:style-name="ce5">
            <text:p>1.061207</text:p>
          </table:table-cell>
          <table:table-cell office:value-type="float" office:value="4.0940000000000003" table:style-name="ce5">
            <text:p>4.094</text:p>
          </table:table-cell>
          <table:table-cell office:value-type="float" office:value="24.43" table:style-name="ce5">
            <text:p>24.43</text:p>
          </table:table-cell>
          <table:table-cell office:value-type="float" office:value="64.180000000000007" table:style-name="ce5">
            <text:p>64.18</text:p>
          </table:table-cell>
          <table:table-cell office:value-type="float" office:value="0.23699999999999999" table:style-name="ce1">
            <text:p>0.237</text:p>
          </table:table-cell>
          <table:table-cell table:number-columns-repeated="16372"/>
        </table:table-row>
        <table:table-row table:style-name="ro1">
          <table:table-cell office:value-type="date" office:date-value="2014-07-29T19:00:00" table:style-name="ce2">
            <text:p>7/29/2014 19:00</text:p>
          </table:table-cell>
          <table:table-cell office:value-type="float" office:value="210.79166666666424" table:style-name="ce3">
            <text:p>210.7916667</text:p>
          </table:table-cell>
          <table:table-cell office:value-type="float" office:value="0" table:style-name="ce1">
            <text:p>0</text:p>
          </table:table-cell>
          <table:table-cell office:value-type="float" office:value="111.7" table:style-name="ce5">
            <text:p>111.7</text:p>
          </table:table-cell>
          <table:table-cell office:value-type="float" office:value="-19.71" table:style-name="ce1">
            <text:p>-19.71</text:p>
          </table:table-cell>
          <table:table-cell office:value-type="float" office:value="95.2" table:style-name="ce1">
            <text:p>95.2</text:p>
          </table:table-cell>
          <table:table-cell office:value-type="float" office:value="0.34285300000000002" table:style-name="ce1">
            <text:p>0.342853</text:p>
          </table:table-cell>
          <table:table-cell office:value-type="float" office:value="0.40218670000000001" table:style-name="ce5">
            <text:p>0.4021867</text:p>
          </table:table-cell>
          <table:table-cell office:value-type="float" office:value="4.367" table:style-name="ce5">
            <text:p>4.367</text:p>
          </table:table-cell>
          <table:table-cell office:value-type="float" office:value="23.73" table:style-name="ce5">
            <text:p>23.73</text:p>
          </table:table-cell>
          <table:table-cell office:value-type="float" office:value="68.52" table:style-name="ce5">
            <text:p>68.52</text:p>
          </table:table-cell>
          <table:table-cell office:value-type="float" office:value="0.126" table:style-name="ce1">
            <text:p>0.126</text:p>
          </table:table-cell>
          <table:table-cell table:number-columns-repeated="16372"/>
        </table:table-row>
        <table:table-row table:style-name="ro1">
          <table:table-cell office:value-type="date" office:date-value="2014-07-29T20:00:00" table:style-name="ce2">
            <text:p>7/29/2014 20:00</text:p>
          </table:table-cell>
          <table:table-cell office:value-type="float" office:value="210.83333333333576" table:style-name="ce3">
            <text:p>210.8333333</text:p>
          </table:table-cell>
          <table:table-cell office:value-type="float" office:value="0" table:style-name="ce1">
            <text:p>0</text:p>
          </table:table-cell>
          <table:table-cell office:value-type="float" office:value="21.67" table:style-name="ce5">
            <text:p>21.67</text:p>
          </table:table-cell>
          <table:table-cell office:value-type="float" office:value="-4.0250000000000004" table:style-name="ce1">
            <text:p>-4.02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5.869974E-2" table:style-name="ce1">
            <text:p>0.05869974</text:p>
          </table:table-cell>
          <table:table-cell office:value-type="float" office:value="7.8023110000000007E-2" table:style-name="ce5">
            <text:p>0.07802311</text:p>
          </table:table-cell>
          <table:table-cell office:value-type="float" office:value="3.5579999999999998" table:style-name="ce5">
            <text:p>3.558</text:p>
          </table:table-cell>
          <table:table-cell office:value-type="float" office:value="22.44" table:style-name="ce5">
            <text:p>22.44</text:p>
          </table:table-cell>
          <table:table-cell office:value-type="float" office:value="75.010000000000005" table:style-name="ce5">
            <text:p>75.01</text:p>
          </table:table-cell>
          <table:table-cell office:value-type="float" office:value="4.4999999999999998E-2" table:style-name="ce1">
            <text:p>0.045</text:p>
          </table:table-cell>
          <table:table-cell table:number-columns-repeated="16372"/>
        </table:table-row>
        <table:table-row table:style-name="ro1">
          <table:table-cell office:value-type="date" office:date-value="2014-07-29T21:00:00" table:style-name="ce2">
            <text:p>7/29/2014 21:00</text:p>
          </table:table-cell>
          <table:table-cell office:value-type="float" office:value="210.875" table:style-name="ce3">
            <text:p>210.875</text:p>
          </table:table-cell>
          <table:table-cell office:value-type="float" office:value="0" table:style-name="ce1">
            <text:p>0</text:p>
          </table:table-cell>
          <table:table-cell office:value-type="float" office:value="-2.0310000000000001" table:style-name="ce5">
            <text:p>-2.031</text:p>
          </table:table-cell>
          <table:table-cell office:value-type="float" office:value="-2.4E-2" table:style-name="ce1">
            <text:p>-0.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3127230000000001E-3" table:style-name="ce5">
            <text:p>-0.007312723</text:p>
          </table:table-cell>
          <table:table-cell office:value-type="float" office:value="2.9729999999999999" table:style-name="ce5">
            <text:p>2.973</text:p>
          </table:table-cell>
          <table:table-cell office:value-type="float" office:value="20.92" table:style-name="ce5">
            <text:p>20.92</text:p>
          </table:table-cell>
          <table:table-cell office:value-type="float" office:value="82" table:style-name="ce5">
            <text:p>82</text:p>
          </table:table-cell>
          <table:table-cell office:value-type="float" office:value="2.1000000000000001E-2" table:style-name="ce1">
            <text:p>0.021</text:p>
          </table:table-cell>
          <table:table-cell table:number-columns-repeated="16372"/>
        </table:table-row>
        <table:table-row table:style-name="ro1">
          <table:table-cell office:value-type="date" office:date-value="2014-07-29T22:00:00" table:style-name="ce2">
            <text:p>7/29/2014 22:00</text:p>
          </table:table-cell>
          <table:table-cell office:value-type="float" office:value="210.91666666666424" table:style-name="ce3">
            <text:p>210.9166667</text:p>
          </table:table-cell>
          <table:table-cell office:value-type="float" office:value="0" table:style-name="ce1">
            <text:p>0</text:p>
          </table:table-cell>
          <table:table-cell office:value-type="float" office:value="-1.4550000000000001" table:style-name="ce5">
            <text:p>-1.455</text:p>
          </table:table-cell>
          <table:table-cell office:value-type="float" office:value="-0.35" table:style-name="ce1">
            <text:p>-0.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2393329999999997E-3" table:style-name="ce5">
            <text:p>-0.005239333</text:p>
          </table:table-cell>
          <table:table-cell office:value-type="float" office:value="2.677" table:style-name="ce5">
            <text:p>2.677</text:p>
          </table:table-cell>
          <table:table-cell office:value-type="float" office:value="20.41" table:style-name="ce5">
            <text:p>20.41</text:p>
          </table:table-cell>
          <table:table-cell office:value-type="float" office:value="82" table:style-name="ce5">
            <text:p>82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2"/>
        </table:table-row>
        <table:table-row table:style-name="ro1">
          <table:table-cell office:value-type="date" office:date-value="2014-07-29T23:00:00" table:style-name="ce2">
            <text:p>7/29/2014 23:00</text:p>
          </table:table-cell>
          <table:table-cell office:value-type="float" office:value="210.95833333333576" table:style-name="ce3">
            <text:p>210.9583333</text:p>
          </table:table-cell>
          <table:table-cell office:value-type="float" office:value="0" table:style-name="ce1">
            <text:p>0</text:p>
          </table:table-cell>
          <table:table-cell office:value-type="float" office:value="-0.878" table:style-name="ce5">
            <text:p>-0.878</text:p>
          </table:table-cell>
          <table:table-cell office:value-type="float" office:value="-0.215" table:style-name="ce1">
            <text:p>-0.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1619949999999999E-3" table:style-name="ce5">
            <text:p>-0.003161995</text:p>
          </table:table-cell>
          <table:table-cell office:value-type="float" office:value="2.8879999999999999" table:style-name="ce5">
            <text:p>2.888</text:p>
          </table:table-cell>
          <table:table-cell office:value-type="float" office:value="20.54" table:style-name="ce5">
            <text:p>20.54</text:p>
          </table:table-cell>
          <table:table-cell office:value-type="float" office:value="83.4" table:style-name="ce5">
            <text:p>83.4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2"/>
        </table:table-row>
        <table:table-row table:style-name="ro1">
          <table:table-cell office:value-type="date" office:date-value="2014-07-30T00:00:00" table:style-name="ce2">
            <text:p>7/30/2014 0:00</text:p>
          </table:table-cell>
          <table:table-cell office:value-type="float" office:value="211" table:style-name="ce3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-1.0660000000000001" table:style-name="ce5">
            <text:p>-1.066</text:p>
          </table:table-cell>
          <table:table-cell office:value-type="float" office:value="-0.13" table:style-name="ce1">
            <text:p>-0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8385820000000001E-3" table:style-name="ce5">
            <text:p>-0.003838582</text:p>
          </table:table-cell>
          <table:table-cell office:value-type="float" office:value="2.8559999999999999" table:style-name="ce5">
            <text:p>2.856</text:p>
          </table:table-cell>
          <table:table-cell office:value-type="float" office:value="20.170000000000002" table:style-name="ce5">
            <text:p>20.17</text:p>
          </table:table-cell>
          <table:table-cell office:value-type="float" office:value="84.9" table:style-name="ce5">
            <text:p>84.9</text:p>
          </table:table-cell>
          <table:table-cell office:value-type="float" office:value="1.2E-2" table:style-name="ce1">
            <text:p>0.012</text:p>
          </table:table-cell>
          <table:table-cell table:number-columns-repeated="16372"/>
        </table:table-row>
        <table:table-row table:style-name="ro1">
          <table:table-cell office:value-type="date" office:date-value="2014-07-30T01:00:00" table:style-name="ce2">
            <text:p>7/30/2014 1:00</text:p>
          </table:table-cell>
          <table:table-cell office:value-type="float" office:value="211.04166666666424" table:style-name="ce3">
            <text:p>211.0416667</text:p>
          </table:table-cell>
          <table:table-cell office:value-type="float" office:value="0" table:style-name="ce1">
            <text:p>0</text:p>
          </table:table-cell>
          <table:table-cell office:value-type="float" office:value="-1.1639999999999999" table:style-name="ce5">
            <text:p>-1.164</text:p>
          </table:table-cell>
          <table:table-cell office:value-type="float" office:value="-0.10299999999999999" table:style-name="ce1">
            <text:p>-0.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1914250000000004E-3" table:style-name="ce5">
            <text:p>-0.004191425</text:p>
          </table:table-cell>
          <table:table-cell office:value-type="float" office:value="3.048" table:style-name="ce5">
            <text:p>3.048</text:p>
          </table:table-cell>
          <table:table-cell office:value-type="float" office:value="19.96" table:style-name="ce5">
            <text:p>19.96</text:p>
          </table:table-cell>
          <table:table-cell office:value-type="float" office:value="85.8" table:style-name="ce5">
            <text:p>85.8</text:p>
          </table:table-cell>
          <table:table-cell office:value-type="float" office:value="1.4E-2" table:style-name="ce1">
            <text:p>0.014</text:p>
          </table:table-cell>
          <table:table-cell table:number-columns-repeated="16372"/>
        </table:table-row>
        <table:table-row table:style-name="ro1">
          <table:table-cell office:value-type="date" office:date-value="2014-07-30T02:00:00" table:style-name="ce2">
            <text:p>7/30/2014 2:00</text:p>
          </table:table-cell>
          <table:table-cell office:value-type="float" office:value="211.08333333333576" table:style-name="ce3">
            <text:p>211.0833333</text:p>
          </table:table-cell>
          <table:table-cell office:value-type="float" office:value="0" table:style-name="ce1">
            <text:p>0</text:p>
          </table:table-cell>
          <table:table-cell office:value-type="float" office:value="-1.2789999999999999" table:style-name="ce5">
            <text:p>-1.279</text:p>
          </table:table-cell>
          <table:table-cell office:value-type="float" office:value="-0.157" table:style-name="ce1">
            <text:p>-0.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6034129999999998E-3" table:style-name="ce5">
            <text:p>-0.004603413</text:p>
          </table:table-cell>
          <table:table-cell office:value-type="float" office:value="3.0190000000000001" table:style-name="ce5">
            <text:p>3.019</text:p>
          </table:table-cell>
          <table:table-cell office:value-type="float" office:value="19.260000000000002" table:style-name="ce5">
            <text:p>19.26</text:p>
          </table:table-cell>
          <table:table-cell office:value-type="float" office:value="89.1" table:style-name="ce5">
            <text:p>89.1</text:p>
          </table:table-cell>
          <table:table-cell office:value-type="float" office:value="8.0000000000000002E-3" table:style-name="ce1">
            <text:p>0.008</text:p>
          </table:table-cell>
          <table:table-cell table:number-columns-repeated="16372"/>
        </table:table-row>
        <table:table-row table:style-name="ro1">
          <table:table-cell office:value-type="date" office:date-value="2014-07-30T03:00:00" table:style-name="ce2">
            <text:p>7/30/2014 3:00</text:p>
          </table:table-cell>
          <table:table-cell office:value-type="float" office:value="211.125" table:style-name="ce3">
            <text:p>211.125</text:p>
          </table:table-cell>
          <table:table-cell office:value-type="float" office:value="0" table:style-name="ce1">
            <text:p>0</text:p>
          </table:table-cell>
          <table:table-cell office:value-type="float" office:value="-1.0529999999999999" table:style-name="ce5">
            <text:p>-1.053</text:p>
          </table:table-cell>
          <table:table-cell office:value-type="float" office:value="-0.159" table:style-name="ce1">
            <text:p>-0.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7901380000000002E-3" table:style-name="ce5">
            <text:p>-0.003790138</text:p>
          </table:table-cell>
          <table:table-cell office:value-type="float" office:value="3.3820000000000001" table:style-name="ce5">
            <text:p>3.382</text:p>
          </table:table-cell>
          <table:table-cell office:value-type="float" office:value="19.23" table:style-name="ce5">
            <text:p>19.23</text:p>
          </table:table-cell>
          <table:table-cell office:value-type="float" office:value="94.2" table:style-name="ce5">
            <text:p>94.2</text:p>
          </table:table-cell>
          <table:table-cell office:value-type="float" office:value="5.0000000000000001E-3" table:style-name="ce1">
            <text:p>0.005</text:p>
          </table:table-cell>
          <table:table-cell table:number-columns-repeated="16372"/>
        </table:table-row>
        <table:table-row table:style-name="ro1">
          <table:table-cell office:value-type="date" office:date-value="2014-07-30T04:00:00" table:style-name="ce2">
            <text:p>7/30/2014 4:00</text:p>
          </table:table-cell>
          <table:table-cell office:value-type="float" office:value="211.16666666666424" table:style-name="ce3">
            <text:p>211.1666667</text:p>
          </table:table-cell>
          <table:table-cell office:value-type="float" office:value="0" table:style-name="ce1">
            <text:p>0</text:p>
          </table:table-cell>
          <table:table-cell office:value-type="float" office:value="-1.2849999999999999" table:style-name="ce5">
            <text:p>-1.285</text:p>
          </table:table-cell>
          <table:table-cell office:value-type="float" office:value="-0.23699999999999999" table:style-name="ce1">
            <text:p>-0.2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6247479999999997E-3" table:style-name="ce5">
            <text:p>-0.004624748</text:p>
          </table:table-cell>
          <table:table-cell office:value-type="float" office:value="3.448" table:style-name="ce5">
            <text:p>3.448</text:p>
          </table:table-cell>
          <table:table-cell office:value-type="float" office:value="18.88" table:style-name="ce5">
            <text:p>18.88</text:p>
          </table:table-cell>
          <table:table-cell office:value-type="float" office:value="95.4" table:style-name="ce5">
            <text:p>95.4</text:p>
          </table:table-cell>
          <table:table-cell office:value-type="float" office:value="-1E-3" table:style-name="ce1">
            <text:p>-0.001</text:p>
          </table:table-cell>
          <table:table-cell table:number-columns-repeated="16372"/>
        </table:table-row>
        <table:table-row table:style-name="ro1">
          <table:table-cell office:value-type="date" office:date-value="2014-07-30T05:00:00" table:style-name="ce2">
            <text:p>7/30/2014 5:00</text:p>
          </table:table-cell>
          <table:table-cell office:value-type="float" office:value="211.20833333333576" table:style-name="ce3">
            <text:p>211.2083333</text:p>
          </table:table-cell>
          <table:table-cell office:value-type="float" office:value="0" table:style-name="ce1">
            <text:p>0</text:p>
          </table:table-cell>
          <table:table-cell office:value-type="float" office:value="-1.4179999999999999" table:style-name="ce5">
            <text:p>-1.418</text:p>
          </table:table-cell>
          <table:table-cell office:value-type="float" office:value="-0.28699999999999998" table:style-name="ce1">
            <text:p>-0.2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1065040000000004E-3" table:style-name="ce5">
            <text:p>-0.005106504</text:p>
          </table:table-cell>
          <table:table-cell office:value-type="float" office:value="2.65" table:style-name="ce5">
            <text:p>2.65</text:p>
          </table:table-cell>
          <table:table-cell office:value-type="float" office:value="18.809999999999999" table:style-name="ce5">
            <text:p>18.81</text:p>
          </table:table-cell>
          <table:table-cell office:value-type="float" office:value="95.8" table:style-name="ce5">
            <text:p>95.8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72"/>
        </table:table-row>
        <table:table-row table:style-name="ro1">
          <table:table-cell office:value-type="date" office:date-value="2014-07-30T06:00:00" table:style-name="ce2">
            <text:p>7/30/2014 6:00</text:p>
          </table:table-cell>
          <table:table-cell office:value-type="float" office:value="211.25" table:style-name="ce3">
            <text:p>211.25</text:p>
          </table:table-cell>
          <table:table-cell office:value-type="float" office:value="0" table:style-name="ce1">
            <text:p>0</text:p>
          </table:table-cell>
          <table:table-cell office:value-type="float" office:value="-1.4450000000000001" table:style-name="ce5">
            <text:p>-1.445</text:p>
          </table:table-cell>
          <table:table-cell office:value-type="float" office:value="-0.34" table:style-name="ce1">
            <text:p>-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2024860000000001E-3" table:style-name="ce5">
            <text:p>-0.005202486</text:p>
          </table:table-cell>
          <table:table-cell office:value-type="float" office:value="2.194" table:style-name="ce5">
            <text:p>2.194</text:p>
          </table:table-cell>
          <table:table-cell office:value-type="float" office:value="18.170000000000002" table:style-name="ce5">
            <text:p>18.17</text:p>
          </table:table-cell>
          <table:table-cell office:value-type="float" office:value="94.4" table:style-name="ce5">
            <text:p>94.4</text:p>
          </table:table-cell>
          <table:table-cell office:value-type="float" office:value="7.0000000000000001E-3" table:style-name="ce1">
            <text:p>0.007</text:p>
          </table:table-cell>
          <table:table-cell table:number-columns-repeated="16372"/>
        </table:table-row>
        <table:table-row table:style-name="ro1">
          <table:table-cell office:value-type="date" office:date-value="2014-07-30T07:00:00" table:style-name="ce2">
            <text:p>7/30/2014 7:00</text:p>
          </table:table-cell>
          <table:table-cell office:value-type="float" office:value="211.29166666666424" table:style-name="ce3">
            <text:p>211.2916667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5">
            <text:p>12.7</text:p>
          </table:table-cell>
          <table:table-cell office:value-type="float" office:value="-2.407" table:style-name="ce1">
            <text:p>-2.407</text:p>
          </table:table-cell>
          <table:table-cell office:value-type="float" office:value="5.2539999999999996" table:style-name="ce1">
            <text:p>5.254</text:p>
          </table:table-cell>
          <table:table-cell office:value-type="float" office:value="1.891549E-2" table:style-name="ce1">
            <text:p>0.01891549</text:p>
          </table:table-cell>
          <table:table-cell office:value-type="float" office:value="4.5709970000000003E-2" table:style-name="ce5">
            <text:p>0.04570997</text:p>
          </table:table-cell>
          <table:table-cell office:value-type="float" office:value="1.7669999999999999" table:style-name="ce5">
            <text:p>1.767</text:p>
          </table:table-cell>
          <table:table-cell office:value-type="float" office:value="18.510000000000002" table:style-name="ce5">
            <text:p>18.51</text:p>
          </table:table-cell>
          <table:table-cell office:value-type="float" office:value="93.6" table:style-name="ce5">
            <text:p>93.6</text:p>
          </table:table-cell>
          <table:table-cell office:value-type="float" office:value="1.6E-2" table:style-name="ce1">
            <text:p>0.016</text:p>
          </table:table-cell>
          <table:table-cell table:number-columns-repeated="16372"/>
        </table:table-row>
        <table:table-row table:style-name="ro1">
          <table:table-cell office:value-type="date" office:date-value="2014-07-30T08:00:00" table:style-name="ce2">
            <text:p>7/30/2014 8:00</text:p>
          </table:table-cell>
          <table:table-cell office:value-type="float" office:value="211.33333333333576" table:style-name="ce3">
            <text:p>211.3333333</text:p>
          </table:table-cell>
          <table:table-cell office:value-type="float" office:value="0" table:style-name="ce1">
            <text:p>0</text:p>
          </table:table-cell>
          <table:table-cell office:value-type="float" office:value="54.46" table:style-name="ce5">
            <text:p>54.46</text:p>
          </table:table-cell>
          <table:table-cell office:value-type="float" office:value="-9.3699999999999992" table:style-name="ce1">
            <text:p>-9.37</text:p>
          </table:table-cell>
          <table:table-cell office:value-type="float" office:value="43.51" table:style-name="ce1">
            <text:p>43.51</text:p>
          </table:table-cell>
          <table:table-cell office:value-type="float" office:value="0.1566515" table:style-name="ce1">
            <text:p>0.1566515</text:p>
          </table:table-cell>
          <table:table-cell office:value-type="float" office:value="0.1960673" table:style-name="ce5">
            <text:p>0.1960673</text:p>
          </table:table-cell>
          <table:table-cell office:value-type="float" office:value="0.76400000000000001" table:style-name="ce5">
            <text:p>0.764</text:p>
          </table:table-cell>
          <table:table-cell office:value-type="float" office:value="19.46" table:style-name="ce5">
            <text:p>19.46</text:p>
          </table:table-cell>
          <table:table-cell office:value-type="float" office:value="91.3" table:style-name="ce5">
            <text:p>91.3</text:p>
          </table:table-cell>
          <table:table-cell office:value-type="float" office:value="4.2000000000000003E-2" table:style-name="ce1">
            <text:p>0.042</text:p>
          </table:table-cell>
          <table:table-cell table:number-columns-repeated="16372"/>
        </table:table-row>
        <table:table-row table:style-name="ro1">
          <table:table-cell office:value-type="date" office:date-value="2014-07-30T09:00:00" table:style-name="ce2">
            <text:p>7/30/2014 9:00</text:p>
          </table:table-cell>
          <table:table-cell office:value-type="float" office:value="211.375" table:style-name="ce3">
            <text:p>211.375</text:p>
          </table:table-cell>
          <table:table-cell office:value-type="float" office:value="0" table:style-name="ce1">
            <text:p>0</text:p>
          </table:table-cell>
          <table:table-cell office:value-type="float" office:value="252.5" table:style-name="ce5">
            <text:p>252.5</text:p>
          </table:table-cell>
          <table:table-cell office:value-type="float" office:value="-43.41" table:style-name="ce1">
            <text:p>-43.41</text:p>
          </table:table-cell>
          <table:table-cell office:value-type="float" office:value="214.7" table:style-name="ce1">
            <text:p>214.7</text:p>
          </table:table-cell>
          <table:table-cell office:value-type="float" office:value="0.77293440000000002" table:style-name="ce1">
            <text:p>0.7729344</text:p>
          </table:table-cell>
          <table:table-cell office:value-type="float" office:value="0.9090104" table:style-name="ce5">
            <text:p>0.9090104</text:p>
          </table:table-cell>
          <table:table-cell office:value-type="float" office:value="2.6019999999999999" table:style-name="ce5">
            <text:p>2.602</text:p>
          </table:table-cell>
          <table:table-cell office:value-type="float" office:value="20.9" table:style-name="ce5">
            <text:p>20.9</text:p>
          </table:table-cell>
          <table:table-cell office:value-type="float" office:value="84.2" table:style-name="ce5">
            <text:p>84.2</text:p>
          </table:table-cell>
          <table:table-cell office:value-type="float" office:value="0.17199999999999999" table:style-name="ce1">
            <text:p>0.172</text:p>
          </table:table-cell>
          <table:table-cell table:number-columns-repeated="16372"/>
        </table:table-row>
        <table:table-row table:style-name="ro1">
          <table:table-cell office:value-type="date" office:date-value="2014-07-30T10:00:00" table:style-name="ce2">
            <text:p>7/30/2014 10:00</text:p>
          </table:table-cell>
          <table:table-cell office:value-type="float" office:value="211.41666666666424" table:style-name="ce3">
            <text:p>211.4166667</text:p>
          </table:table-cell>
          <table:table-cell office:value-type="float" office:value="0" table:style-name="ce1">
            <text:p>0</text:p>
          </table:table-cell>
          <table:table-cell office:value-type="float" office:value="214.9" table:style-name="ce5">
            <text:p>214.9</text:p>
          </table:table-cell>
          <table:table-cell office:value-type="float" office:value="-35.15" table:style-name="ce1">
            <text:p>-35.15</text:p>
          </table:table-cell>
          <table:table-cell office:value-type="float" office:value="192.4" table:style-name="ce1">
            <text:p>192.4</text:p>
          </table:table-cell>
          <table:table-cell office:value-type="float" office:value="0.69246180000000002" table:style-name="ce1">
            <text:p>0.6924618</text:p>
          </table:table-cell>
          <table:table-cell office:value-type="float" office:value="0.77367520000000001" table:style-name="ce5">
            <text:p>0.7736752</text:p>
          </table:table-cell>
          <table:table-cell office:value-type="float" office:value="2.2029999999999998" table:style-name="ce5">
            <text:p>2.203</text:p>
          </table:table-cell>
          <table:table-cell office:value-type="float" office:value="22.48" table:style-name="ce5">
            <text:p>22.48</text:p>
          </table:table-cell>
          <table:table-cell office:value-type="float" office:value="76.34" table:style-name="ce5">
            <text:p>76.34</text:p>
          </table:table-cell>
          <table:table-cell office:value-type="float" office:value="0.17299999999999999" table:style-name="ce1">
            <text:p>0.173</text:p>
          </table:table-cell>
          <table:table-cell table:number-columns-repeated="16372"/>
        </table:table-row>
        <table:table-row table:style-name="ro1">
          <table:table-cell office:value-type="date" office:date-value="2014-07-30T11:00:00" table:style-name="ce2">
            <text:p>7/30/2014 11:00</text:p>
          </table:table-cell>
          <table:table-cell office:value-type="float" office:value="211.45833333333576" table:style-name="ce3">
            <text:p>211.4583333</text:p>
          </table:table-cell>
          <table:table-cell office:value-type="float" office:value="0" table:style-name="ce1">
            <text:p>0</text:p>
          </table:table-cell>
          <table:table-cell office:value-type="float" office:value="681.3" table:style-name="ce5">
            <text:p>681.3</text:p>
          </table:table-cell>
          <table:table-cell office:value-type="float" office:value="-108" table:style-name="ce1">
            <text:p>-108</text:p>
          </table:table-cell>
          <table:table-cell office:value-type="float" office:value="599.79999999999995" table:style-name="ce1">
            <text:p>599.8</text:p>
          </table:table-cell>
          <table:table-cell office:value-type="float" office:value="2.159278" table:style-name="ce1">
            <text:p>2.159278</text:p>
          </table:table-cell>
          <table:table-cell office:value-type="float" office:value="2.452833" table:style-name="ce5">
            <text:p>2.452833</text:p>
          </table:table-cell>
          <table:table-cell office:value-type="float" office:value="4.3019999999999996" table:style-name="ce5">
            <text:p>4.302</text:p>
          </table:table-cell>
          <table:table-cell office:value-type="float" office:value="24.55" table:style-name="ce5">
            <text:p>24.55</text:p>
          </table:table-cell>
          <table:table-cell office:value-type="float" office:value="61.67" table:style-name="ce5">
            <text:p>61.67</text:p>
          </table:table-cell>
          <table:table-cell office:value-type="float" office:value="0.48599999999999999" table:style-name="ce1">
            <text:p>0.486</text:p>
          </table:table-cell>
          <table:table-cell table:number-columns-repeated="16372"/>
        </table:table-row>
        <table:table-row table:style-name="ro1">
          <table:table-cell office:value-type="date" office:date-value="2014-07-30T12:00:00" table:style-name="ce2">
            <text:p>7/30/2014 12:00</text:p>
          </table:table-cell>
          <table:table-cell office:value-type="float" office:value="211.5" table:style-name="ce3">
            <text:p>211.5</text:p>
          </table:table-cell>
          <table:table-cell office:value-type="float" office:value="0" table:style-name="ce1">
            <text:p>0</text:p>
          </table:table-cell>
          <table:table-cell office:value-type="float" office:value="886" table:style-name="ce5">
            <text:p>886</text:p>
          </table:table-cell>
          <table:table-cell office:value-type="float" office:value="-132.1" table:style-name="ce1">
            <text:p>-132.1</text:p>
          </table:table-cell>
          <table:table-cell office:value-type="float" office:value="781.8" table:style-name="ce1">
            <text:p>781.8</text:p>
          </table:table-cell>
          <table:table-cell office:value-type="float" office:value="2.8143220000000002" table:style-name="ce1">
            <text:p>2.814322</text:p>
          </table:table-cell>
          <table:table-cell office:value-type="float" office:value="3.1909329999999998" table:style-name="ce5">
            <text:p>3.190933</text:p>
          </table:table-cell>
          <table:table-cell office:value-type="float" office:value="5.915" table:style-name="ce5">
            <text:p>5.915</text:p>
          </table:table-cell>
          <table:table-cell office:value-type="float" office:value="26.09" table:style-name="ce5">
            <text:p>26.09</text:p>
          </table:table-cell>
          <table:table-cell office:value-type="float" office:value="59.34" table:style-name="ce5">
            <text:p>59.34</text:p>
          </table:table-cell>
          <table:table-cell office:value-type="float" office:value="0.65100000000000002" table:style-name="ce1">
            <text:p>0.651</text:p>
          </table:table-cell>
          <table:table-cell table:number-columns-repeated="16372"/>
        </table:table-row>
        <table:table-row table:style-name="ro1">
          <table:table-cell office:value-type="date" office:date-value="2014-07-30T13:00:00" table:style-name="ce2">
            <text:p>7/30/2014 13:00</text:p>
          </table:table-cell>
          <table:table-cell office:value-type="float" office:value="211.54166666666424" table:style-name="ce3">
            <text:p>211.5416667</text:p>
          </table:table-cell>
          <table:table-cell office:value-type="float" office:value="0" table:style-name="ce1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-135.69999999999999" table:style-name="ce1">
            <text:p>-135.7</text:p>
          </table:table-cell>
          <table:table-cell office:value-type="float" office:value="798.9" table:style-name="ce1">
            <text:p>798.9</text:p>
          </table:table-cell>
          <table:table-cell office:value-type="float" office:value="2.8761230000000002" table:style-name="ce1">
            <text:p>2.876123</text:p>
          </table:table-cell>
          <table:table-cell office:value-type="float" office:value="3.31759" table:style-name="ce5">
            <text:p>3.31759</text:p>
          </table:table-cell>
          <table:table-cell office:value-type="float" office:value="6.4089999999999998" table:style-name="ce5">
            <text:p>6.409</text:p>
          </table:table-cell>
          <table:table-cell office:value-type="float" office:value="26.36" table:style-name="ce5">
            <text:p>26.36</text:p>
          </table:table-cell>
          <table:table-cell office:value-type="float" office:value="56.23" table:style-name="ce5">
            <text:p>56.23</text:p>
          </table:table-cell>
          <table:table-cell office:value-type="float" office:value="0.68700000000000006" table:style-name="ce1">
            <text:p>0.687</text:p>
          </table:table-cell>
          <table:table-cell table:number-columns-repeated="16372"/>
        </table:table-row>
        <table:table-row table:style-name="ro1">
          <table:table-cell office:value-type="date" office:date-value="2014-07-30T14:00:00" table:style-name="ce2">
            <text:p>7/30/2014 14:00</text:p>
          </table:table-cell>
          <table:table-cell office:value-type="float" office:value="211.58333333333576" table:style-name="ce3">
            <text:p>211.5833333</text:p>
          </table:table-cell>
          <table:table-cell office:value-type="float" office:value="0" table:style-name="ce1">
            <text:p>0</text:p>
          </table:table-cell>
          <table:table-cell office:value-type="float" office:value="894" table:style-name="ce5">
            <text:p>894</text:p>
          </table:table-cell>
          <table:table-cell office:value-type="float" office:value="-133.69999999999999" table:style-name="ce1">
            <text:p>-133.7</text:p>
          </table:table-cell>
          <table:table-cell office:value-type="float" office:value="789" table:style-name="ce1">
            <text:p>789</text:p>
          </table:table-cell>
          <table:table-cell office:value-type="float" office:value="2.8402379999999998" table:style-name="ce1">
            <text:p>2.840238</text:p>
          </table:table-cell>
          <table:table-cell office:value-type="float" office:value="3.2166109999999999" table:style-name="ce5">
            <text:p>3.216611</text:p>
          </table:table-cell>
          <table:table-cell office:value-type="float" office:value="7.2030000000000003" table:style-name="ce5">
            <text:p>7.203</text:p>
          </table:table-cell>
          <table:table-cell office:value-type="float" office:value="27.03" table:style-name="ce5">
            <text:p>27.03</text:p>
          </table:table-cell>
          <table:table-cell office:value-type="float" office:value="56.18" table:style-name="ce5">
            <text:p>56.18</text:p>
          </table:table-cell>
          <table:table-cell office:value-type="float" office:value="0.69899999999999995" table:style-name="ce1">
            <text:p>0.699</text:p>
          </table:table-cell>
          <table:table-cell table:number-columns-repeated="16372"/>
        </table:table-row>
        <table:table-row table:style-name="ro1">
          <table:table-cell office:value-type="date" office:date-value="2014-07-30T15:00:00" table:style-name="ce2">
            <text:p>7/30/2014 15:00</text:p>
          </table:table-cell>
          <table:table-cell office:value-type="float" office:value="211.625" table:style-name="ce3">
            <text:p>211.625</text:p>
          </table:table-cell>
          <table:table-cell office:value-type="float" office:value="0" table:style-name="ce1">
            <text:p>0</text:p>
          </table:table-cell>
          <table:table-cell office:value-type="float" office:value="810" table:style-name="ce5">
            <text:p>810</text:p>
          </table:table-cell>
          <table:table-cell office:value-type="float" office:value="-126.2" table:style-name="ce1">
            <text:p>-126.2</text:p>
          </table:table-cell>
          <table:table-cell office:value-type="float" office:value="709.6" table:style-name="ce1">
            <text:p>709.6</text:p>
          </table:table-cell>
          <table:table-cell office:value-type="float" office:value="2.554551" table:style-name="ce1">
            <text:p>2.554551</text:p>
          </table:table-cell>
          <table:table-cell office:value-type="float" office:value="2.91473" table:style-name="ce5">
            <text:p>2.91473</text:p>
          </table:table-cell>
          <table:table-cell office:value-type="float" office:value="8.14" table:style-name="ce5">
            <text:p>8.14</text:p>
          </table:table-cell>
          <table:table-cell office:value-type="float" office:value="26.07" table:style-name="ce5">
            <text:p>26.07</text:p>
          </table:table-cell>
          <table:table-cell office:value-type="float" office:value="58.02" table:style-name="ce5">
            <text:p>58.02</text:p>
          </table:table-cell>
          <table:table-cell office:value-type="float" office:value="0.63100000000000001" table:style-name="ce1">
            <text:p>0.631</text:p>
          </table:table-cell>
          <table:table-cell table:number-columns-repeated="16372"/>
        </table:table-row>
        <table:table-row table:style-name="ro1">
          <table:table-cell office:value-type="date" office:date-value="2014-07-30T16:00:00" table:style-name="ce2">
            <text:p>7/30/2014 16:00</text:p>
          </table:table-cell>
          <table:table-cell office:value-type="float" office:value="211.66666666666424" table:style-name="ce3">
            <text:p>211.6666667</text:p>
          </table:table-cell>
          <table:table-cell office:value-type="float" office:value="0" table:style-name="ce1">
            <text:p>0</text:p>
          </table:table-cell>
          <table:table-cell office:value-type="float" office:value="414.6" table:style-name="ce5">
            <text:p>414.6</text:p>
          </table:table-cell>
          <table:table-cell office:value-type="float" office:value="-71.39" table:style-name="ce1">
            <text:p>-71.39</text:p>
          </table:table-cell>
          <table:table-cell office:value-type="float" office:value="371.8" table:style-name="ce1">
            <text:p>371.8</text:p>
          </table:table-cell>
          <table:table-cell office:value-type="float" office:value="1.338452" table:style-name="ce1">
            <text:p>1.338452</text:p>
          </table:table-cell>
          <table:table-cell office:value-type="float" office:value="1.4924710000000001" table:style-name="ce5">
            <text:p>1.492471</text:p>
          </table:table-cell>
          <table:table-cell office:value-type="float" office:value="7.9080000000000004" table:style-name="ce5">
            <text:p>7.908</text:p>
          </table:table-cell>
          <table:table-cell office:value-type="float" office:value="23.87" table:style-name="ce5">
            <text:p>23.87</text:p>
          </table:table-cell>
          <table:table-cell office:value-type="float" office:value="63.56" table:style-name="ce5">
            <text:p>63.56</text:p>
          </table:table-cell>
          <table:table-cell office:value-type="float" office:value="0.376" table:style-name="ce1">
            <text:p>0.376</text:p>
          </table:table-cell>
          <table:table-cell table:number-columns-repeated="16372"/>
        </table:table-row>
        <table:table-row table:style-name="ro1">
          <table:table-cell office:value-type="date" office:date-value="2014-07-30T17:00:00" table:style-name="ce2">
            <text:p>7/30/2014 17:00</text:p>
          </table:table-cell>
          <table:table-cell office:value-type="float" office:value="211.70833333333576" table:style-name="ce3">
            <text:p>211.7083333</text:p>
          </table:table-cell>
          <table:table-cell office:value-type="float" office:value="0" table:style-name="ce1">
            <text:p>0</text:p>
          </table:table-cell>
          <table:table-cell office:value-type="float" office:value="279.39999999999998" table:style-name="ce5">
            <text:p>279.4</text:p>
          </table:table-cell>
          <table:table-cell office:value-type="float" office:value="-48.58" table:style-name="ce1">
            <text:p>-48.58</text:p>
          </table:table-cell>
          <table:table-cell office:value-type="float" office:value="248.5" table:style-name="ce1">
            <text:p>248.5</text:p>
          </table:table-cell>
          <table:table-cell office:value-type="float" office:value="0.89447620000000005" table:style-name="ce1">
            <text:p>0.8944762</text:p>
          </table:table-cell>
          <table:table-cell office:value-type="float" office:value="1.0057370000000001" table:style-name="ce5">
            <text:p>1.005737</text:p>
          </table:table-cell>
          <table:table-cell office:value-type="float" office:value="7.75" table:style-name="ce5">
            <text:p>7.75</text:p>
          </table:table-cell>
          <table:table-cell office:value-type="float" office:value="22.23" table:style-name="ce5">
            <text:p>22.23</text:p>
          </table:table-cell>
          <table:table-cell office:value-type="float" office:value="72.42" table:style-name="ce5">
            <text:p>72.42</text:p>
          </table:table-cell>
          <table:table-cell office:value-type="float" office:value="0.26100000000000001" table:style-name="ce1">
            <text:p>0.261</text:p>
          </table:table-cell>
          <table:table-cell table:number-columns-repeated="16372"/>
        </table:table-row>
        <table:table-row table:style-name="ro1">
          <table:table-cell office:value-type="date" office:date-value="2014-07-30T18:00:00" table:style-name="ce2">
            <text:p>7/30/2014 18:00</text:p>
          </table:table-cell>
          <table:table-cell office:value-type="float" office:value="211.75" table:style-name="ce3">
            <text:p>211.75</text:p>
          </table:table-cell>
          <table:table-cell office:value-type="float" office:value="0" table:style-name="ce1">
            <text:p>0</text:p>
          </table:table-cell>
          <table:table-cell office:value-type="float" office:value="152" table:style-name="ce5">
            <text:p>152</text:p>
          </table:table-cell>
          <table:table-cell office:value-type="float" office:value="-26.28" table:style-name="ce1">
            <text:p>-26.28</text:p>
          </table:table-cell>
          <table:table-cell office:value-type="float" office:value="131.4" table:style-name="ce1">
            <text:p>131.4</text:p>
          </table:table-cell>
          <table:table-cell office:value-type="float" office:value="0.47297709999999998" table:style-name="ce1">
            <text:p>0.4729771</text:p>
          </table:table-cell>
          <table:table-cell office:value-type="float" office:value="0.54719689999999999" table:style-name="ce5">
            <text:p>0.5471969</text:p>
          </table:table-cell>
          <table:table-cell office:value-type="float" office:value="7.3209999999999997" table:style-name="ce5">
            <text:p>7.321</text:p>
          </table:table-cell>
          <table:table-cell office:value-type="float" office:value="21.05" table:style-name="ce5">
            <text:p>21.05</text:p>
          </table:table-cell>
          <table:table-cell office:value-type="float" office:value="76.42" table:style-name="ce5">
            <text:p>76.42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72"/>
        </table:table-row>
        <table:table-row table:style-name="ro1">
          <table:table-cell office:value-type="date" office:date-value="2014-07-30T19:00:00" table:style-name="ce2">
            <text:p>7/30/2014 19:00</text:p>
          </table:table-cell>
          <table:table-cell office:value-type="float" office:value="211.79166666666424" table:style-name="ce3">
            <text:p>211.7916667</text:p>
          </table:table-cell>
          <table:table-cell office:value-type="float" office:value="0" table:style-name="ce1">
            <text:p>0</text:p>
          </table:table-cell>
          <table:table-cell office:value-type="float" office:value="39.47" table:style-name="ce5">
            <text:p>39.47</text:p>
          </table:table-cell>
          <table:table-cell office:value-type="float" office:value="-6.556" table:style-name="ce1">
            <text:p>-6.556</text:p>
          </table:table-cell>
          <table:table-cell office:value-type="float" office:value="29.53" table:style-name="ce1">
            <text:p>29.53</text:p>
          </table:table-cell>
          <table:table-cell office:value-type="float" office:value="0.10629479999999999" table:style-name="ce1">
            <text:p>0.1062948</text:p>
          </table:table-cell>
          <table:table-cell office:value-type="float" office:value="0.14210220000000001" table:style-name="ce5">
            <text:p>0.1421022</text:p>
          </table:table-cell>
          <table:table-cell office:value-type="float" office:value="6.2779999999999996" table:style-name="ce5">
            <text:p>6.278</text:p>
          </table:table-cell>
          <table:table-cell office:value-type="float" office:value="20.04" table:style-name="ce5">
            <text:p>20.04</text:p>
          </table:table-cell>
          <table:table-cell office:value-type="float" office:value="80.400000000000006" table:style-name="ce5">
            <text:p>80.4</text:p>
          </table:table-cell>
          <table:table-cell office:value-type="float" office:value="6.5000000000000002E-2" table:style-name="ce1">
            <text:p>0.065</text:p>
          </table:table-cell>
          <table:table-cell table:number-columns-repeated="16372"/>
        </table:table-row>
        <table:table-row table:style-name="ro1">
          <table:table-cell office:value-type="date" office:date-value="2014-07-30T20:00:00" table:style-name="ce2">
            <text:p>7/30/2014 20:00</text:p>
          </table:table-cell>
          <table:table-cell office:value-type="float" office:value="211.83333333333576" table:style-name="ce3">
            <text:p>211.8333333</text:p>
          </table:table-cell>
          <table:table-cell office:value-type="float" office:value="0" table:style-name="ce1">
            <text:p>0</text:p>
          </table:table-cell>
          <table:table-cell office:value-type="float" office:value="5.8150000000000004" table:style-name="ce5">
            <text:p>5.815</text:p>
          </table:table-cell>
          <table:table-cell office:value-type="float" office:value="-1.0680000000000001" table:style-name="ce1">
            <text:p>-1.068</text:p>
          </table:table-cell>
          <table:table-cell office:value-type="float" office:value="1.4" table:style-name="ce1">
            <text:p>1.4</text:p>
          </table:table-cell>
          <table:table-cell office:value-type="float" office:value="5.0396069999999998E-3" table:style-name="ce1">
            <text:p>0.005039607</text:p>
          </table:table-cell>
          <table:table-cell office:value-type="float" office:value="2.09353E-2" table:style-name="ce5">
            <text:p>0.0209353</text:p>
          </table:table-cell>
          <table:table-cell office:value-type="float" office:value="5.3520000000000003" table:style-name="ce5">
            <text:p>5.352</text:p>
          </table:table-cell>
          <table:table-cell office:value-type="float" office:value="18.82" table:style-name="ce5">
            <text:p>18.82</text:p>
          </table:table-cell>
          <table:table-cell office:value-type="float" office:value="82.3" table:style-name="ce5">
            <text:p>82.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2"/>
        </table:table-row>
        <table:table-row table:style-name="ro1">
          <table:table-cell office:value-type="date" office:date-value="2014-07-30T21:00:00" table:style-name="ce2">
            <text:p>7/30/2014 21:00</text:p>
          </table:table-cell>
          <table:table-cell office:value-type="float" office:value="211.875" table:style-name="ce3">
            <text:p>211.875</text:p>
          </table:table-cell>
          <table:table-cell office:value-type="float" office:value="0" table:style-name="ce1">
            <text:p>0</text:p>
          </table:table-cell>
          <table:table-cell office:value-type="float" office:value="-1.1180000000000001" table:style-name="ce5">
            <text:p>-1.118</text:p>
          </table:table-cell>
          <table:table-cell office:value-type="float" office:value="-0.12" table:style-name="ce1">
            <text:p>-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.023843E-3" table:style-name="ce5">
            <text:p>-0.004023843</text:p>
          </table:table-cell>
          <table:table-cell office:value-type="float" office:value="4.7869999999999999" table:style-name="ce5">
            <text:p>4.787</text:p>
          </table:table-cell>
          <table:table-cell office:value-type="float" office:value="18.09" table:style-name="ce5">
            <text:p>18.09</text:p>
          </table:table-cell>
          <table:table-cell office:value-type="float" office:value="89" table:style-name="ce5">
            <text:p>89</text:p>
          </table:table-cell>
          <table:table-cell office:value-type="float" office:value="1.4E-2" table:style-name="ce1">
            <text:p>0.014</text:p>
          </table:table-cell>
          <table:table-cell table:number-columns-repeated="16372"/>
        </table:table-row>
        <table:table-row table:style-name="ro1">
          <table:table-cell office:value-type="date" office:date-value="2014-07-30T22:00:00" table:style-name="ce2">
            <text:p>7/30/2014 22:00</text:p>
          </table:table-cell>
          <table:table-cell office:value-type="float" office:value="211.91666666666424" table:style-name="ce3">
            <text:p>211.9166667</text:p>
          </table:table-cell>
          <table:table-cell office:value-type="float" office:value="0" table:style-name="ce1">
            <text:p>0</text:p>
          </table:table-cell>
          <table:table-cell office:value-type="float" office:value="-0.73099999999999998" table:style-name="ce5">
            <text:p>-0.731</text:p>
          </table:table-cell>
          <table:table-cell office:value-type="float" office:value="-0.436" table:style-name="ce1">
            <text:p>-0.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6318660000000001E-3" table:style-name="ce5">
            <text:p>-0.002631866</text:p>
          </table:table-cell>
          <table:table-cell office:value-type="float" office:value="4.1639999999999997" table:style-name="ce5">
            <text:p>4.164</text:p>
          </table:table-cell>
          <table:table-cell office:value-type="float" office:value="17.100000000000001" table:style-name="ce5">
            <text:p>17.1</text:p>
          </table:table-cell>
          <table:table-cell office:value-type="float" office:value="93.9" table:style-name="ce5">
            <text:p>93.9</text:p>
          </table:table-cell>
          <table:table-cell office:value-type="float" office:value="1E-3" table:style-name="ce1">
            <text:p>0.001</text:p>
          </table:table-cell>
          <table:table-cell table:number-columns-repeated="16372"/>
        </table:table-row>
        <table:table-row table:style-name="ro1">
          <table:table-cell office:value-type="date" office:date-value="2014-07-30T23:00:00" table:style-name="ce2">
            <text:p>7/30/2014 23:00</text:p>
          </table:table-cell>
          <table:table-cell office:value-type="float" office:value="211.95833333333576" table:style-name="ce3">
            <text:p>211.9583333</text:p>
          </table:table-cell>
          <table:table-cell office:value-type="float" office:value="0" table:style-name="ce1">
            <text:p>0</text:p>
          </table:table-cell>
          <table:table-cell office:value-type="float" office:value="-0.67900000000000005" table:style-name="ce5">
            <text:p>-0.679</text:p>
          </table:table-cell>
          <table:table-cell office:value-type="float" office:value="-0.41" table:style-name="ce1">
            <text:p>-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.442858E-3" table:style-name="ce5">
            <text:p>-0.002442858</text:p>
          </table:table-cell>
          <table:table-cell office:value-type="float" office:value="3.9870000000000001" table:style-name="ce5">
            <text:p>3.987</text:p>
          </table:table-cell>
          <table:table-cell office:value-type="float" office:value="17.059999999999999" table:style-name="ce5">
            <text:p>17.06</text:p>
          </table:table-cell>
          <table:table-cell office:value-type="float" office:value="94.1" table:style-name="ce5">
            <text:p>94.1</text:p>
          </table:table-cell>
          <table:table-cell office:value-type="float" office:value="2E-3" table:style-name="ce1">
            <text:p>0.002</text:p>
          </table:table-cell>
          <table:table-cell table:number-columns-repeated="16372"/>
        </table:table-row>
        <table:table-row table:style-name="ro1">
          <table:table-cell office:value-type="date" office:date-value="2014-07-31T00:00:00" table:style-name="ce2">
            <text:p>7/31/2014 0:00</text:p>
          </table:table-cell>
          <table:table-cell office:value-type="float" office:value="212" table:style-name="ce3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-0.35399999999999998" table:style-name="ce5">
            <text:p>-0.354</text:p>
          </table:table-cell>
          <table:table-cell office:value-type="float" office:value="-0.25700000000000001" table:style-name="ce1">
            <text:p>-0.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73768E-3" table:style-name="ce5">
            <text:p>-0.001273768</text:p>
          </table:table-cell>
          <table:table-cell office:value-type="float" office:value="3.81" table:style-name="ce5">
            <text:p>3.81</text:p>
          </table:table-cell>
          <table:table-cell office:value-type="float" office:value="16.89" table:style-name="ce5">
            <text:p>16.89</text:p>
          </table:table-cell>
          <table:table-cell office:value-type="float" office:value="93" table:style-name="ce5">
            <text:p>93</text:p>
          </table:table-cell>
          <table:table-cell office:value-type="float" office:value="1E-3" table:style-name="ce1">
            <text:p>0.001</text:p>
          </table:table-cell>
          <table:table-cell table:number-columns-repeated="16372"/>
        </table:table-row>
        <table:table-row table:style-name="ro1">
          <table:table-cell office:value-type="date" office:date-value="2014-07-31T01:00:00" table:style-name="ce2">
            <text:p>7/31/2014 1:00</text:p>
          </table:table-cell>
          <table:table-cell office:value-type="float" office:value="212.04166666666424" table:style-name="ce3">
            <text:p>212.0416667</text:p>
          </table:table-cell>
          <table:table-cell office:value-type="float" office:value="0" table:style-name="ce1">
            <text:p>0</text:p>
          </table:table-cell>
          <table:table-cell office:value-type="float" office:value="-0.41499999999999998" table:style-name="ce5">
            <text:p>-0.415</text:p>
          </table:table-cell>
          <table:table-cell office:value-type="float" office:value="-0.187" table:style-name="ce1">
            <text:p>-0.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4957569999999999E-3" table:style-name="ce5">
            <text:p>-0.001495757</text:p>
          </table:table-cell>
          <table:table-cell office:value-type="float" office:value="3.5840000000000001" table:style-name="ce5">
            <text:p>3.584</text:p>
          </table:table-cell>
          <table:table-cell office:value-type="float" office:value="16.52" table:style-name="ce5">
            <text:p>16.52</text:p>
          </table:table-cell>
          <table:table-cell office:value-type="float" office:value="92.4" table:style-name="ce5">
            <text:p>92.4</text:p>
          </table:table-cell>
          <table:table-cell office:value-type="float" office:value="2E-3" table:style-name="ce1">
            <text:p>0.002</text:p>
          </table:table-cell>
          <table:table-cell table:number-columns-repeated="16372"/>
        </table:table-row>
        <table:table-row table:style-name="ro1">
          <table:table-cell office:value-type="date" office:date-value="2014-07-31T02:00:00" table:style-name="ce2">
            <text:p>7/31/2014 2:00</text:p>
          </table:table-cell>
          <table:table-cell office:value-type="float" office:value="212.08333333333576" table:style-name="ce3">
            <text:p>212.0833333</text:p>
          </table:table-cell>
          <table:table-cell office:value-type="float" office:value="0" table:style-name="ce1">
            <text:p>0</text:p>
          </table:table-cell>
          <table:table-cell office:value-type="float" office:value="-0.36499999999999999" table:style-name="ce5">
            <text:p>-0.365</text:p>
          </table:table-cell>
          <table:table-cell office:value-type="float" office:value="-0.151" table:style-name="ce1">
            <text:p>-0.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315454E-3" table:style-name="ce5">
            <text:p>-0.001315454</text:p>
          </table:table-cell>
          <table:table-cell office:value-type="float" office:value="3.37" table:style-name="ce5">
            <text:p>3.37</text:p>
          </table:table-cell>
          <table:table-cell office:value-type="float" office:value="16.37" table:style-name="ce5">
            <text:p>16.37</text:p>
          </table:table-cell>
          <table:table-cell office:value-type="float" office:value="91.8" table:style-name="ce5">
            <text:p>91.8</text:p>
          </table:table-cell>
          <table:table-cell office:value-type="float" office:value="2E-3" table:style-name="ce1">
            <text:p>0.002</text:p>
          </table:table-cell>
          <table:table-cell table:number-columns-repeated="16372"/>
        </table:table-row>
        <table:table-row table:style-name="ro1">
          <table:table-cell office:value-type="date" office:date-value="2014-07-31T03:00:00" table:style-name="ce2">
            <text:p>7/31/2014 3:00</text:p>
          </table:table-cell>
          <table:table-cell office:value-type="float" office:value="212.125" table:style-name="ce3">
            <text:p>212.125</text:p>
          </table:table-cell>
          <table:table-cell office:value-type="float" office:value="0" table:style-name="ce1">
            <text:p>0</text:p>
          </table:table-cell>
          <table:table-cell office:value-type="float" office:value="-0.98199999999999998" table:style-name="ce5">
            <text:p>-0.982</text:p>
          </table:table-cell>
          <table:table-cell office:value-type="float" office:value="-0.18099999999999999" table:style-name="ce1">
            <text:p>-0.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5334139999999999E-3" table:style-name="ce5">
            <text:p>-0.003533414</text:p>
          </table:table-cell>
          <table:table-cell office:value-type="float" office:value="2.8660000000000001" table:style-name="ce5">
            <text:p>2.866</text:p>
          </table:table-cell>
          <table:table-cell office:value-type="float" office:value="15.97" table:style-name="ce5">
            <text:p>15.97</text:p>
          </table:table-cell>
          <table:table-cell office:value-type="float" office:value="94.5" table:style-name="ce5">
            <text:p>94.5</text:p>
          </table:table-cell>
          <table:table-cell office:value-type="float" office:value="-1E-3" table:style-name="ce1">
            <text:p>-0.001</text:p>
          </table:table-cell>
          <table:table-cell table:number-columns-repeated="16372"/>
        </table:table-row>
        <table:table-row table:style-name="ro1">
          <table:table-cell office:value-type="date" office:date-value="2014-07-31T04:00:00" table:style-name="ce2">
            <text:p>7/31/2014 4:00</text:p>
          </table:table-cell>
          <table:table-cell office:value-type="float" office:value="212.16666666666424" table:style-name="ce3">
            <text:p>212.1666667</text:p>
          </table:table-cell>
          <table:table-cell office:value-type="float" office:value="0" table:style-name="ce1">
            <text:p>0</text:p>
          </table:table-cell>
          <table:table-cell office:value-type="float" office:value="-1.5489999999999999" table:style-name="ce5">
            <text:p>-1.549</text:p>
          </table:table-cell>
          <table:table-cell office:value-type="float" office:value="-0.20499999999999999" table:style-name="ce1">
            <text:p>-0.2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.5759779999999997E-3" table:style-name="ce5">
            <text:p>-0.005575978</text:p>
          </table:table-cell>
          <table:table-cell office:value-type="float" office:value="2.94" table:style-name="ce5">
            <text:p>2.94</text:p>
          </table:table-cell>
          <table:table-cell office:value-type="float" office:value="15.34" table:style-name="ce5">
            <text:p>15.34</text:p>
          </table:table-cell>
          <table:table-cell office:value-type="float" office:value="96.3" table:style-name="ce5">
            <text:p>96.3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72"/>
        </table:table-row>
        <table:table-row table:style-name="ro1">
          <table:table-cell office:value-type="date" office:date-value="2014-07-31T05:00:00" table:style-name="ce2">
            <text:p>7/31/2014 5:00</text:p>
          </table:table-cell>
          <table:table-cell office:value-type="float" office:value="212.20833333333576" table:style-name="ce3">
            <text:p>212.2083333</text:p>
          </table:table-cell>
          <table:table-cell office:value-type="float" office:value="0" table:style-name="ce1">
            <text:p>0</text:p>
          </table:table-cell>
          <table:table-cell office:value-type="float" office:value="-1.7270000000000001" table:style-name="ce5">
            <text:p>-1.727</text:p>
          </table:table-cell>
          <table:table-cell office:value-type="float" office:value="-0.27" table:style-name="ce1">
            <text:p>-0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218828E-3" table:style-name="ce5">
            <text:p>-0.006218828</text:p>
          </table:table-cell>
          <table:table-cell office:value-type="float" office:value="1.7649999999999999" table:style-name="ce5">
            <text:p>1.765</text:p>
          </table:table-cell>
          <table:table-cell office:value-type="float" office:value="14.2" table:style-name="ce5">
            <text:p>14.2</text:p>
          </table:table-cell>
          <table:table-cell office:value-type="float" office:value="98.6" table:style-name="ce5">
            <text:p>98.6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7-31T06:00:00" table:style-name="ce2">
            <text:p>7/31/2014 6:00</text:p>
          </table:table-cell>
          <table:table-cell office:value-type="float" office:value="212.25" table:style-name="ce3">
            <text:p>212.25</text:p>
          </table:table-cell>
          <table:table-cell office:value-type="float" office:value="0" table:style-name="ce1">
            <text:p>0</text:p>
          </table:table-cell>
          <table:table-cell office:value-type="float" office:value="-0.186" table:style-name="ce5">
            <text:p>-0.186</text:p>
          </table:table-cell>
          <table:table-cell office:value-type="float" office:value="-0.65500000000000003" table:style-name="ce1">
            <text:p>-0.655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3.3431679999999999E-5" table:style-name="ce4">
            <text:p>3.34E-05</text:p>
          </table:table-cell>
          <table:table-cell office:value-type="float" office:value="-6.7085289999999998E-4" table:style-name="ce5">
            <text:p>-0.000670853</text:p>
          </table:table-cell>
          <table:table-cell office:value-type="float" office:value="1.661" table:style-name="ce5">
            <text:p>1.661</text:p>
          </table:table-cell>
          <table:table-cell office:value-type="float" office:value="14.2" table:style-name="ce5">
            <text:p>14.2</text:p>
          </table:table-cell>
          <table:table-cell office:value-type="float" office:value="98.7" table:style-name="ce5">
            <text:p>98.7</text:p>
          </table:table-cell>
          <table:table-cell office:value-type="float" office:value="2E-3" table:style-name="ce1">
            <text:p>0.002</text:p>
          </table:table-cell>
          <table:table-cell table:number-columns-repeated="16372"/>
        </table:table-row>
        <table:table-row table:style-name="ro1">
          <table:table-cell office:value-type="date" office:date-value="2014-07-31T07:00:00" table:style-name="ce2">
            <text:p>7/31/2014 7:00</text:p>
          </table:table-cell>
          <table:table-cell office:value-type="float" office:value="212.29166666666424" table:style-name="ce3">
            <text:p>212.2916667</text:p>
          </table:table-cell>
          <table:table-cell office:value-type="float" office:value="0" table:style-name="ce1">
            <text:p>0</text:p>
          </table:table-cell>
          <table:table-cell office:value-type="float" office:value="47.56" table:style-name="ce5">
            <text:p>47.56</text:p>
          </table:table-cell>
          <table:table-cell office:value-type="float" office:value="-10.5" table:style-name="ce1">
            <text:p>-10.5</text:p>
          </table:table-cell>
          <table:table-cell office:value-type="float" office:value="37.76" table:style-name="ce1">
            <text:p>37.76</text:p>
          </table:table-cell>
          <table:table-cell office:value-type="float" office:value="0.1359513" table:style-name="ce1">
            <text:p>0.1359513</text:p>
          </table:table-cell>
          <table:table-cell office:value-type="float" office:value="0.1712205" table:style-name="ce5">
            <text:p>0.1712205</text:p>
          </table:table-cell>
          <table:table-cell office:value-type="float" office:value="1.907" table:style-name="ce5">
            <text:p>1.907</text:p>
          </table:table-cell>
          <table:table-cell office:value-type="float" office:value="13.68" table:style-name="ce5">
            <text:p>13.68</text:p>
          </table:table-cell>
          <table:table-cell office:value-type="float" office:value="97.9" table:style-name="ce5">
            <text:p>97.9</text:p>
          </table:table-cell>
          <table:table-cell office:value-type="float" office:value="2.8000000000000001E-2" table:style-name="ce1">
            <text:p>0.028</text:p>
          </table:table-cell>
          <table:table-cell table:number-columns-repeated="16372"/>
        </table:table-row>
        <table:table-row table:style-name="ro1">
          <table:table-cell office:value-type="date" office:date-value="2014-07-31T08:00:00" table:style-name="ce2">
            <text:p>7/31/2014 8:00</text:p>
          </table:table-cell>
          <table:table-cell office:value-type="float" office:value="212.33333333333576" table:style-name="ce3">
            <text:p>212.3333333</text:p>
          </table:table-cell>
          <table:table-cell office:value-type="float" office:value="0" table:style-name="ce1">
            <text:p>0</text:p>
          </table:table-cell>
          <table:table-cell office:value-type="float" office:value="242.3" table:style-name="ce5">
            <text:p>242.3</text:p>
          </table:table-cell>
          <table:table-cell office:value-type="float" office:value="-53.89" table:style-name="ce1">
            <text:p>-53.89</text:p>
          </table:table-cell>
          <table:table-cell office:value-type="float" office:value="216.6" table:style-name="ce1">
            <text:p>216.6</text:p>
          </table:table-cell>
          <table:table-cell office:value-type="float" office:value="0.77980400000000005" table:style-name="ce1">
            <text:p>0.779804</text:p>
          </table:table-cell>
          <table:table-cell office:value-type="float" office:value="0.87222290000000002" table:style-name="ce5">
            <text:p>0.8722229</text:p>
          </table:table-cell>
          <table:table-cell office:value-type="float" office:value="2.5950000000000002" table:style-name="ce5">
            <text:p>2.595</text:p>
          </table:table-cell>
          <table:table-cell office:value-type="float" office:value="15.52" table:style-name="ce5">
            <text:p>15.52</text:p>
          </table:table-cell>
          <table:table-cell office:value-type="float" office:value="79.260000000000005" table:style-name="ce5">
            <text:p>79.26</text:p>
          </table:table-cell>
          <table:table-cell office:value-type="float" office:value="0.13400000000000001" table:style-name="ce1">
            <text:p>0.134</text:p>
          </table:table-cell>
          <table:table-cell table:number-columns-repeated="16372"/>
        </table:table-row>
        <table:table-row table:style-name="ro1">
          <table:table-cell office:value-type="date" office:date-value="2014-07-31T09:00:00" table:style-name="ce2">
            <text:p>7/31/2014 9:00</text:p>
          </table:table-cell>
          <table:table-cell office:value-type="float" office:value="212.375" table:style-name="ce3">
            <text:p>212.375</text:p>
          </table:table-cell>
          <table:table-cell office:value-type="float" office:value="0" table:style-name="ce1">
            <text:p>0</text:p>
          </table:table-cell>
          <table:table-cell office:value-type="float" office:value="461.7" table:style-name="ce5">
            <text:p>461.7</text:p>
          </table:table-cell>
          <table:table-cell office:value-type="float" office:value="-91.2" table:style-name="ce1">
            <text:p>-91.2</text:p>
          </table:table-cell>
          <table:table-cell office:value-type="float" office:value="412.6" table:style-name="ce1">
            <text:p>412.6</text:p>
          </table:table-cell>
          <table:table-cell office:value-type="float" office:value="1.485188" table:style-name="ce1">
            <text:p>1.485188</text:p>
          </table:table-cell>
          <table:table-cell office:value-type="float" office:value="1.662274" table:style-name="ce5">
            <text:p>1.662274</text:p>
          </table:table-cell>
          <table:table-cell office:value-type="float" office:value="2.8029999999999999" table:style-name="ce5">
            <text:p>2.803</text:p>
          </table:table-cell>
          <table:table-cell office:value-type="float" office:value="17.760000000000002" table:style-name="ce5">
            <text:p>17.76</text:p>
          </table:table-cell>
          <table:table-cell office:value-type="float" office:value="66.83" table:style-name="ce5">
            <text:p>66.83</text:p>
          </table:table-cell>
          <table:table-cell office:value-type="float" office:value="0.28799999999999998" table:style-name="ce1">
            <text:p>0.288</text:p>
          </table:table-cell>
          <table:table-cell table:number-columns-repeated="16372"/>
        </table:table-row>
        <table:table-row table:style-name="ro1">
          <table:table-cell office:value-type="date" office:date-value="2014-07-31T10:00:00" table:style-name="ce2">
            <text:p>7/31/2014 10:00</text:p>
          </table:table-cell>
          <table:table-cell office:value-type="float" office:value="212.41666666666424" table:style-name="ce3">
            <text:p>212.4166667</text:p>
          </table:table-cell>
          <table:table-cell office:value-type="float" office:value="0" table:style-name="ce1">
            <text:p>0</text:p>
          </table:table-cell>
          <table:table-cell office:value-type="float" office:value="653.1" table:style-name="ce5">
            <text:p>653.1</text:p>
          </table:table-cell>
          <table:table-cell office:value-type="float" office:value="-114.8" table:style-name="ce1">
            <text:p>-114.8</text:p>
          </table:table-cell>
          <table:table-cell office:value-type="float" office:value="574.79999999999995" table:style-name="ce1">
            <text:p>574.8</text:p>
          </table:table-cell>
          <table:table-cell office:value-type="float" office:value="2.0693239999999999" table:style-name="ce1">
            <text:p>2.069324</text:p>
          </table:table-cell>
          <table:table-cell office:value-type="float" office:value="2.3513099999999998" table:style-name="ce5">
            <text:p>2.35131</text:p>
          </table:table-cell>
          <table:table-cell office:value-type="float" office:value="3.036" table:style-name="ce5">
            <text:p>3.036</text:p>
          </table:table-cell>
          <table:table-cell office:value-type="float" office:value="19.649999999999999" table:style-name="ce5">
            <text:p>19.65</text:p>
          </table:table-cell>
          <table:table-cell office:value-type="float" office:value="58.16" table:style-name="ce5">
            <text:p>58.16</text:p>
          </table:table-cell>
          <table:table-cell office:value-type="float" office:value="0.43099999999999999" table:style-name="ce1">
            <text:p>0.431</text:p>
          </table:table-cell>
          <table:table-cell table:number-columns-repeated="16372"/>
        </table:table-row>
        <table:table-row table:style-name="ro1">
          <table:table-cell office:value-type="date" office:date-value="2014-07-31T11:00:00" table:style-name="ce2">
            <text:p>7/31/2014 11:00</text:p>
          </table:table-cell>
          <table:table-cell office:value-type="float" office:value="212.45833333333576" table:style-name="ce3">
            <text:p>212.4583333</text:p>
          </table:table-cell>
          <table:table-cell office:value-type="float" office:value="0" table:style-name="ce1">
            <text:p>0</text:p>
          </table:table-cell>
          <table:table-cell office:value-type="float" office:value="752.4" table:style-name="ce5">
            <text:p>752.4</text:p>
          </table:table-cell>
          <table:table-cell office:value-type="float" office:value="-122.2" table:style-name="ce1">
            <text:p>-122.2</text:p>
          </table:table-cell>
          <table:table-cell office:value-type="float" office:value="661.4" table:style-name="ce1">
            <text:p>661.4</text:p>
          </table:table-cell>
          <table:table-cell office:value-type="float" office:value="2.3809140000000002" table:style-name="ce1">
            <text:p>2.380914</text:p>
          </table:table-cell>
          <table:table-cell office:value-type="float" office:value="2.7084700000000002" table:style-name="ce5">
            <text:p>2.70847</text:p>
          </table:table-cell>
          <table:table-cell office:value-type="float" office:value="2.6080000000000001" table:style-name="ce5">
            <text:p>2.608</text:p>
          </table:table-cell>
          <table:table-cell office:value-type="float" office:value="21.26" table:style-name="ce5">
            <text:p>21.26</text:p>
          </table:table-cell>
          <table:table-cell office:value-type="float" office:value="54.34" table:style-name="ce5">
            <text:p>54.34</text:p>
          </table:table-cell>
          <table:table-cell office:value-type="float" office:value="0.51800000000000002" table:style-name="ce1">
            <text:p>0.518</text:p>
          </table:table-cell>
          <table:table-cell table:number-columns-repeated="16372"/>
        </table:table-row>
        <table:table-row table:style-name="ro1">
          <table:table-cell office:value-type="date" office:date-value="2014-07-31T12:00:00" table:style-name="ce2">
            <text:p>7/31/2014 12:00</text:p>
          </table:table-cell>
          <table:table-cell office:value-type="float" office:value="212.5" table:style-name="ce3">
            <text:p>212.5</text:p>
          </table:table-cell>
          <table:table-cell office:value-type="float" office:value="0" table:style-name="ce1">
            <text:p>0</text:p>
          </table:table-cell>
          <table:table-cell office:value-type="float" office:value="926" table:style-name="ce5">
            <text:p>926</text:p>
          </table:table-cell>
          <table:table-cell office:value-type="float" office:value="-143.4" table:style-name="ce1">
            <text:p>-143.4</text:p>
          </table:table-cell>
          <table:table-cell office:value-type="float" office:value="803" table:style-name="ce1">
            <text:p>803</text:p>
          </table:table-cell>
          <table:table-cell office:value-type="float" office:value="2.8898579999999998" table:style-name="ce1">
            <text:p>2.889858</text:p>
          </table:table-cell>
          <table:table-cell office:value-type="float" office:value="3.332862" table:style-name="ce5">
            <text:p>3.332862</text:p>
          </table:table-cell>
          <table:table-cell office:value-type="float" office:value="2.84" table:style-name="ce5">
            <text:p>2.84</text:p>
          </table:table-cell>
          <table:table-cell office:value-type="float" office:value="22.27" table:style-name="ce5">
            <text:p>22.27</text:p>
          </table:table-cell>
          <table:table-cell office:value-type="float" office:value="46.06" table:style-name="ce5">
            <text:p>46.06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72"/>
        </table:table-row>
        <table:table-row table:style-name="ro1">
          <table:table-cell office:value-type="date" office:date-value="2014-07-31T13:00:00" table:style-name="ce2">
            <text:p>7/31/2014 13:00</text:p>
          </table:table-cell>
          <table:table-cell office:value-type="float" office:value="212.54166666666424" table:style-name="ce3">
            <text:p>212.5416667</text:p>
          </table:table-cell>
          <table:table-cell office:value-type="float" office:value="0" table:style-name="ce1">
            <text:p>0</text:p>
          </table:table-cell>
          <table:table-cell office:value-type="float" office:value="891" table:style-name="ce5">
            <text:p>891</text:p>
          </table:table-cell>
          <table:table-cell office:value-type="float" office:value="-138" table:style-name="ce1">
            <text:p>-138</text:p>
          </table:table-cell>
          <table:table-cell office:value-type="float" office:value="773.2" table:style-name="ce1">
            <text:p>773.2</text:p>
          </table:table-cell>
          <table:table-cell office:value-type="float" office:value="2.7836970000000001" table:style-name="ce1">
            <text:p>2.783697</text:p>
          </table:table-cell>
          <table:table-cell office:value-type="float" office:value="3.2077619999999998" table:style-name="ce5">
            <text:p>3.207762</text:p>
          </table:table-cell>
          <table:table-cell office:value-type="float" office:value="2.4929999999999999" table:style-name="ce5">
            <text:p>2.493</text:p>
          </table:table-cell>
          <table:table-cell office:value-type="float" office:value="23.35" table:style-name="ce5">
            <text:p>23.35</text:p>
          </table:table-cell>
          <table:table-cell office:value-type="float" office:value="43.7" table:style-name="ce5">
            <text:p>43.7</text:p>
          </table:table-cell>
          <table:table-cell office:value-type="float" office:value="0.63700000000000001" table:style-name="ce1">
            <text:p>0.637</text:p>
          </table:table-cell>
          <table:table-cell table:number-columns-repeated="16372"/>
        </table:table-row>
        <table:table-row table:style-name="ro1">
          <table:table-cell office:value-type="date" office:date-value="2014-07-31T14:00:00" table:style-name="ce2">
            <text:p>7/31/2014 14:00</text:p>
          </table:table-cell>
          <table:table-cell office:value-type="float" office:value="212.58333333333576" table:style-name="ce3">
            <text:p>212.5833333</text:p>
          </table:table-cell>
          <table:table-cell office:value-type="float" office:value="0" table:style-name="ce1">
            <text:p>0</text:p>
          </table:table-cell>
          <table:table-cell office:value-type="float" office:value="865" table:style-name="ce5">
            <text:p>865</text:p>
          </table:table-cell>
          <table:table-cell office:value-type="float" office:value="-130.9" table:style-name="ce1">
            <text:p>-130.9</text:p>
          </table:table-cell>
          <table:table-cell office:value-type="float" office:value="755.2" table:style-name="ce1">
            <text:p>755.2</text:p>
          </table:table-cell>
          <table:table-cell office:value-type="float" office:value="2.7186400000000002" table:style-name="ce1">
            <text:p>2.71864</text:p>
          </table:table-cell>
          <table:table-cell office:value-type="float" office:value="3.113575" table:style-name="ce5">
            <text:p>3.113575</text:p>
          </table:table-cell>
          <table:table-cell office:value-type="float" office:value="2.827" table:style-name="ce5">
            <text:p>2.827</text:p>
          </table:table-cell>
          <table:table-cell office:value-type="float" office:value="23.95" table:style-name="ce5">
            <text:p>23.95</text:p>
          </table:table-cell>
          <table:table-cell office:value-type="float" office:value="38.33" table:style-name="ce5">
            <text:p>38.33</text:p>
          </table:table-cell>
          <table:table-cell office:value-type="float" office:value="0.63200000000000001" table:style-name="ce1">
            <text:p>0.632</text:p>
          </table:table-cell>
          <table:table-cell table:number-columns-repeated="16372"/>
        </table:table-row>
        <table:table-row table:style-name="ro1">
          <table:table-cell office:value-type="date" office:date-value="2014-07-31T15:00:00" table:style-name="ce2">
            <text:p>7/31/2014 15:00</text:p>
          </table:table-cell>
          <table:table-cell office:value-type="float" office:value="212.625" table:style-name="ce3">
            <text:p>212.625</text:p>
          </table:table-cell>
          <table:table-cell office:value-type="float" office:value="0" table:style-name="ce1">
            <text:p>0</text:p>
          </table:table-cell>
          <table:table-cell office:value-type="float" office:value="892" table:style-name="ce5">
            <text:p>892</text:p>
          </table:table-cell>
          <table:table-cell office:value-type="float" office:value="-133.80000000000001" table:style-name="ce1">
            <text:p>-133.8</text:p>
          </table:table-cell>
          <table:table-cell office:value-type="float" office:value="773.7" table:style-name="ce1">
            <text:p>773.7</text:p>
          </table:table-cell>
          <table:table-cell office:value-type="float" office:value="2.7854220000000001" table:style-name="ce1">
            <text:p>2.785422</text:p>
          </table:table-cell>
          <table:table-cell office:value-type="float" office:value="3.2125279999999998" table:style-name="ce5">
            <text:p>3.212528</text:p>
          </table:table-cell>
          <table:table-cell office:value-type="float" office:value="2.5779999999999998" table:style-name="ce5">
            <text:p>2.578</text:p>
          </table:table-cell>
          <table:table-cell office:value-type="float" office:value="24.93" table:style-name="ce5">
            <text:p>24.93</text:p>
          </table:table-cell>
          <table:table-cell office:value-type="float" office:value="39.89" table:style-name="ce5">
            <text:p>39.89</text:p>
          </table:table-cell>
          <table:table-cell office:value-type="float" office:value="0.65800000000000003" table:style-name="ce1">
            <text:p>0.658</text:p>
          </table:table-cell>
          <table:table-cell table:number-columns-repeated="16372"/>
        </table:table-row>
        <table:table-row table:style-name="ro1">
          <table:table-cell office:value-type="date" office:date-value="2014-07-31T16:00:00" table:style-name="ce2">
            <text:p>7/31/2014 16:00</text:p>
          </table:table-cell>
          <table:table-cell office:value-type="float" office:value="212.66666666666424" table:style-name="ce3">
            <text:p>212.6666667</text:p>
          </table:table-cell>
          <table:table-cell office:value-type="float" office:value="0" table:style-name="ce1">
            <text:p>0</text:p>
          </table:table-cell>
          <table:table-cell office:value-type="float" office:value="790.4" table:style-name="ce5">
            <text:p>790.4</text:p>
          </table:table-cell>
          <table:table-cell office:value-type="float" office:value="-125.2" table:style-name="ce1">
            <text:p>-125.2</text:p>
          </table:table-cell>
          <table:table-cell office:value-type="float" office:value="684.8" table:style-name="ce1">
            <text:p>684.8</text:p>
          </table:table-cell>
          <table:table-cell office:value-type="float" office:value="2.4652059999999998" table:style-name="ce1">
            <text:p>2.465206</text:p>
          </table:table-cell>
          <table:table-cell office:value-type="float" office:value="2.8455789999999999" table:style-name="ce5">
            <text:p>2.845579</text:p>
          </table:table-cell>
          <table:table-cell office:value-type="float" office:value="3.1110000000000002" table:style-name="ce5">
            <text:p>3.111</text:p>
          </table:table-cell>
          <table:table-cell office:value-type="float" office:value="25.58" table:style-name="ce5">
            <text:p>25.58</text:p>
          </table:table-cell>
          <table:table-cell office:value-type="float" office:value="42.44" table:style-name="ce5">
            <text:p>42.44</text:p>
          </table:table-cell>
          <table:table-cell office:value-type="float" office:value="0.60599999999999998" table:style-name="ce1">
            <text:p>0.606</text:p>
          </table:table-cell>
          <table:table-cell table:number-columns-repeated="16372"/>
        </table:table-row>
        <table:table-row table:style-name="ro1">
          <table:table-cell office:value-type="date" office:date-value="2014-07-31T17:00:00" table:style-name="ce2">
            <text:p>7/31/2014 17:00</text:p>
          </table:table-cell>
          <table:table-cell office:value-type="float" office:value="212.70833333333576" table:style-name="ce3">
            <text:p>212.7083333</text:p>
          </table:table-cell>
          <table:table-cell office:value-type="float" office:value="0" table:style-name="ce1">
            <text:p>0</text:p>
          </table:table-cell>
          <table:table-cell office:value-type="float" office:value="617.4" table:style-name="ce5">
            <text:p>617.4</text:p>
          </table:table-cell>
          <table:table-cell office:value-type="float" office:value="-106.5" table:style-name="ce1">
            <text:p>-106.5</text:p>
          </table:table-cell>
          <table:table-cell office:value-type="float" office:value="538.4" table:style-name="ce1">
            <text:p>538.4</text:p>
          </table:table-cell>
          <table:table-cell office:value-type="float" office:value="1.9383779999999999" table:style-name="ce1">
            <text:p>1.938378</text:p>
          </table:table-cell>
          <table:table-cell office:value-type="float" office:value="2.2225980000000001" table:style-name="ce5">
            <text:p>2.222598</text:p>
          </table:table-cell>
          <table:table-cell office:value-type="float" office:value="2.5550000000000002" table:style-name="ce5">
            <text:p>2.555</text:p>
          </table:table-cell>
          <table:table-cell office:value-type="float" office:value="25.56" table:style-name="ce5">
            <text:p>25.56</text:p>
          </table:table-cell>
          <table:table-cell office:value-type="float" office:value="39.450000000000003" table:style-name="ce5">
            <text:p>39.45</text:p>
          </table:table-cell>
          <table:table-cell office:value-type="float" office:value="0.47599999999999998" table:style-name="ce1">
            <text:p>0.476</text:p>
          </table:table-cell>
          <table:table-cell table:number-columns-repeated="16372"/>
        </table:table-row>
        <table:table-row table:style-name="ro1">
          <table:table-cell office:value-type="date" office:date-value="2014-07-31T18:00:00" table:style-name="ce2">
            <text:p>7/31/2014 18:00</text:p>
          </table:table-cell>
          <table:table-cell office:value-type="float" office:value="212.75" table:style-name="ce3">
            <text:p>212.75</text:p>
          </table:table-cell>
          <table:table-cell office:value-type="float" office:value="0" table:style-name="ce1">
            <text:p>0</text:p>
          </table:table-cell>
          <table:table-cell office:value-type="float" office:value="398.1" table:style-name="ce5">
            <text:p>398.1</text:p>
          </table:table-cell>
          <table:table-cell office:value-type="float" office:value="-76.849999999999994" table:style-name="ce1">
            <text:p>-76.85</text:p>
          </table:table-cell>
          <table:table-cell office:value-type="float" office:value="355.3" table:style-name="ce1">
            <text:p>355.3</text:p>
          </table:table-cell>
          <table:table-cell office:value-type="float" office:value="1.279039" table:style-name="ce1">
            <text:p>1.279039</text:p>
          </table:table-cell>
          <table:table-cell office:value-type="float" office:value="1.433252" table:style-name="ce5">
            <text:p>1.433252</text:p>
          </table:table-cell>
          <table:table-cell office:value-type="float" office:value="2.1080000000000001" table:style-name="ce5">
            <text:p>2.108</text:p>
          </table:table-cell>
          <table:table-cell office:value-type="float" office:value="25.51" table:style-name="ce5">
            <text:p>25.51</text:p>
          </table:table-cell>
          <table:table-cell office:value-type="float" office:value="40.24" table:style-name="ce5">
            <text:p>40.24</text:p>
          </table:table-cell>
          <table:table-cell office:value-type="float" office:value="0.31" table:style-name="ce1">
            <text:p>0.31</text:p>
          </table:table-cell>
          <table:table-cell table:number-columns-repeated="16372"/>
        </table:table-row>
        <table:table-row table:style-name="ro1">
          <table:table-cell office:value-type="date" office:date-value="2014-07-31T19:00:00" table:style-name="ce2">
            <text:p>7/31/2014 19:00</text:p>
          </table:table-cell>
          <table:table-cell office:value-type="float" office:value="212.79166666666424" table:style-name="ce3">
            <text:p>212.7916667</text:p>
          </table:table-cell>
          <table:table-cell office:value-type="float" office:value="0" table:style-name="ce1">
            <text:p>0</text:p>
          </table:table-cell>
          <table:table-cell office:value-type="float" office:value="151.4" table:style-name="ce5">
            <text:p>151.4</text:p>
          </table:table-cell>
          <table:table-cell office:value-type="float" office:value="-29.54" table:style-name="ce1">
            <text:p>-29.54</text:p>
          </table:table-cell>
          <table:table-cell office:value-type="float" office:value="134.4" table:style-name="ce1">
            <text:p>134.4</text:p>
          </table:table-cell>
          <table:table-cell office:value-type="float" office:value="0.48372720000000002" table:style-name="ce1">
            <text:p>0.4837272</text:p>
          </table:table-cell>
          <table:table-cell office:value-type="float" office:value="0.54493879999999995" table:style-name="ce5">
            <text:p>0.5449388</text:p>
          </table:table-cell>
          <table:table-cell office:value-type="float" office:value="1.8320000000000001" table:style-name="ce5">
            <text:p>1.832</text:p>
          </table:table-cell>
          <table:table-cell office:value-type="float" office:value="24.4" table:style-name="ce5">
            <text:p>24.4</text:p>
          </table:table-cell>
          <table:table-cell office:value-type="float" office:value="47.33" table:style-name="ce5">
            <text:p>47.33</text:p>
          </table:table-cell>
          <table:table-cell office:value-type="float" office:value="0.12" table:style-name="ce1">
            <text:p>0.12</text:p>
          </table:table-cell>
          <table:table-cell table:number-columns-repeated="16372"/>
        </table:table-row>
        <table:table-row table:style-name="ro1">
          <table:table-cell office:value-type="date" office:date-value="2014-07-31T20:00:00" table:style-name="ce2">
            <text:p>7/31/2014 20:00</text:p>
          </table:table-cell>
          <table:table-cell office:value-type="float" office:value="212.83333333333576" table:style-name="ce3">
            <text:p>212.8333333</text:p>
          </table:table-cell>
          <table:table-cell office:value-type="float" office:value="0" table:style-name="ce1">
            <text:p>0</text:p>
          </table:table-cell>
          <table:table-cell office:value-type="float" office:value="18.059999999999999" table:style-name="ce5">
            <text:p>18.06</text:p>
          </table:table-cell>
          <table:table-cell office:value-type="float" office:value="-3.7090000000000001" table:style-name="ce1">
            <text:p>-3.709</text:p>
          </table:table-cell>
          <table:table-cell office:value-type="float" office:value="14.71" table:style-name="ce1">
            <text:p>14.71</text:p>
          </table:table-cell>
          <table:table-cell office:value-type="float" office:value="5.2950450000000003E-2" table:style-name="ce1">
            <text:p>0.05295045</text:p>
          </table:table-cell>
          <table:table-cell office:value-type="float" office:value="6.5006110000000006E-2" table:style-name="ce5">
            <text:p>0.06500611</text:p>
          </table:table-cell>
          <table:table-cell office:value-type="float" office:value="1.379" table:style-name="ce5">
            <text:p>1.379</text:p>
          </table:table-cell>
          <table:table-cell office:value-type="float" office:value="22.55" table:style-name="ce5">
            <text:p>22.55</text:p>
          </table:table-cell>
          <table:table-cell office:value-type="float" office:value="57.11" table:style-name="ce5">
            <text:p>57.11</text:p>
          </table:table-cell>
          <table:table-cell office:value-type="float" office:value="1.9E-2" table:style-name="ce1">
            <text:p>0.019</text:p>
          </table:table-cell>
          <table:table-cell table:number-columns-repeated="16372"/>
        </table:table-row>
        <table:table-row table:style-name="ro1">
          <table:table-cell office:value-type="date" office:date-value="2014-07-31T21:00:00" table:style-name="ce2">
            <text:p>7/31/2014 21:00</text:p>
          </table:table-cell>
          <table:table-cell office:value-type="float" office:value="212.875" table:style-name="ce3">
            <text:p>212.875</text:p>
          </table:table-cell>
          <table:table-cell office:value-type="float" office:value="0" table:style-name="ce1">
            <text:p>0</text:p>
          </table:table-cell>
          <table:table-cell office:value-type="float" office:value="-3.016" table:style-name="ce5">
            <text:p>-3.016</text:p>
          </table:table-cell>
          <table:table-cell office:value-type="float" office:value="-0.246" table:style-name="ce1">
            <text:p>-0.2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85794E-2" table:style-name="ce5">
            <text:p>-0.01085794</text:p>
          </table:table-cell>
          <table:table-cell office:value-type="float" office:value="1.012" table:style-name="ce5">
            <text:p>1.012</text:p>
          </table:table-cell>
          <table:table-cell office:value-type="float" office:value="20.93" table:style-name="ce5">
            <text:p>20.93</text:p>
          </table:table-cell>
          <table:table-cell office:value-type="float" office:value="61.38" table:style-name="ce5">
            <text:p>61.38</text:p>
          </table:table-cell>
          <table:table-cell office:value-type="float" office:value="-3.0000000000000001E-3" table:style-name="ce1">
            <text:p>-0.003</text:p>
          </table:table-cell>
          <table:table-cell table:number-columns-repeated="16372"/>
        </table:table-row>
        <table:table-row table:style-name="ro1">
          <table:table-cell office:value-type="date" office:date-value="2014-07-31T22:00:00" table:style-name="ce2">
            <text:p>7/31/2014 22:00</text:p>
          </table:table-cell>
          <table:table-cell office:value-type="float" office:value="212.91666666666424" table:style-name="ce3">
            <text:p>212.9166667</text:p>
          </table:table-cell>
          <table:table-cell office:value-type="float" office:value="0" table:style-name="ce1">
            <text:p>0</text:p>
          </table:table-cell>
          <table:table-cell office:value-type="float" office:value="-2.8029999999999999" table:style-name="ce5">
            <text:p>-2.803</text:p>
          </table:table-cell>
          <table:table-cell office:value-type="float" office:value="-0.46400000000000002" table:style-name="ce1">
            <text:p>-0.4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09123E-2" table:style-name="ce5">
            <text:p>-0.01009123</text:p>
          </table:table-cell>
          <table:table-cell office:value-type="float" office:value="0.45300000000000001" table:style-name="ce5">
            <text:p>0.453</text:p>
          </table:table-cell>
          <table:table-cell office:value-type="float" office:value="20.079999999999998" table:style-name="ce5">
            <text:p>20.08</text:p>
          </table:table-cell>
          <table:table-cell office:value-type="float" office:value="67.849999999999994" table:style-name="ce5">
            <text:p>67.85</text:p>
          </table:table-cell>
          <table:table-cell office:value-type="float" office:value="-2.1000000000000001E-2" table:style-name="ce1">
            <text:p>-0.021</text:p>
          </table:table-cell>
          <table:table-cell table:number-columns-repeated="16372"/>
        </table:table-row>
        <table:table-row table:style-name="ro1">
          <table:table-cell office:value-type="date" office:date-value="2014-07-31T23:00:00" table:style-name="ce2">
            <text:p>7/31/2014 23:00</text:p>
          </table:table-cell>
          <table:table-cell office:value-type="float" office:value="212.95833333333576" table:style-name="ce3">
            <text:p>212.9583333</text:p>
          </table:table-cell>
          <table:table-cell office:value-type="float" office:value="0" table:style-name="ce1">
            <text:p>0</text:p>
          </table:table-cell>
          <table:table-cell office:value-type="float" office:value="-2.375" table:style-name="ce5">
            <text:p>-2.375</text:p>
          </table:table-cell>
          <table:table-cell office:value-type="float" office:value="-0.42499999999999999" table:style-name="ce1">
            <text:p>-0.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5509580000000009E-3" table:style-name="ce5">
            <text:p>-0.008550958</text:p>
          </table:table-cell>
          <table:table-cell office:value-type="float" office:value="0.214" table:style-name="ce5">
            <text:p>0.214</text:p>
          </table:table-cell>
          <table:table-cell office:value-type="float" office:value="19.09" table:style-name="ce5">
            <text:p>19.09</text:p>
          </table:table-cell>
          <table:table-cell office:value-type="float" office:value="75.709999999999994" table:style-name="ce5">
            <text:p>75.71</text:p>
          </table:table-cell>
          <table:table-cell office:value-type="float" office:value="-2.9000000000000001E-2" table:style-name="ce1">
            <text:p>-0.029</text:p>
          </table:table-cell>
          <table:table-cell table:number-columns-repeated="16372"/>
        </table:table-row>
        <table:table-row table:style-name="ro1">
          <table:table-cell office:value-type="date" office:date-value="2014-08-01T00:00:00" table:style-name="ce2">
            <text:p>8/1/2014 0:00</text:p>
          </table:table-cell>
          <table:table-cell office:value-type="float" office:value="213" table:style-name="ce3">
            <text:p>213</text:p>
          </table:table-cell>
          <table:table-cell office:value-type="float" office:value="0" table:style-name="ce1">
            <text:p>0</text:p>
          </table:table-cell>
          <table:table-cell office:value-type="float" office:value="-2.476" table:style-name="ce5">
            <text:p>-2.476</text:p>
          </table:table-cell>
          <table:table-cell office:value-type="float" office:value="-0.59499999999999997" table:style-name="ce1">
            <text:p>-0.5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9136179999999999E-3" table:style-name="ce5">
            <text:p>-0.008913618</text:p>
          </table:table-cell>
          <table:table-cell office:value-type="float" office:value="0.28599999999999998" table:style-name="ce5">
            <text:p>0.286</text:p>
          </table:table-cell>
          <table:table-cell office:value-type="float" office:value="18.3" table:style-name="ce5">
            <text:p>18.3</text:p>
          </table:table-cell>
          <table:table-cell office:value-type="float" office:value="73.900000000000006" table:style-name="ce5">
            <text:p>73.9</text:p>
          </table:table-cell>
          <table:table-cell office:value-type="float" office:value="-2.7E-2" table:style-name="ce1">
            <text:p>-0.027</text:p>
          </table:table-cell>
          <table:table-cell table:number-columns-repeated="16372"/>
        </table:table-row>
        <table:table-row table:style-name="ro1">
          <table:table-cell office:value-type="date" office:date-value="2014-08-01T01:00:00" table:style-name="ce2">
            <text:p>8/1/2014 1:00</text:p>
          </table:table-cell>
          <table:table-cell office:value-type="float" office:value="213.04166666666424" table:style-name="ce3">
            <text:p>213.0416667</text:p>
          </table:table-cell>
          <table:table-cell office:value-type="float" office:value="0" table:style-name="ce1">
            <text:p>0</text:p>
          </table:table-cell>
          <table:table-cell office:value-type="float" office:value="-2.407" table:style-name="ce5">
            <text:p>-2.407</text:p>
          </table:table-cell>
          <table:table-cell office:value-type="float" office:value="-0.73599999999999999" table:style-name="ce1">
            <text:p>-0.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6665330000000006E-3" table:style-name="ce5">
            <text:p>-0.008666533</text:p>
          </table:table-cell>
          <table:table-cell office:value-type="float" office:value="0.30599999999999999" table:style-name="ce5">
            <text:p>0.306</text:p>
          </table:table-cell>
          <table:table-cell office:value-type="float" office:value="17.489999999999998" table:style-name="ce5">
            <text:p>17.49</text:p>
          </table:table-cell>
          <table:table-cell office:value-type="float" office:value="80.3" table:style-name="ce5">
            <text:p>80.3</text:p>
          </table:table-cell>
          <table:table-cell office:value-type="float" office:value="-2.7E-2" table:style-name="ce1">
            <text:p>-0.027</text:p>
          </table:table-cell>
          <table:table-cell table:number-columns-repeated="16372"/>
        </table:table-row>
        <table:table-row table:style-name="ro1">
          <table:table-cell office:value-type="date" office:date-value="2014-08-01T02:00:00" table:style-name="ce2">
            <text:p>8/1/2014 2:00</text:p>
          </table:table-cell>
          <table:table-cell office:value-type="float" office:value="213.08333333333576" table:style-name="ce3">
            <text:p>213.0833333</text:p>
          </table:table-cell>
          <table:table-cell office:value-type="float" office:value="0" table:style-name="ce1">
            <text:p>0</text:p>
          </table:table-cell>
          <table:table-cell office:value-type="float" office:value="-2.8260000000000001" table:style-name="ce5">
            <text:p>-2.826</text:p>
          </table:table-cell>
          <table:table-cell office:value-type="float" office:value="-0.46600000000000003" table:style-name="ce1">
            <text:p>-0.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173140000000001E-2" table:style-name="ce5">
            <text:p>-0.01017314</text:p>
          </table:table-cell>
          <table:table-cell office:value-type="float" office:value="0.32900000000000001" table:style-name="ce5">
            <text:p>0.329</text:p>
          </table:table-cell>
          <table:table-cell office:value-type="float" office:value="15.95" table:style-name="ce5">
            <text:p>15.95</text:p>
          </table:table-cell>
          <table:table-cell office:value-type="float" office:value="84.9" table:style-name="ce5">
            <text:p>84.9</text:p>
          </table:table-cell>
          <table:table-cell office:value-type="float" office:value="-2.5999999999999999E-2" table:style-name="ce1">
            <text:p>-0.026</text:p>
          </table:table-cell>
          <table:table-cell table:number-columns-repeated="16372"/>
        </table:table-row>
        <table:table-row table:style-name="ro1">
          <table:table-cell office:value-type="date" office:date-value="2014-08-01T03:00:00" table:style-name="ce2">
            <text:p>8/1/2014 3:00</text:p>
          </table:table-cell>
          <table:table-cell office:value-type="float" office:value="213.125" table:style-name="ce3">
            <text:p>213.125</text:p>
          </table:table-cell>
          <table:table-cell office:value-type="float" office:value="0" table:style-name="ce1">
            <text:p>0</text:p>
          </table:table-cell>
          <table:table-cell office:value-type="float" office:value="-2.0880000000000001" table:style-name="ce5">
            <text:p>-2.088</text:p>
          </table:table-cell>
          <table:table-cell office:value-type="float" office:value="-0.81" table:style-name="ce1">
            <text:p>-0.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5180769999999997E-3" table:style-name="ce5">
            <text:p>-0.007518077</text:p>
          </table:table-cell>
          <table:table-cell office:value-type="float" office:value="0.26" table:style-name="ce5">
            <text:p>0.26</text:p>
          </table:table-cell>
          <table:table-cell office:value-type="float" office:value="15.09" table:style-name="ce5">
            <text:p>15.09</text:p>
          </table:table-cell>
          <table:table-cell office:value-type="float" office:value="89.9" table:style-name="ce5">
            <text:p>89.9</text:p>
          </table:table-cell>
          <table:table-cell office:value-type="float" office:value="-2.8000000000000001E-2" table:style-name="ce1">
            <text:p>-0.028</text:p>
          </table:table-cell>
          <table:table-cell table:number-columns-repeated="16372"/>
        </table:table-row>
        <table:table-row table:style-name="ro1">
          <table:table-cell office:value-type="date" office:date-value="2014-08-01T04:00:00" table:style-name="ce2">
            <text:p>8/1/2014 4:00</text:p>
          </table:table-cell>
          <table:table-cell office:value-type="float" office:value="213.16666666666424" table:style-name="ce3">
            <text:p>213.1666667</text:p>
          </table:table-cell>
          <table:table-cell office:value-type="float" office:value="0" table:style-name="ce1">
            <text:p>0</text:p>
          </table:table-cell>
          <table:table-cell office:value-type="float" office:value="-1.849" table:style-name="ce5">
            <text:p>-1.849</text:p>
          </table:table-cell>
          <table:table-cell office:value-type="float" office:value="-0.94499999999999995" table:style-name="ce1">
            <text:p>-0.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6581840000000002E-3" table:style-name="ce5">
            <text:p>-0.006658184</text:p>
          </table:table-cell>
          <table:table-cell office:value-type="float" office:value="0.64600000000000002" table:style-name="ce5">
            <text:p>0.646</text:p>
          </table:table-cell>
          <table:table-cell office:value-type="float" office:value="15.11" table:style-name="ce5">
            <text:p>15.11</text:p>
          </table:table-cell>
          <table:table-cell office:value-type="float" office:value="87.9" table:style-name="ce5">
            <text:p>87.9</text:p>
          </table:table-cell>
          <table:table-cell office:value-type="float" office:value="-2.1999999999999999E-2" table:style-name="ce1">
            <text:p>-0.022</text:p>
          </table:table-cell>
          <table:table-cell table:number-columns-repeated="16372"/>
        </table:table-row>
        <table:table-row table:style-name="ro1">
          <table:table-cell office:value-type="date" office:date-value="2014-08-01T05:00:00" table:style-name="ce2">
            <text:p>8/1/2014 5:00</text:p>
          </table:table-cell>
          <table:table-cell office:value-type="float" office:value="213.20833333333576" table:style-name="ce3">
            <text:p>213.2083333</text:p>
          </table:table-cell>
          <table:table-cell office:value-type="float" office:value="0" table:style-name="ce1">
            <text:p>0</text:p>
          </table:table-cell>
          <table:table-cell office:value-type="float" office:value="-0.5" table:style-name="ce5">
            <text:p>-0.5</text:p>
          </table:table-cell>
          <table:table-cell office:value-type="float" office:value="-1.0569999999999999" table:style-name="ce1">
            <text:p>-1.0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80024E-3" table:style-name="ce5">
            <text:p>-0.00180024</text:p>
          </table:table-cell>
          <table:table-cell office:value-type="float" office:value="0.627" table:style-name="ce5">
            <text:p>0.627</text:p>
          </table:table-cell>
          <table:table-cell office:value-type="float" office:value="15.65" table:style-name="ce5">
            <text:p>15.65</text:p>
          </table:table-cell>
          <table:table-cell office:value-type="float" office:value="89.1" table:style-name="ce5">
            <text:p>89.1</text:p>
          </table:table-cell>
          <table:table-cell office:value-type="float" office:value="-2.1000000000000001E-2" table:style-name="ce1">
            <text:p>-0.021</text:p>
          </table:table-cell>
          <table:table-cell table:number-columns-repeated="16372"/>
        </table:table-row>
        <table:table-row table:style-name="ro1">
          <table:table-cell office:value-type="date" office:date-value="2014-08-01T06:00:00" table:style-name="ce2">
            <text:p>8/1/2014 6:00</text:p>
          </table:table-cell>
          <table:table-cell office:value-type="float" office:value="213.25" table:style-name="ce3">
            <text:p>213.25</text:p>
          </table:table-cell>
          <table:table-cell office:value-type="float" office:value="0" table:style-name="ce1">
            <text:p>0</text:p>
          </table:table-cell>
          <table:table-cell office:value-type="float" office:value="-5.5E-2" table:style-name="ce5">
            <text:p>-0.055</text:p>
          </table:table-cell>
          <table:table-cell office:value-type="float" office:value="-0.93100000000000005" table:style-name="ce1">
            <text:p>-0.931</text:p>
          </table:table-cell>
          <table:table-cell office:value-type="float" office:value="0" table:style-name="ce1">
            <text:p>0</text:p>
          </table:table-cell>
          <table:table-cell office:value-type="float" office:value="1.644158E-7" table:style-name="ce4">
            <text:p>1.64E-07</text:p>
          </table:table-cell>
          <table:table-cell office:value-type="float" office:value="-1.9971189999999999E-4" table:style-name="ce5">
            <text:p>-0.000199712</text:p>
          </table:table-cell>
          <table:table-cell office:value-type="float" office:value="1.08" table:style-name="ce5">
            <text:p>1.08</text:p>
          </table:table-cell>
          <table:table-cell office:value-type="float" office:value="16.07" table:style-name="ce5">
            <text:p>16.07</text:p>
          </table:table-cell>
          <table:table-cell office:value-type="float" office:value="82.9" table:style-name="ce5">
            <text:p>82.9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2"/>
        </table:table-row>
        <table:table-row table:style-name="ro1">
          <table:table-cell office:value-type="date" office:date-value="2014-08-01T07:00:00" table:style-name="ce2">
            <text:p>8/1/2014 7:00</text:p>
          </table:table-cell>
          <table:table-cell office:value-type="float" office:value="213.29166666666424" table:style-name="ce3">
            <text:p>213.2916667</text:p>
          </table:table-cell>
          <table:table-cell office:value-type="float" office:value="0" table:style-name="ce1">
            <text:p>0</text:p>
          </table:table-cell>
          <table:table-cell office:value-type="float" office:value="25.78" table:style-name="ce5">
            <text:p>25.78</text:p>
          </table:table-cell>
          <table:table-cell office:value-type="float" office:value="-5.5119999999999996" table:style-name="ce1">
            <text:p>-5.512</text:p>
          </table:table-cell>
          <table:table-cell office:value-type="float" office:value="18.350000000000001" table:style-name="ce1">
            <text:p>18.35</text:p>
          </table:table-cell>
          <table:table-cell office:value-type="float" office:value="6.6077189999999994E-2" table:style-name="ce1">
            <text:p>0.06607719</text:p>
          </table:table-cell>
          <table:table-cell office:value-type="float" office:value="9.2790849999999994E-2" table:style-name="ce5">
            <text:p>0.09279085</text:p>
          </table:table-cell>
          <table:table-cell office:value-type="float" office:value="1.4159999999999999" table:style-name="ce5">
            <text:p>1.416</text:p>
          </table:table-cell>
          <table:table-cell office:value-type="float" office:value="17.190000000000001" table:style-name="ce5">
            <text:p>17.19</text:p>
          </table:table-cell>
          <table:table-cell office:value-type="float" office:value="79.02" table:style-name="ce5">
            <text:p>79.02</text:p>
          </table:table-cell>
          <table:table-cell office:value-type="float" office:value="3.6999999999999998E-2" table:style-name="ce1">
            <text:p>0.037</text:p>
          </table:table-cell>
          <table:table-cell table:number-columns-repeated="16372"/>
        </table:table-row>
        <table:table-row table:style-name="ro1">
          <table:table-cell office:value-type="date" office:date-value="2014-08-01T08:00:00" table:style-name="ce2">
            <text:p>8/1/2014 8:00</text:p>
          </table:table-cell>
          <table:table-cell office:value-type="float" office:value="213.33333333333576" table:style-name="ce3">
            <text:p>213.3333333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5">
            <text:p>99.8</text:p>
          </table:table-cell>
          <table:table-cell office:value-type="float" office:value="-18.350000000000001" table:style-name="ce1">
            <text:p>-18.35</text:p>
          </table:table-cell>
          <table:table-cell office:value-type="float" office:value="85.3" table:style-name="ce1">
            <text:p>85.3</text:p>
          </table:table-cell>
          <table:table-cell office:value-type="float" office:value="0.30707289999999998" table:style-name="ce1">
            <text:p>0.3070729</text:p>
          </table:table-cell>
          <table:table-cell office:value-type="float" office:value="0.35929759999999999" table:style-name="ce5">
            <text:p>0.3592976</text:p>
          </table:table-cell>
          <table:table-cell office:value-type="float" office:value="1.8440000000000001" table:style-name="ce5">
            <text:p>1.844</text:p>
          </table:table-cell>
          <table:table-cell office:value-type="float" office:value="18.64" table:style-name="ce5">
            <text:p>18.64</text:p>
          </table:table-cell>
          <table:table-cell office:value-type="float" office:value="68.84" table:style-name="ce5">
            <text:p>68.84</text:p>
          </table:table-cell>
          <table:table-cell office:value-type="float" office:value="9.8000000000000004E-2" table:style-name="ce1">
            <text:p>0.098</text:p>
          </table:table-cell>
          <table:table-cell table:number-columns-repeated="16372"/>
        </table:table-row>
        <table:table-row table:style-name="ro1">
          <table:table-cell office:value-type="date" office:date-value="2014-08-01T09:00:00" table:style-name="ce2">
            <text:p>8/1/2014 9:00</text:p>
          </table:table-cell>
          <table:table-cell office:value-type="float" office:value="213.375" table:style-name="ce3">
            <text:p>213.375</text:p>
          </table:table-cell>
          <table:table-cell office:value-type="float" office:value="0" table:style-name="ce1">
            <text:p>0</text:p>
          </table:table-cell>
          <table:table-cell office:value-type="float" office:value="129.69999999999999" table:style-name="ce5">
            <text:p>129.7</text:p>
          </table:table-cell>
          <table:table-cell office:value-type="float" office:value="-23.43" table:style-name="ce1">
            <text:p>-23.43</text:p>
          </table:table-cell>
          <table:table-cell office:value-type="float" office:value="116.6" table:style-name="ce1">
            <text:p>116.6</text:p>
          </table:table-cell>
          <table:table-cell office:value-type="float" office:value="0.41958509999999999" table:style-name="ce1">
            <text:p>0.4195851</text:p>
          </table:table-cell>
          <table:table-cell office:value-type="float" office:value="0.46693980000000002" table:style-name="ce5">
            <text:p>0.4669398</text:p>
          </table:table-cell>
          <table:table-cell office:value-type="float" office:value="1.853" table:style-name="ce5">
            <text:p>1.853</text:p>
          </table:table-cell>
          <table:table-cell office:value-type="float" office:value="20.68" table:style-name="ce5">
            <text:p>20.68</text:p>
          </table:table-cell>
          <table:table-cell office:value-type="float" office:value="58.93" table:style-name="ce5">
            <text:p>58.93</text:p>
          </table:table-cell>
          <table:table-cell office:value-type="float" office:value="0.13800000000000001" table:style-name="ce1">
            <text:p>0.138</text:p>
          </table:table-cell>
          <table:table-cell table:number-columns-repeated="16372"/>
        </table:table-row>
        <table:table-row table:style-name="ro1">
          <table:table-cell office:value-type="date" office:date-value="2014-08-01T10:00:00" table:style-name="ce2">
            <text:p>8/1/2014 10:00</text:p>
          </table:table-cell>
          <table:table-cell office:value-type="float" office:value="213.41666666666424" table:style-name="ce3">
            <text:p>213.4166667</text:p>
          </table:table-cell>
          <table:table-cell office:value-type="float" office:value="0" table:style-name="ce1">
            <text:p>0</text:p>
          </table:table-cell>
          <table:table-cell office:value-type="float" office:value="253.9" table:style-name="ce5">
            <text:p>253.9</text:p>
          </table:table-cell>
          <table:table-cell office:value-type="float" office:value="-44.33" table:style-name="ce1">
            <text:p>-44.33</text:p>
          </table:table-cell>
          <table:table-cell office:value-type="float" office:value="229.8" table:style-name="ce1">
            <text:p>229.8</text:p>
          </table:table-cell>
          <table:table-cell office:value-type="float" office:value="0.82720839999999995" table:style-name="ce1">
            <text:p>0.8272084</text:p>
          </table:table-cell>
          <table:table-cell office:value-type="float" office:value="0.91390870000000002" table:style-name="ce5">
            <text:p>0.9139087</text:p>
          </table:table-cell>
          <table:table-cell office:value-type="float" office:value="2.9809999999999999" table:style-name="ce5">
            <text:p>2.981</text:p>
          </table:table-cell>
          <table:table-cell office:value-type="float" office:value="22.11" table:style-name="ce5">
            <text:p>22.11</text:p>
          </table:table-cell>
          <table:table-cell office:value-type="float" office:value="54.37" table:style-name="ce5">
            <text:p>54.37</text:p>
          </table:table-cell>
          <table:table-cell office:value-type="float" office:value="0.253" table:style-name="ce1">
            <text:p>0.253</text:p>
          </table:table-cell>
          <table:table-cell table:number-columns-repeated="16372"/>
        </table:table-row>
        <table:table-row table:style-name="ro1">
          <table:table-cell office:value-type="date" office:date-value="2014-08-01T11:00:00" table:style-name="ce2">
            <text:p>8/1/2014 11:00</text:p>
          </table:table-cell>
          <table:table-cell office:value-type="float" office:value="213.45833333333576" table:style-name="ce3">
            <text:p>213.4583333</text:p>
          </table:table-cell>
          <table:table-cell office:value-type="float" office:value="0" table:style-name="ce1">
            <text:p>0</text:p>
          </table:table-cell>
          <table:table-cell office:value-type="float" office:value="425" table:style-name="ce5">
            <text:p>425</text:p>
          </table:table-cell>
          <table:table-cell office:value-type="float" office:value="-73.47" table:style-name="ce1">
            <text:p>-73.47</text:p>
          </table:table-cell>
          <table:table-cell office:value-type="float" office:value="386.5" table:style-name="ce1">
            <text:p>386.5</text:p>
          </table:table-cell>
          <table:table-cell office:value-type="float" office:value="1.3913450000000001" table:style-name="ce1">
            <text:p>1.391345</text:p>
          </table:table-cell>
          <table:table-cell office:value-type="float" office:value="1.529881" table:style-name="ce5">
            <text:p>1.529881</text:p>
          </table:table-cell>
          <table:table-cell office:value-type="float" office:value="2.79" table:style-name="ce5">
            <text:p>2.79</text:p>
          </table:table-cell>
          <table:table-cell office:value-type="float" office:value="23.53" table:style-name="ce5">
            <text:p>23.53</text:p>
          </table:table-cell>
          <table:table-cell office:value-type="float" office:value="41.27" table:style-name="ce5">
            <text:p>41.27</text:p>
          </table:table-cell>
          <table:table-cell office:value-type="float" office:value="0.372" table:style-name="ce1">
            <text:p>0.372</text:p>
          </table:table-cell>
          <table:table-cell table:number-columns-repeated="16372"/>
        </table:table-row>
        <table:table-row table:style-name="ro1">
          <table:table-cell office:value-type="date" office:date-value="2014-08-01T12:00:00" table:style-name="ce2">
            <text:p>8/1/2014 12:00</text:p>
          </table:table-cell>
          <table:table-cell office:value-type="float" office:value="213.5" table:style-name="ce3">
            <text:p>213.5</text:p>
          </table:table-cell>
          <table:table-cell office:value-type="float" office:value="0" table:style-name="ce1">
            <text:p>0</text:p>
          </table:table-cell>
          <table:table-cell office:value-type="float" office:value="672" table:style-name="ce5">
            <text:p>672</text:p>
          </table:table-cell>
          <table:table-cell office:value-type="float" office:value="-110.5" table:style-name="ce1">
            <text:p>-110.5</text:p>
          </table:table-cell>
          <table:table-cell office:value-type="float" office:value="599.4" table:style-name="ce1">
            <text:p>599.4</text:p>
          </table:table-cell>
          <table:table-cell office:value-type="float" office:value="2.1580110000000001" table:style-name="ce1">
            <text:p>2.158011</text:p>
          </table:table-cell>
          <table:table-cell office:value-type="float" office:value="2.41933" table:style-name="ce5">
            <text:p>2.41933</text:p>
          </table:table-cell>
          <table:table-cell office:value-type="float" office:value="2.1259999999999999" table:style-name="ce5">
            <text:p>2.126</text:p>
          </table:table-cell>
          <table:table-cell office:value-type="float" office:value="25.26" table:style-name="ce5">
            <text:p>25.26</text:p>
          </table:table-cell>
          <table:table-cell office:value-type="float" office:value="37.549999999999997" table:style-name="ce5">
            <text:p>37.55</text:p>
          </table:table-cell>
          <table:table-cell office:value-type="float" office:value="0.53600000000000003" table:style-name="ce1">
            <text:p>0.536</text:p>
          </table:table-cell>
          <table:table-cell table:number-columns-repeated="16372"/>
        </table:table-row>
        <table:table-row table:style-name="ro1">
          <table:table-cell office:value-type="date" office:date-value="2014-08-01T13:00:00" table:style-name="ce2">
            <text:p>8/1/2014 13:00</text:p>
          </table:table-cell>
          <table:table-cell office:value-type="float" office:value="213.54166666666424" table:style-name="ce3">
            <text:p>213.5416667</text:p>
          </table:table-cell>
          <table:table-cell office:value-type="float" office:value="0" table:style-name="ce1">
            <text:p>0</text:p>
          </table:table-cell>
          <table:table-cell office:value-type="float" office:value="772.5" table:style-name="ce5">
            <text:p>772.5</text:p>
          </table:table-cell>
          <table:table-cell office:value-type="float" office:value="-124.1" table:style-name="ce1">
            <text:p>-124.1</text:p>
          </table:table-cell>
          <table:table-cell office:value-type="float" office:value="688.7" table:style-name="ce1">
            <text:p>688.7</text:p>
          </table:table-cell>
          <table:table-cell office:value-type="float" office:value="2.4793769999999999" table:style-name="ce1">
            <text:p>2.479377</text:p>
          </table:table-cell>
          <table:table-cell office:value-type="float" office:value="2.781104" table:style-name="ce5">
            <text:p>2.781104</text:p>
          </table:table-cell>
          <table:table-cell office:value-type="float" office:value="2.0409999999999999" table:style-name="ce5">
            <text:p>2.041</text:p>
          </table:table-cell>
          <table:table-cell office:value-type="float" office:value="26.22" table:style-name="ce5">
            <text:p>26.22</text:p>
          </table:table-cell>
          <table:table-cell office:value-type="float" office:value="38.33" table:style-name="ce5">
            <text:p>38.33</text:p>
          </table:table-cell>
          <table:table-cell office:value-type="float" office:value="0.60399999999999998" table:style-name="ce1">
            <text:p>0.604</text:p>
          </table:table-cell>
          <table:table-cell table:number-columns-repeated="16372"/>
        </table:table-row>
        <table:table-row table:style-name="ro1">
          <table:table-cell office:value-type="date" office:date-value="2014-08-01T14:00:00" table:style-name="ce2">
            <text:p>8/1/2014 14:00</text:p>
          </table:table-cell>
          <table:table-cell office:value-type="float" office:value="213.58333333333576" table:style-name="ce3">
            <text:p>213.5833333</text:p>
          </table:table-cell>
          <table:table-cell office:value-type="float" office:value="0" table:style-name="ce1">
            <text:p>0</text:p>
          </table:table-cell>
          <table:table-cell office:value-type="float" office:value="807" table:style-name="ce5">
            <text:p>807</text:p>
          </table:table-cell>
          <table:table-cell office:value-type="float" office:value="-125.1" table:style-name="ce1">
            <text:p>-125.1</text:p>
          </table:table-cell>
          <table:table-cell office:value-type="float" office:value="709.5" table:style-name="ce1">
            <text:p>709.5</text:p>
          </table:table-cell>
          <table:table-cell office:value-type="float" office:value="2.5541680000000002" table:style-name="ce1">
            <text:p>2.554168</text:p>
          </table:table-cell>
          <table:table-cell office:value-type="float" office:value="2.9053849999999999" table:style-name="ce5">
            <text:p>2.905385</text:p>
          </table:table-cell>
          <table:table-cell office:value-type="float" office:value="1.4710000000000001" table:style-name="ce5">
            <text:p>1.471</text:p>
          </table:table-cell>
          <table:table-cell office:value-type="float" office:value="26.76" table:style-name="ce5">
            <text:p>26.76</text:p>
          </table:table-cell>
          <table:table-cell office:value-type="float" office:value="38.26" table:style-name="ce5">
            <text:p>38.26</text:p>
          </table:table-cell>
          <table:table-cell office:value-type="float" office:value="0.60899999999999999" table:style-name="ce1">
            <text:p>0.609</text:p>
          </table:table-cell>
          <table:table-cell table:number-columns-repeated="16372"/>
        </table:table-row>
        <table:table-row table:style-name="ro1">
          <table:table-cell office:value-type="date" office:date-value="2014-08-01T15:00:00" table:style-name="ce2">
            <text:p>8/1/2014 15:00</text:p>
          </table:table-cell>
          <table:table-cell office:value-type="float" office:value="213.625" table:style-name="ce3">
            <text:p>213.625</text:p>
          </table:table-cell>
          <table:table-cell office:value-type="float" office:value="0" table:style-name="ce1">
            <text:p>0</text:p>
          </table:table-cell>
          <table:table-cell office:value-type="float" office:value="844" table:style-name="ce5">
            <text:p>844</text:p>
          </table:table-cell>
          <table:table-cell office:value-type="float" office:value="-132.69999999999999" table:style-name="ce1">
            <text:p>-132.7</text:p>
          </table:table-cell>
          <table:table-cell office:value-type="float" office:value="743.4" table:style-name="ce1">
            <text:p>743.4</text:p>
          </table:table-cell>
          <table:table-cell office:value-type="float" office:value="2.6763279999999998" table:style-name="ce1">
            <text:p>2.676328</text:p>
          </table:table-cell>
          <table:table-cell office:value-type="float" office:value="3.0367130000000002" table:style-name="ce5">
            <text:p>3.036713</text:p>
          </table:table-cell>
          <table:table-cell office:value-type="float" office:value="1.798" table:style-name="ce5">
            <text:p>1.798</text:p>
          </table:table-cell>
          <table:table-cell office:value-type="float" office:value="27.53" table:style-name="ce5">
            <text:p>27.53</text:p>
          </table:table-cell>
          <table:table-cell office:value-type="float" office:value="35.32" table:style-name="ce5">
            <text:p>35.32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72"/>
        </table:table-row>
        <table:table-row table:style-name="ro1">
          <table:table-cell office:value-type="date" office:date-value="2014-08-01T16:00:00" table:style-name="ce2">
            <text:p>8/1/2014 16:00</text:p>
          </table:table-cell>
          <table:table-cell office:value-type="float" office:value="213.66666666666424" table:style-name="ce3">
            <text:p>213.6666667</text:p>
          </table:table-cell>
          <table:table-cell office:value-type="float" office:value="0" table:style-name="ce1">
            <text:p>0</text:p>
          </table:table-cell>
          <table:table-cell office:value-type="float" office:value="726.4" table:style-name="ce5">
            <text:p>726.4</text:p>
          </table:table-cell>
          <table:table-cell office:value-type="float" office:value="-119.2" table:style-name="ce1">
            <text:p>-119.2</text:p>
          </table:table-cell>
          <table:table-cell office:value-type="float" office:value="641.4" table:style-name="ce1">
            <text:p>641.4</text:p>
          </table:table-cell>
          <table:table-cell office:value-type="float" office:value="2.3091740000000001" table:style-name="ce1">
            <text:p>2.309174</text:p>
          </table:table-cell>
          <table:table-cell office:value-type="float" office:value="2.6151960000000001" table:style-name="ce5">
            <text:p>2.615196</text:p>
          </table:table-cell>
          <table:table-cell office:value-type="float" office:value="2.3090000000000002" table:style-name="ce5">
            <text:p>2.309</text:p>
          </table:table-cell>
          <table:table-cell office:value-type="float" office:value="27.83" table:style-name="ce5">
            <text:p>27.83</text:p>
          </table:table-cell>
          <table:table-cell office:value-type="float" office:value="29.38" table:style-name="ce5">
            <text:p>29.38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72"/>
        </table:table-row>
        <table:table-row table:style-name="ro1">
          <table:table-cell office:value-type="date" office:date-value="2014-08-01T17:00:00" table:style-name="ce2">
            <text:p>8/1/2014 17:00</text:p>
          </table:table-cell>
          <table:table-cell office:value-type="float" office:value="213.70833333333576" table:style-name="ce3">
            <text:p>213.7083333</text:p>
          </table:table-cell>
          <table:table-cell office:value-type="float" office:value="0" table:style-name="ce1">
            <text:p>0</text:p>
          </table:table-cell>
          <table:table-cell office:value-type="float" office:value="629.4" table:style-name="ce5">
            <text:p>629.4</text:p>
          </table:table-cell>
          <table:table-cell office:value-type="float" office:value="-112" table:style-name="ce1">
            <text:p>-112</text:p>
          </table:table-cell>
          <table:table-cell office:value-type="float" office:value="557.20000000000005" table:style-name="ce1">
            <text:p>557.2</text:p>
          </table:table-cell>
          <table:table-cell office:value-type="float" office:value="2.0060410000000002" table:style-name="ce1">
            <text:p>2.006041</text:p>
          </table:table-cell>
          <table:table-cell office:value-type="float" office:value="2.2659050000000001" table:style-name="ce5">
            <text:p>2.265905</text:p>
          </table:table-cell>
          <table:table-cell office:value-type="float" office:value="2.319" table:style-name="ce5">
            <text:p>2.319</text:p>
          </table:table-cell>
          <table:table-cell office:value-type="float" office:value="28.06" table:style-name="ce5">
            <text:p>28.06</text:p>
          </table:table-cell>
          <table:table-cell office:value-type="float" office:value="30.99" table:style-name="ce5">
            <text:p>30.99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72"/>
        </table:table-row>
        <table:table-row table:style-name="ro1">
          <table:table-cell office:value-type="date" office:date-value="2014-08-01T18:00:00" table:style-name="ce2">
            <text:p>8/1/2014 18:00</text:p>
          </table:table-cell>
          <table:table-cell office:value-type="float" office:value="213.75" table:style-name="ce3">
            <text:p>213.75</text:p>
          </table:table-cell>
          <table:table-cell office:value-type="float" office:value="0" table:style-name="ce1">
            <text:p>0</text:p>
          </table:table-cell>
          <table:table-cell office:value-type="float" office:value="399.8" table:style-name="ce5">
            <text:p>399.8</text:p>
          </table:table-cell>
          <table:table-cell office:value-type="float" office:value="-78.22" table:style-name="ce1">
            <text:p>-78.22</text:p>
          </table:table-cell>
          <table:table-cell office:value-type="float" office:value="359.2" table:style-name="ce1">
            <text:p>359.2</text:p>
          </table:table-cell>
          <table:table-cell office:value-type="float" office:value="1.2931490000000001" table:style-name="ce1">
            <text:p>1.293149</text:p>
          </table:table-cell>
          <table:table-cell office:value-type="float" office:value="1.4393320000000001" table:style-name="ce5">
            <text:p>1.439332</text:p>
          </table:table-cell>
          <table:table-cell office:value-type="float" office:value="2.331" table:style-name="ce5">
            <text:p>2.331</text:p>
          </table:table-cell>
          <table:table-cell office:value-type="float" office:value="27.42" table:style-name="ce5">
            <text:p>27.42</text:p>
          </table:table-cell>
          <table:table-cell office:value-type="float" office:value="35.130000000000003" table:style-name="ce5">
            <text:p>35.13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72"/>
        </table:table-row>
        <table:table-row table:style-name="ro1">
          <table:table-cell office:value-type="date" office:date-value="2014-08-01T19:00:00" table:style-name="ce2">
            <text:p>8/1/2014 19:00</text:p>
          </table:table-cell>
          <table:table-cell office:value-type="float" office:value="213.79166666666424" table:style-name="ce3">
            <text:p>213.7916667</text:p>
          </table:table-cell>
          <table:table-cell office:value-type="float" office:value="0" table:style-name="ce1">
            <text:p>0</text:p>
          </table:table-cell>
          <table:table-cell office:value-type="float" office:value="120.2" table:style-name="ce5">
            <text:p>120.2</text:p>
          </table:table-cell>
          <table:table-cell office:value-type="float" office:value="-23.59" table:style-name="ce1">
            <text:p>-23.59</text:p>
          </table:table-cell>
          <table:table-cell office:value-type="float" office:value="102.1" table:style-name="ce1">
            <text:p>102.1</text:p>
          </table:table-cell>
          <table:table-cell office:value-type="float" office:value="0.36756919999999998" table:style-name="ce1">
            <text:p>0.3675692</text:p>
          </table:table-cell>
          <table:table-cell office:value-type="float" office:value="0.43273889999999998" table:style-name="ce5">
            <text:p>0.4327389</text:p>
          </table:table-cell>
          <table:table-cell office:value-type="float" office:value="2.4849999999999999" table:style-name="ce5">
            <text:p>2.485</text:p>
          </table:table-cell>
          <table:table-cell office:value-type="float" office:value="25.59" table:style-name="ce5">
            <text:p>25.59</text:p>
          </table:table-cell>
          <table:table-cell office:value-type="float" office:value="42" table:style-name="ce5">
            <text:p>42</text:p>
          </table:table-cell>
          <table:table-cell office:value-type="float" office:value="0.13600000000000001" table:style-name="ce1">
            <text:p>0.136</text:p>
          </table:table-cell>
          <table:table-cell table:number-columns-repeated="16372"/>
        </table:table-row>
        <table:table-row table:style-name="ro1">
          <table:table-cell office:value-type="date" office:date-value="2014-08-01T20:00:00" table:style-name="ce2">
            <text:p>8/1/2014 20:00</text:p>
          </table:table-cell>
          <table:table-cell office:value-type="float" office:value="213.83333333333576" table:style-name="ce3">
            <text:p>213.8333333</text:p>
          </table:table-cell>
          <table:table-cell office:value-type="float" office:value="0" table:style-name="ce1">
            <text:p>0</text:p>
          </table:table-cell>
          <table:table-cell office:value-type="float" office:value="19.73" table:style-name="ce5">
            <text:p>19.73</text:p>
          </table:table-cell>
          <table:table-cell office:value-type="float" office:value="-4.694" table:style-name="ce1">
            <text:p>-4.694</text:p>
          </table:table-cell>
          <table:table-cell office:value-type="float" office:value="15.44" table:style-name="ce1">
            <text:p>15.44</text:p>
          </table:table-cell>
          <table:table-cell office:value-type="float" office:value="5.5598969999999998E-2" table:style-name="ce1">
            <text:p>0.05559897</text:p>
          </table:table-cell>
          <table:table-cell office:value-type="float" office:value="7.1027690000000004E-2" table:style-name="ce5">
            <text:p>0.07102769</text:p>
          </table:table-cell>
          <table:table-cell office:value-type="float" office:value="1.41" table:style-name="ce5">
            <text:p>1.41</text:p>
          </table:table-cell>
          <table:table-cell office:value-type="float" office:value="23.28" table:style-name="ce5">
            <text:p>23.28</text:p>
          </table:table-cell>
          <table:table-cell office:value-type="float" office:value="54.77" table:style-name="ce5">
            <text:p>54.77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72"/>
        </table:table-row>
        <table:table-row table:style-name="ro1">
          <table:table-cell office:value-type="date" office:date-value="2014-08-01T21:00:00" table:style-name="ce2">
            <text:p>8/1/2014 21:00</text:p>
          </table:table-cell>
          <table:table-cell office:value-type="float" office:value="213.875" table:style-name="ce3">
            <text:p>213.875</text:p>
          </table:table-cell>
          <table:table-cell office:value-type="float" office:value="0" table:style-name="ce1">
            <text:p>0</text:p>
          </table:table-cell>
          <table:table-cell office:value-type="float" office:value="-4.2939999999999996" table:style-name="ce5">
            <text:p>-4.294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545793E-2" table:style-name="ce5">
            <text:p>-0.01545793</text:p>
          </table:table-cell>
          <table:table-cell office:value-type="float" office:value="0.76600000000000001" table:style-name="ce5">
            <text:p>0.766</text:p>
          </table:table-cell>
          <table:table-cell office:value-type="float" office:value="19.8" table:style-name="ce5">
            <text:p>19.8</text:p>
          </table:table-cell>
          <table:table-cell office:value-type="float" office:value="64.67" table:style-name="ce5">
            <text:p>64.67</text:p>
          </table:table-cell>
          <table:table-cell office:value-type="float" office:value="-1.0999999999999999E-2" table:style-name="ce1">
            <text:p>-0.011</text:p>
          </table:table-cell>
          <table:table-cell table:number-columns-repeated="16372"/>
        </table:table-row>
        <table:table-row table:style-name="ro1">
          <table:table-cell office:value-type="date" office:date-value="2014-08-01T22:00:00" table:style-name="ce2">
            <text:p>8/1/2014 22:00</text:p>
          </table:table-cell>
          <table:table-cell office:value-type="float" office:value="213.91666666666424" table:style-name="ce3">
            <text:p>213.9166667</text:p>
          </table:table-cell>
          <table:table-cell office:value-type="float" office:value="0" table:style-name="ce1">
            <text:p>0</text:p>
          </table:table-cell>
          <table:table-cell office:value-type="float" office:value="-3.1019999999999999" table:style-name="ce5">
            <text:p>-3.102</text:p>
          </table:table-cell>
          <table:table-cell office:value-type="float" office:value="-0.443" table:style-name="ce1">
            <text:p>-0.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16578E-2" table:style-name="ce5">
            <text:p>-0.01116578</text:p>
          </table:table-cell>
          <table:table-cell office:value-type="float" office:value="0.89900000000000002" table:style-name="ce5">
            <text:p>0.899</text:p>
          </table:table-cell>
          <table:table-cell office:value-type="float" office:value="17.95" table:style-name="ce5">
            <text:p>17.95</text:p>
          </table:table-cell>
          <table:table-cell office:value-type="float" office:value="70.709999999999994" table:style-name="ce5">
            <text:p>70.71</text:p>
          </table:table-cell>
          <table:table-cell office:value-type="float" office:value="-0.01" table:style-name="ce1">
            <text:p>-0.01</text:p>
          </table:table-cell>
          <table:table-cell table:number-columns-repeated="16372"/>
        </table:table-row>
        <table:table-row table:style-name="ro1">
          <table:table-cell office:value-type="date" office:date-value="2014-08-01T23:00:00" table:style-name="ce2">
            <text:p>8/1/2014 23:00</text:p>
          </table:table-cell>
          <table:table-cell office:value-type="float" office:value="213.95833333333576" table:style-name="ce3">
            <text:p>213.9583333</text:p>
          </table:table-cell>
          <table:table-cell office:value-type="float" office:value="0" table:style-name="ce1">
            <text:p>0</text:p>
          </table:table-cell>
          <table:table-cell office:value-type="float" office:value="-2.8220000000000001" table:style-name="ce5">
            <text:p>-2.822</text:p>
          </table:table-cell>
          <table:table-cell office:value-type="float" office:value="-0.54200000000000004" table:style-name="ce1">
            <text:p>-0.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016072E-2" table:style-name="ce5">
            <text:p>-0.01016072</text:p>
          </table:table-cell>
          <table:table-cell office:value-type="float" office:value="1.1279999999999999" table:style-name="ce5">
            <text:p>1.128</text:p>
          </table:table-cell>
          <table:table-cell office:value-type="float" office:value="16.579999999999998" table:style-name="ce5">
            <text:p>16.58</text:p>
          </table:table-cell>
          <table:table-cell office:value-type="float" office:value="77.17" table:style-name="ce5">
            <text:p>77.17</text:p>
          </table:table-cell>
          <table:table-cell office:value-type="float" office:value="-8.9999999999999993E-3" table:style-name="ce1">
            <text:p>-0.009</text:p>
          </table:table-cell>
          <table:table-cell table:number-columns-repeated="16372"/>
        </table:table-row>
        <table:table-row table:style-name="ro1">
          <table:table-cell office:value-type="date" office:date-value="2014-08-02T00:00:00" table:style-name="ce2">
            <text:p>8/2/2014 0:00</text:p>
          </table:table-cell>
          <table:table-cell office:value-type="float" office:value="214" table:style-name="ce3">
            <text:p>214</text:p>
          </table:table-cell>
          <table:table-cell office:value-type="float" office:value="0" table:style-name="ce1">
            <text:p>0</text:p>
          </table:table-cell>
          <table:table-cell office:value-type="float" office:value="-2.456" table:style-name="ce5">
            <text:p>-2.456</text:p>
          </table:table-cell>
          <table:table-cell office:value-type="float" office:value="-0.67500000000000004" table:style-name="ce1">
            <text:p>-0.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.8404639999999993E-3" table:style-name="ce5">
            <text:p>-0.008840464</text:p>
          </table:table-cell>
          <table:table-cell office:value-type="float" office:value="1.4139999999999999" table:style-name="ce5">
            <text:p>1.414</text:p>
          </table:table-cell>
          <table:table-cell office:value-type="float" office:value="15.73" table:style-name="ce5">
            <text:p>15.73</text:p>
          </table:table-cell>
          <table:table-cell office:value-type="float" office:value="73.86" table:style-name="ce5">
            <text:p>73.86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72"/>
        </table:table-row>
        <table:table-row table:number-rows-repeated="104780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obert</meta:initial-creator>
    <dc:creator>jcasa</dc:creator>
    <meta:creation-date>2015-04-24T02:50:53Z</meta:creation-date>
    <dc:date>2015-04-24T16:17:43Z</dc:date>
  </office:meta>
</office:document-meta>
</file>